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Chernihivska Oblast(20:22). Red Alert: aerial threat. Sirens sounding. Take cover now!</text:span>
</text:h>
      <text:p text:style-name="P4">
Authors: liveuamap (Language: en)</text:p>
      <text:p text:style-name="P4">
Time: 2023-05-11T-39:24:00</text:p>
      <text:p text:style-name="P4">
Location: Chernihivska Oblast (Latitude:51.33333000 Longtitude:32.00000000)</text:p>
      <text:p text:style-name="P4">
Videos: []</text:p>
      <text:p text:style-name="P4">
Images: []</text:p>
      <text:p text:style-name="P4">
Tags: ["Europe", "Central and Eastern Europe"]</text:p>
      <text:p text:style-name="P4">
Id: 22562151</text:p>
      <!--METADATA-->
      <text:p text:style-name="P4">
Chernihiv region(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News Source: <text:a xlink:type="simple" xlink:href="https://t.me/suspilnechernihiv/18479" text:style-name="Internet_20_link" text:visited-style-name="Visited_20_Internet_20_Link">
https://t.me/suspilnechernihiv/18479</text:a>
</text:p>
      <!--NEWS-->
      <text:h text:style-name="P10" text:outline-level="1">
<text:span text:style-name="T4">
Zaporizka Oblast(19:00). Red Alert: aerial threat. Sirens sounding. Take cover now!</text:span>
</text:h>
      <text:p text:style-name="P4">
Authors: liveuamap (Language: en)</text:p>
      <text:p text:style-name="P4">
Time: 2023-05-11T-45:01:00</text:p>
      <text:p text:style-name="P4">
Location: Zaporizka Oblast (Latitude:47.612431 Longtitude:35.765391)</text:p>
      <text:p text:style-name="P4">
Videos: []</text:p>
      <text:p text:style-name="P4">
Images: []</text:p>
      <text:p text:style-name="P4">
Tags: ["Europe", "Central and Eastern Europe"]</text:p>
      <text:p text:style-name="P4">
Id: 22562139</text:p>
      <!--METADATA-->
      <text:p text:style-name="P4">
Zaporizhzhia region(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News Source: <text:a xlink:type="simple" xlink:href="https://t.me/air_alert_ua/45039" text:style-name="Internet_20_link" text:visited-style-name="Visited_20_Internet_20_Link">
https://t.me/air_alert_ua/45039</text:a>
</text:p>
      <!--NEWS-->
      <text:h text:style-name="P10" text:outline-level="1">
<text:span text:style-name="T4">
At Sivershchyna and Slobozhanschyna directions Russian army shelled Bleshnya, Leonivka, Krasn...</text:span>
</text:h>
      <text:p text:style-name="P4">
Authors: liveuamap (Language: en)</text:p>
      <text:p text:style-name="P4">
Time: 2023-05-11T-69:20:00</text:p>
      <text:p text:style-name="P4">
Location: Vovchansk (Latitude:50.38849 Longtitude:37.41892)</text:p>
      <text:p text:style-name="P4">
Videos: []</text:p>
      <text:p text:style-name="P4">
Images: []</text:p>
      <text:p text:style-name="P4">
Tags: ["Russia"]</text:p>
      <text:p text:style-name="P4">
Id: 22562048</text:p>
      <!--METADATA-->
      <text:p text:style-name="P4">
At sivershchyna and slBozhanschyna directions Russian army Shelled Bloshnya, Leonivka, Krasnyy Khutir of Chernihiv Region; Bachivsk, Khodyne, Boyaro -Lezhachi, Volfyne, Bilovody, Popivka, Pavlivka and Basivka of Sumy Region, Also Veterynarne, Zelene, Hatyscheche General Staff of Armed Forces of Ukraine Says in the Morning Report</text:p>
      <text:p text:style-name="P4">
News Collection Link:(https://liveuamap.com/en/2023/11-may-at-sivershchyna-and-slobozhanschyna-directions-russian)</text:p>
      <text:p text:style-name="P4">
News Source: <text:a xlink:type="simple" xlink:href="https://t.me/lumsrc/4748" text:style-name="Internet_20_link" text:visited-style-name="Visited_20_Internet_20_Link">
https://t.me/lumsrc/4748</text:a>
</text:p>
      <!--NEWS-->
      <text:h text:style-name="P10" text:outline-level="1">
<text:span text:style-name="T4">
JSC Kupiansk Directio Rusian Army Shelled Mykolaivka, Krasne First, Figolivka, Novomlinsk, ...</text:span>
</text:h>
      <text:p text:style-name="P4">
Authors: liveuamap (Language: en)</text:p>
      <text:p text:style-name="P4">
Time: 2023-05-11T-71:20:00</text:p>
      <text:p text:style-name="P4">
Location: Kramatorsk (Latitude:49.81019 Longtitude:37.68868)</text:p>
      <text:p text:style-name="P4">
Videos: []</text:p>
      <text:p text:style-name="P4">
Images: []</text:p>
      <text:p text:style-name="P4">
Tags: ["Russia"]</text:p>
      <text:p text:style-name="P4">
Id: 22562047</text:p>
      <!--METADATA-->
      <text:p text:style-name="P4">
At Kupiansk direction Russian army shelled Mykolayivka, Krasne Pershe,Fyholivka, Novomlynsk, Dvorichna, Masutivka, Lyman Pershyy, Kyslivka ofKharkiv region and Stelmakhivka of Luhansk region. Russian aviation conductedairstrikes at Masutivka, Pershotravneve and Terny, - General Staff of ArmedForces of Ukraine says in the morning report</text:p>
      <text:p text:style-name="P4">
News Collection Link: <text:a xlink:type="simple" xlink:href="https://liveuamap.com/en/2023/11-may-at-kupiansk-direction-russian-army-shelled-mykolayivka" text:style-name="Internet_20_link" text:visited-style-name="Visited_20_Internet_20_Link">
https://liveuamap.com/en/2023/11-may-at-kupiansk-direction-russian-army-shelled-mykolayivka</text:a>
</text:p>
      <text:p text:style-name="P4">
News Source: <text:a xlink:type="simple" xlink:href="https://t.me/lumsrc/4749" text:style-name="Internet_20_link" text:visited-style-name="Visited_20_Internet_20_Link">
https://t.me/lumsrc/4749</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1T-73:20:00</text:p>
      <text:p text:style-name="P4">
Location: Bilohorivka (Latitude:48.91844 Longtitude:38.24203)</text:p>
      <text:p text:style-name="P4">
Videos: []</text:p>
      <text:p text:style-name="P4">
Images: []</text:p>
      <text:p text:style-name="P4">
Tags: ["Russia"]</text:p>
      <text:p text:style-name="P4">
Id: 22562046</text:p>
      <!--METADATA-->
      <text:p text:style-name="P4">
At Lyman direction Russian army shelled Makiyivka, Bilohorivka and Vesele ofLuhansk region and Yampolivka, Spirne and Berestove of Donetsk region. Russianaviation conducted airstrikes at Bilohorivka, Verkhnokamyanske and Spirne, -General Staff of Armed Forces of Ukraine says in the morning report</text:p>
      <text:p text:style-name="P4">
News Collection Link: <text:a xlink:type="simple" xlink:href="https://liveuamap.com/en/2023/11-may-at-lyman-direction-russian-army-shelled-makiyivka" text:style-name="Internet_20_link" text:visited-style-name="Visited_20_Internet_20_Link">
https://liveuamap.com/en/2023/11-may-at-lyman-direction-russian-army-shelled-makiyivka</text:a>
</text:p>
      <text:p text:style-name="P4">
News Source: <text:a xlink:type="simple" xlink:href="https://t.me/lumsrc/4750" text:style-name="Internet_20_link" text:visited-style-name="Visited_20_Internet_20_Link">
https://t.me/lumsrc/4750</text:a>
</text:p>
      <!--NEWS-->
      <text:h text:style-name="P10" text:outline-level="1">
<text:span text:style-name="T4">
JSU Bakhmut Directio Rusian Army Shelled Orikhovo-Vasylivka, Bogdanivka, Bakhmut, Ivanovsk, ...</text:span>
</text:h>
      <text:p text:style-name="P4">
Authors: liveuamap (Language: en)</text:p>
      <text:p text:style-name="P4">
Time: 2023-05-11T-75:20:00</text:p>
      <text:p text:style-name="P4">
Location: Bakhmut (Latitude:48.48396 Longtitude:37.8606)</text:p>
      <text:p text:style-name="P4">
Videos: []</text:p>
      <text:p text:style-name="P4">
Images: []</text:p>
      <text:p text:style-name="P4">
Tags: ["Russia"]</text:p>
      <text:p text:style-name="P4">
Id: 22562045</text:p>
      <!--METADATA-->
      <text:p text:style-name="P4">
At Bakhmut Direction Russia Army Shelled Orikhovo-Vasylivka, Bohdanivka, Bakhmut, Ivanivske, Chasiv Yar, Stupochky, Zalizne and New York of Donters. Russian Aviation Conduched Aircrakes at Torske, Bakhmut, Klischiyivka, Kurdumivka and Bila Hora, - General Staff of Armed Forces ofukraine Says</text:p>
      <text:p text:style-name="P4">
News Collection Link:(https://liveuamap.com/en/2023/11-may-at-bakhmut-direction-russian-army-shelled-orikhovovasylivka)</text:p>
      <text:p text:style-name="P4">
News Source: <text:a xlink:type="simple" xlink:href="https://t.me/lumsrc/4751" text:style-name="Internet_20_link" text:visited-style-name="Visited_20_Internet_20_Link">
https://t.me/lumsrc/4751</text:a>
</text:p>
      <!--NEWS-->
      <text:h text:style-name="P10" text:outline-level="1">
<text:span text:style-name="T4">
JSC Avdiivka Directio Rusian of the Army Shelled Berdyshi, Avdiivka, Pervomaisky Andes Neoelsk of ...</text:span>
</text:h>
      <text:p text:style-name="P4">
Authors: liveuamap (Language: en)</text:p>
      <text:p text:style-name="P4">
Time: 2023-05-11T-77:20:00</text:p>
      <text:p text:style-name="P4">
Location: Avdiyivka (Latitude:48.24571 Longtitude:37.69444)</text:p>
      <text:p text:style-name="P4">
Videos: []</text:p>
      <text:p text:style-name="P4">
Images: []</text:p>
      <text:p text:style-name="P4">
Tags: ["Russia"]</text:p>
      <text:p text:style-name="P4">
Id: 22562044</text:p>
      <!--METADATA-->
      <text:p text:style-name="P4">
At Avdiyivka direction Russian army shelled Berdychi, Avdiyivka, Pervomayskeand Nevelske of Donetsk region. Russian aviation conducted airstrikes atAvdiyivka and Novokalynove, - General Staff of Armed Forces of Ukraine says inthe morning report</text:p>
      <text:p text:style-name="P4">
News Collection Link: <text:a xlink:type="simple" xlink:href="https://liveuamap.com/en/2023/11-may-at-avdiyivka-direction-russian-army-shelled-berdychi" text:style-name="Internet_20_link" text:visited-style-name="Visited_20_Internet_20_Link">
https://liveuamap.com/en/2023/11-may-at-avdiyivka-direction-russian-army-shelled-berdychi</text:a>
</text:p>
      <text:p text:style-name="P4">
News Source: <text:a xlink:type="simple" xlink:href="https://t.me/lumsrc/4752" text:style-name="Internet_20_link" text:visited-style-name="Visited_20_Internet_20_Link">
https://t.me/lumsrc/4752</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11T-79:20:00</text:p>
      <text:p text:style-name="P4">
Location: Donetsk Oblast (Latitude:47.91623 Longtitude:37.46235)</text:p>
      <text:p text:style-name="P4">
Videos: []</text:p>
      <text:p text:style-name="P4">
Images: []</text:p>
      <text:p text:style-name="P4">
Tags: ["Russia"]</text:p>
      <text:p text:style-name="P4">
Id: 22562043</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News Source: <text:a xlink:type="simple" xlink:href="https://t.me/lumsrc/4753" text:style-name="Internet_20_link" text:visited-style-name="Visited_20_Internet_20_Link">
https://t.me/lumsrc/4753</text:a>
</text:p>
      <!--NEWS-->
      <text:h text:style-name="P10" text:outline-level="1">
<text:span text:style-name="T4">
JSC Shakhtar Directio Rusian Army Shelled Novomykhailivka, Coal, Augustrivka And Nabe ...</text:span>
</text:h>
      <text:p text:style-name="P4">
Authors: liveuamap (Language: en)</text:p>
      <text:p text:style-name="P4">
Time: 2023-05-11T-81:20:00</text:p>
      <text:p text:style-name="P4">
Location: Zaporizhzhia (Latitude:47.7826 Longtitude:37.06203)</text:p>
      <text:p text:style-name="P4">
Videos: []</text:p>
      <text:p text:style-name="P4">
Images: []</text:p>
      <text:p text:style-name="P4">
Tags: ["Russia"]</text:p>
      <text:p text:style-name="P4">
Id: 22562042</text:p>
      <!--METADATA-->
      <text:p text:style-name="P4">
At Shakhtarske direction Russian army shelled Novomykhaylivka, Vuhledar,Prechystivka and Novoukrayinka. Russian aviation conducted airstrikes atPrechystivka and Novosilka, - General Staff of Armed Forces of Ukraine says inthe morning report</text:p>
      <text:p text:style-name="P4">
News Collection Link: <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News Source: <text:a xlink:type="simple" xlink:href="https://t.me/lumsrc/4754" text:style-name="Internet_20_link" text:visited-style-name="Visited_20_Internet_20_Link">
https://t.me/lumsrc/4754</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Russia"]</text:p>
      <text:p text:style-name="P4">
Id: 22562086</text:p>
      <!--METADATA-->
      <text:p text:style-name="P4">
The Kremlin: Britain's supply of long-range missiles to Ukraine requires aresponse from the Russian army</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News Source: <text:a xlink:type="simple" xlink:href="https://twitter.com/SkyNewsArabia_B/status/1656633086497488897" text:style-name="Internet_20_link" text:visited-style-name="Visited_20_Internet_20_Link">
https://twitter.com/SkyNewsArabia_B/status/1656633086497488897</text:a>
</text:p>
      <!--NEWS-->
      <text:h text:style-name="P10" text:outline-level="1">
<text:span text:style-name="T4">
Zaporizka Oblast(22:00). Red Alert: aerial threat. Sirens sounding. Take cover now!</text:span>
</text:h>
      <text:p text:style-name="P4">
Authors: liveuamap (Language: en)</text:p>
      <text:p text:style-name="P4">
Time: 2023-05-11T16:01:00</text:p>
      <text:p text:style-name="P4">
Location: Zaporizka Oblast (Latitude:47.612271 Longtitude:35.764571)</text:p>
      <text:p text:style-name="P4">
Videos: []</text:p>
      <text:p text:style-name="P4">
Images: []</text:p>
      <text:p text:style-name="P4">
Tags: ["Europe", "Central and Eastern Europe"]</text:p>
      <text:p text:style-name="P4">
Id: 22562184</text:p>
      <!--METADATA-->
      <text:p text:style-name="P4">
Zaporizhzhia region(22:00). Red Alert: aerial threat. Sirens sounding. Take covernow!</text:p>
      <text:p text:style-name="P4">
News Collection Link: <text:a xlink:type="simple" xlink:href="https://liveuamap.com/en/2023/11-may-zaporizka-oblast2200-red-alert-aerial-g" text:style-name="Internet_20_link" text:visited-style-name="Visited_20_Internet_20_Link">
https://liveuamap.com/en/2023/11-may-zaporizka-oblast2200-red-alert-aerial-g</text:a>
</text:p>
      <text:p text:style-name="P4">
News Source: <text:a xlink:type="simple" xlink:href="https://t.me/air_alert_ua/45058" text:style-name="Internet_20_link" text:visited-style-name="Visited_20_Internet_20_Link">
https://t.me/air_alert_ua/45058</text:a>
</text:p>
      <!--NEWS-->
      <text:h text:style-name="P10" text:outline-level="1">
<text:span text:style-name="T4">
Donetsk Oblast(23:52). Red Alert: aerial threat. Sirens sounding. Take cover now!</text:span>
</text:h>
      <text:p text:style-name="P4">
Authors: liveuamap (Language: en)</text:p>
      <text:p text:style-name="P4">
Time: 2023-05-11T17:55:00</text:p>
      <text:p text:style-name="P4">
Location: Donetsk Oblast (Latitude:48.72811 Longtitude:37.57804)</text:p>
      <text:p text:style-name="P4">
Videos: []</text:p>
      <text:p text:style-name="P4">
Images: []</text:p>
      <text:p text:style-name="P4">
Tags: ["Europe", "Central and Eastern Europe"]</text:p>
      <text:p text:style-name="P4">
Id: 22562191</text:p>
      <!--METADATA-->
      <text:p text:style-name="P4">
Donetsk Oblast(23:52). Red Alert: aerial threat. Sirens sounding. Take covernow!</text:p>
      <text:p text:style-name="P4">
News Collection Link: <text:a xlink:type="simple" xlink:href="https://liveuamap.com/en/2023/11-may-donetsk-oblast2352-red-alert-aerial-thg" text:style-name="Internet_20_link" text:visited-style-name="Visited_20_Internet_20_Link">
https://liveuamap.com/en/2023/11-may-donetsk-oblast2352-red-alert-aerial-thg</text:a>
</text:p>
      <text:p text:style-name="P4">
News Source: <text:a xlink:type="simple" xlink:href="https://t.me/air_alert_ua/45059" text:style-name="Internet_20_link" text:visited-style-name="Visited_20_Internet_20_Link">
https://t.me/air_alert_ua/45059</text:a>
</text:p>
      <!--NEWS-->
      <text:h text:style-name="P10" text:outline-level="1">
<text:span text:style-name="T4">
Kharkiv, Kharkivska Oblast(23:59). Red Alert: aerial threat. Sirens sounding. Take cover now!</text:span>
</text:h>
      <text:p text:style-name="P4">
Authors: liveuamap (Language: en)</text:p>
      <text:p text:style-name="P4">
Time: 2023-05-11T18:00:00</text:p>
      <text:p text:style-name="P4">
Location: Kharkiv (Latitude:49.98081000 Longtitude:36.25272000)</text:p>
      <text:p text:style-name="P4">
Videos: []</text:p>
      <text:p text:style-name="P4">
Images: []</text:p>
      <text:p text:style-name="P4">
Tags: ["Europe", "Central and Eastern Europe"]</text:p>
      <text:p text:style-name="P4">
Id: 22562192</text:p>
      <!--METADATA-->
      <text:p text:style-name="P4">
Kharkiv, Kharkiv Region(23:59). Red Alert: aerial threat. Sirens sounding.Take cover now!</text:p>
      <text:p text:style-name="P4">
News Collection Link: <text:a xlink:type="simple" xlink:href="https://liveuamap.com/en/2023/11-may-kharkiv-kharkivska-oblast2359-red-alerg" text:style-name="Internet_20_link" text:visited-style-name="Visited_20_Internet_20_Link">
https://liveuamap.com/en/2023/11-may-kharkiv-kharkivska-oblast2359-red-alerg</text:a>
</text:p>
      <text:p text:style-name="P4">
News Source: <text:a xlink:type="simple" xlink:href="https://t.me/suspilnekharkiv/24742" text:style-name="Internet_20_link" text:visited-style-name="Visited_20_Internet_20_Link">
https://t.me/suspilnekharkiv/24742</text:a>
</text:p>
      <!--NEWS-->
      <text:h text:style-name="P10" text:outline-level="1">
<text:span text:style-name="T4">
Kherson, Khersonska Oblast(00:21). Red Alert: aerial threat. Sirens sounding. Take cover now!</text:span>
</text:h>
      <text:p text:style-name="P4">
Authors: liveuamap (Language: en)</text:p>
      <text:p text:style-name="P4">
Time: 2023-05-11T18:23:00</text:p>
      <text:p text:style-name="P4">
Location: Kherson (Latitude:46.65609 Longtitude:32.61801)</text:p>
      <text:p text:style-name="P4">
Videos: []</text:p>
      <text:p text:style-name="P4">
Images: []</text:p>
      <text:p text:style-name="P4">
Tags: ["Europe", "Central and Eastern Europe"]</text:p>
      <text:p text:style-name="P4">
Id: 22562193</text:p>
      <!--METADATA-->
      <text:p text:style-name="P4">
Kherson, Kherson region(00:21). Red Alert: aerial threat. Sirens sounding.Take cover now!</text:p>
      <text:p text:style-name="P4">
News Collection Link: <text:a xlink:type="simple" xlink:href="https://liveuamap.com/en/2023/11-may-kherson-khersonska-oblast0021-red-alerg" text:style-name="Internet_20_link" text:visited-style-name="Visited_20_Internet_20_Link">
https://liveuamap.com/en/2023/11-may-kherson-khersonska-oblast0021-red-alerg</text:a>
</text:p>
      <text:p text:style-name="P4">
News Source: <text:a xlink:type="simple" xlink:href="https://t.me/air_alert_ua/45061" text:style-name="Internet_20_link" text:visited-style-name="Visited_20_Internet_20_Link">
https://t.me/air_alert_ua/45061</text:a>
</text:p>
      <!--NEWS-->
      <text:h text:style-name="P10" text:outline-level="1">
<text:span text:style-name="T4">
Mykolaiv, Mykolayivska Oblast(00:44). Red Alert: aerial threat. Sirens sounding. Take cover now!</text:span>
</text:h>
      <text:p text:style-name="P4">
Authors: liveuamap (Language: en)</text:p>
      <text:p text:style-name="P4">
Time: 2023-05-11T18:45:00</text:p>
      <text:p text:style-name="P4">
Location: Mykolaiv (Latitude:46.94915 Longtitude:32.00624)</text:p>
      <text:p text:style-name="P4">
Videos: []</text:p>
      <text:p text:style-name="P4">
Images: []</text:p>
      <text:p text:style-name="P4">
Tags: ["Europe", "Central and Eastern Europe"]</text:p>
      <text:p text:style-name="P4">
Id: 22562194</text:p>
      <!--METADATA-->
      <text:p text:style-name="P4">
Nikolaev, Mykolaiv region(00:44). Red Alert: aerial threat. Sirenssounding. Take cover now!</text:p>
      <text:p text:style-name="P4">
News Collection Link: <text:a xlink:type="simple" xlink:href="https://liveuamap.com/en/2023/11-may-mykolaiv-mykolayivska-oblast0044-red-ag" text:style-name="Internet_20_link" text:visited-style-name="Visited_20_Internet_20_Link">
https://liveuamap.com/en/2023/11-may-mykolaiv-mykolayivska-oblast0044-red-ag</text:a>
</text:p>
      <text:p text:style-name="P4">
News Source: <text:a xlink:type="simple" xlink:href="https://t.me/air_alert_ua/45065" text:style-name="Internet_20_link" text:visited-style-name="Visited_20_Internet_20_Link">
https://t.me/air_alert_ua/45065</text:a>
</text:p>
      <!--NEWS-->
      <text:h text:style-name="P10" text:outline-level="1">
<text:span text:style-name="T4">
Zaporizka Oblast(01:12). Red Alert: aerial threat. Sirens sounding. Take cover now!</text:span>
</text:h>
      <text:p text:style-name="P4">
Authors: liveuamap (Language: en)</text:p>
      <text:p text:style-name="P4">
Time: 2023-05-11T19:13:00</text:p>
      <text:p text:style-name="P4">
Location: Zaporizka Oblast (Latitude:47.612941 Longtitude:35.766071)</text:p>
      <text:p text:style-name="P4">
Videos: []</text:p>
      <text:p text:style-name="P4">
Images: []</text:p>
      <text:p text:style-name="P4">
Tags: ["Europe", "Central and Eastern Europe"]</text:p>
      <text:p text:style-name="P4">
Id: 22562195</text:p>
      <!--METADATA-->
      <text:p text:style-name="P4">
Zaporizhzhia region(01:12). Red Alert: aerial threat. Sirens sounding. Take covernow!</text:p>
      <text:p text:style-name="P4">
News Collection Link: <text:a xlink:type="simple" xlink:href="https://liveuamap.com/en/2023/11-may-zaporizka-oblast0112-red-alert-aerial-g" text:style-name="Internet_20_link" text:visited-style-name="Visited_20_Internet_20_Link">
https://liveuamap.com/en/2023/11-may-zaporizka-oblast0112-red-alert-aerial-g</text:a>
</text:p>
      <text:p text:style-name="P4">
News Source: <text:a xlink:type="simple" xlink:href="https://t.me/air_alert_ua/45068" text:style-name="Internet_20_link" text:visited-style-name="Visited_20_Internet_20_Link">
https://t.me/air_alert_ua/45068</text:a>
</text:p>
      <!--NEWS-->
      <text:h text:style-name="P10" text:outline-level="1">
<text:span text:style-name="T4">
Donetsk Oblast(04:30). Red Alert: aerial threat. Sirens sounding. Take cover now!</text:span>
</text:h>
      <text:p text:style-name="P4">
Authors: liveuamap (Language: en)</text:p>
      <text:p text:style-name="P4">
Time: 2023-05-11T22:32:00</text:p>
      <text:p text:style-name="P4">
Location: Donetsk Oblast (Latitude:48.72795 Longtitude:37.5788)</text:p>
      <text:p text:style-name="P4">
Videos: []</text:p>
      <text:p text:style-name="P4">
Images: []</text:p>
      <text:p text:style-name="P4">
Tags: ["Europe", "Central and Eastern Europe"]</text:p>
      <text:p text:style-name="P4">
Id: 22562198</text:p>
      <!--METADATA-->
      <text:p text:style-name="P4">
Donetsk Oblast(04:30). Red Alert: aerial threat. Sirens sounding. Take covernow!</text:p>
      <text:p text:style-name="P4">
News Collection Link: <text:a xlink:type="simple" xlink:href="https://liveuamap.com/en/2023/12-may-donetsk-oblast0430-red-alert-aerial-thg" text:style-name="Internet_20_link" text:visited-style-name="Visited_20_Internet_20_Link">
https://liveuamap.com/en/2023/12-may-donetsk-oblast0430-red-alert-aerial-thg</text:a>
</text:p>
      <text:p text:style-name="P4">
News Source: <text:a xlink:type="simple" xlink:href="https://t.me/air_alert_ua/45070" text:style-name="Internet_20_link" text:visited-style-name="Visited_20_Internet_20_Link">
https://t.me/air_alert_ua/45070</text:a>
</text:p>
      <!--NEWS-->
      <text:h text:style-name="P10" text:outline-level="1">
<text:span text:style-name="T4">
NATO Military Committee confirmed the adamant support of Ukraine</text:span>
</text:h>
      <text:p text:style-name="P4">
Author: ['АРМІЯINFORM']</text:p>
      <text:p text:style-name="P4">
Time: 2023-05-11T34:00:00-04:00</text:p>
      <text:p text:style-name="P4">
Description: Kerivniki defending Krayan-Soveznits, Yaki held Sogodnі Zustych at forma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ob-bauer.jpg" text:style-name="Internet_20_link" text:visited-style-name="Visited_20_Internet_20_Link">
rob-bauer.jpg</text:a>
']</text:p>
      <text:p text:style-name="P4">
Tags: ['STOPRUSSIA', 'АГРЕСІЯ РФ', 'ВІЙСЬКОВИЙ КОМІТЕТ НАТО', 'НАТО', 'РОБ БАУЕР']</text:p>
      <text:p text:style-name="P4">
Category: News</text:p>
      <!--METADATA-->
      <text:p text:style-name="P4">
<draw:frame draw:style-name="fr1" draw:name="Image2" text:anchor-type="as-char" svg:width="6.9236in" svg:height="4.615733in" draw:z-index="0">
<draw:image xlink:href="../Images/AРМІЯINFORM/2023-05-11T34-00-00-04-00/rob-bauer.jpg" xlink:type="simple" xlink:show="embed" xlink:actuate="onLoad" draw:mime-type="image/jpeg"/>
</draw:frame>
Admiral Rob Bauer. Photo: Johanna Geron / Reuters</text:p>
      <text:p text:style-name="P4">
Defense heads of the Union countries who held a meeting with the NATO format committee today identified the strategic directions for the development of the Alliance and confirmed the adamant support of Ukraine in its struggle for Russian aggression.</text:p>
      <text:p text:style-name="P4">
As <text:a xlink:type="simple" xlink:href="https://www.ukrinform.ua/rubric-polytics/3707468-vijskovij-komitet-nato-pidtverdiv-nepohitnu-pidtrimku-ukraini.html" text:style-name="Internet_20_link" text:visited-style-name="Visited_20_Internet_20_Link">
reports</text:a>
Ukrinform, Admiral Rob Bauer, said the NATO headquarters today at a press conference at the NATO Headquarters.</text:p>
      <text:p text:style-name="P4">
NATO Military Committee is the highest body of the Alliance's military administration, which determines the needs of defense and development of the Armed Forces to ensure the collective defense of the Allies, to enforce political decisions in the country's leaders.</text:p>
      <text:p text:style-name="P4">
"The war that Russia has expected to complete in three days entered the fifteenth months. The growing determination and courage of the Ukrainian troops and the Ukrainian Narode continue to impress us. Today we have devoted a special session of the military situation in Ukraine and around it. The Ukrainian military representative provided detailed information on the situation on the ground, and outlined Ukraine to continue the struggle for what belongs to it by right, ”Admiral Bauer said.</text:p>
      <text:p text:style-name="P4">
"The heads of the South Defense have confirmed their unchanged support-there is no doubt that NATO will support Ukraine for as long as it is a budget," the head of the NATO Military Committee added.</text:p>
      <text:p text:style-name="P4">
He warned against false mistakes in evaluating Russia's behavior: it will not stop Ukraine, since its ambition goes far beyond the Russian borders. This is a manifestation in Abkhazia and North Ossetia, Transnistria and more. Once after all, she tried to violate the foundations of international order based on directions. It was she who pushed NATO to strengthen collective defense. Not only the Alliance and Ukraine, but all the free democracies of the world.</text:p>
      <text:p text:style-name="P4">
“The fundamental difference between response to crisis and collective defense is that we are not in defense, but our opponent defines the time frame. We must be ready for the fact that the conflict can be manifested at any time. It has been brought to this new era for years. We have monitored trends of the increasing aggressiveness in Russia's behavior. Together, we have made the most enhancement of collective defense since the end of the Cold War. But this work is not completed, ”the Alliance's military manager said.“All our efforts are focused on the political will of the Union countries with their military capabilities. This is more important now than ever before. The Russian aggressive war against Ukraine is the greatest threat to euro -Atlantic security for decades. Last year, it has changed lightly. NATO will continue to do what is best able to join, adapt and protect, ”Rob Bauer said.</text:p>
      <text:p text:style-name="P4">
He recalled that the Armed Forces of the Union countries now unite 3.2 million people in military uniforms, and they all work for the same purpose-reliably protection of a billion citizens living in the Alliance, the tadomocratic values they share. Their commitment and determination are a clear signal to the potential aggressor - NATO will protect every inch.</text:p>
      <text:p text:style-name="P4">
"It also indicates that together we are much stronger than alone," the Admiral said.</text:p>
      <text:p text:style-name="P4">
News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The occupiers stopped paying their payments to employees of their administrations</text:span>
</text:h>
      <text:p text:style-name="P4">
Author: ['АРМІЯINFORM']</text:p>
      <text:p text:style-name="P4">
Time: 2023-05-11T35:00:00-04:00</text:p>
      <text:p text:style-name="P4">
Description: Pearn Pubputsіnіnіnіnііnііnіsovo deductions of the Zaporiazhzhiy was filled withou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atrymanyj-kolaborant.jpg" text:style-name="Internet_20_link" text:visited-style-name="Visited_20_Internet_20_Link">
zatrymanyj-kolaborant.jpg</text:a>
']</text:p>
      <text:p text:style-name="P4">
Tags: ['ЗАПОРІЖЖЯ', 'КОЛАБОРАНТИ', 'ОКУПАНТИ', 'ТИМЧАСОВО ОКУПОВАНІ ТЕРИТОРІЇ', 'ЦЕНТР НАЦІОНАЛЬНОГО СПРОТИВУ']</text:p>
      <text:p text:style-name="P4">
Category: News</text:p>
      <!--METADATA-->
      <text:p text:style-name="P4">
<draw:frame draw:style-name="fr1" draw:name="Image3" text:anchor-type="as-char" svg:width="6.9236in" svg:height="4.615733in" draw:z-index="0">
<draw:image xlink:href="../Images/AРМІЯINFORM/2023-05-11T35-00-00-04-00/zatrymanyj-kolaborant.jpg" xlink:type="simple" xlink:show="embed" xlink:actuate="onLoad" draw:mime-type="image/jpeg"/>
</draw:frame>
A collaborator detained in Cherkasy region. Illustrative Photo: Service Safety of Ukraine</text:p>
      <text:p text:style-name="P4">
Occupation administrations in the temporarily occupied territories of Zaporizhzhya left funding.</text:p>
      <text:p text:style-name="P4">
About it <text:a xlink:type="simple" xlink:href="https://sprotyv.mod.gov.ua/rosiyany-prypynyly-vyplachuvaty-zarplatu-pratsivnykam-okupatsijnyh-administratsij/" text:style-name="Internet_20_link" text:visited-style-name="Visited_20_Internet_20_Link">
reports</text:a>
Central Resistance to Special Operations forces of Ukraine.</text:p>
      <text:p text:style-name="P4">
“Wages arrears in the Russian“ military-civil administration ”of the temporarily occupied territories of Zaporizhzhya region ranges from 1 to 2.5 months. The management of occupation administrations claims that the Moscowas are blocked in the Russian Treasury in connection with bureaucratic conversations. However, according to information from our underground, blocking the funds is at the level of decision in Moscow. The Russians decided not to pay the funds to the "administrations" due to the development of the situation on the front, " - the testing of the Center for National Resistance reads.</text:p>
      <text:p text:style-name="P4">
News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Braga is all "shaved", they were covered there, two survived everything - the interception of GUR MOU</text:span>
</text:h>
      <text:p text:style-name="P4">
Author: ['АРМІЯINFORM']</text:p>
      <text:p text:style-name="P4">
Time: 2023-05-11T36:00:00-04:00</text:p>
      <text:p text:style-name="P4">
Description: Golovna managed by the Rosvіdi Minobornoki Ukrainian, published Chergov Perekholnny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УР ПЕРЕХОПЛЕННЯ', 'ОКУПАНТИ']</text:p>
      <text:p text:style-name="P4">
Category: News</text:p>
      <!--METADATA-->
      <text:p text:style-name="P4">
Main Directorate of Intelligence of the Ministry of Defense of Ukraine <text:a xlink:type="simple" xlink:href="https://gur.gov.ua/content/u-polovyny-krysha-nachala-ekhat-chutly-ne-streliaiut.html" text:style-name="Internet_20_link" text:visited-style-name="Visited_20_Internet_20_Link">
published</text:a>
Another intercepting telephone conversations of the invaders, to the military, the military told a friend about the state of personnel, and they were a familiar situation of the acquaintance: "In the half of the core began to start echa, a little shot."</text:p>
      <text:p text:style-name="P4">
News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The countries of the Lublin Triangle presented a joint report "Sustgration of misinformation"</text:span>
</text:h>
      <text:p text:style-name="P4">
Author: ['АРМІЯINFORM']</text:p>
      <text:p text:style-name="P4">
Time: 2023-05-11T37:00:00-04:00</text:p>
      <text:p text:style-name="P4">
Description: Upersher at the headquarters of UNESCO VILED Presentation of SPILE DOPOVID Lyubbleinsky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lyublinska-uniya.jpg" text:style-name="Internet_20_link" text:visited-style-name="Visited_20_Internet_20_Link">
lyublinska-uniya.jpg</text:a>
']</text:p>
      <text:p text:style-name="P4">
Tags: ['ЛЮБЛІНСЬКИЙ ТРИКУТНИК', 'МІНІСТЕРСТВО ЗАКОРДОННИХ СПРАВ УКРАЇНИ', 'СТІЙКІСТЬ', 'ЮНЕСКО']</text:p>
      <text:p text:style-name="P4">
Category: News</text:p>
      <!--METADATA-->
      <text:p text:style-name="P4">
<draw:frame draw:style-name="fr1" draw:name="Image4" text:anchor-type="as-char" svg:width="6.9236in" svg:height="4.618895in" draw:z-index="0">
<draw:image xlink:href="../Images/AРМІЯINFORM/2023-05-11T37-00-00-04-00/lyublinska-uniya.jpg" xlink:type="simple" xlink:show="embed" xlink:actuate="onLoad" draw:mime-type="image/jpeg"/>
</draw:frame>
Presentation "Resistance to misinformation". Photo: Foreign Ministry of Ukraine</text:p>
      <text:p text:style-name="P4">
For the first time in the UNESCO headquarters, a joint report of the countries of the Lublin Triangle "Strength of misinformation" was held.</text:p>
      <text:p text:style-name="P4">
About it <text:a xlink:type="simple" xlink:href="https://mfa.gov.ua/news/vpershe-na-majdanchiku-yunesko-krayini-lyublinskogo-trikutnika-prezentuvali-spilnu-dopovid-stijkist-shchodo-dezinformaciyi" text:style-name="Internet_20_link" text:visited-style-name="Visited_20_Internet_20_Link">
reports</text:a>
Ministry of Foreign Affairs of Ukraine.</text:p>
      <text:p text:style-name="P4">
The authors of the report are experts of the three NGOs - Media Detector from Ukraine, Civic Resilience Initiative from Lithuania and the Tadeushakostyushka Institute of Poland. The document was presented by the director of Media Detector Galinapetrenko, a representative of Civic Resilience Initiative, AndRyukitite, representatives of the Foreign Ministry of Lithuania and Poland. The introductory speech was made by the heads of constitutional representations of Ukraine, Lithuania and Poland at UNESCO.</text:p>
      <text:p text:style-name="P4">
The event was initiated by the permanent missions of Ukraine, Lithuania and Poland as a UNESCO with the assistance of the Group of Friends of Ukraine in UNESCO - permanent representative offices of Britain, Canada, Latvia, Estonia and others.</text:p>
      <text:p text:style-name="P4">
The basis of the speeches of participants of the event was the question of the importance of further combining efforts around the struggle against Russian propaganda Tadesynformation around the world, including by forming the stability of antimanipulations and intervention by the Russian Federation in the information field of other states of international organizations. Participants paid considerable attention to the ways of overcoming the detrimental influence of Russian narratives.</text:p>
      <text:p text:style-name="P4">
The permanent representative of Ukraine at UNESCO, Ambassador Vadim Omelchenko emphasized that misinformation is a type of weapon that Russia uses not only anti -Ukraine, its identity and cultural heritage, but also against all values. He emphasized that only by joint efforts of civilized countries can this general threat be in place.</text:p>
      <text:p text:style-name="P4">
During the event, the authors of the report expressed practical recommendations to state -minded institutions, civil society, international organizations and means of master's information aimed at increasing the stability of the society of anti -Russian misinformation.</text:p>
      <text:p text:style-name="P4">
The event became the first in the framework of cooperation in the format of the Lublin Triangle UNESCO. The permanent representation of Ukraine extends the text in the corresponding UNESCO member states.</text:p>
      <text:p text:style-name="P4">
_ With the full text of the report can be found <text:a xlink:type="simple" xlink:href="https://mfa.gov.ua/storage/app/sites/1/Docs/the-lublin-triangle-joint-report-on-countering-disinformation.pdf" text:style-name="Internet_20_link" text:visited-style-name="Visited_20_Internet_20_Link">
of the lover</text:a>
._</text:p>
      <text:p text:style-name="P4">
News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Imagine Dragons shot a musical story about a guy from the occupied Mykolaiv region in Ukraine</text:span>
</text:h>
      <text:p text:style-name="P4">
Author: ['АРМІЯINFORM']</text:p>
      <text:p text:style-name="P4">
Time: 2023-05-11T38:00:00-04:00</text:p>
      <text:p text:style-name="P4">
Description: Gurt Imagine Dragons, having finished Videofilm in the composition of Crushed, Klip Buv Buvniy in ... War with Ukraine 2022, War with Ukraine Latest News today,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imagine-dragons-crushed.jpg" text:style-name="Internet_20_link" text:visited-style-name="Visited_20_Internet_20_Link">
imagine-dragons-crushed.jpg</text:a>
']</text:p>
      <text:p text:style-name="P4">
Tags: ['IMAGINE DRAGONS', 'UNITED24', 'ВІДЕО', 'МИКОЛАЇВЩИНА', 'МУЗИКА', 'СВІТ ПІДТРИМУЄ УКРАЇНУ', 'ТИМЧАСОВО ОКУПОВАНІ ТЕРИТОРІЇ']</text:p>
      <text:p text:style-name="P4">
Category: News</text:p>
      <!--METADATA-->
      <text:p text:style-name="P4">
<draw:frame draw:style-name="fr1" draw:name="Image5" text:anchor-type="as-char" svg:width="6.9236in" svg:height="3.980598in" draw:z-index="0">
<draw:image xlink:href="../Images/AРМІЯINFORM/2023-05-11T38-00-00-04-00/imagine-dragons-crushed.jpg" xlink:type="simple" xlink:show="embed" xlink:actuate="onLoad" draw:mime-type="image/jpeg"/>
</draw:frame>
Frame Video: Imagine Dragons - Crushed</text:p>
      <text:p text:style-name="P4">
Imagine Dragons created a video for the CRUSHED composition, the video was made in Ukraine. This creative work tells the real history of 14-year-old Khalopets from Novogrigorivka, Nikolaev region, named Sashko, whose house was occupied by Russian troops for five months.</text:p>
      <text:p text:style-name="P4">
During this time, Sashko was hiding in a bomb shelter to survive until he was unable to Ukrainian. However, the village in which he lived was almost destroyed, and Sasha's school was destroyed.</text:p>
      <text:p text:style-name="P4">
The film was shot by the director of the Taem Arnold, who is a friend <text:a xlink:type="simple" xlink:href="https://donorbox.org/imagine_dragons" text:style-name="Internet_20_link" text:visited-style-name="Visited_20_Internet_20_Link">
United24</text:a>
- a fundraising platform that supports the direction of "reconstruction of Ukraine" and founded by the President of Ukraine by the President Zelensky. Imagine Dragons decided to create this movie to support a charity project and draw attention to the situation in Ukraine.</text:p>
      <text:p text:style-name="P4">
<text:span text:style-name="T4">
 Thank you very much Imagine Dragons for such a powerful support for our country!</text:span>
</text:p>
      <text:p text:style-name="P4">
News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Irishmen began to teach Ukrainian military demining</text:span>
</text:h>
      <text:p text:style-name="P4">
Author: ['АРМІЯINFORM']</text:p>
      <text:p text:style-name="P4">
Time: 2023-05-11T39:00:00-04:00</text:p>
      <text:p text:style-name="P4">
Description: Ukrainianski Vіsysovo services were in a fortunate bomb of the bombs of the bombs of the bombs of the PID ... War with Ukraine 2022, war with Ukraine latest news today,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Tags: ['ВІЙСЬКОВА ПІДГОТОВКА', 'ДОПОМОГА ПАРТНЕРІВ', 'ІРЛАНДІЯ', 'РОЗМІНУВАННЯ', 'ШОН КЛЕНСІ']</text:p>
      <text:p text:style-name="P4">
Category: News</text:p>
      <!--METADATA-->
      <text:p text:style-name="P4">
<draw:frame draw:style-name="fr1" draw:name="Image6" text:anchor-type="as-char" svg:width="6.9236in" svg:height="4.711293in" draw:z-index="0">
<draw:image xlink:href="../Images/AРМІЯINFORM/2023-05-11T39-00-00-04-00/general-shon-klensi.jpg" xlink:type="simple" xlink:show="embed" xlink:actuate="onLoad" draw:mime-type="image/jpeg"/>
</draw:frame>
Sean Clancy. Photo: The Times</text:p>
      <text:p text:style-name="P4">
Ukrainian servicemen began training and disposal of BOMB under the guidance of Irish instructors.</text:p>
      <text:p text:style-name="P4">
As <text:a xlink:type="simple" xlink:href="https://www.irishtimes.com/ireland/2023/05/09/irish-troops-start-training-ukrainian-forces-in-cyprus/" text:style-name="Internet_20_link" text:visited-style-name="Visited_20_Internet_20_Link">
reports</text:a>
The Irish Times, About the Chief of General Staff of Defense of Ireland, Lieutenanthane-General Clancy.</text:p>
      <text:p text:style-name="P4">
He noted that training is part of a military assistance mission to Ukraine, during which representatives of the Armed Forces of Ukraine are trained from the Member States as part of assisting in the release of Russian aggression.</text:p>
      <text:p text:style-name="P4">
Ireland undertook to send up to 30 defense servicemen for the participation in the fields of disposal of ammunition and military medicine.</text:p>
      <text:p text:style-name="P4">
<draw:frame draw:style-name="fr1" draw:name="Image7" text:anchor-type="as-char" svg:width="6.9236in" svg:height="4.612849in" draw:z-index="0">
<draw:image xlink:href="../Images/AРМІЯINFORM/2023-05-11T39-00-00-04-00/33-1.jpg" xlink:type="simple" xlink:show="embed" xlink:actuate="onLoad" draw:mime-type="image/jpeg"/>
</draw:frame>
Demand. Illustrative photo</text:p>
      <text:p text:style-name="P4">
"Irish troops are already in Cyprus and conduct training for the Armed Forces of Ammunition and Demand," said Lieutenantchlene General.</text:p>
      <text:p text:style-name="P4">
According to him, other defense servicemen coordinate the mission of Znimechy and Brussels.</text:p>
      <text:p text:style-name="P4">
News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Minus" 14 targets in two days: SBU showed the work of special forces</text:span>
</text:h>
      <text:p text:style-name="P4">
Author: ['АРМІЯINFORM']</text:p>
      <text:p text:style-name="P4">
Time: 2023-05-11T40:00:00-04:00</text:p>
      <text:p text:style-name="P4">
Description: For two DNI VIISKOVOKOVSKI Center for special operation “A” of the Service of the Bezpeki of Ukraine Z PIRDRODILU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БІЛИЙ ВОВК', 'ВТРАТИ ВОРОГА', 'ЗНИЩЕННЯ ВОРОГА', 'СБУ', 'СПЕЦПРИЗНАЧЕНЦІ']</text:p>
      <text:p text:style-name="P4">
Category: News</text:p>
      <!--METADATA-->
      <text:p text:style-name="P4">
<draw:frame draw:style-name="fr1" draw:name="Image8" text:anchor-type="as-char" svg:width="6.9236in" svg:height="3.555362in" draw:z-index="0">
<draw:image xlink:href="../Images/AРМІЯINFORM/2023-05-11T40-00-00-04-00/232191481_149444590648295_3523033550936501027_n.jpg" xlink:type="simple" xlink:show="embed" xlink:actuate="onLoad" draw:mime-type="image/jpeg"/>
</draw:frame>
Illustrative photo</text:p>
      <text:p text:style-name="P4">
In two days, servicemen of the Center for Special Operations "A" of the Security Service of Ukraine from the White Wolf unit destroyed 14 targets. The SBU <text:a xlink:type="simple" xlink:href="https://www.facebook.com/SecurSerUkraine/" text:style-name="Internet_20_link" text:visited-style-name="Visited_20_Internet_20_Link">
reports</text:a>
Ufeysbook.</text:p>
      <text:p text:style-name="P4">
"The special forces of the CSO" A "of the Security Services of Ukraine from the White Wolf unit by the shock drones hung and eliminated the weapons of the enemy: four tanks, DVABMP-3 and four BBM, two armor, a warehouse with ammunition and automobile equipment,"-the message reads.</text:p>
      <text:p text:style-name="P4">
News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The degradation of Russian armed forces is really unprecedented - Admiral Rob Bauer</text:span>
</text:h>
      <text:p text:style-name="P4">
Author: ['АРМІЯINFORM']</text:p>
      <text:p text:style-name="P4">
Time: 2023-05-11T41:00:00-04:00</text:p>
      <text:p text:style-name="P4">
Description: VID Occupation invaded in Ukraine Rosiyskі Zaggarbniks did not put the Logistic syste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dmiral-rob-bauer.jpg" text:style-name="Internet_20_link" text:visited-style-name="Visited_20_Internet_20_Link">
admiral-rob-bauer.jpg</text:a>
']</text:p>
      <text:p text:style-name="P4">
Tags: ['STOPRUSSIA', 'АГРЕСІЯ РФ', 'ВІЙСЬКОВИЙ КОМІТЕТ НАТО', 'НАТО']</text:p>
      <text:p text:style-name="P4">
Category: News</text:p>
      <!--METADATA-->
      <text:p text:style-name="P4">
<draw:frame draw:style-name="fr1" draw:name="Image9" text:anchor-type="as-char" svg:width="6.9236in" svg:height="4.620047in" draw:z-index="0">
<draw:image xlink:href="../Images/AРМІЯINFORM/2023-05-11T41-00-00-04-00/admiral-rob-bauer.jpg" xlink:type="simple" xlink:show="embed" xlink:actuate="onLoad" draw:mime-type="image/jpeg"/>
</draw:frame>
Admiral Rob Bauer. Photo: The Netherlands Defense Ministry</text:p>
      <text:p text:style-name="P4">
From the beginning of the invasion of Ukraine, Russian invaders have not created a systematic support system, have suffered heavy losses, and now forced to use outdated equipment and uninvited people in large numbers.</text:p>
      <text:p text:style-name="P4">
As <text:a xlink:type="simple" xlink:href="https://www.ukrinform.ua/rubric-ato/3707487-vijna-v-ukraini-dedali-silnise-protistavlatime-kilkist-akosti-admiral-bauer.html" text:style-name="Internet_20_link" text:visited-style-name="Visited_20_Internet_20_Link">
reports</text:a>
Ukrinform, the day before in Brussels, during a press conference following the meeting of the Defense of Defense of the Union countries, said the chairman of the Military Committee Natoadmiral Rob Bauer.</text:p>
      <text:p text:style-name="P4">
At the same time, Ukraine, according to him, focuses on the quality of forces and drunking of servicemen, uses weapons of Western samples, and this cut will be reflected on the battlefield over the following months.</text:p>
      <text:p text:style-name="P4">
“Any side in the war faces the same problems-loses people, has destroyed or damaged equipment, and feels a lack of ammunition. One of the award miscalculations that Russia was preparing for the three -day, "forgot" to inform the performers about its goals and could not expand the logistics system. So during the days they were left without fuel for the tank armies, ”said the Dutch Admiral Bauer.</text:p>
      <text:p text:style-name="P4">
He noted that in the conditions of fighting on the fourth or sixth day, they are transformed into a logistics competition, and this is what happens in Ukraine now. This is closely related to other problems-with the ability to replenish stools, receive new equipment, tanks and combat vehicles, tanks and combat vehicles, tanks and combat vehicles new artillery systems and more. It is also about replenishing the personnel of the conscription or mobilization and its preparation.</text:p>
      <text:p text:style-name="P4">
“From a material point of view, the Russians began to use very old-materials and capabilities, for example, the T-54 tanks, the 1954 model, which we mibble on the battlefield. The problem is that they still have a lot of these-54. We see that the Russians are forced to focus on quantities. Including a large number of conscripts and mobilized people who are not well -known, they act on outdated materials, but in large numbers. Ukrainian, on the other hand, focused on quality, with weapons of the Western design, and as appropriate training for the military. This is a big difference that will have the manifestation of the next months, ”NATO's Military Committee said.“Logistics and logistics environment is a very important component(prompt - ed.)thinking. For many decades, we have neglected a large volume that would be associated with collective defense to a large -scale conflict - because we did not provide such a conflict. We planned smaller operations, which also had a significant logistics component, but were much more suitable for planning than war we see in Ukraine now, ”Rob Bauer said.</text:p>
      <text:p text:style-name="P4">
He stressed that the solution of such problems is not a matter of one day, it will interfere with large -scale and long efforts and investments, including in the development of the system of providing troops and logistics, improving the system of military management, etc. All this is at the heart of updated operational concepts on the modernization of the structure of troops and their provision, which will be considered during NATO -Samite in Vilnius.</text:p>
      <text:p text:style-name="P4">
In turn, the Commander -in -Chief of the United NATO Armed Forces in the Europian American General Christopher Cavola noted that the Russian army should not be underestimated.</text:p>
      <text:p text:style-name="P4">
“I want to add that the degradation of the Russian Armed Forces is really unprecedented. Alevona concerns, above all, land forces, why we have very multifaceted. At the same time, it is worth remembering that in other areas, this degradation is much less noticeable, ”said the US military commander.</text:p>
      <text:p text:style-name="P4">
News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During the mandatory evacuation from dangerous areas of Kharkiv region, all children were taken out</text:span>
</text:h>
      <text:p text:style-name="P4">
Author: ['АРМІЯINFORM']</text:p>
      <text:p text:style-name="P4">
Time: 2023-05-11T42:00:00-04:00</text:p>
      <text:p text:style-name="P4">
Description: 79 evakuyu was evacuated by the settlement of the Kommersant District at the Mazhas Obov'yazkovo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evakuacziya-ditej.jpg" text:style-name="Internet_20_link" text:visited-style-name="Visited_20_Internet_20_Link">
evakuacziya-ditej.jpg</text:a>
']</text:p>
      <text:p text:style-name="P4">
Tags: ['ЕВАКУАЦІЯ ДІТЕЙ', 'ЕВАКУАЦІЯ НАСЕЛЕННЯ', 'КУП‘ЯНСЬК', 'МІНРЕІНТЕГРАЦІЇ', 'ХАРКІВЩИНА']</text:p>
      <text:p text:style-name="P4">
Category: News</text:p>
      <!--METADATA-->
      <text:p text:style-name="P4">
<draw:frame draw:style-name="fr1" draw:name="Image10" text:anchor-type="as-char" svg:width="6.9236in" svg:height="5.618664in" draw:z-index="0">
<draw:image xlink:href="../Images/AРМІЯINFORM/2023-05-11T42-00-00-04-00/evakuacziya-ditej.jpg" xlink:type="simple" xlink:show="embed" xlink:actuate="onLoad" draw:mime-type="image/jpeg"/>
</draw:frame>
<text:span text:style-name="T4">
 79 children evacuated from the settlements of Kupyansk district in the obligatory evacuation. </text:span>
</text:p>
      <text:p text:style-name="P4">
The corresponding decision was made by the coordination headquarters on compulsory vacing under the chairmanship of Viceremier-Minister Irina Vereshchuk.</text:p>
      <text:p text:style-name="P4">
In particular, the compulsory evacuation of children was carried out in Vilkhvatsk, Petropavlovsk, Velikoburlutsk and two -year -old territorial communities.</text:p>
      <text:p text:style-name="P4">
The evacuated residents received one -time financial assistance in the amount of 2 thousand hryvnias for adults and 3 thousand hryvnias for children under 18 years of age and persons with disinfectants.</text:p>
      <text:p text:style-name="P4">
You can report to evacuate from Kupyansk community by phone:(098)941-23-00.</text:p>
      <text:p text:style-name="P4">
You can also contact a 24-hour Ministry of Reintegration Hotline: 15-48. For messages through WhatsApp/Telegram/Viber Messengers Act(096)078-84-33.</text:p>
      <text:p text:style-name="P4">
Source: <text:a xlink:type="simple" xlink:href="https://minre.gov.ua/2023/05/10/z-nebezpechnyh-naselenyh-punktiv-harkivshhyny-evakujovano-vsih-ditej/" text:style-name="Internet_20_link" text:visited-style-name="Visited_20_Internet_20_Link">
Ministry of Reintegration of temporarily occupied territories</text:a>
</text:p>
      <text:p text:style-name="P4">
News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The invaders in the south of Ukraine are massively terminated and exported</text:span>
</text:h>
      <text:p text:style-name="P4">
Author: ['АРМІЯINFORM']</text:p>
      <text:p text:style-name="P4">
Time: 2023-05-11T43:00:00-04:00</text:p>
      <text:p text:style-name="P4">
Description: Rosіyskіyki Vyvo Mino of Medic Medic Holders of the Timchasov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osiyany-marodery.jpg" text:style-name="Internet_20_link" text:visited-style-name="Visited_20_Internet_20_Link">
rosiyany-marodery.jpg</text:a>
']</text:p>
      <text:p text:style-name="P4">
Tags: ['ЗАПОРІЖЖЯ', 'МАРОДЕРИ', 'ОКУПАНТИ', 'РОСІЙСЬКО-ОКУПАЦІЙНІ ВІЙСЬКА', 'ССО', 'ХЕРСОНЩИНА', 'ЦЕНТРУ НАЦІОНАЛЬНОГО СПРОТИВУ']</text:p>
      <text:p text:style-name="P4">
Category: News</text:p>
      <!--METADATA-->
      <text:p text:style-name="P4">
<draw:frame draw:style-name="fr1" draw:name="Image11" text:anchor-type="as-char" svg:width="6.9236in" svg:height="4.615733in" draw:z-index="0">
<draw:image xlink:href="../Images/AРМІЯINFORM/2023-05-11T43-00-00-04-00/rosiyany-marodery.jpg" xlink:type="simple" xlink:show="embed" xlink:actuate="onLoad" draw:mime-type="image/jpeg"/>
</draw:frame>
Illustrative photo</text:p>
      <text:p text:style-name="P4">
Russian invaders export property from medical institutions and state -owned occupied territories(THAT)Zaporizhzhya and Kherson regions.</text:p>
      <text:p text:style-name="P4">
About it <text:a xlink:type="simple" xlink:href="https://sprotyv.mod.gov.ua/okupanty-vyvozyat-majno-derzhavnyh-ustanov-z-tot-pivdnya-ukrayiny/" text:style-name="Internet_20_link" text:visited-style-name="Visited_20_Internet_20_Link">
reports</text:a>
Center for National Resistance to Silis -specific Operations of Ukraine.</text:p>
      <text:p text:style-name="P4">
“The occupation administrations of the Tot of Zaporizhzhia and Kherson region are massively terminated. Documentation, office equipment and other property of Ukrainian state institutions, which previously housed the invaders, are taken to the Russian Federation. Parts of the colaboration with families have also already left the territory of the Russian Federation. All this is under the appearance of the so -called "evacuation", "the message reads.</text:p>
      <text:p text:style-name="P4">
In addition, the occupiers also export medical equipment from hospitals in the temporary and industrial territory.</text:p>
      <text:p text:style-name="P4">
News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Defense forces destroyed 5 enemy UAVs of different types</text:span>
</text:h>
      <text:p text:style-name="P4">
Author: ['АРМІЯINFORM']</text:p>
      <text:p text:style-name="P4">
Time: 2023-05-11T44:00:00-04:00</text:p>
      <text:p text:style-name="P4">
Description: About the General Headquarters of the ZS, steal.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ВІАЦІЯ ЗСУ', 'АГРЕСІЯ РФ', 'ВТОРГНЕННЯ РФ', 'ГШ ЗСУ']</text:p>
      <text:p text:style-name="P4">
Category: News</text:p>
      <!--METADATA-->
      <text:p text:style-name="P4">
<draw:frame draw:style-name="fr1" draw:name="Image12" text:anchor-type="as-char" svg:width="6.9236in" svg:height="4.292632in" draw:z-index="0">
<draw:image xlink:href="../ConvertedIMGs/AРМІЯINFORM/2023-05-11T44-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Aviation of defense forces over the past day has struck 4 beats in the areas of concentration of personal staff and enemy military equipment. Over the past day, our organization destroyed 5 enemy UAVs of different types. And the units of the missile troops of the Iarthillery were affected by 1 anti-aircraft missile complex, 2 areas of concentration of the Living Silers, 1 composition of fuel and lubricants, 2 artillery units of the present position, as well as the station of electronic struggle of the occupiers.</text:p>
      <text:p text:style-name="P4">
Support the Armed Forces!Let's win!</text:p>
      <text:p text:style-name="P4">
Glory to Ukraine!”, - the message reads.</text:p>
      <text:p text:style-name="P4">
News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During the past day, the Russians have inflicted 45 aviation blows</text:span>
</text:h>
      <text:p text:style-name="P4">
Author: ['АРМІЯINFORM']</text:p>
      <text:p text:style-name="P4">
Time: 2023-05-11T45:00:00-04:00</text:p>
      <text:p text:style-name="P4">
Description: About the General Headquarters of the ZS, steal. “The Chotirist of Forty Friends came up ... the war with Ukraine 2022, the war with Ukraine is the latest news today, the news of the war with Ukraine 2022 is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5/aviacziya-rf.jpg" text:style-name="Internet_20_link" text:visited-style-name="Visited_20_Internet_20_Link">
aviacziya-rf.jpg</text:a>
']</text:p>
      <text:p text:style-name="P4">
Tags: ['STOPRUSSIA', 'АГРЕСІЯ РФ', 'ВТОРГНЕННЯ РФ', 'ГШ ЗС УКРАЇНИ', 'ГШ ЗСУ']</text:p>
      <text:p text:style-name="P4">
Category: News</text:p>
      <!--METADATA-->
      <text:p text:style-name="P4">
<draw:frame draw:style-name="fr1" draw:name="Image13" text:anchor-type="as-char" svg:width="6.9236in" svg:height="4.431104in" draw:z-index="0">
<draw:image xlink:href="../Images/AРМІЯINFORM/2023-05-11T45-00-00-04-00/aviacziya-rf.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Four hundredth of the second day of the large -scale armed aggression of the Russian Federation against Ukraine began.</text:p>
      <text:p text:style-name="P4">
Over the past day, the enemy struck the C-300 rocket on the civil infrastructure of Konstantinovka in Donetsk region. In addition, he inflicted 45 aircraft shoes and carried out 53 shelling of rocket launchers on positions of troops and settlements of Kherson region. Peaceful people were injured, private dwellings and other civilian infrastructure were destroyed and damaged.</text:p>
      <text:p text:style-name="P4">
The likelihood of further rocket and aviation strikes throughout Ukraine is high, because the enemy continues to apply terror tactics, ”the message reads.</text:p>
      <text:p text:style-name="P4">
News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Українські захисники відбили 39 ворожих атак — найзапекліші бої тривають за Бахмут та Мар’їнку</text:span>
</text:h>
      <text:p text:style-name="P4">
Author: ['АРМІЯINFORM']</text:p>
      <text:p text:style-name="P4">
Time: 2023-05-11T46:00:00-04:00</text:p>
      <text:p text:style-name="P4">
Description: About the General Headquarters of the ZS, steal.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Tags: ['STOPRUSSIA', 'АГРЕСІЯ РФ', 'ВТОРГНЕННЯ РФ', 'ГШ ЗСУ', 'ХРОНІКА ОБОРОНИ']</text:p>
      <text:p text:style-name="P4">
Category: News</text:p>
      <!--METADATA-->
      <text:p text:style-name="P4">
<draw:frame draw:style-name="fr1" draw:name="Image14" text:anchor-type="as-char" svg:width="6.9236in" svg:height="4.622945in" draw:z-index="0">
<draw:image xlink:href="../Images/AРМІЯINFORM/2023-05-11T46-00-00-04-00/345561938_169733466036684_5362462622211363921_n-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The enemy continues to concentrate the main efforts on Liman, Bakhmut, Avdiiv and Mariinsky directions - 39 hostilities are reflected. The most fierce battles continue for Bakhmut and Marinka.</text:p>
      <text:p text:style-name="P4">
<text:span text:style-name="T4">
 In Volyn and Polissya directions </text:span>
 Signs of formation of offensive groups were not detected. The landfills of the Republic of Belarus continue to be identified units of the Armed Forces of the Russian Federation.</text:p>
      <text:p text:style-name="P4">
<text:span text:style-name="T4">
 In the Siversky and Slobozhansky directions </text:span>
 during the enemy fired changes and artillery settlements of Bleshnya, Leonivka, Krasny Khutirchernihiv region; Bachivsk, walking, boyars, Volfine, Belovoda, Popivka, Pavlovka and Basivka of Sumy region, as well as veterinary, green, huts, Zibyne and Budarki in Kharkiv region.</text:p>
      <text:p text:style-name="P4">
<text:span text:style-name="T4">
 The enemy of the offensives </text:span>
 did not take action in the Kupyansk direction. Oblivaudari in the areas of settlements Masyutivka, May Day and Thorns. Artillery and mortar shellings of the enemy were suffered by Mykolaivka, Krasne, first, Figolivka, Novomlinsk, two -year, Masyutivka, Lyman first, Kislivkivka region and Stelmakhivka.</text:p>
      <text:p text:style-name="P4">
<text:span text:style-name="T4">
 In the Liman direction </text:span>
 the enemy was unsuccessful offensive actions in the Ranserebryansky forestry. He has struck the areas of Bigorivka, Verkhnamyanskoye and controversial. Artillery shells were Makeevka, Bigorivka and Merry Luhansk region and Yampolivka, disputed Brest - Donetsk.</text:p>
      <text:p text:style-name="P4">
<text:span text:style-name="T4">
 In the Bakhmut direction </text:span>
 the enemy conducted unsuccessful offensive actions in the city of Bakhmut. He has caused air strikes in the areas of settlements Thorns, Bakhmut, Hlyshchiyivka, Kurdyumivka and White Mountain. Orykhovo-Vasylivka, Bogdanivka, Bakhmut, Ivanivske, Yar, Stupochka, Iron and New York of Donetsk region were injured from enemy shelling.</text:p>
      <text:p text:style-name="P4">
<text:span text:style-name="T4">
 At Avdiivsky </text:span>
 <text:span text:style-name="T4">
 direction </text:span>
 the enemy conducted unsuccessful offensive actions by Avdiivka. He struck aviation strikes in the areas of Novokalin Taavdiivka. He fired at the settlements of Berdychi, Avdiivka, Pervomaisket Nevelskoye Donetsk region.<text:span text:style-name="T4">
 In the mineral direction </text:span>
 During the day the enemy conducted offensive actions in Rivmivaylovka, did not have success. He caused the Air Force near the Tanovovilka Purchalivka. He fired at the settlements of Novomykhailivka, Khaledar, Prychistivka and Novoukrainka.</text:p>
      <text:p text:style-name="P4">
<text:span text:style-name="T4">
 In Zaporizhzhya and Kherson directions </text:span>
 The enemy is defending. Increasing the strokes in the areas of settlements Gulyaypole, Mala Tokmachka, Stepnogorsk, Kizomis and Stanislav. Fired at the settlements of Uremivka, Novopoil of Donetsk region; Malynivka, Gulyaypole, Mykilsk, Mala Tokmachka, Orikhiv, Kamianske Zaporizhzhya region; Manganese and Nikopol - Dnipropetrovsk; Dudchans, Berislav, Vesele, Antonivka, Dniprovske, Belozer, Kizomis, wide beam, Stanislav Kherson region Tamisto Kherson ”, - the message reads.</text:p>
      <text:p text:style-name="P4">
News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Patriot cannot knock down" dagger "and Ukrainian soldiers are drug addicts" - regular Russian propaganda fakes</text:span>
</text:h>
      <text:p text:style-name="P4">
Author: ['АРМІЯINFORM']</text:p>
      <text:p text:style-name="P4">
Time: 2023-05-11T47:00:00-04:00</text:p>
      <text:p text:style-name="P4">
Description: The Center for the Wizin -Format at the RNBO of Ukraine, having published Dobіrka Fakev Tu Manipulyatsiy,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osijska-propaganda-fejky.jpg" text:style-name="Internet_20_link" text:visited-style-name="Visited_20_Internet_20_Link">
rosijska-propaganda-fejky.jpg</text:a>
']</text:p>
      <text:p text:style-name="P4">
Tags: ['РОСІЙСЬКА ПРОПАГАНДА', 'РОСІЙСЬКІ ФЕЙКИ', 'ЦПД РНБО']</text:p>
      <text:p text:style-name="P4">
Category: News</text:p>
      <!--METADATA-->
      <text:p text:style-name="P4">
<draw:frame draw:style-name="fr1" draw:name="Image15" text:anchor-type="as-char" svg:width="6.9236in" svg:height="4.32725in" draw:z-index="0">
<draw:image xlink:href="../Images/AРМІЯINFORM/2023-05-11T47-00-00-04-00/rosijska-propaganda-fejky.jpg" xlink:type="simple" xlink:show="embed" xlink:actuate="onLoad" draw:mime-type="image/jpeg"/>
</draw:frame>
Fakes of Rospropaganda. Collage: Armyinform</text:p>
      <text:p text:style-name="P4">
Center for Combating Misinformation in NSDC Ukraine <text:a xlink:type="simple" xlink:href="https://t.me/CenterCounteringDisinformation/5294" text:style-name="Internet_20_link" text:visited-style-name="Visited_20_Internet_20_Link">
Published</text:a>
A selection of fakeite manipulations, who were actively spreading the propagandists of the aggressor state.</text:p>
      <text:p text:style-name="P4">
<text:span text:style-name="T4">
Manipulation</text:span>
</text:p>
      <text:p text:style-name="P4">
The Russian Foreign Ministry spokeswoman M. Zakharov stated: “The Kiev regime has no moral right to comment on the Victory Day, to condemn someone, to recommend something to the Chivat. This regime has nothing to do with the Great Victory, nor the Domist Heroes of Kiev and Odessa, nor to more than two thousand Ukrainians-the Heroic Soviet Union. "</text:p>
      <text:p text:style-name="P4">
<text:span text:style-name="T4">
Misinformation</text:span>
</text:p>
      <text:p text:style-name="P4">
Citing the statement of the Deputy Secretary of the Russian Security Council O. Grebenkin, the Russian media reported: “Today, drug use is considered the norm among soldiers of the Ukrainian army, whom the West chases to slaughter… Helping the“ its ”helped transform the channels of drugs from Ukraine.</text:p>
      <text:p text:style-name="P4">
<text:span text:style-name="T4">
Manipulation</text:span>
</text:p>
      <text:p text:style-name="P4">
"It is impossible to knock down the Russian hypersonic rocket" dagger "by the American complex. Such statements are due to a lack of results, including the decrease in HIMARS efficiency, which the Russian military learned to protect, ”said Russian military expert O. Leonkov.</text:p>
      <text:p text:style-name="P4">
News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In Zaporozhye, the occupiers in three days took out about 300 locals</text:span>
</text:h>
      <text:p text:style-name="P4">
Author: ['АРМІЯINFORM']</text:p>
      <text:p text:style-name="P4">
Time: 2023-05-11T48:00:00-04:00</text:p>
      <text:p text:style-name="P4">
Description: About the General Headquarters of the ZS, steal. “At the same time, Ostanniykh TROOH DNIV ... War with Ukraine 2022, War with Ukraine Latest News Today, News War with Ukraine 2022 Last for today, will there be a war between Ukraine and Russia, and when, the war with Ukraine will be or not, there will be or not, it will be, will be whether the war with Ukraine in the near future says, the war with Ukraine, Ukrainian news today, Ukrainian news in Ukrainian media in Russian</text:p>
      <text:p text:style-name="P4">
Images: ['<text:a xlink:type="simple" xlink:href="https://armyinform.com.ua/wp-content/uploads/2022/11/okupanty-luganshhyna.jpg" text:style-name="Internet_20_link" text:visited-style-name="Visited_20_Internet_20_Link">
okupanty-luganshhyna.jpg</text:a>
']</text:p>
      <text:p text:style-name="P4">
Tags: ['STOPRUSSIA', 'АГРЕСІЯ РФ', 'ВТОРГНЕННЯ РФ', 'ГШ ЗСУ', 'ПРИМУСОВА ЕВАКУАЦІЯ З ЗАПОРІЖЖЯ']</text:p>
      <text:p text:style-name="P4">
Category: News</text:p>
      <!--METADATA-->
      <text:p text:style-name="P4">
<draw:frame draw:style-name="fr1" draw:name="Image16" text:anchor-type="as-char" svg:width="6.9236in" svg:height="4.615733in" draw:z-index="0">
<draw:image xlink:href="../Images/AРМІЯINFORM/2023-05-11T48-00-00-04-00/okupanty-luganshhyn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Генеральний штаб ЗС Украни.</text:p>
      <text:p text:style-name="P4">
«Впродовж останніх трьох днів російська окупаційна адміністрація „евакуювала“близько 300 місцевих жителів, зокрема, дітей, з тимчасово захоплених територійЗапорізької області до Бердянська», — йдеться в повідомленні.</text:p>
      <text:p text:style-name="P4">
News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Ukrainian defenders have eliminated more than 600 invaders in the past 24 hours, destroyed 14 artistem and 12 BBM</text:span>
</text:h>
      <text:p text:style-name="P4">
Author: ['АРМІЯINFORM']</text:p>
      <text:p text:style-name="P4">
Time: 2023-05-11T49:00:00-04:00</text:p>
      <text:p text:style-name="P4">
Description: Zagalni Boyov, take the enemy on 02/24/22 to 05/11/23 Orintovn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9bf1ab1-8a1d-40e2-893f-124040c53ba8-scaled.jpg" text:style-name="Internet_20_link" text:visited-style-name="Visited_20_Internet_20_Link">
a9bf1ab1-8a1d-40e2-893f-124040c53ba8-scaled.jpg</text:a>
']</text:p>
      <text:p text:style-name="P4">
Tags: ['STOPRUSSIA', 'АГРЕСІЯ РФ', 'ВТОРГНЕННЯ РФ', 'ВТРАТИ ВОРОГА', 'ГШ ЗСУ']</text:p>
      <text:p text:style-name="P4">
Category: News</text:p>
      <!--METADATA-->
      <text:p text:style-name="P4">
<draw:frame draw:style-name="fr1" draw:name="Image17" text:anchor-type="as-char" svg:width="6.9236in" svg:height="6.975527in" draw:z-index="0">
<draw:image xlink:href="../Images/AРМІЯINFORM/2023-05-11T49-00-00-04-00/a9bf1ab1-8a1d-40e2-893f-124040c53ba8-scaled.jpg" xlink:type="simple" xlink:show="embed" xlink:actuate="onLoad" draw:mime-type="image/jpeg"/>
</draw:frame>
The total combat loss of the enemy from 24.02.22 to 11.05.23 will be orientated:</text:p>
      <text:p text:style-name="P4">
<text:span text:style-name="T4">
<text:span text:style-name="T5">
 Personnel - </text:span>
* 196920(+610)persons eliminated</text:span>
<text:span text:style-name="T5">
 tanks - </text:span>
<text:span text:style-name="T5">
 3740(+4)</text:span>
<text:span text:style-name="T4">
 combat armored vehicles - </text:span>
 7287(+12)<text:span text:style-name="T4">
<text:span text:style-name="T5">
 Artillery systems - </text:span>
* 3053(+14)  * </text:span>
РСЗВ ‒<text:span text:style-name="T4">
 557 (+2)</text:span>
<text:span text:style-name="T5">
 air defense - </text:span>
<text:span text:style-name="T5">
 310(+2)</text:span>
<text:span text:style-name="T4">
 aircraft - </text:span>
 308(0)<text:span text:style-name="T4">
<text:span text:style-name="T5">
 helicopters - </text:span>
* 294(0)</text:span>
<text:span text:style-name="T5">
 UAV Operative Tactical Level-</text:span>
<text:span text:style-name="T5">
 2627(+3)</text:span>
<text:span text:style-name="T4">
 Winged missiles - </text:span>
 970(0)<text:span text:style-name="T4">
<text:span text:style-name="T5">
 ships / boats - </text:span>
* 18(0)</text:span>
<text:span text:style-name="T5">
 Automobile equipment and tanks - </text:span>
<text:span text:style-name="T5">
 5984(+10)</text:span>
<text:span text:style-name="T4">
 Special Technique - </text:span>
 39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May 11, 23.</text:p>
      <text:p text:style-name="P4">
News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Under the pretext of evacuation, Russian invaders steal temporarily occupied territories</text:span>
</text:h>
      <text:p text:style-name="P4">
Author: ['АРМІЯINFORM']</text:p>
      <text:p text:style-name="P4">
Time: 2023-05-11T50:00:00-04:00</text:p>
      <text:p text:style-name="P4">
Description: The cups of the traveler, especially at the DNI, Yaki, are fucked by the puppants of the holy, at ... the war with Ukraine 2022, the war with Ukraine is the latest news today, the news war with Ukraine 2022 The last ones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5f6a5358.jpg" text:style-name="Internet_20_link" text:visited-style-name="Visited_20_Internet_20_Link">
5f6a5358.jpg</text:a>
']</text:p>
      <text:p text:style-name="P4">
Tags: ['АГРЕСІЯ РФ', 'ВТОРГНЕННЯ РФ', 'ГАННА МАЛЯР', 'МАРОДЕРСТВО']</text:p>
      <text:p text:style-name="P4">
Category: News</text:p>
      <!--METADATA-->
      <text:p text:style-name="P4">
<draw:frame draw:style-name="fr1" draw:name="Image18" text:anchor-type="as-char" svg:width="6.9236in" svg:height="4.615733in" draw:z-index="0">
<draw:image xlink:href="../Images/AРМІЯINFORM/2023-05-11T50-00-00-04-00/5f6a5358.jpg" xlink:type="simple" xlink:show="embed" xlink:actuate="onLoad" draw:mime-type="image/jpeg"/>
</draw:frame>
Gannamaars. Photo: Dmitry Yurchenko / Armyinfom</text:p>
      <text:p text:style-name="P4">
Since the beginning of May, especially in the days declared by the occupiers of the festive tavhihid, in the temporarily occupied territories in Zaporizhzhya and Kherson region the number of cases of looting and theft of Russian servicemen has increased significantly. The property and vehicles are mainly stolen by a release of the need to ensure evacuation of the population.</text:p>
      <text:p text:style-name="P4">
About it <text:a xlink:type="simple" xlink:href="https://t.me/annamaliar/721" text:style-name="Internet_20_link" text:visited-style-name="Visited_20_Internet_20_Link">
wrote</text:a>
Deputy Minister of Defense Anna Malyar in Telegrams.</text:p>
      <text:p text:style-name="P4">
“In the settlements Tokmak, childbirth, Kamianka, Rozivka, Mikhailivka, Molochansk, Energodar, Chernihivka in the temporarily occupied territory of the Uzaporozhye region, Russian invaders, covering up with the so -called provision of mechanical measures, stolen the material values of local enterprises of Tagiv.</text:p>
      <text:p text:style-name="P4">
According to Anna Malyar, in Energodar at night from the territory of the private enterprise "Electropodenmontazh-10", about 20 units of transportation were stolen and the composition of material property was looted.</text:p>
      <text:p text:style-name="P4">
Also, at night, under the pretext of evacuation of the Russian occupation administration of the razing point Skadovsk in the temporarily occupied territory in the Kherson region, the invaders hastily removed the looted office equipment and other property.</text:p>
      <text:p text:style-name="P4">
"It is probably that on May 7 this year, Russian invaders will be used to move the stolen property of the temporarily occupied Crimea," Anna Malyar said.</text:p>
      <text:p text:style-name="P4">
News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SWIFT ResPONSE-23 with NATO allies take place in Estonia</text:span>
</text:h>
      <text:p text:style-name="P4">
Author: ['АРМІЯINFORM']</text:p>
      <text:p text:style-name="P4">
Time: 2023-05-11T51:00:00-04:00</text:p>
      <text:p text:style-name="P4">
Description: In the ecdon, the US Army in the Egi in the єvropi that Africa, it rushed out of all SWIFT ... War with Ukraine 2022, war with Ukraine Latest news today, Ukrainian News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wiftresponse2023.jpg" text:style-name="Internet_20_link" text:visited-style-name="Visited_20_Internet_20_Link">
swiftresponse2023.jpg</text:a>
']</text:p>
      <text:p text:style-name="P4">
Tags: ['SWIFT RESPONSE-23', 'ВІЙСЬКОВІ НАВЧАННЯ', 'ЕСТОНІЯ']</text:p>
      <text:p text:style-name="P4">
Category: News</text:p>
      <!--METADATA-->
      <text:p text:style-name="P4">
<draw:frame draw:style-name="fr1" draw:name="Image19" text:anchor-type="as-char" svg:width="6.9236in" svg:height="3.894525in" draw:z-index="0">
<draw:image xlink:href="../Images/AРМІЯINFORM/2023-05-11T51-00-00-04-00/swiftresponse2023.jpg" xlink:type="simple" xlink:show="embed" xlink:actuate="onLoad" draw:mime-type="image/jpeg"/>
</draw:frame>
In Estonia under the auspices of the US Army in Europe and Africa, Swift Response-2023 military training began.</text:p>
      <text:p text:style-name="P4">
About it <text:a xlink:type="simple" xlink:href="https://twitter.com/Kaitsevagi/status/1655920565037694977" text:style-name="Internet_20_link" text:visited-style-name="Visited_20_Internet_20_Link">
reports</text:a>
The press service of Estonia Defense.</text:p>
      <text:p text:style-name="P4">
The exercises that will last until May 20, 2023 in the Baltic and Mediterranean regions, a script will be worked out, which will be rapidly deployed in Estonia in cooperation with Estonia forces and NATO allies.</text:p>
      <text:p text:style-name="P4">
Countries such as the Czech Republic, Estonia, France, Germany, Greece, Hungary, Italy, Latvia, the Netherlands, Poland, Portugal, Spain, the United Kingdom and the United States take part in the exercises.</text:p>
      <text:p text:style-name="P4">
Swift Respons-23 training is the first of the three exercises that include dynamic use of forces in Europe to restrain and increase NATO readiness.</text:p>
      <text:p text:style-name="P4">
News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Aviation of Defense Forces per day struck 13 strokes in the enemy's concentration areas</text:span>
</text:h>
      <text:p text:style-name="P4">
Author: ['АРМІЯINFORM']</text:p>
      <text:p text:style-name="P4">
Time: 2023-05-11T89: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text:p>
      <text:p text:style-name="P4">
Category: News</text:p>
      <!--METADATA-->
      <text:p text:style-name="P4">
<draw:frame draw:style-name="fr1" draw:name="Image20" text:anchor-type="as-char" svg:width="6.9236in" svg:height="4.49457in" draw:z-index="0">
<draw:image xlink:href="../Images/AРМІЯINFORM/2023-05-11T89-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iKeyCi7tvsLGCUdMAVnHcZgMGPaFfLnB5zdCEQzYUcsEgLJTGzoi3BGYdL3Ak8Hql" text:style-name="Internet_20_link" text:visited-style-name="Visited_20_Internet_20_Link">
reports</text:a>
The General Staff of the Armed Forces.</text:p>
      <text:p text:style-name="P4">
Aviation of defense forces per day has made 13 beats in the areas of concentration of personal staff and military equipment of the enemy. In addition, throughout this, our defenders destroyed 7 enemy UAVs of different types. And the departments of Rakchemeter and artillery struck 8 management points, 13 areas of the Living Silence, 1 composition of ammunition, 1 composition of fuel and lubricants, 5 artillery units at firing positions, 1 means of air defense and 2 more important goals of the enemy.</text:p>
      <text:p text:style-name="P4">
News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At Sivershchyna and Slobozhanschyna directions Russian army shelled Halahanivka, Leonivka of ...</text:span>
</text:h>
      <text:p text:style-name="P4">
Authors: liveuamap (Language: en)</text:p>
      <text:p text:style-name="P4">
Time: 2023-05-12T-12:38:00</text:p>
      <text:p text:style-name="P4">
Location: Sumy (Latitude:52.23348 Longtitude:33.46848)</text:p>
      <text:p text:style-name="P4">
Videos: []</text:p>
      <text:p text:style-name="P4">
Images: []</text:p>
      <text:p text:style-name="P4">
Tags: ["Russia"]</text:p>
      <text:p text:style-name="P4">
Id: 22562334</text:p>
      <!--METADATA-->
      <text:p text:style-name="P4">
At sivershchyna and slbozhanschyna directions Russian army ShelleDhalalahanivka, Leonivka of Chernihiv Region, Novovasylivka, UKRAYINKEKE, ZNOB-ZNOBACE, ZNOBIVKA Yskivschyna, Bilopillya, Yastrubyne, Kindratyvka and Basivka of Sumy Region, Also Huryiv, HlyBoke, Starytsya, Buhruvatka, Ohirtseve, Hatysche, Vovchansk, Tykhe, Synelnykove, Zybyne, Bochkove, Budarky and Velykyy Burluk of Kharkiv Region.</text:p>
      <text:p text:style-name="P4">
News Collection Link:(https://liveuamap.com/en/2023/12-may-at-sivershchyna-and-slobozhanschyna-directions-russian)</text:p>
      <text:p text:style-name="P4">
News Source: <text:a xlink:type="simple" xlink:href="https://t.me/lumsrc/4758" text:style-name="Internet_20_link" text:visited-style-name="Visited_20_Internet_20_Link">
https://t.me/lumsrc/4758</text:a>
</text:p>
      <!--NEWS-->
      <text:h text:style-name="P10" text:outline-level="1">
<text:span text:style-name="T4">
The government obliged to raise salaries to doctors in frontlines and in the war zone</text:span>
</text:h>
      <text:p text:style-name="P4">
Authors: Ukrinform (Person)</text:p>
      <text:p text:style-name="P4">
Publisher: Укринформ (Organization)</text:p>
      <text:p text:style-name="P4">
Published Time: 2023-05-12T-134:17:00+03:00</text:p>
      <text:p text:style-name="P4">
Modified Time: 2023-05-12T18:17:00+03:00</text:p>
      <text:p text:style-name="P4">
Description: The government has approved a resolution that increased the minimum wage to doctors who provide specialized and emergency medical care in the area of active hostilities and in the frontline. - Ukrinform.</text:p>
      <text:p text:style-name="P4">
Images: ["<text:a xlink:type="simple" xlink:href="https://static.ukrinform.com/photos/2021_09/thumb_files/630_360_1632730714-645.jpeg" text:style-name="Internet_20_link" text:visited-style-name="Visited_20_Internet_20_Link">
630_360_16327...</text:a>
"]</text:p>
      <text:p text:style-name="P4">
Tags: ['Медики', 'Уряд', 'Зарплата', 'Війна з росією']</text:p>
      <text:p text:style-name="P4">
Type: Article</text:p>
      <!--METADATA-->
      <text:p text:style-name="P4">
<draw:frame draw:style-name="fr1" draw:name="Image21" text:anchor-type="as-char" svg:width="6.9236in" svg:height="3.956343in" draw:z-index="0">
<draw:image xlink:href="../Images/yкринформ/2023-05-12T-134-17-00-03-00/630_360_1632730714-645.jpeg" xlink:type="simple" xlink:show="embed" xlink:actuate="onLoad" draw:mime-type="image/jpeg"/>
</draw:frame>
Government has been a resolution that increased the minimum wage for doctors who provide specialized and emergency medical care in the area of active fighting actions and in the frontal areas.</text:p>
      <text:p text:style-name="P4">
About it reports <text:a xlink:type="simple" xlink:href="https://moz.gov.ua/article/news/urjad-zobovjazav-pidvischiti-zarobitnu-platu-medikam-na-prifrontovih-teritorijah-ta-v-zoni-aktivnih-bojovih-dij" text:style-name="Internet_20_link" text:visited-style-name="Visited_20_Internet_20_Link">
</text:a>
, reports Ukrinform.</text:p>
      <text:p text:style-name="P4">
As noted in the Ministry of Health, it is about establishing a new level <text:a xlink:type="simple" xlink:href="https://www.ukrinform.ua/tag-zarplata" text:style-name="Internet_20_link" text:visited-style-name="Visited_20_Internet_20_Link">
</text:a>
For doctors, pharmacists, regulation specialists, nurses and junior health workers who work in the conditions near the front line.</text:p>
      <text:p text:style-name="P4">
"In particular, in the territories of active hostilities, according to the ordering reintegration, a salary was established at the level of not less 000 hryvnia - for nurses and medical; 9,000 hryvnias - for younger workers, " - the message reads.</text:p>
      <text:p text:style-name="P4">
In the territories of possible fighting(frontier territories), in accordance with the pre -trial of the Ministry of Reintegration, a salary at the level was set at least: 23 000 UAH - for doctors, pharmacists, professionals in the field of health care of and professionals with higher non -medical education in the field of health care; 15 500 UAH - for nurses and medical; 8,000 hryvnias - for younger workers.</text:p>
      <text:p text:style-name="P4">
<text:span text:style-name="T4">
 Read also: </text:span>
 <text:a xlink:type="simple" xlink:href="https://www.ukrinform.ua/rubric-ato/3708243-vi-vselaete-viru-u-zitta-naev-podakuvav-medikam-za-poratunok-vijskovih.html" text:style-name="Internet_20_link" text:visited-style-name="Visited_20_Internet_20_Link">
<text:span text:style-name="T4">
 Doctors </text:span>
</text:a>
According to the Minister of Health, this decision has taken another step of the recreation of personnel potential in frontlines and in the area of active fighting. After all, doctors who perform their duties in dangerous conditions of work with constant risk to life and health should be provided with decent wages.</text:p>
      <text:p text:style-name="P4">
The decision applies to medical workers of the protection institutions who have a contract with the National Health Service.</text:p>
      <text:p text:style-name="P4">
The decree will be valid by the end of 2023.</text:p>
      <text:p text:style-name="P4">
News Source: <text:a xlink:type="simple" xlink:href="https://www.ukrinform.ua/rubric-society/3708415-urad-zobovazav-pidvisiti-zarplatu-medikam-na-prifrontovih-teritoriah-ta-v-zoni-bojovih-dij.html" text:style-name="Internet_20_link" text:visited-style-name="Visited_20_Internet_20_Link">
https://www.ukrinform.ua/rubric-society/3708415-urad-zobovazav-pidvisiti-zarplatu-medikam-na-prifrontovih-teritoriah-ta-v-zoni-bojovih-dij.html</text:a>
</text:p>
      <!--NEWS-->
      <text:h text:style-name="P10" text:outline-level="1">
<text:span text:style-name="T4">
The government approved the concept of the target national-cultural program "Unity in diversity"</text:span>
</text:h>
      <text:p text:style-name="P4">
Authors: Ukrinform (Person)</text:p>
      <text:p text:style-name="P4">
Publisher: Укринформ (Organization)</text:p>
      <text:p text:style-name="P4">
Published Time: 2023-05-12T-137:17:46+03:00</text:p>
      <text:p text:style-name="P4">
Modified Time: 2023-05-12T18:17:46+03:00</text:p>
      <text:p text:style-name="P4">
Description: The Cabinet of Ministers approved the concept of the State Target National and Cultural Program "Unity in Diversity" for the period up to 2034. - Ukrinform.</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Культура', 'Концепція']</text:p>
      <text:p text:style-name="P4">
Type: Article</text:p>
      <!--METADATA-->
      <text:p text:style-name="P4">
<draw:frame draw:style-name="fr1" draw:name="Image22" text:anchor-type="as-char" svg:width="6.9236in" svg:height="3.949857in" draw:z-index="0">
<draw:image xlink:href="../Images/yкринформ/2023-05-12T-137-17-46-03-00/630_360_1608131272-754.jpg" xlink:type="simple" xlink:show="embed" xlink:actuate="onLoad" draw:mime-type="image/jpeg"/>
</draw:frame>
The Cabinet of Ministers approved the concept of the State Target National and Cultural Program "Unity in Diversity" for the period up to 2034.</text:p>
      <text:p text:style-name="P4">
This is stated in the message <text:a xlink:type="simple" xlink:href="http://www.kmu.gov.ua/news/uriad-skhvalyv-kontseptsiiu-derzhavnoi-tsilovoi-natsionalno-kulturnoi-prohramy-iednist-u-rozmaitti-do-2034-roku" text:style-name="Internet_20_link" text:visited-style-name="Visited_20_Internet_20_Link">
</text:a>
, reports Ukrinform.</text:p>
      <text:p text:style-name="P4">
“We continue to work hard on the implementation of the seven recommendations of the European Commission, which is necessary for the beginning of the negotiation process on accession to the EU. Today, the Cabinet of Ministers took another key step in this way. The concept of the Unity in Different Program was developed by a wreath of dialogue and taking into account the interests of national minorities of such peoples, with the involvement of Council of Europe expertise, in the consultations of the Insignan Partners, the European Commission. Work is underway to develop a self-state program, which will be submitted to the Government in the near future, ”Olga Stephanyshyn said Vicevpremier-Minister for European and Euro-Atlantic Integration.</text:p>
      <text:p text:style-name="P4">
The concept corresponds to the Law of Ukraine “On National Minorities(community)Ukraine ”and defines the purpose of the Program of Creation of Sustainable Institutional Conditions for the Care of Needs and Effective Realization of the Rights and Opportunities of National Meanings and Native Peoples of Ukraine in accordance with international regulatory standards, promotion The consequences of the perennial politics of Russian violent assimilation.</text:p>
      <text:p text:style-name="P4">
The concept is based on the expediency of nationwide and coordination of state policy in the sphere of inter -ethnic relations, national minorities, protection of the rights of indigenous peoples of Ukraine with attention of pre -Regional specificity.</text:p>
      <text:p text:style-name="P4">
“There is a large variety of national cultures and minorities in Ukraine. They have languages and traditions that are a unique component of the cultural and linguistics of our country. As an example, the Languages of the Nadazov Greeks - Uruma Irimea. Knowledge of these languages makes our Nadazov Greeks unique and other Greek diasporas scattered in the world. We currently have to do everything to maintain this uniqueness, ”said the Minister of Cabinet of Ministers Oleg Nemchinov.Evaluating the general meaning of the concept, the head of the State Service for Ethnopolitics Tasvoboda Conscience Victor Yelensky emphasized that it is not only an important meter of work of the state and society on the European integration of Ukraine, but also an undoubted demonstration of internally inherent in the inherent tort living in Ukraine, worthy opportunities for their cultural development.</text:p>
      <text:p text:style-name="P4">
<text:span text:style-name="T4">
 Read also: </text:span>
 <text:a xlink:type="simple" xlink:href="https://www.ukrinform.ua/rubric-society/3673120-kozna-etnicna-spilnota-robit-unikalnij-vnesok-v-ukrainsku-kulturu-elenskij.html" text:style-name="Internet_20_link" text:visited-style-name="Visited_20_Internet_20_Link">
<text:span text:style-name="T4">
 Elensky </text:span>
</text:a>
As reported by Ukrinform, in December 2022 <text:a xlink:type="simple" xlink:href="https://www.ukrinform.ua/rubric-society/3633309-rada-uhvalila-zakon-pro-nacmensini.html" text:style-name="Internet_20_link" text:visited-style-name="Visited_20_Internet_20_Link">
</text:a>
In general, European integration law No. 8224 on national minorities(community)Ukraine. The decision was supported by 324 MPs.</text:p>
      <text:p text:style-name="P4">
News Source: <text:a xlink:type="simple" xlink:href="https://www.ukrinform.ua/rubric-culture/3708416-urad-shvaliv-koncepciu-cilovoi-nacionalnokulturnoi-programi-ednist-u-rozmaitti.html" text:style-name="Internet_20_link" text:visited-style-name="Visited_20_Internet_20_Link">
https://www.ukrinform.ua/rubric-culture/3708416-urad-shvaliv-koncepciu-cilovoi-nacionalnokulturnoi-programi-ednist-u-rozmaitti.html</text:a>
</text:p>
      <!--NEWS-->
      <text:h text:style-name="P10" text:outline-level="1">
<text:span text:style-name="T4">
In Melitopol near the porch, a collaborator was blown up</text:span>
</text:h>
      <text:p text:style-name="P4">
Authors: Ukrinform (Person)</text:p>
      <text:p text:style-name="P4">
Publisher: Укринформ (Organization)</text:p>
      <text:p text:style-name="P4">
Published Time: 2023-05-12T-139:17:00+03:00</text:p>
      <text:p text:style-name="P4">
Modified Time: 2023-05-12T18:17:00+03:00</text:p>
      <text:p text:style-name="P4">
Description: In Melitopol, an urn exploded at the entrance of an apartment building, where the so -called "Acting Minister of Construction" lived "Zaporizhzhya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Колаборант', 'Запоріжжя']</text:p>
      <text:p text:style-name="P4">
Type: Article</text:p>
      <!--METADATA-->
      <text:p text:style-name="P4">
<draw:frame draw:style-name="fr1" draw:name="Image23" text:anchor-type="as-char" svg:width="6.9236in" svg:height="3.956343in" draw:z-index="0">
<draw:image xlink:href="../Images/yкринформ/2023-05-12T-139-17-00-03-00/630_360_1669987737-966.jpg" xlink:type="simple" xlink:show="embed" xlink:actuate="onLoad" draw:mime-type="image/jpeg"/>
</draw:frame>
Umelitopoli exploded at the entrance of an apartment building, where he lived "Acting Deputy Minister of Construction" of Zaporizhzhia region.</text:p>
      <text:p text:style-name="P4">
As Ukrinform reports, it reports <text:a xlink:type="simple" xlink:href="https://t.me/ukr_sprotyv/2250" text:style-name="Internet_20_link" text:visited-style-name="Visited_20_Internet_20_Link">
</text:a>
 <text:a xlink:type="simple" xlink:href="https://t.me/ukr_sprotyv/2250" text:style-name="Internet_20_link" text:visited-style-name="Visited_20_Internet_20_Link">
</text:a>
National Resistance.</text:p>
      <text:p text:style-name="P4">
The "official" came out of the entrance, was blown up and hospitalized for medical establishment, " - the message reads.</text:p>
      <text:p text:style-name="P4">
<text:span text:style-name="T4">
 Read also: </text:span>
 <text:a xlink:type="simple" xlink:href="https://www.ukrinform.ua/rubric-regions/3706003-u-melitopoli-ta-berdansku-zakrilis-supermarketi-vlasnik-vtik.html" text:style-name="Internet_20_link" text:visited-style-name="Visited_20_Internet_20_Link">
</text:a>
As reported by Ukrinform, the mayor <text:a xlink:type="simple" xlink:href="https://www.ukrinform.ua/tag-melitopol" text:style-name="Internet_20_link" text:visited-style-name="Visited_20_Internet_20_Link">
</text:a>
Ivan Fedorov informed that in Melitopol and partial Melitopol district there were about a thousand traitors and collaborators. They were brought to a special database.</text:p>
      <text:p text:style-name="P4">
News Source: <text:a xlink:type="simple" xlink:href="https://www.ukrinform.ua/rubric-regions/3708417-u-melitopoli-bila-pidizdu-pidirvali-kolaboranta.html" text:style-name="Internet_20_link" text:visited-style-name="Visited_20_Internet_20_Link">
https://www.ukrinform.ua/rubric-regions/3708417-u-melitopoli-bila-pidizdu-pidirvali-kolaboranta.html</text:a>
</text:p>
      <!--NEWS-->
      <text:h text:style-name="P10" text:outline-level="1">
<text:span text:style-name="T4">
Hockey World Cup began with the victories of Sweden, Canada, the Czech Republic and the United States</text:span>
</text:h>
      <text:p text:style-name="P4">
Authors: Ukrinform (Person)</text:p>
      <text:p text:style-name="P4">
Publisher: Укринформ (Organization)</text:p>
      <text:p text:style-name="P4">
Published Time: 2023-05-12T-13:59:00+03:00</text:p>
      <text:p text:style-name="P4">
Modified Time: 2023-05-12T23:59:00+03:00</text:p>
      <text:p text:style-name="P4">
Description: The first game day ended at the World Hockey Championships in Tampere (Finland) and Riga (Latvia). - Ukrinform.</text:p>
      <text:p text:style-name="P4">
Images: ["<text:a xlink:type="simple" xlink:href="https://static.ukrinform.com/photos/2023_05/thumb_files/630_360_1683924894-664.jpg" text:style-name="Internet_20_link" text:visited-style-name="Visited_20_Internet_20_Link">
630_360_16839...</text:a>
"]</text:p>
      <text:p text:style-name="P4">
Tags: ['Чемпіонат світу', 'хокей']</text:p>
      <text:p text:style-name="P4">
Type: Article</text:p>
      <!--METADATA-->
      <text:p text:style-name="P4">
<draw:frame draw:style-name="fr1" draw:name="Image24" text:anchor-type="as-char" svg:width="6.9236in" svg:height="3.956343in" draw:z-index="0">
<draw:image xlink:href="../Images/yкринформ/2023-05-12T-13-59-00-03-00/630_360_1683924894-664.jpg" xlink:type="simple" xlink:show="embed" xlink:actuate="onLoad" draw:mime-type="image/jpeg"/>
</draw:frame>
Hockey worldwide in Tampere(Finland)and Riga(Latvia)The first game day is over.</text:p>
      <text:p text:style-name="P4">
Sweden's national team opened the tournament with a victory over the German team with a score of 1: 0(0:0, 0:0, 1:0), reports Ukrinform.</text:p>
      <text:p text:style-name="P4">
In other starting matches of the world championship, Canada defeated Latvia - 6: 0(2:0, 2:0, 2:0), The Czech Republic beat Slovakia - 3: 2(3:2, 0:0, 0:0), а збірна СШАздобула вольову перемогу над командою Фінляндії - 4:1 (0:1, 1:0, 3:0).</text:p>
      <text:p text:style-name="P4">
<text:span text:style-name="T4">
Читайте також:</text:span>
 <text:span text:style-name="T4">
<text:a xlink:type="simple" xlink:href="https://www.ukrinform.ua/rubric-sports/3705446-velika-britania-ta-polsa-probilisa-v-elitu-cempionatu-svitu-z-hokeu.html" text:style-name="Internet_20_link" text:visited-style-name="Visited_20_Internet_20_Link">
 </text:a>
</text:span>
</text:p>
      <text:p text:style-name="P4">
The World Hockey Championship will last until May 28.</text:p>
      <text:p text:style-name="P4">
<text:span text:style-name="T5">
Foto: app</text:span>
</text:p>
      <text:p text:style-name="P4">
News Source: <text:a xlink:type="simple" xlink:href="https://www.ukrinform.ua/rubric-sports/3708544-cempionat-svitu-z-hokeu-rozpocavsa-peremogami-svecii-kanadi-cehii-ta-ssa.html" text:style-name="Internet_20_link" text:visited-style-name="Visited_20_Internet_20_Link">
https://www.ukrinform.ua/rubric-sports/3708544-cempionat-svitu-z-hokeu-rozpocavsa-peremogami-svecii-kanadi-cehii-ta-ssa.html</text:a>
</text:p>
      <!--NEWS-->
      <text:h text:style-name="P10" text:outline-level="1">
<text:span text:style-name="T4">
The government obliged to raise salaries to doctors in frontlines and in the war zone</text:span>
</text:h>
      <text:p text:style-name="P4">
Authors: Ukrinform (Person)</text:p>
      <text:p text:style-name="P4">
Publisher: Укринформ (Organization)</text:p>
      <text:p text:style-name="P4">
Published Time: 2023-05-12T-141:17:00+03:00</text:p>
      <text:p text:style-name="P4">
Modified Time: 2023-05-12T18:17:00+03:00</text:p>
      <text:p text:style-name="P4">
Description: The government has approved a resolution that increased the minimum wage to doctors who provide specialized and emergency medical care in the area of active hostilities and in the frontline. - Ukrinform.</text:p>
      <text:p text:style-name="P4">
Images: ["<text:a xlink:type="simple" xlink:href="https://static.ukrinform.com/photos/2021_09/thumb_files/630_360_1632730714-645.jpeg" text:style-name="Internet_20_link" text:visited-style-name="Visited_20_Internet_20_Link">
630_360_16327...</text:a>
"]</text:p>
      <text:p text:style-name="P4">
Tags: ['Медики', 'Уряд', 'Зарплата', 'Війна з росією']</text:p>
      <text:p text:style-name="P4">
Type: Article</text:p>
      <!--METADATA-->
      <text:p text:style-name="P4">
<draw:frame draw:style-name="fr1" draw:name="Image25" text:anchor-type="as-char" svg:width="6.9236in" svg:height="3.956343in" draw:z-index="0">
<draw:image xlink:href="../Images/yкринформ/2023-05-12T-141-17-00-03-00/630_360_1632730714-645.jpeg" xlink:type="simple" xlink:show="embed" xlink:actuate="onLoad" draw:mime-type="image/jpeg"/>
</draw:frame>
Government has been a resolution that increased the minimum wage for doctors who provide specialized and emergency medical care in the area of active fighting actions and in the frontal areas.</text:p>
      <text:p text:style-name="P4">
About it reports <text:a xlink:type="simple" xlink:href="https://moz.gov.ua/article/news/urjad-zobovjazav-pidvischiti-zarobitnu-platu-medikam-na-prifrontovih-teritorijah-ta-v-zoni-aktivnih-bojovih-dij" text:style-name="Internet_20_link" text:visited-style-name="Visited_20_Internet_20_Link">
</text:a>
, reports Ukrinform.</text:p>
      <text:p text:style-name="P4">
As noted in the Ministry of Health, it is about establishing a new level <text:a xlink:type="simple" xlink:href="https://www.ukrinform.ua/tag-zarplata" text:style-name="Internet_20_link" text:visited-style-name="Visited_20_Internet_20_Link">
</text:a>
For doctors, pharmacists, regulation specialists, nurses and junior health workers who work in the conditions near the front line.</text:p>
      <text:p text:style-name="P4">
"In particular, in the territories of active hostilities, according to the ordering reintegration, a salary was established at the level of not less 000 hryvnia - for nurses and medical; 9,000 hryvnias - for younger workers, " - the message reads.</text:p>
      <text:p text:style-name="P4">
In the territories of possible fighting(frontier territories), in accordance with the pre -trial of the Ministry of Reintegration, a salary at the level was set at least: 23 000 UAH - for doctors, pharmacists, professionals in the field of health care of and professionals with higher non -medical education in the field of health care; 15 500 UAH - for nurses and medical; 8,000 hryvnias - for younger workers.</text:p>
      <text:p text:style-name="P4">
<text:span text:style-name="T4">
 Read also: </text:span>
 <text:a xlink:type="simple" xlink:href="https://www.ukrinform.ua/rubric-ato/3708243-vi-vselaete-viru-u-zitta-naev-podakuvav-medikam-za-poratunok-vijskovih.html" text:style-name="Internet_20_link" text:visited-style-name="Visited_20_Internet_20_Link">
<text:span text:style-name="T4">
 Doctors </text:span>
</text:a>
According to the Minister of Health, this decision has taken another step of the recreation of personnel potential in frontlines and in the area of active fighting. After all, doctors who perform their duties in dangerous conditions of work with constant risk to life and health should be provided with decent wages.</text:p>
      <text:p text:style-name="P4">
The decision applies to medical workers of the protection institutions who have a contract with the National Health Service.</text:p>
      <text:p text:style-name="P4">
The decree will be valid by the end of 2023.</text:p>
      <text:p text:style-name="P4">
News Source: <text:a xlink:type="simple" xlink:href="https://www.ukrinform.ua/rubric-society/3708415-urad-zobovazav-pidvisiti-zarplatu-medikam-na-prifrontovih-teritoriah-ta-v-zoni-bojovih-dij.html" text:style-name="Internet_20_link" text:visited-style-name="Visited_20_Internet_20_Link">
https://www.ukrinform.ua/rubric-society/3708415-urad-zobovazav-pidvisiti-zarplatu-medikam-na-prifrontovih-teritoriah-ta-v-zoni-bojovih-dij.html</text:a>
</text:p>
      <!--NEWS-->
      <text:h text:style-name="P10" text:outline-level="1">
<text:span text:style-name="T4">
Ісландія за час війни надала Україні понад $25 мільйонів допомоги</text:span>
</text:h>
      <text:p text:style-name="P4">
Authors: Ukrinform (Person)</text:p>
      <text:p text:style-name="P4">
Publisher: Укринформ (Organization)</text:p>
      <text:p text:style-name="P4">
Published Time: 2023-05-12T-143:13:00+03:00</text:p>
      <text:p text:style-name="P4">
Modified Time: 2023-05-12T18:13:00+03:00</text:p>
      <text:p text:style-name="P4">
Description: From the first days of a full -scale invasion of the Russian Federation, Iceland has condemned Russian aggression and assisted Kiev of more than $ 25 million. - Ukrinform.</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допомога', 'Кондратюк', 'Війна з росією']</text:p>
      <text:p text:style-name="P4">
Type: Article</text:p>
      <!--METADATA-->
      <text:p text:style-name="P4">
<draw:frame draw:style-name="fr1" draw:name="Image26" text:anchor-type="as-char" svg:width="6.9236in" svg:height="3.950967in" draw:z-index="0">
<draw:image xlink:href="../Images/yкринформ/2023-05-12T-143-13-00-03-00/630_360_1494596759-2633.jpg" xlink:type="simple" xlink:show="embed" xlink:actuate="onLoad" draw:mime-type="image/jpeg"/>
</draw:frame>
Iceland from the first days of a full -scale invasion of the Russian Federation into Ukraine with a prison aggression and assisted Kiev in the amount of more than 25 million dollars.</text:p>
      <text:p text:style-name="P4">
This was reported in <text:a xlink:type="simple" xlink:href="https://www.facebook.com/story.php" text:style-name="Internet_20_link" text:visited-style-name="Visited_20_Internet_20_Link">
</text:a>
заступниця Голови Верховної Ради Олена Кондратюк, яка перебуває у Рейк’явікунапередодні саміту Ради Європи, передає Укрінформ.</text:p>
      <text:p text:style-name="P4">
« <text:a xlink:type="simple" xlink:href="https://www.ukrinform.ua/tag-islandia" text:style-name="Internet_20_link" text:visited-style-name="Visited_20_Internet_20_Link">
 </text:a>
From the first days of full -scale interference condemned the aggression of the Russian Federation and assisted more than $ 25 million in comprehensive NATO assistance and to the Ukrainian Restoration Fund, ”the LaivicesPicker emphasized.</text:p>
      <text:p text:style-name="P4">
According to her, during her visit, she will hold a multi -level meeting with Iceland - the Speaker of Parliament, Vesespikers, Parliamentary Committees, Ministry of Foreign Affairs, as well as separately with the International Women's Congress.</text:p>
      <text:p text:style-name="P4">
<text:span text:style-name="T4">
 Read also: </text:span>
 <text:a xlink:type="simple" xlink:href="https://www.ukrinform.ua/rubric-ato/3707940-es-vid-lutogo-peredav-ukraini-ponad-tisacu-raket-borrel.html" text:style-name="Internet_20_link" text:visited-style-name="Visited_20_Internet_20_Link">
</text:a>
It was reported that the 4th summit in the history of the Council of Europe will take place on Reicaivika on May 16-17.</text:p>
      <text:p text:style-name="P4">
News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At Lyman direction Russian army shelled Makiyivka and Nevske of Luhansk region and Bilohorivk...</text:span>
</text:h>
      <text:p text:style-name="P4">
Authors: liveuamap (Language: en)</text:p>
      <text:p text:style-name="P4">
Time: 2023-05-12T-14:38:00</text:p>
      <text:p text:style-name="P4">
Location: Bilohorivka (Latitude:48.92409 Longtitude:38.24215)</text:p>
      <text:p text:style-name="P4">
Videos: []</text:p>
      <text:p text:style-name="P4">
Images: []</text:p>
      <text:p text:style-name="P4">
Tags: ["Russia"]</text:p>
      <text:p text:style-name="P4">
Id: 22562326</text:p>
      <!--METADATA-->
      <text:p text:style-name="P4">
At Lyman direction Russian army shelled Makiyivka and Nevske of Luhansk regionand Bilohorivka, Torske, Serebryanka, Verkhnokamyanske, Spirne, Berestove andVesele of Donetsk region. Russian aviation conducted airstrikes at Hrekivka,Verkhnokamyanske, Spirne and Bilohorivka, - General Staff of Armed Forces ofUkraine says in the morning report</text:p>
      <text:p text:style-name="P4">
News Collection Link: <text:a xlink:type="simple" xlink:href="https://liveuamap.com/en/2023/12-may-at-lyman-direction-russian-army-shelled-makiyivka" text:style-name="Internet_20_link" text:visited-style-name="Visited_20_Internet_20_Link">
https://liveuamap.com/en/2023/12-may-at-lyman-direction-russian-army-shelled-makiyivka</text:a>
</text:p>
      <text:p text:style-name="P4">
News Source: <text:a xlink:type="simple" xlink:href="https://t.me/lumsrc/4760" text:style-name="Internet_20_link" text:visited-style-name="Visited_20_Internet_20_Link">
https://t.me/lumsrc/4760</text:a>
</text:p>
      <!--NEWS-->
      <text:h text:style-name="P10" text:outline-level="1">
<text:span text:style-name="T4">
During the "cotton" in Lugansk, a deputy of the Russian Duma was wounded - the media</text:span>
</text:h>
      <text:p text:style-name="P4">
Authors: Ukrinform (Person)</text:p>
      <text:p text:style-name="P4">
Publisher: Укринформ (Organization)</text:p>
      <text:p text:style-name="P4">
Published Time: 2023-05-12T-15:54:00+03:00</text:p>
      <text:p text:style-name="P4">
Modified Time: 2023-05-12T23:54:00+03:00</text:p>
      <text:p text:style-name="P4">
Description: After the explosions in Lugansk, a deputy of the Putin Party "One Russia" Viktor Vodolatsky was woun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епутат', 'Вибух', 'Луганськ', 'Держдума РФ', 'Війна з росією']</text:p>
      <text:p text:style-name="P4">
Type: Article</text:p>
      <!--METADATA-->
      <text:p text:style-name="P4">
<draw:frame draw:style-name="fr1" draw:name="Image27" text:anchor-type="as-char" svg:width="6.9236in" svg:height="3.956343in" draw:z-index="0">
<draw:image xlink:href="../Images/yкринформ/2023-05-12T-15-54-00-03-00/630_360_1669987737-966.jpg" xlink:type="simple" xlink:show="embed" xlink:actuate="onLoad" draw:mime-type="image/jpeg"/>
</draw:frame>
Post -explosives in Lugansk were injured by a deputy of the Putin Party "One Russia" by Viktor Vodolatsky.</text:p>
      <text:p text:style-name="P4">
Ukrinform reports with reference to <text:a xlink:type="simple" xlink:href="https://www.kommersant.ru/doc/5985124" text:style-name="Internet_20_link" text:visited-style-name="Visited_20_Internet_20_Link">
</text:a>
.</text:p>
      <text:p text:style-name="P4">
"According to additional information, as a result of rocket attack, Lugansk was wounded by six children and a deputy of the State Duma of the Russian Federation Viktor Volodatsky," -he will be in the message.</text:p>
      <text:p text:style-name="P4">
<text:span text:style-name="T4">
 Read also: </text:span>
 <text:span text:style-name="T4">
 <text:a xlink:type="simple" xlink:href="https://www.ukrinform.ua/rubric-regions/3708531-fedorov-povidomiv-pro-gucnij-vibuh-u-melitopoli.html" text:style-name="Internet_20_link" text:visited-style-name="Visited_20_Internet_20_Link">
</text:a>
</text:span>
</text:p>
      <text:p text:style-name="P4">
Vodolatsky a few days before the start of a full -scale invasion, he was temporarily occupied by Lugansk.</text:p>
      <text:p text:style-name="P4">
As the agency reported earlier, today in the temporarily occupied Lugansk _ <text:span text:style-name="T4">
 <text:a xlink:type="simple" xlink:href="https://www.ukrinform.ua/rubric-ato/3708447-u-lugansku-prolunali-vibuhi-zmi-povidomlaut-pro-raketnij-udar-po-naftoshovisu.html" text:style-name="Internet_20_link" text:visited-style-name="Visited_20_Internet_20_Link">
</text:a>
</text:span>
 _</text:p>
      <text:p text:style-name="P4">
News Source: <text:a xlink:type="simple" xlink:href="https://www.ukrinform.ua/rubric-regions/3708546-pid-cas-bavovni-u-lugansku-buv-poranenij-deputat-rosijskoi-dumi-zmi.html" text:style-name="Internet_20_link" text:visited-style-name="Visited_20_Internet_20_Link">
https://www.ukrinform.ua/rubric-regions/3708546-pid-cas-bavovni-u-lugansku-buv-poranenij-deputat-rosijskoi-dumi-zmi.html</text:a>
</text:p>
      <!--NEWS-->
      <text:h text:style-name="P10" text:outline-level="1">
<text:span text:style-name="T4">
The Government supported the draft law on the accession of the main gas pipelines of Ukraine to the GTS operator</text:span>
</text:h>
      <text:p text:style-name="P4">
Authors: Ukrinform (Person)</text:p>
      <text:p text:style-name="P4">
Publisher: Укринформ (Organization)</text:p>
      <text:p text:style-name="P4">
Published Time: 2023-05-12T-168:09:00+03:00</text:p>
      <text:p text:style-name="P4">
Modified Time: 2023-05-12T17:09:00+03:00</text:p>
      <text:p text:style-name="P4">
Description: The government approved the project of the Law, which provides for the accession of JSC "Main gas pipelines of Ukraine" to LLC "Operator of the gas transportation system of Ukrain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Законопроєкт', 'ГТС України', 'Газопровід']</text:p>
      <text:p text:style-name="P4">
Type: Article</text:p>
      <!--METADATA-->
      <text:p text:style-name="P4">
<draw:frame draw:style-name="fr1" draw:name="Image28" text:anchor-type="as-char" svg:width="6.9236in" svg:height="3.956343in" draw:z-index="0">
<draw:image xlink:href="../Images/yкринформ/2023-05-12T-168-09-00-03-00/630_360_1659708198-453.jpg" xlink:type="simple" xlink:show="embed" xlink:actuate="onLoad" draw:mime-type="image/jpeg"/>
</draw:frame>
The government approved a law on the law, which provides for the accession of JSC "Main Gas Pipelines" to LLC "Operator of the gas transportation system of Ukraine".</text:p>
      <text:p text:style-name="P4">
This was reported in <text:a xlink:type="simple" xlink:href="https://t.me/tmelnychuk/2297" text:style-name="Internet_20_link" text:visited-style-name="Visited_20_Internet_20_Link">
</text:a>
Permanent representative of the Verkhovna Rada Taras Melnychuk, reports Ukrinform.</text:p>
      <text:p text:style-name="P4">
“The bill determines a one -time special procedure of the corporate reform operator(https://www.ukrinform.ua/tag-gazoprovid)Of Ukraine "to LLC" Operator -transport system of Ukraine ", - he said.</text:p>
      <text:p text:style-name="P4">
Melnychuk added that the document is also aimed at eliminating the complex system of management of the gas transportation system of Ukraine, taking into account the control principles of the OECD on corporate governance at enterprises of the state -owned ownership.</text:p>
      <text:p text:style-name="P4">
<text:span text:style-name="T4">
 Read also: </text:span>
 <text:a xlink:type="simple" xlink:href="https://www.ukrinform.ua/rubric-economy/3706319-operator-gts-sukae-novih-mozlivostej-transportuvanna-gazu.html" text:style-name="Internet_20_link" text:visited-style-name="Visited_20_Internet_20_Link">
</text:a>
As it was reported, JSC "Main gas pipelines of Ukraine" is the only shareholds. The owner of the MSU is the state represented by the Cabinet of Ministers of Ukraine.</text:p>
      <text:p text:style-name="P4">
In March 2023, the Energy Community stated that they consider the Castle Elimination of the MSU, and also have concern about the financial condition of the OGTSU.</text:p>
      <text:p text:style-name="P4">
News Source: <text:a xlink:type="simple" xlink:href="https://www.ukrinform.ua/rubric-economy/3708371-urad-pidtrimav-zakonoproekt-pro-priednanna-magistralnih-gazoprovodiv-ukraini-do-operatora-gts.html" text:style-name="Internet_20_link" text:visited-style-name="Visited_20_Internet_20_Link">
https://www.ukrinform.ua/rubric-economy/3708371-urad-pidtrimav-zakonoproekt-pro-priednanna-magistralnih-gazoprovodiv-ukraini-do-operatora-gts.html</text:a>
</text:p>
      <!--NEWS-->
      <text:h text:style-name="P10" text:outline-level="1">
<text:span text:style-name="T4">
At Bahmut Direction Russia Army Shellled Vasukivka, Rihovo-Vasilka, Novomarks, Marks ...</text:span>
</text:h>
      <text:p text:style-name="P4">
Authors: liveuamap (Language: en)</text:p>
      <text:p text:style-name="P4">
Time: 2023-05-12T-16:38:00</text:p>
      <text:p text:style-name="P4">
Location: Bakhmut (Latitude:48.46609 Longtitude:37.95347)</text:p>
      <text:p text:style-name="P4">
Videos: []</text:p>
      <text:p text:style-name="P4">
Images: []</text:p>
      <text:p text:style-name="P4">
Tags: ["Russia"]</text:p>
      <text:p text:style-name="P4">
Id: 22562325</text:p>
      <!--METADATA-->
      <text:p text:style-name="P4">
At Bakhmut Direction Russian Army Shelled Vasukivka, Orikhovo-Vasylivka, Novomarkove, Markove, Bakhmut, Ivanivske, Chasiv Yar, Kostyantyntyntyntyntyntyntyntyn. Oretsk, Pivnichne and New York of Donetskregion. Russian Aviation Conduched Aircrakes at Bakhmut, Bila Hora, Kurdumivka and New York, - General Staff of Armed Forces of Ukraine Says inthe morning report</text:p>
      <text:p text:style-name="P4">
News Collection Link:(https://liveuamap.com/en/2023/12-may-at-bakhmut-direction-russian-army-shelled-vasukivka)</text:p>
      <text:p text:style-name="P4">
News Source: <text:a xlink:type="simple" xlink:href="https://t.me/lumsrc/4761" text:style-name="Internet_20_link" text:visited-style-name="Visited_20_Internet_20_Link">
https://t.me/lumsrc/4761</text:a>
</text:p>
      <!--NEWS-->
      <text:h text:style-name="P10" text:outline-level="1">
<text:span text:style-name="T4">
Zaluzhny: Victory of Ukraine is unambiguously liberation of all occupied territories</text:span>
</text:h>
      <text:p text:style-name="P4">
Authors: Ukrinform (Person)</text:p>
      <text:p text:style-name="P4">
Publisher: Укринформ (Organization)</text:p>
      <text:p text:style-name="P4">
Published Time: 2023-05-12T-17:47:00+03:00</text:p>
      <text:p text:style-name="P4">
Modified Time: 2023-05-12T23:47:00+03:00</text:p>
      <text:p text:style-name="P4">
Description: The victory of Ukraine is unambiguously the release of the entire occupied territory of Ukraine. - Ukrinform.</text:p>
      <text:p text:style-name="P4">
Images: ["<text:a xlink:type="simple" xlink:href="https://static.ukrinform.com/photos/2022_08/thumb_files/630_360_1659877197-816.jpeg" text:style-name="Internet_20_link" text:visited-style-name="Visited_20_Internet_20_Link">
630_360_16598...</text:a>
"]</text:p>
      <text:p text:style-name="P4">
Tags: ['Агресія РФ', 'Валерій Залужний', 'Війна з росією']</text:p>
      <text:p text:style-name="P4">
Type: Article</text:p>
      <!--METADATA-->
      <text:p text:style-name="P4">
<draw:frame draw:style-name="fr1" draw:name="Image29" text:anchor-type="as-char" svg:width="6.9236in" svg:height="3.956343in" draw:z-index="0">
<draw:image xlink:href="../Images/yкринформ/2023-05-12T-17-47-00-03-00/630_360_1659877197-816.jpeg" xlink:type="simple" xlink:show="embed" xlink:actuate="onLoad" draw:mime-type="image/jpeg"/>
</draw:frame>
The victory of Ukraine is unambiguously liberation of the entire occupied territory of Ukraine.</text:p>
      <text:p text:style-name="P4">
The Commander -in -Chief of the Armed Forces of Ukraine Valery Zaluzhny said this in <text:a xlink:type="simple" xlink:href="https://www.youtube.com/watch" text:style-name="Internet_20_link" text:visited-style-name="Visited_20_Internet_20_Link">
</text:a>
Dmitry Komarov's special prosecut "Year. Behind the scenes, ”Ukrinform reports.</text:p>
      <text:p text:style-name="P4">
“Our victory is unambiguous - the liberation of the entire occupied territory of Ukraine. The entire territory must be released. But this is not enough. Ukraine, as a state, has to do everything that happens and begins on February 24. It is a military institution that will never be rebuilt that will never allow Russian people to repeat everything, ”he said.</text:p>
      <text:p text:style-name="P4">
<text:span text:style-name="T4">
 Read also: </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The Commander -in -Chief of the Armed Forces noted that victory is not only a release, but a powerful state -capable army. And world history knows the states that show others that it is better not to touch them. "The state of Ukraine should have such a state." At the clarifying question, Zaluzhny noted that he was about Israel.</text:p>
      <text:p text:style-name="P4">
He also assured that Ukraine knows that it is needed to liberate from Russian ashes of Crimea, Donetsk region, Luhansk region, but emphasizes a large amount of work that is not quickly done.</text:p>
      <text:p text:style-name="P4">
“We know that it is necessary to liberate Crimea that is needed to liberate the Donetsk region, the Luhansk region. But this is a very large volume that will not be done quickly, ”Zaluzhny said.</text:p>
      <text:p text:style-name="P4">
<text:span text:style-name="T4">
 Read also: </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To the clarifying question, whether Ukraine will return Crimea, Donetsk, Luhansk, the Commander -in -Chief of the Armed Forces of Ukraine replied: "Of course, necessarily!".</text:p>
      <text:p text:style-name="P4">
He added that it was about returning home, about the reconstruction of schools in the leaflets.</text:p>
      <text:p text:style-name="P4">
"Therefore, we will do it, for them," - emphasized <text:span text:style-name="T4">
 <text:a xlink:type="simple" xlink:href="https://www.ukrinform.ua/tag-valerij-zaluznij" text:style-name="Internet_20_link" text:visited-style-name="Visited_20_Internet_20_Link">
</text:a>
</text:span>
.</text:p>
      <text:p text:style-name="P4">
According to him, this war can be compared to the first and second world worlds, so large -scale. As of today, the front line for the Armed Forces is 3 thousand 750 km.<text:span text:style-name="T4">
 Read also: </text:span>
 <text:span text:style-name="T4">
 <text:a xlink:type="simple" xlink:href="https://www.ukrinform.ua/rubric-ato/3708534-zaluznij-kaze-so-ne-peregladav-prognoziv-svidkogo-znisenna-ukraini.html" text:style-name="Internet_20_link" text:visited-style-name="Visited_20_Internet_20_Link">
</text:a>
</text:span>
</text:p>
      <text:p text:style-name="P4">
Zaluzhny emphasized that our resistance has struck the whole world "now any conversation with Western partners begins with the fact that they are leaning towards the courage of the Igeroism of our soldiers, and ends with words-glory to Ukraine. Glory to heroes".</text:p>
      <text:p text:style-name="P4">
Answering questions about increasing the rating of the Ukrainian army, which was in the world in 25 place, and now 15, Zaluzhny noted that any ratings are negative. And the professionalism of our army is evaluated very high.</text:p>
      <text:p text:style-name="P4">
<text:span text:style-name="T4">
 Read also: </text:span>
 <text:span text:style-name="T4">
 <text:a xlink:type="simple" xlink:href="https://www.ukrinform.ua/rubric-ato/3708541-robota-nad-stvorennam-idealnoi-ukrainskoi-armii-trivae-popri-vijnu-zaluznij.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43-zaluznij-peremoga-ukraini-ce-odnoznacno-zvilnenna-vsih-okupovanih-teritorij.html" text:style-name="Internet_20_link" text:visited-style-name="Visited_20_Internet_20_Link">
https://www.ukrinform.ua/rubric-ato/3708543-zaluznij-peremoga-ukraini-ce-odnoznacno-zvilnenna-vsih-okupovanih-teritorij.html</text:a>
</text:p>
      <!--NEWS-->
      <text:h text:style-name="P10" text:outline-level="1">
<text:span text:style-name="T4">
At Avdiyivka direction Russian army shelled Novokalynove, Berdychi, Stepove, Syeverne and Per...</text:span>
</text:h>
      <text:p text:style-name="P4">
Authors: liveuamap (Language: en)</text:p>
      <text:p text:style-name="P4">
Time: 2023-05-12T-18:38:00</text:p>
      <text:p text:style-name="P4">
Location: Donetsk (Latitude:48.09195 Longtitude:37.60105)</text:p>
      <text:p text:style-name="P4">
Videos: []</text:p>
      <text:p text:style-name="P4">
Images: []</text:p>
      <text:p text:style-name="P4">
Tags: ["Russia"]</text:p>
      <text:p text:style-name="P4">
Id: 22562324</text:p>
      <!--METADATA-->
      <text:p text:style-name="P4">
At Avdiyivka direction Russian army shelled Novokalynove, Berdychi, Stepove,Syeverne and Pervomayske of Donetsk region, - General Staff of Armed Forces ofUkraine says in the morning report</text:p>
      <text:p text:style-name="P4">
News Collection Link: <text:a xlink:type="simple" xlink:href="https://liveuamap.com/en/2023/12-may-at-avdiyivka-direction-russian-army-shelled-novokalynove" text:style-name="Internet_20_link" text:visited-style-name="Visited_20_Internet_20_Link">
https://liveuamap.com/en/2023/12-may-at-avdiyivka-direction-russian-army-shelled-novokalynove</text:a>
</text:p>
      <text:p text:style-name="P4">
News Source: <text:a xlink:type="simple" xlink:href="https://t.me/lumsrc/4762" text:style-name="Internet_20_link" text:visited-style-name="Visited_20_Internet_20_Link">
https://t.me/lumsrc/4762</text:a>
</text:p>
      <!--NEWS-->
      <text:h text:style-name="P10" text:outline-level="1">
<text:span text:style-name="T4">
In the UN is expected to renew the ceasefire negotiations in Sudan</text:span>
</text:h>
      <text:p text:style-name="P4">
Authors: Ukrinform (Person)</text:p>
      <text:p text:style-name="P4">
Publisher: Укринформ (Organization)</text:p>
      <text:p text:style-name="P4">
Published Time: 2023-05-12T-19:43:00+03:00</text:p>
      <text:p text:style-name="P4">
Modified Time: 2023-05-12T23:43:00+03:00</text:p>
      <text:p text:style-name="P4">
Description: The UN High-ranking Representative stated on Friday that the ceasefire negotiations in Sudan would be restored in the coming day or two, and described the change in the position of warring parties, which can make them more prone to any future agreement.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ООН', 'Переговори', 'Судан']</text:p>
      <text:p text:style-name="P4">
Type: Article</text:p>
      <!--METADATA-->
      <text:p text:style-name="P4">
<draw:frame draw:style-name="fr1" draw:name="Image30" text:anchor-type="as-char" svg:width="6.9236in" svg:height="3.956343in" draw:z-index="0">
<draw:image xlink:href="../Images/yкринформ/2023-05-12T-19-43-00-03-00/630_360_1681626756-721.jpg" xlink:type="simple" xlink:show="embed" xlink:actuate="onLoad" draw:mime-type="image/jpeg"/>
</draw:frame>
A high-ranking UN representative stated on Friday that the negotiations of fire in Sudan would be restored in the coming day or two, and described the change in the entry of the warring parties, which could make them more likely to comply with any future agreement.</text:p>
      <text:p text:style-name="P4">
As Ukrinform reports, it reports <text:a xlink:type="simple" xlink:href="https://www.reuters.com/world/africa/un-envoy-expects-quick-resumption-sudan-ceasefire-talks-2023-05-12/" text:style-name="Internet_20_link" text:visited-style-name="Visited_20_Internet_20_Link">
</text:a>
.</text:p>
      <text:p text:style-name="P4">
Late on Thursday night, Sudan military groups signed a limited consignment for the protection of civilian population and the provision of humanitarian assistance to shelter negotiations in Saudi Arabia, but the commitment to peace was not renovated, and on Friday the fighting continued.</text:p>
      <text:p text:style-name="P4">
UN Special Representative in <text:a xlink:type="simple" xlink:href="https://www.ukrinform.ua/tag-sudan" text:style-name="Internet_20_link" text:visited-style-name="Visited_20_Internet_20_Link">
</text:a>
Volkerpertes stated that he after that he spoke with one of the parties and was assured of their willingness to continue negotiations. The UN expects that the ceasefire interpretation will begin again in the next two days. This should not take a long time.</text:p>
      <text:p text:style-name="P4">
<text:span text:style-name="T4">
 Read also: </text:span>
 <text:span text:style-name="T4">
 <text:a xlink:type="simple" xlink:href="https://www.ukrinform.ua/rubric-world/3706992-u-sudani-kilkist-bizenciv-zrosla-do-700-tisac-oon.html" text:style-name="Internet_20_link" text:visited-style-name="Visited_20_Internet_20_Link">
</text:a>
</text:span>
</text:p>
      <text:p text:style-name="P4">
"Both sides realized that even if they defeat it, it will not be an ambulance. And that a long, long war can harm the whole country, and there will be not much win. You can lose the country, even if you win," he said.</text:p>
      <text:p text:style-name="P4">
As reported by Ukrinform, _ <text:span text:style-name="T4">
 <text:a xlink:type="simple" xlink:href="https://www.ukrinform.ua/rubric-world/3708098-storoni-konfliktu-v-sudani-pogodilisa-zahisati-civilne-naselenna.html" text:style-name="Internet_20_link" text:visited-style-name="Visited_20_Internet_20_Link">
</text:a>
</text:span>
 _ have committed themselves to defend the civilian population of Irukh of humanitarian aid, but did not agree to cease fire.</text:p>
      <text:p text:style-name="P4">
<text:span text:style-name="T5">
Foto: AA</text:span>
</text:p>
      <text:p text:style-name="P4">
News Source: <text:a xlink:type="simple" xlink:href="https://www.ukrinform.ua/rubric-world/3708397-v-oon-ocikuut-na-svidke-ponovlenna-peregovoriv-pro-pripinenna-vognu-u-sudani.html" text:style-name="Internet_20_link" text:visited-style-name="Visited_20_Internet_20_Link">
https://www.ukrinform.ua/rubric-world/3708397-v-oon-ocikuut-na-svidke-ponovlenna-peregovoriv-pro-pripinenna-vognu-u-sudani.html</text:a>
</text:p>
      <!--NEWS-->
      <text:h text:style-name="P10" text:outline-level="1">
<text:span text:style-name="T4">
Work on creating a perfect Ukrainian army despite the war continues</text:span>
</text:h>
      <text:p text:style-name="P4">
Authors: Ukrinform (Person)</text:p>
      <text:p text:style-name="P4">
Publisher: Укринформ (Organization)</text:p>
      <text:p text:style-name="P4">
Published Time: 2023-05-12T-21:37:00+03:00</text:p>
      <text:p text:style-name="P4">
Modified Time: 2023-05-12T23:37:00+03:00</text:p>
      <text:p text:style-name="P4">
Description: The Commander -in -Chief of the Armed Forces Valery Zaluzhny clearly imagines what the perfect Ukrainian army should be and work on its creation is already underway, despite the war. - Ukrinform.</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31" text:anchor-type="as-char" svg:width="6.9236in" svg:height="3.956343in" draw:z-index="0">
<draw:image xlink:href="../Images/yкринформ/2023-05-12T-21-37-00-03-00/630_360_1667842072-780.jpg" xlink:type="simple" xlink:show="embed" xlink:actuate="onLoad" draw:mime-type="image/jpeg"/>
</draw:frame>
The Commander -in -Chief of the Armed Forces Valery Zaluzhny clearly imagines what the perfect Ukrainian army should be and work on its creation is already underway, despite the war.</text:p>
      <text:p text:style-name="P4">
According to Ukrinform, he said this in an interview with Dmitry Komarov's special project <text:a xlink:type="simple" xlink:href="https://www.youtube.com/watch" text:style-name="Internet_20_link" text:visited-style-name="Visited_20_Internet_20_Link">
</text:a>
When answering the question of what the perfect Ukrainian army should be.</text:p>
      <text:p text:style-name="P4">
“I have such a vision and it is processed, and now we have even begun to look at these options, including at the Ioboron National Security Committee. Believe me, our partners help us to evaluate the risks, to build up to usual capabilities. It's all for me - the picture is clearly clear how it should be. And yet such a feature that in parallel with how we are fighting significantly <text:a xlink:type="simple" xlink:href="https://www.ukrinform.ua/tag-rosia" text:style-name="Internet_20_link" text:visited-style-name="Visited_20_Internet_20_Link">
</text:a>
, it is necessary to work on this question, because it is very difficult to change the legislation, to change the functionality of the other structure. This is a huge job and it should be done now. Such a personal opinion, ”Zaluzhny said.</text:p>
      <text:p text:style-name="P4">
The commander -in -chief also noted that today the main issue is the issue of resources, because it depends on the situation on the battlefield.</text:p>
      <text:p text:style-name="P4">
“We are helped by the whole civilized Western world. It helps us to keep the balance, to give us strength so that we can first protect ourselves, ”Zaluzhny said.</text:p>
      <text:p text:style-name="P4">
<text:span text:style-name="T4">
 Read also: </text:span>
 <text:a xlink:type="simple" xlink:href="https://www.ukrinform.ua/rubric-ato/3708532-zaluznij-akso-znajdu-predstavnika-radanskoi-armii-v-ukrainskij-dovgo-rozbiratisa-ne-budu.html" text:style-name="Internet_20_link" text:visited-style-name="Visited_20_Internet_20_Link">
<text:span text:style-name="T4">
 Zaluzhni </text:span>
</text:a>
As reported <text:a xlink:type="simple" xlink:href="https://www.ukrinform.ua/rubric-ato/3705640-zaluznij-poinformuvav-milli-pro-pidgotovku-armii-do-zvilnenna-ukrainskih-teritorij.html" text:style-name="Internet_20_link" text:visited-style-name="Visited_20_Internet_20_Link">
</text:a>
, Commander -in -Chief Valery Zaluzhny informed the Chairman of the Unified Committee of US Headquarters General Mark Millie, the army trimming before the liberation of the Ukrainian territories.</text:p>
      <text:p text:style-name="P4">
News Source: <text:a xlink:type="simple" xlink:href="https://www.ukrinform.ua/rubric-ato/3708541-robota-nad-stvorennam-idealnoi-ukrainskoi-armii-trivae-popri-vijnu-zaluznij.html" text:style-name="Internet_20_link" text:visited-style-name="Visited_20_Internet_20_Link">
https://www.ukrinform.ua/rubric-ato/3708541-robota-nad-stvorennam-idealnoi-ukrainskoi-armii-trivae-popri-vijnu-zaluznij.html</text:a>
</text:p>
      <!--NEWS-->
      <text:h text:style-name="P10" text:outline-level="1">
<text:span text:style-name="T4">
At Maryinka direction Russian army shelled Hostre, Heorhiyivka and Pobyeda of Donetsk region,...</text:span>
</text:h>
      <text:p text:style-name="P4">
Authors: liveuamap (Language: en)</text:p>
      <text:p text:style-name="P4">
Time: 2023-05-12T-21:38:00</text:p>
      <text:p text:style-name="P4">
Location: Donetsk Oblast (Latitude:47.91393 Longtitude:37.4572)</text:p>
      <text:p text:style-name="P4">
Videos: []</text:p>
      <text:p text:style-name="P4">
Images: []</text:p>
      <text:p text:style-name="P4">
Tags: ["Russia"]</text:p>
      <text:p text:style-name="P4">
Id: 22562322</text:p>
      <!--METADATA-->
      <text:p text:style-name="P4">
At Maryinka direction Russian army shelled Hostre, Heorhiyivka and Pobyeda ofDonetsk region, - General Staff of Armed Forces of Ukraine says in the morningreport</text:p>
      <text:p text:style-name="P4">
News Collection Link: <text:a xlink:type="simple" xlink:href="https://liveuamap.com/en/2023/12-may-at-maryinka-direction-russian-army-shelled-hostre" text:style-name="Internet_20_link" text:visited-style-name="Visited_20_Internet_20_Link">
https://liveuamap.com/en/2023/12-may-at-maryinka-direction-russian-army-shelled-hostre</text:a>
</text:p>
      <text:p text:style-name="P4">
News Source: <text:a xlink:type="simple" xlink:href="https://t.me/lumsrc/4763" text:style-name="Internet_20_link" text:visited-style-name="Visited_20_Internet_20_Link">
https://t.me/lumsrc/4763</text:a>
</text:p>
      <!--NEWS-->
      <text:h text:style-name="P10" text:outline-level="1">
<text:span text:style-name="T4">
The SBU detained two Kramatorsk residents who cited Russian rockets at the Armed Forces locations</text:span>
</text:h>
      <text:p text:style-name="P4">
Authors: Ukrinform (Person)</text:p>
      <text:p text:style-name="P4">
Publisher: Укринформ (Organization)</text:p>
      <text:p text:style-name="P4">
Published Time: 2023-05-12T-23:33:00+03:00</text:p>
      <text:p text:style-name="P4">
Modified Time: 2023-05-12T23:33:00+03:00</text:p>
      <text:p text:style-name="P4">
Description: The Security Service, during counter -pride, detained two residents of Kramatorsk, who transferred to the occupants of the Defense Forces location. - Ukrinform.</text:p>
      <text:p text:style-name="P4">
Images: ["<text:a xlink:type="simple" xlink:href="https://static.ukrinform.com/photos/2023_05/thumb_files/630_360_1683888100-961.jpeg" text:style-name="Internet_20_link" text:visited-style-name="Visited_20_Internet_20_Link">
630_360_16838...</text:a>
", "<text:a xlink:type="simple" xlink:href="https://static.ukrinform.com/photos/2023_05/1683888100-903.jpeg" text:style-name="Internet_20_link" text:visited-style-name="Visited_20_Internet_20_Link">
1683888100-90...</text:a>
", "<text:a xlink:type="simple" xlink:href="https://static.ukrinform.com/photos/2023_05/1683888101-287.jpeg" text:style-name="Internet_20_link" text:visited-style-name="Visited_20_Internet_20_Link">
1683888101-28...</text:a>
", "<text:a xlink:type="simple" xlink:href="https://static.ukrinform.com/photos/2023_05/1683888101-625.jpeg" text:style-name="Internet_20_link" text:visited-style-name="Visited_20_Internet_20_Link">
1683888101-62...</text:a>
"]</text:p>
      <text:p text:style-name="P4">
Tags: ['Бахмут', 'Краматорськ', 'СБУ', 'Шпигун', 'Затримання', 'Війна з росією']</text:p>
      <text:p text:style-name="P4">
Type: Article</text:p>
      <!--METADATA-->
      <text:p text:style-name="P4">
<draw:frame draw:style-name="fr1" draw:name="Image32" text:anchor-type="as-char" svg:width="6.9236in" svg:height="3.956343in" draw:z-index="0">
<draw:image xlink:href="../Images/yкринформ/2023-05-12T-23-33-00-03-00/630_360_1683888100-961.jpeg" xlink:type="simple" xlink:show="embed" xlink:actuate="onLoad" draw:mime-type="image/jpeg"/>
</draw:frame>
During counter -deversionary measures in the front -line areas of the Donetsk region, the service was detained by two residents of Kramatorsk, who transferred the occupation of defense forces.</text:p>
      <text:p text:style-name="P4">
About it reports the SBU in <text:a xlink:type="simple" xlink:href="https://t.me/SBUkr/8294" text:style-name="Internet_20_link" text:visited-style-name="Visited_20_Internet_20_Link">
</text:a>
 <text:a xlink:type="simple" xlink:href="https://t.me/SBUkr/8294" text:style-name="Internet_20_link" text:visited-style-name="Visited_20_Internet_20_Link">
</text:a>
, reports Ukrinform.</text:p>
      <text:p text:style-name="P4">
<draw:frame draw:style-name="fr1" draw:name="Image33" text:anchor-type="as-char" svg:width="6.6625in" svg:height="10.0in" draw:z-index="0">
<draw:image xlink:href="../Images/yкринформ/2023-05-12T-23-33-00-03-00/1683888100-903.jpeg" xlink:type="simple" xlink:show="embed" xlink:actuate="onLoad" draw:mime-type="image/jpeg"/>
</draw:frame>
"They paid special attention to the places and routes of movement of the units of the Armed Forces and the State Border Service in the Bakhmut direction.</text:p>
      <text:p text:style-name="P4">
<draw:frame draw:style-name="fr1" draw:name="Image34" text:anchor-type="as-char" svg:width="6.6625in" svg:height="10.0in" draw:z-index="0">
<draw:image xlink:href="../Images/yкринформ/2023-05-12T-23-33-00-03-00/1683888101-287.jpeg" xlink:type="simple" xlink:show="embed" xlink:actuate="onLoad" draw:mime-type="image/jpeg"/>
</draw:frame>
According to the investigation, one of the malefactors collected the intelligence and handed them to the community who administrated the pro -Russian group in the telegram and was "named" with the occupation fighter <text:a xlink:type="simple" xlink:href="https://www.ukrinform.ua/tag-rosijski-vijskovi" text:style-name="Internet_20_link" text:visited-style-name="Visited_20_Internet_20_Link">
</text:a>
on the Eastern Front.</text:p>
      <text:p text:style-name="P4">
<draw:frame draw:style-name="fr1" draw:name="Image35" text:anchor-type="as-char" svg:width="6.6625in" svg:height="10.0in" draw:z-index="0">
<draw:image xlink:href="../Images/yкринформ/2023-05-12T-23-33-00-03-00/1683888101-625.jpeg" xlink:type="simple" xlink:show="embed" xlink:actuate="onLoad" draw:mime-type="image/jpeg"/>
</draw:frame>
Intelligence was needed by invaders for the preparation of sight rocket launchers in the Kramatorsk district, the special service stressed.</text:p>
      <text:p text:style-name="P4">
<text:span text:style-name="T4">
 Read also: </text:span>
 <text:a xlink:type="simple" xlink:href="https://www.ukrinform.ua/rubric-regions/3708072-sbu-zibrala-dokazi-proti-glavi-lisicanska-i-se-sistoh-okupacijnih-nacalnikiv-u-lnr.html" text:style-name="Internet_20_link" text:visited-style-name="Visited_20_Internet_20_Link">
<text:span text:style-name="T4">
 SBU </text:span>
</text:a>
During the searches at the residence of the defendants, the mobile phones, which they used to communicate with the aggressor through the messenger, were found.</text:p>
      <text:p text:style-name="P4">
Investigators of the SBU reported one of the detainees of suspicion under Part 2 of Art. 114-2 Criminal Code of Ukraine(dissemination of information about moving, motion or disassembling the Armed Forces if possible their identification on the terrain committed).</text:p>
      <text:p text:style-name="P4">
Дії адміністратора прокремлівської інтернет-групи кваліфіковано за ч. 7 ст.111-1 Кримінального кодексу України (Collaboration).</text:p>
      <text:p text:style-name="P4">
<text:span text:style-name="T4">
Читайте також:</text:span>
 <text:a xlink:type="simple" xlink:href="https://www.ukrinform.ua/rubric-regions/3707621-sbu-zatrimala-koriguvalnika-rosijskogo-raketnogo-udaru-po-bagatopoverhivci-v-mikolaevi.html" text:style-name="Internet_20_link" text:visited-style-name="Visited_20_Internet_20_Link">
 <text:span text:style-name="T4">
СБУ</text:span>
 </text:a>
Both are now in custody.</text:p>
      <text:p text:style-name="P4">
Investigation is ongoing to establish all the circumstances of the crime and prosecute.</text:p>
      <text:p text:style-name="P4">
As it was reported, the SBU has formed a evidence base for seven collaborators, which are building management positions in hostile "administrations" in Luhansk region.</text:p>
      <text:p text:style-name="P4">
<text:span text:style-name="T5">
Foto: SBU</text:span>
</text:p>
      <text:p text:style-name="P4">
News Source: <text:a xlink:type="simple" xlink:href="https://www.ukrinform.ua/rubric-ato/3708244-sbu-zatrimala-dvoh-ziteliv-kramatorska-aki-navodili-rosijski-raketi-na-lokacii-zsu.html" text:style-name="Internet_20_link" text:visited-style-name="Visited_20_Internet_20_Link">
https://www.ukrinform.ua/rubric-ato/3708244-sbu-zatrimala-dvoh-ziteliv-kramatorska-aki-navodili-rosijski-raketi-na-lokacii-zsu.html</text:a>
</text:p>
      <!--NEWS-->
      <text:h text:style-name="P10" text:outline-level="1">
<text:span text:style-name="T4">
JSC Shakhtar Directio Rusian Army Shelled Paraskovivka, Konstantinovka, Novomikhailivka ...</text:span>
</text:h>
      <text:p text:style-name="P4">
Authors: liveuamap (Language: en)</text:p>
      <text:p text:style-name="P4">
Time: 2023-05-12T-23:38:00</text:p>
      <text:p text:style-name="P4">
Location: Zaporizhzhia (Latitude:47.77764 Longtitude:37.06993)</text:p>
      <text:p text:style-name="P4">
Videos: []</text:p>
      <text:p text:style-name="P4">
Images: []</text:p>
      <text:p text:style-name="P4">
Tags: ["Russia"]</text:p>
      <text:p text:style-name="P4">
Id: 22562321</text:p>
      <!--METADATA-->
      <text:p text:style-name="P4">
At Shakhtarske direction Russian army shelled Paraskoviyivka, Kostyantynivka,Novomykhaylivka, Vuhledar, Novoukrayinka and Prechystivka. Russian aviationconducted airstrikes at Vuhledar and Prechystivka, - General Staff of ArmedForces of Ukraine says in the morning report</text:p>
      <text:p text:style-name="P4">
News Collection Link: <text:a xlink:type="simple" xlink:href="https://liveuamap.com/en/2023/12-may-at-shakhtarske-direction-russian-army-shelled-paraskoviyivka" text:style-name="Internet_20_link" text:visited-style-name="Visited_20_Internet_20_Link">
https://liveuamap.com/en/2023/12-may-at-shakhtarske-direction-russian-army-shelled-paraskoviyivka</text:a>
</text:p>
      <text:p text:style-name="P4">
News Source: <text:a xlink:type="simple" xlink:href="https://t.me/lumsrc/4764" text:style-name="Internet_20_link" text:visited-style-name="Visited_20_Internet_20_Link">
https://t.me/lumsrc/4764</text:a>
</text:p>
      <!--NEWS-->
      <text:h text:style-name="P10" text:outline-level="1">
<text:span text:style-name="T4">
Zaluzhny: The invaders made a big mistake by placing on a snake garrison</text:span>
</text:h>
      <text:p text:style-name="P4">
Authors: Ukrinform (Person)</text:p>
      <text:p text:style-name="P4">
Publisher: Укринформ (Organization)</text:p>
      <text:p text:style-name="P4">
Published Time: 2023-05-12T-25:26:00+03:00</text:p>
      <text:p text:style-name="P4">
Modified Time: 2023-05-12T23:26:00+03:00</text:p>
      <text:p text:style-name="P4">
Description: Snake Island is not strategic as a defense knot at this time, however, hostile to the Russian occupation could be threatened with other territory of Ukraine and complicated the work of Ukrainian aviation during the Russian occupation. - Ukrinform.</text:p>
      <text:p text:style-name="P4">
Images: ["<text:a xlink:type="simple" xlink:href="https://static.ukrinform.com/photos/2021_08/thumb_files/630_360_1628521055-220.jpeg" text:style-name="Internet_20_link" text:visited-style-name="Visited_20_Internet_20_Link">
630_360_16285...</text:a>
"]</text:p>
      <text:p text:style-name="P4">
Tags: ['Валерій Залужний', 'Острів Зміїний', 'Війна з росією']</text:p>
      <text:p text:style-name="P4">
Type: Article</text:p>
      <!--METADATA-->
      <text:p text:style-name="P4">
<draw:frame draw:style-name="fr1" draw:name="Image36" text:anchor-type="as-char" svg:width="6.9236in" svg:height="3.956343in" draw:z-index="0">
<draw:image xlink:href="../Images/yкринформ/2023-05-12T-25-26-00-03-00/630_360_1628521055-220.jpeg" xlink:type="simple" xlink:show="embed" xlink:actuate="onLoad" draw:mime-type="image/jpeg"/>
</draw:frame>
Ostrovsmithic is currently not strategic as a defense knot, however, a hostile weapons of the other territory of Ukraine and complicate the work of Ukrainian aviation during the Russian occupation.</text:p>
      <text:p text:style-name="P4">
The commander -in -chief of the Armed Forces of Ukraine Valery Zaluzhny Winterv Dmitry Komarov in the Special Profession "Year. Voice-over. General ”, as it was on air of TV channel“ 1+1 ”, reports Ukrinform.</text:p>
      <text:p text:style-name="P4">
“Does he have(Snake - ed.)Strategic importance as a defense knot? I say that today - no. Therefore, the Russians made a very huge mistake, when people were trapped there, guns were brought there, the missiles were drawn there that they were organizing a military garrison there and it would exist there. The garrison of this garrison has existed. But to do so that there were no opponents, it was our task. Why? Because the means of air defense, which the Russians tweezed, they seriously blocked the territory of Ukraine. The rockets have settled to a considerable territory, which complicated our aviation, ”Zaluzhny said.</text:p>
      <text:p text:style-name="P4">
<text:span text:style-name="T4">
 Read also: </text:span>
 <text:span text:style-name="T4">
 <text:a xlink:type="simple" xlink:href="https://www.ukrinform.ua/rubric-ato/3708533-zaluznij-po-zatoplenna-moskvi-obovazkovo-doberemosa-i-do-resti-pitanna-casu.html" text:style-name="Internet_20_link" text:visited-style-name="Visited_20_Internet_20_Link">
</text:a>
</text:span>
</text:p>
      <text:p text:style-name="P4">
As reported, <text:span text:style-name="T4">
 <text:a xlink:type="simple" xlink:href="https://www.ukrinform.ua/tag-ostriv-zmiinij" text:style-name="Internet_20_link" text:visited-style-name="Visited_20_Internet_20_Link">
</text:a>
</text:span>
 It was captured by Russian invaders on the first day of a full -scale invasion of Ukraine on February 24, 2022.</text:p>
      <text:p text:style-name="P4">
On June 30, 2022, the enemy left the island as a result of the Defense Forces of Ukraine.</text:p>
      <text:p text:style-name="P4">
News Source: <text:a xlink:type="simple" xlink:href="https://www.ukrinform.ua/rubric-ato/3708542-zagarbniki-zrobili-veliku-pomilku-rozmistivsi-na-zmiinomu-garnizon-zaluznij.html" text:style-name="Internet_20_link" text:visited-style-name="Visited_20_Internet_20_Link">
https://www.ukrinform.ua/rubric-ato/3708542-zagarbniki-zrobili-veliku-pomilku-rozmistivsi-na-zmiinomu-garnizon-zaluznij.html</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2T-25:38:00</text:p>
      <text:p text:style-name="P4">
Location: Ukraine (Latitude:47.63937 Longtitude:35.88169)</text:p>
      <text:p text:style-name="P4">
Videos: []</text:p>
      <text:p text:style-name="P4">
Images: []</text:p>
      <text:p text:style-name="P4">
Tags: ["Russia"]</text:p>
      <text:p text:style-name="P4">
Id: 22562320</text:p>
      <!--METADATA-->
      <text:p text:style-name="P4">
At Zaporizhzhia and Kherson directions Russian army shelled Vremivka andNovopil of Donetsk region; Olhivske, Huliaipole, Zaliznychne, Huliaipilske,Bilohirya, Mala Tokmachka and Kamyanske of Zaporizhzhia region; Nikopol ofDnipropetrovsk region; Zolota Balka, Vesele, Lvove, Ivanivka, Antonivka,Dniprovske, Kizomys of Kherson region and Kherson city. Russian aviationconducted airstrikes at Mala Tokmachka, Omelnyk and Kizomys, - General Staffof Armed Forces of Ukraine says in the morning report</text:p>
      <text:p text:style-name="P4">
News Collection Link: <text:a xlink:type="simple" xlink:href="https://liveuamap.com/en/2023/12-may-at-zaporizhzhia-and-kherson-directions-russian-army" text:style-name="Internet_20_link" text:visited-style-name="Visited_20_Internet_20_Link">
https://liveuamap.com/en/2023/12-may-at-zaporizhzhia-and-kherson-directions-russian-army</text:a>
</text:p>
      <text:p text:style-name="P4">
News Source: <text:a xlink:type="simple" xlink:href="https://t.me/lumsrc/4765" text:style-name="Internet_20_link" text:visited-style-name="Visited_20_Internet_20_Link">
https://t.me/lumsrc/4765</text:a>
</text:p>
      <!--NEWS-->
      <text:h text:style-name="P10" text:outline-level="1">
<text:span text:style-name="T4">
Baltic countries consider accelerating the disconnection plan from the Russian power grid</text:span>
</text:h>
      <text:p text:style-name="P4">
Authors: Ukrinform (Person)</text:p>
      <text:p text:style-name="P4">
Publisher: Укринформ (Organization)</text:p>
      <text:p text:style-name="P4">
Published Time: 2023-05-12T-27:22:00+03:00</text:p>
      <text:p text:style-name="P4">
Modified Time: 2023-05-12T23:22:00+03:00</text:p>
      <text:p text:style-name="P4">
Description: The Prime Ministers of Estonia, Latvia and Lithuania have stated on Friday that they are considering the acceleration of the plan for disconnecting the electricity of the Baltic region from the Russian power system. - Ukrinform.</text:p>
      <text:p text:style-name="P4">
Images: ["<text:a xlink:type="simple" xlink:href="https://static.ukrinform.com/photos/2016_10/thumb_files/630_360_1476968470-9364.jpg" text:style-name="Internet_20_link" text:visited-style-name="Visited_20_Internet_20_Link">
630_360_14769...</text:a>
"]</text:p>
      <text:p text:style-name="P4">
Tags: ['Економіка', 'Енергетика', 'Країни Балтії', '#stoprussia']</text:p>
      <text:p text:style-name="P4">
Type: Article</text:p>
      <!--METADATA-->
      <text:p text:style-name="P4">
<draw:frame draw:style-name="fr1" draw:name="Image37" text:anchor-type="as-char" svg:width="6.9236in" svg:height="3.956343in" draw:z-index="0">
<draw:image xlink:href="../Images/yкринформ/2023-05-12T-27-22-00-03-00/630_360_1476968470-9364.jpg" xlink:type="simple" xlink:show="embed" xlink:actuate="onLoad" draw:mime-type="image/jpeg"/>
</draw:frame>
The Prime Ministers of Estonia, Latvia and Lithuania have stated on Friday that they are considering the adhesion of the plan of disconnecting the electricity of the Baltic region of the Russian flea system.</text:p>
      <text:p text:style-name="P4">
About it reports <text:a xlink:type="simple" xlink:href="https://www.theguardian.com/world/live/2023/may/12/russia-ukraine-war-live-moscow-denies-wagner-claims-of-bakhmut-breakthrough-by-ukraine#top-of-blog" text:style-name="Internet_20_link" text:visited-style-name="Visited_20_Internet_20_Link">
</text:a>
, reports Ukrinform.</text:p>
      <text:p text:style-name="P4">
"Today we have agreed to continue discussions about acceleration as we will continue all our research," said Estonia Prime Minister Kai Kai Callas a joint press conference with her Latvian and Lithuanian colleagues Karinsh and Ingrid Shimonite.</text:p>
      <text:p text:style-name="P4">
“Technical research, especially production capacity and <text:span text:style-name="T4">
 <text:a xlink:type="simple" xlink:href="https://www.ukrinform.ua/tag-energetika" text:style-name="Internet_20_link" text:visited-style-name="Visited_20_Internet_20_Link">
</text:a>
</text:span>
 Crisis, will allow us to clarify and accurate terms of this process, ”Callas added.</text:p>
      <text:p text:style-name="P4">
As reported by Ukrinform, in March last year the Baltic countries concluded an agreement on the detachment from the Russian power supply network, with further synchronization of the Baltic countries with the European network earlier in 2025.</text:p>
      <text:p text:style-name="P4">
<text:span text:style-name="T4">
 Read also: </text:span>
 <text:span text:style-name="T4">
 <text:a xlink:type="simple" xlink:href="https://www.ukrinform.ua/rubric-world/3700915-rf-spodivaetsa-vidnoviti-vpliv-na-kraini-baltii-opriludneni-strategicni-plani-do-2030-roku.html" text:style-name="Internet_20_link" text:visited-style-name="Visited_20_Internet_20_Link">
</text:a>
</text:span>
</text:p>
      <text:p text:style-name="P4">
Last month, Lithuania was completely disconnected from the Russian electricity network in history in history, which lasted 10 hours, the power supply was at the expense of local power plants, as well as imports from Poland and Sweden.</text:p>
      <text:p text:style-name="P4">
News Source: <text:a xlink:type="simple" xlink:href="https://www.ukrinform.ua/rubric-economy/3708247-kraini-baltii-rozgladaut-priskorenna-planu-vidklucenna-vid-energomerezi-rf.html" text:style-name="Internet_20_link" text:visited-style-name="Visited_20_Internet_20_Link">
https://www.ukrinform.ua/rubric-economy/3708247-kraini-baltii-rozgladaut-priskorenna-planu-vidklucenna-vid-energomerezi-rf.html</text:a>
</text:p>
      <!--NEWS-->
      <text:h text:style-name="P10" text:outline-level="1">
<text:span text:style-name="T4">
The family has almost never seen me since 2014 - Commander -in -Chief of the Armed Forces</text:span>
</text:h>
      <text:p text:style-name="P4">
Authors: Ukrinform (Person)</text:p>
      <text:p text:style-name="P4">
Publisher: Укринформ (Organization)</text:p>
      <text:p text:style-name="P4">
Published Time: 2023-05-12T-29:20:00+03:00</text:p>
      <text:p text:style-name="P4">
Modified Time: 2023-05-12T23:20:00+03:00</text:p>
      <text:p text:style-name="P4">
Description: The commander-in-chief of the Armed Forces of Ukraine Valery Zaluzhny said that through military service the family has almost seen it since 2014, that is, from the beginning of the Russian-Ukrainian war. - Ukrinform.</text:p>
      <text:p text:style-name="P4">
Images: ["<text:a xlink:type="simple" xlink:href="https://static.ukrinform.com/photos/2022_01/thumb_files/630_360_1642423928-188.jpg" text:style-name="Internet_20_link" text:visited-style-name="Visited_20_Internet_20_Link">
630_360_16424...</text:a>
"]</text:p>
      <text:p text:style-name="P4">
Tags: ['ЗСУ', 'Валерій Залужний', 'Війна з росією']</text:p>
      <text:p text:style-name="P4">
Type: Article</text:p>
      <!--METADATA-->
      <text:p text:style-name="P4">
<draw:frame draw:style-name="fr1" draw:name="Image38" text:anchor-type="as-char" svg:width="6.9236in" svg:height="3.956343in" draw:z-index="0">
<draw:image xlink:href="../Images/yкринформ/2023-05-12T-29-20-00-03-00/630_360_1642423928-188.jpg" xlink:type="simple" xlink:show="embed" xlink:actuate="onLoad" draw:mime-type="image/jpeg"/>
</draw:frame>
Commander-in-Chief of the Armed Forces of Ukraine Valery Zaluzhny said that the family has almost seen it since 2014, that is, from the beginning of the Russian-Ukrainian war.</text:p>
      <text:p text:style-name="P4">
In this case, he shared in an interview with Dmitry Komarov in the special pro -projection "<text:a xlink:type="simple" xlink:href="https://www.youtube.com/watch" text:style-name="Internet_20_link" text:visited-style-name="Visited_20_Internet_20_Link">
</text:a>
», Reports Ukrinform.</text:p>
      <text:p text:style-name="P4">
“I have not seen me since 2014. He told the Commander -in -Chief of Armored Forces <text:a xlink:type="simple" xlink:href="https://www.ukrinform.ua/tag-ssa" text:style-name="Internet_20_link" text:visited-style-name="Visited_20_Internet_20_Link">
</text:a>
about this. In July 2014, I went. He returned in three months for two weeks, then went again. He came in 9 months ... They didn't see me. And they are used to it, to say, ”said the Commander -in -Chief of the Armed Forces.</text:p>
      <text:p text:style-name="P4">
<text:span text:style-name="T4">
 Read also: </text:span>
 <text:a xlink:type="simple" xlink:href="https://www.ukrinform.ua/rubric-ato/3708519-zaluznij-rozpoviv-ak-reague-na-ukrainski-vtrati.html" text:style-name="Internet_20_link" text:visited-style-name="Visited_20_Internet_20_Link">
<text:span text:style-name="T4">
 Zaluzhni </text:span>
</text:a>
As it was reported, the Russian Federation launched an invasion of Ukraine in 2014. Then the aggressor managed to capture Crimea, as well as part of the Donetsk Ilugansk regions, including regional centers. On February 24, 2022, Rosya laid a new stage of the war against Ukraine - a full -scale offensive.</text:p>
      <text:p text:style-name="P4">
News Source: <text:a xlink:type="simple" xlink:href="https://www.ukrinform.ua/rubric-ato/3708539-rodina-majze-ne-bacila-mene-z-2014-roku-golovnokomanduvac-zsu.html" text:style-name="Internet_20_link" text:visited-style-name="Visited_20_Internet_20_Link">
https://www.ukrinform.ua/rubric-ato/3708539-rodina-majze-ne-bacila-mene-z-2014-roku-golovnokomanduvac-zsu.html</text:a>
</text:p>
      <!--NEWS-->
      <text:h text:style-name="P10" text:outline-level="1">
<text:span text:style-name="T4">
The EU made an error with excessive dependence on Russia and will not repeat it with China - Borrel</text:span>
</text:h>
      <text:p text:style-name="P4">
Authors: Ukrinform (Person)</text:p>
      <text:p text:style-name="P4">
Publisher: Укринформ (Organization)</text:p>
      <text:p text:style-name="P4">
Published Time: 2023-05-12T-31:17:00+03:00</text:p>
      <text:p text:style-name="P4">
Modified Time: 2023-05-12T23:17:00+03:00</text:p>
      <text:p text:style-name="P4">
Description: The European Union concluded from the situation due to the excessive dependence of its economy on Russian energy resources, and does not intend to allow new dependencies, in particular, and relations with China. - Ukrinform.</text:p>
      <text:p text:style-name="P4">
Images: ["<text:a xlink:type="simple" xlink:href="https://static.ukrinform.com/photos/2023_02/thumb_files/630_360_1675345931-700.jpeg" text:style-name="Internet_20_link" text:visited-style-name="Visited_20_Internet_20_Link">
630_360_16753...</text:a>
"]</text:p>
      <text:p text:style-name="P4">
Tags: ['Євросоюз', 'Боррель', 'Війна з росією']</text:p>
      <text:p text:style-name="P4">
Type: Article</text:p>
      <!--METADATA-->
      <text:p text:style-name="P4">
<draw:frame draw:style-name="fr1" draw:name="Image39" text:anchor-type="as-char" svg:width="6.9236in" svg:height="3.956343in" draw:z-index="0">
<draw:image xlink:href="../Images/yкринформ/2023-05-12T-31-17-00-03-00/630_360_1675345931-700.jpeg" xlink:type="simple" xlink:show="embed" xlink:actuate="onLoad" draw:mime-type="image/jpeg"/>
</draw:frame>
The European Union has concluded from the situation due to the excessive dependence of its economy on Russian energy resources, and does not intend to build new dependencies, in particular, and relations with China.</text:p>
      <text:p text:style-name="P4">
About it today in Sweden, in the picturesque Steninge Castle, where there was a non -formal meeting of foreign ministers of the EU countries, during the preparation, the EU representative Josepborrell stated during the meeting, Ukrinform correspondent reports.</text:p>
      <text:p text:style-name="P4">
“When the addiction is too big, it creates risks. A typical example of this depends on Russian <text:a xlink:type="simple" xlink:href="https://www.ukrinform.ua/tag-gaz" text:style-name="Internet_20_link" text:visited-style-name="Visited_20_Internet_20_Link">
</text:a>
. This is a barkoricized addiction. We made a strategic mistake when we allowed this dependence to grow to such large volumes, ”said the high representative of the EU.</text:p>
      <text:p text:style-name="P4">
He noted that today the EU is dependent on China on digital transformation, and this dependence is more than the one that the EU has allowed in the sphere of supplies of hydrocarbonates. which is more than the one we had in the field of hydrocarbonates. This applies to a wide range - from solar panels and critical raw materials to specific technologies.</text:p>
      <text:p text:style-name="P4">
“When it comes to possible restrictive measures(Against Chinese companies - ed.), we want to prevent sanctions from missing, and it is possible to prevent Russia's possibility so that it does not receive double -use materials that can feed its wars of war. It's something that has value for everyone, ”Josep Borrel added.</text:p>
      <text:p text:style-name="P4">
<text:span text:style-name="T4">
 Read also: </text:span>
 <text:a xlink:type="simple" xlink:href="https://www.ukrinform.ua/rubric-polytics/3708521-dla-prodovzenna-normalnih-stosunkiv-z-es-kitaj-mae-perekonati-rf-vijti-z-ukraini-borrel.html" text:style-name="Internet_20_link" text:visited-style-name="Visited_20_Internet_20_Link">
<text:span text:style-name="T4">
 Borrel </text:span>
</text:a>
As reported by Ukrinform, the informal meeting of foreign ministers of the EU countries has taken place today, during which European government officials considering the most important issues of foreign policy, including the support of Ukraine and determining the strategy of relations between the EU and China.</text:p>
      <text:p text:style-name="P4">
News Source: <text:a xlink:type="simple" xlink:href="https://www.ukrinform.ua/rubric-world/3708538-es-dopustiv-pomilku-iz-nadmirnou-zaleznistu-vid-rosii-i-ne-povtorit-ii-z-kitaem-borrel.html" text:style-name="Internet_20_link" text:visited-style-name="Visited_20_Internet_20_Link">
https://www.ukrinform.ua/rubric-world/3708538-es-dopustiv-pomilku-iz-nadmirnou-zaleznistu-vid-rosii-i-ne-povtorit-ii-z-kitaem-borrel.html</text:a>
</text:p>
      <!--NEWS-->
      <text:h text:style-name="P10" text:outline-level="1">
<text:span text:style-name="T4">
Dnipro, Dnipropetrovska Oblast(10:42). Red Alert: aerial threat. Sirens sounding. Take cover ...</text:span>
</text:h>
      <text:p text:style-name="P4">
Authors: liveuamap (Language: en)</text:p>
      <text:p text:style-name="P4">
Time: 2023-05-12T-32:44:00</text:p>
      <text:p text:style-name="P4">
Location: Dnipro (Latitude:48.45927 Longtitude:35.03895)</text:p>
      <text:p text:style-name="P4">
Videos: []</text:p>
      <text:p text:style-name="P4">
Images: []</text:p>
      <text:p text:style-name="P4">
Tags: ["Europe", "Central and Eastern Europe"]</text:p>
      <text:p text:style-name="P4">
Id: 22562310</text:p>
      <!--METADATA-->
      <text:p text:style-name="P4">
Dnipro, Dnipropetrovsk region(10:42). Red Alert: aerial threat. Sirenssounding. Take cover now!</text:p>
      <text:p text:style-name="P4">
News Collection Link: <text:a xlink:type="simple" xlink:href="https://liveuamap.com/en/2023/12-may-dnipro-dnipropetrovska-oblast1042-red-g" text:style-name="Internet_20_link" text:visited-style-name="Visited_20_Internet_20_Link">
https://liveuamap.com/en/2023/12-may-dnipro-dnipropetrovska-oblast1042-red-g</text:a>
</text:p>
      <text:p text:style-name="P4">
News Source: <text:a xlink:type="simple" xlink:href="https://t.me/suspilnednipro/15336" text:style-name="Internet_20_link" text:visited-style-name="Visited_20_Internet_20_Link">
https://t.me/suspilnednipro/15336</text:a>
</text:p>
      <!--NEWS-->
      <text:h text:style-name="P10" text:outline-level="1">
<text:span text:style-name="T4">
Zaluzhni called Gerasimov a strong, insidious and unpredictable enemy</text:span>
</text:h>
      <text:p text:style-name="P4">
Authors: Ukrinform (Person)</text:p>
      <text:p text:style-name="P4">
Publisher: Укринформ (Organization)</text:p>
      <text:p text:style-name="P4">
Published Time: 2023-05-12T-33:14:00+03:00</text:p>
      <text:p text:style-name="P4">
Modified Time: 2023-05-12T23:14:00+03:00</text:p>
      <text:p text:style-name="P4">
Description: The Commander -in -Chief of the Armed Forces of Ukraine Valery Zaluzhny is interested in the works and in general the course of the opinion of the Chief of General Staff of the Russian Federation General Valery Gerasimov, because he considers him a strong, insidious and unpredictable enemy, who deserves respect. - Ukrinform.</text:p>
      <text:p text:style-name="P4">
Images: ["<text:a xlink:type="simple" xlink:href="https://static.ukrinform.com/photos/2022_02/thumb_files/630_360_1645726479-236.jpg" text:style-name="Internet_20_link" text:visited-style-name="Visited_20_Internet_20_Link">
630_360_16457...</text:a>
"]</text:p>
      <text:p text:style-name="P4">
Tags: ['Герасимов', 'Російські військові', 'Валерій Залужний', 'Війна з росією']</text:p>
      <text:p text:style-name="P4">
Type: Article</text:p>
      <!--METADATA-->
      <text:p text:style-name="P4">
<draw:frame draw:style-name="fr1" draw:name="Image40" text:anchor-type="as-char" svg:width="6.9236in" svg:height="3.956343in" draw:z-index="0">
<draw:image xlink:href="../Images/yкринформ/2023-05-12T-33-14-00-03-00/630_360_1645726479-236.jpg" xlink:type="simple" xlink:show="embed" xlink:actuate="onLoad" draw:mime-type="image/jpeg"/>
</draw:frame>
The Commander -in -Chief of the Armed Forces of Ukraine Valery Zaluzhuzhny is interested in the work of the head of the General General Staff of General ValeriaGerasimov, because he considers him a strong, insidious and unpredictable enemy, who deserves respect.</text:p>
      <text:p text:style-name="P4">
This was said in an interview with Dmitry Komarov's special pro -prosekt "<text:a xlink:type="simple" xlink:href="https://www.youtube.com/watch" text:style-name="Internet_20_link" text:visited-style-name="Visited_20_Internet_20_Link">
</text:a>
», Reports Ukrinform.</text:p>
      <text:p text:style-name="P4">
“There is one person in Russia, the commander I read constantly. Now he is not republished, but I am interested in his opinion as <text:a xlink:type="simple" xlink:href="https://www.ukrinform.ua/tag-rosijski-vijskovi" text:style-name="Internet_20_link" text:visited-style-name="Visited_20_Internet_20_Link">
</text:a>
. This is General Gerasimov. He is strong, insidious, unpredictable. In short, it is a strong enemy that we, the military, must be considered for the sake of winning, ”Zaluzhny said.</text:p>
      <text:p text:style-name="P4">
At the same time, he determined that he was not very interested in what Putin's presentrosion says or writes.</text:p>
      <text:p text:style-name="P4">
The Commander -in -Chief of the Armed Forces of Ukraine determined what he appreciates when he values positively, but at the same time added: "I just do my job and little, no feelings and emotions."</text:p>
      <text:p text:style-name="P4">
<text:span text:style-name="T4">
 Read also: </text:span>
 <text:a xlink:type="simple" xlink:href="https://www.ukrinform.ua/rubric-ato/3708534-zaluznij-kaze-so-ne-peregladav-prognoziv-svidkogo-znisenna-ukraini.html" text:style-name="Internet_20_link" text:visited-style-name="Visited_20_Internet_20_Link">
<text:span text:style-name="T4">
 Zaluzhni </text:span>
</text:a>
As it was reported, the representative of the Main Directorate of Intelligence of the Ministry of Defense Andriyyusov recently stated that public disputes between the Minister of Defense Sergei Shoig, the head of the General Staff Valery Gerasimov and the head of the Vagner Nagner, Eugene Prigogin, testify that they <text:a xlink:type="simple" xlink:href="https://www.ukrinform.ua/rubric-ato/3707359-sojgu-gerasimov-i-prigozin-vze-viznacaut-miz-sobou-vinnih-u-porazci-gur.html" text:style-name="Internet_20_link" text:visited-style-name="Visited_20_Internet_20_Link">
</text:a>
 .</text:p>
      <text:p text:style-name="P4">
News Source: <text:a xlink:type="simple" xlink:href="https://www.ukrinform.ua/rubric-ato/3708536-zaluznij-nazvav-gerasimova-silnim-pidstupnim-ta-neperedbacuvanim-vorogom.html" text:style-name="Internet_20_link" text:visited-style-name="Visited_20_Internet_20_Link">
https://www.ukrinform.ua/rubric-ato/3708536-zaluznij-nazvav-gerasimova-silnim-pidstupnim-ta-neperedbacuvanim-vorogom.html</text:a>
</text:p>
      <!--NEWS-->
      <text:h text:style-name="P10" text:outline-level="1">
<text:span text:style-name="T4">
In Odessa, a military hospital commander was exposed in corruption</text:span>
</text:h>
      <text:p text:style-name="P4">
Authors: Ukrinform (Person)</text:p>
      <text:p text:style-name="P4">
Publisher: Укринформ (Organization)</text:p>
      <text:p text:style-name="P4">
Published Time: 2023-05-12T-35:08:00+03:00</text:p>
      <text:p text:style-name="P4">
Modified Time: 2023-05-12T23:08:00+03:00</text:p>
      <text:p text:style-name="P4">
Description: In Odessa, law enforcement officers exposed one of the commanders of a military hospital, who promised to help the military with a disability certificate for a bribe. - Ukrinform.</text:p>
      <text:p text:style-name="P4">
Images: ["<text:a xlink:type="simple" xlink:href="https://static.ukrinform.com/photos/2023_05/thumb_files/630_360_1683901426-321.jpg" text:style-name="Internet_20_link" text:visited-style-name="Visited_20_Internet_20_Link">
630_360_16839...</text:a>
", "<text:a xlink:type="simple" xlink:href="https://static.ukrinform.com/photos/2023_05/1683901426-408.jpg" text:style-name="Internet_20_link" text:visited-style-name="Visited_20_Internet_20_Link">
1683901426-40...</text:a>
", "<text:a xlink:type="simple" xlink:href="https://static.ukrinform.com/photos/2023_05/1683901425-913.jpg" text:style-name="Internet_20_link" text:visited-style-name="Visited_20_Internet_20_Link">
1683901425-91...</text:a>
", "<text:a xlink:type="simple" xlink:href="https://static.ukrinform.com/photos/2023_05/1683901426-195.jpg" text:style-name="Internet_20_link" text:visited-style-name="Visited_20_Internet_20_Link">
1683901426-19...</text:a>
"]</text:p>
      <text:p text:style-name="P4">
Tags: ['Арешт', 'Хабар', 'Одеса', 'Ухилянти', 'ВЛК']</text:p>
      <text:p text:style-name="P4">
Type: Article</text:p>
      <!--METADATA-->
      <text:p text:style-name="P4">
<draw:frame draw:style-name="fr1" draw:name="Image41" text:anchor-type="as-char" svg:width="6.9236in" svg:height="3.956343in" draw:z-index="0">
<draw:image xlink:href="../Images/yкринформ/2023-05-12T-35-08-00-03-00/630_360_1683901426-321.jpg" xlink:type="simple" xlink:show="embed" xlink:actuate="onLoad" draw:mime-type="image/jpeg"/>
</draw:frame>
Odessa law enforcement officers exposed to corruption of one of the commanders of a military hospital, who for a bribe promised to help the military receive a certificate of disability.</text:p>
      <text:p text:style-name="P4">
About this <text:a xlink:type="simple" xlink:href="https://od.npu.gov.ua/news/prosyv-z-cholovika-5000-dolariv-ssha-za-dopomohu-v-otrymanni-invalidnosti-v-odesi-pravookhorontsi-vykryly-na-koruptsii-odnoho-iz-komandyriv-viiskovoho-hospitalia" text:style-name="Internet_20_link" text:visited-style-name="Visited_20_Internet_20_Link">
 </text:a>
in the SUNP of the Odessa region, reports Ukrinform.</text:p>
      <text:p text:style-name="P4">
According to the investigation, a military man who had health problems and wanted a Puzzan-Medical Commission(VLK)To obtain the status of a person with disabilities, he addressed one of the commanders of the military hospital.</text:p>
      <text:p text:style-name="P4">
<draw:frame draw:style-name="fr1" draw:name="Image42" text:anchor-type="as-char" svg:width="6.9236in" svg:height="9.231467in" draw:z-index="0">
<draw:image xlink:href="../Images/yкринформ/2023-05-12T-35-08-00-03-00/1683901426-408.jpg" xlink:type="simple" xlink:show="embed" xlink:actuate="onLoad" draw:mime-type="image/jpeg"/>
</draw:frame>
"He, not being competent and not contacting specialists, immediately declared that his diagnosis and illness" do not reach "to make a group of disability, but for a cash remuneration of $ 5,000, he could help in solving this issue," <text:a xlink:type="simple" xlink:href="https://www.ukrinform.ua/tag-policia" text:style-name="Internet_20_link" text:visited-style-name="Visited_20_Internet_20_Link">
</text:a>
 .</text:p>
      <text:p text:style-name="P4">
<draw:frame draw:style-name="fr1" draw:name="Image43" text:anchor-type="as-char" svg:width="6.9236in" svg:height="9.231467in" draw:z-index="0">
<draw:image xlink:href="../Images/yкринформ/2023-05-12T-35-08-00-03-00/1683901425-913.jpg" xlink:type="simple" xlink:show="embed" xlink:actuate="onLoad" draw:mime-type="image/jpeg"/>
</draw:frame>
The military appealed to law enforcement agencies. The commander was detained immediately with a bribe.</text:p>
      <text:p text:style-name="P4">
<draw:frame draw:style-name="fr1" draw:name="Image44" text:anchor-type="as-char" svg:width="6.9236in" svg:height="9.231467in" draw:z-index="0">
<draw:image xlink:href="../Images/yкринформ/2023-05-12T-35-08-00-03-00/1683901426-195.jpg" xlink:type="simple" xlink:show="embed" xlink:actuate="onLoad" draw:mime-type="image/jpeg"/>
</draw:frame>
“The issue of notifying a man of suspicion of obtaining right benefits for himself or a third party is currently resolved for influencing the decision -making person authorized to perform the functions of the state or local government, combined with the demanding of such benefit. Such actions, in accordance with Part 3 of Art. 369-2 of the Criminal Code, are punishable by imprisonment for a term of three to eighty with confiscation of property, ”the police added.</text:p>
      <text:p text:style-name="P4">
<text:span text:style-name="T4">
 Read also: </text:span>
 <text:a xlink:type="simple" xlink:href="https://www.ukrinform.ua/rubric-regions/3690450-na-odesini-perekrili-kanal-vteci-uhilantiv-do-moldovi.html" text:style-name="Internet_20_link" text:visited-style-name="Visited_20_Internet_20_Link">
<text:span text:style-name="T4">
 Assassinations </text:span>
</text:a>
As it was reported, in Odessa during a bribe <text:a xlink:type="simple" xlink:href="https://www.ukrinform.ua/rubric-regions/3706453-v-odesi-vikrili-u-habari-komandira-viddilenna-vijskovoi-castini.html" text:style-name="Internet_20_link" text:visited-style-name="Visited_20_Internet_20_Link">
</text:a>
, who seemed to be a staffing center.</text:p>
      <text:p text:style-name="P4">
<text:span text:style-name="T5">
Foto: SUNP of the Odessa region</text:span>
</text:p>
      <text:p text:style-name="P4">
News Source: <text:a xlink:type="simple" xlink:href="https://www.ukrinform.ua/rubric-regions/3708384-v-odesi-na-korupcii-vikrili-komandira-vijskovogo-gospitala.html" text:style-name="Internet_20_link" text:visited-style-name="Visited_20_Internet_20_Link">
https://www.ukrinform.ua/rubric-regions/3708384-v-odesi-na-korupcii-vikrili-komandira-vijskovogo-gospitala.html</text:a>
</text:p>
      <!--NEWS-->
      <text:h text:style-name="P10" text:outline-level="1">
<text:span text:style-name="T4">
Berinchik refused to defend the title leaving the EBU belt vacant</text:span>
</text:h>
      <text:p text:style-name="P4">
Authors: Ukrinform (Person)</text:p>
      <text:p text:style-name="P4">
Publisher: Укринформ (Organization)</text:p>
      <text:p text:style-name="P4">
Published Time: 2023-05-12T-37:03:00+03:00</text:p>
      <text:p text:style-name="P4">
Modified Time: 2023-05-12T23:03:00+03:00</text:p>
      <text:p text:style-name="P4">
Description: The WBO International Champion Denis Berinchyk (17-0, 9 KOs) left a vacant belt of the European Boxing Union (EBU), which belongs to it. - Ukrinform.</text:p>
      <text:p text:style-name="P4">
Images: ["<text:a xlink:type="simple" xlink:href="https://static.ukrinform.com/photos/2023_05/thumb_files/630_360_1683922034-856.jpg" text:style-name="Internet_20_link" text:visited-style-name="Visited_20_Internet_20_Link">
630_360_16839...</text:a>
"]</text:p>
      <text:p text:style-name="P4">
Tags: ['Бокс']</text:p>
      <text:p text:style-name="P4">
Type: Article</text:p>
      <!--METADATA-->
      <text:p text:style-name="P4">
<draw:frame draw:style-name="fr1" draw:name="Image45" text:anchor-type="as-char" svg:width="6.9236in" svg:height="3.956343in" draw:z-index="0">
<draw:image xlink:href="../Images/yкринформ/2023-05-12T-37-03-00-03-00/630_360_1683922034-856.jpg" xlink:type="simple" xlink:show="embed" xlink:actuate="onLoad" draw:mime-type="image/jpeg"/>
</draw:frame>
Championship boxing organization(WBO International)In the light Vazuzukra Denis Berinchyk(17-0, 9 Ko)left the vacant belt of the European Bocal Union(EBU)that belongs to him.</text:p>
      <text:p text:style-name="P4">
As <text:a xlink:type="simple" xlink:href="https://www.boxingscene.com/euro-news-hamadouche-retires-marco-huck-injured-zeuge-returns-more--174491" text:style-name="Internet_20_link" text:visited-style-name="Visited_20_Internet_20_Link">
 </text:a>
Boxing Scene, Berinchik had Vitaly on June 24 to protect the title(42-0-1, 16 Who), however, the Ukrainian refused to meet in the ring with a 46-year-old man and released his belt, Ukrinform reports.</text:p>
      <text:p text:style-name="P4">
Now Marsyl will look for a new opponent with whom he argues with the EBU title.</text:p>
      <text:p text:style-name="P4">
<text:span text:style-name="T4">
 Read also: </text:span>
 <text:a xlink:type="simple" xlink:href="https://www.ukrinform.ua/rubric-sports/3694013-berincik-majze-ves-gonorar-vid-bou-z-mendi-a-viddav-na-zsu.html" text:style-name="Internet_20_link" text:visited-style-name="Visited_20_Internet_20_Link">
<text:span text:style-name="T4">
 Berinchik </text:span>
</text:a>
It should be reminded that in his last battle in December 2022, Berinchik received a winner unanimous decision of judges over Frenchman Ivan Mendi, obtained by EBU.</text:p>
      <text:p text:style-name="P4">
Photo: Getty Images.</text:p>
      <text:p text:style-name="P4">
News Source: <text:a xlink:type="simple" xlink:href="https://www.ukrinform.ua/rubric-sports/3708537-berincik-vidmovivsa-zahisati-titul-zalisivsi-poas-ebu-vakantnim.html" text:style-name="Internet_20_link" text:visited-style-name="Visited_20_Internet_20_Link">
https://www.ukrinform.ua/rubric-sports/3708537-berincik-vidmovivsa-zahisati-titul-zalisivsi-poas-ebu-vakantnim.html</text:a>
</text:p>
      <!--NEWS-->
      <text:h text:style-name="P10" text:outline-level="1">
<text:span text:style-name="T4">
Zaluzhny says he did not look at the rapid destruction of Ukraine</text:span>
</text:h>
      <text:p text:style-name="P4">
Authors: Ukrinform (Person)</text:p>
      <text:p text:style-name="P4">
Publisher: Укринформ (Organization)</text:p>
      <text:p text:style-name="P4">
Published Time: 2023-05-12T-40:58:00+03:00</text:p>
      <text:p text:style-name="P4">
Modified Time: 2023-05-12T22:58:00+03:00</text:p>
      <text:p text:style-name="P4">
Description: The commander -in -chief of the Armed Forces of Ukraine Valery Zaluzhny said that he did not review the forecasts of so -called experts on the rapid destruction of the Ukrainian state at the beginning of a full -scale Russian invasion. - Ukrinform.</text:p>
      <text:p text:style-name="P4">
Images: ["<text:a xlink:type="simple" xlink:href="https://static.ukrinform.com/photos/2022_07/thumb_files/630_360_1658169148-738.jpg" text:style-name="Internet_20_link" text:visited-style-name="Visited_20_Internet_20_Link">
630_360_16581...</text:a>
"]</text:p>
      <text:p text:style-name="P4">
Tags: ['Україна', 'Прогноз', 'Валерій Залужний', 'Війна з росією']</text:p>
      <text:p text:style-name="P4">
Type: Article</text:p>
      <!--METADATA-->
      <text:p text:style-name="P4">
<draw:frame draw:style-name="fr1" draw:name="Image46" text:anchor-type="as-char" svg:width="6.9236in" svg:height="3.956343in" draw:z-index="0">
<draw:image xlink:href="../Images/yкринформ/2023-05-12T-40-58-00-03-00/630_360_1658169148-738.jpg" xlink:type="simple" xlink:show="embed" xlink:actuate="onLoad" draw:mime-type="image/jpeg"/>
</draw:frame>
The commander -in -chief of the Armed Forces of Ukraine Valery Zaluzhny said that he was unspent to forecasts the so -called experts on the rapid destruction of the Ukrainian state at the beginning of a full -scale Russian invasion.</text:p>
      <text:p text:style-name="P4">
He said this in an interview with Dmitry Komarov in the special pro -projection "<text:a xlink:type="simple" xlink:href="https://www.youtube.com/watch" text:style-name="Internet_20_link" text:visited-style-name="Visited_20_Internet_20_Link">
</text:a>
», Reports Ukrinform.</text:p>
      <text:p text:style-name="P4">
“I do not overload my brain with such a variety of moments. I know what I needed to do. And I knew if I did not do it, it could be different. Therefore, my team and my commanders worked to give it to do it, ” - said the Commander -in -Chief of the Armed Forces, responding to a reaction to the reaction to the predictions of so -called experts who gave <text:span text:style-name="T4">
 [] <text:a xlink:type="simple" xlink:href="https://www.ukrinform.ua/tag-ukraina" text:style-name="Internet_20_link" text:visited-style-name="Visited_20_Internet_20_Link">
</text:a>
</text:span>
 On the existence of a conditional 96 hours.</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34-zaluznij-kaze-so-ne-peregladav-prognoziv-svidkogo-znisenna-ukraini.html" text:style-name="Internet_20_link" text:visited-style-name="Visited_20_Internet_20_Link">
https://www.ukrinform.ua/rubric-ato/3708534-zaluznij-kaze-so-ne-peregladav-prognoziv-svidkogo-znisenna-ukraini.html</text:a>
</text:p>
      <!--NEWS-->
      <text:h text:style-name="P10" text:outline-level="1">
<text:span text:style-name="T4">
Without the responsibility of the Russian Federation for the crimes of sustainable peace will not be - the Prime Minister of Estonia</text:span>
</text:h>
      <text:p text:style-name="P4">
Authors: Ukrinform (Person)</text:p>
      <text:p text:style-name="P4">
Publisher: Укринформ (Organization)</text:p>
      <text:p text:style-name="P4">
Published Time: 2023-05-12T-42:55:00+03:00</text:p>
      <text:p text:style-name="P4">
Modified Time: 2023-05-12T22:55:00+03:00</text:p>
      <text:p text:style-name="P4">
Description: Without the responsibility of the Russian Federation for its crimes, constant peace is impossible. - Ukrinform.</text:p>
      <text:p text:style-name="P4">
Images: ["<text:a xlink:type="simple" xlink:href="https://static.ukrinform.com/photos/2023_05/thumb_files/630_360_1683920241-324.jpg" text:style-name="Internet_20_link" text:visited-style-name="Visited_20_Internet_20_Link">
630_360_16839...</text:a>
"]</text:p>
      <text:p text:style-name="P4">
Tags: ['Естонія', 'Україна', 'Воєнні злочини', 'Війна з росією']</text:p>
      <text:p text:style-name="P4">
Type: Article</text:p>
      <!--METADATA-->
      <text:p text:style-name="P4">
<draw:frame draw:style-name="fr1" draw:name="Image47" text:anchor-type="as-char" svg:width="6.9236in" svg:height="3.956343in" draw:z-index="0">
<draw:image xlink:href="../Images/yкринформ/2023-05-12T-42-55-00-03-00/630_360_1683920241-324.jpg" xlink:type="simple" xlink:show="embed" xlink:actuate="onLoad" draw:mime-type="image/jpeg"/>
</draw:frame>
The irresponsibility of the Russian Federation for its crimes is a sustainable peace.</text:p>
      <text:p text:style-name="P4">
This opinion was expressed by the Prime Minister of Estonia Kai Callas during the opening of Lennart Mary's 16-Nonart, Ukrinform reports with reference to the correspondent <text:a xlink:type="simple" xlink:href="https://armyinform.com.ua/2023/05/12/ne-bude-stalogo-myru-bez-vidpovidalnosti-rosiyi-za-skoyeni-zlochyny-kaya-kallas/" text:style-name="Internet_20_link" text:visited-style-name="Visited_20_Internet_20_Link">
</text:a>
In Tallinn.</text:p>
      <text:p text:style-name="P4">
“There is no responsibility for <text:a xlink:type="simple" xlink:href="https://www.ukrinform.ua/tag-rosia" text:style-name="Internet_20_link" text:visited-style-name="Visited_20_Internet_20_Link">
</text:a>
was started with respect to their neighbors. Therefore, in the short term, we must create an international tribunal for Russia's crimes. It should not be forgotten that there are also criminal offices of the Russian Federation, ”Callas stressed.</text:p>
      <text:p text:style-name="P4">
The head of the Estonian government emphasized the importance of combating crime. As she noted, for small states, similar to the Baltic countries, the war is destruction, while for empires - glory.</text:p>
      <text:p text:style-name="P4">
“For a while, I studied the history of tribunals in Nuremberg and Tokyo. Only during the Sevnurnberg did the Germans find out about the crimes of the Nazis. That is why not only is responsibility now, but also to the future, ”the prime minister said.</text:p>
      <text:p text:style-name="P4">
<text:span text:style-name="T4">
 Read also: </text:span>
 <text:a xlink:type="simple" xlink:href="https://www.ukrinform.ua/rubric-world/3706721-na-kordoni-estonii-ta-rf-zavivsa-plakat-putin-vijskovij-zlocinec.html" text:style-name="Internet_20_link" text:visited-style-name="Visited_20_Internet_20_Link">
<text:span text:style-name="T4">
 Estonia </text:span>
</text:a>
As reported by Ukrinform, in early May, President Vladimir Zelensky asserted that Ukraine does not want to agree to no hybrid courts for Russia and <text:a xlink:type="simple" xlink:href="https://www.ukrinform.ua/rubric-polytics/3704632-zelenskij-ukraina-pracuvatime-nad-stvorennam-okremogo-miznarodnogo-tribunalu-a-ne-gibridnogo.html" text:style-name="Internet_20_link" text:visited-style-name="Visited_20_Internet_20_Link">
</text:a>
.</text:p>
      <text:p text:style-name="P4">
<text:span text:style-name="T5">
Foto: armyinform.com.ua</text:span>
</text:p>
      <text:p text:style-name="P4">
News Source: <text:a xlink:type="simple" xlink:href="https://www.ukrinform.ua/rubric-polytics/3708528-bez-vidpovidalnosti-rosii-za-skoeni-zlocini-stalogo-miru-ne-bude-premerka-estonii.html" text:style-name="Internet_20_link" text:visited-style-name="Visited_20_Internet_20_Link">
https://www.ukrinform.ua/rubric-polytics/3708528-bez-vidpovidalnosti-rosii-za-skoeni-zlocini-stalogo-miru-ne-bude-premerka-estonii.html</text:a>
</text:p>
      <!--NEWS-->
      <text:h text:style-name="P10" text:outline-level="1">
<text:span text:style-name="T4">
Illegal "sentences" of Russia by Ukrainian captives is not an obstacle to exchange - coordination</text:span>
</text:h>
      <text:p text:style-name="P4">
Authors: Ukrinform (Person)</text:p>
      <text:p text:style-name="P4">
Publisher: Укринформ (Organization)</text:p>
      <text:p text:style-name="P4">
Published Time: 2023-05-12T-44:53:00+03:00</text:p>
      <text:p text:style-name="P4">
Modified Time: 2023-05-12T22:53:00+03:00</text:p>
      <text:p text:style-name="P4">
Description: The Coordination Headquarters on the management of prisoners of war assured close Ukrainian defenders who are in hostile captivity, who are illegal "sentences" that the Russian Federation makes Ukrainian captives is not an obstacle to exchange.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48" text:anchor-type="as-char" svg:width="6.9236in" svg:height="3.956343in" draw:z-index="0">
<draw:image xlink:href="../Images/yкринформ/2023-05-12T-44-53-00-03-00/630_360_1680170436-658.jpg" xlink:type="simple" xlink:show="embed" xlink:actuate="onLoad" draw:mime-type="image/jpeg"/>
</draw:frame>
The Vokoordination Headquarters on the Defense of Prisoners of Pursuing Confidential Ukrainian Defenders, who are in hostile captivity, everyday "sentences", which the Russian Federation makes Ukrainian captives is not an obstacle to exchange.</text:p>
      <text:p text:style-name="P4">
According to Ukrinform, the coordination reports in <text:a xlink:type="simple" xlink:href="https://t.me/Koord_shtab/1040" text:style-name="Internet_20_link" text:visited-style-name="Visited_20_Internet_20_Link">
</text:a>
The Coordination Headquarters met with the families of servicemen of the 24-sections assault battalion "Aydar".</text:p>
      <text:p text:style-name="P4">
The coordination staff representative assured the loved ones that the National Information Bureau accounted for all the missing persons of defenders and defenders. All <text:a xlink:type="simple" xlink:href="https://www.ukrinform.ua/tag-vijskovi" text:style-name="Internet_20_link" text:visited-style-name="Visited_20_Internet_20_Link">
</text:a>
, which are in the enemy militia, are fed for exchange.</text:p>
      <text:p text:style-name="P4">
“We find all the defenders until the DNA coincides or find. Until we consider a person alive and look for him in captivity, ”he said.</text:p>
      <text:p text:style-name="P4">
The staff specialist once again reminded that Ukraine is trying first and foremost to pick up herbs, sick and women.</text:p>
      <text:p text:style-name="P4">
<text:span text:style-name="T4">
 Read also: </text:span>
 <text:a xlink:type="simple" xlink:href="https://www.ukrinform.ua/rubric-society/3706693-u-koordstabi-zaklikali-rodiciv-vijskovih-dopomagati-zi-zborom-informacii-dla-obminu-polonenimi.html" text:style-name="Internet_20_link" text:visited-style-name="Visited_20_Internet_20_Link">
<text:span text:style-name="T4">
 Coordination </text:span>
</text:a>
The relatives were also interested in whether the return of the "sentences" that is illegal to Ukrainian defenders in Russia.</text:p>
      <text:p text:style-name="P4">
“We also have the prisoners of prisoners and those under investigation. Therefore, there is no obstacle to exchange, ”the headquarters representative emphasized.</text:p>
      <text:p text:style-name="P4">
As reported by Ukrinform, the coordination headquarters on the behavior of the Warriors does not confirm captivity, but collects and accounting information that is inadvertent from various sources, including from relatives of prisoners and missing non -Ukrainian defenders.</text:p>
      <text:p text:style-name="P4">
News Source: <text:a xlink:type="simple" xlink:href="https://www.ukrinform.ua/rubric-ato/3708282-nezakonni-viroki-rosii-ukrainskim-polonenim-ne-e-pereskodou-dla-obminiv-koordstab.html" text:style-name="Internet_20_link" text:visited-style-name="Visited_20_Internet_20_Link">
https://www.ukrinform.ua/rubric-ato/3708282-nezakonni-viroki-rosii-ukrainskim-polonenim-ne-e-pereskodou-dla-obminiv-koordstab.html</text:a>
</text:p>
      <!--NEWS-->
      <text:h text:style-name="P10" text:outline-level="1">
<text:span text:style-name="T4">
Zaluzhny about flooding Moscow: Be sure to get to the rest, the question of time</text:span>
</text:h>
      <text:p text:style-name="P4">
Authors: Ukrinform (Person)</text:p>
      <text:p text:style-name="P4">
Publisher: Укринформ (Organization)</text:p>
      <text:p text:style-name="P4">
Published Time: 2023-05-12T-46:52:00+03:00</text:p>
      <text:p text:style-name="P4">
Modified Time: 2023-05-12T22:52:00+03:00</text:p>
      <text:p text:style-name="P4">
Description: Ukraine had a minor chance of sunk for Moscow's cruiser and has not lost it, and will continue to eliminate the elimination of the Russian Fleet. - Ukrinform.</text:p>
      <text:p text:style-name="P4">
Images: ["<text:a xlink:type="simple" xlink:href="https://static.ukrinform.com/photos/2022_04/thumb_files/630_360_1650622145-892.jpg" text:style-name="Internet_20_link" text:visited-style-name="Visited_20_Internet_20_Link">
630_360_16506...</text:a>
"]</text:p>
      <text:p text:style-name="P4">
Tags: ['ЗСУ', 'Агресія РФ', 'Валерій Залужний', 'Війна з росією', 'Крейсер «Москва» ']</text:p>
      <text:p text:style-name="P4">
Type: Article</text:p>
      <!--METADATA-->
      <text:p text:style-name="P4">
<draw:frame draw:style-name="fr1" draw:name="Image49" text:anchor-type="as-char" svg:width="6.9236in" svg:height="3.956343in" draw:z-index="0">
<draw:image xlink:href="../Images/yкринформ/2023-05-12T-46-52-00-03-00/630_360_1650622145-892.jpg" xlink:type="simple" xlink:show="embed" xlink:actuate="onLoad" draw:mime-type="image/jpeg"/>
</draw:frame>
Ukrainian has a minor chance to sink the cruiser "Moscow" and has not lost it, and will also continue to work on the elimination of the Russian Fleet.</text:p>
      <text:p text:style-name="P4">
The commander -in -chief of the Armed Forces of Ukraine Valery Zaluzhny Winterv Dmitry Komarov in the Special Profession "Year. Voice-over. General ”, as it was on air of TV channel“ 1+1 ”, reports Ukrinform.</text:p>
      <text:p text:style-name="P4">
“We were interested in military declines, and in the future, completely deprivation of the Black Sea Fleet of the Russian Federation of any activity in the Black Sea. For this we had some opportunities and we had, let us say, so, a rather little chance of using these opportunities to use. The sinking of the cruiser "Moscow", of course, has strategic importance to us, because it was still a carriage of winged missiles. But, answering the question of whether we fully mounted their plans, I want to say that so far, we are going to work. We will definitely get to ... "Essena" and to "Samom" and to the way, the question of time, " - said Zaluzhny.</text:p>
      <text:p text:style-name="P4">
<text:span text:style-name="T4">
 Read also: </text:span>
 <text:span text:style-name="T4">
 <text:a xlink:type="simple" xlink:href="https://www.ukrinform.ua/rubric-ato/3706774-zbitta-kindzala-zsu-vidpravili-v-nokaut-rosijski-tehniku-i-propagandu.html" text:style-name="Internet_20_link" text:visited-style-name="Visited_20_Internet_20_Link">
</text:a>
</text:span>
</text:p>
      <text:p text:style-name="P4">
According to him, the military did their work, which they had to do, and for Ukrainian Moscow's drowning, it really was important to raise the spirit.</text:p>
      <text:p text:style-name="P4">
"Moscow cruiser" is like huge columns that moved towards the Kiev region: the inadvertent resistance, the inability that the second army of the world could be affected or destroy The troughs into the immediate area of the lesion, the skewers had to take this chance. They are such that this chance was not allowed. In parallel with this there are some more and somewhat normal, we will leave the chips that stories, ”the Commander -in -Chief of the Armed Forces added.</text:p>
      <text:p text:style-name="P4">
<text:span text:style-name="T4">
 Read also: </text:span>
 <text:span text:style-name="T4">
 <text:a xlink:type="simple" xlink:href="https://www.ukrinform.ua/rubric-kyiv/3695530-u-kievi-pokazali-ulamki-raketi-neptun-aka-urazila-krejser-moskva.html" text:style-name="Internet_20_link" text:visited-style-name="Visited_20_Internet_20_Link">
</text:a>
</text:span>
</text:p>
      <text:p text:style-name="P4">
Recall: the flagship of the Black Sea Fleet of Russian Navy Missile <text:span text:style-name="T4">
 <text:a xlink:type="simple" xlink:href="https://www.ukrinform.ua/tag-krejser-moskva" text:style-name="Internet_20_link" text:visited-style-name="Visited_20_Internet_20_Link">
</text:a>
</text:span>
 He drove on April 14, 2022 after a blow to the Ukrainian defense forces.</text:p>
      <text:p text:style-name="P4">
News Source: <text:a xlink:type="simple" xlink:href="https://www.ukrinform.ua/rubric-ato/3708533-zaluznij-po-zatoplenna-moskvi-obovazkovo-doberemosa-i-do-resti-pitanna-casu.html" text:style-name="Internet_20_link" text:visited-style-name="Visited_20_Internet_20_Link">
https://www.ukrinform.ua/rubric-ato/3708533-zaluznij-po-zatoplenna-moskvi-obovazkovo-doberemosa-i-do-resti-pitanna-casu.html</text:a>
</text:p>
      <!--NEWS-->
      <text:h text:style-name="P10" text:outline-level="1">
<text:span text:style-name="T4">
In Kharkiv region, a farm worker who was tortured during the occupation was killed through shelling</text:span>
</text:h>
      <text:p text:style-name="P4">
Authors: Ukrinform (Person)</text:p>
      <text:p text:style-name="P4">
Publisher: Укринформ (Organization)</text:p>
      <text:p text:style-name="P4">
Published Time: 2023-05-12T-48:50:00+03:00</text:p>
      <text:p text:style-name="P4">
Modified Time: 2023-05-12T22:50:00+03:00</text:p>
      <text:p text:style-name="P4">
Description: In the Izyum district in Kharkiv region, on May 12, a hostile shelling was killed by a farm worker Maxim Romanenko, who was tortured by the Russian military during the temporary occupation of his community last year.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Обстріл', 'Загибель', 'Харківщина', 'Війна з росією']</text:p>
      <text:p text:style-name="P4">
Type: Article</text:p>
      <!--METADATA-->
      <text:p text:style-name="P4">
<draw:frame draw:style-name="fr1" draw:name="Image50" text:anchor-type="as-char" svg:width="6.9236in" svg:height="3.956343in" draw:z-index="0">
<draw:image xlink:href="../Images/yкринформ/2023-05-12T-48-50-00-03-00/630_360_1617451171-445.jpg" xlink:type="simple" xlink:show="embed" xlink:actuate="onLoad" draw:mime-type="image/jpeg"/>
</draw:frame>
The Kharkiv region in Kharkiv region on May 12, as a result of a hostile shelling, a farm worker Maxim Romanenko, who was tortured by the Russian military during the temporary occupation of his community last year.</text:p>
      <text:p text:style-name="P4">
This was reported in <text:a xlink:type="simple" xlink:href="https://t.me/borova_gromada/2189" text:style-name="Internet_20_link" text:visited-style-name="Visited_20_Internet_20_Link">
</text:a>
Boriv settlement, Ukrinform reports.</text:p>
      <text:p text:style-name="P4">
“Today, Russian invaders fired at the village. Cherneshchina Boriv community. Unfortunately, as a result of shelling <text:a xlink:type="simple" xlink:href="https://www.ukrinform.ua/tag-zagibel" text:style-name="Internet_20_link" text:visited-style-name="Visited_20_Internet_20_Link">
</text:a>
Ferma worker Maxim Romanchenko. The dead was 36 years old, he worked as a quarry at a local enterprise. During the occupation of the Boriv public, the Russian soldiers were kidnapped, interrogated and tortured, accusing the Assumption of work with the Armed Forces, ”the message reads.</text:p>
      <text:p text:style-name="P4">
According to local authorities, then the occupiers stole the documents of Romanenko in their IPSO to create a fake "news": they published a photocolovik with a accompanying text that, as if, Ukrainian military volunteers are captured.</text:p>
      <text:p text:style-name="P4">
<text:span text:style-name="T4">
 Read also: </text:span>
 <text:a xlink:type="simple" xlink:href="https://www.ukrinform.ua/rubric-regions/3708523-u-harkovi-pomer-volonter-akij-potrapiv-pid-rosijskij-obstril-u-hodi-evakuacii-ludej.html" text:style-name="Internet_20_link" text:visited-style-name="Visited_20_Internet_20_Link">
<text:span text:style-name="T4">
 Volunteer </text:span>
</text:a>
“Maxim managed to survive and return home then, but unfortunately, the today's aggressor took his life forever. Maxim Romanchenko has a child, a civilian wife, a young child, ”the village council reported.</text:p>
      <text:p text:style-name="P4">
As it was reported, the settlements of the Boriv community of the Russian Federation began to consolidate since April 2022, the community was released during the counter -offensive of the Armed Forces of Ukraine in early October.</text:p>
      <text:p text:style-name="P4">
News Source: <text:a xlink:type="simple" xlink:href="https://www.ukrinform.ua/rubric-regions/3708529-na-harkivsini-cerez-obstril-zaginuv-pracivnik-fermi-akogo-rosiani-katuvali-pid-cas-okupacii.html" text:style-name="Internet_20_link" text:visited-style-name="Visited_20_Internet_20_Link">
https://www.ukrinform.ua/rubric-regions/3708529-na-harkivsini-cerez-obstril-zaginuv-pracivnik-fermi-akogo-rosiani-katuvali-pid-cas-okupacii.html</text:a>
</text:p>
      <!--NEWS-->
      <text:h text:style-name="P10" text:outline-level="1">
<text:span text:style-name="T4">
Zaluzhny: If I find a representative of the "Soviet Army" in the Ukrainian - I will not be a long</text:span>
</text:h>
      <text:p text:style-name="P4">
Authors: Ukrinform (Person)</text:p>
      <text:p text:style-name="P4">
Publisher: Укринформ (Organization)</text:p>
      <text:p text:style-name="P4">
Published Time: 2023-05-12T-50:49:00+03:00</text:p>
      <text:p text:style-name="P4">
Modified Time: 2023-05-12T22:49:00+03:00</text:p>
      <text:p text:style-name="P4">
Description: The Commander -in -Chief of the Armed Forces of Ukraine Valery Zaluzhny is still actively eradicating the Soviet approaches in the Ukrainian army to make it more modern. - Ukrinform.</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51" text:anchor-type="as-char" svg:width="6.9236in" svg:height="3.956343in" draw:z-index="0">
<draw:image xlink:href="../Images/yкринформ/2023-05-12T-50-49-00-03-00/630_360_1667842072-780.jpg" xlink:type="simple" xlink:show="embed" xlink:actuate="onLoad" draw:mime-type="image/jpeg"/>
</draw:frame>
The Commander -in -Chief of the Armed Forces of Ukraine Valery Zaluzhny is still actively the Soviet approaches in the Ukrainian army to make it more modern.</text:p>
      <text:p text:style-name="P4">
He said this in an interview with Dmitry Komarov's special pro -projection "<text:a xlink:type="simple" xlink:href="https://www.youtube.com/watch" text:style-name="Internet_20_link" text:visited-style-name="Visited_20_Internet_20_Link">
</text:a>
», Reports Ukrinform.</text:p>
      <text:p text:style-name="P4">
“I will say so, this Soviet <text:a xlink:type="simple" xlink:href="https://www.ukrinform.ua/tag-armia" text:style-name="Internet_20_link" text:visited-style-name="Visited_20_Internet_20_Link">
</text:a>
She lived for the Armed Forces of Ukraine for a long time. And there is an echo somewhere. It was not fully existent. Now, when there are heavy battles, when multi -processes are connected to each other, it is difficult to do, but my subordinates know if I find a representative of the Soviet Army somewhere in any position, I will not understand long, ”Zaluzhny said.</text:p>
      <text:p text:style-name="P4">
According to him, now it happens when the soldiers who are on the front line have the opportunity to communicate with the commander -in -chief, for example, the need to make fire damage at one point or another. "Cases such as one of the examples," Zaluzhny said.</text:p>
      <text:p text:style-name="P4">
At the same time, he compared the Russian army with the tsarist, where warriors are not very appreciated. "This is the feudal army where such a attitude persists. This is, at least, what we miber in the field of battle, by intercepting, ”he added.</text:p>
      <text:p text:style-name="P4">
The Commander -in -Chief of the Armed Forces of Ukraine is convinced that forgive the enemy this war is unfortunate, because it is not guilty of children. Thoughts about this in the same stimulate the Ukrainian forces of defense to fight the most and destroy the efficiency on our earth.</text:p>
      <text:p text:style-name="P4">
<text:span text:style-name="T4">
 Read also: </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At the same time, answering the question of the presenter, he suggested that the Russians had caused the main mistake - believed that Ukrainians were similar to them. For some reason, the management of the Ukrainian aggressor thought that when they came with the war, they would be here to work with bread and salt, but our people were always freedom-loving Tasmilima, while "Russians think that Ukrainians are the same as they are, the fascists or neo-Nazis, allettes But most of them are like them. "</text:p>
      <text:p text:style-name="P4">
News Source: <text:a xlink:type="simple" xlink:href="https://www.ukrinform.ua/rubric-ato/3708532-zaluznij-akso-znajdu-predstavnika-radanskoi-armii-v-ukrainskij-dovgo-rozbiratisa-ne-budu.html" text:style-name="Internet_20_link" text:visited-style-name="Visited_20_Internet_20_Link">
https://www.ukrinform.ua/rubric-ato/3708532-zaluznij-akso-znajdu-predstavnika-radanskoi-armii-v-ukrainskij-dovgo-rozbiratisa-ne-budu.html</text:a>
</text:p>
      <!--NEWS-->
      <text:h text:style-name="P10" text:outline-level="1">
<text:span text:style-name="T4">
Fedorov reported a loud explosion in Melitopol</text:span>
</text:h>
      <text:p text:style-name="P4">
Authors: Ukrinform (Person)</text:p>
      <text:p text:style-name="P4">
Publisher: Укринформ (Organization)</text:p>
      <text:p text:style-name="P4">
Published Time: 2023-05-12T-52:47:00+03:00</text:p>
      <text:p text:style-name="P4">
Modified Time: 2023-05-12T22:47:00+03:00</text:p>
      <text:p text:style-name="P4">
Description: An explosion was raised in the temporarily occupied Melitopol. In some areas, light, water and communication have disappeared. - Ukrinform.</text:p>
      <text:p text:style-name="P4">
Images: ["<text:a xlink:type="simple" xlink:href="https://static.ukrinform.com/photos/2022_12/thumb_files/630_360_1670715012-546.jpg" text:style-name="Internet_20_link" text:visited-style-name="Visited_20_Internet_20_Link">
630_360_16707...</text:a>
"]</text:p>
      <text:p text:style-name="P4">
Tags: ['Мелітополь', 'Окупація', 'Вибух', 'Війна з росією']</text:p>
      <text:p text:style-name="P4">
Type: Article</text:p>
      <!--METADATA-->
      <text:p text:style-name="P4">
<draw:frame draw:style-name="fr1" draw:name="Image52" text:anchor-type="as-char" svg:width="6.9236in" svg:height="3.956343in" draw:z-index="0">
<draw:image xlink:href="../Images/yкринформ/2023-05-12T-52-47-00-03-00/630_360_1670715012-546.jpg" xlink:type="simple" xlink:show="embed" xlink:actuate="onLoad" draw:mime-type="image/jpeg"/>
</draw:frame>
The explosion was erected by the occupied Melitopol. In some areas, light, water and ligaments have disappeared.</text:p>
      <text:p text:style-name="P4">
About it in the telegram <text:a xlink:type="simple" xlink:href="https://t.me/ivan_fedorov_melitopol/1959" text:style-name="Internet_20_link" text:visited-style-name="Visited_20_Internet_20_Link">
</text:a>
Melitopol city chairman Ivan Fedorov, reports Ukrinform.</text:p>
      <text:p text:style-name="P4">
"There is a loud explosion in Melitopol. It is so powerful that there was no light, water and connection in the eastern and northernia of the city and even surrounding villages," he wrote.</text:p>
      <text:p text:style-name="P4">
<text:span text:style-name="T4">
 Read also: </text:span>
 <text:span text:style-name="T4">
 <text:a xlink:type="simple" xlink:href="https://www.ukrinform.ua/rubric-regions/3708417-u-melitopoli-bila-pidizdu-pidirvali-kolaboranta.html" text:style-name="Internet_20_link" text:visited-style-name="Visited_20_Internet_20_Link">
</text:a>
</text:span>
</text:p>
      <text:p text:style-name="P4">
The explosion details are currently being clarified.</text:p>
      <text:p text:style-name="P4">
Earlier it was reported that in Melitopol in the morning an urn exploded near the entrance building, where the so -called "Acting Deputy Minister" lived in Zaporizhzhya region. The "official" came out of the entrance, was undermined and hospitalized to the medical institution.</text:p>
      <text:p text:style-name="P4">
News Source: <text:a xlink:type="simple" xlink:href="https://www.ukrinform.ua/rubric-regions/3708531-fedorov-povidomiv-pro-gucnij-vibuh-u-melitopoli.html" text:style-name="Internet_20_link" text:visited-style-name="Visited_20_Internet_20_Link">
https://www.ukrinform.ua/rubric-regions/3708531-fedorov-povidomiv-pro-gucnij-vibuh-u-melitopoli.html</text:a>
</text:p>
      <!--NEWS-->
      <text:h text:style-name="P10" text:outline-level="1">
<text:span text:style-name="T4">
Zaluzhny told about the first minutes of a large -scale invasion of the Russian Federation into Ukraine</text:span>
</text:h>
      <text:p text:style-name="P4">
Authors: Ukrinform (Person)</text:p>
      <text:p text:style-name="P4">
Publisher: Укринформ (Organization)</text:p>
      <text:p text:style-name="P4">
Published Time: 2023-05-12T-54:44:00+03:00</text:p>
      <text:p text:style-name="P4">
Modified Time: 2023-05-12T22:44:00+03:00</text:p>
      <text:p text:style-name="P4">
Description: In the first minutes of the beginning of a large-scale invasion of the Russian Federation in Ukraine on February 24, 2022, the Commander-in-Chief of the Armed Forces Valery Zaluzhny called commander of all troops, and also received a telephone bell from a "not very pleasant person" with apology from abroad. - Ukrinform.</text:p>
      <text:p text:style-name="P4">
Images: ["<text:a xlink:type="simple" xlink:href="https://static.ukrinform.com/photos/2022_04/thumb_files/630_360_1650958347-815.jpeg" text:style-name="Internet_20_link" text:visited-style-name="Visited_20_Internet_20_Link">
630_360_16509...</text:a>
"]</text:p>
      <text:p text:style-name="P4">
Tags: ['ЗСУ', 'Агресія РФ', 'Валерій Залужний', 'Війна з росією']</text:p>
      <text:p text:style-name="P4">
Type: Article</text:p>
      <!--METADATA-->
      <text:p text:style-name="P4">
<draw:frame draw:style-name="fr1" draw:name="Image53" text:anchor-type="as-char" svg:width="6.9236in" svg:height="3.956343in" draw:z-index="0">
<draw:image xlink:href="../Images/yкринформ/2023-05-12T-54-44-00-03-00/630_360_1650958347-815.jpeg" xlink:type="simple" xlink:show="embed" xlink:actuate="onLoad" draw:mime-type="image/jpeg"/>
</draw:frame>
In the first minutes of the beginning of a large-scale invasion of the Russian Federation in Ukraine on February 24, 2022, the head of the Armed Forces of the Armed Forces Valery Zaluzhny called the commander of all Rivivsk, and also received a telephone bell from "not very pleasant human" from abroad.</text:p>
      <text:p text:style-name="P4">
According to Ukrinform, the Commander -in -Chief of the Armed Forces of Ukraine Valeryzaluzhny said in an interview with Dmitry Komarov's special project "Year. Behind the scenes ”, as it is on the air of the nationwide TEMACHPON“ Single News ”, answering the questions of what were the first steps on February 24, 2022.</text:p>
      <text:p text:style-name="P4">
“I will disappoint you if you are waiting for the great pathos. Understand the military, because for us the war went. This day was remembered by literally such two interesting moments: the first moment is that literally, when it all started, I called every commander who was responsible for a particular area. Or I told him what started, and Vinmen - "I understood." Or the commander reported to me that some actions were already working out what he was performing. And I said - hold on, you know what to do. The mere moment that I remembered when I was literally at 5 am. He was calling from abroad and this person apologized to me. And I remembered it. The usual commander work began, ordinary commanders' weekdays at night, ”Zaluzhny said.</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He refused to tell details about the phone bell and about the person who apologized.</text:p>
      <text:p text:style-name="P4">
The commander -in -chief also noted that it is not necessary to treat the armed forces of the Russian Federation and to underestimate the enemy.</text:p>
      <text:p text:style-name="P4">
“It is not necessary to treat the activities of the Armed Forces of the Silrosian Federation. However, they have caused us a significant harm to do it. Our people die daily. But at the same time, it was possible to analyze and anticipate their future procedure and to prepare for this, ”Zaluzhny emphasized.</text:p>
      <text:p text:style-name="P4">
<text:span text:style-name="T4">
 Read also: </text:span>
 <text:span text:style-name="T4">
 <text:a xlink:type="simple" xlink:href="https://www.ukrinform.ua/rubric-ato/3708519-zaluznij-rozpoviv-ak-reague-na-ukrainski-vtrati.html" text:style-name="Internet_20_link" text:visited-style-name="Visited_20_Internet_20_Link">
</text:a>
 </text:span>
</text:p>
      <text:p text:style-name="P4">
“This all the complex of the exercises we conducted, this whole complex of ideas we considered, prompted us of the idea that we have a single variant who can work in this situation, and this option was that we had in The shortest time to cause maximum losses to the enemy, to release blood from him in order for him to abandon the further action of the agreed territory of Ukraine. And it worked. We were forced to extract the enemy, to delay the owners, to delay his reserves and simply smoke it, ” - said Zazluzhny.</text:p>
      <text:p text:style-name="P4">
<text:span text:style-name="T4">
 Read also: </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Answering the question why the enemy destroys everything in its path, why the tactics of Russian and Ukrainian military, commander -in -chief, are obvious: “The answer is obvious here: because they are invaders, they go to make our homes to kill our women, to kill children, to make children This land has never been fertile. That's the tactic they use. Worse is that I know that they have the opportunity to do so. We have a little more tactic and a slightly different strategy. It is no point in spending ammunition in the ammunition in order to cut our own infrastructure. We count every wake, every mine and every human life, so we try to act like that. Avons act like a horde. "</text:p>
      <text:p text:style-name="P4">
<text:span text:style-name="T4">
 Read also: </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As reported, on February 24, 2022, the Russian Federation launched a new stage <text:span text:style-name="T4">
 <text:a xlink:type="simple" xlink:href="https://www.ukrinform.ua/tag-vijna-z-rosieu" text:style-name="Internet_20_link" text:visited-style-name="Visited_20_Internet_20_Link">
</text:a>
</text:span>
 Against Ukraine is a full -scale invasion. According to the General Staff of the Armed Forces, during the year the forces of Ukraine's defense have suffered significant losses of the aggressor, destroying almost 146 thousand Russian ash.</text:p>
      <text:p text:style-name="P4">
News Source: <text:a xlink:type="simple" xlink:href="https://www.ukrinform.ua/rubric-ato/3708530-zaluznij-rozpoviv-pro-persi-hvilini-sirokomasstabnogo-vtorgnenna-rf-v-ukrainu.html" text:style-name="Internet_20_link" text:visited-style-name="Visited_20_Internet_20_Link">
https://www.ukrinform.ua/rubric-ato/3708530-zaluznij-rozpoviv-pro-persi-hvilini-sirokomasstabnogo-vtorgnenna-rf-v-ukrainu.html</text:a>
</text:p>
      <!--NEWS-->
      <text:h text:style-name="P10" text:outline-level="1">
<text:span text:style-name="T4">
Work on 11th EU Sanctions Against Russia "well advanced" - Swedish Foreign Ministry</text:span>
</text:h>
      <text:p text:style-name="P4">
Authors: Ukrinform (Person)</text:p>
      <text:p text:style-name="P4">
Publisher: Укринформ (Organization)</text:p>
      <text:p text:style-name="P4">
Published Time: 2023-05-12T-56:39:00+03:00</text:p>
      <text:p text:style-name="P4">
Modified Time: 2023-05-12T22:39:00+03:00</text:p>
      <text:p text:style-name="P4">
Description: The European Union remains adamant in support of Ukraine and is well-moving in the preparation of the next, 11th package of sanctions against Russia, which should increase pressure on the aggressor country and push it until the war is over. - Ukrinform.</text:p>
      <text:p text:style-name="P4">
Images: ["<text:a xlink:type="simple" xlink:href="https://static.ukrinform.com/photos/2020_06/thumb_files/630_360_1591893289-695.jpg" text:style-name="Internet_20_link" text:visited-style-name="Visited_20_Internet_20_Link">
630_360_15918...</text:a>
"]</text:p>
      <text:p text:style-name="P4">
Tags: ['Антиросійські санкції', 'Євросоюз', 'Агресія РФ']</text:p>
      <text:p text:style-name="P4">
Type: Article</text:p>
      <!--METADATA-->
      <text:p text:style-name="P4">
<draw:frame draw:style-name="fr1" draw:name="Image54" text:anchor-type="as-char" svg:width="6.9236in" svg:height="3.956343in" draw:z-index="0">
<draw:image xlink:href="../Images/yкринформ/2023-05-12T-56-39-00-03-00/630_360_1591893289-695.jpg" xlink:type="simple" xlink:show="embed" xlink:actuate="onLoad" draw:mime-type="image/jpeg"/>
</draw:frame>
The European Union remains adamant in support of Ukraine and is well-proven in the preparation of the next, 11th package of sanctions against Russia, which have to increase the pressure on the aggressor country and push it to the end.</text:p>
      <text:p text:style-name="P4">
This was where the EU foreign ministers, which took place in the scenery of Steninge, said this during a press conference after the first day of the non -formal sitting ministers of the EU countries, which took place in the picturesque Swench, the Minister of Foreign Affairs of Sweden, the EU Sweden, the Ukrinform correspondent reports.</text:p>
      <text:p text:style-name="P4">
"We have come out of this meeting with a sense of even more unity of the Fundamental Issues, which the EU is faced ... The priority of our heading in the EU is to increase security in Europe, and this can be done by a single way by supporting Ukraine. It is not about crisis management - it is about the real struggle for dignity and for the protection of the world -based rules, which is based on the rules, not only in the interests of Europe, but also such a world, ”the Swedish government officer emphasized.</text:p>
      <text:p text:style-name="P4">
<text:span text:style-name="T4">
 Read also: </text:span>
 <text:span text:style-name="T4">
 <text:a xlink:type="simple" xlink:href="https://www.ukrinform.ua/rubric-world/3708440-obhid-sankcij-proti-rosii-matime-naslidki-berbok.html" text:style-name="Internet_20_link" text:visited-style-name="Visited_20_Internet_20_Link">
</text:a>
</text:span>
</text:p>
      <text:p text:style-name="P4">
He noted that the EU's support obligations remain adamant. At the same time, the ministers have discussed the need to increase pressure on Russia.</text:p>
      <text:p text:style-name="P4">
“Working on the 11th package <text:span text:style-name="T4">
 <text:a xlink:type="simple" xlink:href="https://www.ukrinform.ua/tag-antirossijskie-sankcii" text:style-name="Internet_20_link" text:visited-style-name="Visited_20_Internet_20_Link">
</text:a>
</text:span>
 Already well advanced forward as presidency in the EU, we are doing our best to promote the unity of the EU around this question. Tomorrow we will have an informal constipation between EU foreign ministers and the Minister of Foreign Affairs of Ukraine Dmitry Kuleba. It will be a valuable opportunity to listen to the views of the Minister of Harness on all relevant issues, including support from the EU, the development of the current situation on the ground, as well as how to put on Russia in the future of additional sanctions, and ensuring its responsibility(for the crime of Ukraine - ed.)”, - said Bolstrom.</text:p>
      <text:p text:style-name="P4">
<text:span text:style-name="T4">
 Read also: </text:span>
 <text:span text:style-name="T4">
 <text:a xlink:type="simple" xlink:href="https://www.ukrinform.ua/rubric-polytics/3708422-zelenskij-sogodni-sankcijnij-den-zatverdili-pat-paketiv.html" text:style-name="Internet_20_link" text:visited-style-name="Visited_20_Internet_20_Link">
</text:a>
</text:span>
</text:p>
      <text:p text:style-name="P4">
As reported by Ukrinform, the informal meeting of foreign ministers of the EU countries has taken place today, during which European government officials considering the most important issues of foreign policy, including the support of Ukraine and determining the strategy of relations between the EU and China.</text:p>
      <text:p text:style-name="P4">
News Source: <text:a xlink:type="simple" xlink:href="https://www.ukrinform.ua/rubric-economy/3708527-robota-nad-11m-paketom-sankcij-es-proti-rosii-dobre-prosunulasa-vpered-mzs-svecii.html" text:style-name="Internet_20_link" text:visited-style-name="Visited_20_Internet_20_Link">
https://www.ukrinform.ua/rubric-economy/3708527-robota-nad-11m-paketom-sankcij-es-proti-rosii-dobre-prosunulasa-vpered-mzs-svecii.html</text:a>
</text:p>
      <!--NEWS-->
      <text:h text:style-name="P10" text:outline-level="1">
<text:span text:style-name="T4">
Russia planned a full -scale offensive on Ukraine - the Commander -in -Chief of the Armed Forces in detail</text:span>
</text:h>
      <text:p text:style-name="P4">
Authors: Ukrinform (Person)</text:p>
      <text:p text:style-name="P4">
Publisher: Укринформ (Organization)</text:p>
      <text:p text:style-name="P4">
Published Time: 2023-05-12T-58:35:00+03:00</text:p>
      <text:p text:style-name="P4">
Modified Time: 2023-05-12T22:35:00+03:00</text:p>
      <text:p text:style-name="P4">
Description: The Commander -in -Chief of the Armed Forces of Ukraine Valery Zaluzhny is convinced that the Russian Federation planned a full -scale offensive operation in the Ukrainian state in detail. - Ukrinform.</text:p>
      <text:p text:style-name="P4">
Images: ["<text:a xlink:type="simple" xlink:href="https://static.ukrinform.com/photos/2022_06/thumb_files/630_360_1655868088-457.jpg" text:style-name="Internet_20_link" text:visited-style-name="Visited_20_Internet_20_Link">
630_360_16558...</text:a>
"]</text:p>
      <text:p text:style-name="P4">
Tags: ['ЗСУ', 'Агресія РФ', 'Валерій Залужний', 'Війна з росією']</text:p>
      <text:p text:style-name="P4">
Type: Article</text:p>
      <!--METADATA-->
      <text:p text:style-name="P4">
<draw:frame draw:style-name="fr1" draw:name="Image55" text:anchor-type="as-char" svg:width="6.9236in" svg:height="3.956343in" draw:z-index="0">
<draw:image xlink:href="../Images/yкринформ/2023-05-12T-58-35-00-03-00/630_360_1655868088-457.jpg" xlink:type="simple" xlink:show="embed" xlink:actuate="onLoad" draw:mime-type="image/jpeg"/>
</draw:frame>
The Commander -in -Chief of the Armed Forces of Ukraine Valery Zaluzhny is convinced that the Russian Federation planned in detail a full -scale offensive operation of the Ukrainian State.</text:p>
      <text:p text:style-name="P4">
He told about it in an interview with Dmitry Komarov in the special project "Year. Behind the scenes, ”Ukrinform reports.</text:p>
      <text:p text:style-name="P4">
“The Russian Federation is a country where military science, I think, developed, is highly and high and high. Accordingly, when approaching such a matter of full -scale aggression against Ukraine, preparing for it, these measures were prepared for it comprehensively. Believe me, I am in this. This operation was planned and in detail, ”said the Armed Forces Commander.</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Zaluzhny said that the grouping of Russian troops, which were preparing for the conduction, changed several times. According to him, the enemy of teaching, analyzed the result, and when he understood that this option was not suitable, there was a replacement.</text:p>
      <text:p text:style-name="P4">
"It confused us, and gave them the opportunity to get the result," the head of the commander added.</text:p>
      <text:p text:style-name="P4">
<text:span text:style-name="T4">
 Read also: </text:span>
 <text:span text:style-name="T4">
 <text:a xlink:type="simple" xlink:href="https://www.ukrinform.ua/rubric-ato/3708501-prezident-cehii-ocinue-sansi-kontrnastupu-ukraini-ak-dobri.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The International Federation of weightlifting will not interfere with the speeches of Russians and Belarus</text:span>
</text:h>
      <text:p text:style-name="P4">
Authors: Ukrinform (Person)</text:p>
      <text:p text:style-name="P4">
Publisher: Укринформ (Organization)</text:p>
      <text:p text:style-name="P4">
Published Time: 2023-05-12T-60:34:00+03:00</text:p>
      <text:p text:style-name="P4">
Modified Time: 2023-05-12T22:34:00+03:00</text:p>
      <text:p text:style-name="P4">
Description: The International Athletics Federation (IWF) has allowed to compete with athletes from Russia and Belarus in neutral status in competitions. - Ukrinform.</text:p>
      <text:p text:style-name="P4">
Images: ["<text:a xlink:type="simple" xlink:href="https://static.ukrinform.com/photos/2023_05/thumb_files/630_360_1683919724-718.jpeg" text:style-name="Internet_20_link" text:visited-style-name="Visited_20_Internet_20_Link">
630_360_16839...</text:a>
"]</text:p>
      <text:p text:style-name="P4">
Tags: ['Важка атлетика']</text:p>
      <text:p text:style-name="P4">
Type: Article</text:p>
      <!--METADATA-->
      <text:p text:style-name="P4">
<draw:frame draw:style-name="fr1" draw:name="Image56" text:anchor-type="as-char" svg:width="6.9236in" svg:height="3.956343in" draw:z-index="0">
<draw:image xlink:href="../Images/yкринформ/2023-05-12T-60-34-00-03-00/630_360_1683919724-718.jpeg" xlink:type="simple" xlink:show="embed" xlink:actuate="onLoad" draw:mime-type="image/jpeg"/>
</draw:frame>
International Federation of weightlifting(IWF)Allowed to compete Athletes from Russia Belarus in neutral status in competitions.</text:p>
      <text:p text:style-name="P4">
According to official <text:a xlink:type="simple" xlink:href="https://iwf.sport/2023/05/12/iwf-press-release-executive-board-meeting/" text:style-name="Internet_20_link" text:visited-style-name="Visited_20_Internet_20_Link">
</text:a>
The organization, the corresponding decision was made by a NAONLINE meeting of the Executive Committee of the Federation, Ukrinform reports.</text:p>
      <text:p text:style-name="P4">
It is noted that the return of weightlifters from Russia and Belarus will be overcome by the recommendations of the International Olympic Committee(Mok)on object neutrality. Before allowing the weightlifters to be competitive, each of them will provoke an "independent agency".</text:p>
      <text:p text:style-name="P4">
<text:span text:style-name="T4">
 Read also: </text:span>
 <text:a xlink:type="simple" xlink:href="https://www.ukrinform.ua/rubric-sports/3704726-miznarodna-vazkoatleticna-federacia-zaboronit-sportsmenam-vihoditi-na-podiumi-z-derzavnimi-praporami.html" text:style-name="Internet_20_link" text:visited-style-name="Visited_20_Internet_20_Link">
</text:a>
The admission of Russians and Belarus means that they can claim the nearest tournament of the Grand Prix series that will pass in Cuba(June 8-18).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Social.</text:p>
      <text:p text:style-name="P4">
If the Russians and Belarusians missed the Cuba competition, they would have lost their chance to proceed at the 2024 Olympics according to the selection rules. They will also be able to compete with the World Cup of 2023(September, Saudi Arabia).</text:p>
      <text:p text:style-name="P4">
News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The enemy fired at the Sumy region border communities five times a day</text:span>
</text:h>
      <text:p text:style-name="P4">
Authors: Ukrinform (Person)</text:p>
      <text:p text:style-name="P4">
Publisher: Укринформ (Organization)</text:p>
      <text:p text:style-name="P4">
Published Time: 2023-05-12T-62:31:00+03:00</text:p>
      <text:p text:style-name="P4">
Modified Time: 2023-05-12T22:31:00+03:00</text:p>
      <text:p text:style-name="P4">
Description: The Russian army on Friday, May 12, fired at the border settlements of Sumy region five times, causing a total of 87 explosions.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57" text:anchor-type="as-char" svg:width="6.9236in" svg:height="3.956343in" draw:z-index="0">
<draw:image xlink:href="../Images/yкринформ/2023-05-12T-62-31-00-03-00/630_360_1640330796-210.jpeg" xlink:type="simple" xlink:show="embed" xlink:actuate="onLoad" draw:mime-type="image/jpeg"/>
</draw:frame>
The Russian army on Friday, May 12, fired at borderlines of Sumy region five times, causing a total of 87 explosions.</text:p>
      <text:p text:style-name="P4">
According to Ukrinform, the Sumy Regional Military Administration reported in <text:a xlink:type="simple" xlink:href="https://t.me/Sumy_news_ODA/16157" text:style-name="Internet_20_link" text:visited-style-name="Visited_20_Internet_20_Link">
</text:a>
.</text:p>
      <text:p text:style-name="P4">
In particular, in the Krasnopil community, the invaders struck a mortar stroke - 16 <text:span text:style-name="T4">
 <text:a xlink:type="simple" xlink:href="https://www.ukrinform.ua/tag-vibuh" text:style-name="Internet_20_link" text:visited-style-name="Visited_20_Internet_20_Link">
</text:a>
</text:span>
. The hostile fire was harmed two private homes in the village of Slavgorod.</text:p>
      <text:p text:style-name="P4">
The enemy fired the Belopil community from grenade launchers, resulting in 56 explosions. More than five mines were thrown into the territory of the same community.</text:p>
      <text:p text:style-name="P4">
The Grand Daper Stroke from the Russians was also suffered by the Velikopysar community - ten explosions were recorded.</text:p>
      <text:p text:style-name="P4">
<text:span text:style-name="T4">
 Read also: </text:span>
 <text:span text:style-name="T4">
 <text:a xlink:type="simple" xlink:href="https://www.ukrinform.ua/rubric-ato/3708503-rosiani-vipustili-po-prikordonnu-cernigivsini-ponad-20-min.html" text:style-name="Internet_20_link" text:visited-style-name="Visited_20_Internet_20_Link">
</text:a>
</text:span>
</text:p>
      <text:p text:style-name="P4">
As reported by Ukrinform, on May 11, Russian troops attacked cut -off weapons 17 times border communities of Sumy region.</text:p>
      <text:p text:style-name="P4">
News Source: <text:a xlink:type="simple" xlink:href="https://www.ukrinform.ua/rubric-ato/3708520-vorog-za-dobu-pat-raziv-obstrilav-prikordonni-gromadi-sumsini.html" text:style-name="Internet_20_link" text:visited-style-name="Visited_20_Internet_20_Link">
https://www.ukrinform.ua/rubric-ato/3708520-vorog-za-dobu-pat-raziv-obstrilav-prikordonni-gromadi-sumsini.html</text:a>
</text:p>
      <!--NEWS-->
      <text:h text:style-name="P10" text:outline-level="1">
<text:span text:style-name="T4">
Zaluzhny: The basis of victory will be not only the heroism of Ukrainians, but also advanced technologies</text:span>
</text:h>
      <text:p text:style-name="P4">
Authors: Ukrinform (Person)</text:p>
      <text:p text:style-name="P4">
Publisher: Укринформ (Organization)</text:p>
      <text:p text:style-name="P4">
Published Time: 2023-05-12T-64:31:00+03:00</text:p>
      <text:p text:style-name="P4">
Modified Time: 2023-05-12T22:31:00+03:00</text:p>
      <text:p text:style-name="P4">
Description: Ukraine has a long and difficult way to win the invaders. - Ukrinform.</text:p>
      <text:p text:style-name="P4">
Images: ["<text:a xlink:type="simple" xlink:href="https://static.ukrinform.com/photos/2023_03/thumb_files/630_360_1678133026-483.jpg" text:style-name="Internet_20_link" text:visited-style-name="Visited_20_Internet_20_Link">
630_360_16781...</text:a>
"]</text:p>
      <text:p text:style-name="P4">
Tags: ['Технології', 'Україна', 'Валерій Залужний', 'Війна з росією']</text:p>
      <text:p text:style-name="P4">
Type: Article</text:p>
      <!--METADATA-->
      <text:p text:style-name="P4">
<draw:frame draw:style-name="fr1" draw:name="Image58" text:anchor-type="as-char" svg:width="6.9236in" svg:height="3.956343in" draw:z-index="0">
<draw:image xlink:href="../Images/yкринформ/2023-05-12T-64-31-00-03-00/630_360_1678133026-483.jpg" xlink:type="simple" xlink:show="embed" xlink:actuate="onLoad" draw:mime-type="image/jpeg"/>
</draw:frame>
The Ukrainian victory over the invaders has a long and difficult way.</text:p>
      <text:p text:style-name="P4">
The Commander -in -Chief of the Armed Forces of Ukraine Valery Zaluzhny said Vinterv Special Project Dmitry Komarov "<text:a xlink:type="simple" xlink:href="https://www.youtube.com/watch" text:style-name="Internet_20_link" text:visited-style-name="Visited_20_Internet_20_Link">
</text:a>
», Reports Ukrinform.</text:p>
      <text:p text:style-name="P4">
“I see what needs to be done for victory, but I know for sure that the victory will have a big and difficult way. I hope that God will be on our side. As of today, what we hold on to hold is Ukrainian people. This is a Ukrainian soldier and a sergeant, a Ukrainian officer who die daily, cripple, alletii, ”Zaluzhny said.</text:p>
      <text:p text:style-name="P4">
He stressed that our people were put in such conditions when with <text:a xlink:type="simple" xlink:href="https://www.ukrinform.ua/tag-rosia" text:style-name="Internet_20_link" text:visited-style-name="Visited_20_Internet_20_Link">
</text:a>
But from the territory of Belarus the invaders came "to kill his wife, his children, to destroy his house. And these people overwhelmed the protection of their loved ones, their land - went to defense. We have lost very many people at this moment, personnel commanders. Because the war begins the personnel, the teachers, engineers, accountants are completed. That's what is now refusing, ”he said</text:p>
      <text:p text:style-name="P4">
Zaluzhny noted that the basis of victory will be not only the heroism of Ukrainians, but the use of advanced technologies, more efficient technology. We will be sure to come and be sure to win. “But so far everything is holding on to the shoulders of ordinary people. All the victories they were won by the lives of our Ukrainians who laid their lives liberating Kherson, liberating Chernihiv, Sumy and Kyiv and Kyiv region, ”the Commander -in -Chief said.</text:p>
      <text:p text:style-name="P4">
<text:span text:style-name="T4">
 Read also: </text:span>
 <text:a xlink:type="simple" xlink:href="https://www.ukrinform.ua/rubric-ato/3708519-zaluznij-rozpoviv-ak-reague-na-ukrainski-vtrati.html" text:style-name="Internet_20_link" text:visited-style-name="Visited_20_Internet_20_Link">
<text:span text:style-name="T4">
 Zaluzhni </text:span>
</text:a>
We will remember all the heroes, but we will still have a lot of work.</text:p>
      <text:p text:style-name="P4">
Zaluzhny noted that the Russian Federation of people's lives is not valued. “The losses in Afghanistan were laid on the knees of the Soviet Union. Now the number of losses of the Russian Federation is much greater than the sides do not stop. The conclusion is only one - the cheapest that is this country is a human life. On the contrary, we are expensive. "</text:p>
      <text:p text:style-name="P4">
News Source: <text:a xlink:type="simple" xlink:href="https://www.ukrinform.ua/rubric-ato/3708525-zaluznij-osnovou-peremogi-stane-ne-lise-geroizm-ukrainciv-a-j-peredovi-tehnologii.html" text:style-name="Internet_20_link" text:visited-style-name="Visited_20_Internet_20_Link">
https://www.ukrinform.ua/rubric-ato/3708525-zaluznij-osnovou-peremogi-stane-ne-lise-geroizm-ukrainciv-a-j-peredovi-tehnologii.html</text:a>
</text:p>
      <!--NEWS-->
      <text:h text:style-name="P10" text:outline-level="1">
<text:span text:style-name="T4">
The purpose of the Russian Federation at the beginning of the invasion was to destroy Ukrainian statehood - Zaluzhny</text:span>
</text:h>
      <text:p text:style-name="P4">
Authors: Ukrinform (Person)</text:p>
      <text:p text:style-name="P4">
Publisher: Укринформ (Organization)</text:p>
      <text:p text:style-name="P4">
Published Time: 2023-05-12T-66:26:00+03:00</text:p>
      <text:p text:style-name="P4">
Modified Time: 2023-05-12T22:26:00+03:00</text:p>
      <text:p text:style-name="P4">
Description: The purpose of the Russian army is to kill Ukrainians. If we do not destroy the enemy now, we will be destroyed. - Ukrinform.</text:p>
      <text:p text:style-name="P4">
Images: ["<text:a xlink:type="simple" xlink:href="https://static.ukrinform.com/photos/2023_02/thumb_files/630_360_1676531390-589.jpg" text:style-name="Internet_20_link" text:visited-style-name="Visited_20_Internet_20_Link">
630_360_16765...</text:a>
"]</text:p>
      <text:p text:style-name="P4">
Tags: ['Україна', 'Вбивство', 'Валерій Залужний', 'Війна з росією']</text:p>
      <text:p text:style-name="P4">
Type: Article</text:p>
      <!--METADATA-->
      <text:p text:style-name="P4">
<draw:frame draw:style-name="fr1" draw:name="Image59" text:anchor-type="as-char" svg:width="6.9236in" svg:height="3.956343in" draw:z-index="0">
<draw:image xlink:href="../Images/yкринформ/2023-05-12T-66-26-00-03-00/630_360_1676531390-589.jpg" xlink:type="simple" xlink:show="embed" xlink:actuate="onLoad" draw:mime-type="image/jpeg"/>
</draw:frame>
The Metro -Army is to kill Ukrainians. If we do not destroy the enemy now, we will be destroyed.</text:p>
      <text:p text:style-name="P4">
At this, the commander -in -chief of the Armed Forces of Ukraine Valery Zaluzhny emphasized the Winterv Special Project Dmitry Komarov "<text:a xlink:type="simple" xlink:href="http://www.youtube.com/watch" text:style-name="Internet_20_link" text:visited-style-name="Visited_20_Internet_20_Link">
</text:a>
», Reports Ukrinform.</text:p>
      <text:p text:style-name="P4">
He expressed the opinion that the strategic goal <text:a xlink:type="simple" xlink:href="https://www.ukrinform.ua/tag-rosia" text:style-name="Internet_20_link" text:visited-style-name="Visited_20_Internet_20_Link">
</text:a>
At the beginning of the invasion of Ukraine, it was to destroy Ukrainian. “They hoped that they would come in organized columns, people would meet them with bread and salt, and the Ukrainian state has become. But the Ukrainians began resistance, Ukrainians began to defend themselves. Today, they come here from the Russian Federation to consciously kill Ukrainian. The essence of this war is that if we are not destroying the enemy now, we will be destroyed, because they have come consciously, ” - said Zamaluzhny.</text:p>
      <text:p text:style-name="P4">
The Commander -in -Chief of the Armed Forces emphasized that the Russians go to kill Ukrainians, after all, that they carry "crazy" losses on the battlefield in Ukraine. Zaluzhny emphasized that this is their goal.</text:p>
      <text:p text:style-name="P4">
<text:span text:style-name="T4">
 Read also: </text:span>
 <text:a xlink:type="simple" xlink:href="https://www.ukrinform.ua/rubric-ato/3708517-vijskove-kerivnictvo-ukraini-gotuvalosa-do-vtorgnenna-rf-zaluznij.html" text:style-name="Internet_20_link" text:visited-style-name="Visited_20_Internet_20_Link">
<text:span text:style-name="T4">
 Zaluzhni </text:span>
</text:a>
"It is strange that this happens in the 21st century, when science is developed, when there are still grandparents who have experienced it all during the Second World War ... Nevertheless, they consciously go to kill Ukrainians," he added.</text:p>
      <text:p text:style-name="P4">
As it was reported, the Defense Forces of Ukraine from February 24, 2022 to May 12, 2023 <text:a xlink:type="simple" xlink:href="https://www.ukrinform.ua/rubric-ato/3708073-sili-oboroni-znisili-197-670-rosijskih-zagarbnikiv.html" text:style-name="Internet_20_link" text:visited-style-name="Visited_20_Internet_20_Link">
</text:a>
 .</text:p>
      <text:p text:style-name="P4">
News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A volunteer who came under Russian shelling during the evacuation of people died in Kharkiv</text:span>
</text:h>
      <text:p text:style-name="P4">
Authors: Ukrinform (Person)</text:p>
      <text:p text:style-name="P4">
Publisher: Укринформ (Organization)</text:p>
      <text:p text:style-name="P4">
Published Time: 2023-05-12T-68:22:00+03:00</text:p>
      <text:p text:style-name="P4">
Modified Time: 2023-05-12T22:22:00+03:00</text:p>
      <text:p text:style-name="P4">
Description: Volunteer Yevgeny Sanin died in Kharkiv, who came under Russian shelling, evacuating people from the war zone, doctors fought for his lifetime. - Ukrinform.</text:p>
      <text:p text:style-name="P4">
Images: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Tags: ['Обстріл', 'Волонтери', 'Харків', 'Війна з росією']</text:p>
      <text:p text:style-name="P4">
Type: Article</text:p>
      <!--METADATA-->
      <text:p text:style-name="P4">
<draw:frame draw:style-name="fr1" draw:name="Image60" text:anchor-type="as-char" svg:width="6.9236in" svg:height="3.956343in" draw:z-index="0">
<draw:image xlink:href="../Images/yкринформ/2023-05-12T-68-22-00-03-00/630_360_1617451420-842.jpg" xlink:type="simple" xlink:show="embed" xlink:actuate="onLoad" draw:mime-type="image/jpeg"/>
</draw:frame>
In Kharkiv Impomer Volunteer Yevgeny Sanin, who came under Russian shelling, evacuating people from the war zone, doctors fought for his lifetime.</text:p>
      <text:p text:style-name="P4">
This was reported on social networks by Sanina's friends, Ukrinform reports.</text:p>
      <text:p text:style-name="P4">
“A terrible loss ... this morning. We believed to the last. We hoped that you will stand, you are out of place ...(https://www.facebook.com/yuliya.litvishko/posts/pfbid02mvTw8DAyyRXzoaSLGgUNna6bkeubUh9uLUabJqdgDMDpgVg4r7yMMRB6ZU1gfTEHl).</text:p>
      <text:p text:style-name="P4">
<draw:frame draw:style-name="fr1" draw:name="Image61" text:anchor-type="as-char" svg:width="6.9236in" svg:height="6.9236in" draw:z-index="0">
<draw:image xlink:href="../Images/yкринформ/2023-05-12T-68-22-00-03-00/1683919277-490.jpg" xlink:type="simple" xlink:show="embed" xlink:actuate="onLoad" draw:mime-type="image/jpeg"/>
</draw:frame>
Sanina is buried on May 14 at the Walk of Glory of the Cemetery # 18 in Kharkiv.</text:p>
      <text:p text:style-name="P4">
As <text:a xlink:type="simple" xlink:href="https://youtu.be/r_EhSqJ175I" text:style-name="Internet_20_link" text:visited-style-name="Visited_20_Internet_20_Link">
 </text:a>
, April 13 Evacuation Group of Organizing Eventroom fell under Russian <text:a xlink:type="simple" xlink:href="https://www.ukrinform.ua/tag-obstril" text:style-name="Internet_20_link" text:visited-style-name="Visited_20_Internet_20_Link">
</text:a>
In the Kupyansky district of Kharkiv region. The invaders kissed the first car in which Yevgeny Sanin was, the volunteer was seriously injured.</text:p>
      <text:p text:style-name="P4">
Yevgeny Sanin - Kharkiv Rieltor, from February 24, 2022 began volunterites, in particular, participated in the evacuation of the inhabitants of temporarily occupied raunts of Kharkiv region through the Pechenezh dam. Last summer, this path was called "expensive life", it was perhaps the only opportunity to get the territory controlled on controlled Ukraine.</text:p>
      <text:p text:style-name="P4">
News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Zaluzhny: The basis of victory will be not only the heroism of Ukrainians, but also advanced technologies</text:span>
</text:h>
      <text:p text:style-name="P4">
Authors: Ukrinform (Person)</text:p>
      <text:p text:style-name="P4">
Publisher: Укринформ (Organization)</text:p>
      <text:p text:style-name="P4">
Published Time: 2023-05-12T-6:31:00+03:00</text:p>
      <text:p text:style-name="P4">
Modified Time: 2023-05-12T22:31:00+03:00</text:p>
      <text:p text:style-name="P4">
Description: Ukraine has a long and difficult way to win the invaders. - Ukrinform.</text:p>
      <text:p text:style-name="P4">
Images: ["<text:a xlink:type="simple" xlink:href="https://static.ukrinform.com/photos/2023_03/thumb_files/630_360_1678133026-483.jpg" text:style-name="Internet_20_link" text:visited-style-name="Visited_20_Internet_20_Link">
630_360_16781...</text:a>
"]</text:p>
      <text:p text:style-name="P4">
Tags: ['Технології', 'Україна', 'Валерій Залужний', 'Війна з росією']</text:p>
      <text:p text:style-name="P4">
Type: Article</text:p>
      <!--METADATA-->
      <text:p text:style-name="P4">
<draw:frame draw:style-name="fr1" draw:name="Image62" text:anchor-type="as-char" svg:width="6.9236in" svg:height="3.956343in" draw:z-index="0">
<draw:image xlink:href="../Images/yкринформ/2023-05-12T-6-31-00-03-00/630_360_1678133026-483.jpg" xlink:type="simple" xlink:show="embed" xlink:actuate="onLoad" draw:mime-type="image/jpeg"/>
</draw:frame>
Ukraine has a long and difficult way to go over the invaders.</text:p>
      <text:p text:style-name="P4">
The Commander -in -Chief of the Armed Forces of Ukraine Valery Zaluzhny said Vinterv Special Project Dmitry Komarov "<text:a xlink:type="simple" xlink:href="https://www.youtube.com/watch" text:style-name="Internet_20_link" text:visited-style-name="Visited_20_Internet_20_Link">
</text:a>
», Reports Ukrinform.</text:p>
      <text:p text:style-name="P4">
“I see what needs to be done for victory, but I know for sure that the victory will have a big and difficult way. I hope that God will be on our side. As of today, what we hold on to hold is Ukrainian people. This is a Ukrainian soldier and a sergeant, a Ukrainian officer who die daily, cripple, alletii, ”Zaluzhny said.</text:p>
      <text:p text:style-name="P4">
He stressed that our people were put in such conditions when with <text:a xlink:type="simple" xlink:href="https://www.ukrinform.ua/tag-rosia" text:style-name="Internet_20_link" text:visited-style-name="Visited_20_Internet_20_Link">
</text:a>
But from the territory of Belarus the invaders came "to kill his wife, his children, to destroy his house. And these people overwhelmed the protection of their loved ones, their land - went to defense. We have lost very many people at this moment, personnel commanders. Because the war begins the personnel, the teachers, engineers, accountants are completed. That's what is now refusing, ”he said</text:p>
      <text:p text:style-name="P4">
Zaluzhny noted that the basis of victory will be not only the heroism of Ukrainians, but the use of advanced technologies, more efficient technology. We will be sure to come and be sure to win. “But so far everything is holding on to the shoulders of ordinary people. All the victories they were won by the lives of our Ukrainians who laid their lives liberating Kherson, liberating Chernihiv, Sumy and Kyiv and Kyiv region, ”the Commander -in -Chief said.</text:p>
      <text:p text:style-name="P4">
<text:span text:style-name="T4">
 Read also: </text:span>
 <text:a xlink:type="simple" xlink:href="https://www.ukrinform.ua/rubric-ato/3708519-zaluznij-rozpoviv-ak-reague-na-ukrainski-vtrati.html" text:style-name="Internet_20_link" text:visited-style-name="Visited_20_Internet_20_Link">
<text:span text:style-name="T4">
 Zaluzhni </text:span>
</text:a>
We will remember all the heroes, but we will still have a lot of work.</text:p>
      <text:p text:style-name="P4">
Zaluzhny noted that the Russian Federation of people's lives is not valued. “The losses in Afghanistan were laid on the knees of the Soviet Union. Now the number of losses of the Russian Federation is much greater than the sides do not stop. The conclusion is only one - the cheapest that is this country is a human life. On the contrary, we are expensive. "</text:p>
      <text:p text:style-name="P4">
News Source: <text:a xlink:type="simple" xlink:href="https://www.ukrinform.ua/rubric-ato/3708525-zaluznij-osnovou-peremogi-stane-ne-lise-geroizm-ukrainciv-a-j-peredovi-tehnologii.html" text:style-name="Internet_20_link" text:visited-style-name="Visited_20_Internet_20_Link">
https://www.ukrinform.ua/rubric-ato/3708525-zaluznij-osnovou-peremogi-stane-ne-lise-geroizm-ukrainciv-a-j-peredovi-tehnologii.html</text:a>
</text:p>
      <!--NEWS-->
      <text:h text:style-name="P10" text:outline-level="1">
<text:span text:style-name="T4">
The purpose of the Russian Federation at the beginning of the invasion was to destroy Ukrainian statehood - Zaluzhny</text:span>
</text:h>
      <text:p text:style-name="P4">
Authors: Ukrinform (Person)</text:p>
      <text:p text:style-name="P4">
Publisher: Укринформ (Organization)</text:p>
      <text:p text:style-name="P4">
Published Time: 2023-05-12T-70:26:00+03:00</text:p>
      <text:p text:style-name="P4">
Modified Time: 2023-05-12T22:26:00+03:00</text:p>
      <text:p text:style-name="P4">
Description: The purpose of the Russian army is to kill Ukrainians. If we do not destroy the enemy now, we will be destroyed. - Ukrinform.</text:p>
      <text:p text:style-name="P4">
Images: ["<text:a xlink:type="simple" xlink:href="https://static.ukrinform.com/photos/2023_02/thumb_files/630_360_1676531390-589.jpg" text:style-name="Internet_20_link" text:visited-style-name="Visited_20_Internet_20_Link">
630_360_16765...</text:a>
"]</text:p>
      <text:p text:style-name="P4">
Tags: ['Україна', 'Вбивство', 'Валерій Залужний', 'Війна з росією']</text:p>
      <text:p text:style-name="P4">
Type: Article</text:p>
      <!--METADATA-->
      <text:p text:style-name="P4">
<draw:frame draw:style-name="fr1" draw:name="Image63" text:anchor-type="as-char" svg:width="6.9236in" svg:height="3.956343in" draw:z-index="0">
<draw:image xlink:href="../Images/yкринформ/2023-05-12T-70-26-00-03-00/630_360_1676531390-589.jpg" xlink:type="simple" xlink:show="embed" xlink:actuate="onLoad" draw:mime-type="image/jpeg"/>
</draw:frame>
The Metro -Army is to kill Ukrainians. If we do not destroy the enemy now, we will be destroyed.</text:p>
      <text:p text:style-name="P4">
At this, the commander -in -chief of the Armed Forces of Ukraine Valery Zaluzhny emphasized the Winterv Special Project Dmitry Komarov "<text:a xlink:type="simple" xlink:href="http://www.youtube.com/watch" text:style-name="Internet_20_link" text:visited-style-name="Visited_20_Internet_20_Link">
</text:a>
», Reports Ukrinform.</text:p>
      <text:p text:style-name="P4">
He expressed the opinion that the strategic goal <text:a xlink:type="simple" xlink:href="https://www.ukrinform.ua/tag-rosia" text:style-name="Internet_20_link" text:visited-style-name="Visited_20_Internet_20_Link">
</text:a>
At the beginning of the invasion of Ukraine, it was to destroy Ukrainian. “They hoped that they would come in organized columns, people would meet them with bread and salt, and the Ukrainian state has become. But the Ukrainians began resistance, Ukrainians began to defend themselves. Today, they come here from the Russian Federation to consciously kill Ukrainian. The essence of this war is that if we are not destroying the enemy now, we will be destroyed, because they have come consciously, ” - said Zamaluzhny.</text:p>
      <text:p text:style-name="P4">
The Commander -in -Chief of the Armed Forces emphasized that the Russians go to kill Ukrainians, after all, that they carry "crazy" losses on the battlefield in Ukraine. Zaluzhny emphasized that this is their goal.</text:p>
      <text:p text:style-name="P4">
<text:span text:style-name="T4">
 Read also: </text:span>
 <text:a xlink:type="simple" xlink:href="https://www.ukrinform.ua/rubric-ato/3708517-vijskove-kerivnictvo-ukraini-gotuvalosa-do-vtorgnenna-rf-zaluznij.html" text:style-name="Internet_20_link" text:visited-style-name="Visited_20_Internet_20_Link">
<text:span text:style-name="T4">
 Zaluzhni </text:span>
</text:a>
"It is strange that this happens in the 21st century, when science is developed, when there are still grandparents who have experienced it all during the Second World War ... Nevertheless, they consciously go to kill Ukrainians," he added.</text:p>
      <text:p text:style-name="P4">
As it was reported, the Defense Forces of Ukraine from February 24, 2022 to May 12, 2023 <text:a xlink:type="simple" xlink:href="https://www.ukrinform.ua/rubric-ato/3708073-sili-oboroni-znisili-197-670-rosijskih-zagarbnikiv.html" text:style-name="Internet_20_link" text:visited-style-name="Visited_20_Internet_20_Link">
</text:a>
 .</text:p>
      <text:p text:style-name="P4">
News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A volunteer who came under Russian shelling during the evacuation of people died in Kharkiv</text:span>
</text:h>
      <text:p text:style-name="P4">
Authors: Ukrinform (Person)</text:p>
      <text:p text:style-name="P4">
Publisher: Укринформ (Organization)</text:p>
      <text:p text:style-name="P4">
Published Time: 2023-05-12T-72:22:00+03:00</text:p>
      <text:p text:style-name="P4">
Modified Time: 2023-05-12T22:22:00+03:00</text:p>
      <text:p text:style-name="P4">
Description: Volunteer Yevgeny Sanin died in Kharkiv, who came under Russian shelling, evacuating people from the war zone, doctors fought for his lifetime. - Ukrinform.</text:p>
      <text:p text:style-name="P4">
Images: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Tags: ['Обстріл', 'Волонтери', 'Харків', 'Війна з росією']</text:p>
      <text:p text:style-name="P4">
Type: Article</text:p>
      <!--METADATA-->
      <text:p text:style-name="P4">
<draw:frame draw:style-name="fr1" draw:name="Image64" text:anchor-type="as-char" svg:width="6.9236in" svg:height="3.956343in" draw:z-index="0">
<draw:image xlink:href="../Images/yкринформ/2023-05-12T-72-22-00-03-00/630_360_1617451420-842.jpg" xlink:type="simple" xlink:show="embed" xlink:actuate="onLoad" draw:mime-type="image/jpeg"/>
</draw:frame>
In Kharkiv Impomer Volunteer Yevgeny Sanin, who came under Russian shelling, evacuating people from the war zone, doctors fought for his lifetime.</text:p>
      <text:p text:style-name="P4">
This was reported on social networks by Sanina's friends, Ukrinform reports.</text:p>
      <text:p text:style-name="P4">
“A terrible loss ... this morning. We believed to the last. We hoped that you will stand, you are out of place ...(https://www.facebook.com/yuliya.litvishko/posts/pfbid02mvTw8DAyyRXzoaSLGgUNna6bkeubUh9uLUabJqdgDMDpgVg4r7yMMRB6ZU1gfTEHl).</text:p>
      <text:p text:style-name="P4">
<draw:frame draw:style-name="fr1" draw:name="Image65" text:anchor-type="as-char" svg:width="6.9236in" svg:height="6.9236in" draw:z-index="0">
<draw:image xlink:href="../Images/yкринформ/2023-05-12T-72-22-00-03-00/1683919277-490.jpg" xlink:type="simple" xlink:show="embed" xlink:actuate="onLoad" draw:mime-type="image/jpeg"/>
</draw:frame>
Sanina is buried on May 14 at the Walk of Glory of the Cemetery # 18 in Kharkiv.</text:p>
      <text:p text:style-name="P4">
As <text:a xlink:type="simple" xlink:href="https://youtu.be/r_EhSqJ175I" text:style-name="Internet_20_link" text:visited-style-name="Visited_20_Internet_20_Link">
 </text:a>
, April 13 Evacuation Group of Organizing Eventroom fell under Russian <text:a xlink:type="simple" xlink:href="https://www.ukrinform.ua/tag-obstril" text:style-name="Internet_20_link" text:visited-style-name="Visited_20_Internet_20_Link">
</text:a>
In the Kupyansky district of Kharkiv region. The invaders kissed the first car in which Yevgeny Sanin was, the volunteer was seriously injured.</text:p>
      <text:p text:style-name="P4">
Yevgeny Sanin - Kharkiv Rieltor, from February 24, 2022 began volunterites, in particular, participated in the evacuation of the inhabitants of temporarily occupied raunts of Kharkiv region through the Pechenezh dam. Last summer, this path was called "expensive life", it was perhaps the only opportunity to get the territory controlled on controlled Ukraine.</text:p>
      <text:p text:style-name="P4">
News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Poltavska Oblast(08:03). Red Alert: aerial threat. Sirens sounding. Take cover now!</text:span>
</text:h>
      <text:p text:style-name="P4">
Authors: liveuamap (Language: en)</text:p>
      <text:p text:style-name="P4">
Time: 2023-05-12T02:05:00</text:p>
      <text:p text:style-name="P4">
Location: Poltavska Oblast (Latitude:49.47779 Longtitude:33.8184)</text:p>
      <text:p text:style-name="P4">
Videos: []</text:p>
      <text:p text:style-name="P4">
Images: []</text:p>
      <text:p text:style-name="P4">
Tags: ["Europe", "Central and Eastern Europe"]</text:p>
      <text:p text:style-name="P4">
Id: 22562273</text:p>
      <!--METADATA-->
      <text:p text:style-name="P4">
Poltava(08:03). Red Alert: aerial threat. Sirens sounding. Take covernow!</text:p>
      <text:p text:style-name="P4">
News Collection Link: <text:a xlink:type="simple" xlink:href="https://liveuamap.com/en/2023/12-may-poltavska-oblast0803-red-alert-aerial-g" text:style-name="Internet_20_link" text:visited-style-name="Visited_20_Internet_20_Link">
https://liveuamap.com/en/2023/12-may-poltavska-oblast0803-red-alert-aerial-g</text:a>
</text:p>
      <text:p text:style-name="P4">
News Source: <text:a xlink:type="simple" xlink:href="https://t.me/air_alert_ua/45073" text:style-name="Internet_20_link" text:visited-style-name="Visited_20_Internet_20_Link">
https://t.me/air_alert_ua/45073</text:a>
</text:p>
      <!--NEWS-->
      <text:h text:style-name="P10" text:outline-level="1">
<text:span text:style-name="T4">
Dnipro, Dnipropetrovska Oblast(08:22). Red Alert: aerial threat. Sirens sounding. Take cover ...</text:span>
</text:h>
      <text:p text:style-name="P4">
Authors: liveuamap (Language: en)</text:p>
      <text:p text:style-name="P4">
Time: 2023-05-12T02:23:00</text:p>
      <text:p text:style-name="P4">
Location: Dnipro (Latitude:48.46053 Longtitude:35.03805)</text:p>
      <text:p text:style-name="P4">
Videos: []</text:p>
      <text:p text:style-name="P4">
Images: []</text:p>
      <text:p text:style-name="P4">
Tags: ["Europe", "Central and Eastern Europe"]</text:p>
      <text:p text:style-name="P4">
Id: 22562287</text:p>
      <!--METADATA-->
      <text:p text:style-name="P4">
Dnipro, Dnipropetrovsk region(08:22). Red Alert: aerial threat. Sirenssounding. Take cover now!</text:p>
      <text:p text:style-name="P4">
News Collection Link: <text:a xlink:type="simple" xlink:href="https://liveuamap.com/en/2023/12-may-dnipro-dnipropetrovska-oblast0822-red-g" text:style-name="Internet_20_link" text:visited-style-name="Visited_20_Internet_20_Link">
https://liveuamap.com/en/2023/12-may-dnipro-dnipropetrovska-oblast0822-red-g</text:a>
</text:p>
      <text:p text:style-name="P4">
News Source: <text:a xlink:type="simple" xlink:href="https://t.me/air_alert_ua/45075" text:style-name="Internet_20_link" text:visited-style-name="Visited_20_Internet_20_Link">
https://t.me/air_alert_ua/45075</text:a>
</text:p>
      <!--NEWS-->
      <text:h text:style-name="P10" text:outline-level="1">
<text:span text:style-name="T4">
Kharkiv, Kharkiv region, Poltava region, Zaporizhzhya region, Donetsk region (09:13). Red Al ...</text:span>
</text:h>
      <text:p text:style-name="P4">
Authors: liveuamap (Language: en)</text:p>
      <text:p text:style-name="P4">
Time: 2023-05-12T03:14:00</text:p>
      <text:p text:style-name="P4">
Location: Kharkiv (Latitude:49.98077 Longtitude:36.25302)</text:p>
      <text:p text:style-name="P4">
Videos: []</text:p>
      <text:p text:style-name="P4">
Images: []</text:p>
      <text:p text:style-name="P4">
Tags: ["Europe", "Central and Eastern Europe"]</text:p>
      <text:p text:style-name="P4">
Id: 22562289</text:p>
      <!--METADATA-->
      <text:p text:style-name="P4">
Kharkiv, Kharkiv region, Poltava region, Zaporizhzhya region, Donetsk block(09:13). Red Alert: aerial threat. Sirens sounding. Take cover now!</text:p>
      <text:p text:style-name="P4">
News Collection Link: <text:a xlink:type="simple" xlink:href="https://liveuamap.com/en/2023/12-may-kharkiv-kharkivska-oblast-poltavska-obg" text:style-name="Internet_20_link" text:visited-style-name="Visited_20_Internet_20_Link">
https://liveuamap.com/en/2023/12-may-kharkiv-kharkivska-oblast-poltavska-obg</text:a>
</text:p>
      <text:p text:style-name="P4">
News Source: <text:a xlink:type="simple" xlink:href="https://t.me/air_alert_ua/45080" text:style-name="Internet_20_link" text:visited-style-name="Visited_20_Internet_20_Link">
https://t.me/air_alert_ua/45080</text:a>
</text:p>
      <!--NEWS-->
      <text:h text:style-name="P10" text:outline-level="1">
<text:span text:style-name="T4">
Sumska Oblast(09:15). Red Alert: aerial threat. Sirens sounding. Take cover now!</text:span>
</text:h>
      <text:p text:style-name="P4">
Authors: liveuamap (Language: en)</text:p>
      <text:p text:style-name="P4">
Time: 2023-05-12T03:16:00</text:p>
      <text:p text:style-name="P4">
Location: Sumska Oblast (Latitude:51.00000000 Longtitude:34.00000000)</text:p>
      <text:p text:style-name="P4">
Videos: []</text:p>
      <text:p text:style-name="P4">
Images: []</text:p>
      <text:p text:style-name="P4">
Tags: ["Europe", "Central and Eastern Europe"]</text:p>
      <text:p text:style-name="P4">
Id: 22562290</text:p>
      <!--METADATA-->
      <text:p text:style-name="P4">
Sumy region(09:15). Red Alert: aerial threat. Sirens sounding. Take covernow!</text:p>
      <text:p text:style-name="P4">
News Collection Link: <text:a xlink:type="simple" xlink:href="https://liveuamap.com/en/2023/12-may-sumska-oblast0915-red-alert-aerial-thrg" text:style-name="Internet_20_link" text:visited-style-name="Visited_20_Internet_20_Link">
https://liveuamap.com/en/2023/12-may-sumska-oblast0915-red-alert-aerial-thrg</text:a>
</text:p>
      <text:p text:style-name="P4">
News Source: <text:a xlink:type="simple" xlink:href="https://t.me/air_alert_ua/45081" text:style-name="Internet_20_link" text:visited-style-name="Visited_20_Internet_20_Link">
https://t.me/air_alert_ua/45081</text:a>
</text:p>
      <!--NEWS-->
      <text:h text:style-name="P10" text:outline-level="1">
<text:span text:style-name="T4">
Artillery shelling in Nikopol</text:span>
</text:h>
      <text:p text:style-name="P4">
Authors: liveuamap (Language: en)</text:p>
      <text:p text:style-name="P4">
Time: 2023-05-12T03:23:00</text:p>
      <text:p text:style-name="P4">
Location: Nikopol (Latitude:47.55869 Longtitude:34.38068)</text:p>
      <text:p text:style-name="P4">
Videos: []</text:p>
      <text:p text:style-name="P4">
Images: []</text:p>
      <text:p text:style-name="P4">
Tags: ["Europe", "Central and Eastern Europe"]</text:p>
      <text:p text:style-name="P4">
Id: 22562306</text:p>
      <!--METADATA-->
      <text:p text:style-name="P4">
Artillery shelling in Nikopol</text:p>
      <text:p text:style-name="P4">
News Collection Link: <text:a xlink:type="simple" xlink:href="https://liveuamap.com/en/2023/12-may-artillery-shelling-in-nikopol" text:style-name="Internet_20_link" text:visited-style-name="Visited_20_Internet_20_Link">
https://liveuamap.com/en/2023/12-may-artillery-shelling-in-nikopol</text:a>
</text:p>
      <text:p text:style-name="P4">
News Source: <text:a xlink:type="simple" xlink:href="https://t.me/dnepr_operativ/41660" text:style-name="Internet_20_link" text:visited-style-name="Visited_20_Internet_20_Link">
https://t.me/dnepr_operativ/41660</text:a>
</text:p>
      <!--NEWS-->
      <text:h text:style-name="P10" text:outline-level="1">
<text:span text:style-name="T4">
China special envoy to visit Ukraine Monday: foreign ministry</text:span>
</text:h>
      <text:p text:style-name="P4">
Authors: liveuamap (Language: en)</text:p>
      <text:p text:style-name="P4">
Time: 2023-05-12T04:23:00</text:p>
      <text:p text:style-name="P4">
Location: Beijing, Beijing Shi (Latitude:39.92343 Longtitude:116.43551)</text:p>
      <text:p text:style-name="P4">
Videos: []</text:p>
      <text:p text:style-name="P4">
Images: []</text:p>
      <text:p text:style-name="P4">
Tags: ["China", "Asia"]</text:p>
      <text:p text:style-name="P4">
Id: 22562315</text:p>
      <!--METADATA-->
      <text:p text:style-name="P4">
China special envoy to visit Ukraine Monday: foreign ministry</text:p>
      <text:p text:style-name="P4">
News Collection Link: <text:a xlink:type="simple" xlink:href="https://liveuamap.com/en/2023/12-may-china-special-envoy-to-visit-ukraine-monday-foreign" text:style-name="Internet_20_link" text:visited-style-name="Visited_20_Internet_20_Link">
https://liveuamap.com/en/2023/12-may-china-special-envoy-to-visit-ukraine-monday-foreign</text:a>
</text:p>
      <text:p text:style-name="P4">
News Source: <text:a xlink:type="simple" xlink:href="https://twitter.com/AFP/status/1656922916272087047" text:style-name="Internet_20_link" text:visited-style-name="Visited_20_Internet_20_Link">
https://twitter.com/AFP/status/1656922916272087047</text:a>
</text:p>
      <!--NEWS-->
      <text:h text:style-name="P10" text:outline-level="1">
<text:span text:style-name="T4">
Kharkiv, Kharkivska Oblast(10:42). Red Alert: aerial threat. Sirens sounding. Take cover now!</text:span>
</text:h>
      <text:p text:style-name="P4">
Authors: liveuamap (Language: en)</text:p>
      <text:p text:style-name="P4">
Time: 2023-05-12T04:42:00</text:p>
      <text:p text:style-name="P4">
Location: Kharkiv (Latitude:49.98014 Longtitude:36.25379)</text:p>
      <text:p text:style-name="P4">
Videos: []</text:p>
      <text:p text:style-name="P4">
Images: []</text:p>
      <text:p text:style-name="P4">
Tags: ["Europe", "Central and Eastern Europe"]</text:p>
      <text:p text:style-name="P4">
Id: 22562309</text:p>
      <!--METADATA-->
      <text:p text:style-name="P4">
Kharkiv, Kharkiv region(10:42). Red Alert: aerial threat. Sirens sounding.Take cover now!</text:p>
      <text:p text:style-name="P4">
News Collection Link: <text:a xlink:type="simple" xlink:href="https://liveuamap.com/en/2023/12-may-kharkiv-kharkivska-oblast1042-red-alerg" text:style-name="Internet_20_link" text:visited-style-name="Visited_20_Internet_20_Link">
https://liveuamap.com/en/2023/12-may-kharkiv-kharkivska-oblast1042-red-alerg</text:a>
</text:p>
      <text:p text:style-name="P4">
News Source: <text:a xlink:type="simple" xlink:href="https://t.me/suspilnekharkiv/24752" text:style-name="Internet_20_link" text:visited-style-name="Visited_20_Internet_20_Link">
https://t.me/suspilnekharkiv/24752</text:a>
</text:p>
      <!--NEWS-->
      <text:h text:style-name="P10" text:outline-level="1">
<text:span text:style-name="T4">
Poltava region, Zaporizhzhya region, Kirovohrad region, Cherkasy region (10: CHZ). Red Alrt: ...</text:span>
</text:h>
      <text:p text:style-name="P4">
Authors: liveuamap (Language: en)</text:p>
      <text:p text:style-name="P4">
Time: 2023-05-12T04:44:00</text:p>
      <text:p text:style-name="P4">
Location: Poltavska Oblast (Latitude:49.47594 Longtitude:33.81801)</text:p>
      <text:p text:style-name="P4">
Videos: []</text:p>
      <text:p text:style-name="P4">
Images: []</text:p>
      <text:p text:style-name="P4">
Tags: ["Europe", "Central and Eastern Europe"]</text:p>
      <text:p text:style-name="P4">
Id: 22562311</text:p>
      <!--METADATA-->
      <text:p text:style-name="P4">
Poltava region, Zaporizhzhia region, Kirovohrad region, Cherkasyoblast(10:43). Red Alert: aerial threat. Sirens sounding. Take cover now!</text:p>
      <text:p text:style-name="P4">
News Collection Link: <text:a xlink:type="simple" xlink:href="https://liveuamap.com/en/2023/12-may-poltavska-oblast-zaporizka-oblast-kirog" text:style-name="Internet_20_link" text:visited-style-name="Visited_20_Internet_20_Link">
https://liveuamap.com/en/2023/12-may-poltavska-oblast-zaporizka-oblast-kirog</text:a>
</text:p>
      <text:p text:style-name="P4">
News Source: <text:a xlink:type="simple" xlink:href="https://t.me/air_alert_ua/45094" text:style-name="Internet_20_link" text:visited-style-name="Visited_20_Internet_20_Link">
https://t.me/air_alert_ua/45094</text:a>
</text:p>
      <!--NEWS-->
      <text:h text:style-name="P10" text:outline-level="1">
<text:span text:style-name="T4">
Shelling in Kherson</text:span>
</text:h>
      <text:p text:style-name="P4">
Authors: liveuamap (Language: en)</text:p>
      <text:p text:style-name="P4">
Time: 2023-05-12T04:53:12</text:p>
      <text:p text:style-name="P4">
Location: Kherson (Latitude:46.62409 Longtitude:32.60347)</text:p>
      <text:p text:style-name="P4">
Videos: []</text:p>
      <text:p text:style-name="P4">
Images: ["<text:a xlink:type="simple" xlink:href="https://liveuamap.com/pics/2023/05/12/22562312_0.jpg" text:style-name="Internet_20_link" text:visited-style-name="Visited_20_Internet_20_Link">
22562312_0.jpg</text:a>
"]</text:p>
      <text:p text:style-name="P4">
Tags: []</text:p>
      <text:p text:style-name="P4">
Id: 22562312</text:p>
      <!--METADATA-->
      <text:p text:style-name="P4">
Shelling in Kherson</text:p>
      <text:p text:style-name="P4">
<draw:frame draw:style-name="fr1" draw:name="Image66" text:anchor-type="as-char" svg:width="6.9236in" svg:height="4.128752in" draw:z-index="0">
<draw:image xlink:href="../Images/liveuamap/2023-05-12T04-53-12/22562312_0.jpg" xlink:type="simple" xlink:show="embed" xlink:actuate="onLoad" draw:mime-type="image/jpeg"/>
</draw:frame>
News Collection Link: <text:a xlink:type="simple" xlink:href="https://liveuamap.com/en/2023/12-may-shelling-in-kherson-" text:style-name="Internet_20_link" text:visited-style-name="Visited_20_Internet_20_Link">
https://liveuamap.com/en/2023/12-may-shelling-in-kherson-</text:a>
</text:p>
      <text:p text:style-name="P4">
News Source: <text:a xlink:type="simple" xlink:href="https://t.me/hueviyherson/39322" text:style-name="Internet_20_link" text:visited-style-name="Visited_20_Internet_20_Link">
https://t.me/hueviyherson/39322</text:a>
</text:p>
      <!--NEWS-->
      <text:h text:style-name="P10" text:outline-level="1">
<text:span text:style-name="T4">
Russian army conducted 6 missile strikes, 59 airstrikes and over 95 shelling with MLRS, - Gen...</text:span>
</text:h>
      <text:p text:style-name="P4">
Authors: liveuamap (Language: en)</text:p>
      <text:p text:style-name="P4">
Time: 2023-05-12T05:38:00</text:p>
      <text:p text:style-name="P4">
Location: Chernihiv (Latitude:52.39865 Longtitude:33.45759)</text:p>
      <text:p text:style-name="P4">
Videos: []</text:p>
      <text:p text:style-name="P4">
Images: []</text:p>
      <text:p text:style-name="P4">
Tags: ["Russia"]</text:p>
      <text:p text:style-name="P4">
Id: 22562335</text:p>
      <!--METADATA-->
      <text:p text:style-name="P4">
Russian army conducted 6 missile strikes, 59 airstrikes and over 95 shellingwith MLRS, - General Staff of Armed Forces of Ukraine says in the morningreport</text:p>
      <text:p text:style-name="P4">
News Collection Link: <text:a xlink:type="simple" xlink:href="https://liveuamap.com/en/2023/12-may-russian-army-conducted-6-missile-strikes-59-airstrikes" text:style-name="Internet_20_link" text:visited-style-name="Visited_20_Internet_20_Link">
https://liveuamap.com/en/2023/12-may-russian-army-conducted-6-missile-strikes-59-airstrikes</text:a>
</text:p>
      <text:p text:style-name="P4">
News Source: <text:a xlink:type="simple" xlink:href="https://t.me/lumsrc/4757" text:style-name="Internet_20_link" text:visited-style-name="Visited_20_Internet_20_Link">
https://t.me/lumsrc/475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2T05:40:30</text:p>
      <text:p text:style-name="P4">
Location: Donetsk (Latitude:47.85395 Longtitude:37.51076)</text:p>
      <text:p text:style-name="P4">
Videos: []</text:p>
      <text:p text:style-name="P4">
Images: []</text:p>
      <text:p text:style-name="P4">
Tags: ["Russia"]</text:p>
      <text:p text:style-name="P4">
Id: 22562319</text:p>
      <!--METADATA-->
      <text:p text:style-name="P4">
Russian forces conducting offensive actions at Lyman, Bakhmut, Avdiivka andMaryinka directions. Ukrainian military repelled over 44 Russian attacks.Russian forces attempting to advance near Serebryanske forestry, Stupochky,Avdiyivka, Maryinka, Novomykhaylivka. Clashes continue in Bakhmut, - GeneralStaff of Armed Forces of Ukraine says in the morning report</text:p>
      <text:p text:style-name="P4">
News Collection Link: <text:a xlink:type="simple" xlink:href="https://liveuamap.com/en/2023/12-may-russian-forces-conducting-offensive-actions-at-lyman" text:style-name="Internet_20_link" text:visited-style-name="Visited_20_Internet_20_Link">
https://liveuamap.com/en/2023/12-may-russian-forces-conducting-offensive-actions-at-lyman</text:a>
</text:p>
      <text:p text:style-name="P4">
News Source: <text:a xlink:type="simple" xlink:href="https://t.me/lumsrc/4766" text:style-name="Internet_20_link" text:visited-style-name="Visited_20_Internet_20_Link">
https://t.me/lumsrc/4766</text:a>
</text:p>
      <!--NEWS-->
      <text:h text:style-name="P10" text:outline-level="1">
<text:span text:style-name="T4">
Air defense shot down big aerial object over Belgorod overnight</text:span>
</text:h>
      <text:p text:style-name="P4">
Authors: liveuamap (Language: en)</text:p>
      <text:p text:style-name="P4">
Time: 2023-05-12T05:47:00</text:p>
      <text:p text:style-name="P4">
Location: Belgorod, Belgorodskaya oblast' (Latitude:50.59196 Longtitude:36.61263)</text:p>
      <text:p text:style-name="P4">
Videos: []</text:p>
      <text:p text:style-name="P4">
Images: []</text:p>
      <text:p text:style-name="P4">
Tags: ["Europe", "Russia"]</text:p>
      <text:p text:style-name="P4">
Id: 22562336</text:p>
      <!--METADATA-->
      <text:p text:style-name="P4">
Air defense shot down big aerial object over Belgorod overnight</text:p>
      <text:p text:style-name="P4">
News Collection Link: <text:a xlink:type="simple" xlink:href="https://liveuamap.com/en/2023/12-may-air-defense-shot-down-big-aerial-object-over-belgorod" text:style-name="Internet_20_link" text:visited-style-name="Visited_20_Internet_20_Link">
https://liveuamap.com/en/2023/12-may-air-defense-shot-down-big-aerial-object-over-belgorod</text:a>
</text:p>
      <text:p text:style-name="P4">
News Source: <text:a xlink:type="simple" xlink:href="https://t.me/rusbrief/116531" text:style-name="Internet_20_link" text:visited-style-name="Visited_20_Internet_20_Link">
https://t.me/rusbrief/116531</text:a>
</text:p>
      <!--NEWS-->
      <text:h text:style-name="P10" text:outline-level="1">
<text:span text:style-name="T4">
Donetsk Oblast(11:48). Red Alert: aerial threat. Sirens sounding. Take cover now!</text:span>
</text:h>
      <text:p text:style-name="P4">
Authors: liveuamap (Language: en)</text:p>
      <text:p text:style-name="P4">
Time: 2023-05-12T05:49:00</text:p>
      <text:p text:style-name="P4">
Location: Donetsk Oblast (Latitude:48.72631 Longtitude:37.57892)</text:p>
      <text:p text:style-name="P4">
Videos: []</text:p>
      <text:p text:style-name="P4">
Images: []</text:p>
      <text:p text:style-name="P4">
Tags: ["Europe", "Central and Eastern Europe"]</text:p>
      <text:p text:style-name="P4">
Id: 22562323</text:p>
      <!--METADATA-->
      <text:p text:style-name="P4">
Donetsk Oblast(11:48). Red Alert: aerial threat. Sirens sounding. Take covernow!</text:p>
      <text:p text:style-name="P4">
News Collection Link: <text:a xlink:type="simple" xlink:href="https://liveuamap.com/en/2023/12-may-donetsk-oblast1148-red-alert-aerial-thg" text:style-name="Internet_20_link" text:visited-style-name="Visited_20_Internet_20_Link">
https://liveuamap.com/en/2023/12-may-donetsk-oblast1148-red-alert-aerial-thg</text:a>
</text:p>
      <text:p text:style-name="P4">
News Source: <text:a xlink:type="simple" xlink:href="https://t.me/air_alert_ua/45103" text:style-name="Internet_20_link" text:visited-style-name="Visited_20_Internet_20_Link">
https://t.me/air_alert_ua/45103</text:a>
</text:p>
      <!--NEWS-->
      <text:h text:style-name="P10" text:outline-level="1">
<text:span text:style-name="T4">
Donetsk Oblast(12:46). Red Alert: aerial threat. Sirens sounding. Take cover now!</text:span>
</text:h>
      <text:p text:style-name="P4">
Authors: liveuamap (Language: en)</text:p>
      <text:p text:style-name="P4">
Time: 2023-05-12T06:47:00</text:p>
      <text:p text:style-name="P4">
Location: Donetsk Oblast (Latitude:48.72739 Longtitude:37.57725)</text:p>
      <text:p text:style-name="P4">
Videos: []</text:p>
      <text:p text:style-name="P4">
Images: []</text:p>
      <text:p text:style-name="P4">
Tags: ["Europe", "Central and Eastern Europe"]</text:p>
      <text:p text:style-name="P4">
Id: 22562341</text:p>
      <!--METADATA-->
      <text:p text:style-name="P4">
Donetsk Oblast(12:46). Red Alert: aerial threat. Sirens sounding. Take covernow!</text:p>
      <text:p text:style-name="P4">
News Collection Link: <text:a xlink:type="simple" xlink:href="https://liveuamap.com/en/2023/12-may-donetsk-oblast1246-red-alert-aerial-thg" text:style-name="Internet_20_link" text:visited-style-name="Visited_20_Internet_20_Link">
https://liveuamap.com/en/2023/12-may-donetsk-oblast1246-red-alert-aerial-thg</text:a>
</text:p>
      <text:p text:style-name="P4">
News Source: <text:a xlink:type="simple" xlink:href="https://t.me/air_alert_ua/45105" text:style-name="Internet_20_link" text:visited-style-name="Visited_20_Internet_20_Link">
https://t.me/air_alert_ua/45105</text:a>
</text:p>
      <!--NEWS-->
      <text:h text:style-name="P10" text:outline-level="1">
<text:span text:style-name="T4">
1 person killed as result of shelling in Cherneschyna village of Kharkiv region</text:span>
</text:h>
      <text:p text:style-name="P4">
Authors: liveuamap (Language: en)</text:p>
      <text:p text:style-name="P4">
Time: 2023-05-12T07:13:22</text:p>
      <text:p text:style-name="P4">
Location: Izyum, Kharkiv region (Latitude:49.3101 Longtitude:37.85777)</text:p>
      <text:p text:style-name="P4">
Videos: []</text:p>
      <text:p text:style-name="P4">
Images: []</text:p>
      <text:p text:style-name="P4">
Tags: ["Europe", "Central and Eastern Europe"]</text:p>
      <text:p text:style-name="P4">
Id: 22562346</text:p>
      <!--METADATA-->
      <text:p text:style-name="P4">
1 person killed as result of shelling in Cherneschyna village of Kharkivregion</text:p>
      <text:p text:style-name="P4">
News Collection Link: <text:a xlink:type="simple" xlink:href="https://liveuamap.com/en/2023/12-may-1-person-killed-as-result-of-shelling-in-cherneschyna" text:style-name="Internet_20_link" text:visited-style-name="Visited_20_Internet_20_Link">
https://liveuamap.com/en/2023/12-may-1-person-killed-as-result-of-shelling-in-cherneschyna</text:a>
</text:p>
      <text:p text:style-name="P4">
News Source: <text:a xlink:type="simple" xlink:href="https://t.me/suspilnekharkiv/24757" text:style-name="Internet_20_link" text:visited-style-name="Visited_20_Internet_20_Link">
https://t.me/suspilnekharkiv/24757</text:a>
</text:p>
      <!--NEWS-->
      <text:h text:style-name="P10" text:outline-level="1">
<text:span text:style-name="T4">
Wagner chief Prigozhin says Russian army 'fleeing' positions near Bakhmut</text:span>
</text:h>
      <text:p text:style-name="P4">
Authors: liveuamap (Language: en)</text:p>
      <text:p text:style-name="P4">
Time: 2023-05-12T09:17:33</text:p>
      <text:p text:style-name="P4">
Location: Bakhmut (Latitude:48.59194 Longtitude:37.98471)</text:p>
      <text:p text:style-name="P4">
Videos: []</text:p>
      <text:p text:style-name="P4">
Images: []</text:p>
      <text:p text:style-name="P4">
Tags: ["Minsk Monitor"]</text:p>
      <text:p text:style-name="P4">
Id: 22562362</text:p>
      <!--METADATA-->
      <text:p text:style-name="P4">
Wagner chief Prigozhin says Russian army 'fleeing' positions near Bakhmut</text:p>
      <text:p text:style-name="P4">
News Collection Link: <text:a xlink:type="simple" xlink:href="https://liveuamap.com/en/2023/12-may-wagner-chief-prigozhin-says-russian-army-fleeing-positions" text:style-name="Internet_20_link" text:visited-style-name="Visited_20_Internet_20_Link">
https://liveuamap.com/en/2023/12-may-wagner-chief-prigozhin-says-russian-army-fleeing-positions</text:a>
</text:p>
      <text:p text:style-name="P4">
News Source: <text:a xlink:type="simple" xlink:href="https://twitter.com/AFP/status/1657010554303545345" text:style-name="Internet_20_link" text:visited-style-name="Visited_20_Internet_20_Link">
https://twitter.com/AFP/status/1657010554303545345</text:a>
</text:p>
      <!--NEWS-->
      <text:h text:style-name="P10" text:outline-level="1">
<text:span text:style-name="T4">
Person wounded as result of shelling in Nikopol of Dnipropetrovsk region</text:span>
</text:h>
      <text:p text:style-name="P4">
Authors: liveuamap (Language: en)</text:p>
      <text:p text:style-name="P4">
Time: 2023-05-12T10:17:12</text:p>
      <text:p text:style-name="P4">
Location: Zaporizhia (Latitude:47.56205 Longtitude:34.39116)</text:p>
      <text:p text:style-name="P4">
Videos: []</text:p>
      <text:p text:style-name="P4">
Images: ["<text:a xlink:type="simple" xlink:href="https://liveuamap.com/pics/2023/05/12/22562364_0.jpg" text:style-name="Internet_20_link" text:visited-style-name="Visited_20_Internet_20_Link">
22562364_0.jpg</text:a>
", "<text:a xlink:type="simple" xlink:href="https://liveuamap.com/pics/2023/05/12/22562364_1.jpg" text:style-name="Internet_20_link" text:visited-style-name="Visited_20_Internet_20_Link">
22562364_1.jpg</text:a>
", "<text:a xlink:type="simple" xlink:href="https://liveuamap.com/pics/2023/05/12/22562364_2.jpg" text:style-name="Internet_20_link" text:visited-style-name="Visited_20_Internet_20_Link">
22562364_2.jpg</text:a>
"]</text:p>
      <text:p text:style-name="P4">
Tags: ["Europe", "Central and Eastern Europe"]</text:p>
      <text:p text:style-name="P4">
Id: 22562364</text:p>
      <!--METADATA-->
      <text:p text:style-name="P4">
Person wounded as result of shelling in Nikopol of Dnipropetrovsk region</text:p>
      <text:p text:style-name="P4">
<draw:frame draw:style-name="fr1" draw:name="Image67" text:anchor-type="as-char" svg:width="6.9236in" svg:height="5.1927in" draw:z-index="0">
<draw:image xlink:href="../Images/liveuamap/2023-05-12T10-17-12/22562364_0.jpg" xlink:type="simple" xlink:show="embed" xlink:actuate="onLoad" draw:mime-type="image/jpeg"/>
</draw:frame>
<draw:frame draw:style-name="fr1" draw:name="Image68" text:anchor-type="as-char" svg:width="6.9236in" svg:height="5.1927in" draw:z-index="0">
<draw:image xlink:href="../Images/liveuamap/2023-05-12T10-17-12/22562364_1.jpg" xlink:type="simple" xlink:show="embed" xlink:actuate="onLoad" draw:mime-type="image/jpeg"/>
</draw:frame>
<draw:frame draw:style-name="fr1" draw:name="Image69" text:anchor-type="as-char" svg:width="6.9236in" svg:height="5.1927in" draw:z-index="0">
<draw:image xlink:href="../Images/liveuamap/2023-05-12T10-17-12/22562364_2.jpg" xlink:type="simple" xlink:show="embed" xlink:actuate="onLoad" draw:mime-type="image/jpeg"/>
</draw:frame>
News Collection Link: <text:a xlink:type="simple" xlink:href="https://liveuamap.com/en/2023/12-may-person-wounded-as-result-of-shelling-in-nikopol-of" text:style-name="Internet_20_link" text:visited-style-name="Visited_20_Internet_20_Link">
https://liveuamap.com/en/2023/12-may-person-wounded-as-result-of-shelling-in-nikopol-of</text:a>
</text:p>
      <text:p text:style-name="P4">
News Source: <text:a xlink:type="simple" xlink:href="https://t.me/hyevuy_dnepr/52008" text:style-name="Internet_20_link" text:visited-style-name="Visited_20_Internet_20_Link">
https://t.me/hyevuy_dnepr/52008</text:a>
</text:p>
      <!--NEWS-->
      <text:h text:style-name="P10" text:outline-level="1">
<text:span text:style-name="T4">
Russian Mi-28 crashed near Dzhankoi, killing both pilots</text:span>
</text:h>
      <text:p text:style-name="P4">
Authors: liveuamap (Language: en)</text:p>
      <text:p text:style-name="P4">
Time: 2023-05-12T10:27:43</text:p>
      <text:p text:style-name="P4">
Location: Armiansk, (Latitude:45.69563 Longtitude:34.41673)</text:p>
      <text:p text:style-name="P4">
Videos: []</text:p>
      <text:p text:style-name="P4">
Images: []</text:p>
      <text:p text:style-name="P4">
Tags: ["Avia", "Central and Eastern Europe"]</text:p>
      <text:p text:style-name="P4">
Id: 22562365</text:p>
      <!--METADATA-->
      <text:p text:style-name="P4">
Russian Mi-28 crashed near Dzhankoi, killing both pilots</text:p>
      <text:p text:style-name="P4">
News Collection Link: <text:a xlink:type="simple" xlink:href="https://liveuamap.com/en/2023/12-may-russian-mi28-crashed-near-dzhankoi-killing-both-pilots" text:style-name="Internet_20_link" text:visited-style-name="Visited_20_Internet_20_Link">
https://liveuamap.com/en/2023/12-may-russian-mi28-crashed-near-dzhankoi-killing-both-pilots</text:a>
</text:p>
      <text:p text:style-name="P4">
News Source: <text:a xlink:type="simple" xlink:href="https://t.me/rian_ru/202568" text:style-name="Internet_20_link" text:visited-style-name="Visited_20_Internet_20_Link">
https://t.me/rian_ru/202568</text:a>
</text:p>
      <!--NEWS-->
      <text:h text:style-name="P10" text:outline-level="1">
<text:span text:style-name="T4">
Heavy explosions in Luhansk after suspected missile strike at ammunition depot</text:span>
</text:h>
      <text:p text:style-name="P4">
Authors: liveuamap (Language: en)</text:p>
      <text:p text:style-name="P4">
Time: 2023-05-12T12:51:00</text:p>
      <text:p text:style-name="P4">
Location: Luhans'k, Luhans'ka oblast (Latitude:48.55298 Longtitude:39.28539)</text:p>
      <text:p text:style-name="P4">
Videos: []</text:p>
      <text:p text:style-name="P4">
Images: ["<text:a xlink:type="simple" xlink:href="https://liveuamap.com/pics/2023/05/12/22562412_1.jpg" text:style-name="Internet_20_link" text:visited-style-name="Visited_20_Internet_20_Link">
22562412_1.jpg</text:a>
", "<text:a xlink:type="simple" xlink:href="https://liveuamap.com/pics/2023/05/12/22562412_2.jpg" text:style-name="Internet_20_link" text:visited-style-name="Visited_20_Internet_20_Link">
22562412_2.jpg</text:a>
", "<text:a xlink:type="simple" xlink:href="https://liveuamap.com/pics/2023/05/12/22562412_3.jpg" text:style-name="Internet_20_link" text:visited-style-name="Visited_20_Internet_20_Link">
22562412_3.jpg</text:a>
"]</text:p>
      <text:p text:style-name="P4">
Tags: ["Minsk Monitor", "Central and Eastern Europe"]</text:p>
      <text:p text:style-name="P4">
Id: 22562412</text:p>
      <!--METADATA-->
      <text:p text:style-name="P4">
Heavy explosions in Luhansk after suspected missile strike at ammunition depot</text:p>
      <text:p text:style-name="P4">
<draw:frame draw:style-name="fr1" draw:name="Image70" text:anchor-type="as-char" svg:width="6.9236in" svg:height="9.231467in" draw:z-index="0">
<draw:image xlink:href="../Images/liveuamap/2023-05-12T12-51-00/22562412_1.jpg" xlink:type="simple" xlink:show="embed" xlink:actuate="onLoad" draw:mime-type="image/jpeg"/>
</draw:frame>
<draw:frame draw:style-name="fr1" draw:name="Image71" text:anchor-type="as-char" svg:width="5.625in" svg:height="10.0in" draw:z-index="0">
<draw:image xlink:href="../Images/liveuamap/2023-05-12T12-51-00/22562412_2.jpg" xlink:type="simple" xlink:show="embed" xlink:actuate="onLoad" draw:mime-type="image/jpeg"/>
</draw:frame>
<draw:frame draw:style-name="fr1" draw:name="Image72" text:anchor-type="as-char" svg:width="6.9236in" svg:height="9.262341in" draw:z-index="0">
<draw:image xlink:href="../Images/liveuamap/2023-05-12T12-51-00/22562412_3.jpg" xlink:type="simple" xlink:show="embed" xlink:actuate="onLoad" draw:mime-type="image/jpeg"/>
</draw:frame>
News Collection Link: <text:a xlink:type="simple" xlink:href="https://liveuamap.com/en/2023/12-may-heavy-explosions-in-luhansk-after-suspected-missile" text:style-name="Internet_20_link" text:visited-style-name="Visited_20_Internet_20_Link">
https://liveuamap.com/en/2023/12-may-heavy-explosions-in-luhansk-after-suspected-missile</text:a>
</text:p>
      <text:p text:style-name="P4">
News Source: <text:a xlink:type="simple" xlink:href="https://t.me/itsdonetsk/73915" text:style-name="Internet_20_link" text:visited-style-name="Visited_20_Internet_20_Link">
https://t.me/itsdonetsk/73915</text:a>
</text:p>
      <!--NEWS-->
      <text:h text:style-name="P10" text:outline-level="1">
<text:span text:style-name="T4">
Sumska Oblast, Chernihivska Oblast(19:44). Red Alert: aerial threat. Sirens sounding. Take co...</text:span>
</text:h>
      <text:p text:style-name="P4">
Authors: liveuamap (Language: en)</text:p>
      <text:p text:style-name="P4">
Time: 2023-05-12T13:47:00</text:p>
      <text:p text:style-name="P4">
Location: Sumska Oblast (Latitude:51.00004 Longtitude:33.99993)</text:p>
      <text:p text:style-name="P4">
Videos: []</text:p>
      <text:p text:style-name="P4">
Images: []</text:p>
      <text:p text:style-name="P4">
Tags: ["Europe", "Central and Eastern Europe"]</text:p>
      <text:p text:style-name="P4">
Id: 22562404</text:p>
      <!--METADATA-->
      <text:p text:style-name="P4">
Sumy region, Chernihiv region(19:44). Red Alert: aerial threat. Sirenssounding. Take cover now!</text:p>
      <text:p text:style-name="P4">
News Collection Link: <text:a xlink:type="simple" xlink:href="https://liveuamap.com/en/2023/12-may-sumska-oblast-chernihivska-oblast1944-g" text:style-name="Internet_20_link" text:visited-style-name="Visited_20_Internet_20_Link">
https://liveuamap.com/en/2023/12-may-sumska-oblast-chernihivska-oblast1944-g</text:a>
</text:p>
      <text:p text:style-name="P4">
News Source: <text:a xlink:type="simple" xlink:href="https://t.me/air_alert_ua/45112" text:style-name="Internet_20_link" text:visited-style-name="Visited_20_Internet_20_Link">
https://t.me/air_alert_ua/45112</text:a>
</text:p>
      <!--NEWS-->
      <text:h text:style-name="P10" text:outline-level="1">
<text:span text:style-name="T4">
Debris of ADM-160B MALD missile were found in Luhansk</text:span>
</text:h>
      <text:p text:style-name="P4">
Authors: liveuamap (Language: en)</text:p>
      <text:p text:style-name="P4">
Time: 2023-05-12T13:59:00</text:p>
      <text:p text:style-name="P4">
Location: Luhans'k, Luhans'ka oblast (Latitude:48.56241 Longtitude:39.28041)</text:p>
      <text:p text:style-name="P4">
Videos: []</text:p>
      <text:p text:style-name="P4">
Images: ["<text:a xlink:type="simple" xlink:href="https://liveuamap.com/pics/2023/05/12/22562423_0.jpg" text:style-name="Internet_20_link" text:visited-style-name="Visited_20_Internet_20_Link">
22562423_0.jpg</text:a>
"]</text:p>
      <text:p text:style-name="P4">
Tags: ["Weapons"]</text:p>
      <text:p text:style-name="P4">
Id: 22562423</text:p>
      <!--METADATA-->
      <text:p text:style-name="P4">
Debris of ADM-160B MALD missile were found in Luhansk</text:p>
      <text:p text:style-name="P4">
<draw:frame draw:style-name="fr1" draw:name="Image73" text:anchor-type="as-char" svg:width="5.625in" svg:height="10.0in" draw:z-index="0">
<draw:image xlink:href="../Images/liveuamap/2023-05-12T13-59-00/22562423_0.jpg" xlink:type="simple" xlink:show="embed" xlink:actuate="onLoad" draw:mime-type="image/jpeg"/>
</draw:frame>
News Collection Link: <text:a xlink:type="simple" xlink:href="https://liveuamap.com/en/2023/12-may-debris-of-adm160b-mald-missile-were-found-in-luhansk" text:style-name="Internet_20_link" text:visited-style-name="Visited_20_Internet_20_Link">
https://liveuamap.com/en/2023/12-may-debris-of-adm160b-mald-missile-were-found-in-luhansk</text:a>
</text:p>
      <text:p text:style-name="P4">
News Source: <text:a xlink:type="simple" xlink:href="https://t.me/milinfolive/100548" text:style-name="Internet_20_link" text:visited-style-name="Visited_20_Internet_20_Link">
https://t.me/milinfolive/100548</text:a>
</text:p>
      <!--NEWS-->
      <text:h text:style-name="P10" text:outline-level="1">
<text:span text:style-name="T4">
Donetsk Oblast(19:59). Red Alert: aerial threat. Sirens sounding. Take cover now!</text:span>
</text:h>
      <text:p text:style-name="P4">
Authors: liveuamap (Language: en)</text:p>
      <text:p text:style-name="P4">
Time: 2023-05-12T14:01:00</text:p>
      <text:p text:style-name="P4">
Location: Donetsk Oblast (Latitude:48.72744 Longtitude:37.5781)</text:p>
      <text:p text:style-name="P4">
Videos: []</text:p>
      <text:p text:style-name="P4">
Images: []</text:p>
      <text:p text:style-name="P4">
Tags: ["Europe", "Central and Eastern Europe"]</text:p>
      <text:p text:style-name="P4">
Id: 22562413</text:p>
      <!--METADATA-->
      <text:p text:style-name="P4">
Donetsk Oblast(19:59). Red Alert: aerial threat. Sirens sounding. Take covernow!</text:p>
      <text:p text:style-name="P4">
News Collection Link: <text:a xlink:type="simple" xlink:href="https://liveuamap.com/en/2023/12-may-donetsk-oblast1959-red-alert-aerial-thg" text:style-name="Internet_20_link" text:visited-style-name="Visited_20_Internet_20_Link">
https://liveuamap.com/en/2023/12-may-donetsk-oblast1959-red-alert-aerial-thg</text:a>
</text:p>
      <text:p text:style-name="P4">
News Source: <text:a xlink:type="simple" xlink:href="https://t.me/air_alert_ua/45113" text:style-name="Internet_20_link" text:visited-style-name="Visited_20_Internet_20_Link">
https://t.me/air_alert_ua/45113</text:a>
</text:p>
      <!--NEWS-->
      <text:h text:style-name="P10" text:outline-level="1">
<text:span text:style-name="T4">
Explosions reported in Melitopol, partial blackout across the town</text:span>
</text:h>
      <text:p text:style-name="P4">
Authors: liveuamap (Language: en)</text:p>
      <text:p text:style-name="P4">
Time: 2023-05-12T15:11:26</text:p>
      <text:p text:style-name="P4">
Location: Melitopol (Latitude:46.85714 Longtitude:35.31178)</text:p>
      <text:p text:style-name="P4">
Videos: []</text:p>
      <text:p text:style-name="P4">
Images: []</text:p>
      <text:p text:style-name="P4">
Tags: ["Europe", "Central and Eastern Europe"]</text:p>
      <text:p text:style-name="P4">
Id: 22562419</text:p>
      <!--METADATA-->
      <text:p text:style-name="P4">
Explosions reported in Melitopol, partial blackout across the town</text:p>
      <text:p text:style-name="P4">
News Collection Link: <text:a xlink:type="simple" xlink:href="https://liveuamap.com/en/2023/12-may-explosions-reported-in-melitopol-partial-blackout" text:style-name="Internet_20_link" text:visited-style-name="Visited_20_Internet_20_Link">
https://liveuamap.com/en/2023/12-may-explosions-reported-in-melitopol-partial-blackout</text:a>
</text:p>
      <text:p text:style-name="P4">
News Source: <text:a xlink:type="simple" xlink:href="https://t.me/rusbrief/116727" text:style-name="Internet_20_link" text:visited-style-name="Visited_20_Internet_20_Link">
https://t.me/rusbrief/116727</text:a>
</text:p>
      <!--NEWS-->
      <text:h text:style-name="P10" text:outline-level="1">
<text:span text:style-name="T4">
Occupation authorities in Luhansk region claim Ukraine launched 2 Hrim cruise missiles at Luh...</text:span>
</text:h>
      <text:p text:style-name="P4">
Authors: liveuamap (Language: en)</text:p>
      <text:p text:style-name="P4">
Time: 2023-05-12T15:30:38</text:p>
      <text:p text:style-name="P4">
Location: Luhans'k, Luhans'ka oblast (Latitude:48.53559 Longtitude:39.35552)</text:p>
      <text:p text:style-name="P4">
Videos: []</text:p>
      <text:p text:style-name="P4">
Images: []</text:p>
      <text:p text:style-name="P4">
Tags: ["Minsk Monitor", "Central and Eastern Europe"]</text:p>
      <text:p text:style-name="P4">
Id: 22562421</text:p>
      <!--METADATA-->
      <text:p text:style-name="P4">
Occupation authorities in Luhansk region claim Ukraine launched 2 Hrim cruisemissiles at Luhansk</text:p>
      <text:p text:style-name="P4">
News Collection Link: <text:a xlink:type="simple" xlink:href="https://liveuamap.com/en/2023/12-may-occupation-authorities-in-luhansk-region-claim-ukraine" text:style-name="Internet_20_link" text:visited-style-name="Visited_20_Internet_20_Link">
https://liveuamap.com/en/2023/12-may-occupation-authorities-in-luhansk-region-claim-ukraine</text:a>
</text:p>
      <text:p text:style-name="P4">
News Source: <text:a xlink:type="simple" xlink:href="https://t.me/vestifmplus/43719" text:style-name="Internet_20_link" text:visited-style-name="Visited_20_Internet_20_Link">
https://t.me/vestifmplus/43719</text:a>
</text:p>
      <!--NEWS-->
      <text:h text:style-name="P10" text:outline-level="1">
<text:span text:style-name="T4">
Explosions reported in Kramatorsk district</text:span>
</text:h>
      <text:p text:style-name="P4">
Authors: liveuamap (Language: en)</text:p>
      <text:p text:style-name="P4">
Time: 2023-05-12T16:44:10</text:p>
      <text:p text:style-name="P4">
Location: Kramatorsk (Latitude:48.77972 Longtitude:37.60174)</text:p>
      <text:p text:style-name="P4">
Videos: []</text:p>
      <text:p text:style-name="P4">
Images: []</text:p>
      <text:p text:style-name="P4">
Tags: ["Europe", "Central and Eastern Europe"]</text:p>
      <text:p text:style-name="P4">
Id: 22562426</text:p>
      <!--METADATA-->
      <text:p text:style-name="P4">
Explosions reported in Kramatorsk district</text:p>
      <text:p text:style-name="P4">
News Collection Link: <text:a xlink:type="simple" xlink:href="https://liveuamap.com/en/2023/12-may-explosions-reported-in-kramatorsk-district-" text:style-name="Internet_20_link" text:visited-style-name="Visited_20_Internet_20_Link">
https://liveuamap.com/en/2023/12-may-explosions-reported-in-kramatorsk-district-</text:a>
</text:p>
      <text:p text:style-name="P4">
News Source: <text:a xlink:type="simple" xlink:href="https://t.me/novosti_donbass24/47002" text:style-name="Internet_20_link" text:visited-style-name="Visited_20_Internet_20_Link">
https://t.me/novosti_donbass24/47002</text:a>
</text:p>
      <!--NEWS-->
      <text:h text:style-name="P10" text:outline-level="1">
<text:span text:style-name="T4">
Donetsk Oblast(22:43). Red Alert: aerial threat. Sirens sounding. Take cover now!</text:span>
</text:h>
      <text:p text:style-name="P4">
Authors: liveuamap (Language: en)</text:p>
      <text:p text:style-name="P4">
Time: 2023-05-12T16:45:00</text:p>
      <text:p text:style-name="P4">
Location: Donetsk Oblast (Latitude:48.72763 Longtitude:37.57726)</text:p>
      <text:p text:style-name="P4">
Videos: []</text:p>
      <text:p text:style-name="P4">
Images: []</text:p>
      <text:p text:style-name="P4">
Tags: ["Europe", "Central and Eastern Europe"]</text:p>
      <text:p text:style-name="P4">
Id: 22562427</text:p>
      <!--METADATA-->
      <text:p text:style-name="P4">
Donetsk Oblast(22:43). Red Alert: aerial threat. Sirens sounding. Take covernow!</text:p>
      <text:p text:style-name="P4">
News Collection Link: <text:a xlink:type="simple" xlink:href="https://liveuamap.com/en/2023/12-may-donetsk-oblast2243-red-alert-aerial-thg" text:style-name="Internet_20_link" text:visited-style-name="Visited_20_Internet_20_Link">
https://liveuamap.com/en/2023/12-may-donetsk-oblast2243-red-alert-aerial-thg</text:a>
</text:p>
      <text:p text:style-name="P4">
News Source: <text:a xlink:type="simple" xlink:href="https://t.me/air_alert_ua/45118" text:style-name="Internet_20_link" text:visited-style-name="Visited_20_Internet_20_Link">
https://t.me/air_alert_ua/45118</text:a>
</text:p>
      <!--NEWS-->
      <text:h text:style-name="P10" text:outline-level="1">
<text:span text:style-name="T4">
Russian MP of State Duma Viktor Vodolatsky was wounded in a missile strike in occupied Luhansk</text:span>
</text:h>
      <text:p text:style-name="P4">
Authors: liveuamap (Language: en)</text:p>
      <text:p text:style-name="P4">
Time: 2023-05-12T16:46:07</text:p>
      <text:p text:style-name="P4">
Location: Luhans'k, Luhans'ka oblast (Latitude:48.53411 Longtitude:39.35732)</text:p>
      <text:p text:style-name="P4">
Videos: []</text:p>
      <text:p text:style-name="P4">
Images: []</text:p>
      <text:p text:style-name="P4">
Tags: ["Minsk Monitor", "Central and Eastern Europe"]</text:p>
      <text:p text:style-name="P4">
Id: 22562428</text:p>
      <!--METADATA-->
      <text:p text:style-name="P4">
Russian MP of State Duma Viktor Vodolatsky was wounded in a missile strike inoccupied Luhansk</text:p>
      <text:p text:style-name="P4">
News Collection Link: <text:a xlink:type="simple" xlink:href="https://liveuamap.com/en/2023/12-may-russian-mp-of-state-duma-viktor-vodolatsky-was-wounded" text:style-name="Internet_20_link" text:visited-style-name="Visited_20_Internet_20_Link">
https://liveuamap.com/en/2023/12-may-russian-mp-of-state-duma-viktor-vodolatsky-was-wounded</text:a>
</text:p>
      <text:p text:style-name="P4">
News Source: <text:a xlink:type="simple" xlink:href="https://t.me/rusbrief/116740" text:style-name="Internet_20_link" text:visited-style-name="Visited_20_Internet_20_Link">
https://t.me/rusbrief/116740</text:a>
</text:p>
      <!--NEWS-->
      <text:h text:style-name="P10" text:outline-level="1">
<text:span text:style-name="T4">
Lithuania is offered to abandon the Russian name Kaliningrad</text:span>
</text:h>
      <text:p text:style-name="P4">
Authors: Ukrinform (Person)</text:p>
      <text:p text:style-name="P4">
Publisher: Укринформ (Organization)</text:p>
      <text:p text:style-name="P4">
Published Time: 2023-05-12T16:53:00+03:00</text:p>
      <text:p text:style-name="P4">
Modified Time: 2023-05-12T16:53:00+03:00</text:p>
      <text:p text:style-name="P4">
Description: In Lithuania, after Poland, they are offered to refuse to use the Russian name of the city of Kaliningrad and the same name. - Ukrinform.</text:p>
      <text:p text:style-name="P4">
Images: ["<text:a xlink:type="simple" xlink:href="https://static.ukrinform.com/photos/2023_05/thumb_files/630_360_1683899609-962.jpg" text:style-name="Internet_20_link" text:visited-style-name="Visited_20_Internet_20_Link">
630_360_16838...</text:a>
"]</text:p>
      <text:p text:style-name="P4">
Tags: ['Калінінград', 'Литва', 'росія']</text:p>
      <text:p text:style-name="P4">
Type: Article</text:p>
      <!--METADATA-->
      <text:p text:style-name="P4">
<draw:frame draw:style-name="fr1" draw:name="Image74" text:anchor-type="as-char" svg:width="6.9236in" svg:height="3.956343in" draw:z-index="0">
<draw:image xlink:href="../Images/yкринформ/2023-05-12T16-53-00-03-00/630_360_1683899609-962.jpg" xlink:type="simple" xlink:show="embed" xlink:actuate="onLoad" draw:mime-type="image/jpeg"/>
</draw:frame>
In Litvislid, Poland is offered to abandon the use of the Russian name of Kaliningrad and the same name of the same name.</text:p>
      <text:p text:style-name="P4">
About it reports <text:a xlink:type="simple" xlink:href="https://www.lrt.lt/en/news-in-english/19/1987287/lithuanian-mps-turn-to-language-watchdog-over-kaliningrad-s-name" text:style-name="Internet_20_link" text:visited-style-name="Visited_20_Internet_20_Link">
</text:a>
, reports Ukrinform.</text:p>
      <text:p text:style-name="P4">
As it is noted, the deputies Vilus Semeshko and Paul Kuzmitskene appealed to the Lithuanian Lithuanian Commission with a proposal instead of the name of Kaliningradvradvrasate Kalawuuc.</text:p>
      <text:p text:style-name="P4">
According to them, the current name is part <text:a xlink:type="simple" xlink:href="https://www.ukrinform.ua/tag-rosia" text:style-name="Internet_20_link" text:visited-style-name="Visited_20_Internet_20_Link">
</text:a>
Narrative.</text:p>
      <text:p text:style-name="P4">
“The Soviet region is named after the old Bolshevik-revolutionary Mikhailina. After Kalinin's death, several cities were named after him. One of the ones is Königsberg(Now Kaliningrad)- It still stores this name, ”the presentation reads.</text:p>
      <text:p text:style-name="P4">
According to Kuzmitskene, the Russification of the place names of the region was intended to be shown to Moscow.</text:p>
      <text:p text:style-name="P4">
<text:span text:style-name="T4">
 Read also: </text:span>
 <text:a xlink:type="simple" xlink:href="https://www.ukrinform.ua/rubric-world/3707220-u-polsi-oficijno-zaminili-rosijsku-nazvu-kaliningrada.html" text:style-name="Internet_20_link" text:visited-style-name="Visited_20_Internet_20_Link">
<text:span text:style-name="T4">
 Kaliningrad </text:span>
</text:a>
“It is time for us to abandon the Soviet heritage and stop the more pollutical state language with foreign names. We are in solidarity with our Poliakit neighbors we urge us not to use artificial names of Vlitovskaya, ”Semeshka said.</text:p>
      <text:p text:style-name="P4">
As it was reported, the Polish Commission on Standardization of Geographical Names Reports of the RP recommends refusing to use in the public space the name of Kaliningrad and replace it with the Polish name Krulivts.</text:p>
      <text:p text:style-name="P4">
<text:span text:style-name="T5">
Foto: J. Jankevičius/LRT</text:span>
</text:p>
      <text:p text:style-name="P4">
News Source: <text:a xlink:type="simple" xlink:href="https://www.ukrinform.ua/rubric-world/3708363-u-litvi-proponuut-vidmovitisa-vid-rosijskoi-nazvi-kaliningrada.html" text:style-name="Internet_20_link" text:visited-style-name="Visited_20_Internet_20_Link">
https://www.ukrinform.ua/rubric-world/3708363-u-litvi-proponuut-vidmovitisa-vid-rosijskoi-nazvi-kaliningrada.html</text:a>
</text:p>
      <!--NEWS-->
      <text:h text:style-name="P10" text:outline-level="1">
<text:span text:style-name="T4">
The OVA was discussed with the Ambassador of France further rebuilding the region</text:span>
</text:h>
      <text:p text:style-name="P4">
Authors: Ukrinform (Person)</text:p>
      <text:p text:style-name="P4">
Publisher: Укринформ (Organization)</text:p>
      <text:p text:style-name="P4">
Published Time: 2023-05-12T16:55:00+03:00</text:p>
      <text:p text:style-name="P4">
Modified Time: 2023-05-12T16:55:00+03:00</text:p>
      <text:p text:style-name="P4">
Description: The head of the Kyiv Regional Military Administration Ruslan Kravchenko met with the Ambassador of France to Ukraine by Etienne de Ponsen and discussed with him the continuation of the projects of restoration of damaged objects of the region. - Ukrinform.</text:p>
      <text:p text:style-name="P4">
Images: ["<text:a xlink:type="simple" xlink:href="https://static.ukrinform.com/photos/2023_05/thumb_files/630_360_1683899596-442.jpg" text:style-name="Internet_20_link" text:visited-style-name="Visited_20_Internet_20_Link">
630_360_16838...</text:a>
", "<text:a xlink:type="simple" xlink:href="https://static.ukrinform.com/photos/2023_05/1683899585-361.jpg" text:style-name="Internet_20_link" text:visited-style-name="Visited_20_Internet_20_Link">
1683899585-36...</text:a>
", "<text:a xlink:type="simple" xlink:href="https://static.ukrinform.com/photos/2023_05/1683899591-569.jpg" text:style-name="Internet_20_link" text:visited-style-name="Visited_20_Internet_20_Link">
1683899591-56...</text:a>
"]</text:p>
      <text:p text:style-name="P4">
Tags: ['Франція', 'Київщина', 'Відбудова']</text:p>
      <text:p text:style-name="P4">
Type: Article</text:p>
      <!--METADATA-->
      <text:p text:style-name="P4">
<draw:frame draw:style-name="fr1" draw:name="Image75" text:anchor-type="as-char" svg:width="6.9236in" svg:height="3.956343in" draw:z-index="0">
<draw:image xlink:href="../Images/yкринформ/2023-05-12T16-55-00-03-00/630_360_1683899596-442.jpg" xlink:type="simple" xlink:show="embed" xlink:actuate="onLoad" draw:mime-type="image/jpeg"/>
</draw:frame>
Ruslan Kravchenko, the head of the regional military administration, held a meeting with France in Ukraine Etienne de Ponsen and discussed the continuation of the recovery of damaged objects of the region.</text:p>
      <text:p text:style-name="P4">
The head of the Kiev Ova reported this in <text:a xlink:type="simple" xlink:href="http://www.facebook.com/RuslanKravchenkoKyiv/posts/pfbid0noaPkHHfsxAuHeXzdFjgvkZ8JKAtRTVHrVbRkChcRRvhbG9gmNViuHCjir8jLGnAl" text:style-name="Internet_20_link" text:visited-style-name="Visited_20_Internet_20_Link">
</text:a>
, reports Ukrinform.</text:p>
      <text:p text:style-name="P4">
"We continue to develop cooperation between Ukraine and France, not only at the regional level.</text:p>
      <text:p text:style-name="P4">
<draw:frame draw:style-name="fr1" draw:name="Image76" text:anchor-type="as-char" svg:width="6.9236in" svg:height="4.617987in" draw:z-index="0">
<draw:image xlink:href="../Images/yкринформ/2023-05-12T16-55-00-03-00/1683899585-361.jpg" xlink:type="simple" xlink:show="embed" xlink:actuate="onLoad" draw:mime-type="image/jpeg"/>
</draw:frame>
According to the chairman of the Ova, as of today, with the support of the French government, the NEO-ECO is already being implemented by the project on the reconstruction of an almost comprehensive military town in the village of Gostomel of Kyiv region.</text:p>
      <text:p text:style-name="P4">
The works are conducted on the principles of the economy of the closed cycle: the materials obtained after dismantling are sorted and processed directly in place, after which they are used during the construction of new housing.</text:p>
      <text:p text:style-name="P4">
<draw:frame draw:style-name="fr1" draw:name="Image77" text:anchor-type="as-char" svg:width="6.9236in" svg:height="4.617987in" draw:z-index="0">
<draw:image xlink:href="../Images/yкринформ/2023-05-12T16-55-00-03-00/1683899591-569.jpg" xlink:type="simple" xlink:show="embed" xlink:actuate="onLoad" draw:mime-type="image/jpeg"/>
</draw:frame>
Among other things, during the meeting, the head of the Ova and Ambassador raised the issue of new people about the brotherhood between the territorial communities of the Kyiv region Tamunicipalities <text:a xlink:type="simple" xlink:href="https://www.ukrinform.ua/tag-francia" text:style-name="Internet_20_link" text:visited-style-name="Visited_20_Internet_20_Link">
</text:a>
.</text:p>
      <text:p text:style-name="P4">
Yes, there are already partnerships with the region of Il-de Frans today. Kravchenko's foundations, the ambassador assured his readiness to promote and develop this cooperation.</text:p>
      <text:p text:style-name="P4">
<text:span text:style-name="T4">
 Read also: </text:span>
 <text:a xlink:type="simple" xlink:href="https://www.ukrinform.ua/rubric-vidbudova/3708331-smigal-rozpoviv-pro-vidnovlenna-cirkuniv-na-harkivsini.html" text:style-name="Internet_20_link" text:visited-style-name="Visited_20_Internet_20_Link">
<text:span text:style-name="T4">
 circus </text:span>
</text:a>
As reported by Ukrinform, as of April in the Kiev region of post -Russian invasion <text:a xlink:type="simple" xlink:href="https://www.ukrinform.ua/rubric-regions/3700011-na-kiivsini-vze-vidnovili-majze-12-tisac-obektiv-ova.html" text:style-name="Internet_20_link" text:visited-style-name="Visited_20_Internet_20_Link">
</text:a>
Already 11 thousand 784 objects.</text:p>
      <text:p text:style-name="P4">
News Source: <text:a xlink:type="simple" xlink:href="https://www.ukrinform.ua/rubric-vidbudova/3708365-u-kiivskij-ova-obgovorili-z-poslom-francii-podalsu-vidbudovu-oblasti.html" text:style-name="Internet_20_link" text:visited-style-name="Visited_20_Internet_20_Link">
https://www.ukrinform.ua/rubric-vidbudova/3708365-u-kiivskij-ova-obgovorili-z-poslom-francii-podalsu-vidbudovu-oblasti.html</text:a>
</text:p>
      <!--NEWS-->
      <text:h text:style-name="P10" text:outline-level="1">
<text:span text:style-name="T4">
Zelensky discussed with Sunak defense cooperation and thanked for Storm Shadow</text:span>
</text:h>
      <text:p text:style-name="P4">
Authors: Ukrinform (Person)</text:p>
      <text:p text:style-name="P4">
Publisher: Укринформ (Organization)</text:p>
      <text:p text:style-name="P4">
Published Time: 2023-05-12T17:07:00+03:00</text:p>
      <text:p text:style-name="P4">
Modified Time: 2023-05-12T17:07:00+03:00</text:p>
      <text:p text:style-name="P4">
Description: President Volodymyr Zelensky discussed with Prime Minister Risha Sunak with further defensive cooperation, thanked for the long-range Storm Shadow missiles and stressed Ukraine's desire to get clear signals about the future with NATO. - Ukrinform.</text:p>
      <text:p text:style-name="P4">
Images: ["<text:a xlink:type="simple" xlink:href="https://static.ukrinform.com/photos/2023_05/thumb_files/630_360_1683809839-567.jpg" text:style-name="Internet_20_link" text:visited-style-name="Visited_20_Internet_20_Link">
630_360_16838...</text:a>
"]</text:p>
      <text:p text:style-name="P4">
Tags: ['Британія', 'Зброя', 'Зеленський', 'Ріші Сунак', 'Storm Shadow']</text:p>
      <text:p text:style-name="P4">
Type: Article</text:p>
      <!--METADATA-->
      <text:p text:style-name="P4">
<draw:frame draw:style-name="fr1" draw:name="Image78" text:anchor-type="as-char" svg:width="6.9236in" svg:height="3.956343in" draw:z-index="0">
<draw:image xlink:href="../Images/yкринформ/2023-05-12T17-07-00-03-00/630_360_1683809839-567.jpg" xlink:type="simple" xlink:show="embed" xlink:actuate="onLoad" draw:mime-type="image/jpeg"/>
</draw:frame>
Presidential lorder Zelensky discussed with Prime Minister of UK, Rishisunak, further defensive cooperation, thanked for the long-range Stormshadow missiles, and stressed Ukraine's desire to get clear signals about NATO's future.</text:p>
      <text:p text:style-name="P4">
The head of the Ukrainian state reported this in <text:a xlink:type="simple" xlink:href="https://twitter.com/ZelenskyyUa/status/1657020342966050827" text:style-name="Internet_20_link" text:visited-style-name="Visited_20_Internet_20_Link">
</text:a>
, reports Ukrinform.</text:p>
      <text:p text:style-name="P4">
"He had a telephone conversation with the Prime Minister of Great Britain, Risha Sunak. He was a significant strengthening of our capabilities of the long-range missile missiles Shadow and other indispensable military assistance. They discussed further cooperation. Coordinated positions before the coming international earnings. In particular, we need clear signals about the Ukrainian future, ” - said <text:a xlink:type="simple" xlink:href="https://www.ukrinform.ua/tag-zelenskij" text:style-name="Internet_20_link" text:visited-style-name="Visited_20_Internet_20_Link">
</text:a>
.</text:p>
      <text:p text:style-name="P4">
<text:span text:style-name="T4">
 Read also: </text:span>
 [<text:span text:style-name="T4">
 missile </text:span>
 <text:span text:style-name="T4">
 Storm </text:span>
 <text:span text:style-name="T4">
 Shadow </text:span>
 <text:span text:style-name="T4">
 </text:span>
 for <text:span text:style-name="T4">
 </text:span>
 Ukraine <text:span text:style-name="T4">
<text:span text:style-name="T5">
 Why </text:span>
* </text:span>
 Significant <text:span text:style-name="T4">
 </text:span>
 <text:span text:style-name="T4">
 </text:span>
(https://www.ukrinform.ua/rubric-ato/3707816-raketa-storm-shadow-dla-ukraini-u-comu-suttevij-proriv.html)As it was reported, the United Kingdom <text:a xlink:type="simple" xlink:href="https://www.ukrinform.ua/rubric-ato/3707788-ministr-oboroni-britanii-pidtverdiv-peredacu-ukraini-raket-storm-shadow.html" text:style-name="Internet_20_link" text:visited-style-name="Visited_20_Internet_20_Link">
</text:a>
range up to 250 km.</text:p>
      <text:p text:style-name="P4">
<text:span text:style-name="T5">
Foto: mbda</text:span>
</text:p>
      <text:p text:style-name="P4">
News Source: <text:a xlink:type="simple" xlink:href="https://www.ukrinform.ua/rubric-ato/3708372-zelenskij-obgovoriv-iz-sunakom-oboronnu-spivpracu-i-podakuvav-za-storm-shadow.html" text:style-name="Internet_20_link" text:visited-style-name="Visited_20_Internet_20_Link">
https://www.ukrinform.ua/rubric-ato/3708372-zelenskij-obgovoriv-iz-sunakom-oboronnu-spivpracu-i-podakuvav-za-storm-shadow.html</text:a>
</text:p>
      <!--NEWS-->
      <text:h text:style-name="P10" text:outline-level="1">
<text:span text:style-name="T4">
Stephanishin urged Poland to refrain from unilateral restrictions on Ukrainian agroesport</text:span>
</text:h>
      <text:p text:style-name="P4">
Authors: Ukrinform (Person)</text:p>
      <text:p text:style-name="P4">
Publisher: Укринформ (Organization)</text:p>
      <text:p text:style-name="P4">
Published Time: 2023-05-12T17:09:00+03:00</text:p>
      <text:p text:style-name="P4">
Modified Time: 2023-05-12T17:09:00+03:00</text:p>
      <text:p text:style-name="P4">
Description: Viceremieric Minister for European Integration Olga Stephanyshyn called on EU Minister of Poland Shimon Shinkovsky Velkovsky Senka to refrain from unilateral restrictions on export of Ukrainian agricultural products. - Ukrinform.</text:p>
      <text:p text:style-name="P4">
Images: ["<text:a xlink:type="simple" xlink:href="https://static.ukrinform.com/photos/2023_04/thumb_files/630_360_1681984991-651.jpg" text:style-name="Internet_20_link" text:visited-style-name="Visited_20_Internet_20_Link">
630_360_16819...</text:a>
"]</text:p>
      <text:p text:style-name="P4">
Tags: ['Експорт', 'Польща', 'Аграрії', 'Стефанішина', 'Єдині новини']</text:p>
      <text:p text:style-name="P4">
Type: Article</text:p>
      <!--METADATA-->
      <text:p text:style-name="P4">
<draw:frame draw:style-name="fr1" draw:name="Image79" text:anchor-type="as-char" svg:width="6.9236in" svg:height="3.956343in" draw:z-index="0">
<draw:image xlink:href="../Images/yкринформ/2023-05-12T17-09-00-03-00/630_360_1681984991-651.jpg" xlink:type="simple" xlink:show="embed" xlink:actuate="onLoad" draw:mime-type="image/jpeg"/>
</draw:frame>
Viceremieric Olga Stephanyshyn's Vicemieties Calllaminist on EU Polish Shimon Schinkovsky Senka Senka to refrain from exporting Ukrainian agricultural products.</text:p>
      <text:p text:style-name="P4">
She reported this on the air of the Teleterna "One News", reports Ukrinform.</text:p>
      <text:p text:style-name="P4">
Stephanishina informed that during the EU Ministerial Meeting of the Wimar Triangle, she exchanged views with a Polish colleague pervasive -related exports of Ukrainian agricultural products of taodan -sided restrictions imposed by the Polish side. “I have confirmed that we consider it unacceptable to continue any prohibitions, and informed the pro-speech with <text:a xlink:type="simple" xlink:href="https://www.ukrinform.ua/tag-evrokomisia" text:style-name="Internet_20_link" text:visited-style-name="Visited_20_Internet_20_Link">
</text:a>
about creating a site for consultation and that we urge to refrain from any restrictions concerning Ukraine, so as not to play Russian propaganda, ”Stefanishina said.</text:p>
      <text:p text:style-name="P4">
As it was reported, President Volodymyr Zelenskyy during a joint briefing by the Usula Der Lyen Ursula Commission in Kyiv in May 9 stated that Ukraine expects from the European Union to promptly withdraw all restrictions on export agro -production.</text:p>
      <text:p text:style-name="P4">
<text:span text:style-name="T4">
 Read also: </text:span>
 <text:a xlink:type="simple" xlink:href="https://www.ukrinform.ua/rubric-polytics/3707228-u-polsi-vidreaguvali-na-slova-zelenskogo-pro-blokuvanna-importu-ukrainskoi-agroprodukcii.html" text:style-name="Internet_20_link" text:visited-style-name="Visited_20_Internet_20_Link">
</text:a>
On May 2, the European Commission announced the introduction of "exclusive Tatima -temporal measures against imports from Ukraine, which restrict the passage of agricultural goods of Ukrainian production of Dobolgaria, Hungary, Poland, Romania and Slovakia. The restrictions will be related to four agricultural products: wheat, corn, rapeseed sunflower tanning, which come from Ukraine - and will be valid until June 5, 2023.</text:p>
      <text:p text:style-name="P4">
<text:span text:style-name="T4">
 Read also: </text:span>
 [<text:span text:style-name="T4">
 yat </text:span>
 <text:span text:style-name="T4">
 </text:span>
 <text:span text:style-name="T4">
 </text:span>
 <text:span text:style-name="T4">
 again </text:span>
 <text:span text:style-name="T4">
 </text:span>
 applied <text:span text:style-name="T4">
<text:span text:style-name="T5">
* European Commission </text:span>
* </text:span>
 <text:span text:style-name="T4">
 </text:span>
 <text:span text:style-name="T4">
 </text:span>
 <text:span text:style-name="T4">
 Ukrainian </text:span>
 <text:span text:style-name="T4">
 </text:span>
 agricultural products **(https://www.ukrinform.ua/rubric-economy/3708011-pat-krain-es-znovu-zvernulisa-do-evrokomisii-u-spravi-ukrainskoi-agroprodukcii.html)Stephanyshina May 12 <text:a xlink:type="simple" xlink:href="https://www.ukrinform.ua/rubric-polytics/3708364-ukraina-sinhronizuvala-z-vejmarskim-trikutnikom-politicnij-kalendar-integracii-do-es.html" text:style-name="Internet_20_link" text:visited-style-name="Visited_20_Internet_20_Link">
</text:a>
that took place in the Polish city of Poznan.</text:p>
      <text:p text:style-name="P4">
News Source: <text:a xlink:type="simple" xlink:href="https://www.ukrinform.ua/rubric-economy/3708370-stefanisina-zaklikala-polsu-utrimatisa-vid-odnostoronnih-obmezen-na-ukrainskij-agroeksport.html" text:style-name="Internet_20_link" text:visited-style-name="Visited_20_Internet_20_Link">
https://www.ukrinform.ua/rubric-economy/3708370-stefanisina-zaklikala-polsu-utrimatisa-vid-odnostoronnih-obmezen-na-ukrainskij-agroeksport.html</text:a>
</text:p>
      <!--NEWS-->
      <text:h text:style-name="P10" text:outline-level="1">
<text:span text:style-name="T4">
Russian invaders staged a raid in the mosque of Simferopol</text:span>
</text:h>
      <text:p text:style-name="P4">
Authors: Ukrinform (Person)</text:p>
      <text:p text:style-name="P4">
Publisher: Укринформ (Organization)</text:p>
      <text:p text:style-name="P4">
Published Time: 2023-05-12T17:20:00+03:00</text:p>
      <text:p text:style-name="P4">
Modified Time: 2023-05-12T17:20:00+03:00</text:p>
      <text:p text:style-name="P4">
Description: Russian invaders staged a raid in the Suhuuk-Deer mosque in Simferopol of the temporarily occupied Crimea. - Ukrinform.</text:p>
      <text:p text:style-name="P4">
Images: ["<text:a xlink:type="simple" xlink:href="https://static.ukrinform.com/photos/2023_05/thumb_files/630_360_1683901172-2430.jpeg" text:style-name="Internet_20_link" text:visited-style-name="Visited_20_Internet_20_Link">
630_360_16839...</text:a>
", "<text:a xlink:type="simple" xlink:href="https://static.ukrinform.com/photos/2023_05/thumb_files/630_360_1683901172-9346.jpeg" text:style-name="Internet_20_link" text:visited-style-name="Visited_20_Internet_20_Link">
630_360_16839...</text:a>
", "<text:a xlink:type="simple" xlink:href="https://static.ukrinform.com/photos/2023_05/thumb_files/630_360_1683901172-6506.jpeg" text:style-name="Internet_20_link" text:visited-style-name="Visited_20_Internet_20_Link">
630_360_16839...</text:a>
", "<text:a xlink:type="simple" xlink:href="https://static.ukrinform.com/photos/2023_05/thumb_files/630_360_1683901172-7683.jpeg" text:style-name="Internet_20_link" text:visited-style-name="Visited_20_Internet_20_Link">
630_360_16839...</text:a>
", "<text:a xlink:type="simple" xlink:href="https://static.ukrinform.com/photos/2023_05/thumb_files/630_360_1683901172-1524.jpeg" text:style-name="Internet_20_link" text:visited-style-name="Visited_20_Internet_20_Link">
630_360_16839...</text:a>
", "<text:a xlink:type="simple" xlink:href="https://static.ukrinform.com/photos/2023_05/thumb_files/630_360_1683901172-9044.jpeg" text:style-name="Internet_20_link" text:visited-style-name="Visited_20_Internet_20_Link">
630_360_16839...</text:a>
"]</text:p>
      <text:p text:style-name="P4">
Tags: ['Крим', 'Мечеть', 'Обшук']</text:p>
      <text:p text:style-name="P4">
Type: Article</text:p>
      <!--METADATA-->
      <text:p text:style-name="P4">
<draw:frame draw:style-name="fr1" draw:name="Image80" text:anchor-type="as-char" svg:width="6.9236in" svg:height="3.956343in" draw:z-index="0">
<draw:image xlink:href="../Images/yкринформ/2023-05-12T17-20-00-03-00/630_360_1683901172-2430.jpeg" xlink:type="simple" xlink:show="embed" xlink:actuate="onLoad" draw:mime-type="image/jpeg"/>
</draw:frame>
Russian invaders staged a raid in the Sulyuk-dere mosque in the Simferopolitimty Crimea.</text:p>
      <text:p text:style-name="P4">
This was reported by the Crimean Solidarity Public Association in <text:a xlink:type="simple" xlink:href="http://www.facebook.com/crimeansolidarity/posts/pfbid0GV5KpvYdGkyRTRUj9fUKfAT61svumCEXHVwbdMG7xQdQRXaNnTzHnAGEiiECx4sZl" text:style-name="Internet_20_link" text:visited-style-name="Visited_20_Internet_20_Link">
</text:a>
, reports Ukrinform.</text:p>
      <text:p text:style-name="P4">
“The journalist of the public association reported that the employees of the homona came to the mosque of Sulyuk-dere Ferropol. It has been built by the Crimean Muslims for over 16 years, ”the post reads.</text:p>
      <text:p text:style-name="P4">
It is clarified that this happened during Friday mold.</text:p>
      <text:p text:style-name="P4">
<draw:frame draw:style-name="fr1" draw:name="Image81" text:anchor-type="as-char" svg:width="6.9236in" svg:height="3.956343in" draw:z-index="0">
<draw:image xlink:href="../Images/yкринформ/2023-05-12T17-20-00-03-00/630_360_1683901172-9346.jpeg" xlink:type="simple" xlink:show="embed" xlink:actuate="onLoad" draw:mime-type="image/jpeg"/>
</draw:frame>
Russian invaders arranged a raid in the mosque of Simferopol / Photo: Crimea Basoliarity <text:a xlink:type="simple" xlink:href="https://static.ukrinform.com/photos/2023_05/1683901172-9346.jpeg" text:style-name="Internet_20_link" text:visited-style-name="Visited_20_Internet_20_Link">
<draw:frame draw:style-name="fr1" draw:name="Image82" text:anchor-type="as-char" svg:width="6.9236in" svg:height="3.956343in" draw:z-index="0">
<draw:image xlink:href="../Images/yкринформ/2023-05-12T17-20-00-03-00/630_360_1683901172-9346.jpeg" xlink:type="simple" xlink:show="embed" xlink:actuate="onLoad" draw:mime-type="image/jpeg"/>
</draw:frame>
</text:a>
 <text:a xlink:type="simple" xlink:href="https://static.ukrinform.com/photos/2023_05/1683901172-6506.jpeg" text:style-name="Internet_20_link" text:visited-style-name="Visited_20_Internet_20_Link">
<draw:frame draw:style-name="fr1" draw:name="Image83" text:anchor-type="as-char" svg:width="6.9236in" svg:height="3.956343in" draw:z-index="0">
<draw:image xlink:href="../Images/yкринформ/2023-05-12T17-20-00-03-00/630_360_1683901172-6506.jpeg" xlink:type="simple" xlink:show="embed" xlink:actuate="onLoad" draw:mime-type="image/jpeg"/>
</draw:frame>
</text:a>
 <text:a xlink:type="simple" xlink:href="https://static.ukrinform.com/photos/2023_05/1683901172-7683.jpeg" text:style-name="Internet_20_link" text:visited-style-name="Visited_20_Internet_20_Link">
<draw:frame draw:style-name="fr1" draw:name="Image84" text:anchor-type="as-char" svg:width="6.9236in" svg:height="3.956343in" draw:z-index="0">
<draw:image xlink:href="../Images/yкринформ/2023-05-12T17-20-00-03-00/630_360_1683901172-7683.jpeg" xlink:type="simple" xlink:show="embed" xlink:actuate="onLoad" draw:mime-type="image/jpeg"/>
</draw:frame>
</text:a>
 <text:a xlink:type="simple" xlink:href="https://static.ukrinform.com/photos/2023_05/1683901172-1524.jpeg" text:style-name="Internet_20_link" text:visited-style-name="Visited_20_Internet_20_Link">
<draw:frame draw:style-name="fr1" draw:name="Image85" text:anchor-type="as-char" svg:width="6.9236in" svg:height="3.956343in" draw:z-index="0">
<draw:image xlink:href="../Images/yкринформ/2023-05-12T17-20-00-03-00/630_360_1683901172-1524.jpeg" xlink:type="simple" xlink:show="embed" xlink:actuate="onLoad" draw:mime-type="image/jpeg"/>
</draw:frame>
</text:a>
 <text:a xlink:type="simple" xlink:href="https://static.ukrinform.com/photos/2023_05/1683901172-2430.jpeg" text:style-name="Internet_20_link" text:visited-style-name="Visited_20_Internet_20_Link">
<draw:frame draw:style-name="fr1" draw:name="Image86" text:anchor-type="as-char" svg:width="6.9236in" svg:height="3.956343in" draw:z-index="0">
<draw:image xlink:href="../Images/yкринформ/2023-05-12T17-20-00-03-00/630_360_1683901172-2430.jpeg" xlink:type="simple" xlink:show="embed" xlink:actuate="onLoad" draw:mime-type="image/jpeg"/>
</draw:frame>
</text:a>
 <text:a xlink:type="simple" xlink:href="https://static.ukrinform.com/photos/2023_05/1683901172-9044.jpeg" text:style-name="Internet_20_link" text:visited-style-name="Visited_20_Internet_20_Link">
<draw:frame draw:style-name="fr1" draw:name="Image87" text:anchor-type="as-char" svg:width="6.9236in" svg:height="3.956343in" draw:z-index="0">
<draw:image xlink:href="../Images/yкринформ/2023-05-12T17-20-00-03-00/630_360_1683901172-9044.jpeg" xlink:type="simple" xlink:show="embed" xlink:actuate="onLoad" draw:mime-type="image/jpeg"/>
</draw:frame>
</text:a>
In Crimean Solidarity, it was added that Omon left the territory of the mosque, after the raid was carried out by the staff of the Center for Counteraction to Extremism.</text:p>
      <text:p text:style-name="P4">
<text:span text:style-name="T4">
 Read also: </text:span>
 <text:a xlink:type="simple" xlink:href="https://www.ukrinform.ua/rubric-crimea/3708102-politvazna-dzelalova-pereveli-do-slidcogo-izolatora-fsb-u-simferopoli-pravozahisniki.html" text:style-name="Internet_20_link" text:visited-style-name="Visited_20_Internet_20_Link">
<text:span text:style-name="T4">
 Jelyalova </text:span>
</text:a>
As it was reported, on the eve of the invaders <text:a xlink:type="simple" xlink:href="https://www.ukrinform.ua/rubric-crimea/3707708-opisuut-i-vinosat-majno-u-simferopoli-zagarbniki-zahopili-sobor-pcu.html" text:style-name="Internet_20_link" text:visited-style-name="Visited_20_Internet_20_Link">
</text:a>
in Simferopol.</text:p>
      <text:p text:style-name="P4">
News Source: <text:a xlink:type="simple" xlink:href="https://www.ukrinform.ua/rubric-crimea/3708376-rosijski-zagarbniki-vlastuvali-rejd-u-meceti-simferopola.html" text:style-name="Internet_20_link" text:visited-style-name="Visited_20_Internet_20_Link">
https://www.ukrinform.ua/rubric-crimea/3708376-rosijski-zagarbniki-vlastuvali-rejd-u-meceti-simferopola.html</text:a>
</text:p>
      <!--NEWS-->
      <text:h text:style-name="P10" text:outline-level="1">
<text:span text:style-name="T4">
The military of the Russian Federation fired at the Beryslav district, there is a wounded</text:span>
</text:h>
      <text:p text:style-name="P4">
Authors: Ukrinform (Person)</text:p>
      <text:p text:style-name="P4">
Publisher: Укринформ (Organization)</text:p>
      <text:p text:style-name="P4">
Published Time: 2023-05-12T17:22:41+03:00</text:p>
      <text:p text:style-name="P4">
Modified Time: 2023-05-12T17:22:41+03:00</text:p>
      <text:p text:style-name="P4">
Description: In the Kherson region, the military was fired at the Beryslav region, there is a wounded, also damaged building of the object of critical infrastructur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88" text:anchor-type="as-char" svg:width="6.9236in" svg:height="3.948443in" draw:z-index="0">
<draw:image xlink:href="../Images/yкринформ/2023-05-12T17-22-41-03-00/630_360_1538997483-946.jpg" xlink:type="simple" xlink:show="embed" xlink:actuate="onLoad" draw:mime-type="image/jpeg"/>
</draw:frame>
Nakherson region of the Russian Federation fired at the Beryslav region, there is a wounded, as well as damaging the object of critical infrastructure.</text:p>
      <text:p text:style-name="P4">
According to Ukrinform, Volodymyr Litvinov told about it in <text:a xlink:type="simple" xlink:href="https://t.me/beryslavrda/2491" text:style-name="Internet_20_link" text:visited-style-name="Visited_20_Internet_20_Link">
</text:a>
.</text:p>
      <text:p text:style-name="P4">
"Under the artillery fire were the outskirts and residential quarters of the village of Osokorovkanovorontsovsky territorial community," - the message reads.</text:p>
      <text:p text:style-name="P4">
It is noted that here as a result of hostile <text:a xlink:type="simple" xlink:href="https://www.ukrinform.ua/tag-obstril" text:style-name="Internet_20_link" text:visited-style-name="Visited_20_Internet_20_Link">
</text:a>
The building of the object of critical infrastructure is partially damaged. There are no insults.</text:p>
      <text:p text:style-name="P4">
<text:span text:style-name="T4">
 Read also: </text:span>
 <text:a xlink:type="simple" xlink:href="https://www.ukrinform.ua/rubric-ato/3708187-na-hersonsini-vorog-skinuv-na-selo-kizomis-kerovani-aviabombi-e-rujnuvanna.html" text:style-name="Internet_20_link" text:visited-style-name="Visited_20_Internet_20_Link">
</text:a>
Also, as a result of the enemy's dumping of fragile ammunition from the drone, a resident of Odradokamanka Tyagin Territorial Community received a resident.</text:p>
      <text:p text:style-name="P4">
As <text:a xlink:type="simple" xlink:href="https://www.ukrinform.ua/rubric-ato/3708308-rosijski-vijskovi-obstrilali-hersonsinu-e-vbiti-ta-poraneni.html" text:style-name="Internet_20_link" text:visited-style-name="Visited_20_Internet_20_Link">
 </text:a>
Ukrinform, troops of the Russian Federation on 12th May again began to fire the city of Kherson and settlements of the region, it is known that <text:a xlink:type="simple" xlink:href="https://www.ukrinform.ua/rubric-ato/3708308-rosijski-vijskovi-obstrilali-hersonsinu-e-vbiti-ta-poraneni.html" text:style-name="Internet_20_link" text:visited-style-name="Visited_20_Internet_20_Link">
</text:a>
 .</text:p>
      <text:p text:style-name="P4">
News Source: <text:a xlink:type="simple" xlink:href="https://www.ukrinform.ua/rubric-ato/3708377-vijskovi-rf-obstrilali-berislavskij-rajon-e-poranenij.html" text:style-name="Internet_20_link" text:visited-style-name="Visited_20_Internet_20_Link">
https://www.ukrinform.ua/rubric-ato/3708377-vijskovi-rf-obstrilali-berislavskij-rajon-e-poranenij.html</text:a>
</text:p>
      <!--NEWS-->
      <text:h text:style-name="P10" text:outline-level="1">
<text:span text:style-name="T4">
Brave1 cluster has already received more than 100 applications from Ukrainian developers</text:span>
</text:h>
      <text:p text:style-name="P4">
Authors: Ukrinform (Person)</text:p>
      <text:p text:style-name="P4">
Publisher: Укринформ (Organization)</text:p>
      <text:p text:style-name="P4">
Published Time: 2023-05-12T17:23:00+03:00</text:p>
      <text:p text:style-name="P4">
Modified Time: 2023-05-12T17:23:00+03:00</text:p>
      <text:p text:style-name="P4">
Description: Brave1 cluster - platforms for combining government and private initiatives for the development of innovative decisions in the interests of defense and security forces - has already received more than 100 ideas that can help Ukraine gain a technological advantage over the enemy. - Ukrinform.</text:p>
      <text:p text:style-name="P4">
Images: ["<text:a xlink:type="simple" xlink:href="https://static.ukrinform.com/photos/2023_05/thumb_files/630_360_1683901399-180.jpg" text:style-name="Internet_20_link" text:visited-style-name="Visited_20_Internet_20_Link">
630_360_16839...</text:a>
"]</text:p>
      <text:p text:style-name="P4">
Tags: ['Міноборони', 'Технології', 'ЗСУ', 'Платформа Brave1']</text:p>
      <text:p text:style-name="P4">
Type: Article</text:p>
      <!--METADATA-->
      <text:p text:style-name="P4">
<draw:frame draw:style-name="fr1" draw:name="Image89" text:anchor-type="as-char" svg:width="6.9236in" svg:height="3.956343in" draw:z-index="0">
<draw:image xlink:href="../Images/yкринформ/2023-05-12T17-23-00-03-00/630_360_1683901399-180.jpg" xlink:type="simple" xlink:show="embed" xlink:actuate="onLoad" draw:mime-type="image/jpeg"/>
</draw:frame>
Precaster Brave1 is a platform for combining government and private initiatives for the development of innovative decisions in the interests of defense and security forces - already a last 100 ideas that can help Ukraine gain technological advantage over the excess.</text:p>
      <text:p text:style-name="P4">
This was reported by Viceremier-Minister for Innovation, Development of Education, Science of Tatekhnology-Minister of Digital Transformation Mikhail Fedorov in <text:a xlink:type="simple" xlink:href="https://t.me/zedigital/3133" text:style-name="Internet_20_link" text:visited-style-name="Visited_20_Internet_20_Link">
</text:a>
, reports Ukrinform.</text:p>
      <text:p text:style-name="P4">
“More than 100 applications from Ukrainian developers to the Defense-Techcaster Brave1 have been received. Just now in Ukraine a powerful sphere of military is born <text:a xlink:type="simple" xlink:href="https://www.ukrinform.ua/tag-tehnologii" text:style-name="Internet_20_link" text:visited-style-name="Visited_20_Internet_20_Link">
</text:a>
. The cluster team works to integrate the development in the purchase quickly. Helps with the expertise from the Armed Forces, the Ministry of Defense, the Minestrual Service, ”Viceremier said.</text:p>
      <text:p text:style-name="P4">
He recalled that the best developments will receive a state contract or grant to develop their own product.</text:p>
      <text:p text:style-name="P4">
As it was reported, Brave1 is a joint initiative of the Ministry of Defense, the General Staff of the Armed Forces, the National Security and Defense Council, the Ministry of Defense, the Ministry of Strategic Industries and the Ministry of Economy. Its purpose is to stimulate and support the development of companies that work in the direction of defense technologies.</text:p>
      <text:p text:style-name="P4">
<text:span text:style-name="T4">
 Read also: </text:span>
 <text:a xlink:type="simple" xlink:href="https://www.ukrinform.ua/rubric-technology/3701601-brave1-dopomoze-ukraini-zdobuti-perevagu-nad-vorogom-fedorov.html" text:style-name="Internet_20_link" text:visited-style-name="Visited_20_Internet_20_Link">
<text:span text:style-name="T4">
 brave1 </text:span>
</text:a>
For the industry, the cluster offers organizational and expert support for developments, as well as access to accelerators and incubators. It is about systematic work on improving developments, improving knowledge in scaling business, value formation for investors, mentoring. Will also develop access to research(R&amp;D resource)a center that assists the necessary components, tests, equipment.</text:p>
      <text:p text:style-name="P4">
News Source: <text:a xlink:type="simple" xlink:href="https://www.ukrinform.ua/rubric-technology/3708378-do-klastera-brave1-vze-nadijslo-ponad-100-zaavok-vid-ukrainskih-rozrobnikiv.html" text:style-name="Internet_20_link" text:visited-style-name="Visited_20_Internet_20_Link">
https://www.ukrinform.ua/rubric-technology/3708378-do-klastera-brave1-vze-nadijslo-ponad-100-zaavok-vid-ukrainskih-rozrobnikiv.html</text:a>
</text:p>
      <!--NEWS-->
      <text:h text:style-name="P10" text:outline-level="1">
<text:span text:style-name="T4">
Spain's Prime Minister will discuss with the US President Searching for the Single Front on War in Ukraine</text:span>
</text:h>
      <text:p text:style-name="P4">
Authors: Ukrinform (Person)</text:p>
      <text:p text:style-name="P4">
Publisher: Укринформ (Organization)</text:p>
      <text:p text:style-name="P4">
Published Time: 2023-05-12T17:24:52+03:00</text:p>
      <text:p text:style-name="P4">
Modified Time: 2023-05-12T17:24:52+03:00</text:p>
      <text:p text:style-name="P4">
Description: Spain Prime Minister Pedro Sanchez today has to negotiate with US President Joe Biden to find a "single front" about war in Ukraine. - Ukrinform.</text:p>
      <text:p text:style-name="P4">
Images: ["<text:a xlink:type="simple" xlink:href="https://static.ukrinform.com/photos/2023_05/thumb_files/630_360_1683901328-699.jpg" text:style-name="Internet_20_link" text:visited-style-name="Visited_20_Internet_20_Link">
630_360_16839...</text:a>
"]</text:p>
      <text:p text:style-name="P4">
Tags: ['Байден', 'Україна', 'Санчес', 'Війна з росією']</text:p>
      <text:p text:style-name="P4">
Type: Article</text:p>
      <!--METADATA-->
      <text:p text:style-name="P4">
<draw:frame draw:style-name="fr1" draw:name="Image90" text:anchor-type="as-char" svg:width="6.9236in" svg:height="3.956343in" draw:z-index="0">
<draw:image xlink:href="../Images/yкринформ/2023-05-12T17-24-52-03-00/630_360_1683901328-699.jpg" xlink:type="simple" xlink:show="embed" xlink:actuate="onLoad" draw:mime-type="image/jpeg"/>
</draw:frame>
Spain Prime Minister Pedro Sanchez today has to negotiate with Presidential Sudz Joe Biden in order to find a "single front" about war in Ukraine.</text:p>
      <text:p text:style-name="P4">
As Ukrinform reports, it reports <text:a xlink:type="simple" xlink:href="http://www.euronews.com/my-europe/2023/05/12/pedro-sanchez-set-to-strike-migration-deal-with-joe-biden-to-welcome-latin-american-refuge" text:style-name="Internet_20_link" text:visited-style-name="Visited_20_Internet_20_Link">
</text:a>
.</text:p>
      <text:p text:style-name="P4">
As it is noted, the United States will try to complete the agreement with Spain on opening migration offices in Latin America so that migrants can submit immigration documents from their countries.</text:p>
      <text:p text:style-name="P4">
Spain and Canada are in dire need of labor and made it clear that they are ready to accept migrants from Latin America, as well as other countries, which will reduce US pressure that face the influx of migrants along the border with Mexico.</text:p>
      <text:p text:style-name="P4">
The war between <text:a xlink:type="simple" xlink:href="https://www.ukrinform.ua/tag-rosia" text:style-name="Internet_20_link" text:visited-style-name="Visited_20_Internet_20_Link">
</text:a>
But Ukraine will also be the middle of today's negotiations in the White House.</text:p>
      <text:p text:style-name="P4">
As it is noted, in July Spain will take over the six -month presidency of the EU and lead the efforts of the EU countries to reach peace.</text:p>
      <text:p text:style-name="P4">
<text:span text:style-name="T4">
 Read also: </text:span>
 <text:a xlink:type="simple" xlink:href="https://www.ukrinform.ua/rubric-world/3701044-premer-ispanii-privitav-pragnenna-brazilii-do-poserednictva-u-peregovorah-miz-ukrainou-ta-rf.html" text:style-name="Internet_20_link" text:visited-style-name="Visited_20_Internet_20_Link">
</text:a>
As it was reported, the Prime Minister of Spain Pedro Sanchez at a meeting with the head of the number XI Jinping expressed the support of the formula of the President of Ukraine of the Vladimir Zelensky and called on the interlocutor to talk to the Ukrainian leader.</text:p>
      <text:p text:style-name="P4">
News Source: <text:a xlink:type="simple" xlink:href="https://www.ukrinform.ua/rubric-world/3708380-premer-ispanii-obgovorit-z-prezidentom-ssa-posuk-edinogo-frontu-sodo-vijni-v-ukraini.html" text:style-name="Internet_20_link" text:visited-style-name="Visited_20_Internet_20_Link">
https://www.ukrinform.ua/rubric-world/3708380-premer-ispanii-obgovorit-z-prezidentom-ssa-posuk-edinogo-frontu-sodo-vijni-v-ukraini.html</text:a>
</text:p>
      <!--NEWS-->
      <text:h text:style-name="P10" text:outline-level="1">
<text:span text:style-name="T4">
Ukrainian Kostyuk overcame Liu in the second circle of WTA tournament 1000 in Rome</text:span>
</text:h>
      <text:p text:style-name="P4">
Authors: Ukrinform (Person)</text:p>
      <text:p text:style-name="P4">
Publisher: Укринформ (Organization)</text:p>
      <text:p text:style-name="P4">
Published Time: 2023-05-12T17:25:00+03:00</text:p>
      <text:p text:style-name="P4">
Modified Time: 2023-05-12T17:25:00+03:00</text:p>
      <text:p text:style-name="P4">
Description: Today, May 12, Ukrainian tennis player Marta Kostyuk (WTA # 40) beat the American Claire Liu (WTA # 56) in the second round of the WTA 1000 tournament. - Ukrinform.</text:p>
      <text:p text:style-name="P4">
Images: ["<text:a xlink:type="simple" xlink:href="https://static.ukrinform.com/photos/2023_05/thumb_files/630_360_1683901475-315.jpg" text:style-name="Internet_20_link" text:visited-style-name="Visited_20_Internet_20_Link">
630_360_16839...</text:a>
"]</text:p>
      <text:p text:style-name="P4">
Tags: ['Теніс', 'Марта Костюк']</text:p>
      <text:p text:style-name="P4">
Type: Article</text:p>
      <!--METADATA-->
      <text:p text:style-name="P4">
<draw:frame draw:style-name="fr1" draw:name="Image91" text:anchor-type="as-char" svg:width="6.9236in" svg:height="3.956343in" draw:z-index="0">
<draw:image xlink:href="../Images/yкринформ/2023-05-12T17-25-00-03-00/630_360_1683901475-315.jpg" xlink:type="simple" xlink:show="embed" xlink:actuate="onLoad" draw:mime-type="image/jpeg"/>
</draw:frame>
Today, May 12, Ukrainian tennis player Marta Kostyuk(WTA №40)Beaten American screen Liu(WTA №56)In the second round of the WTA tournament 1000.</text:p>
      <text:p text:style-name="P4">
Martha Kostyuk overcame a rival with a score of 6: 0, 6: 4, reports Ukrinform.</text:p>
      <text:p text:style-name="P4">
The match lasted 1 hour and 31 minutes. Kostyuk gave a time, made 6 -year mistakes and used 5/8 brownies.</text:p>
      <text:p text:style-name="P4">
It was a third meeting between tennis players. Kostyuk leads to personal meetings 2: 1.</text:p>
      <text:p text:style-name="P4">
The Ukrainian missed the first circle of the tournament. In the next circle, Martha will play with a scaffold Paulo Badosa, who beat the 7th "racket" of the world onz Zhaber from Tunisia- 6: 1, 6: 4.</text:p>
      <text:p text:style-name="P4">
<text:span text:style-name="T4">
 Read also: </text:span>
 <text:a xlink:type="simple" xlink:href="https://www.ukrinform.ua/rubric-sports/3708286-katarina-zavacka-zacohlila-raketku-v-14-finalu-turniru-itf-u-trnavi.html" text:style-name="Internet_20_link" text:visited-style-name="Visited_20_Internet_20_Link">
</text:a>
As it was reported, Marta Kostyuk became the first racket of Ukraine.</text:p>
      <text:p text:style-name="P4">
Photo: btu.org.ua</text:p>
      <text:p text:style-name="P4">
News Source: <text:a xlink:type="simple" xlink:href="https://www.ukrinform.ua/rubric-sports/3708381-ukrainka-kostuk-zdolala-lu-u-drugomu-koli-turniru-wta-1000-v-rimi.html" text:style-name="Internet_20_link" text:visited-style-name="Visited_20_Internet_20_Link">
https://www.ukrinform.ua/rubric-sports/3708381-ukrainka-kostuk-zdolala-lu-u-drugomu-koli-turniru-wta-1000-v-rimi.html</text:a>
</text:p>
      <!--NEWS-->
      <text:h text:style-name="P10" text:outline-level="1">
<text:span text:style-name="T4">
Zelensky imposed sanctions against 41 people who helped the Russian Federation to control Zaporizhstal</text:span>
</text:h>
      <text:p text:style-name="P4">
Authors: Ukrinform (Person)</text:p>
      <text:p text:style-name="P4">
Publisher: Укринформ (Organization)</text:p>
      <text:p text:style-name="P4">
Published Time: 2023-05-12T17:26:00+03:00</text:p>
      <text:p text:style-name="P4">
Modified Time: 2023-05-12T17:26:00+03:00</text:p>
      <text:p text:style-name="P4">
Description: President Volodymyr Zelenskyy signed a decree imposing sanctions against 13 individuals and 28 legal entities that helped Russia to keep control over Zaporizhstal. - Ukrinform.</text:p>
      <text:p text:style-name="P4">
Images: ["<text:a xlink:type="simple" xlink:href="https://static.ukrinform.com/photos/2022_09/thumb_files/630_360_1664387283-922.jpg" text:style-name="Internet_20_link" text:visited-style-name="Visited_20_Internet_20_Link">
630_360_16643...</text:a>
"]</text:p>
      <text:p text:style-name="P4">
Tags: ['Санкції', 'Запоріжсталь', 'Зеленський', 'Війна з росією']</text:p>
      <text:p text:style-name="P4">
Type: Article</text:p>
      <!--METADATA-->
      <text:p text:style-name="P4">
<draw:frame draw:style-name="fr1" draw:name="Image92" text:anchor-type="as-char" svg:width="6.9236in" svg:height="3.956343in" draw:z-index="0">
<draw:image xlink:href="../Images/yкринформ/2023-05-12T17-26-00-03-00/630_360_1664387283-922.jpg" xlink:type="simple" xlink:show="embed" xlink:actuate="onLoad" draw:mime-type="image/jpeg"/>
</draw:frame>
The Presidential Lordir Zelensky signed a decree imposing sanctions against 13 natural and 28 legal entities that helped Russia to keep control over Zaporizhstal.</text:p>
      <text:p text:style-name="P4">
The head of state reported this in <text:a xlink:type="simple" xlink:href="https://t.me/V_Zelenskiy_official/6209" text:style-name="Internet_20_link" text:visited-style-name="Visited_20_Internet_20_Link">
</text:a>
, reports Ukrinform.</text:p>
      <text:p text:style-name="P4">
"Today we have a sanction day. There are several <text:a xlink:type="simple" xlink:href="https://www.ukrinform.ua/tag-sankcii" text:style-name="Internet_20_link" text:visited-style-name="Visited_20_Internet_20_Link">
</text:a>
packages, signed the relevant decrees. The first sanction package is relative to the Poor. By his decree, he imposed restrictive measures to 41 persons - 13 physical and 28 legal - by which the Russian Federation retained control of the enterprise, damaged our economy, "Zelensky said.</text:p>
      <text:p text:style-name="P4">
The head of state informed about the launch of the procedure of confiscation of the Russian share, which, according to him, will work for Ukraine and Ukrainians.</text:p>
      <text:p text:style-name="P4">
<text:span text:style-name="T4">
 Read also: </text:span>
 <text:a xlink:type="simple" xlink:href="https://www.ukrinform.ua/rubric-economy/3685399-zaporizstal-vivodit-iz-konservacii-se-odnu-domennu-pic.html" text:style-name="Internet_20_link" text:visited-style-name="Visited_20_Internet_20_Link">
<text:span text:style-name="T4">
 Zaporizhstal </text:span>
</text:a>
According to Ukrinform, according to the Ministry of Justice, today in Ukraine it is known about 230-250 assets of sub-parties, which can be collected in favor of the state.</text:p>
      <text:p text:style-name="P4">
News Source: <text:a xlink:type="simple" xlink:href="https://www.ukrinform.ua/rubric-economy/3708388-zelenskij-zaprovadiv-sankcii-proti-41-osobi-so-dopomagala-rf-kontroluvati-zaporizstal.html" text:style-name="Internet_20_link" text:visited-style-name="Visited_20_Internet_20_Link">
https://www.ukrinform.ua/rubric-economy/3708388-zelenskij-zaprovadiv-sankcii-proti-41-osobi-so-dopomagala-rf-kontroluvati-zaporizstal.html</text:a>
</text:p>
      <!--NEWS-->
      <text:h text:style-name="P10" text:outline-level="1">
<text:span text:style-name="T4">
The Cabinet is introducing an electronic logging ticket</text:span>
</text:h>
      <text:p text:style-name="P4">
Authors: Ukrinform (Person)</text:p>
      <text:p text:style-name="P4">
Publisher: Укринформ (Organization)</text:p>
      <text:p text:style-name="P4">
Published Time: 2023-05-12T17:27:00+03:00</text:p>
      <text:p text:style-name="P4">
Modified Time: 2023-05-12T17:27:00+03:00</text:p>
      <text:p text:style-name="P4">
Description: The Cabinet of Ministers has approved the proposal of Mindovquil for the introduction from June 1 in Ukraine of a logging ticket in electronic form. - Ukrinform.</text:p>
      <text:p text:style-name="P4">
Images: ["<text:a xlink:type="simple" xlink:href="https://static.ukrinform.com/photos/2020_02/thumb_files/630_360_1582194465-3229.jpeg" text:style-name="Internet_20_link" text:visited-style-name="Visited_20_Internet_20_Link">
630_360_15821...</text:a>
"]</text:p>
      <text:p text:style-name="P4">
Tags: ['Е-квиток', 'Ліс', 'Уряд']</text:p>
      <text:p text:style-name="P4">
Type: Article</text:p>
      <!--METADATA-->
      <text:p text:style-name="P4">
<draw:frame draw:style-name="fr1" draw:name="Image93" text:anchor-type="as-char" svg:width="6.9236in" svg:height="3.956343in" draw:z-index="0">
<draw:image xlink:href="../Images/yкринформ/2023-05-12T17-27-00-03-00/630_360_1582194465-3229.jpeg" xlink:type="simple" xlink:show="embed" xlink:actuate="onLoad" draw:mime-type="image/jpeg"/>
</draw:frame>
The Cabinet of Ministers approved the proposal of Mindovquil for the introduction from June 1 in Ukraine in electronic form.</text:p>
      <text:p text:style-name="P4">
About it in <text:a xlink:type="simple" xlink:href="https://t.me/tmelnychuk/2300" text:style-name="Internet_20_link" text:visited-style-name="Visited_20_Internet_20_Link">
</text:a>
Taras Melnychuk, a permanent representative in the Verkhovna Rada, reported, Ukrinform reports.</text:p>
      <text:p text:style-name="P4">
“The proposal of the Ministry of Environmental and Natural Resources, the Ministry of Digital Transformation on implementation from 01.06.2023 to 01.01.06.2025 of the experimental project for the issuance of special permission is released [] <text:a xlink:type="simple" xlink:href="https://www.ukrinform.ua/tag-lis" text:style-name="Internet_20_link" text:visited-style-name="Visited_20_Internet_20_Link">
</text:a>
resources(logging ticket)and a certificate about the origin of timber, lumber -made lumber in electronic form, ”the testimony reads.</text:p>
      <text:p text:style-name="P4">
<text:span text:style-name="T4">
 Read also: </text:span>
 <text:a xlink:type="simple" xlink:href="https://www.ukrinform.ua/rubric-economy/3707984-v-ukraini-perevikonali-plan-posadki-derev-za-programou-zelena-kraina.html" text:style-name="Internet_20_link" text:visited-style-name="Visited_20_Internet_20_Link">
</text:a>
It is emphasized that the Cabinet of Ministers has approved the procedure for implementing an experimental project on issuing a special permit for special use of forest resources(logging ticket)In electronic form and ordering of the experimental project on the issuance of a certificate of origin and lumber made in electronic form.</text:p>
      <text:p text:style-name="P4">
As it was reported, in October last year the State Forest Agency and the representation of the Prone signed a memorandum on the digitalization of the forest industry. In particular, it is planned to fully digitize the chain of control over the movement of wood: to rest the party to the end consumer.</text:p>
      <text:p text:style-name="P4">
News Source: <text:a xlink:type="simple" xlink:href="https://www.ukrinform.ua/rubric-economy/3708383-kabmin-zaprovadzue-elektronnij-lisorubnij-kvitok.html" text:style-name="Internet_20_link" text:visited-style-name="Visited_20_Internet_20_Link">
https://www.ukrinform.ua/rubric-economy/3708383-kabmin-zaprovadzue-elektronnij-lisorubnij-kvitok.html</text:a>
</text:p>
      <!--NEWS-->
      <text:h text:style-name="P10" text:outline-level="1">
<text:span text:style-name="T4">
In the Bakhmut district, enemy artebroch was injured by three police officers</text:span>
</text:h>
      <text:p text:style-name="P4">
Authors: Ukrinform (Person)</text:p>
      <text:p text:style-name="P4">
Publisher: Укринформ (Organization)</text:p>
      <text:p text:style-name="P4">
Published Time: 2023-05-12T17:39:00+03:00</text:p>
      <text:p text:style-name="P4">
Modified Time: 2023-05-12T17:39:00+03:00</text:p>
      <text:p text:style-name="P4">
Description: In the Bakhmut district of Donetsk region, three police officers were injured as a result of a blow from enemy artillery. - Ukrinform.</text:p>
      <text:p text:style-name="P4">
Images: ["<text:a xlink:type="simple" xlink:href="https://static.ukrinform.com/photos/2023_05/thumb_files/630_360_1683902179-466.jpg" text:style-name="Internet_20_link" text:visited-style-name="Visited_20_Internet_20_Link">
630_360_16839...</text:a>
"]</text:p>
      <text:p text:style-name="P4">
Tags: ['Бахмут', 'Обстріл', 'Поліція', 'Поранені']</text:p>
      <text:p text:style-name="P4">
Type: Article</text:p>
      <!--METADATA-->
      <text:p text:style-name="P4">
<draw:frame draw:style-name="fr1" draw:name="Image94" text:anchor-type="as-char" svg:width="6.9236in" svg:height="3.956343in" draw:z-index="0">
<draw:image xlink:href="../Images/yкринформ/2023-05-12T17-39-00-03-00/630_360_1683902179-466.jpg" xlink:type="simple" xlink:show="embed" xlink:actuate="onLoad" draw:mime-type="image/jpeg"/>
</draw:frame>
The Ubakhmut district of Donetsk region, as a result of a blow from enemy artillery, received three police officers.</text:p>
      <text:p text:style-name="P4">
According to Ukrinform, the National Police reported this in <text:a xlink:type="simple" xlink:href="https://t.me/UA_National_Police/11579" text:style-name="Internet_20_link" text:visited-style-name="Visited_20_Internet_20_Link">
</text:a>
.</text:p>
      <text:p text:style-name="P4">
"Three police officers were injured today as a result of artillery <text:a xlink:type="simple" xlink:href="https://www.ukrinform.ua/tag-obstril" text:style-name="Internet_20_link" text:visited-style-name="Visited_20_Internet_20_Link">
</text:a>
When serving in the Bakhmut district, " - the message reads.</text:p>
      <text:p text:style-name="P4">
<text:span text:style-name="T4">
 Read also: </text:span>
 <text:a xlink:type="simple" xlink:href="https://www.ukrinform.ua/rubric-ato/3708308-rosijski-vijskovi-obstrilali-hersonsinu-e-vbiti-ta-poraneni.html" text:style-name="Internet_20_link" text:visited-style-name="Visited_20_Internet_20_Link">
<text:span text:style-name="T4">
 wounded </text:span>
</text:a>
As reported by Ukrinform, the Ministry of Defense stated that Ukrainian defenders of Uzhmuti did not lose any position this week, also advanced the Nabakhmut direction.</text:p>
      <text:p text:style-name="P4">
<text:span text:style-name="T5">
Foto: National Police of Ukraine</text:span>
</text:p>
      <text:p text:style-name="P4">
News Source: <text:a xlink:type="simple" xlink:href="https://www.ukrinform.ua/rubric-ato/3708391-u-bahmutskomu-rajoni-vorozij-artobstril-poraniv-troh-policejskih.html" text:style-name="Internet_20_link" text:visited-style-name="Visited_20_Internet_20_Link">
https://www.ukrinform.ua/rubric-ato/3708391-u-bahmutskomu-rajoni-vorozij-artobstril-poraniv-troh-policejskih.html</text:a>
</text:p>
      <!--NEWS-->
      <text:h text:style-name="P10" text:outline-level="1">
<text:span text:style-name="T4">
Germany wants to buy new Leopard tanks</text:span>
</text:h>
      <text:p text:style-name="P4">
Authors: Ukrinform (Person)</text:p>
      <text:p text:style-name="P4">
Publisher: Укринформ (Organization)</text:p>
      <text:p text:style-name="P4">
Published Time: 2023-05-12T17:41:56+03:00</text:p>
      <text:p text:style-name="P4">
Modified Time: 2023-05-12T17:41:56+03:00</text:p>
      <text:p text:style-name="P4">
Description: The Federal Government of Germany wants to order 18 new Leopard 2 tanks for half a billion euro. - Ukrinform.</text:p>
      <text:p text:style-name="P4">
Images: ["<text:a xlink:type="simple" xlink:href="https://static.ukrinform.com/photos/2023_01/thumb_files/630_360_1674583513-513.jpg" text:style-name="Internet_20_link" text:visited-style-name="Visited_20_Internet_20_Link">
630_360_16745...</text:a>
"]</text:p>
      <text:p text:style-name="P4">
Tags: ['Німеччина', ' танк Leopard']</text:p>
      <text:p text:style-name="P4">
Type: Article</text:p>
      <!--METADATA-->
      <text:p text:style-name="P4">
<draw:frame draw:style-name="fr1" draw:name="Image95" text:anchor-type="as-char" svg:width="6.9236in" svg:height="3.956343in" draw:z-index="0">
<draw:image xlink:href="../Images/yкринформ/2023-05-12T17-41-56-03-00/630_360_1674583513-513.jpg" xlink:type="simple" xlink:show="embed" xlink:actuate="onLoad" draw:mime-type="image/jpeg"/>
</draw:frame>
The Federal Government of Germany wants to order 18 new LEOPARD 2 tanks of the euro.</text:p>
      <text:p text:style-name="P4">
On it reports <text:a xlink:type="simple" xlink:href="http://www.businessinsider.de/politik/deutschland/bundeswehr-kauft-18-neue-leopard-2-mit-optionen-fuer-bis-zu-123/" text:style-name="Internet_20_link" text:visited-style-name="Visited_20_Internet_20_Link">
</text:a>
, reports Ukrinform.</text:p>
      <text:p text:style-name="P4">
The German government, according to the newspaper, wants to buy 18 new LOOPARD 2 tanks for a German army worth about 525.6 million euros.</text:p>
      <text:p text:style-name="P4">
In addition, the corresponding contract refers to the possibility of purchasing 123 combat tanks.</text:p>
      <text:p text:style-name="P4">
The corresponding bill was sent to the Bundestag.</text:p>
      <text:p text:style-name="P4">
It is expected that 18 new LEOPARDs will be obtained for the Bundeswehr. Costs - 525.6 million euros, including spare parts and repair for five years from the moment of delivery.</text:p>
      <text:p text:style-name="P4">
New tanks will type 2A8 from the Krauss-Maffei Wegmann manufacturer.</text:p>
      <text:p text:style-name="P4">
123 Leopard 2 can be purchased under the terms of a framework agreement for 3 billions. However, according to Business Insider, it is possible that not all of the 123 tanks that potentially acquire the federal government will also be put in charge. At the EU level, Member States have been working on joint purchases of weapons systems for some time to save money and time in projects. EU othericraines such as the Netherlands are interested in buying Leopard 2A8.</text:p>
      <text:p text:style-name="P4">
<text:span text:style-name="T4">
 Read also: </text:span>
 <text:a xlink:type="simple" xlink:href="https://www.ukrinform.ua/rubric-ato/3707970-polsa-peredala-ukraini-vze-14-litakiv-mig29-i-ponad-300-tankiv.html" text:style-name="Internet_20_link" text:visited-style-name="Visited_20_Internet_20_Link">
</text:a>
As reported by Ukrinform, the largest German armed company RheinMetall plans in the future to be able <text:a xlink:type="simple" xlink:href="https://www.ukrinform.ua/rubric-ato/3707011-nimeckij-oboronnij-koncern-hoce-viroblati-v-ukraini-sistemi-ppo-ta-tanki-zmi.html" text:style-name="Internet_20_link" text:visited-style-name="Visited_20_Internet_20_Link">
</text:a>
<text:span text:style-name="T5">
 Photo illustrative: dpa</text:span>
</text:p>
      <text:p text:style-name="P4">
News Source: <text:a xlink:type="simple" xlink:href="https://www.ukrinform.ua/rubric-world/3708393-nimeccina-hoce-pridbati-novi-tanki-leopard.html" text:style-name="Internet_20_link" text:visited-style-name="Visited_20_Internet_20_Link">
https://www.ukrinform.ua/rubric-world/3708393-nimeccina-hoce-pridbati-novi-tanki-leopard.html</text:a>
</text:p>
      <!--NEWS-->
      <text:h text:style-name="P10" text:outline-level="1">
<text:span text:style-name="T4">
Cabinet restricted the amount of compensation for housing repair under the Equinal Program</text:span>
</text:h>
      <text:p text:style-name="P4">
Authors: Ukrinform (Person)</text:p>
      <text:p text:style-name="P4">
Publisher: Укринформ (Organization)</text:p>
      <text:p text:style-name="P4">
Published Time: 2023-05-12T17:43:00+03:00</text:p>
      <text:p text:style-name="P4">
Modified Time: 2023-05-12T17:43:00+03:00</text:p>
      <text:p text:style-name="P4">
Description: The maximum amount of assistance that citizens whose housing will receive minor damage as a result of armed aggression of the Russian Federation can claim is UAH 200 thousand. - Ukrinform.</text:p>
      <text:p text:style-name="P4">
Images: ["<text:a xlink:type="simple" xlink:href="https://static.ukrinform.com/photos/2022_08/thumb_files/630_360_1660064247-364.jpg" text:style-name="Internet_20_link" text:visited-style-name="Visited_20_Internet_20_Link">
630_360_16600...</text:a>
"]</text:p>
      <text:p text:style-name="P4">
Tags: ['Кабмін', 'Компенсація', 'Житло', 'єВідновлення']</text:p>
      <text:p text:style-name="P4">
Type: Article</text:p>
      <!--METADATA-->
      <text:p text:style-name="P4">
<draw:frame draw:style-name="fr1" draw:name="Image96" text:anchor-type="as-char" svg:width="6.9236in" svg:height="3.956343in" draw:z-index="0">
<draw:image xlink:href="../Images/yкринформ/2023-05-12T17-43-00-03-00/630_360_1660064247-364.jpg" xlink:type="simple" xlink:show="embed" xlink:actuate="onLoad" draw:mime-type="image/jpeg"/>
</draw:frame>
The maximum amount of assistance that citizens whose residential residents have been able to apply for minor damage as a result of armed aggression of the Russian Federation can claim is UAH 200 thousand.</text:p>
      <text:p text:style-name="P4">
The corresponding decision was made by the Cabinet of Ministers, Ukrinform reports with reference to the Ministry of Community Development, Territories and Infrastructure in <text:a xlink:type="simple" xlink:href="https://www.facebook.com/Ministry.for.restoration/posts/pfbid0xkyEdna8AmswJWLi1WLJGi5TicC3TTkA6aZz9aMzB4JirHfscevoDagcHFVR1sTUl" text:style-name="Internet_20_link" text:visited-style-name="Visited_20_Internet_20_Link">
</text:a>
.</text:p>
      <text:p text:style-name="P4">
Також уточнено порядок розрахунку розміру допомоги спеціальною комісією,створеною при органі місцевого самоврядування. Передбачається, що спочаткукомісія визначає обсяг пошкоджень житла за даними акта комісійного обстеження,а потім заповнює чек-лист з визначення розміру допомоги для відновленняпошкодженого <text:a xlink:type="simple" xlink:href="https://www.ukrinform.ua/tag-zitlo" text:style-name="Internet_20_link" text:visited-style-name="Visited_20_Internet_20_Link">
 </text:a>
.</text:p>
      <text:p text:style-name="P4">
In the end, the commission photographs the damage that testify to the character and the amount of destruction, loads them into the register of damaged separated property and makes a decision to receive appropriate assistance to citizens.</text:p>
      <text:p text:style-name="P4">
<text:span text:style-name="T4">
 Read also: </text:span>
 <text:a xlink:type="simple" xlink:href="https://www.ukrinform.ua/rubric-vidbudova/3708336-smigal-doruciv-utvoriti-u-nizci-ministerstv-ta-ova-posadi-zastupnikiv-z-pitan-vidnovlenna.html" text:style-name="Internet_20_link" text:visited-style-name="Visited_20_Internet_20_Link">
</text:a>
As it was reported, on April 21, 2023, the Cabinet of Ministers approved the state aid for repair of damaged housing. It provides for the receipt of citizens whose housing was damaged as a result of armed aggression, state aid for current housing repair.</text:p>
      <text:p text:style-name="P4">
You can do this with the help of an electronic service, which is launched on May 10. As of the morning of May 12 <text:a xlink:type="simple" xlink:href="https://www.ukrinform.ua/rubric-vidbudova/3708323-ukrainci-za-programou-evidnovlenna-vze-oformili-5-575-zaavok-smigal.html" text:style-name="Internet_20_link" text:visited-style-name="Visited_20_Internet_20_Link">
</text:a>
.</text:p>
      <text:p text:style-name="P4">
<text:span text:style-name="T5">
Foto: CMU</text:span>
</text:p>
      <text:p text:style-name="P4">
News Source: <text:a xlink:type="simple" xlink:href="https://www.ukrinform.ua/rubric-vidbudova/3708394-kabmin-obmeziv-rozmir-kompensacii-na-remont-zitla-za-programou-evidnovlenna.html" text:style-name="Internet_20_link" text:visited-style-name="Visited_20_Internet_20_Link">
https://www.ukrinform.ua/rubric-vidbudova/3708394-kabmin-obmeziv-rozmir-kompensacii-na-remont-zitla-za-programou-evidnovlenna.html</text:a>
</text:p>
      <!--NEWS-->
      <text:h text:style-name="P10" text:outline-level="1">
<text:span text:style-name="T4">
Ukraine expects EU leaders in June will be determined by the start of admission negotiations</text:span>
</text:h>
      <text:p text:style-name="P4">
Authors: Ukrinform (Person)</text:p>
      <text:p text:style-name="P4">
Publisher: Укринформ (Organization)</text:p>
      <text:p text:style-name="P4">
Published Time: 2023-05-12T17:49:00+03:00</text:p>
      <text:p text:style-name="P4">
Modified Time: 2023-05-12T17:49:00+03:00</text:p>
      <text:p text:style-name="P4">
Description: Ukraine expects that at the end of June, the European Union leaders will decide on the possible beginning of the negotiation process to join our country to the European Community at the end of June. - Ukrinform.</text:p>
      <text:p text:style-name="P4">
Images: ["<text:a xlink:type="simple" xlink:href="https://static.ukrinform.com/photos/2019_05/thumb_files/630_360_1557589895-240.jpg" text:style-name="Internet_20_link" text:visited-style-name="Visited_20_Internet_20_Link">
630_360_15575...</text:a>
"]</text:p>
      <text:p text:style-name="P4">
Tags: ['Євроінтеграція', 'Україна', 'Стефанішина', 'Єдині новини']</text:p>
      <text:p text:style-name="P4">
Type: Article</text:p>
      <!--METADATA-->
      <text:p text:style-name="P4">
<draw:frame draw:style-name="fr1" draw:name="Image97" text:anchor-type="as-char" svg:width="6.9236in" svg:height="3.961567in" draw:z-index="0">
<draw:image xlink:href="../Images/yкринформ/2023-05-12T17-49-00-03-00/630_360_1557589895-240.jpg" xlink:type="simple" xlink:show="embed" xlink:actuate="onLoad" draw:mime-type="image/jpeg"/>
</draw:frame>
Ukraine is in Ukraine that the leaders of the European Union at the end of June, they make a possible start of the negotiation process on the accession of our Ukraine to the European Community.</text:p>
      <text:p text:style-name="P4">
This was stated by Viceremier-Minister for European and Euro-Atlantic Integration Olga Stephanyshyn on the broadcasting of the only news, Ukrinform reports.</text:p>
      <text:p text:style-name="P4">
“In early June, the European Commission will present a report on the implementation of political reforms, and already in late June the leaders <text:a xlink:type="simple" xlink:href="https://www.ukrinform.ua/tag-evrosouz" text:style-name="Internet_20_link" text:visited-style-name="Visited_20_Internet_20_Link">
</text:a>
will gather again to make a decision to start a possible beginning of negotiations with respect to membership(Ukraine). Ми розраховуємо,що Швеція як головуюча країна (in the EU. - Ed.)Initiates such consideration, ” - Kalastophanyshina.</text:p>
      <text:p text:style-name="P4">
She added that in order to form the most positive background for such political decisions, Parliament should consider a number of draft laws. These are, in particular, changes to the legislation on the media market, some changes to the legislation of the financial monitoring of public persons, as well as changes that will start the competition for completing the composition of the Constitutional Court.</text:p>
      <text:p text:style-name="P4">
"The adoption of these laws will open the path to a more positive assessment and close Polllya possible manipulations," Stephanishina said.</text:p>
      <text:p text:style-name="P4">
She also informed that today the government has approved the concept of the State Substitute National-Cultural Program "Unity in Different" for the period up to 2014, which became a product of broad dialogue with national minorities and international partners, and yesterday the President approved a comprehensive strategic planning.</text:p>
      <text:p text:style-name="P4">
“These are two system documents that are also part of the recommendations(European Commission. –Er.)», - said the government.</text:p>
      <text:p text:style-name="P4">
<text:span text:style-name="T4">
 Read also: </text:span>
 <text:a xlink:type="simple" xlink:href="https://www.ukrinform.ua/rubric-polytics/3708274-ukraina-vikonala-castinu-rekomendacij-es-maasikas-privitav-plan-reformi-organiv-pravoporadku.html" text:style-name="Internet_20_link" text:visited-style-name="Visited_20_Internet_20_Link">
<text:span text:style-name="T4">
 Maasikas </text:span>
</text:a>
As it was reported, President Volodymyr Zelenskyy during a joint briefing by the Usula Der Liaien Usula in Kyiv, on May 9, stated that he had a positive decision to open negotiations on the EU membership.</text:p>
      <text:p text:style-name="P4">
News Source: <text:a xlink:type="simple" xlink:href="https://www.ukrinform.ua/rubric-polytics/3708396-ukraina-ocikue-so-lideri-es-u-cervni-viznacatsa-z-pocatkom-peregovoriv-pro-vstup.html" text:style-name="Internet_20_link" text:visited-style-name="Visited_20_Internet_20_Link">
https://www.ukrinform.ua/rubric-polytics/3708396-ukraina-ocikue-so-lideri-es-u-cervni-viznacatsa-z-pocatkom-peregovoriv-pro-vstup.html</text:a>
</text:p>
      <!--NEWS-->
      <text:h text:style-name="P10" text:outline-level="1">
<text:span text:style-name="T4">
In Kropyvnytskyi, they said goodbye to four dead warriors</text:span>
</text:h>
      <text:p text:style-name="P4">
Authors: Ukrinform (Person)</text:p>
      <text:p text:style-name="P4">
Publisher: Укринформ (Organization)</text:p>
      <text:p text:style-name="P4">
Published Time: 2023-05-12T17:55:00+03:00</text:p>
      <text:p text:style-name="P4">
Modified Time: 2023-05-12T17:55:00+03:00</text:p>
      <text:p text:style-name="P4">
Description: In Kropyvnytskyi on Friday, May 12, four fallen soldiers were held on the last way. - Ukrinform.</text:p>
      <text:p text:style-name="P4">
Images: ["<text:a xlink:type="simple" xlink:href="https://static.ukrinform.com/photos/2023_05/thumb_files/630_360_1683903228-343.jpg" text:style-name="Internet_20_link" text:visited-style-name="Visited_20_Internet_20_Link">
630_360_16839...</text:a>
"]</text:p>
      <text:p text:style-name="P4">
Tags: ['Кропивницький', 'Прощання', 'Загибель', 'Військові']</text:p>
      <text:p text:style-name="P4">
Type: Article</text:p>
      <!--METADATA-->
      <text:p text:style-name="P4">
<draw:frame draw:style-name="fr1" draw:name="Image98" text:anchor-type="as-char" svg:width="6.9236in" svg:height="3.956343in" draw:z-index="0">
<draw:image xlink:href="../Images/yкринформ/2023-05-12T17-55-00-03-00/630_360_1683903228-343.jpg" xlink:type="simple" xlink:show="embed" xlink:actuate="onLoad" draw:mime-type="image/jpeg"/>
</draw:frame>
On Friday, May 12, Kropyvnytskyi was held on the last path of four detached.</text:p>
      <text:p text:style-name="P4">
About it reports Kropyvnytskyi City Council in <text:a xlink:type="simple" xlink:href="https://www.facebook.com/krrada.official/posts/pfbid0J2xMsih9Ke3KLDNmn87iycuSrVWx3b2jX761xsJeo6oYxMMcuJoMoknJpz9pSbs2l" text:style-name="Internet_20_link" text:visited-style-name="Visited_20_Internet_20_Link">
</text:a>
, reports Ukrinform.</text:p>
      <text:p text:style-name="P4">
«42-year-old senior sergeant, commander of the shooting department Vitaliy Bondurpomer on May 5 at the hospital of Nikolaev. The soldier Volodymyr Melnichenko in Bereznov was a year for 20 years, the senior gunner of a mortar battery was killed on April 23 by Bakhmut in the region. 43-year-old grenade launcher Vitaliy Gamor <text:a xlink:type="simple" xlink:href="https://www.ukrinform.ua/tag-zagibel" text:style-name="Internet_20_link" text:visited-style-name="Visited_20_Internet_20_Link">
</text:a>
At the hands of Russian invaders on May 4, Bogdanivka Bakhmut district. Only 25 years was destined to live Soldier Bushansky. His young, full strength and aspirations, the heart ceased to be beaten on Bakhmut, " - the message reads.</text:p>
      <text:p text:style-name="P4">
The eternal rest of the fallen defenders found on the alley of honorary military burial of the Dalica Eastern Cemetery. The memorial service was served by Archbishop Kropyvnytskyi and Golovan Orthodox Church of Ukraine Mark.</text:p>
      <text:p text:style-name="P4">
<text:span text:style-name="T4">
 Read also: </text:span>
 <text:a xlink:type="simple" xlink:href="https://www.ukrinform.ua/rubric-regions/3702089-u-kropivnickomu-poprosalisa-iz-patma-ukrainskimi-bijcami.html" text:style-name="Internet_20_link" text:visited-style-name="Visited_20_Internet_20_Link">
<text:span text:style-name="T4">
 Saying goodbye </text:span>
</text:a>
As reported <text:a xlink:type="simple" xlink:href="https://www.ukrinform.ua/rubric-kyiv/3707275-u-kievi-poprosalisa-iz-zagiblim-pid-bahmutom-bijcem-viktorom-panaskom.html" text:style-name="Internet_20_link" text:visited-style-name="Visited_20_Internet_20_Link">
</text:a>
, in Kiev Wednesday said goodbye to the fighter Ukrainian Corps "Right Sector" Victor Panasko, Victor Panasko, who died under Bakhmut in Donetsk region.(call sign- "Iranian").</text:p>
      <text:p text:style-name="P4">
<text:span text:style-name="T5">
Фото: Кропивницька міська рада</text:span>
</text:p>
      <text:p text:style-name="P4">
News Source: <text:a xlink:type="simple" xlink:href="https://www.ukrinform.ua/rubric-regions/3708399-u-kropivnickomu-poprosalis-iz-cotirma-zagiblimi-voinami.html" text:style-name="Internet_20_link" text:visited-style-name="Visited_20_Internet_20_Link">
https://www.ukrinform.ua/rubric-regions/3708399-u-kropivnickomu-poprosalis-iz-cotirma-zagiblimi-voinami.html</text:a>
</text:p>
      <!--NEWS-->
      <text:h text:style-name="P10" text:outline-level="1">
<text:span text:style-name="T4">
Lithuania urged to give up a taboo in supplying weapons to Ukraine</text:span>
</text:h>
      <text:p text:style-name="P4">
Authors: Ukrinform (Person)</text:p>
      <text:p text:style-name="P4">
Publisher: Укринформ (Organization)</text:p>
      <text:p text:style-name="P4">
Published Time: 2023-05-12T17:56:26+03:00</text:p>
      <text:p text:style-name="P4">
Modified Time: 2023-05-12T17:56:26+03:00</text:p>
      <text:p text:style-name="P4">
Description: Lithuanian Chief of Lithuania Shimonite urges to abandon the taboo in the case of military assistance to Ukraine, which has been a military attack by Moscow. - Ukrinform.</text:p>
      <text:p text:style-name="P4">
Images: ["<text:a xlink:type="simple" xlink:href="https://static.ukrinform.com/photos/2022_11/thumb_files/630_360_1669454923-908.jpg" text:style-name="Internet_20_link" text:visited-style-name="Visited_20_Internet_20_Link">
630_360_16694...</text:a>
"]</text:p>
      <text:p text:style-name="P4">
Tags: ['Україна', 'Зброя', 'Країни Балтії']</text:p>
      <text:p text:style-name="P4">
Type: Article</text:p>
      <!--METADATA-->
      <text:p text:style-name="P4">
<draw:frame draw:style-name="fr1" draw:name="Image99" text:anchor-type="as-char" svg:width="6.9236in" svg:height="3.956343in" draw:z-index="0">
<draw:image xlink:href="../Images/yкринформ/2023-05-12T17-56-26-03-00/630_360_1669454923-908.jpg" xlink:type="simple" xlink:show="embed" xlink:actuate="onLoad" draw:mime-type="image/jpeg"/>
</draw:frame>
Lithuanian Ingrid's Golovatyau Shimonite urges to abandon the taboo in the case of military assistance to Ukraine, which has been a military attack by Moscow.</text:p>
      <text:p text:style-name="P4">
As Ukrinform reports, it reports <text:a xlink:type="simple" xlink:href="http://www.lrt.lt/ru/novosti/17/1987393/shimonite-prizyvaet-otkazat-sia-ot-tabu-v-dele-voennoi-pomoshchi-ukraine" text:style-name="Internet_20_link" text:visited-style-name="Visited_20_Internet_20_Link">
</text:a>
.</text:p>
      <text:p text:style-name="P4">
She said it on Friday after the meeting of the Baltic Prime Ministers of the Vestonian capital Tallinn.</text:p>
      <text:p text:style-name="P4">
"When protecting freedom, we should not think about a taboo in the case of military assistance," said Lithuanian Government to reporters.</text:p>
      <text:p text:style-name="P4">
She urged to provide Kiev with the necessary weapons, including fighter jets and long -range missile systems.</text:p>
      <text:p text:style-name="P4">
"We need to help Ukraine win the war. This is the only way to a sustainable mear and prevent a new war in Europe," Shimonite said.</text:p>
      <text:p text:style-name="P4">
In turn, Estonia Prime Minister Kai Callas called on countries <text:a xlink:type="simple" xlink:href="https://www.ukrinform.ua/tag-evrosouz" text:style-name="Internet_20_link" text:visited-style-name="Visited_20_Internet_20_Link">
</text:a>
To make a decision on the use of nominated Russian assets in Europe to restore Ukraine. According to its words, representatives of the countries will discuss this issue in June.</text:p>
      <text:p text:style-name="P4">
"We have to force the aggressor to pay for everything he destroys," Estonia said.</text:p>
      <text:p text:style-name="P4">
According to her, some time ago, the international community was not ready to talk about the creation of a special tribunal for Russia, but now "legal conditions" are already being developed.</text:p>
      <text:p text:style-name="P4">
Latvia Prime Minister Krishianis Karinsh stressed that security is the Baltic States priority, and it is important to support Ukraine, as well as take care of the possibilities.</text:p>
      <text:p text:style-name="P4">
"We allocate about 2.5% of our gross domestic product defense(GDP). Я впевнений, що у майбутньому бюджеті ми збільшимо цю частку танаблизимося до 3% ВВП", - сказав він.</text:p>
      <text:p text:style-name="P4">
Міністри країн Балтії також обговорили майбутній Вільнюський саміт НАТО,проблеми регіональної безпеки та взаємну співпрацю.</text:p>
      <text:p text:style-name="P4">
<text:span text:style-name="T4">
Читайте також:</text:span>
 <text:a xlink:type="simple" xlink:href="https://www.ukrinform.ua/rubric-ato/3708155-do-nimeccini-pribuli-tanki-abrams-na-akih-navcatimutsa-ukrainski-vijskovi-zmi.html" text:style-name="Internet_20_link" text:visited-style-name="Visited_20_Internet_20_Link">
 </text:a>
As reported by Ukrinform, on February 10, Prime Minister of Ukraine Denis Shmigal Tapremier-Minister of Lithuanian Republic of Ingrid Shimonite held a meeting of UKIEV. According to her results, governments made statements for the media and told what topics they were breaking. In particular, then Lithuanian Prime Minister stated that Stinger and missiles will come to Ukraine in the coming days.</text:p>
      <text:p text:style-name="P4">
News Source: <text:a xlink:type="simple" xlink:href="https://www.ukrinform.ua/rubric-polytics/3708400-litva-zaklikala-vidmovitisa-vid-tabu-u-postacanni-zbroi-ukraini.html" text:style-name="Internet_20_link" text:visited-style-name="Visited_20_Internet_20_Link">
https://www.ukrinform.ua/rubric-polytics/3708400-litva-zaklikala-vidmovitisa-vid-tabu-u-postacanni-zbroi-ukraini.html</text:a>
</text:p>
      <!--NEWS-->
      <text:h text:style-name="P10" text:outline-level="1">
<text:span text:style-name="T4">
In Crimea, the Russian helicopter Mi-28 crashed, pilots died</text:span>
</text:h>
      <text:p text:style-name="P4">
Authors: Ukrinform (Person)</text:p>
      <text:p text:style-name="P4">
Publisher: Укринформ (Organization)</text:p>
      <text:p text:style-name="P4">
Published Time: 2023-05-12T17:57:02+03:00</text:p>
      <text:p text:style-name="P4">
Modified Time: 2023-05-12T17:57:02+03:00</text:p>
      <text:p text:style-name="P4">
Description: In the Dzhankoy district of the temporarily occupied Crimea, the military helicopter of the Russian Federation Mi-28 crashed, both pilots were killed. - Ukrinform.</text:p>
      <text:p text:style-name="P4">
Images: ["<text:a xlink:type="simple" xlink:href="https://static.ukrinform.com/photos/2016_04/thumb_files/630_360_1460447329-1424.jpg" text:style-name="Internet_20_link" text:visited-style-name="Visited_20_Internet_20_Link">
630_360_14604...</text:a>
"]</text:p>
      <text:p text:style-name="P4">
Tags: ['Аварія', 'Крим', 'Російські військові', 'Вертоліт']</text:p>
      <text:p text:style-name="P4">
Type: Article</text:p>
      <!--METADATA-->
      <text:p text:style-name="P4">
<draw:frame draw:style-name="fr1" draw:name="Image100" text:anchor-type="as-char" svg:width="6.9236in" svg:height="3.956343in" draw:z-index="0">
<draw:image xlink:href="../Images/yкринформ/2023-05-12T17-57-02-03-00/630_360_1460447329-1424.jpg" xlink:type="simple" xlink:show="embed" xlink:actuate="onLoad" draw:mime-type="image/jpeg"/>
</draw:frame>
The Udzhankoy district of the temporarily occupied Crimea crashed the MI-28 military helicopter, both pilots were killed.</text:p>
      <text:p text:style-name="P4">
This is reported in <text:a xlink:type="simple" xlink:href="https://t.me/currenttime/23686" text:style-name="Internet_20_link" text:visited-style-name="Visited_20_Internet_20_Link">
</text:a>
"Infantry", reports Ukrinform.</text:p>
      <text:p text:style-name="P4">
It is reported that <text:a xlink:type="simple" xlink:href="https://www.ukrinform.ua/tag-vertolit" text:style-name="Internet_20_link" text:visited-style-name="Visited_20_Internet_20_Link">
</text:a>
He crashed during a "planned training and training flight".</text:p>
      <text:p text:style-name="P4">
“The flight was made without an ammunition. Both pilots were killed, ”the question reads.</text:p>
      <text:p text:style-name="P4">
It is noted that the previous reason is the refusal of equipment.</text:p>
      <text:p text:style-name="P4">
<text:span text:style-name="T4">
 Read also: </text:span>
 <text:a xlink:type="simple" xlink:href="https://www.ukrinform.ua/rubric-crimea/3702314-na-naftobazi-u-sevastopoli-stalasa-pozeza.html" text:style-name="Internet_20_link" text:visited-style-name="Visited_20_Internet_20_Link">
<text:span text:style-name="T4">
 oil deed </text:span>
 <text:span text:style-name="T4">
 </text:span>
 Sevastopol <text:span text:style-name="T4">
 </text:span>
 <text:span text:style-name="T4">
 occurred </text:span>
 <text:span text:style-name="T4">
 Fire </text:span>
</text:a>
As it was reported, the Air Force spokesman Yuri Ignat said that <text:a xlink:type="simple" xlink:href="https://www.ukrinform.ua/rubric-crimea/3703613-rosiani-vikoristovuut-vsi-letovisa-u-krimu-dla-prikritta-flotu-ignat.html" text:style-name="Internet_20_link" text:visited-style-name="Visited_20_Internet_20_Link">
</text:a>
But the cover is not the Black Sea group.</text:p>
      <text:p text:style-name="P4">
News Source: <text:a xlink:type="simple" xlink:href="https://www.ukrinform.ua/rubric-crimea/3708401-u-krimu-rozbivsa-rosijskij-vertolit-mi28-piloti-zaginuli.html" text:style-name="Internet_20_link" text:visited-style-name="Visited_20_Internet_20_Link">
https://www.ukrinform.ua/rubric-crimea/3708401-u-krimu-rozbivsa-rosijskij-vertolit-mi28-piloti-zaginuli.html</text:a>
</text:p>
      <!--NEWS-->
      <text:h text:style-name="P10" text:outline-level="1">
<text:span text:style-name="T4">
The Government has directed almost 220 million per compensation</text:span>
</text:h>
      <text:p text:style-name="P4">
Authors: Ukrinform (Person)</text:p>
      <text:p text:style-name="P4">
Publisher: Укринформ (Organization)</text:p>
      <text:p text:style-name="P4">
Published Time: 2023-05-12T18:00:56+03:00</text:p>
      <text:p text:style-name="P4">
Modified Time: 2023-05-12T18:00:56+03:00</text:p>
      <text:p text:style-name="P4">
Description: The Cabinet of Ministers made a decision on allocation of UAH 219.759 million for compensation for the expenses for free accommodation in 2022 of internally displaced persons. - Ukrinform.</text:p>
      <text:p text:style-name="P4">
Images: ["<text:a xlink:type="simple" xlink:href="https://static.ukrinform.com/photos/2020_05/thumb_files/630_360_1589463148-862.jpg" text:style-name="Internet_20_link" text:visited-style-name="Visited_20_Internet_20_Link">
630_360_15894...</text:a>
"]</text:p>
      <text:p text:style-name="P4">
Tags: ['Кабмін', 'Компенсація', 'Переселенці', 'Житло']</text:p>
      <text:p text:style-name="P4">
Type: Article</text:p>
      <!--METADATA-->
      <text:p text:style-name="P4">
<draw:frame draw:style-name="fr1" draw:name="Image101" text:anchor-type="as-char" svg:width="6.9236in" svg:height="3.956343in" draw:z-index="0">
<draw:image xlink:href="../Images/yкринформ/2023-05-12T18-00-56-03-00/630_360_1589463148-862.jpg" xlink:type="simple" xlink:show="embed" xlink:actuate="onLoad" draw:mime-type="image/jpeg"/>
</draw:frame>
The Cabinet of Ministers made a decision on allocation of UAH 219.759 million for compensation for free placement in 2022 of internally displaced persons.</text:p>
      <text:p text:style-name="P4">
About it in <text:a xlink:type="simple" xlink:href="https://t.me/tmelnychuk/2301" text:style-name="Internet_20_link" text:visited-style-name="Visited_20_Internet_20_Link">
</text:a>
Taras Melnychuk, a permanent representative in the Verkhovna Rada, reported, Ukrinform reports.</text:p>
      <text:p text:style-name="P4">
“Elected for the purpose of covering the costs for September - December 2022 of object, communal and private property, in buildings(premises)What kind of martial laws, intraperied persons, 219 million 759 thousand 449 hryvnias were placed on a free basis, ”the message reads.</text:p>
      <text:p text:style-name="P4">
In particular, the central executive bodies will be allocated UAH 6.7 million to giving compensation to enterprises, institutions and state -forming institutions belonging to the sphere of their management(In addition to state establishments referred to in Articles 89 and 90 of the Budget Code of Ukraine).</text:p>
      <text:p text:style-name="P4">
Міністерству освіти і науки виділено 23,1 млн грн для надання компенсаціїдержавним закладам, які належать до сфери його управління, та приватнимзакладам освіти.</text:p>
      <text:p text:style-name="P4">
<text:span text:style-name="T4">
Читайте також:</text:span>
 <text:a xlink:type="simple" xlink:href="https://www.ukrinform.ua/rubric-society/3703763-urad-rozsiriv-perelik-pereselenciv-aki-maut-pravo-na-timcasove-zitlo.html" text:style-name="Internet_20_link" text:visited-style-name="Visited_20_Internet_20_Link">
 <text:span text:style-name="T4">
переселенців</text:span>
 </text:a>
The Ministry of Community Development, Territories and Infrastructure will receive 184.3 million UAH for additional subsidies from the state budget to local budgets to communicate with municipal institutions, state education institutions transferred to financing from local budget district councils, by distribution between regional budgets.</text:p>
      <text:p text:style-name="P4">
Another UAH 5.6 million will receive regional state administrations(relevant military administrations)To provide compensation to private institutions(In addition to private education).</text:p>
      <text:p text:style-name="P4">
Як повідомлялося, в Україні офіційно зареєстровано 4 857 200 <text:a xlink:type="simple" xlink:href="https://www.ukrinform.ua/tag-pereselenci" text:style-name="Internet_20_link" text:visited-style-name="Visited_20_Internet_20_Link">
</text:a>
 .</text:p>
      <text:p text:style-name="P4">
News Source: <text:a xlink:type="simple" xlink:href="https://www.ukrinform.ua/rubric-economy/3708403-urad-spramuvav-majze-220-miljoniv-na-kompensaciu-vitrat-za-rozmisenna-pereselenciv.html" text:style-name="Internet_20_link" text:visited-style-name="Visited_20_Internet_20_Link">
https://www.ukrinform.ua/rubric-economy/3708403-urad-spramuvav-majze-220-miljoniv-na-kompensaciu-vitrat-za-rozmisenna-pereselenciv.html</text:a>
</text:p>
      <!--NEWS-->
      <text:h text:style-name="P10" text:outline-level="1">
<text:span text:style-name="T4">
SBU special forces destroyed the Russian "hail" with the help of drone</text:span>
</text:h>
      <text:p text:style-name="P4">
Authors: Ukrinform (Person)</text:p>
      <text:p text:style-name="P4">
Publisher: Укринформ (Organization)</text:p>
      <text:p text:style-name="P4">
Published Time: 2023-05-12T18:02:00+03:00</text:p>
      <text:p text:style-name="P4">
Modified Time: 2023-05-12T18:02:00+03:00</text:p>
      <text:p text:style-name="P4">
Description: The fighters of the Center for Special Operations "A" of the Security Service of Ukraine with the help of FPV-troops destroyed the reactive system of the Grad volley fire, the armored car "Tiger" together with the crew and the anti-tank rocket complex of Russian invaders. - Ukrinform.</text:p>
      <text:p text:style-name="P4">
Images: ["<text:a xlink:type="simple" xlink:href="https://static.ukrinform.com/photos/2023_04/thumb_files/630_360_1681751256-464.jpg" text:style-name="Internet_20_link" text:visited-style-name="Visited_20_Internet_20_Link">
630_360_16817...</text:a>
"]</text:p>
      <text:p text:style-name="P4">
Tags: ['СБУ', 'Дрон', 'Град', 'Війна з росією']</text:p>
      <text:p text:style-name="P4">
Type: Article</text:p>
      <!--METADATA-->
      <text:p text:style-name="P4">
<draw:frame draw:style-name="fr1" draw:name="Image102" text:anchor-type="as-char" svg:width="6.9236in" svg:height="3.956343in" draw:z-index="0">
<draw:image xlink:href="../Images/yкринформ/2023-05-12T18-02-00-03-00/630_360_1681751256-464.jpg" xlink:type="simple" xlink:show="embed" xlink:actuate="onLoad" draw:mime-type="image/jpeg"/>
</draw:frame>
The Special Operations Center "A" of the Security Service of Ukraine with the help of FPV-aroma, the jet system "Grad", the armored car "Tiger" together with the crew and the anti-tank rocket complex of Russian invaders.</text:p>
      <text:p text:style-name="P4">
As Ukrinform reports, the SBU reported in <text:a xlink:type="simple" xlink:href="https://t.me/SBUkr/8301" text:style-name="Internet_20_link" text:visited-style-name="Visited_20_Internet_20_Link">
</text:a>
.</text:p>
      <text:p text:style-name="P4">
Under fire <text:a xlink:type="simple" xlink:href="https://www.ukrinform.ua/tag-obstril" text:style-name="Internet_20_link" text:visited-style-name="Visited_20_Internet_20_Link">
</text:a>
Kamaz and the enemy's live power were also hit.</text:p>
      <text:p text:style-name="P4">
<text:span text:style-name="T5">
Viso: <text:a xlink:type="simple" xlink:href="https://t.me/SBUkr/8301" text:style-name="Internet_20_link" text:visited-style-name="Visited_20_Internet_20_Link">
</text:a>
</text:span>
</text:p>
      <text:p text:style-name="P4">
<text:span text:style-name="T4">
 Read also: </text:span>
 <text:a xlink:type="simple" xlink:href="https://www.ukrinform.ua/rubric-ato/3707258-pid-bahmutom-rosijskij-soldat-zdavsa-u-polon-dronu.html" text:style-name="Internet_20_link" text:visited-style-name="Visited_20_Internet_20_Link">
<text:span text:style-name="T4">
 captive </text:span>
 <text:span text:style-name="T4">
 drone </text:span>
</text:a>
As reported <text:a xlink:type="simple" xlink:href="https://www.ukrinform.ua/rubric-ato/3708073-sili-oboroni-znisili-197-670-rosijskih-zagarbnikiv.html" text:style-name="Internet_20_link" text:visited-style-name="Visited_20_Internet_20_Link">
</text:a>
, in the full -scale war, the Russian army has lost about 197 thousand 670 representatives of personnel and thousands of vehicles.</text:p>
      <text:p text:style-name="P4">
News Source: <text:a xlink:type="simple" xlink:href="https://www.ukrinform.ua/rubric-ato/3708404-specpriznacenci-sbu-znisili-rosijskij-grad-za-dopomogou-drona.html" text:style-name="Internet_20_link" text:visited-style-name="Visited_20_Internet_20_Link">
https://www.ukrinform.ua/rubric-ato/3708404-specpriznacenci-sbu-znisili-rosijskij-grad-za-dopomogou-drona.html</text:a>
</text:p>
      <!--NEWS-->
      <text:h text:style-name="P10" text:outline-level="1">
<text:span text:style-name="T4">
Stephanishina counts on a political decision on Ukraine's membership in NATO at a summit in Vilnius</text:span>
</text:h>
      <text:p text:style-name="P4">
Authors: Ukrinform (Person)</text:p>
      <text:p text:style-name="P4">
Publisher: Укринформ (Organization)</text:p>
      <text:p text:style-name="P4">
Published Time: 2023-05-12T18:03:23+03:00</text:p>
      <text:p text:style-name="P4">
Modified Time: 2023-05-12T18:03:23+03:00</text:p>
      <text:p text:style-name="P4">
Description: Olga Stefanyshyn, the Viceremier-Minister for European and Euro-Atlantic Integration, is expected to make a political decision on Ukraine's membership in NATO at the Alliance Summit in Vilnius. - Ukrinform.</text:p>
      <text:p text:style-name="P4">
Images: ["<text:a xlink:type="simple" xlink:href="https://static.ukrinform.com/photos/2023_04/thumb_files/630_360_1681984991-410.jpg" text:style-name="Internet_20_link" text:visited-style-name="Visited_20_Internet_20_Link">
630_360_16819...</text:a>
"]</text:p>
      <text:p text:style-name="P4">
Tags: ['НАТО', 'Україна', 'Стефанішина', 'Єдині новини']</text:p>
      <text:p text:style-name="P4">
Type: Article</text:p>
      <!--METADATA-->
      <text:p text:style-name="P4">
<draw:frame draw:style-name="fr1" draw:name="Image103" text:anchor-type="as-char" svg:width="6.9236in" svg:height="3.956343in" draw:z-index="0">
<draw:image xlink:href="../Images/yкринформ/2023-05-12T18-03-23-03-00/630_360_1681984991-410.jpg" xlink:type="simple" xlink:show="embed" xlink:actuate="onLoad" draw:mime-type="image/jpeg"/>
</draw:frame>
Viceremier-Minister for European and Euro-Atlantic Integration, Olgastfanyshyn, expects to make a political decision on Ukraine's membership of Ukraine at the July Summit of the Alliance in Vilnius.</text:p>
      <text:p text:style-name="P4">
Stephanyshina said this on the air of the Telernorphone "One News", reports Ukrinform.</text:p>
      <text:p text:style-name="P4">
“I am sure of one hundred percent that allies have no chance not to invite Ukraine(In NATO - order.)or not to determine the algorithm of Ukraine's accession to the Alliance. This form will happen, we are still in dialogue, in discussions. There is no clarity, but the political decision will be unambiguously.</text:p>
      <text:p text:style-name="P4">
We expect that just a week there will be a meeting of the NATO Parliamentary Abstile, on which the parliamentarians of the Union countries will be determined by their position, ”Viceremierka said.</text:p>
      <text:p text:style-name="P4">
In this context, she noted that the parliaments of Lithuania and Poland were already occupied by the position on Ukraine's membership in the Alliance.</text:p>
      <text:p text:style-name="P4">
“Discussions are ongoing, but it is also obvious that today we do not say a proceeding of actions about membership or any intermediate stages. As I noted, in fact, Ukraine is a "gold standard" of NATO today, and we are talking exclusively on a political decision. I do not see any restrictions to make political pricrows adopted in Vilnius, ”the government emphasized.</text:p>
      <text:p text:style-name="P4">
<text:span text:style-name="T4">
 Read also: </text:span>
 <text:a xlink:type="simple" xlink:href="https://www.ukrinform.ua/rubric-polytics/3707468-vijskovij-komitet-nato-pidtverdiv-nepohitnu-pidtrimku-ukraini.html" text:style-name="Internet_20_link" text:visited-style-name="Visited_20_Internet_20_Link">
<text:span text:style-name="T4">
 NATO </text:span>
</text:a>
The Senate was reported(The upper house of parliament)Poland has approved on Thursday <text:a xlink:type="simple" xlink:href="https://www.ukrinform.ua/rubric-polytics/3708132-cenat-polsi-uhvaliv-rezoluciu-sodo-pidtrimki-clenstva-ukraini-v-nato.html" text:style-name="Internet_20_link" text:visited-style-name="Visited_20_Internet_20_Link">
</text:a>
in which he supported Ukraine's membership in NATO.</text:p>
      <text:p text:style-name="P4">
News Source: <text:a xlink:type="simple" xlink:href="https://www.ukrinform.ua/rubric-polytics/3708405-stefanisina-rozrahovue-na-politicne-risenna-sodo-clenstva-ukraini-v-nato-na-samiti-u-vilnusi.html" text:style-name="Internet_20_link" text:visited-style-name="Visited_20_Internet_20_Link">
https://www.ukrinform.ua/rubric-polytics/3708405-stefanisina-rozrahovue-na-politicne-risenna-sodo-clenstva-ukraini-v-nato-na-samiti-u-vilnusi.html</text:a>
</text:p>
      <!--NEWS-->
      <text:h text:style-name="P10" text:outline-level="1">
<text:span text:style-name="T4">
The Ministry of Foreign Affairs of Ukraine calls on Russia to unblock the CCC Cathedral in Simferopol</text:span>
</text:h>
      <text:p text:style-name="P4">
Authors: Ukrinform (Person)</text:p>
      <text:p text:style-name="P4">
Publisher: Укринформ (Organization)</text:p>
      <text:p text:style-name="P4">
Published Time: 2023-05-12T18:06:00+03:00</text:p>
      <text:p text:style-name="P4">
Modified Time: 2023-05-12T18:06:00+03:00</text:p>
      <text:p text:style-name="P4">
Description: The Ministry of Foreign Affairs of Ukraine urges Russia to immediately unlock the free functioning of the cathedral of the Holy Cathedral of Equal Apostolic Vladimir and Olga in Simferopol. - Ukrinform.</text:p>
      <text:p text:style-name="P4">
Images: ["<text:a xlink:type="simple" xlink:href="https://static.ukrinform.com/photos/2023_05/thumb_files/630_360_1683903960-725.jpg" text:style-name="Internet_20_link" text:visited-style-name="Visited_20_Internet_20_Link">
630_360_16839...</text:a>
"]</text:p>
      <text:p text:style-name="P4">
Tags: ['МЗС', 'Окупація Криму', 'Сімферополь', 'Православна церква України']</text:p>
      <text:p text:style-name="P4">
Type: Article</text:p>
      <!--METADATA-->
      <text:p text:style-name="P4">
<draw:frame draw:style-name="fr1" draw:name="Image104" text:anchor-type="as-char" svg:width="6.9236in" svg:height="3.956343in" draw:z-index="0">
<draw:image xlink:href="../Images/yкринформ/2023-05-12T18-06-00-03-00/630_360_1683903960-725.jpg" xlink:type="simple" xlink:show="embed" xlink:actuate="onLoad" draw:mime-type="image/jpeg"/>
</draw:frame>
The Ministry of Foreign Affairs of Ukraine calls on Russia immediately unblocious functioning of the cathedral of the Holy Apostolic Vladimir Olga in Simferopol.</text:p>
      <text:p text:style-name="P4">
This is stated in <text:a xlink:type="simple" xlink:href="https://mfa.gov.ua/news/komentar-mzs-ukrayini-u-zvyazku-iz-zahoplennyam-katedralnogo-soboru-svyatih-rivnoapostolnih-volodimira-ta-olgi-v-simferopoli" text:style-name="Internet_20_link" text:visited-style-name="Visited_20_Internet_20_Link">
</text:a>
, reports Ukrinform.</text:p>
      <text:p text:style-name="P4">
In it, the department stressed that without any legitimate grounds Russian "capture of the cathedral <text:a xlink:type="simple" xlink:href="https://www.ukrinform.ua/tag-cerkva" text:style-name="Internet_20_link" text:visited-style-name="Visited_20_Internet_20_Link">
</text:a>
All Fheropoli is another suppression of freedom of conscience and religion, which exposes the Russian Federation on the captured Ukrainian lands. The list and number of church property stolen, destroyed temples, prisoners for their faith, murdered laymen, stolen clergymen grow daily, ”the foreign policy agency is growing daily.</text:p>
      <text:p text:style-name="P4">
The Ministry notes that Russia's neglect of international obligations of marriage humanitarian law as a occupier state, in particular, to observe the right to the occupied Crimea of the right to freedom of religion and religion, as well and forced illegalization of them, harassment and persecution of the parishioners and priests of the Orthodox Church of Ukraine, Protestant Churches, Muslim Pitoma, are condemned, among other things, in the UN General Assembly resolution 77/229 “Situation of Human Rights in the Temporarily Occupied Autonomous Republic », As well as in the statements of the head of the International Alliance of Reflections of Freedom of Religions and Religions" On the Situation in Ukraine "and" On the Retroother of the Russian invasion of Ukraine ".</text:p>
      <text:p text:style-name="P4">
The Ministry of Foreign Affairs emphasizes that Russia should immediately unlock the free functioning of the Cathedral of the Holy Apostolic Vladimir and Olga in the Simferopolitan to stop the violation of the rights of believers of the Orthodox Church of Ukraine in the Crimea and in other occupied territories.</text:p>
      <text:p text:style-name="P4">
<text:span text:style-name="T4">
 Read also: </text:span>
 <text:a xlink:type="simple" xlink:href="https://www.ukrinform.ua/rubric-crimea/3708376-rosijski-zagarbniki-vlastuvali-rejd-u-meceti-simferopola.html" text:style-name="Internet_20_link" text:visited-style-name="Visited_20_Internet_20_Link">
</text:a>
</text:p>
      <text:p text:style-name="P4">
The Ministry of Foreign Affairs of Ukraine also calls on the international community, including participants in the International Crimea Platform, to condemn the oppression of the rights of believers in the Crimea by the Russian-occupying administration and to strengthen the political-diplomatic and sanction trial to Moscow.</text:p>
      <text:p text:style-name="P4">
As it was reported, May 11 <text:a xlink:type="simple" xlink:href="https://www.ukrinform.ua/rubric-crimea/3707708-opisuut-i-vinosat-majno-u-simferopoli-zagarbniki-zahopili-sobor-pcu.html" text:style-name="Internet_20_link" text:visited-style-name="Visited_20_Internet_20_Link">
</text:a>
 .</text:p>
      <text:p text:style-name="P4">
News Source: <text:a xlink:type="simple" xlink:href="https://www.ukrinform.ua/rubric-crimea/3708408-mzs-ukraini-zaklikae-rosiu-rozblokuvati-sobor-pcu-u-simferopoli.html" text:style-name="Internet_20_link" text:visited-style-name="Visited_20_Internet_20_Link">
https://www.ukrinform.ua/rubric-crimea/3708408-mzs-ukraini-zaklikae-rosiu-rozblokuvati-sobor-pcu-u-simferopoli.html</text:a>
</text:p>
      <!--NEWS-->
      <text:h text:style-name="P10" text:outline-level="1">
<text:span text:style-name="T4">
Dream Business Forum started in Lviv region</text:span>
</text:h>
      <text:p text:style-name="P4">
Authors: Ukrinform (Person)</text:p>
      <text:p text:style-name="P4">
Publisher: Укринформ (Organization)</text:p>
      <text:p text:style-name="P4">
Published Time: 2023-05-12T18:06:12+03:00</text:p>
      <text:p text:style-name="P4">
Modified Time: 2023-05-12T18:06:12+03:00</text:p>
      <text:p text:style-name="P4">
Description: The Dream Business Forum began in Lviv region, which gathered entrepreneurs, investors and other specialists to exchange views on keeping business and entrepreneurial activity during the war. - Ukrinform.</text:p>
      <text:p text:style-name="P4">
Images: ["<text:a xlink:type="simple" xlink:href="https://static.ukrinform.com/photos/2023_05/thumb_files/630_360_1683903677-9062.jpeg" text:style-name="Internet_20_link" text:visited-style-name="Visited_20_Internet_20_Link">
630_360_16839...</text:a>
", "<text:a xlink:type="simple" xlink:href="https://static.ukrinform.com/photos/2023_05/thumb_files/630_360_1683903676-8278.jpeg" text:style-name="Internet_20_link" text:visited-style-name="Visited_20_Internet_20_Link">
630_360_16839...</text:a>
", "<text:a xlink:type="simple" xlink:href="https://static.ukrinform.com/photos/2023_05/thumb_files/630_360_1683903676-1142.jpeg" text:style-name="Internet_20_link" text:visited-style-name="Visited_20_Internet_20_Link">
630_360_16839...</text:a>
", "<text:a xlink:type="simple" xlink:href="https://static.ukrinform.com/photos/2023_05/thumb_files/630_360_1683903676-6555.jpeg" text:style-name="Internet_20_link" text:visited-style-name="Visited_20_Internet_20_Link">
630_360_16839...</text:a>
", "<text:a xlink:type="simple" xlink:href="https://static.ukrinform.com/photos/2023_05/thumb_files/630_360_1683903676-5392.jpeg" text:style-name="Internet_20_link" text:visited-style-name="Visited_20_Internet_20_Link">
630_360_16839...</text:a>
", "<text:a xlink:type="simple" xlink:href="https://static.ukrinform.com/photos/2023_05/thumb_files/630_360_1683903676-7093.jpeg" text:style-name="Internet_20_link" text:visited-style-name="Visited_20_Internet_20_Link">
630_360_16839...</text:a>
", "<text:a xlink:type="simple" xlink:href="https://static.ukrinform.com/photos/2023_05/thumb_files/630_360_1683903676-7287.jpeg" text:style-name="Internet_20_link" text:visited-style-name="Visited_20_Internet_20_Link">
630_360_16839...</text:a>
", "<text:a xlink:type="simple" xlink:href="https://static.ukrinform.com/photos/2023_05/thumb_files/630_360_1683903677-2994.jpeg" text:style-name="Internet_20_link" text:visited-style-name="Visited_20_Internet_20_Link">
630_360_16839...</text:a>
"]</text:p>
      <text:p text:style-name="P4">
Tags: ['Львівщина', 'Dream Business Forum']</text:p>
      <text:p text:style-name="P4">
Type: Article</text:p>
      <!--METADATA-->
      <text:p text:style-name="P4">
<draw:frame draw:style-name="fr1" draw:name="Image105" text:anchor-type="as-char" svg:width="6.9236in" svg:height="3.956343in" draw:z-index="0">
<draw:image xlink:href="../Images/yкринформ/2023-05-12T18-06-12-03-00/630_360_1683903677-9062.jpeg" xlink:type="simple" xlink:show="embed" xlink:actuate="onLoad" draw:mime-type="image/jpeg"/>
</draw:frame>
The Dream Business Forum, who gathered entrepreneurs, investor other professionals in order to exchange business and business and entrepreneurial activity during the war began.</text:p>
      <text:p text:style-name="P4">
About it reports <text:a xlink:type="simple" xlink:href="https://loda.gov.ua/news/65140" text:style-name="Internet_20_link" text:visited-style-name="Visited_20_Internet_20_Link">
</text:a>
, reports Ukrinform.</text:p>
      <text:p text:style-name="P4">
“Now our task is to build confidence: between the authorities and business, inter -business, as well as the trust of entrepreneurs in the environment in which they are being developed. Only through trust will we be able to build a strong economy of the future. I want to <text:a xlink:type="simple" xlink:href="https://www.ukrinform.ua/tag-lvivsina" text:style-name="Internet_20_link" text:visited-style-name="Visited_20_Internet_20_Link">
</text:a>
It has become the most transparent area where there will be no place for corruption. It is convinced that it is the domestic investor that will continue to change the change and the example of foreign corporations, how to develop in our country, ” - said Maxim Kozitsky.</text:p>
      <text:p text:style-name="P4">
<text:span text:style-name="T4">
 Read also: </text:span>
 <text:a xlink:type="simple" xlink:href="https://www.ukrinform.ua/rubric-regions/3707409-na-forum-ugoda-meriv-do-lvova-priihali-predstavniki-55-krain.html" text:style-name="Internet_20_link" text:visited-style-name="Visited_20_Internet_20_Link">
</text:a>
</text:p>
      <text:p text:style-name="P4">
<text:a xlink:type="simple" xlink:href="https://www.dreambusinessforum.com/" text:style-name="Internet_20_link" text:visited-style-name="Visited_20_Internet_20_Link">
</text:a>
It will last on May 12-13 in Vinnytsia under the slogan "managing responsibly, we build Ukraine of the future."The purpose of the forum is to show examples of successful entrepreneurship and search for markets in Ukraine, to discuss the problems of relocated companies, the fall of markets and personnel, to find ways to get out of the crisis, to fulfill the mission of charity in formatting funds for the needs of the Armed Forces.</text:p>
      <text:p text:style-name="P4">
News Source: <text:a xlink:type="simple" xlink:href="https://www.ukrinform.ua/rubric-economy/3708406-na-lvivsini-startuvav-dream-business-forum.html" text:style-name="Internet_20_link" text:visited-style-name="Visited_20_Internet_20_Link">
https://www.ukrinform.ua/rubric-economy/3708406-na-lvivsini-startuvav-dream-business-forum.html</text:a>
</text:p>
      <!--NEWS-->
      <text:h text:style-name="P10" text:outline-level="1">
<text:span text:style-name="T4">
YouControl has found more than 25,000 legal entities in Ukraine that have a connection with the Russian Federation and Belarus</text:span>
</text:h>
      <text:p text:style-name="P4">
Authors: Ukrinform (Person)</text:p>
      <text:p text:style-name="P4">
Publisher: Укринформ (Organization)</text:p>
      <text:p text:style-name="P4">
Published Time: 2023-05-12T18:08:53+03:00</text:p>
      <text:p text:style-name="P4">
Modified Time: 2023-05-12T18:08:53+03:00</text:p>
      <text:p text:style-name="P4">
Description: YouControl analysts have found more than 25,000 legal entities in Ukraine that have a connection with Russia and Belarus. - Ukrinform.</text:p>
      <text:p text:style-name="P4">
Images: ["<text:a xlink:type="simple" xlink:href="https://static.ukrinform.com/photos/2023_05/thumb_files/630_360_1683896636-422.jpg" text:style-name="Internet_20_link" text:visited-style-name="Visited_20_Internet_20_Link">
630_360_16838...</text:a>
"]</text:p>
      <text:p text:style-name="P4">
Tags: ['білорусь', 'росія', 'Активи', 'YouControl']</text:p>
      <text:p text:style-name="P4">
Type: Article</text:p>
      <!--METADATA-->
      <text:p text:style-name="P4">
<draw:frame draw:style-name="fr1" draw:name="Image106" text:anchor-type="as-char" svg:width="6.9236in" svg:height="3.956343in" draw:z-index="0">
<draw:image xlink:href="../Images/yкринформ/2023-05-12T18-08-53-03-00/630_360_1683896636-422.jpg" xlink:type="simple" xlink:show="embed" xlink:actuate="onLoad" draw:mime-type="image/jpeg"/>
</draw:frame>
YouControl analytics have found more than 25,000 legal entities in Ukraine that have a relationship with Russia and Belarus.</text:p>
      <text:p text:style-name="P4">
The founder of CEO YouControl Sergey Milman at the press conference Vmediacenter Ukraine - Ukrinform told this.</text:p>
      <text:p text:style-name="P4">
"From the beginning of a full -scale invasion, we have reoriented to find a trace among Ukrainian <text:a xlink:type="simple" xlink:href="https://www.ukrinform.ua/tag-biznes" text:style-name="Internet_20_link" text:visited-style-name="Visited_20_Internet_20_Link">
</text:a>
. And now more than 25,000 legal entities have been found by YouControl analysts that have a connection with the Russian Federation and the RB, "he said.</text:p>
      <text:p text:style-name="P4">
In addition, according to Milman, the YouControl system reflects the information of the risks of relations between law companies in Ukraine, with countries unfriendly to Ukraine. Among them are China, North Korea, Cuba, Nicaraguauta.</text:p>
      <text:p text:style-name="P4">
"All the companies we have found have a connection with the RB and the Russian Federation and transmitted information in law enforcement agencies," Milman said.</text:p>
      <text:p text:style-name="P4">
<text:span text:style-name="T4">
 Read also: </text:span>
 <text:a xlink:type="simple" xlink:href="https://www.ukrinform.ua/rubric-economy/3708284-u-kievi-prezentuvali-reestr-rosijskih-oligarhiv-aki-maut-vlasnist-v-ukraini.html" text:style-name="Internet_20_link" text:visited-style-name="Visited_20_Internet_20_Link">
</text:a>
Among the greatest disadvantages for the search and recovery of the assets of the sub -persons, the absence of the State Register of Arrested Assets called. "Such a registry is needed, but now the control mechanism has proposed a STATEWATH company, and this is good. These assets should be realized with maximum efficiency thanks to maximum efficiency, this money will go to the head of Ukraine or the Armed Forces," Milman said.</text:p>
      <text:p text:style-name="P4">
As it was reported, Ukraine can do nothing with assets in the territory of the RPF, but the Department continues to collect and consolidate relevant information. The greatest attention is paid to assets located in our country. Work is also underway to create the State Register of Sanctions.</text:p>
      <text:p text:style-name="P4">
<text:a xlink:type="simple" xlink:href="https://www.ukrinform.ua/rubric-economy/3708283-na-sogodni-zablokovani-aktivi-u-bils-ak-200-osib-aki-mozna-stagnuti-na-korist-derzavi-minust.html" text:style-name="Internet_20_link" text:visited-style-name="Visited_20_Internet_20_Link">
</text:a>
that can be charged in favor of the state.</text:p>
      <text:p text:style-name="P4">
News Source: <text:a xlink:type="simple" xlink:href="https://www.ukrinform.ua/rubric-ato/3708409-youcontrol-znajsla-bilse-25-tisac-uridicnih-osib-v-ukraini-aki-maut-zvazok-z-rf-i-bilorussu.html" text:style-name="Internet_20_link" text:visited-style-name="Visited_20_Internet_20_Link">
https://www.ukrinform.ua/rubric-ato/3708409-youcontrol-znajsla-bilse-25-tisac-uridicnih-osib-v-ukraini-aki-maut-zvazok-z-rf-i-bilorussu.html</text:a>
</text:p>
      <!--NEWS-->
      <text:h text:style-name="P10" text:outline-level="1">
<text:span text:style-name="T4">
The Lviv Opera prepared the premiere - Zaporozhets behind the Danube in modern interpretation</text:span>
</text:h>
      <text:p text:style-name="P4">
Authors: Ukrinform (Person)</text:p>
      <text:p text:style-name="P4">
Publisher: Укринформ (Organization)</text:p>
      <text:p text:style-name="P4">
Published Time: 2023-05-12T18:10:00+03:00</text:p>
      <text:p text:style-name="P4">
Modified Time: 2023-05-12T18:10:00+03:00</text:p>
      <text:p text:style-name="P4">
Description: In the Lviv National University there will be an unexpected interpretation of "Zaporozhets behind the Danube" Semen Gulak-Artemovsky, where new meanings and implications are laid that restore historical justice and are relevant in our present day. - Ukrinform.</text:p>
      <text:p text:style-name="P4">
Images: ["<text:a xlink:type="simple" xlink:href="https://static.ukrinform.com/photos/2023_05/thumb_files/630_360_1683894819-874.jpg" text:style-name="Internet_20_link" text:visited-style-name="Visited_20_Internet_20_Link">
630_360_16838...</text:a>
", "<text:a xlink:type="simple" xlink:href="https://static.ukrinform.com/photos/2023_05/1683894819-916.jpg" text:style-name="Internet_20_link" text:visited-style-name="Visited_20_Internet_20_Link">
1683894819-91...</text:a>
", "<text:a xlink:type="simple" xlink:href="https://static.ukrinform.com/photos/2023_05/1683894820-625.jpg" text:style-name="Internet_20_link" text:visited-style-name="Visited_20_Internet_20_Link">
1683894820-62...</text:a>
"]</text:p>
      <text:p text:style-name="P4">
Tags: ['Львів', 'Опера', 'Театр', 'Вистава']</text:p>
      <text:p text:style-name="P4">
Type: Article</text:p>
      <!--METADATA-->
      <text:p text:style-name="P4">
<draw:frame draw:style-name="fr1" draw:name="Image107" text:anchor-type="as-char" svg:width="6.9236in" svg:height="3.956343in" draw:z-index="0">
<draw:image xlink:href="../Images/yкринформ/2023-05-12T18-10-00-03-00/630_360_1683894819-874.jpg" xlink:type="simple" xlink:show="embed" xlink:actuate="onLoad" draw:mime-type="image/jpeg"/>
</draw:frame>
The Ulvee National University will take place an unexpected interpretation of "Zaporozhets" by Semen Gulak-Artemovsky, where new meanings and implications are laid, which renew historical justice and are relevant in our present.</text:p>
      <text:p text:style-name="P4">
This was reported at the Lviv National Opera, reports correspondent.</text:p>
      <text:p text:style-name="P4">
<draw:frame draw:style-name="fr1" draw:name="Image108" text:anchor-type="as-char" svg:width="6.9236in" svg:height="4.615733in" draw:z-index="0">
<draw:image xlink:href="../Images/yкринформ/2023-05-12T18-10-00-03-00/1683894819-916.jpg" xlink:type="simple" xlink:show="embed" xlink:actuate="onLoad" draw:mime-type="image/jpeg"/>
</draw:frame>
“The image of the Ukrainian Cossacks will eventually get rid of a hundred years of stereotypical molding layers forcibly imposed by Muscovites. A new view of the Ukrainian classic, with awareness of their dignity and significance, national idea, hope and belief in victory through armed forces. The Cossacks will naturally appear powerful, militant and freedom, which is able to withstand any obstacles and enemies, ”Oksana Taranenko said.</text:p>
      <text:p text:style-name="P4">
<draw:frame draw:style-name="fr1" draw:name="Image109" text:anchor-type="as-char" svg:width="6.9236in" svg:height="4.615733in" draw:z-index="0">
<draw:image xlink:href="../Images/yкринформ/2023-05-12T18-10-00-03-00/1683894820-625.jpg" xlink:type="simple" xlink:show="embed" xlink:actuate="onLoad" draw:mime-type="image/jpeg"/>
</draw:frame>
New <text:a xlink:type="simple" xlink:href="https://www.ukrinform.ua/tag-vistava" text:style-name="Internet_20_link" text:visited-style-name="Visited_20_Internet_20_Link">
</text:a>
In the Direction of Taranenko, the audience in the musical edition of Alexander and Dmitry Saratov, the spectacular set of Tadey Rindzak, the colorful costumes of Lyudmila Nagorny Taskovna Choreography Alexei Busk under the right of the famous interpretative of the Ukrainian musician. Libretto - Mykola Brovchenko and Oksanitaanenko.</text:p>
      <text:p text:style-name="P4">
<text:span text:style-name="T4">
 Read also: </text:span>
 <text:a xlink:type="simple" xlink:href="https://www.ukrinform.ua/rubric-culture/3706439-u-lvovi-nezraci-solisti-z-usiei-ukraini-dadut-blagodijnij-koncert-na-pidtrimku-zsu.html" text:style-name="Internet_20_link" text:visited-style-name="Visited_20_Internet_20_Link">
</text:a>
The theater noted that the "Zaporozhets behind the Danube" of Gulak-Artemovsky for decades was one of the most executed Ukrainian operas. So, unfortunately, a few performances of the Ukrainian repertoire were lucky. The Lviv opera was no exception: 7 different productions of this opera were realized during the 120-year history of the theater. The premiere of 2023 will be the eighth. The process of preparation of the new production lasted several years.</text:p>
      <text:p text:style-name="P4">
"In fact, the work on the editorial staff of the opera became a certain" multi-series ". We started discussing these plans with director Oksana Taranenko in the late 20120, and the start-up took place at the beginning of 2021. But later, KOVid intervened in the scaffold, and when we finally renewed work, the war began. So the path has been stretched for almost three years, ” - says the composer Dmitryosarati.</text:p>
      <text:p text:style-name="P4">
<text:span text:style-name="T4">
 Read also: </text:span>
 <text:a xlink:type="simple" xlink:href="https://www.ukrinform.ua/rubric-culture/3706233-u-harkovi-prosto-neba-pokazali-vistavu-za-virsami-zadana.html" text:style-name="Internet_20_link" text:visited-style-name="Visited_20_Internet_20_Link">
</text:a>
</text:p>
      <text:p text:style-name="P4">
The Opera "Zaporozhets by the Danube" was implemented within the framework of the creative program of the development of the Ukrainian National Opera "Ukrainian Breakthrough" of the General Director-Artistic Head of the Theater Vasyl Vovkun. In <text:a xlink:type="simple" xlink:href="https://www.ukrinform.ua/rubric-culture/3577849-vasil-vovkun-generalnij-direktorhudoznij-kerivnik-lvivskoi-nacionalnoi-operi.html" text:style-name="Internet_20_link" text:visited-style-name="Visited_20_Internet_20_Link">
</text:a>
Vovkon noted that the theater is holding a European course with an emphasis on the Ukrainian repertoire.</text:p>
      <text:p text:style-name="P4">
<text:span text:style-name="T5">
Foto: press service of Lviv National Opera</text:span>
</text:p>
      <text:p text:style-name="P4">
News Source: <text:a xlink:type="simple" xlink:href="https://www.ukrinform.ua/rubric-culture/3708412-lvivska-opera-pidgotuvala-premeru-zaporozec-za-dunaem-u-sucasnij-interpretacii.html" text:style-name="Internet_20_link" text:visited-style-name="Visited_20_Internet_20_Link">
https://www.ukrinform.ua/rubric-culture/3708412-lvivska-opera-pidgotuvala-premeru-zaporozec-za-dunaem-u-sucasnij-interpretacii.html</text:a>
</text:p>
      <!--NEWS-->
      <text:h text:style-name="P10" text:outline-level="1">
<text:span text:style-name="T4">
The Lviv Opera prepared the premiere - Zaporozhets behind the Danube in modern interpretation</text:span>
</text:h>
      <text:p text:style-name="P4">
Authors: Ukrinform (Person)</text:p>
      <text:p text:style-name="P4">
Publisher: Укринформ (Organization)</text:p>
      <text:p text:style-name="P4">
Published Time: 2023-05-12T18:10:00+03:00</text:p>
      <text:p text:style-name="P4">
Modified Time: 2023-05-12T18:10:00+03:00</text:p>
      <text:p text:style-name="P4">
Description: In the Lviv National University there will be an unexpected interpretation of "Zaporozhets behind the Danube" Semen Gulak-Artemovsky, where new meanings and implications are laid that restore historical justice and are relevant in our present day. - Ukrinform.</text:p>
      <text:p text:style-name="P4">
Images: ["<text:a xlink:type="simple" xlink:href="https://static.ukrinform.com/photos/2023_05/thumb_files/630_360_1683894819-874.jpg" text:style-name="Internet_20_link" text:visited-style-name="Visited_20_Internet_20_Link">
630_360_16838...</text:a>
", "<text:a xlink:type="simple" xlink:href="https://static.ukrinform.com/photos/2023_05/1683894819-916.jpg" text:style-name="Internet_20_link" text:visited-style-name="Visited_20_Internet_20_Link">
1683894819-91...</text:a>
", "<text:a xlink:type="simple" xlink:href="https://static.ukrinform.com/photos/2023_05/1683894820-625.jpg" text:style-name="Internet_20_link" text:visited-style-name="Visited_20_Internet_20_Link">
1683894820-62...</text:a>
"]</text:p>
      <text:p text:style-name="P4">
Tags: ['Львів', 'Опера', 'Театр', 'Вистава']</text:p>
      <text:p text:style-name="P4">
Type: Article</text:p>
      <!--METADATA-->
      <text:p text:style-name="P4">
<draw:frame draw:style-name="fr1" draw:name="Image110" text:anchor-type="as-char" svg:width="6.9236in" svg:height="3.956343in" draw:z-index="0">
<draw:image xlink:href="../Images/yкринформ/2023-05-12T18-10-00-03-00/630_360_1683894819-874.jpg" xlink:type="simple" xlink:show="embed" xlink:actuate="onLoad" draw:mime-type="image/jpeg"/>
</draw:frame>
The Ulvee National University will take place an unexpected interpretation of "Zaporozhets" by Semen Gulak-Artemovsky, where new meanings and implications are laid, which renew historical justice and are relevant in our present.</text:p>
      <text:p text:style-name="P4">
This was reported at the Lviv National Opera, reports correspondent.</text:p>
      <text:p text:style-name="P4">
<draw:frame draw:style-name="fr1" draw:name="Image111" text:anchor-type="as-char" svg:width="6.9236in" svg:height="4.615733in" draw:z-index="0">
<draw:image xlink:href="../Images/yкринформ/2023-05-12T18-10-00-03-00/1683894819-916.jpg" xlink:type="simple" xlink:show="embed" xlink:actuate="onLoad" draw:mime-type="image/jpeg"/>
</draw:frame>
“The image of the Ukrainian Cossacks will eventually get rid of a hundred years of stereotypical molding layers forcibly imposed by Muscovites. A new view of the Ukrainian classic, with awareness of their dignity and significance, national idea, hope and belief in victory through armed forces. The Cossacks will naturally appear powerful, militant and freedom, which is able to withstand any obstacles and enemies, ”Oksana Taranenko said.</text:p>
      <text:p text:style-name="P4">
<draw:frame draw:style-name="fr1" draw:name="Image112" text:anchor-type="as-char" svg:width="6.9236in" svg:height="4.615733in" draw:z-index="0">
<draw:image xlink:href="../Images/yкринформ/2023-05-12T18-10-00-03-00/1683894820-625.jpg" xlink:type="simple" xlink:show="embed" xlink:actuate="onLoad" draw:mime-type="image/jpeg"/>
</draw:frame>
New <text:a xlink:type="simple" xlink:href="https://www.ukrinform.ua/tag-vistava" text:style-name="Internet_20_link" text:visited-style-name="Visited_20_Internet_20_Link">
</text:a>
In the Direction of Taranenko, the audience in the musical edition of Alexander and Dmitry Saratov, the spectacular set of Tadey Rindzak, the colorful costumes of Lyudmila Nagorny Taskovna Choreography Alexei Busk under the right of the famous interpretative of the Ukrainian musician. Libretto - Mykola Brovchenko and Oksanitaanenko.</text:p>
      <text:p text:style-name="P4">
<text:span text:style-name="T4">
 Read also: </text:span>
 <text:a xlink:type="simple" xlink:href="https://www.ukrinform.ua/rubric-culture/3706439-u-lvovi-nezraci-solisti-z-usiei-ukraini-dadut-blagodijnij-koncert-na-pidtrimku-zsu.html" text:style-name="Internet_20_link" text:visited-style-name="Visited_20_Internet_20_Link">
</text:a>
The theater noted that the "Zaporozhets behind the Danube" of Gulak-Artemovsky for decades was one of the most executed Ukrainian operas. So, unfortunately, a few performances of the Ukrainian repertoire were lucky. The Lviv opera was no exception: 7 different productions of this opera were realized during the 120-year history of the theater. The premiere of 2023 will be the eighth. The process of preparation of the new production lasted several years.</text:p>
      <text:p text:style-name="P4">
"In fact, the work on the editorial staff of the opera became a certain" multi-series ". We started discussing these plans with director Oksana Taranenko in the late 20120, and the start-up took place at the beginning of 2021. But later, KOVid intervened in the scaffold, and when we finally renewed work, the war began. So the path has been stretched for almost three years, ” - says the composer Dmitryosarati.</text:p>
      <text:p text:style-name="P4">
<text:span text:style-name="T4">
 Read also: </text:span>
 <text:a xlink:type="simple" xlink:href="https://www.ukrinform.ua/rubric-culture/3706233-u-harkovi-prosto-neba-pokazali-vistavu-za-virsami-zadana.html" text:style-name="Internet_20_link" text:visited-style-name="Visited_20_Internet_20_Link">
</text:a>
</text:p>
      <text:p text:style-name="P4">
The Opera "Zaporozhets by the Danube" was implemented within the framework of the creative program of the development of the Ukrainian National Opera "Ukrainian Breakthrough" of the General Director-Artistic Head of the Theater Vasyl Vovkun. In <text:a xlink:type="simple" xlink:href="https://www.ukrinform.ua/rubric-culture/3577849-vasil-vovkun-generalnij-direktorhudoznij-kerivnik-lvivskoi-nacionalnoi-operi.html" text:style-name="Internet_20_link" text:visited-style-name="Visited_20_Internet_20_Link">
</text:a>
Vovkon noted that the theater is holding a European course with an emphasis on the Ukrainian repertoire.</text:p>
      <text:p text:style-name="P4">
<text:span text:style-name="T5">
Foto: press service of Lviv National Opera</text:span>
</text:p>
      <text:p text:style-name="P4">
News Source: <text:a xlink:type="simple" xlink:href="https://www.ukrinform.ua/rubric-culture/3708412-lvivska-opera-pidgotuvala-premeru-zaporozec-za-dunaem-u-sucasnij-interpretacii.html" text:style-name="Internet_20_link" text:visited-style-name="Visited_20_Internet_20_Link">
https://www.ukrinform.ua/rubric-culture/3708412-lvivska-opera-pidgotuvala-premeru-zaporozec-za-dunaem-u-sucasnij-interpretacii.html</text:a>
</text:p>
      <!--NEWS-->
      <text:h text:style-name="P10" text:outline-level="1">
<text:span text:style-name="T4">
Iceland provided more than $ 25 million in the war during the war</text:span>
</text:h>
      <text:p text:style-name="P4">
Authors: Ukrinform (Person)</text:p>
      <text:p text:style-name="P4">
Publisher: Укринформ (Organization)</text:p>
      <text:p text:style-name="P4">
Published Time: 2023-05-12T18:13:00+03:00</text:p>
      <text:p text:style-name="P4">
Modified Time: 2023-05-12T18:13:00+03:00</text:p>
      <text:p text:style-name="P4">
Description: From the first days of a full -scale invasion of the Russian Federation, Iceland has condemned Russian aggression and assisted Kiev of more than $ 25 million. - Ukrinform.</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допомога', 'Кондратюк', 'Війна з росією']</text:p>
      <text:p text:style-name="P4">
Type: Article</text:p>
      <!--METADATA-->
      <text:p text:style-name="P4">
<draw:frame draw:style-name="fr1" draw:name="Image113" text:anchor-type="as-char" svg:width="6.9236in" svg:height="3.950967in" draw:z-index="0">
<draw:image xlink:href="../Images/yкринформ/2023-05-12T18-13-00-03-00/630_360_1494596759-2633.jpg" xlink:type="simple" xlink:show="embed" xlink:actuate="onLoad" draw:mime-type="image/jpeg"/>
</draw:frame>
Iceland of the first days of a full -scale invasion of the Russian Federation in Ukraine condemned Russian aggression and provided assistance to Kiev of more than $ 25 million.</text:p>
      <text:p text:style-name="P4">
This was reported in <text:a xlink:type="simple" xlink:href="https://www.facebook.com/story.php" text:style-name="Internet_20_link" text:visited-style-name="Visited_20_Internet_20_Link">
</text:a>
Olena Kondratyuk, Deputy Chairman of the Verkhovna Rada, who is on Reykivkunikun the eve of the Council of Europe Summit, Ukrinform reports.</text:p>
      <text:p text:style-name="P4">
“<text:a xlink:type="simple" xlink:href="https://www.ukrinform.ua/tag-islandia" text:style-name="Internet_20_link" text:visited-style-name="Visited_20_Internet_20_Link">
</text:a>
From the first days of full -scale interference condemned the aggression of the Russian Federation and assisted more than $ 25 million in comprehensive NATO assistance and to the Ukrainian Restoration Fund, ”the LaivicesPicker emphasized.</text:p>
      <text:p text:style-name="P4">
According to her, during her visit, she will hold a multi -level meeting with Iceland - the Speaker of Parliament, Vesespikers, Parliamentary Committees, Ministry of Foreign Affairs, as well as separately with the International Women's Congress.</text:p>
      <text:p text:style-name="P4">
<text:span text:style-name="T4">
 Read also: </text:span>
 <text:a xlink:type="simple" xlink:href="https://www.ukrinform.ua/rubric-ato/3707940-es-vid-lutogo-peredav-ukraini-ponad-tisacu-raket-borrel.html" text:style-name="Internet_20_link" text:visited-style-name="Visited_20_Internet_20_Link">
</text:a>
It was reported that the 4th summit in the history of the Council of Europe will take place on Reicaivika on May 16-17.</text:p>
      <text:p text:style-name="P4">
News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Iceland provided more than $ 25 million in the war during the war</text:span>
</text:h>
      <text:p text:style-name="P4">
Authors: Ukrinform (Person)</text:p>
      <text:p text:style-name="P4">
Publisher: Укринформ (Organization)</text:p>
      <text:p text:style-name="P4">
Published Time: 2023-05-12T18:13:00+03:00</text:p>
      <text:p text:style-name="P4">
Modified Time: 2023-05-12T18:13:00+03:00</text:p>
      <text:p text:style-name="P4">
Description: From the first days of a full -scale invasion of the Russian Federation, Iceland has condemned Russian aggression and assisted Kiev of more than $ 25 million. - Ukrinform.</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допомога', 'Кондратюк', 'Війна з росією']</text:p>
      <text:p text:style-name="P4">
Type: Article</text:p>
      <!--METADATA-->
      <text:p text:style-name="P4">
<draw:frame draw:style-name="fr1" draw:name="Image114" text:anchor-type="as-char" svg:width="6.9236in" svg:height="3.950967in" draw:z-index="0">
<draw:image xlink:href="../Images/yкринформ/2023-05-12T18-13-00-03-00/630_360_1494596759-2633.jpg" xlink:type="simple" xlink:show="embed" xlink:actuate="onLoad" draw:mime-type="image/jpeg"/>
</draw:frame>
Iceland of the first days of a full -scale invasion of the Russian Federation in Ukraine condemned Russian aggression and provided assistance to Kiev of more than $ 25 million.</text:p>
      <text:p text:style-name="P4">
This was reported in <text:a xlink:type="simple" xlink:href="https://www.facebook.com/story.php" text:style-name="Internet_20_link" text:visited-style-name="Visited_20_Internet_20_Link">
</text:a>
Olena Kondratyuk, Deputy Chairman of the Verkhovna Rada, who is on Reykivkunikun the eve of the Council of Europe Summit, Ukrinform reports.</text:p>
      <text:p text:style-name="P4">
“<text:a xlink:type="simple" xlink:href="https://www.ukrinform.ua/tag-islandia" text:style-name="Internet_20_link" text:visited-style-name="Visited_20_Internet_20_Link">
</text:a>
From the first days of full -scale interference condemned the aggression of the Russian Federation and assisted more than $ 25 million in comprehensive NATO assistance and to the Ukrainian Restoration Fund, ”the LaivicesPicker emphasized.</text:p>
      <text:p text:style-name="P4">
According to her, during her visit, she will hold a multi -level meeting with Iceland - the Speaker of Parliament, Vesespikers, Parliamentary Committees, Ministry of Foreign Affairs, as well as separately with the International Women's Congress.</text:p>
      <text:p text:style-name="P4">
<text:span text:style-name="T4">
 Read also: </text:span>
 <text:a xlink:type="simple" xlink:href="https://www.ukrinform.ua/rubric-ato/3707940-es-vid-lutogo-peredav-ukraini-ponad-tisacu-raket-borrel.html" text:style-name="Internet_20_link" text:visited-style-name="Visited_20_Internet_20_Link">
</text:a>
It was reported that the 4th summit in the history of the Council of Europe will take place on Reicaivika on May 16-17.</text:p>
      <text:p text:style-name="P4">
News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In Melitopol near the porch, a collaborator was blown up</text:span>
</text:h>
      <text:p text:style-name="P4">
Authors: Ukrinform (Person)</text:p>
      <text:p text:style-name="P4">
Publisher: Укринформ (Organization)</text:p>
      <text:p text:style-name="P4">
Published Time: 2023-05-12T18:17:00+03:00</text:p>
      <text:p text:style-name="P4">
Modified Time: 2023-05-12T18:17:00+03:00</text:p>
      <text:p text:style-name="P4">
Description: In Melitopol, an urn exploded at the entrance of an apartment building, where the so -called "Acting Minister of Construction" lived "Zaporizhzhya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Колаборант', 'Запоріжжя']</text:p>
      <text:p text:style-name="P4">
Type: Article</text:p>
      <!--METADATA-->
      <text:p text:style-name="P4">
<draw:frame draw:style-name="fr1" draw:name="Image115" text:anchor-type="as-char" svg:width="6.9236in" svg:height="3.956343in" draw:z-index="0">
<draw:image xlink:href="../Images/yкринформ/2023-05-12T18-17-00-03-00/630_360_1669987737-966.jpg" xlink:type="simple" xlink:show="embed" xlink:actuate="onLoad" draw:mime-type="image/jpeg"/>
</draw:frame>
Umelitopoli exploded at the entrance of an apartment building, where he lived "Acting Deputy Minister of Construction" of Zaporizhzhia region.</text:p>
      <text:p text:style-name="P4">
As Ukrinform reports, it reports <text:a xlink:type="simple" xlink:href="https://t.me/ukr_sprotyv/2250" text:style-name="Internet_20_link" text:visited-style-name="Visited_20_Internet_20_Link">
</text:a>
 <text:a xlink:type="simple" xlink:href="https://t.me/ukr_sprotyv/2250" text:style-name="Internet_20_link" text:visited-style-name="Visited_20_Internet_20_Link">
</text:a>
National Resistance.</text:p>
      <text:p text:style-name="P4">
The "official" came out of the entrance, was blown up and hospitalized for medical establishment, " - the message reads.</text:p>
      <text:p text:style-name="P4">
<text:span text:style-name="T4">
 Read also: </text:span>
 <text:a xlink:type="simple" xlink:href="https://www.ukrinform.ua/rubric-regions/3706003-u-melitopoli-ta-berdansku-zakrilis-supermarketi-vlasnik-vtik.html" text:style-name="Internet_20_link" text:visited-style-name="Visited_20_Internet_20_Link">
</text:a>
As reported by Ukrinform, the mayor <text:a xlink:type="simple" xlink:href="https://www.ukrinform.ua/tag-melitopol" text:style-name="Internet_20_link" text:visited-style-name="Visited_20_Internet_20_Link">
</text:a>
Ivan Fedorov informed that in Melitopol and partial Melitopol district there were about a thousand traitors and collaborators. They were brought to a special database.</text:p>
      <text:p text:style-name="P4">
News Source: <text:a xlink:type="simple" xlink:href="https://www.ukrinform.ua/rubric-regions/3708417-u-melitopoli-bila-pidizdu-pidirvali-kolaboranta.html" text:style-name="Internet_20_link" text:visited-style-name="Visited_20_Internet_20_Link">
https://www.ukrinform.ua/rubric-regions/3708417-u-melitopoli-bila-pidizdu-pidirvali-kolaboranta.html</text:a>
</text:p>
      <!--NEWS-->
      <text:h text:style-name="P10" text:outline-level="1">
<text:span text:style-name="T4">
The government approved the concept of the target national-cultural program "Unity in diversity"</text:span>
</text:h>
      <text:p text:style-name="P4">
Authors: Ukrinform (Person)</text:p>
      <text:p text:style-name="P4">
Publisher: Укринформ (Organization)</text:p>
      <text:p text:style-name="P4">
Published Time: 2023-05-12T18:17:46+03:00</text:p>
      <text:p text:style-name="P4">
Modified Time: 2023-05-12T18:17:46+03:00</text:p>
      <text:p text:style-name="P4">
Description: The Cabinet of Ministers approved the concept of the State Target National and Cultural Program "Unity in Diversity" for the period up to 2034. - Ukrinform.</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Культура', 'Концепція']</text:p>
      <text:p text:style-name="P4">
Type: Article</text:p>
      <!--METADATA-->
      <text:p text:style-name="P4">
<draw:frame draw:style-name="fr1" draw:name="Image116" text:anchor-type="as-char" svg:width="6.9236in" svg:height="3.949857in" draw:z-index="0">
<draw:image xlink:href="../Images/yкринформ/2023-05-12T18-17-46-03-00/630_360_1608131272-754.jpg" xlink:type="simple" xlink:show="embed" xlink:actuate="onLoad" draw:mime-type="image/jpeg"/>
</draw:frame>
The Cabinet of Ministers approved the concept of the State Target National and Cultural Program "Unity in Diversity" for the period up to 2034.</text:p>
      <text:p text:style-name="P4">
This is stated in the message <text:a xlink:type="simple" xlink:href="http://www.kmu.gov.ua/news/uriad-skhvalyv-kontseptsiiu-derzhavnoi-tsilovoi-natsionalno-kulturnoi-prohramy-iednist-u-rozmaitti-do-2034-roku" text:style-name="Internet_20_link" text:visited-style-name="Visited_20_Internet_20_Link">
</text:a>
, reports Ukrinform.</text:p>
      <text:p text:style-name="P4">
“We continue to work hard on the implementation of the seven recommendations of the European Commission, which is necessary for the beginning of the negotiation process on accession to the EU. Today, the Cabinet of Ministers took another key step in this way. The concept of the Unity in Different Program was developed by a wreath of dialogue and taking into account the interests of national minorities of such peoples, with the involvement of Council of Europe expertise, in the consultations of the Insignan Partners, the European Commission. Work is underway to develop a self-state program, which will be submitted to the Government in the near future, ”Olga Stephanyshyn said Vicevpremier-Minister for European and Euro-Atlantic Integration.</text:p>
      <text:p text:style-name="P4">
The concept corresponds to the Law of Ukraine “On National Minorities(community)Ukraine ”and defines the purpose of the Program of Creation of Sustainable Institutional Conditions for the Care of Needs and Effective Realization of the Rights and Opportunities of National Meanings and Native Peoples of Ukraine in accordance with international regulatory standards, promotion The consequences of the perennial politics of Russian violent assimilation.</text:p>
      <text:p text:style-name="P4">
The concept is based on the expediency of nationwide and coordination of state policy in the sphere of inter -ethnic relations, national minorities, protection of the rights of indigenous peoples of Ukraine with attention of pre -Regional specificity.</text:p>
      <text:p text:style-name="P4">
“There is a large variety of national cultures and minorities in Ukraine. They have languages and traditions that are a unique component of the cultural and linguistics of our country. As an example, the Languages of the Nadazov Greeks - Uruma Irimea. Knowledge of these languages makes our Nadazov Greeks unique and other Greek diasporas scattered in the world. We currently have to do everything to maintain this uniqueness, ”said the Minister of Cabinet of Ministers Oleg Nemchinov.Evaluating the general meaning of the concept, the head of the State Service for Ethnopolitics Tasvoboda Conscience Victor Yelensky emphasized that it is not only an important meter of work of the state and society on the European integration of Ukraine, but also an undoubted demonstration of internally inherent in the inherent tort living in Ukraine, worthy opportunities for their cultural development.</text:p>
      <text:p text:style-name="P4">
<text:span text:style-name="T4">
 Read also: </text:span>
 <text:a xlink:type="simple" xlink:href="https://www.ukrinform.ua/rubric-society/3673120-kozna-etnicna-spilnota-robit-unikalnij-vnesok-v-ukrainsku-kulturu-elenskij.html" text:style-name="Internet_20_link" text:visited-style-name="Visited_20_Internet_20_Link">
<text:span text:style-name="T4">
 Elensky </text:span>
</text:a>
As reported by Ukrinform, in December 2022 <text:a xlink:type="simple" xlink:href="https://www.ukrinform.ua/rubric-society/3633309-rada-uhvalila-zakon-pro-nacmensini.html" text:style-name="Internet_20_link" text:visited-style-name="Visited_20_Internet_20_Link">
</text:a>
In general, European integration law No. 8224 on national minorities(community)Ukraine. The decision was supported by 324 MPs.</text:p>
      <text:p text:style-name="P4">
News Source: <text:a xlink:type="simple" xlink:href="https://www.ukrinform.ua/rubric-culture/3708416-urad-shvaliv-koncepciu-cilovoi-nacionalnokulturnoi-programi-ednist-u-rozmaitti.html" text:style-name="Internet_20_link" text:visited-style-name="Visited_20_Internet_20_Link">
https://www.ukrinform.ua/rubric-culture/3708416-urad-shvaliv-koncepciu-cilovoi-nacionalnokulturnoi-programi-ednist-u-rozmaitti.html</text:a>
</text:p>
      <!--NEWS-->
      <text:h text:style-name="P10" text:outline-level="1">
<text:span text:style-name="T4">
The government has returned three -rand auctions in open auctions</text:span>
</text:h>
      <text:p text:style-name="P4">
Authors: Ukrinform (Person)</text:p>
      <text:p text:style-name="P4">
Publisher: Укринформ (Organization)</text:p>
      <text:p text:style-name="P4">
Published Time: 2023-05-12T18:23:57+03:00</text:p>
      <text:p text:style-name="P4">
Modified Time: 2023-05-12T18:23:57+03:00</text:p>
      <text:p text:style-name="P4">
Description: The Cabinet of Ministers has made changes to the editorial board of the peculiarities of public procurement, returning three -rand auctions in open auctions if they have more than two tender proposals. - Ukrinform.</text:p>
      <text:p text:style-name="P4">
Images: ["<text:a xlink:type="simple" xlink:href="https://static.ukrinform.com/photos/2017_02/thumb_files/630_360_1486652978-1915.jpg" text:style-name="Internet_20_link" text:visited-style-name="Visited_20_Internet_20_Link">
630_360_14866...</text:a>
"]</text:p>
      <text:p text:style-name="P4">
Tags: ['Аукціон', 'Кабмін']</text:p>
      <text:p text:style-name="P4">
Type: Article</text:p>
      <!--METADATA-->
      <text:p text:style-name="P4">
<draw:frame draw:style-name="fr1" draw:name="Image117" text:anchor-type="as-char" svg:width="6.9236in" svg:height="3.956343in" draw:z-index="0">
<draw:image xlink:href="../Images/yкринформ/2023-05-12T18-23-57-03-00/630_360_1486652978-1915.jpg" xlink:type="simple" xlink:show="embed" xlink:actuate="onLoad" draw:mime-type="image/jpeg"/>
</draw:frame>
The Cabinet of Ministers has made changes to the editorial board of the peculiarities of public procurement, returning three -rand auctions in open auctions if they have over two tender proposals.</text:p>
      <text:p text:style-name="P4">
This was reported by the press service <text:a xlink:type="simple" xlink:href="https://www.me.gov.ua/News/Detail" text:style-name="Internet_20_link" text:visited-style-name="Visited_20_Internet_20_Link">
</text:a>
, reports Ukrinform.</text:p>
      <text:p text:style-name="P4">
"The Government has made changes to the editorial board. The peculiarities of public procurement. The decision was made for the unambiguous interpretation of their provisions and for the return of three -rand auctions in open auctions," - the testimony reads.</text:p>
      <text:p text:style-name="P4">
The relevant resolution was adopted at a meeting of the Cabinet of Ministers of Ukraine on the 12th of 2023.</text:p>
      <text:p text:style-name="P4">
In particular, the changes provide that open bidding is conducted with the use of trira -ground auctions if two or more tender proposals are submitted. If one tender offer is submitted, the electronic auction is not used automatically.</text:p>
      <text:p text:style-name="P4">
Open bidding can also be conducted without the use of a three -rand electronic auction by a reasonable customer's decision. In this case, only a blind auction is performed at the proposal.</text:p>
      <text:p text:style-name="P4">
<text:span text:style-name="T4">
 Read also: </text:span>
 <text:a xlink:type="simple" xlink:href="https://www.ukrinform.ua/rubric-economy/3706305-aukcioni-na-prozorroprodazi-z-pocatku-roku-vze-prinesli-budzetam-ponad-2-milardi.html" text:style-name="Internet_20_link" text:visited-style-name="Visited_20_Internet_20_Link">
<text:span text:style-name="T4">
 auction </text:span>
</text:a>
Another change is to ensure that the participants whose assets are transferred to the ARMA management are participated.</text:p>
      <text:p text:style-name="P4">
In addition, the ability to use the electronic system of procurement during their implementation at the expense of credit is added(loans, grants)under the conditions specified in international treaties.</text:p>
      <text:p text:style-name="P4">
As it was reported, in early 2023 <text:a xlink:type="simple" xlink:href="https://www.ukrinform.ua/tag-kabmin" text:style-name="Internet_20_link" text:visited-style-name="Visited_20_Internet_20_Link">
</text:a>
temporarily replaced three -rand auctions in public procurement with a blind man. The Ministry of Economy of Ukraine has developed a project of changes in the power of procurement during martial law, which provides for auctions in ProZorro in optional form.</text:p>
      <text:p text:style-name="P4">
News Source: <text:a xlink:type="simple" xlink:href="https://www.ukrinform.ua/rubric-economy/3708418-urad-povernuv-triraundovi-aukcioni-u-vidkritih-torgah.html" text:style-name="Internet_20_link" text:visited-style-name="Visited_20_Internet_20_Link">
https://www.ukrinform.ua/rubric-economy/3708418-urad-povernuv-triraundovi-aukcioni-u-vidkritih-torgah.html</text:a>
</text:p>
      <!--NEWS-->
      <text:h text:style-name="P10" text:outline-level="1">
<text:span text:style-name="T4">
In three museums in Italy and Sweden, Ukrainian -language audiohyde appeared</text:span>
</text:h>
      <text:p text:style-name="P4">
Authors: Ukrinform (Person)</text:p>
      <text:p text:style-name="P4">
Publisher: Укринформ (Organization)</text:p>
      <text:p text:style-name="P4">
Published Time: 2023-05-12T18:24:00+03:00</text:p>
      <text:p text:style-name="P4">
Modified Time: 2023-05-12T18:24:00+03:00</text:p>
      <text:p text:style-name="P4">
Description: The three museums in Italy and Sweden implemented a project on launching Ukrainian -language audio guides, initiated by the First Lady of Ukraine Elena Zelenskaya, was implemented. - Ukrinform.</text:p>
      <text:p text:style-name="P4">
Images: ["<text:a xlink:type="simple" xlink:href="https://static.ukrinform.com/photos/2023_05/thumb_files/630_360_1683904785-180.jpeg" text:style-name="Internet_20_link" text:visited-style-name="Visited_20_Internet_20_Link">
630_360_16839...</text:a>
", "<text:a xlink:type="simple" xlink:href="https://static.ukrinform.com/photos/2023_05/1683904785-880.jpeg" text:style-name="Internet_20_link" text:visited-style-name="Visited_20_Internet_20_Link">
1683904785-88...</text:a>
"]</text:p>
      <text:p text:style-name="P4">
Tags: ['Італія', 'Музей', 'Швеція', 'Аудіогід']</text:p>
      <text:p text:style-name="P4">
Type: Article</text:p>
      <!--METADATA-->
      <text:p text:style-name="P4">
<draw:frame draw:style-name="fr1" draw:name="Image118" text:anchor-type="as-char" svg:width="6.9236in" svg:height="3.956343in" draw:z-index="0">
<draw:image xlink:href="../Images/yкринформ/2023-05-12T18-24-00-03-00/630_360_1683904785-180.jpeg" xlink:type="simple" xlink:show="embed" xlink:actuate="onLoad" draw:mime-type="image/jpeg"/>
</draw:frame>
The three -museums of Italy and Sweden implemented a project on launching Ukrainian -language audio guides, initiated by the First Lady of Ukraine Elena Zelenskaya, was implemented.</text:p>
      <text:p text:style-name="P4">
A memorandum of audio excursion in the Ukrainian Abbey in the United Kingdom is also signed, Ukrinform reports <text:a xlink:type="simple" xlink:href="https://www.president.gov.ua/news/proekt-ukrayinomovnih-audiogidiv-realizovano-she-v-troh-vido-82829" text:style-name="Internet_20_link" text:visited-style-name="Visited_20_Internet_20_Link">
</text:a>
.</text:p>
      <text:p text:style-name="P4">
Thus, on the occasion of Europe Day, Ukrainian diplomatic institutions have launched Ukrainian -language audio guides in the Borghete Gallery in Rome - one familiar artistic artist <text:a xlink:type="simple" xlink:href="https://www.ukrinform.ua/tag-muzej" text:style-name="Internet_20_link" text:visited-style-name="Visited_20_Internet_20_Link">
</text:a>
Italy - and in the royal museums of Turin, which includes the Royal Palace, the Royal Armory, the Savoy Gallery, the Archaeological Museum, the Royal Sadite of the Holy Shroud Chapel.</text:p>
      <text:p text:style-name="P4">
The Ukrainian audiohyde also worked in the Nordic Museum - Private Museiatnography and Culture in Stockholm(Sweden). Тут можна ознайомитися з побутомшведського народу з 1520 року до наших днів.</text:p>
      <text:p text:style-name="P4">
<draw:frame draw:style-name="fr1" draw:name="Image119" text:anchor-type="as-char" svg:width="6.9236in" svg:height="8.6545in" draw:z-index="0">
<draw:image xlink:href="../Images/yкринформ/2023-05-12T18-24-00-03-00/1683904785-880.jpeg" xlink:type="simple" xlink:show="embed" xlink:actuate="onLoad" draw:mime-type="image/jpeg"/>
</draw:frame>
In total, according to the OP, there are already 63 Ukrainian -language audiohytes in the world.</text:p>
      <text:p text:style-name="P4">
At the same time, the first lady's press service was informed that the Ukrainian -language audio excursion could soon be listened to in Westminster Abbey - the Church of the UK, located in the Central District of Londavstminster. The Ukrainian side signed the corresponding memorandum by an abbey.</text:p>
      <text:p text:style-name="P4">
OP reminded that since 1066 all the monarchs of the United Kingdom have crowned in Westminster Abbey. The latter in the coronation ceremony took place on December 6th 2023, when they were built to the throne of their majesty King Charlesiiii and Queen Kamil.</text:p>
      <text:p text:style-name="P4">
<text:span text:style-name="T4">
 Read also: </text:span>
 <text:a xlink:type="simple" xlink:href="https://www.ukrinform.ua/rubric-diaspora/3692104-u-muzei-varsavskogo-povstanna-perezapustili-ukrainomovnij-audiogid-zelenska.html" text:style-name="Internet_20_link" text:visited-style-name="Visited_20_Internet_20_Link">
<text:span text:style-name="T4">
 audiogide </text:span>
</text:a>
“Even in the most difficult times - especially in the most difficult - Ukrainian continues to unite countries and peoples and speak to compatriots. Whatever where they have left, our language will be there, ”Olena Zelenska emphasized.</text:p>
      <text:p text:style-name="P4">
As it was reported, the project on the introduction of Ukrainian audio guides in the leading memory of the world has been implemented since 2020 under the patronage of the first lady of Olenazenskaya.</text:p>
      <text:p text:style-name="P4">
<text:span text:style-name="T5">
Foto: op</text:span>
</text:p>
      <text:p text:style-name="P4">
News Source: <text:a xlink:type="simple" xlink:href="https://www.ukrinform.ua/rubric-culture/3708419-u-troh-muzeah-italii-ta-svecii-zavivsa-ukrainomovnij-audiogid.html" text:style-name="Internet_20_link" text:visited-style-name="Visited_20_Internet_20_Link">
https://www.ukrinform.ua/rubric-culture/3708419-u-troh-muzeah-italii-ta-svecii-zavivsa-ukrainomovnij-audiogid.html</text:a>
</text:p>
      <!--NEWS-->
      <text:h text:style-name="P10" text:outline-level="1">
<text:span text:style-name="T4">
Zelensky: Today is a sanction day, approved five packages</text:span>
</text:h>
      <text:p text:style-name="P4">
Authors: Ukrinform (Person)</text:p>
      <text:p text:style-name="P4">
Publisher: Укринформ (Organization)</text:p>
      <text:p text:style-name="P4">
Published Time: 2023-05-12T18:33:18+03:00</text:p>
      <text:p text:style-name="P4">
Modified Time: 2023-05-12T18:33:18+03:00</text:p>
      <text:p text:style-name="P4">
Description: </text:p>
      <text:p text:style-name="P4">
Намагання Обійти Санкції Має Визначатися Як Один Із Найтяжчих Злочинів Проти Міжнародного Права Та Миру. — Укрінформ.: </text:p>
      <text:p text:style-name="P4">
Images: ["<text:a xlink:type="simple" xlink:href="https://static.ukrinform.com/photos/2023_05/thumb_files/630_360_1683905578-605.png" text:style-name="Internet_20_link" text:visited-style-name="Visited_20_Internet_20_Link">
630_360_16839...</text:a>
"]</text:p>
      <text:p text:style-name="P4">
Tags: ['Антиросійські санкції', 'Зеленський', 'Війна з росією']</text:p>
      <text:p text:style-name="P4">
Type: Article</text:p>
      <!--METADATA-->
      <text:p text:style-name="P4">
<draw:frame draw:style-name="fr1" draw:name="Image120" text:anchor-type="as-char" svg:width="6.9236in" svg:height="3.956343in" draw:z-index="0">
<draw:image xlink:href="../Images/yкринформ/2023-05-12T18-33-18-03-00/630_360_1683905578-605.png" xlink:type="simple" xlink:show="embed" xlink:actuate="onLoad" draw:mime-type="image/png"/>
</draw:frame>
The efforts should be defined as one of the most serious crimes of antivore law and peace.</text:p>
      <text:p text:style-name="P4">
He stated this in his video address, reports Ukrinform with a reference to <text:a xlink:type="simple" xlink:href="https://www.president.gov.ua/news/namagannya-obijti-sankciyi-maye-viznachatisya-yak-odin-iz-na-82833" text:style-name="Internet_20_link" text:visited-style-name="Visited_20_Internet_20_Link">
</text:a>
.</text:p>
      <text:p text:style-name="P4">
<text:span text:style-name="T4">
 I wish health, dear Ukrainians!</text:span>
</text:p>
      <text:p text:style-name="P4">
Today we have a sanction day. Five sanction packages were approved, which were carefully prepared in the NSDC, the Cabinet of Ministers, the Office, and our special services.</text:p>
      <text:p text:style-name="P4">
The first is a package concerning Zaporizhstal. We block the impact on this terrorist company, which existed thanks to various false and offshore persons. The part controlled by Russia through one of the systemic banks will be confirmed and operated for Ukraine and Ukrainians.</text:p>
      <text:p text:style-name="P4">
We will not leave any connection of the terrorist state in Ukraine, which it can be useful against our country, against our economy or against our people.</text:p>
      <text:p text:style-name="P4">
In addition, sanctions packages have been approved that continue our course in the insulation and blocking of the Russian military industry.</text:p>
      <text:p text:style-name="P4">
Hundreds of natural and legal persons of the terrorist state and the target for global isolation. We are very active in working with partners so that everyone who actually produces this aggression, who gives weapons, ammunition, technician technology into the hands of terrorists - that they are all crushed with the world.</text:p>
      <text:p text:style-name="P4">
I thank everyone who helps Ukraine to press on Russia for this war, as well as to block the efforts of the terrorist state to bypass sanctions. I am sure that it is to be one of the most severe crimes against international law in the international peace - an effort to bypass sanctions imposed to limit the restrictions of aggression, or to promote these efforts.</text:p>
      <text:p text:style-name="P4">
He held a rate meeting today. There were important reports of commander -in -chief. I will particularly note the report of General Syrsky Tageneral Tageneral - commanders of Khortytsia and Tavriya, respectively. The report of Zaluzhny, Minister of Defense Reznikov, Minister of Defense Kamyshin, was a report.</text:p>
      <text:p text:style-name="P4">
What is important to understand now? The invaders are already internally ready for defeat.</text:p>
      <text:p text:style-name="P4">
They have already lost this war in their thoughts. We need to press on them daily so that their feelings of defeat turn into their escape, their mistakes, their losses.He spoke with Britain Prime Minister Sunak today. I thank you, Rishi, the support of support and the steps that allow you to understand the world that the kingdom will always be the leader.</text:p>
      <text:p text:style-name="P4">
We have discussed our current interaction in weapons, our further defensive development, as well as diplomatic steps that we need to take together to bring the more common victory.</text:p>
      <text:p text:style-name="P4">
To guarantee: who would not be the aggressor against the free world, he finishes the same shame as the Kremlin.</text:p>
      <text:p text:style-name="P4">
Glory to all our soldiers, who are now in battle, in combat posts and in combat operations!I thank everyone who trains our fighters!I thank everyone who treats Ukrainian soldiers after injuries!</text:p>
      <text:p text:style-name="P4">
<text:span text:style-name="T4">
Glory to Ukraine!</text:span>
</text:p>
      <text:p text:style-name="P4">
<text:span text:style-name="T5">
Foto, video: op</text:span>
</text:p>
      <text:p text:style-name="P4">
News Source: <text:a xlink:type="simple" xlink:href="https://www.ukrinform.ua/rubric-polytics/3708422-zelenskij-sogodni-sankcijnij-den-zatverdili-pat-paketiv.html" text:style-name="Internet_20_link" text:visited-style-name="Visited_20_Internet_20_Link">
https://www.ukrinform.ua/rubric-polytics/3708422-zelenskij-sogodni-sankcijnij-den-zatverdili-pat-paketiv.html</text:a>
</text:p>
      <!--NEWS-->
      <text:h text:style-name="P10" text:outline-level="1">
<text:span text:style-name="T4">
Kherson was repaired a water supply damaged during hostile fire</text:span>
</text:h>
      <text:p text:style-name="P4">
Authors: Ukrinform (Person)</text:p>
      <text:p text:style-name="P4">
Publisher: Укринформ (Organization)</text:p>
      <text:p text:style-name="P4">
Published Time: 2023-05-12T18:36:00+03:00</text:p>
      <text:p text:style-name="P4">
Modified Time: 2023-05-12T18:36:00+03:00</text:p>
      <text:p text:style-name="P4">
Description: In Kherson, a water supply was repaired during hostile shelling. - Ukrinform.</text:p>
      <text:p text:style-name="P4">
Images: ["<text:a xlink:type="simple" xlink:href="https://static.ukrinform.com/photos/2022_10/thumb_files/630_360_1667206518-866.jpg" text:style-name="Internet_20_link" text:visited-style-name="Visited_20_Internet_20_Link">
630_360_16672...</text:a>
"]</text:p>
      <text:p text:style-name="P4">
Tags: ['Херсон', 'Ремонт', 'Водогін', 'Відбудова']</text:p>
      <text:p text:style-name="P4">
Type: Article</text:p>
      <!--METADATA-->
      <text:p text:style-name="P4">
<draw:frame draw:style-name="fr1" draw:name="Image121" text:anchor-type="as-char" svg:width="6.9236in" svg:height="3.948262in" draw:z-index="0">
<draw:image xlink:href="../Images/yкринформ/2023-05-12T18-36-00-03-00/630_360_1667206518-866.jpg" xlink:type="simple" xlink:show="embed" xlink:actuate="onLoad" draw:mime-type="image/jpeg"/>
</draw:frame>
Khersoniviva was repaired a water supply, damaged during hostile shelling.</text:p>
      <text:p text:style-name="P4">
Roman Mroczokopubi in <text:a xlink:type="simple" xlink:href="https://t.me/roman_mrochko/281" text:style-name="Internet_20_link" text:visited-style-name="Visited_20_Internet_20_Link">
</text:a>
, reports Ukrinform.</text:p>
      <text:p text:style-name="P4">
“Due to enemy shelling of damage <text:a xlink:type="simple" xlink:href="https://www.ukrinform.ua/tag-voda" text:style-name="Internet_20_link" text:visited-style-name="Visited_20_Internet_20_Link">
</text:a>
Eliminated!”, - the message reads.</text:p>
      <text:p text:style-name="P4">
As it is noted, the areas of the city are currently disconnected.</text:p>
      <text:p text:style-name="P4">
<text:span text:style-name="T4">
 Read also: </text:span>
 <text:a xlink:type="simple" xlink:href="https://www.ukrinform.ua/rubric-regions/3680722-u-mikolaevi-na-remont-poskodzenoi-vodoprovidnoi-merezi-vidilat-12-milarda.html" text:style-name="Internet_20_link" text:visited-style-name="Visited_20_Internet_20_Link">
</text:a>
As reported <text:a xlink:type="simple" xlink:href="https://www.ukrinform.ua/rubric-regions/3707293-vlada-hersona-poperedila-pro-mozlivi-pereboi-z-vodou.html" text:style-name="Internet_20_link" text:visited-style-name="Visited_20_Internet_20_Link">
</text:a>
, On May 10, the city authorities reported that in Kherson the water supply was damaged as a result of shelling, so water supply is possible in part of the city.</text:p>
      <text:p text:style-name="P4">
News Source: <text:a xlink:type="simple" xlink:href="https://www.ukrinform.ua/rubric-vidbudova/3708424-u-hersoni-vidremontuvali-vodogin-poskodzenij-pid-cas-vorozogo-obstrilu.html" text:style-name="Internet_20_link" text:visited-style-name="Visited_20_Internet_20_Link">
https://www.ukrinform.ua/rubric-vidbudova/3708424-u-hersoni-vidremontuvali-vodogin-poskodzenij-pid-cas-vorozogo-obstrilu.html</text:a>
</text:p>
      <!--NEWS-->
      <text:h text:style-name="P10" text:outline-level="1">
<text:span text:style-name="T4">
The Kiev Opera has announced the production of Pinokcia musical in Broadway style</text:span>
</text:h>
      <text:p text:style-name="P4">
Authors: Ukrinform (Person)</text:p>
      <text:p text:style-name="P4">
Publisher: Укринформ (Organization)</text:p>
      <text:p text:style-name="P4">
Published Time: 2023-05-12T18:37:06+03:00</text:p>
      <text:p text:style-name="P4">
Modified Time: 2023-05-12T18:37:06+03:00</text:p>
      <text:p text:style-name="P4">
Description: In the new season, the Kiev Opera plans to put Pinokcia musical in Broadway -style, developed by Ukrainian artists. At the same time, for the winter holidays, the theater is planning to prepare a ballet domestic composer. - Ukrinform.</text:p>
      <text:p text:style-name="P4">
Images: ["<text:a xlink:type="simple" xlink:href="https://static.ukrinform.com/photos/2023_05/thumb_files/630_360_1683820393-957.jpg" text:style-name="Internet_20_link" text:visited-style-name="Visited_20_Internet_20_Link">
630_360_16838...</text:a>
"]</text:p>
      <text:p text:style-name="P4">
Tags: ['Опера', 'Театр', 'Вистава', 'Київ', 'Мюзикл']</text:p>
      <text:p text:style-name="P4">
Type: Article</text:p>
      <!--METADATA-->
      <text:p text:style-name="P4">
<draw:frame draw:style-name="fr1" draw:name="Image122" text:anchor-type="as-char" svg:width="6.9236in" svg:height="3.956343in" draw:z-index="0">
<draw:image xlink:href="../Images/yкринформ/2023-05-12T18-37-06-03-00/630_360_1683820393-957.jpg" xlink:type="simple" xlink:show="embed" xlink:actuate="onLoad" draw:mime-type="image/jpeg"/>
</draw:frame>
In the New Season, the Kiev Opera plans to put Pinokcia musical in Broadway style, developed by Ukrainian artists. At the same time, the theater holidays will prepare the ballet of the domestic composer for the winter holidays.</text:p>
      <text:p text:style-name="P4">
About it the director - artistic director of the Kiev Municipal Academic Theater of Opera and Ballet for Children and Youth(Kiev Opera)Petro Kachanov reported in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We planned to open the season in September the production of the musical" Pinokkia " - a girl will be. We ordered him to Ukrainian composer Borisusevastyanov. Libretto will also write Ukrainian artist Dmitry Todoryuk. This will be in a completely Broadway style."</text:p>
      <text:p text:style-name="P4">
Kachanov emphasized that the gaps in the repertoires of theaters, which remained the postponement of Russian classics, should be filled with works of Ukrainian modern composers. According to him, the plans <text:a xlink:type="simple" xlink:href="https://www.ukrinform.ua/tag-teatr" text:style-name="Internet_20_link" text:visited-style-name="Visited_20_Internet_20_Link">
</text:a>
Also put the ballet of the Ukrainian composer on the New Year holidays, but the director of the Kiev Opera is not about talking about this idea.</text:p>
      <text:p text:style-name="P4">
<text:span text:style-name="T4">
 Read also: </text:span>
 <text:a xlink:type="simple" xlink:href="https://www.ukrinform.ua/rubric-culture/3703067-teatr-franka-skasovue-ucast-u-h-teatralnij-olimpiadi-cerez-prisutnist-u-programi-rosian.html" text:style-name="Internet_20_link" text:visited-style-name="Visited_20_Internet_20_Link">
<text:span text:style-name="T4">
 Theater </text:span>
 <text:span text:style-name="T4">
 </text:span>
 Theater **</text:a>
"Of course, the New Year holidays are associated with the ballet: previously people went to the" Nutcracker ", and now they also have to go to some ballet. With this associated and the idea I will not talk about yet. I think we will find it to embody it ", - he said.</text:p>
      <text:p text:style-name="P4">
As reported by Ukrinform, in the Kiev Opera from 17 to 19th May there will be concerts of the Aviator band and singers Victor Pavlik and Maria Burmaki.</text:p>
      <text:p text:style-name="P4">
News Source: <text:a xlink:type="simple" xlink:href="https://www.ukrinform.ua/rubric-culture/3708425-kiivska-opera-anonsuvala-postanovku-muziklu-pinokkia-u-brodvejskomu-stili.html" text:style-name="Internet_20_link" text:visited-style-name="Visited_20_Internet_20_Link">
https://www.ukrinform.ua/rubric-culture/3708425-kiivska-opera-anonsuvala-postanovku-muziklu-pinokkia-u-brodvejskomu-stili.html</text:a>
</text:p>
      <!--NEWS-->
      <text:h text:style-name="P10" text:outline-level="1">
<text:span text:style-name="T4">
Harciz: Cannot be allowed to Russians and Belarusians in the competition, they should be excluded from a healthy society</text:span>
</text:h>
      <text:p text:style-name="P4">
Authors: Ukrinform (Person)</text:p>
      <text:p text:style-name="P4">
Publisher: Укринформ (Organization)</text:p>
      <text:p text:style-name="P4">
Published Time: 2023-05-12T18:41:40+03:00</text:p>
      <text:p text:style-name="P4">
Modified Time: 2023-05-12T18:41:40+03:00</text:p>
      <text:p text:style-name="P4">
Description: The Ukrainian boxer of the first half-weight weight Yaroslav Kharsiz (2-0, 2 KOs) shared his thoughts on the admission of Russians and Belarusians to international competitions. - Ukrinform.</text:p>
      <text:p text:style-name="P4">
Images: ["<text:a xlink:type="simple" xlink:href="https://static.ukrinform.com/photos/2023_05/thumb_files/630_360_1683906025-421.jpg" text:style-name="Internet_20_link" text:visited-style-name="Visited_20_Internet_20_Link">
630_360_16839...</text:a>
"]</text:p>
      <text:p text:style-name="P4">
Tags: ['Бокс']</text:p>
      <text:p text:style-name="P4">
Type: Article</text:p>
      <!--METADATA-->
      <text:p text:style-name="P4">
<draw:frame draw:style-name="fr1" draw:name="Image123" text:anchor-type="as-char" svg:width="6.9236in" svg:height="3.956343in" draw:z-index="0">
<draw:image xlink:href="../Images/yкринформ/2023-05-12T18-41-40-03-00/630_360_1683906025-421.jpg" xlink:type="simple" xlink:show="embed" xlink:actuate="onLoad" draw:mime-type="image/jpeg"/>
</draw:frame>
Ukrainian boxer of the first half -weight Yaroslav Kharsiz(2-0, 2 who)He shared his thoughts about the admission of Russians and Belarus to international competitions.</text:p>
      <text:p text:style-name="P4">
He told about it for <text:a xlink:type="simple" xlink:href="https://www.facebook.com/watch/" text:style-name="Internet_20_link" text:visited-style-name="Visited_20_Internet_20_Link">
</text:a>
, reports Ukrinform.</text:p>
      <text:p text:style-name="P4">
“My personal position is that Russians and Belarusians cannot be allowed to competition because they should be excluded from a healthy society. Because what they get ... I think that if you go to the competition, then you support it, ”he said.</text:p>
      <text:p text:style-name="P4">
The Ukrainian boxer emphasized that he does not understand how to press his hand to the Russians.</text:p>
      <text:p text:style-name="P4">
“For example, I do not understand how you can stand on one pedestal, play, God forbid, their hymn, press them. Moreover, many athletes also have to do with military structures. There is one side that a sports life is for athletes. But there is the other side that human life is here. She has been on us, a lot of people die, ”Khartziz summed up.</text:p>
      <text:p text:style-name="P4">
<text:span text:style-name="T4">
 Read also: </text:span>
 <text:a xlink:type="simple" xlink:href="https://www.ukrinform.ua/rubric-sports/3706157-dmitro-sosnovskij-golovnij-trener-zbirnoi-ukraini-z-boksu.html" text:style-name="Internet_20_link" text:visited-style-name="Visited_20_Internet_20_Link">
<text:span text:style-name="T4">
 Sosnovsky </text:span>
</text:a>
As it was reported, Ukraine has won nine medals at the prestigious local tournament in the Czech Republic. The Grand Prix level was held in the city of Usta-Nadlab.</text:p>
      <text:p text:style-name="P4">
Photo: fbu.in.ua</text:p>
      <text:p text:style-name="P4">
News Source: <text:a xlink:type="simple" xlink:href="https://www.ukrinform.ua/rubric-sports/3708427-harciz-ne-mozna-dopuskati-rosian-ta-bilorusiv-do-zmagan-ih-treba-vikluciti-zi-zdorovogo-suspilstva.html" text:style-name="Internet_20_link" text:visited-style-name="Visited_20_Internet_20_Link">
https://www.ukrinform.ua/rubric-sports/3708427-harciz-ne-mozna-dopuskati-rosian-ta-bilorusiv-do-zmagan-ih-treba-vikluciti-zi-zdorovogo-suspilstva.html</text:a>
</text:p>
      <!--NEWS-->
      <text:h text:style-name="P10" text:outline-level="1">
<text:span text:style-name="T4">
The Russians fired from the artillery village in Kharkiv region, there is a dead</text:span>
</text:h>
      <text:p text:style-name="P4">
Authors: Ukrinform (Person)</text:p>
      <text:p text:style-name="P4">
Publisher: Укринформ (Organization)</text:p>
      <text:p text:style-name="P4">
Published Time: 2023-05-12T18:45:45+03:00</text:p>
      <text:p text:style-name="P4">
Modified Time: 2023-05-12T18:45:45+03:00</text:p>
      <text:p text:style-name="P4">
Description: In the Izyum district of Kharkiv region as a result of the enemy of the hostile artillery projectile into the territory of the agricultural enterprise, its employee was killed - law enforcement officers began criminal proceedings. - Ukrinform.</text:p>
      <text:p text:style-name="P4">
Images: ["<text:a xlink:type="simple" xlink:href="https://static.ukrinform.com/photos/2022_11/thumb_files/630_360_1667562981-965.jpg" text:style-name="Internet_20_link" text:visited-style-name="Visited_20_Internet_20_Link">
630_360_16675...</text:a>
", "<text:a xlink:type="simple" xlink:href="https://static.ukrinform.com/photos/2023_05/1683905890-963.jpg" text:style-name="Internet_20_link" text:visited-style-name="Visited_20_Internet_20_Link">
1683905890-96...</text:a>
", "<text:a xlink:type="simple" xlink:href="https://static.ukrinform.com/photos/2023_05/1683905897-230.jpg" text:style-name="Internet_20_link" text:visited-style-name="Visited_20_Internet_20_Link">
1683905897-23...</text:a>
"]</text:p>
      <text:p text:style-name="P4">
Tags: ['Обстріл', 'Загибель', 'Харківщина']</text:p>
      <text:p text:style-name="P4">
Type: Article</text:p>
      <!--METADATA-->
      <text:p text:style-name="P4">
<draw:frame draw:style-name="fr1" draw:name="Image124" text:anchor-type="as-char" svg:width="6.9236in" svg:height="3.956343in" draw:z-index="0">
<draw:image xlink:href="../Images/yкринформ/2023-05-12T18-45-45-03-00/630_360_1667562981-965.jpg" xlink:type="simple" xlink:show="embed" xlink:actuate="onLoad" draw:mime-type="image/jpeg"/>
</draw:frame>
The Kharkiv region of the Kharkiv region as a result of hitting a hostile -artillery projectile into the territory of the agricultural enterprise, his employee was killed - law enforcement officers began criminal proceedings.</text:p>
      <text:p text:style-name="P4">
As Ukrinform reports, it reports <text:a xlink:type="simple" xlink:href="http://www.gp.gov.ua/ua/posts/zagibel-colovika-vnaslidok-obstrilu-okupantami-sela-na-xarkivshhini-rozpocato-provadzennya" text:style-name="Internet_20_link" text:visited-style-name="Visited_20_Internet_20_Link">
</text:a>
Under the procedural leadership of the Izium District Prosecutor's Office of the Kharkiv Region, a pre -trial investigation was launched on violation of the laws of the puzzle of war, combined with premeditated murder(Part 2 of Art. 438 of the Criminal Code of Ukraine).</text:p>
      <text:p text:style-name="P4">
За даними слідства, 12 травня російські війська з артилерійської самохідноїустановки обстріляли село Чернещина Ізюмського району.</text:p>
      <text:p text:style-name="P4">
Ворожий снаряд влучив на територію сільгосппідприємства, що спеціалізується натваринництві. Загинув його співробітник.</text:p>
      <text:p text:style-name="P4">
<draw:frame draw:style-name="fr1" draw:name="Image125" text:anchor-type="as-char" svg:width="6.9236in" svg:height="3.795159in" draw:z-index="0">
<draw:image xlink:href="../Images/yкринформ/2023-05-12T18-45-45-03-00/1683905890-963.jpg" xlink:type="simple" xlink:show="embed" xlink:actuate="onLoad" draw:mime-type="image/jpeg"/>
</draw:frame>
</text:p>
      <text:p text:style-name="P4">
<draw:frame draw:style-name="fr1" draw:name="Image126" text:anchor-type="as-char" svg:width="6.9236in" svg:height="5.199111in" draw:z-index="0">
<draw:image xlink:href="../Images/yкринформ/2023-05-12T18-45-45-03-00/1683905897-230.jpg" xlink:type="simple" xlink:show="embed" xlink:actuate="onLoad" draw:mime-type="image/jpeg"/>
</draw:frame>
<text:span text:style-name="T4">
 Read also: </text:span>
 <text:a xlink:type="simple" xlink:href="https://www.ukrinform.ua/rubric-ato/3708391-u-bahmutskomu-rajoni-vorozij-artobstril-poraniv-troh-policejskih.html" text:style-name="Internet_20_link" text:visited-style-name="Visited_20_Internet_20_Link">
</text:a>
According to Ukrinform, the Russian army made on May 11 <text:a xlink:type="simple" xlink:href="https://www.ukrinform.ua/tag-obstril" text:style-name="Internet_20_link" text:visited-style-name="Visited_20_Internet_20_Link">
</text:a>
Kupyansky, Chuguev Tharkiv districts of Kharkiv region, resulting in injuries to a four people.</text:p>
      <text:p text:style-name="P4">
News Source: <text:a xlink:type="simple" xlink:href="https://www.ukrinform.ua/rubric-ato/3708428-rosiani-obstrilali-z-artilerii-selo-na-harkivsini-e-zagiblij.html" text:style-name="Internet_20_link" text:visited-style-name="Visited_20_Internet_20_Link">
https://www.ukrinform.ua/rubric-ato/3708428-rosiani-obstrilali-z-artilerii-selo-na-harkivsini-e-zagiblij.html</text:a>
</text:p>
      <!--NEWS-->
      <text:h text:style-name="P10" text:outline-level="1">
<text:span text:style-name="T4">
In Russia, "adequate answers" ended, the worst for her is just beginning - Danilov</text:span>
</text:h>
      <text:p text:style-name="P4">
Authors: Ukrinform (Person)</text:p>
      <text:p text:style-name="P4">
Publisher: Укринформ (Organization)</text:p>
      <text:p text:style-name="P4">
Published Time: 2023-05-12T18:47:03+03:00</text:p>
      <text:p text:style-name="P4">
Modified Time: 2023-05-12T18:47:03+03:00</text:p>
      <text:p text:style-name="P4">
Description: Everything that Putin could use in the war against Ukraine has already used, and for Russia the worst is just beginning.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Кремль', 'Данілов', 'Погрози', 'Війна з росією', 'Storm Shadow']</text:p>
      <text:p text:style-name="P4">
Type: Article</text:p>
      <!--METADATA-->
      <text:p text:style-name="P4">
<draw:frame draw:style-name="fr1" draw:name="Image127" text:anchor-type="as-char" svg:width="6.9236in" svg:height="3.956343in" draw:z-index="0">
<draw:image xlink:href="../Images/yкринформ/2023-05-12T18-47-03-03-00/630_360_1680783784-260.jpg" xlink:type="simple" xlink:show="embed" xlink:actuate="onLoad" draw:mime-type="image/jpeg"/>
</draw:frame>
He could use everything that Putin could use in the war against Ukraine, and for Russian it is just beginning.</text:p>
      <text:p text:style-name="P4">
As Ukrinform reports, about it in <text:a xlink:type="simple" xlink:href="https://twitter.com/OleksiyDanilov/status/1656968281901740039" text:style-name="Internet_20_link" text:visited-style-name="Visited_20_Internet_20_Link">
</text:a>
The Secretary of NSDC Alexei Danilov said.</text:p>
      <text:p text:style-name="P4">
“All Russia's attempts to intimidate Ukrainians and the world with the so -called" adequate answer "are talking to themselves. He used everything that Putin could use. Adlya Russia is just beginning. Russian Federation without Western Developments and Investments-Fake Country. There are many "pleasant" meetings in front of the Russians with the events ... And these will not be smartphones ", - the secretary assured <text:a xlink:type="simple" xlink:href="https://www.ukrinform.ua/tag-rnbo" text:style-name="Internet_20_link" text:visited-style-name="Visited_20_Internet_20_Link">
</text:a>
.</text:p>
      <text:p text:style-name="P4">
<text:span text:style-name="T4">
 Read also: </text:span>
 <text:a xlink:type="simple" xlink:href="https://www.ukrinform.ua/rubric-ato/3708294-danilov-do-zimi-mi-hocemo-povnistu-zaversiti-vijnu.html" text:style-name="Internet_20_link" text:visited-style-name="Visited_20_Internet_20_Link">
</text:a>
As it was reported, the United Kingdom <text:a xlink:type="simple" xlink:href="https://www.ukrinform.ua/rubric-ato/3707788-ministr-oboroni-britanii-pidtverdiv-peredacu-ukraini-raket-storm-shadow.html" text:style-name="Internet_20_link" text:visited-style-name="Visited_20_Internet_20_Link">
</text:a>
range up to 250 km. The Kremlin has negatively appreciated the message of Storm Shadow and <text:a xlink:type="simple" xlink:href="https://ria.ru/20230511/rakety-1871028914.html" text:style-name="Internet_20_link" text:visited-style-name="Visited_20_Internet_20_Link">
</text:a>
 .</text:p>
      <text:p text:style-name="P4">
News Source: <text:a xlink:type="simple" xlink:href="https://www.ukrinform.ua/rubric-polytics/3708430-u-rosii-zakincilis-adekvatni-vidpovidi-najgirse-dla-nei-tilki-pocinaetsa-danilov.html" text:style-name="Internet_20_link" text:visited-style-name="Visited_20_Internet_20_Link">
https://www.ukrinform.ua/rubric-polytics/3708430-u-rosii-zakincilis-adekvatni-vidpovidi-najgirse-dla-nei-tilki-pocinaetsa-danilov.html</text:a>
</text:p>
      <!--NEWS-->
      <text:h text:style-name="P10" text:outline-level="1">
<text:span text:style-name="T4">
Odessa celebrated the Day of Righteous Peoples of the World</text:span>
</text:h>
      <text:p text:style-name="P4">
Authors: Ukrinform (Person)</text:p>
      <text:p text:style-name="P4">
Publisher: Укринформ (Organization)</text:p>
      <text:p text:style-name="P4">
Published Time: 2023-05-12T18:48:24+03:00</text:p>
      <text:p text:style-name="P4">
Modified Time: 2023-05-12T18:48:24+03:00</text:p>
      <text:p text:style-name="P4">
Description: On the eve of the Righteous Day of the peoples of the world, which is celebrated on May 14, in Odessa opened after the restoration of the Prokhorovsky square, where the memorial to the victims of the Holocaust is located. - Ukrinform.</text:p>
      <text:p text:style-name="P4">
Images: ["<text:a xlink:type="simple" xlink:href="https://static.ukrinform.com/photos/2023_05/thumb_files/630_360_1683905038-9824.jpeg" text:style-name="Internet_20_link" text:visited-style-name="Visited_20_Internet_20_Link">
630_360_16839...</text:a>
", "<text:a xlink:type="simple" xlink:href="https://static.ukrinform.com/photos/2023_05/thumb_files/630_360_1683905038-9164.jpeg" text:style-name="Internet_20_link" text:visited-style-name="Visited_20_Internet_20_Link">
630_360_16839...</text:a>
", "<text:a xlink:type="simple" xlink:href="https://static.ukrinform.com/photos/2023_05/thumb_files/630_360_1683905039-8812.jpeg" text:style-name="Internet_20_link" text:visited-style-name="Visited_20_Internet_20_Link">
630_360_16839...</text:a>
", "<text:a xlink:type="simple" xlink:href="https://static.ukrinform.com/photos/2023_05/thumb_files/630_360_1683905039-8062.jpeg" text:style-name="Internet_20_link" text:visited-style-name="Visited_20_Internet_20_Link">
630_360_16839...</text:a>
", "<text:a xlink:type="simple" xlink:href="https://static.ukrinform.com/photos/2023_05/thumb_files/630_360_1683905039-9253.jpeg" text:style-name="Internet_20_link" text:visited-style-name="Visited_20_Internet_20_Link">
630_360_16839...</text:a>
", "<text:a xlink:type="simple" xlink:href="https://static.ukrinform.com/photos/2023_05/thumb_files/630_360_1683905039-9309.jpeg" text:style-name="Internet_20_link" text:visited-style-name="Visited_20_Internet_20_Link">
630_360_16839...</text:a>
", "<text:a xlink:type="simple" xlink:href="https://static.ukrinform.com/photos/2023_05/thumb_files/630_360_1683905043-5236.jpeg" text:style-name="Internet_20_link" text:visited-style-name="Visited_20_Internet_20_Link">
630_360_16839...</text:a>
", "<text:a xlink:type="simple" xlink:href="https://static.ukrinform.com/photos/2023_05/thumb_files/630_360_1683905043-2755.jpeg" text:style-name="Internet_20_link" text:visited-style-name="Visited_20_Internet_20_Link">
630_360_16839...</text:a>
", "<text:a xlink:type="simple" xlink:href="https://static.ukrinform.com/photos/2023_05/thumb_files/630_360_1683905043-7059.jpeg" text:style-name="Internet_20_link" text:visited-style-name="Visited_20_Internet_20_Link">
630_360_16839...</text:a>
"]</text:p>
      <text:p text:style-name="P4">
Tags: ['Друга світова', 'Одеса', 'Праведники світу', 'Євреї']</text:p>
      <text:p text:style-name="P4">
Type: Article</text:p>
      <!--METADATA-->
      <text:p text:style-name="P4">
<draw:frame draw:style-name="fr1" draw:name="Image128" text:anchor-type="as-char" svg:width="6.9236in" svg:height="3.956343in" draw:z-index="0">
<draw:image xlink:href="../Images/yкринформ/2023-05-12T18-48-24-03-00/630_360_1683905038-9824.jpeg" xlink:type="simple" xlink:show="embed" xlink:actuate="onLoad" draw:mime-type="image/jpeg"/>
</draw:frame>
On the eve of the Righteous Day of the peoples of the world, which is celebrated on May 14, Vodesi was opened after the restoration of the Prokhorovsky Square, where the Holocaust memorials are located.</text:p>
      <text:p text:style-name="P4">
The opening of the square was a correspondent of Ukrinform.</text:p>
      <text:p text:style-name="P4">
<draw:frame draw:style-name="fr1" draw:name="Image129" text:anchor-type="as-char" svg:width="6.9236in" svg:height="3.956343in" draw:z-index="0">
<draw:image xlink:href="../Images/yкринформ/2023-05-12T18-48-24-03-00/630_360_1683905038-9164.jpeg" xlink:type="simple" xlink:show="embed" xlink:actuate="onLoad" draw:mime-type="image/jpeg"/>
</draw:frame>
In Odessa, the Day of Righteous Peoples of the World / Photo: Nina Lyshonok <text:a xlink:type="simple" xlink:href="https://static.ukrinform.com/photos/2023_05/1683905038-9164.jpeg" text:style-name="Internet_20_link" text:visited-style-name="Visited_20_Internet_20_Link">
<draw:frame draw:style-name="fr1" draw:name="Image130" text:anchor-type="as-char" svg:width="6.9236in" svg:height="3.956343in" draw:z-index="0">
<draw:image xlink:href="../Images/yкринформ/2023-05-12T18-48-24-03-00/630_360_1683905038-9164.jpeg" xlink:type="simple" xlink:show="embed" xlink:actuate="onLoad" draw:mime-type="image/jpeg"/>
</draw:frame>
</text:a>
 <text:a xlink:type="simple" xlink:href="https://static.ukrinform.com/photos/2023_05/1683905039-8812.jpeg" text:style-name="Internet_20_link" text:visited-style-name="Visited_20_Internet_20_Link">
<draw:frame draw:style-name="fr1" draw:name="Image131" text:anchor-type="as-char" svg:width="6.9236in" svg:height="3.956343in" draw:z-index="0">
<draw:image xlink:href="../Images/yкринформ/2023-05-12T18-48-24-03-00/630_360_1683905039-8812.jpeg" xlink:type="simple" xlink:show="embed" xlink:actuate="onLoad" draw:mime-type="image/jpeg"/>
</draw:frame>
</text:a>
 <text:a xlink:type="simple" xlink:href="https://static.ukrinform.com/photos/2023_05/1683905038-9824.jpeg" text:style-name="Internet_20_link" text:visited-style-name="Visited_20_Internet_20_Link">
<draw:frame draw:style-name="fr1" draw:name="Image132" text:anchor-type="as-char" svg:width="6.9236in" svg:height="3.956343in" draw:z-index="0">
<draw:image xlink:href="../Images/yкринформ/2023-05-12T18-48-24-03-00/630_360_1683905038-9824.jpeg" xlink:type="simple" xlink:show="embed" xlink:actuate="onLoad" draw:mime-type="image/jpeg"/>
</draw:frame>
</text:a>
 <text:a xlink:type="simple" xlink:href="https://static.ukrinform.com/photos/2023_05/1683905039-8062.jpeg" text:style-name="Internet_20_link" text:visited-style-name="Visited_20_Internet_20_Link">
<draw:frame draw:style-name="fr1" draw:name="Image133" text:anchor-type="as-char" svg:width="6.9236in" svg:height="3.956343in" draw:z-index="0">
<draw:image xlink:href="../Images/yкринформ/2023-05-12T18-48-24-03-00/630_360_1683905039-8062.jpeg" xlink:type="simple" xlink:show="embed" xlink:actuate="onLoad" draw:mime-type="image/jpeg"/>
</draw:frame>
</text:a>
 <text:a xlink:type="simple" xlink:href="https://static.ukrinform.com/photos/2023_05/1683905039-9253.jpeg" text:style-name="Internet_20_link" text:visited-style-name="Visited_20_Internet_20_Link">
<draw:frame draw:style-name="fr1" draw:name="Image134" text:anchor-type="as-char" svg:width="6.9236in" svg:height="3.956343in" draw:z-index="0">
<draw:image xlink:href="../Images/yкринформ/2023-05-12T18-48-24-03-00/630_360_1683905039-9253.jpeg" xlink:type="simple" xlink:show="embed" xlink:actuate="onLoad" draw:mime-type="image/jpeg"/>
</draw:frame>
</text:a>
 <text:a xlink:type="simple" xlink:href="https://static.ukrinform.com/photos/2023_05/1683905039-9309.jpeg" text:style-name="Internet_20_link" text:visited-style-name="Visited_20_Internet_20_Link">
<draw:frame draw:style-name="fr1" draw:name="Image135" text:anchor-type="as-char" svg:width="6.9236in" svg:height="3.956343in" draw:z-index="0">
<draw:image xlink:href="../Images/yкринформ/2023-05-12T18-48-24-03-00/630_360_1683905039-9309.jpeg" xlink:type="simple" xlink:show="embed" xlink:actuate="onLoad" draw:mime-type="image/jpeg"/>
</draw:frame>
</text:a>
 <text:a xlink:type="simple" xlink:href="https://static.ukrinform.com/photos/2023_05/1683905043-5236.jpeg" text:style-name="Internet_20_link" text:visited-style-name="Visited_20_Internet_20_Link">
<draw:frame draw:style-name="fr1" draw:name="Image136" text:anchor-type="as-char" svg:width="6.9236in" svg:height="3.956343in" draw:z-index="0">
<draw:image xlink:href="../Images/yкринформ/2023-05-12T18-48-24-03-00/630_360_1683905043-5236.jpeg" xlink:type="simple" xlink:show="embed" xlink:actuate="onLoad" draw:mime-type="image/jpeg"/>
</draw:frame>
</text:a>
 <text:a xlink:type="simple" xlink:href="https://static.ukrinform.com/photos/2023_05/1683905043-2755.jpeg" text:style-name="Internet_20_link" text:visited-style-name="Visited_20_Internet_20_Link">
<draw:frame draw:style-name="fr1" draw:name="Image137" text:anchor-type="as-char" svg:width="6.9236in" svg:height="3.956343in" draw:z-index="0">
<draw:image xlink:href="../Images/yкринформ/2023-05-12T18-48-24-03-00/630_360_1683905043-2755.jpeg" xlink:type="simple" xlink:show="embed" xlink:actuate="onLoad" draw:mime-type="image/jpeg"/>
</draw:frame>
</text:a>
 <text:a xlink:type="simple" xlink:href="https://static.ukrinform.com/photos/2023_05/1683905043-7059.jpeg" text:style-name="Internet_20_link" text:visited-style-name="Visited_20_Internet_20_Link">
<draw:frame draw:style-name="fr1" draw:name="Image138" text:anchor-type="as-char" svg:width="6.9236in" svg:height="3.956343in" draw:z-index="0">
<draw:image xlink:href="../Images/yкринформ/2023-05-12T18-48-24-03-00/630_360_1683905043-7059.jpeg" xlink:type="simple" xlink:show="embed" xlink:actuate="onLoad" draw:mime-type="image/jpeg"/>
</draw:frame>
</text:a>
The Prokhorov Square in Odessa retains a sad history, but today it has a very important historical and cultural importance, since a memorial complex of memory of the Holocaust victims has been distributed in its territory.</text:p>
      <text:p text:style-name="P4">
The square updated the main alley, which is named after the righteous of the world. Nani planted 104 sharp maples. The seedlings provided the Association of Righteous World - former ghetto prisoners and Nazi concentration camps. Near the trees there were names with the names of people who saved lives in the Second World War.</text:p>
      <text:p text:style-name="P4">
<text:span text:style-name="T4">
 Read also: </text:span>
 <text:a xlink:type="simple" xlink:href="https://www.ukrinform.ua/rubric-world/3697988-prezidenti-polsi-nimeccini-ta-izrailu-vzali-ucast-u-zahodah-do-80h-rokovin-povstanna-u-getto.html" text:style-name="Internet_20_link" text:visited-style-name="Visited_20_Internet_20_Link">
</text:a>
</text:p>
      <text:p text:style-name="P4">
“The pit with corpses was on the outskirts of the village of Vinogradone, Berezovsky district. Grandma passed near her and heard a groan from there. Among the dead bodies, she dug a girl. The grandmother sheltered the baby, though she had four children, ”she says.</text:p>
      <text:p text:style-name="P4">
Grandma Zhigalova realized that neighbors could bring her, and the child threatened. She called the girl the name of her niece - Valya Panchenko. A but that did not take trouble.</text:p>
      <text:p text:style-name="P4">
“Punishes came, the children were closed in the same room and the mother(My grandmother)—Ressed in another and left the house. It was this girl, whom her grandmother was talking, smashed the window and got to the hanged. She cut the rope to save her life, ”Zhigalova said.</text:p>
      <text:p text:style-name="P4">
When the war ended, the Jewish girl remained in the family of Zagigalov, Ms Nadiya did not even know that her aunt was not native.</text:p>
      <text:p text:style-name="P4">
<text:span text:style-name="T4">
 Read also: </text:span>
 <text:a xlink:type="simple" xlink:href="https://www.ukrinform.ua/rubric-polytics/3700135-spiker-vr-zaklikav-goliv-parlamentiv-es-pidtrimati-ukrainsku-formulu-miru.html" text:style-name="Internet_20_link" text:visited-style-name="Visited_20_Internet_20_Link">
</text:a>
Now Grandma Nadiya Zhigalova's name has also been engraved on the memorial plate of the Nales the Righteous of the World.</text:p>
      <text:p text:style-name="P4">
During the event, the participants honored the memory of the dead and laid the flowers of the victims of the Holocaust.</text:p>
      <text:p text:style-name="P4">
It was reported that the World Congress of Ukrainians and Ukrainian communities of the whole world with the Jewish Confederation of Ukraine on the International Holocaust Memorial Day commemorate the memory of the 6 million Jews destroyed and murdered by the Nazi regime, of which at least 1.5 million were Ukrainian Jews.</text:p>
      <text:p text:style-name="P4">
News Source: <text:a xlink:type="simple" xlink:href="https://www.ukrinform.ua/rubric-regions/3708431-v-odesi-vidznacili-den-pravednikiv-narodiv-svitu.html" text:style-name="Internet_20_link" text:visited-style-name="Visited_20_Internet_20_Link">
https://www.ukrinform.ua/rubric-regions/3708431-v-odesi-vidznacili-den-pravednikiv-narodiv-svitu.html</text:a>
</text:p>
      <!--NEWS-->
      <text:h text:style-name="P10" text:outline-level="1">
<text:span text:style-name="T4">
Ukraine demands responsibility of the Russian Federation because of non -compliance with the decisions of the Inter -Parliamentary Union - Kornienko</text:span>
</text:h>
      <text:p text:style-name="P4">
Authors: Ukrinform (Person)</text:p>
      <text:p text:style-name="P4">
Publisher: Укринформ (Organization)</text:p>
      <text:p text:style-name="P4">
Published Time: 2023-05-12T18:53:13+03:00</text:p>
      <text:p text:style-name="P4">
Modified Time: 2023-05-12T18:53:13+03:00</text:p>
      <text:p text:style-name="P4">
Description: Ukraine demands the responsibility of Russia due to the failure to comply with the decisions of the Inter -Parliamentary Union (MPS). - Ukrinform.</text:p>
      <text:p text:style-name="P4">
Images: ["<text:a xlink:type="simple" xlink:href="https://static.ukrinform.com/photos/2023_05/thumb_files/630_360_1683906639-500.jpg" text:style-name="Internet_20_link" text:visited-style-name="Visited_20_Internet_20_Link">
630_360_16839...</text:a>
", "<text:a xlink:type="simple" xlink:href="https://static.ukrinform.com/photos/2023_05/1683906639-289.jpg" text:style-name="Internet_20_link" text:visited-style-name="Visited_20_Internet_20_Link">
1683906639-28...</text:a>
"]</text:p>
      <text:p text:style-name="P4">
Tags: ['росія', 'Верховна Рада', 'Корнієнко', 'Міжпарламентський Союз']</text:p>
      <text:p text:style-name="P4">
Type: Article</text:p>
      <!--METADATA-->
      <text:p text:style-name="P4">
<draw:frame draw:style-name="fr1" draw:name="Image139" text:anchor-type="as-char" svg:width="6.9236in" svg:height="3.956343in" draw:z-index="0">
<draw:image xlink:href="../Images/yкринформ/2023-05-12T18-53-13-03-00/630_360_1683906639-500.jpg" xlink:type="simple" xlink:show="embed" xlink:actuate="onLoad" draw:mime-type="image/jpeg"/>
</draw:frame>
Ukraine demands the responsibility of Russia because of non -compliance(Vehicle).</text:p>
      <text:p text:style-name="P4">
Про це заявив перший заступник Голови Верховної Ради Олександр Корнієнко підчас зустрічі у Вільнюсі з головою Міжпарламентського Союзу Дуарте Пашеку,передає Укрінформ із посилання на <text:a xlink:type="simple" xlink:href="https://www.rada.gov.ua/news/Top-novyna/236550.html" text:style-name="Internet_20_link" text:visited-style-name="Visited_20_Internet_20_Link">
 </text:a>
.</text:p>
      <text:p text:style-name="P4">
"At our initiative, two consecutive MPS Assembly condemned the actions of Russian Federation," Kornienko said, adding that in resolutions they called on the Donegayna termination of military occupation by Russia's sovereign territory of Ukraine and restoration of territorial integrity, in accordance with internationally recognized borders.</text:p>
      <text:p text:style-name="P4">
<draw:frame draw:style-name="fr1" draw:name="Image140" text:anchor-type="as-char" svg:width="6.9236in" svg:height="5.1927in" draw:z-index="0">
<draw:image xlink:href="../Images/yкринформ/2023-05-12T18-53-13-03-00/1683906639-289.jpg" xlink:type="simple" xlink:show="embed" xlink:actuate="onLoad" draw:mime-type="image/jpeg"/>
</draw:frame>
He thanked the President of the Inter -Parliamentary Union Duarte Pashak with the support of Ukraine's conscience and important steps for winning and justice</text:p>
      <text:p text:style-name="P4">
The parties discussed ways of cooperation between the Inter -Parliamentary Union and the Verkhovna Rada of Ukraine, as well as potential changes in the charter of the organization.</text:p>
      <text:p text:style-name="P4">
<text:span text:style-name="T4">
 Read also: </text:span>
 <text:a xlink:type="simple" xlink:href="https://www.ukrinform.ua/rubric-polytics/3707803-kornienko-obgovoriv-iz-vicespikerom-sejmasu-litvi-evroatlanticnu-integraciu-ukraini.html" text:style-name="Internet_20_link" text:visited-style-name="Visited_20_Internet_20_Link">
<text:span text:style-name="T4">
 Kornienko </text:span>
</text:a>
As it was reported, May 10-12, 2023 First Deputy Chairman <text:a xlink:type="simple" xlink:href="https://www.ukrinform.ua/tag-verhovna-rada" text:style-name="Internet_20_link" text:visited-style-name="Visited_20_Internet_20_Link">
</text:a>
Of Ukraine Alexander Kornienko reassures with a working visit to the capital of the Lithuanian Republic - Vilnius.</text:p>
      <text:p text:style-name="P4">
<text:span text:style-name="T5">
Foto: rada.gov.ua</text:span>
</text:p>
      <text:p text:style-name="P4">
News Source: <text:a xlink:type="simple" xlink:href="https://www.ukrinform.ua/rubric-polytics/3708433-ukraina-vimagae-vidpovidalnosti-rf-cerez-nevikonanna-risen-mizparlamentskogo-souzu-kornienko.html" text:style-name="Internet_20_link" text:visited-style-name="Visited_20_Internet_20_Link">
https://www.ukrinform.ua/rubric-polytics/3708433-ukraina-vimagae-vidpovidalnosti-rf-cerez-nevikonanna-risen-mizparlamentskogo-souzu-kornienko.html</text:a>
</text:p>
      <!--NEWS-->
      <text:h text:style-name="P10" text:outline-level="1">
<text:span text:style-name="T4">
The agent who handed over the Russian Armed Forces in Kharkiv region was given 15 years in prison</text:span>
</text:h>
      <text:p text:style-name="P4">
Authors: Ukrinform (Person)</text:p>
      <text:p text:style-name="P4">
Publisher: Укринформ (Organization)</text:p>
      <text:p text:style-name="P4">
Published Time: 2023-05-12T18:54:00+03:00</text:p>
      <text:p text:style-name="P4">
Modified Time: 2023-05-12T18:54:00+03:00</text:p>
      <text:p text:style-name="P4">
Description: Up to 15 years of imprisonment was condemned by a Russian agent who passed the coordinates of the Ukrainian military in Kharkiv region to the enemy. - Ukrinform.</text:p>
      <text:p text:style-name="P4">
Images: ["<text:a xlink:type="simple" xlink:href="https://static.ukrinform.com/photos/2017_05/thumb_files/630_360_1494432026-9526.jpg" text:style-name="Internet_20_link" text:visited-style-name="Visited_20_Internet_20_Link">
630_360_14944...</text:a>
", "<text:a xlink:type="simple" xlink:href="https://static.ukrinform.com/photos/2023_05/1683906865-462.jpg" text:style-name="Internet_20_link" text:visited-style-name="Visited_20_Internet_20_Link">
1683906865-46...</text:a>
"]</text:p>
      <text:p text:style-name="P4">
Tags: ['Суд', 'ЗСУ', 'Харківщина', 'агентура рф']</text:p>
      <text:p text:style-name="P4">
Type: Article</text:p>
      <!--METADATA-->
      <text:p text:style-name="P4">
<draw:frame draw:style-name="fr1" draw:name="Image141" text:anchor-type="as-char" svg:width="6.9236in" svg:height="3.956343in" draw:z-index="0">
<draw:image xlink:href="../Images/yкринформ/2023-05-12T18-54-00-03-00/630_360_1494432026-9526.jpg" xlink:type="simple" xlink:show="embed" xlink:actuate="onLoad" draw:mime-type="image/jpeg"/>
</draw:frame>
By 15 years imprisonment was sentenced by a Russian agent, who transferred the coordinates of the location of the Ukrainian military in Kharkiv region.</text:p>
      <text:p text:style-name="P4">
As Ukrinform reports, it reports <text:a xlink:type="simple" xlink:href="https://www.gp.gov.ua/ua/posts/15-rokiv-za-gratami-provede-zradnik-yakii-peredav-okupantam-koordinati-roztasuvannya-ukrayinskix-viiskovix-na-xarkivshhini" text:style-name="Internet_20_link" text:visited-style-name="Visited_20_Internet_20_Link">
</text:a>
.</text:p>
      <text:p text:style-name="P4">
With the support of public prosecution by the prosecutors of the Kharkiv Regional Prosecutor's Office, the court found the man guilty of <text:a xlink:type="simple" xlink:href="https://www.ukrinform.ua/tag-derzzrada" text:style-name="Internet_20_link" text:visited-style-name="Visited_20_Internet_20_Link">
</text:a>
 (Part 2 of Art. 111 of the Criminal Code of Ukraine).</text:p>
      <text:p text:style-name="P4">
<draw:frame draw:style-name="fr1" draw:name="Image142" text:anchor-type="as-char" svg:width="6.9236in" svg:height="5.570934in" draw:z-index="0">
<draw:image xlink:href="../Images/yкринформ/2023-05-12T18-54-00-03-00/1683906865-462.jpg" xlink:type="simple" xlink:show="embed" xlink:actuate="onLoad" draw:mime-type="image/jpeg"/>
</draw:frame>
He was sentenced to 15 years in prison with the confiscation of all the proper property of property.</text:p>
      <text:p text:style-name="P4">
Prosecutors in court proved that a resident of the Luhansk region at the beginning of a full -scale indulgence of the Russian Federation came to two Russian soldiers with the call sign "Yasha" and "Urals". The man transmitted information about the places of dislocation of the Armed Forces of Ukraine and dissemination of Ukrainian military equipment in Kharkiv region.</text:p>
      <text:p text:style-name="P4">
He used his friend and wife to collect data, who knew nothing about his treacherous position. The wife was doing screenshots indicating precision heolocation because the traitor was not able to use technical devices properly.</text:p>
      <text:p text:style-name="P4">
He sent all the information to the invaders through telegrams.</text:p>
      <text:p text:style-name="P4">
Law enforcement officers detained a traitor in Kharkiv at the end of March 2022.</text:p>
      <text:p text:style-name="P4">
<text:span text:style-name="T4">
 Read also: </text:span>
 <text:a xlink:type="simple" xlink:href="https://www.ukrinform.ua/rubric-regions/3695929-sbu-zatrimala-rosijskogo-agenta-akij-sukav-slabki-misca-na-kordoni.html" text:style-name="Internet_20_link" text:visited-style-name="Visited_20_Internet_20_Link">
<text:span text:style-name="T4">
 agent </text:span>
</text:a>
In court, the man did not admit his guilt and explained that he thought that he was communicating with Ukrainian intelligence.</text:p>
      <text:p text:style-name="P4">
He did not pay attention to the Russian numbers where he sent information.</text:p>
      <text:p text:style-name="P4">
As reported <text:a xlink:type="simple" xlink:href="https://www.ukrinform.ua/rubric-regions/3706410-rozkonservovanij-agent-rozvidki-rf-provede-za-gratami-15-rokiv.html" text:style-name="Internet_20_link" text:visited-style-name="Visited_20_Internet_20_Link">
</text:a>
, up to 15 years in prison, they condemned the agent of the head of the General Staff of the Armed Forces of the Russian Federation, who collected intelligence on the location and movement of defense forces in the Vinnytsia region.</text:p>
      <text:p text:style-name="P4">
<text:span text:style-name="T5">
Foto: www.gp.gov.ua</text:span>
</text:p>
      <text:p text:style-name="P4">
News Source: <text:a xlink:type="simple" xlink:href="https://www.ukrinform.ua/rubric-regions/3708434-agentu-akij-peredav-rosianam-dani-pro-zsu-na-harkivsini-dali-15-rokiv-turmi.html" text:style-name="Internet_20_link" text:visited-style-name="Visited_20_Internet_20_Link">
https://www.ukrinform.ua/rubric-regions/3708434-agentu-akij-peredav-rosianam-dani-pro-zsu-na-harkivsini-dali-15-rokiv-turmi.html</text:a>
</text:p>
      <!--NEWS-->
      <text:h text:style-name="P10" text:outline-level="1">
<text:span text:style-name="T4">
Slovakia has canceled unilateral restrictions on import of agricultural products from Ukraine</text:span>
</text:h>
      <text:p text:style-name="P4">
Authors: Ukrinform (Person)</text:p>
      <text:p text:style-name="P4">
Publisher: Укринформ (Organization)</text:p>
      <text:p text:style-name="P4">
Published Time: 2023-05-12T18:56:00+03:00</text:p>
      <text:p text:style-name="P4">
Modified Time: 2023-05-12T18:56:00+03:00</text:p>
      <text:p text:style-name="P4">
Description: The Government of Slovakia today approved the proposal of the Ministry of Agriculture to replace a unilateral ban on the import of agricultural goods from Ukraine by the decision of the European Commission. - Ukrinform.</text:p>
      <text:p text:style-name="P4">
Images: ["<text:a xlink:type="simple" xlink:href="https://static.ukrinform.com/photos/2023_05/thumb_files/630_360_1683906934-899.jpg" text:style-name="Internet_20_link" text:visited-style-name="Visited_20_Internet_20_Link">
630_360_16839...</text:a>
"]</text:p>
      <text:p text:style-name="P4">
Tags: ['Імпорт', 'Україна', 'Заборона', 'Словаччина', 'Аграрії']</text:p>
      <text:p text:style-name="P4">
Type: Article</text:p>
      <!--METADATA-->
      <text:p text:style-name="P4">
<draw:frame draw:style-name="fr1" draw:name="Image143" text:anchor-type="as-char" svg:width="6.9236in" svg:height="3.956343in" draw:z-index="0">
<draw:image xlink:href="../Images/yкринформ/2023-05-12T18-56-00-03-00/630_360_1683906934-899.jpg" xlink:type="simple" xlink:show="embed" xlink:actuate="onLoad" draw:mime-type="image/jpeg"/>
</draw:frame>
Out -of -Soviet Union has approved the proposal of the Ministry of Agriculture to replace the unilateral ban on the import of agricultural goods by the European Commission by the European Commission.</text:p>
      <text:p text:style-name="P4">
According to Ukrinform, the agency reports <text:a xlink:type="simple" xlink:href="https://www.tasr.sk/tasr-clanok/TASR:2023051200000346" text:style-name="Internet_20_link" text:visited-style-name="Visited_20_Internet_20_Link">
</text:a>
.</text:p>
      <text:p text:style-name="P4">
Thus, the Slovak ban on the import of certain types of agricultural products and food products from Ukraine or from Ukraine is formally abolished.</text:p>
      <text:p text:style-name="P4">
Special transit regime of Ukrainian agriproduction is also introduced by <text:a xlink:type="simple" xlink:href="https://www.ukrinform.ua/tag-slovaccina" text:style-name="Internet_20_link" text:visited-style-name="Visited_20_Internet_20_Link">
</text:a>
.</text:p>
      <text:p text:style-name="P4">
"Only the EU legislation is currently applying in this area," Tasrandrey Valner - a representative of the press service of the Ministry of Agriculture confirmed.</text:p>
      <text:p text:style-name="P4">
The activities of the European Commission came into force on May 2 and will last up to June 5. During this period, wheat, corn, rapeseed and sunflower can be imported by EU ears, except Bulgaria, Hungary, Poland, Romania and Slovakia. The territory of these countries can still be transported by Ukrainian products.</text:p>
      <text:p text:style-name="P4">
<text:span text:style-name="T4">
 Read also: </text:span>
 <text:a xlink:type="simple" xlink:href="https://www.ukrinform.ua/rubric-economy/3708370-stefanisina-zaklikala-polsu-utrimatisa-vid-odnostoronnih-obmezen-na-ukrainskij-agroeksport.html" text:style-name="Internet_20_link" text:visited-style-name="Visited_20_Internet_20_Link">
</text:a>
At the same time, five countries have undertaken to cancel recently adopted wheat, corn, rapeseed and sunflower seeds, as well as any other products originating from Ukraine.</text:p>
      <text:p text:style-name="P4">
As reported by Ukrinform, the European Commission has officially announced the pro -proposition <text:a xlink:type="simple" xlink:href="https://www.ukrinform.ua/rubric-economy/3703840-evrokomisia-zaboronila-import-okremih-agroproduktiv-z-ukraini.html" text:style-name="Internet_20_link" text:visited-style-name="Visited_20_Internet_20_Link">
</text:a>
Against imports of the Ukrainian agricultural products of Ukrainian production to five EU countries.</text:p>
      <text:p text:style-name="P4">
Precautions will be related to four agricultural products: grains, corn, rapeseed and sunflower seeds.</text:p>
      <text:p text:style-name="P4">
<text:span text:style-name="T5">
Foto: twitter.com/mfa_ukraine</text:span>
</text:p>
      <text:p text:style-name="P4">
News Source: <text:a xlink:type="simple" xlink:href="https://www.ukrinform.ua/rubric-economy/3708435-slovaccina-skasuvala-odnostoronni-obmezenna-na-import-agroprodukcii-z-ukraini.html" text:style-name="Internet_20_link" text:visited-style-name="Visited_20_Internet_20_Link">
https://www.ukrinform.ua/rubric-economy/3708435-slovaccina-skasuvala-odnostoronni-obmezenna-na-import-agroprodukcii-z-ukraini.html</text:a>
</text:p>
      <!--NEWS-->
      <text:h text:style-name="P10" text:outline-level="1">
<text:span text:style-name="T4">
Bypassing sanctions against Russia will have consequences - Berbok</text:span>
</text:h>
      <text:p text:style-name="P4">
Authors: Ukrinform (Person)</text:p>
      <text:p text:style-name="P4">
Publisher: Укринформ (Organization)</text:p>
      <text:p text:style-name="P4">
Published Time: 2023-05-12T19:04:16+03:00</text:p>
      <text:p text:style-name="P4">
Modified Time: 2023-05-12T19:04:16+03:00</text:p>
      <text:p text:style-name="P4">
Description: EU countries are concerned about neglecting sanctions by some manufacturers of military equipment and dual -use goods and seek to take care of such cases. - Ukrinform.</text:p>
      <text:p text:style-name="P4">
Images: ["<text:a xlink:type="simple" xlink:href="https://static.ukrinform.com/photos/2022_05/thumb_files/630_360_1652193160-444.jpg" text:style-name="Internet_20_link" text:visited-style-name="Visited_20_Internet_20_Link">
630_360_16521...</text:a>
"]</text:p>
      <text:p text:style-name="P4">
Tags: ['Санкції', 'росія', 'Бербок']</text:p>
      <text:p text:style-name="P4">
Type: Article</text:p>
      <!--METADATA-->
      <text:p text:style-name="P4">
<draw:frame draw:style-name="fr1" draw:name="Image144" text:anchor-type="as-char" svg:width="6.9236in" svg:height="3.956343in" draw:z-index="0">
<draw:image xlink:href="../Images/yкринформ/2023-05-12T19-04-16-03-00/630_360_1652193160-444.jpg" xlink:type="simple" xlink:show="embed" xlink:actuate="onLoad" draw:mime-type="image/jpeg"/>
</draw:frame>
Countries have been reported by reports of sanctions by some manufacturers of military equipment and dual -use goods and seek to take care of such cases.</text:p>
      <text:p text:style-name="P4">
This was stated by Foreign Minister of Germany Annalen Berb at the field of EU Foreign Ministry in Stockholm on May 12, Ukrinform correspondent reports.</text:p>
      <text:p text:style-name="P4">
“The most important thing in the world is to finally end this cruel war and the most sort of time ... For this Russian bombardment, rocket attacks have to end. But if someone will supply a weapon to support the aggressor, it will mean the opposite of war, it will mean stretching in time of illegal aggressive aggressive ... supporting this aggressive war with a weapon will mean that such countries will be a party, ”the minister said.</text:p>
      <text:p text:style-name="P4">
She expressed concern about the facts of bypassing the immigrants of sanctions in the part of military equipment and materials that can be used for its production. In recent months, she has recognized the Glavanimsky Foreign Ministry, there are increasingly evidence that the military can materially be supplied to the Russian Federation by individual countries, individual enterprises, especially for dual -use goods.</text:p>
      <text:p text:style-name="P4">
It is important not to allow such materials to get into the hands of a Russian embressor, which so brutally violates the UN Charter for more than a year, the diplomat said. So, all the messages are carefully checked. In the context of discussing the next sanctions package, European countries give special attention to the very writing of what to do when enterprises or countries ignore sanctions.</text:p>
      <text:p text:style-name="P4">
“We specifically want to prevent military materials supplied <text:a xlink:type="simple" xlink:href="https://www.ukrinform.ua/tag-rosia" text:style-name="Internet_20_link" text:visited-style-name="Visited_20_Internet_20_Link">
</text:a>
from other countries. This would mean direct support of the illegal aggressive war. This would mean that weapons from other non -Russian enterprises are killing children in Ukraine. We will not close the eyes on it ... It will have consequences, ”the wedding.</text:p>
      <text:p text:style-name="P4">
Berbbi assured that measures would be taken to those who are bypassing. In this case, she noted that the relevant sanctions will be directed "not against the countries, but for the international order based on the rules, because it is not a proposal, but a compliance with an international order.</text:p>
      <text:p text:style-name="P4">
She stressed that Germany, EU countries, urge all states of the world, "first and foremost those who are responsible in international organizations", not to support the Russian war that violates the UN Charter.<text:span text:style-name="T4">
 Read also: </text:span>
 <text:a xlink:type="simple" xlink:href="https://www.ukrinform.ua/rubric-polytics/3707792-navit-sered-druznih-do-ukraini-derzav-e-taki-so-dopomagaut-rf-obhoditi-sankcii-zelenskij.html" text:style-name="Internet_20_link" text:visited-style-name="Visited_20_Internet_20_Link">
<text:span text:style-name="T4">
 sanctions </text:span>
</text:a>
According to Ukrinform, US Finance Minister Janet Ellen on Friday with her German counterpart Christian Lindner and discussed <text:a xlink:type="simple" xlink:href="https://www.ukrinform.ua/rubric-economy/3708191-ministri-finansiv-ssa-ta-nimeccini-obgovorili-protidiu-uhilennu-rosii-vid-sankcij.html" text:style-name="Internet_20_link" text:visited-style-name="Visited_20_Internet_20_Link">
</text:a>
laid on it by solving the war in Ukraine.  Photo: Getty Images_</text:p>
      <text:p text:style-name="P4">
News Source: <text:a xlink:type="simple" xlink:href="https://www.ukrinform.ua/rubric-world/3708440-obhid-sankcij-proti-rosii-matime-naslidki-berbok.html" text:style-name="Internet_20_link" text:visited-style-name="Visited_20_Internet_20_Link">
https://www.ukrinform.ua/rubric-world/3708440-obhid-sankcij-proti-rosii-matime-naslidki-berbok.html</text:a>
</text:p>
      <!--NEWS-->
      <text:h text:style-name="P10" text:outline-level="1">
<text:span text:style-name="T4">
The occupiers are already internally ready for defeat - Zelensky</text:span>
</text:h>
      <text:p text:style-name="P4">
Authors: Ukrinform (Person)</text:p>
      <text:p text:style-name="P4">
Publisher: Укринформ (Organization)</text:p>
      <text:p text:style-name="P4">
Published Time: 2023-05-12T19:06:00+03:00</text:p>
      <text:p text:style-name="P4">
Modified Time: 2023-05-12T19:06:00+03:00</text:p>
      <text:p text:style-name="P4">
Description: Russian occupation troops are already internally ready for defeat and daily need to be pressed on them so that their feeling of defeat turned into their escape.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Україна', 'Зеленський', 'Війна з росією', '#stoprussia']</text:p>
      <text:p text:style-name="P4">
Type: Article</text:p>
      <!--METADATA-->
      <text:p text:style-name="P4">
<draw:frame draw:style-name="fr1" draw:name="Image145" text:anchor-type="as-char" svg:width="6.9236in" svg:height="3.956343in" draw:z-index="0">
<draw:image xlink:href="../Images/yкринформ/2023-05-12T19-06-00-03-00/630_360_1678962741-175.jpeg" xlink:type="simple" xlink:show="embed" xlink:actuate="onLoad" draw:mime-type="image/jpeg"/>
</draw:frame>
The Russian Occupation troops are already internally ready to defeat and daily need to be pressed so that their feeling of defeat is transformed into their escape.</text:p>
      <text:p text:style-name="P4">
About it during the evening <text:a xlink:type="simple" xlink:href="https://t.me/V_Zelenskiy_official/6210" text:style-name="Internet_20_link" text:visited-style-name="Visited_20_Internet_20_Link">
</text:a>
President of Ukraine Volodymyr Zelensky said, Ukrinform reports.</text:p>
      <text:p text:style-name="P4">
“What is important to understand now? The invaders are already internally ready for defeat. They have lost this <text:a xlink:type="simple" xlink:href="https://www.ukrinform.ua/tag-vijna" text:style-name="Internet_20_link" text:visited-style-name="Visited_20_Internet_20_Link">
</text:a>
in their thoughts. Mipovin is pressed daily so that their feelings of defeat were transformed by their escape, their mistakes, their losses, ”Zelensky stressed.</text:p>
      <text:p text:style-name="P4">
<text:span text:style-name="T5">
Viso: <text:a xlink:type="simple" xlink:href="https://t.me/V_Zelenskiy_official/6210" text:style-name="Internet_20_link" text:visited-style-name="Visited_20_Internet_20_Link">
</text:a>
</text:span>
</text:p>
      <text:p text:style-name="P4">
He recalled that today he held a meeting of the Supreme Commander -in -Chief, he heard the important reports of the highest military leadership, commander -in -chief directions on the situation at the front.</text:p>
      <text:p text:style-name="P4">
<text:span text:style-name="T4">
 Read also: </text:span>
 <text:a xlink:type="simple" xlink:href="https://www.ukrinform.ua/rubric-ato/3708021-zelenskij-podakuvav-zahisnikam-za-rezultativnu-robotu-na-fronti.html" text:style-name="Internet_20_link" text:visited-style-name="Visited_20_Internet_20_Link">
<text:span text:style-name="T4">
 Zelensky </text:span>
</text:a>
As reported <text:a xlink:type="simple" xlink:href="https://www.ukrinform.ua/rubric-ato/3708221-prezident-proviv-zasidanna-stavki-zasluhali-dopovid-sirskogo.html" text:style-name="Internet_20_link" text:visited-style-name="Visited_20_Internet_20_Link">
</text:a>
, President Vladimirzelensky held a meeting of the Supreme Commander-in-Chief of the Commander-in-Chief Ra with Issues of strategic industries of Ukraine Oleksandra Kamyshin.</text:p>
      <text:p text:style-name="P4">
<text:span text:style-name="T5">
Foto: op</text:span>
</text:p>
      <text:p text:style-name="P4">
News Source: <text:a xlink:type="simple" xlink:href="https://www.ukrinform.ua/rubric-ato/3708441-okupanti-vze-vnutrisno-gotovi-do-porazki-zelenskij.html" text:style-name="Internet_20_link" text:visited-style-name="Visited_20_Internet_20_Link">
https://www.ukrinform.ua/rubric-ato/3708441-okupanti-vze-vnutrisno-gotovi-do-porazki-zelenskij.html</text:a>
</text:p>
      <!--NEWS-->
      <text:h text:style-name="P10" text:outline-level="1">
<text:span text:style-name="T4">
Russian troops per day made more than 35 attacks in four directions</text:span>
</text:h>
      <text:p text:style-name="P4">
Authors: Ukrinform (Person)</text:p>
      <text:p text:style-name="P4">
Publisher: Укринформ (Organization)</text:p>
      <text:p text:style-name="P4">
Published Time: 2023-05-12T19:07:31+03:00</text:p>
      <text:p text:style-name="P4">
Modified Time: 2023-05-12T19:07:31+03:00</text:p>
      <text:p text:style-name="P4">
Description: The troops of the Russian Federation made 36 attacks in Liman, Bakhmut, Avdiiv and Mariinsky, and Bakhmut and Marinka remain at the epicenter of hostilities. - Ukrinform.</text:p>
      <text:p text:style-name="P4">
Images: ["<text:a xlink:type="simple" xlink:href="https://static.ukrinform.com/photos/2023_04/thumb_files/630_360_1682438812-465.jpg" text:style-name="Internet_20_link" text:visited-style-name="Visited_20_Internet_20_Link">
630_360_16824...</text:a>
", "<text:a xlink:type="simple" xlink:href="https://static.ukrinform.com/photos/2023_05/1683907349-208.jpg" text:style-name="Internet_20_link" text:visited-style-name="Visited_20_Internet_20_Link">
1683907349-20...</text:a>
", "<text:a xlink:type="simple" xlink:href="https://static.ukrinform.com/photos/2023_05/1683907331-162.jpg" text:style-name="Internet_20_link" text:visited-style-name="Visited_20_Internet_20_Link">
1683907331-16...</text:a>
"]</text:p>
      <text:p text:style-name="P4">
Tags: ['Генштаб', 'ЗСУ', 'Війна з росією']</text:p>
      <text:p text:style-name="P4">
Type: Article</text:p>
      <!--METADATA-->
      <text:p text:style-name="P4">
<draw:frame draw:style-name="fr1" draw:name="Image146" text:anchor-type="as-char" svg:width="6.9236in" svg:height="3.956343in" draw:z-index="0">
<draw:image xlink:href="../Images/yкринформ/2023-05-12T19-07-31-03-00/630_360_1682438812-465.jpg" xlink:type="simple" xlink:show="embed" xlink:actuate="onLoad" draw:mime-type="image/jpeg"/>
</draw:frame>
The Russian Federation made 36 attacks in Liman, Bakhmut, Avdiiv and Mariinsky, Bakhmut and Marinka have reached 36 attacks in Liman, Bakhmut, Avdiiv and Mariinsky directions.</text:p>
      <text:p text:style-name="P4">
According to Ukrinform, the General Staff of the Armed Forces of Ukraine reported in <text:a xlink:type="simple" xlink:href="https://www.facebook.com/GeneralStaff.ua/posts/pfbid0cRwMsnTFVUBaRsx8zuS5iGWVtS6WCpgBQr9mgSBAMGEbAtXfU8iJmhQKeTFP9Foal" text:style-name="Internet_20_link" text:visited-style-name="Visited_20_Internet_20_Link">
</text:a>
Having published the prompt information as of 18:00 on May 12.</text:p>
      <text:p text:style-name="P4">
According to the General Staff, in the mentioned directions, the Russian army continues to cut the basic efforts.</text:p>
      <text:p text:style-name="P4">
In total, the invaders performed four rocket and 26 aircraft managers, as well as more than 20 shelling of rocket launchers.</text:p>
      <text:p text:style-name="P4">
In particular, rockets were attacked by the Russians <text:a xlink:type="simple" xlink:href="https://www.ukrinform.ua/tag-doneccina" text:style-name="Internet_20_link" text:visited-style-name="Visited_20_Internet_20_Link">
</text:a>
And Zaporozhye, once again using this anti-aircraft missile complexes C-300.</text:p>
      <text:p text:style-name="P4">
It is emphasized that the likelihood of the troops of the Russian Federation of missile and aviation strikes throughout Ukraine remains high, as the enemy continues to use the tactics of terror.</text:p>
      <text:p text:style-name="P4">
The Ukrainian aviation per day made four strokes in the area of depreciation of personnel and military equipment of the Russians. The Universal troops and artillery of the Armed Forces, for their part, struck three areas of concentration of power, three artillery units in fire positions, as well as a Radioelectronic struggle of the invaders.</text:p>
      <text:p text:style-name="P4">
<draw:frame draw:style-name="fr1" draw:name="Image147" text:anchor-type="as-char" svg:width="6.9236in" svg:height="5.554352in" draw:z-index="0">
<draw:image xlink:href="../Images/yкринформ/2023-05-12T19-07-31-03-00/1683907349-208.jpg" xlink:type="simple" xlink:show="embed" xlink:actuate="onLoad" draw:mime-type="image/jpeg"/>
</draw:frame>
In the Volyn and Polissya directions, the operational situation, according to the Gensult, has not undergone significant changes, signs of formation of the offensive groups of the Russian Federation were not detected.</text:p>
      <text:p text:style-name="P4">
On <text:span text:style-name="T4">
 Siverskyi </text:span>
 and <text:span text:style-name="T4">
 Slobozhansky directions </text:span>
 The enemy continues to retain a military presence in border areas with Ukraine. From the mortars of the Iarthlier, the invaders fired at the Volphin Sumy region, red star, veterinary, deep, Lipka, Staritsa, Ogirtseve, Gatyshche, Vovchansk, unteaulty Tavely Burluk of Kharkiv region.</text:p>
      <text:p text:style-name="P4">
On the <text:span text:style-name="T4">
 Kupyansk direction </text:span>
 during the day of artillery and mortar shocks were killed, Krasne first, Mitrofanivka, Figolivka, Novomlinsk, two -year, Western, Kyslivka and Tabaivka of Kharkiv region and Stelmakhmakhivkalugansk region.In <text:span text:style-name="T4">
 Bakhmut direction </text:span>
 The Russian army continues to run off. In Bakhmutritride continuous battles. The enemy conducted unsuccessful offensive actions in the direction of the Vasilivka, Grigorivka and Stupochkiv.</text:p>
      <text:p text:style-name="P4">
Aviation strikes were struck by the areas of Bakhmut, Bogdanivka and New York. Fedorivka, Orykhovo-Vasylivka, Bogdanivka, Bakhmut, Ivanivske, Yar, Stupochka, South, Toretsk, Friendship, North and New York of Donetsk region, were injured by hostile shelling.</text:p>
      <text:p text:style-name="P4">
<draw:frame draw:style-name="fr1" draw:name="Image148" text:anchor-type="as-char" svg:width="6.9236in" svg:height="4.615733in" draw:z-index="0">
<draw:image xlink:href="../Images/yкринформ/2023-05-12T19-07-31-03-00/1683907331-162.jpg" xlink:type="simple" xlink:show="embed" xlink:actuate="onLoad" draw:mime-type="image/jpeg"/>
</draw:frame>
On the <text:span text:style-name="T4">
 Avdiivsky direction </text:span>
 the troops of the Russian Federation were beaten from aviation in the areas of Avdiivka Ivodiani, fired at Steppe, Avdiivka, Netaylovo and Pervomaisky Donetsk region.</text:p>
      <text:p text:style-name="P4">
In the <text:span text:style-name="T4">
 Mariinsky direction </text:span>
 Defense units reflected numerous attacks in the Marinka area. At the same time, hostile shelling was suffered by sharp, St. George, Maximilyanivka, Marinka and Victory of Donetsk region.</text:p>
      <text:p text:style-name="P4">
In the <text:span text:style-name="T4">
 mining direction </text:span>
 During the day of the offensive actions, the Russians were not instead caused aviation strikes in the areas of Jewish Novosilka, fired at Paraskovivka, Konstantinovka, Novomikhailivka, Coal, Novomukra and Prykistivka.</text:p>
      <text:p text:style-name="P4">
On <text:span text:style-name="T4">
 Zaporizhzhya </text:span>
 and <text:span text:style-name="T4">
 Kherson directions </text:span>
 Russian troops continue defense. From aviation, the enemy beat in the districts of Novopol Donetsk region, Malynivka and Red Zaporizhzhya region, as well as Kizomis of the Kherson region.</text:p>
      <text:p text:style-name="P4">
<text:span text:style-name="T4">
 Read also: </text:span>
 <text:a xlink:type="simple" xlink:href="https://www.ukrinform.ua/rubric-ato/3708320-e-vsi-oznaki-visnazenna-voroga-na-bahmutskomu-napramku-cerevatij.html" text:style-name="Internet_20_link" text:visited-style-name="Visited_20_Internet_20_Link">
<text:span text:style-name="T4">
 Bakhmutsky </text:span>
</text:a>
At the same time, the invaders continue to fire settlements, located Belinite of combat collision, in particular Vremivka and Novopol of Donetsk region, Malynivka, Gulyaypole, Belogorye, Novoandriivka, Novopavlovka, Mali Shcherbaki of Takamyansk Zaporozhye region, as well as Kherson.</text:p>
      <text:p text:style-name="P4">
It is established that, in addition to the completion of units that have suffered losses in the livelihood, the Russians also form new parts.</text:p>
      <text:p text:style-name="P4">
Thus, in the Stavropol region on the funds of the Southern Military District, the formation of a separate motorized rifle brigade, which has to strengthen the reinforcement troops operating in Ukraine. The overwhelming majority of the contract have not motivated to participate in hostilities, and at the same time, aspirers seek to make money.<text:span text:style-name="T5">
Foto: General Staff of the Armed Forces</text:span>
</text:p>
      <text:p text:style-name="P4">
News Source: <text:a xlink:type="simple" xlink:href="https://www.ukrinform.ua/rubric-ato/3708443-vijska-rf-za-den-zdijsnili-ponad-35-atak-na-cotiroh-napramkah.html" text:style-name="Internet_20_link" text:visited-style-name="Visited_20_Internet_20_Link">
https://www.ukrinform.ua/rubric-ato/3708443-vijska-rf-za-den-zdijsnili-ponad-35-atak-na-cotiroh-napramkah.html</text:a>
</text:p>
      <!--NEWS-->
      <text:h text:style-name="P10" text:outline-level="1">
<text:span text:style-name="T4">
The invaders hit Konstantinovka from the Smerch and Artillery, there is a wounded</text:span>
</text:h>
      <text:p text:style-name="P4">
Authors: Ukrinform (Person)</text:p>
      <text:p text:style-name="P4">
Publisher: Укринформ (Organization)</text:p>
      <text:p text:style-name="P4">
Published Time: 2023-05-12T19:11:00+03:00</text:p>
      <text:p text:style-name="P4">
Modified Time: 2023-05-12T19:11:00+03:00</text:p>
      <text:p text:style-name="P4">
Description: In Donetsk, one person is injured as a result of shelling of the Russians from the RSSU "Smerch" of the city of Konstantinovka. - Ukrinform.</text:p>
      <text:p text:style-name="P4">
Images: ["<text:a xlink:type="simple" xlink:href="https://static.ukrinform.com/photos/2023_05/thumb_files/630_360_1683908399-414.jpg" text:style-name="Internet_20_link" text:visited-style-name="Visited_20_Internet_20_Link">
630_360_16839...</text:a>
"]</text:p>
      <text:p text:style-name="P4">
Tags: ['Донеччина', 'Обстріл', 'Війна з росією']</text:p>
      <text:p text:style-name="P4">
Type: Article</text:p>
      <!--METADATA-->
      <text:p text:style-name="P4">
<draw:frame draw:style-name="fr1" draw:name="Image149" text:anchor-type="as-char" svg:width="6.9236in" svg:height="3.956343in" draw:z-index="0">
<draw:image xlink:href="../Images/yкринформ/2023-05-12T19-11-00-03-00/630_360_1683908399-414.jpg" xlink:type="simple" xlink:show="embed" xlink:actuate="onLoad" draw:mime-type="image/jpeg"/>
</draw:frame>
Nadonechyna one person is wounded as a result of shelling of the Russians from the RSSU "Smerch" of the city of Konstantinovka.</text:p>
      <text:p text:style-name="P4">
As Ukrinform reports, about it in <text:a xlink:type="simple" xlink:href="https://t.me/pavlokyrylenko_donoda/7934" text:style-name="Internet_20_link" text:visited-style-name="Visited_20_Internet_20_Link">
</text:a>
The head of the Donetsk Regional Military Administration Pavlokirilenko informed.</text:p>
      <text:p text:style-name="P4">
“One person is injured as a result of today's <text:a xlink:type="simple" xlink:href="https://www.ukrinform.ua/tag-obstril" text:style-name="Internet_20_link" text:visited-style-name="Visited_20_Internet_20_Link">
</text:a>
Konstantinovka. The Russians struck the exhibition of "Smerichi" and artillery - damaged 28 private homes, 2 -storey buildings, a shop and 2 gas pipelines, ”the head of the region wrote.</text:p>
      <text:p text:style-name="P4">
He stressed that Konstantinovka is currently constantly under the enemy, so staying in the city is dangerous.</text:p>
      <text:p text:style-name="P4">
<text:span text:style-name="T4">
 Read also: </text:span>
 <text:a xlink:type="simple" xlink:href="https://www.ukrinform.ua/rubric-regions/3708205-policia-pokazala-naslidki-vcorasnih-obstriliv-na-doneccini.html" text:style-name="Internet_20_link" text:visited-style-name="Visited_20_Internet_20_Link">
<text:span text:style-name="T4">
 Donetsk region </text:span>
</text:a>
As it was reported, the last day, May 11, Russian troops <text:a xlink:type="simple" xlink:href="https://www.ukrinform.ua/rubric-ato/3708092-na-doneccini-rosiani-za-dobu-vbili-odnogo-civilnogo-se-12-poraneni.html" text:style-name="Internet_20_link" text:visited-style-name="Visited_20_Internet_20_Link">
</text:a>
.</text:p>
      <text:p text:style-name="P4">
Donetsk region is constantly under the fire of Russian troops, daily traveling and injuring civilians, destroys infrastructure.</text:p>
      <text:p text:style-name="P4">
News Source: <text:a xlink:type="simple" xlink:href="https://www.ukrinform.ua/rubric-ato/3708449-rosiani-vdarila-po-kostantinivci-zi-smerciv-ta-artilerii-e-poranenij.html" text:style-name="Internet_20_link" text:visited-style-name="Visited_20_Internet_20_Link">
https://www.ukrinform.ua/rubric-ato/3708449-rosiani-vdarila-po-kostantinivci-zi-smerciv-ta-artilerii-e-poranenij.html</text:a>
</text:p>
      <!--NEWS-->
      <text:h text:style-name="P10" text:outline-level="1">
<text:span text:style-name="T4">
Russia has brought two rocket carriers to the Black Sea - an excess and underwater</text:span>
</text:h>
      <text:p text:style-name="P4">
Authors: Ukrinform (Person)</text:p>
      <text:p text:style-name="P4">
Publisher: Укринформ (Organization)</text:p>
      <text:p text:style-name="P4">
Published Time: 2023-05-12T19:13:00+03:00</text:p>
      <text:p text:style-name="P4">
Modified Time: 2023-05-12T19:13:00+03:00</text:p>
      <text:p text:style-name="P4">
Description: For combat duty in the Black Sea, Russia has brought two of its rocket carriers - excess and underwater. - Ukrinform.</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росія', 'Корабель']</text:p>
      <text:p text:style-name="P4">
Type: Article</text:p>
      <!--METADATA-->
      <text:p text:style-name="P4">
<draw:frame draw:style-name="fr1" draw:name="Image150" text:anchor-type="as-char" svg:width="6.9236in" svg:height="3.956343in" draw:z-index="0">
<draw:image xlink:href="../Images/yкринформ/2023-05-12T19-13-00-03-00/630_360_1447753045-4415-korabli-rf.jpg" xlink:type="simple" xlink:show="embed" xlink:actuate="onLoad" draw:mime-type="image/jpeg"/>
</draw:frame>
For combat duty in the Black Sea, Russia has brought two of its rocket carriers - reliance and underwater.</text:p>
      <text:p text:style-name="P4">
According to Ukrinform, the operational command "South" reported in <text:a xlink:type="simple" xlink:href="https://www.facebook.com/OperationalCommandSouth/posts/pfbid0hVVgHnpYnr7Bn2ug7nxvmScCak2KcycjwzjiRNsiWfaBweuLotfc7HpV4GoN6rR4l" text:style-name="Internet_20_link" text:visited-style-name="Visited_20_Internet_20_Link">
</text:a>
.</text:p>
      <text:p text:style-name="P4">
"Напоготові до пусків може бути до 12 ракет типу "Калібр". Рівень <text:a xlink:type="simple" xlink:href="https://www.ukrinform.ua/tag-raketa" text:style-name="Internet_20_link" text:visited-style-name="Visited_20_Internet_20_Link">
</text:a>
The dangers are increased, " - warned the command.</text:p>
      <text:p text:style-name="P4">
<text:span text:style-name="T4">
 Read also: </text:span>
 <text:a xlink:type="simple" xlink:href="https://www.ukrinform.ua/rubric-ato/3708159-rf-vvazae-krilati-raketi-klucovou-zbroeu-dla-zrivu-kontrnastupu-zsu-rozvidka-britanii.html" text:style-name="Internet_20_link" text:visited-style-name="Visited_20_Internet_20_Link">
<text:span text:style-name="T4">
 missile </text:span>
</text:a>
As reported by Ukrinform, as of the morning of May 12, no rocket carriers were not recorded in the Black Sea.</text:p>
      <text:p text:style-name="P4">
News Source: <text:a xlink:type="simple" xlink:href="https://www.ukrinform.ua/rubric-ato/3708444-rosia-vivela-u-corne-more-dva-raketonosii-nadvodnij-i-pidvodnij.html" text:style-name="Internet_20_link" text:visited-style-name="Visited_20_Internet_20_Link">
https://www.ukrinform.ua/rubric-ato/3708444-rosia-vivela-u-corne-more-dva-raketonosii-nadvodnij-i-pidvodnij.html</text:a>
</text:p>
      <!--NEWS-->
      <text:h text:style-name="P10" text:outline-level="1">
<text:span text:style-name="T4">
Liverpool bookstore prepared for Eurovision Ukrainian stand</text:span>
</text:h>
      <text:p text:style-name="P4">
Authors: Ukrinform (Person)</text:p>
      <text:p text:style-name="P4">
Publisher: Укринформ (Organization)</text:p>
      <text:p text:style-name="P4">
Published Time: 2023-05-12T19:15:00+03:00</text:p>
      <text:p text:style-name="P4">
Modified Time: 2023-05-12T19:15:00+03:00</text:p>
      <text:p text:style-name="P4">
Description: Within the Eurovision-2023, the Liverpool Bookstore of Radical Literature "News from nowhere" prepared a Ukrainian stand. - Ukrinform.</text:p>
      <text:p text:style-name="P4">
Images: ["<text:a xlink:type="simple" xlink:href="https://static.ukrinform.com/photos/2023_05/thumb_files/630_360_1683907712-633.jpg" text:style-name="Internet_20_link" text:visited-style-name="Visited_20_Internet_20_Link">
630_360_16839...</text:a>
", "<text:a xlink:type="simple" xlink:href="https://static.ukrinform.com/photos/2023_05/1683907832-721.jpg" text:style-name="Internet_20_link" text:visited-style-name="Visited_20_Internet_20_Link">
1683907832-72...</text:a>
"]</text:p>
      <text:p text:style-name="P4">
Tags: ['Євробачення', 'Книги', 'Україна', 'Ліверпуль', 'Книгарня']</text:p>
      <text:p text:style-name="P4">
Type: Article</text:p>
      <!--METADATA-->
      <text:p text:style-name="P4">
<draw:frame draw:style-name="fr1" draw:name="Image151" text:anchor-type="as-char" svg:width="6.9236in" svg:height="3.956343in" draw:z-index="0">
<draw:image xlink:href="../Images/yкринформ/2023-05-12T19-15-00-03-00/630_360_1683907712-633.jpg" xlink:type="simple" xlink:show="embed" xlink:actuate="onLoad" draw:mime-type="image/jpeg"/>
</draw:frame>
In the remedy-2023 Liverpoul bookstore of radical literature "News of the news" prepared a Ukrainian stand.</text:p>
      <text:p text:style-name="P4">
This was reported by the press service of the Ministry of Culture and Information Policy in <text:a xlink:type="simple" xlink:href="https://t.me/mkipu/6026" text:style-name="Internet_20_link" text:visited-style-name="Visited_20_Internet_20_Link">
</text:a>
, reports Ukrinform.</text:p>
      <text:p text:style-name="P4">
<draw:frame draw:style-name="fr1" draw:name="Image152" text:anchor-type="as-char" svg:width="6.9236in" svg:height="6.9236in" draw:z-index="0">
<draw:image xlink:href="../Images/yкринформ/2023-05-12T19-15-00-03-00/1683907832-721.jpg" xlink:type="simple" xlink:show="embed" xlink:actuate="onLoad" draw:mime-type="image/jpeg"/>
</draw:frame>
It is noted that the main showcase is decorated in the Ukrainian style, here is the portrait of Vasyl Stus with the slogan "Borya for the Truth".</text:p>
      <text:p text:style-name="P4">
Bookstore is available <text:a xlink:type="simple" xlink:href="https://www.ukrinform.ua/tag-kniga" text:style-name="Internet_20_link" text:visited-style-name="Visited_20_Internet_20_Link">
</text:a>
Ukrainian authors published in translation or English. Among them - "Grade of Europe" by Sergey Plohiy, "Message from Ukraine" by Vladimir Zelensky, "Zhovtymetelik" by Alexander Shatokhin, as well as historical, children's and journalistic text.</text:p>
      <text:p text:style-name="P4">
<text:span text:style-name="T4">
 Read also: </text:span>
 <text:a xlink:type="simple" xlink:href="https://www.ukrinform.ua/rubric-society/3699547-proekt-knizki-bez-kordoniv-realizuut-uze-v-37-krainah-zelenska.html" text:style-name="Internet_20_link" text:visited-style-name="Visited_20_Internet_20_Link">
</text:a>
As reported by Ukrinform, the Song Contest "Eurovision-2023" is held by Uliverpool after Ukraine, which won the competition in 2022 with the songstefania of Kalush Orchestra song, could not meet the requirements for conducting a competition due to security fears.</text:p>
      <text:p text:style-name="P4">
The semifinals of the competition took place on May 9 and 11, the finals will be held on May 13.</text:p>
      <text:p text:style-name="P4">
Ukraine is represented in the competition by TVORCHI with a song of Heart of Steel.</text:p>
      <text:p text:style-name="P4">
_ Photo: social culture_</text:p>
      <text:p text:style-name="P4">
News Source: <text:a xlink:type="simple" xlink:href="https://www.ukrinform.ua/rubric-culture/3708446-liverpulska-knigarna-pidgotuvala-do-evrobacenna-ukrainskij-stend.html" text:style-name="Internet_20_link" text:visited-style-name="Visited_20_Internet_20_Link">
https://www.ukrinform.ua/rubric-culture/3708446-liverpulska-knigarna-pidgotuvala-do-evrobacenna-ukrainskij-stend.html</text:a>
</text:p>
      <!--NEWS-->
      <text:h text:style-name="P10" text:outline-level="1">
<text:span text:style-name="T4">
The White House commented Zelensky's statement of counter -offensive and promised assistance to the event</text:span>
</text:h>
      <text:p text:style-name="P4">
Authors: Ukrinform (Person)</text:p>
      <text:p text:style-name="P4">
Publisher: Укринформ (Organization)</text:p>
      <text:p text:style-name="P4">
Published Time: 2023-05-12T19:15:29+03:00</text:p>
      <text:p text:style-name="P4">
Modified Time: 2023-05-12T19:15:29+03:00</text:p>
      <text:p text:style-name="P4">
Description: The decision on when the Armed Forces of Ukraine go on a counter -offensive, is made by the Supreme Commander of the country, and the United States is treated with all respect. - Ukrinform.</text:p>
      <text:p text:style-name="P4">
Images: ["<text:a xlink:type="simple" xlink:href="https://static.ukrinform.com/photos/2023_04/thumb_files/630_360_1682353689-890.jpg" text:style-name="Internet_20_link" text:visited-style-name="Visited_20_Internet_20_Link">
630_360_16823...</text:a>
"]</text:p>
      <text:p text:style-name="P4">
Tags: ['США', 'Україна', 'Зброя', 'Білий дім']</text:p>
      <text:p text:style-name="P4">
Type: Article</text:p>
      <!--METADATA-->
      <text:p text:style-name="P4">
<draw:frame draw:style-name="fr1" draw:name="Image153" text:anchor-type="as-char" svg:width="6.9236in" svg:height="3.956343in" draw:z-index="0">
<draw:image xlink:href="../Images/yкринформ/2023-05-12T19-15-29-03-00/630_360_1682353689-890.jpg" xlink:type="simple" xlink:show="embed" xlink:actuate="onLoad" draw:mime-type="image/jpeg"/>
</draw:frame>
The solution is when the Armed Forces of Ukraine go on a counter -offensive, the supreme head of the country, and the United States is treated with all the respect.</text:p>
      <text:p text:style-name="P4">
So commented on the position of President Zelensky on the terms of the Counter -Supervisor of the White House National Security Council John Kirby, reports Ukrinform's own correspondent.</text:p>
      <text:p text:style-name="P4">
“As for the Zelensky President and his comments, I want to say that he is(Supreme - ed.)Commander-in-Chief, and only he decides whether he wants and when he wants to go on the offensive, as well as in what direction, with what units and how he is about to do it, ”Bellotoda said.</text:p>
      <text:p text:style-name="P4">
He stressed that this decision depends on the Ukrainian leadership, "and we are fully important."</text:p>
      <text:p text:style-name="P4">
At the same time, Kirby stressed that <text:a xlink:type="simple" xlink:href="https://www.ukrinform.ua/tag-ssa" text:style-name="Internet_20_link" text:visited-style-name="Visited_20_Internet_20_Link">
</text:a>
Together with partners, they are focused on providing Ukraine with tools for keeping, as well as training for the Ukrainian military.</text:p>
      <text:p text:style-name="P4">
"As I said earlier, we gave the vast majority of those types of opportunities that, according to Ukrainians, they needed to carry out the offensive operations in the spring," the White House representative continued.</text:p>
      <text:p text:style-name="P4">
From the fact that he will be supplemented in Ukraine in the near future, Kirbivka was on ammunition, in particular for artillery.</text:p>
      <text:p text:style-name="P4">
<text:span text:style-name="T4">
 Read also: </text:span>
 <text:a xlink:type="simple" xlink:href="https://www.ukrinform.ua/rubric-polytics/3708400-litva-zaklikala-vidmovitisa-vid-tabu-u-postacanni-zbroi-ukraini.html" text:style-name="Internet_20_link" text:visited-style-name="Visited_20_Internet_20_Link">
<text:span text:style-name="T4">
 Lithuania </text:span>
</text:a>
As reported by Ukrinform, the day before President of Ukraine Vladimir Zelensky assigned that <text:a xlink:type="simple" xlink:href="https://www.ukrinform.ua/rubric-ato/3707632-ukraini-potribno-bilse-casu-dla-kontrnastupu-zelenskij.html" text:style-name="Internet_20_link" text:visited-style-name="Visited_20_Internet_20_Link">
</text:a>
Against Russia, as warworks still need the promised help of the West.</text:p>
      <text:p text:style-name="P4">
News Source: <text:a xlink:type="simple" xlink:href="https://www.ukrinform.ua/rubric-world/3708445-bilij-dim-prokomentuvav-zaavu-zelenskogo-pro-kontrnastup-ta-obicanu-dopomogu-zahodu.html" text:style-name="Internet_20_link" text:visited-style-name="Visited_20_Internet_20_Link">
https://www.ukrinform.ua/rubric-world/3708445-bilij-dim-prokomentuvav-zaavu-zelenskogo-pro-kontrnastup-ta-obicanu-dopomogu-zahodu.html</text:a>
</text:p>
      <!--NEWS-->
      <text:h text:style-name="P10" text:outline-level="1">
<text:span text:style-name="T4">
In Lugansk, explosions were heard: the media reported a rocket strike on the oil storage facility</text:span>
</text:h>
      <text:p text:style-name="P4">
Authors: Ukrinform (Person)</text:p>
      <text:p text:style-name="P4">
Publisher: Укринформ (Organization)</text:p>
      <text:p text:style-name="P4">
Published Time: 2023-05-12T19:16:00+03:00</text:p>
      <text:p text:style-name="P4">
Modified Time: 2023-05-12T19:16:00+03:00</text:p>
      <text:p text:style-name="P4">
Description: Today, explosions were raised today in the temporarily occupied Lugansk.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нафта', 'Вибух', 'Луганськ', 'Війна з росією']</text:p>
      <text:p text:style-name="P4">
Type: Article</text:p>
      <!--METADATA-->
      <text:p text:style-name="P4">
<draw:frame draw:style-name="fr1" draw:name="Image154" text:anchor-type="as-char" svg:width="6.9236in" svg:height="3.956343in" draw:z-index="0">
<draw:image xlink:href="../Images/yкринформ/2023-05-12T19-16-00-03-00/630_360_1677569405-698.jpg" xlink:type="simple" xlink:show="embed" xlink:actuate="onLoad" draw:mime-type="image/jpeg"/>
</draw:frame>
Today, the occupied Lugansk has been arranged.</text:p>
      <text:p text:style-name="P4">
As Ukrinform reports, it reports <text:a xlink:type="simple" xlink:href="https://t.me/nexta_live/52345" text:style-name="Internet_20_link" text:visited-style-name="Visited_20_Internet_20_Link">
</text:a>
.</text:p>
      <text:p text:style-name="P4">
As a result of <text:a xlink:type="simple" xlink:href="https://www.ukrinform.ua/tag-vibuh" text:style-name="Internet_20_link" text:visited-style-name="Visited_20_Internet_20_Link">
</text:a>
Smoke clubs were climbed over Lugansk.</text:p>
      <text:p text:style-name="P4">
"According to preliminary data, there was a rocket blow to the oil storage facility.</text:p>
      <text:p text:style-name="P4">
By the way, there are Turchak and beekeeper in Lugansk, " - the testimony reads.</text:p>
      <text:p text:style-name="P4">
<text:span text:style-name="T4">
 Read also: </text:span>
 <text:a xlink:type="simple" xlink:href="https://www.ukrinform.ua/rubric-regions/3708060-u-melitopoli-prolunav-silnij-vibuh.html" text:style-name="Internet_20_link" text:visited-style-name="Visited_20_Internet_20_Link">
<text:span text:style-name="T4">
 explosion </text:span>
</text:a>
As reported <text:a xlink:type="simple" xlink:href="https://www.ukrinform.ua/rubric-regions/3708417-u-melitopoli-bila-pidizdu-pidirvali-kolaboranta.html" text:style-name="Internet_20_link" text:visited-style-name="Visited_20_Internet_20_Link">
</text:a>
, Umelitopoli exploded at the entrance of an apartment building, where he lived "Acting Deputy Minister of Construction" of Zaporizhzhia region.</text:p>
      <text:p text:style-name="P4">
News Source: <text:a xlink:type="simple" xlink:href="https://www.ukrinform.ua/rubric-ato/3708447-u-lugansku-prolunali-vibuhi-zmi-povidomlaut-pro-raketnij-udar-po-naftoshovisu.html" text:style-name="Internet_20_link" text:visited-style-name="Visited_20_Internet_20_Link">
https://www.ukrinform.ua/rubric-ato/3708447-u-lugansku-prolunali-vibuhi-zmi-povidomlaut-pro-raketnij-udar-po-naftoshovisu.html</text:a>
</text:p>
      <!--NEWS-->
      <text:h text:style-name="P10" text:outline-level="1">
<text:span text:style-name="T4">
The youth team of Ukraine gave way to the Irish at the UEFA Development Tournament</text:span>
</text:h>
      <text:p text:style-name="P4">
Authors: Ukrinform (Person)</text:p>
      <text:p text:style-name="P4">
Publisher: Укринформ (Organization)</text:p>
      <text:p text:style-name="P4">
Published Time: 2023-05-12T19:19:01+03:00</text:p>
      <text:p text:style-name="P4">
Modified Time: 2023-05-12T19:19:01+03:00</text:p>
      <text:p text:style-name="P4">
Description: The U16 youth team of Ukraine (not older than 2007) was a second defeat at the UEFA Development Tournament in the Slovak city of Senets. - Ukrinform.</text:p>
      <text:p text:style-name="P4">
Images: ["<text:a xlink:type="simple" xlink:href="https://static.ukrinform.com/photos/2023_05/thumb_files/630_360_1683908274-592.jpg" text:style-name="Internet_20_link" text:visited-style-name="Visited_20_Internet_20_Link">
630_360_16839...</text:a>
"]</text:p>
      <text:p text:style-name="P4">
Tags: ['Футбол', 'УЄФА']</text:p>
      <text:p text:style-name="P4">
Type: Article</text:p>
      <!--METADATA-->
      <text:p text:style-name="P4">
<draw:frame draw:style-name="fr1" draw:name="Image155" text:anchor-type="as-char" svg:width="6.9236in" svg:height="3.956343in" draw:z-index="0">
<draw:image xlink:href="../Images/yкринформ/2023-05-12T19-19-01-03-00/630_360_1683908274-592.jpg" xlink:type="simple" xlink:show="embed" xlink:actuate="onLoad" draw:mime-type="image/jpeg"/>
</draw:frame>
U16 youthful Ukrainian(The players are not older than 2007)She suffered the second impression at the UEFA Development Tournament in the Slovak city of Senets.</text:p>
      <text:p text:style-name="P4">
As reports <text:a xlink:type="simple" xlink:href="https://uaf.ua/article/48223" text:style-name="Internet_20_link" text:visited-style-name="Visited_20_Internet_20_Link">
</text:a>
Ukrainian Football Association(Waf), in the second match, "blue and yellow" gave way to peers from Ireland - 1: 3, reports Ukrinform.</text:p>
      <text:p text:style-name="P4">
In the first half, the Ukrainians were able to open the account by Bohdan Redushka, but in the second half of the meeting they could not oppose their opponents, passing three times.</text:p>
      <text:p text:style-name="P4">
Otherwise, the Latvia tournament duel meets with Slovakia.</text:p>
      <text:p text:style-name="P4">
The next match of Vladimir Yezersky's wards will be held on May 15.</text:p>
      <text:p text:style-name="P4">
Tournament: Ireland - 6 points(After 2 games), Slovakia - 2(1), Ukraine - 1(2). Latvia - 0(1).</text:p>
      <text:p text:style-name="P4">
<text:span text:style-name="T4">
Читайте також:</text:span>
 <text:a xlink:type="simple" xlink:href="https://www.ukrinform.ua/rubric-sports/3707491-unacka-zbirna-ukraini-postupilasa-po-penalti-slovakam-na-starti-turniru-rozvitku-uefa.html" text:style-name="Internet_20_link" text:visited-style-name="Visited_20_Internet_20_Link">
 <text:span text:style-name="T4">
УЄФА</text:span>
 </text:a>
We will remind that the national team of Ukraine U16 is preparing for qualifying Rounduuro-2024(U17). У період із 15 до 21 жовтня «синьо-жовті» зіграють зкомандами Німеччини, Фінляндії та Ліхтенштейну (The owner of the competition).</text:p>
      <text:p text:style-name="P4">
Фото: uaf.ua.</text:p>
      <text:p text:style-name="P4">
News Source: <text:a xlink:type="simple" xlink:href="https://www.ukrinform.ua/rubric-sports/3708448-unacka-zbirna-ukraini-postupilasa-irlandcam-na-turniri-rozvitku-uefa.html" text:style-name="Internet_20_link" text:visited-style-name="Visited_20_Internet_20_Link">
https://www.ukrinform.ua/rubric-sports/3708448-unacka-zbirna-ukraini-postupilasa-irlandcam-na-turniri-rozvitku-uefa.html</text:a>
</text:p>
      <!--NEWS-->
      <text:h text:style-name="P10" text:outline-level="1">
<text:span text:style-name="T4">
On weekends in Ukraine will be without precipitation, on Sunday it will warm up to +25 °</text:span>
</text:h>
      <text:p text:style-name="P4">
Authors: Ukrinform (Person)</text:p>
      <text:p text:style-name="P4">
Publisher: Укринформ (Organization)</text:p>
      <text:p text:style-name="P4">
Published Time: 2023-05-12T19:21:00+03:00</text:p>
      <text:p text:style-name="P4">
Modified Time: 2023-05-12T19:21:00+03:00</text:p>
      <text:p text:style-name="P4">
Description: On Saturday and Sunday, in most regions of Ukraine, the weather will finally be comforted by comfortable warmth, although the sun may rarely appear because of the clouds. - Ukrinform.</text:p>
      <text:p text:style-name="P4">
Images: ["<text:a xlink:type="simple" xlink:href="https://static.ukrinform.com/photos/2023_05/thumb_files/630_360_1683888614-327.jpg" text:style-name="Internet_20_link" text:visited-style-name="Visited_20_Internet_20_Link">
630_360_16838...</text:a>
"]</text:p>
      <text:p text:style-name="P4">
Tags: ['Погода', 'Прогноз']</text:p>
      <text:p text:style-name="P4">
Type: Article</text:p>
      <!--METADATA-->
      <text:p text:style-name="P4">
<draw:frame draw:style-name="fr1" draw:name="Image156" text:anchor-type="as-char" svg:width="6.9236in" svg:height="3.956343in" draw:z-index="0">
<draw:image xlink:href="../Images/yкринформ/2023-05-12T19-21-00-03-00/630_360_1683888614-327.jpg" xlink:type="simple" xlink:show="embed" xlink:actuate="onLoad" draw:mime-type="image/jpeg"/>
</draw:frame>
On Saturday, Jedil in most regions of Ukraine, the weather will finally be comforted by comfortable warmth, although the sun may rarely appear because of the clouds.</text:p>
      <text:p text:style-name="P4">
Ukrinform was reported in <text:a xlink:type="simple" xlink:href="https://sinoptik.ua/" text:style-name="Internet_20_link" text:visited-style-name="Visited_20_Internet_20_Link">
</text:a>
.</text:p>
      <text:p text:style-name="P4">
So, according to the weather forecasters, on Saturday, May 13, all day on the most part of the country will be cloudy with clearings and without precipitation. Only on Transcarpathian short -term rains with thunderstorms. In the south, east, north, in <text:a xlink:type="simple" xlink:href="https://ua.sinoptik.ua/%D0%BF%D0%BE%D0%B3%D0%BE%D0%B4%D0%B0-%D0%BA%D0%B8%D1%97%D0%B2" text:style-name="Internet_20_link" text:visited-style-name="Visited_20_Internet_20_Link">
</text:a>
But in the center of the country the air warms up to +20… +22 ° C. In the western regions and the thermometers will show +16… +18 ° C.</text:p>
      <text:p text:style-name="P4">
The week will end in cloudy weather without precipitation throughout the country. On Sunday, 14th, in the southern, eastern, central and northern regions,+23…+25 ° C is expected. In the western and northwestern regions, the average daytime will be +19… +21 ° C.</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span text:style-name="T4">
 forecast </text:span>
 <text:span text:style-name="T4">
 weather </text:span>
 <text:span text:style-name="T4">
 seconds </text:span>
 <text:span text:style-name="T4">
 </text:span>
 China <text:span text:style-name="T4">
 </text:span>
 <text:span text:style-name="T4">
 developed </text:span>
<text:span text:style-name="T4">
 system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intelligence </text:span>
</text:a>
At the same time, the next week will begin with rainy and cloudy weather, Chernihiv, in all eastern regions and in Transcarpathia. On Monday, May 15, in the west, as well as in <text:a xlink:type="simple" xlink:href="https://ua.sinoptik.ua/%D0%BF%D0%BE%D0%B3%D0%BE%D0%B4%D0%B0-%D1%85%D0%B0%D1%80%D0%BA%D1%96%D0%B2" text:style-name="Internet_20_link" text:visited-style-name="Visited_20_Internet_20_Link">
</text:a>
, Luhansk and Sumy regions, the air temperature will be +18… +21 ° C. On the rest of the territory, the weather at the beginning of the week will correspond to the May climatic noron - +22… +24 ° C.</text:p>
      <text:p text:style-name="P4">
News Source: <text:a xlink:type="simple" xlink:href="https://www.ukrinform.ua/rubric-regions/3708249-na-vihidnih-v-ukraini-bude-bez-opadiv-u-nedilu-progrie-do-25.html" text:style-name="Internet_20_link" text:visited-style-name="Visited_20_Internet_20_Link">
https://www.ukrinform.ua/rubric-regions/3708249-na-vihidnih-v-ukraini-bude-bez-opadiv-u-nedilu-progrie-do-25.html</text:a>
</text:p>
      <!--NEWS-->
      <text:h text:style-name="P10" text:outline-level="1">
<text:span text:style-name="T4">
The Kaunas Theater paid € 960 royalties for the production of Alladin ballet - Director of the Kiev Opera</text:span>
</text:h>
      <text:p text:style-name="P4">
Authors: Ukrinform (Person)</text:p>
      <text:p text:style-name="P4">
Publisher: Укринформ (Organization)</text:p>
      <text:p text:style-name="P4">
Published Time: 2023-05-12T19:25:30+03:00</text:p>
      <text:p text:style-name="P4">
Modified Time: 2023-05-12T19:25:30+03:00</text:p>
      <text:p text:style-name="P4">
Description: For November-December 2022, the sum of royalties from the Kaunas Theater (Lithuania) was € 960 for the production of the Alactin ballet, created to the order of the Kiev Opera. - Ukrinform.</text:p>
      <text:p text:style-name="P4">
Images: ["<text:a xlink:type="simple" xlink:href="https://static.ukrinform.com/photos/2023_05/thumb_files/630_360_1683820417-503.jpg" text:style-name="Internet_20_link" text:visited-style-name="Visited_20_Internet_20_Link">
630_360_16838...</text:a>
"]</text:p>
      <text:p text:style-name="P4">
Tags: ['Литва', 'Опера', 'Театр', 'Вистава', 'Київ']</text:p>
      <text:p text:style-name="P4">
Type: Article</text:p>
      <!--METADATA-->
      <text:p text:style-name="P4">
<draw:frame draw:style-name="fr1" draw:name="Image157" text:anchor-type="as-char" svg:width="6.9236in" svg:height="3.956343in" draw:z-index="0">
<draw:image xlink:href="../Images/yкринформ/2023-05-12T19-25-30-03-00/630_360_1683820417-503.jpg" xlink:type="simple" xlink:show="embed" xlink:actuate="onLoad" draw:mime-type="image/jpeg"/>
</draw:frame>
April-December 2022 The sum of royalty from the Kaunas Theater(Lithuania)It made € 960 for the production of the ballet "Aladdin", created to order of the Kiev Opera.</text:p>
      <text:p text:style-name="P4">
About it the director - artistic director of the Kiev Municipal Academic Theater of Opera and Ballet for Children and Youth(Kiev Opera)Petro Kachanov reported in <text:a xlink:type="simple" xlink:href="https://www.ukrinform.ua/rubric-culture/3707922-petro-kacanov-direktor-hudoznij-kerivnik-kiivskoi-operi.html" text:style-name="Internet_20_link" text:visited-style-name="Visited_20_Internet_20_Link">
</text:a>
.</text:p>
      <text:p text:style-name="P4">
"We made the production in October, and for November-December royalti was € 960. Yana I can say that it is crazy. ", - Kachanov said.</text:p>
      <text:p text:style-name="P4">
In his opinion, the fact that Lithuanian <text:a xlink:type="simple" xlink:href="https://www.ukrinform.ua/tag-teatr" text:style-name="Internet_20_link" text:visited-style-name="Visited_20_Internet_20_Link">
</text:a>
He took a ballet in his repertoire for the music of a modern Ukrainian composer, which has demanded the work of Russian composer Arama Khachaturian "Chipolino", an elaborated event.</text:p>
      <text:p text:style-name="P4">
<text:span text:style-name="T4">
 Read also: </text:span>
 <text:a xlink:type="simple" xlink:href="https://www.ukrinform.ua/rubric-kyiv/3705299-u-kievi-prezentuvali-vistavku-soledar-sil-vijna.html" text:style-name="Internet_20_link" text:visited-style-name="Visited_20_Internet_20_Link">
</text:a>
"In order for the European theater to have a work of a Ukrainian composer in the repertoire of a Ukrainian composer, who was not in Ukraine's recent history of Ukraine ...</text:p>
      <text:p text:style-name="P4">
As it was reported, on October 29-30, 2022, the Kaunas State Music Theater took place in the Alaletin ballet premiere, which was created at the custom of the Ukrainian composer Alexander Rodin.</text:p>
      <text:p text:style-name="P4">
<text:span text:style-name="T4">
 Read also: </text:span>
 <text:a xlink:type="simple" xlink:href="https://www.ukrinform.ua/rubric-culture/3702428-u-kievi-prezentuvali-vistavu-mavka-sou-za-motivami-multfilmu.html" text:style-name="Internet_20_link" text:visited-style-name="Visited_20_Internet_20_Link">
<text:span text:style-name="T4">
 performance </text:span>
</text:a>
In May 2022, the Kiev Opera and the Kaunas Theater signed a contract with a vestibal ballet show and on its production by a creative team of Kyiv opera in Sergei Kon, Oksana Khamrovskaya, Dmitry Chukik, Nataliaklisenko. Under the terms of the treaty, the Lithuanian theater was obliged to pay royaltis shows of performances, since property rights to the production belong to the Ukrainian theater.</text:p>
      <text:p text:style-name="P4">
News Source: <text:a xlink:type="simple" xlink:href="https://www.ukrinform.ua/rubric-culture/3708450-kaunaskij-teatr-splativ-960-roalti-za-postanovku-baletu-alladin-direktor-kiivskoi-operi.html" text:style-name="Internet_20_link" text:visited-style-name="Visited_20_Internet_20_Link">
https://www.ukrinform.ua/rubric-culture/3708450-kaunaskij-teatr-splativ-960-roalti-za-postanovku-baletu-alladin-direktor-kiivskoi-operi.html</text:a>
</text:p>
      <!--NEWS-->
      <text:h text:style-name="P10" text:outline-level="1">
<text:span text:style-name="T4">
The abduction of Ukrainian children by Russia: Kondratyuk urged the Icelandic Parliament to consider the resolution</text:span>
</text:h>
      <text:p text:style-name="P4">
Authors: Ukrinform (Person)</text:p>
      <text:p text:style-name="P4">
Publisher: Укринформ (Organization)</text:p>
      <text:p text:style-name="P4">
Published Time: 2023-05-12T19:29:35+03:00</text:p>
      <text:p text:style-name="P4">
Modified Time: 2023-05-12T19:29:35+03:00</text:p>
      <text:p text:style-name="P4">
Description: Olena Kondratyuk, Deputy Chairman of the Verkhovna Rada, urged the Iceland Parliament to consider a resolution on condemning mass abduction of Ukrainian children by the Russian Federation and join the international coalition on their return home. - Ukrinform.</text:p>
      <text:p text:style-name="P4">
Images: ["<text:a xlink:type="simple" xlink:href="https://static.ukrinform.com/photos/2023_05/thumb_files/630_360_1683908794-570.jpg" text:style-name="Internet_20_link" text:visited-style-name="Visited_20_Internet_20_Link">
630_360_16839...</text:a>
", "<text:a xlink:type="simple" xlink:href="https://static.ukrinform.com/photos/2023_05/1683908795-412.jpg" text:style-name="Internet_20_link" text:visited-style-name="Visited_20_Internet_20_Link">
1683908795-41...</text:a>
"]</text:p>
      <text:p text:style-name="P4">
Tags: ['Депортація', 'Діти', 'Ісландія', 'Верховна Рада', 'Кондратюк', 'Війна з росією']</text:p>
      <text:p text:style-name="P4">
Type: Article</text:p>
      <!--METADATA-->
      <text:p text:style-name="P4">
<draw:frame draw:style-name="fr1" draw:name="Image158" text:anchor-type="as-char" svg:width="6.9236in" svg:height="3.956343in" draw:z-index="0">
<draw:image xlink:href="../Images/yкринформ/2023-05-12T19-29-35-03-00/630_360_1683908794-570.jpg" xlink:type="simple" xlink:show="embed" xlink:actuate="onLoad" draw:mime-type="image/jpeg"/>
</draw:frame>
The Verkhovna Rada Deputy Chairman Elena Kondratyuk called on the Icelandic Parliament to consider the resolution of condemning mass abduction of Ukrainian children by Russian Federation and joining the International Coalition on their return home.</text:p>
      <text:p text:style-name="P4">
She reported this in <text:a xlink:type="simple" xlink:href="https://www.facebook.com/100068146218289/posts/-%D0%B7-%D1%80%D0%BE%D0%B1%D0%BE%D1%87%D0%B8%D0%BC-%D0%B2%D1%96%D0%B7%D0%B8%D1%82%D0%BE%D0%BC-%D1%83-%D1%80%D0%B5%D0%B9%D0%BA%D1%8F%D0%B2%D1%96%D0%BA%D1%83-%D1%80%D0%B0%D0%B7%D0%BE%D0%BC-%D1%96%D0%B7-%D0%BD%D0%B0%D1%80%D0%BE%D0%B4%D0%BD%D0%BE%D1%8E-%D0%B4%D0%B5%D0%BF%D1%83%D1%82%D0%B0%D1%82%D0%BA%D0%BE%D1%8E-%D0%BC%D0%B0%D1%80%D1%96%D1%8F-%D1%96%D0%BE%D0%BD%D0%BE%D0%B2%D0%B0-%D0%B7%D1%83%D1%81%D1%82%D1%80%D1%96%D0%BB/568835518731317/" text:style-name="Internet_20_link" text:visited-style-name="Visited_20_Internet_20_Link">
</text:a>
, reports Ukrinform.</text:p>
      <text:p text:style-name="P4">
Kondratyuk informed that during a working visit to Reykjavik, together with the People's Deputy Maria Ionova, a meeting with the speaker of Parliamentubirgir Armanisson was held.</text:p>
      <text:p text:style-name="P4">
Visespicker of the Ukrainian Parliament expressed his gratitude to Iceland with the Language, Legal and Humanitarian Support of Ukraine.</text:p>
      <text:p text:style-name="P4">
<draw:frame draw:style-name="fr1" draw:name="Image159" text:anchor-type="as-char" svg:width="6.9236in" svg:height="9.231467in" draw:z-index="0">
<draw:image xlink:href="../Images/yкринформ/2023-05-12T19-29-35-03-00/1683908795-412.jpg" xlink:type="simple" xlink:show="embed" xlink:actuate="onLoad" draw:mime-type="image/jpeg"/>
</draw:frame>
Kondratyuk noted that Iceland has joined the main group of states that support the creation of the International Special Tribunal for Investigation of Aggression Against Ukraine, as well as signed a joint statement of the Ukrainian-North Europe summit on the creation of an International Center for Investigation(ICPA)in the Hague.</text:p>
      <text:p text:style-name="P4">
Separately she thanked <text:a xlink:type="simple" xlink:href="https://www.ukrinform.ua/tag-islandia" text:style-name="Internet_20_link" text:visited-style-name="Visited_20_Internet_20_Link">
</text:a>
Supporting the register of damages, which will be presented at the Summit of the Udevrop on May 16-17 in recrying.</text:p>
      <text:p text:style-name="P4">
"This is a legal basis for the use of frozen assets of the Russian Federation for the reconstruction of Ukraine," Kondratyuk explained.</text:p>
      <text:p text:style-name="P4">
In addition, she emphasized that Ukraine is counting on the active position ofland in further promotion in the international arena of peace proposed by President Vladimir Zelensky.</text:p>
      <text:p text:style-name="P4">
<text:span text:style-name="T4">
 Read also: </text:span>
 <text:a xlink:type="simple" xlink:href="https://www.ukrinform.ua/rubric-polytics/3704205-deportacia-ukrainskih-ditej-do-rf-kondratuk-zaklikala-kneset-izrailu-uhvaliti-zaavu.html" text:style-name="Internet_20_link" text:visited-style-name="Visited_20_Internet_20_Link">
<text:span text:style-name="T4">
 Kondratyuk </text:span>
</text:a>
At the same time, Kondratyuk thanked Birgir Armannson on behalf of the Verkhovna Rada for the recent announcement of the resolution on the official recognition of the famine of 1932-33 years by the Ukrainian people.In turn, the Speaker of Iceland Parliament, according to Kondratyuk, stressed: “It is extremely important for Iceland to support Ukraine and we will do it all the urgent issues. We have done our best to accept the Ukrainians in the injection level and meet their needs. ”</text:p>
      <text:p text:style-name="P4">
As reported by Ukrinform, Iceland from the first days of a full -scale invasion of aggression of the Russian Federation and <text:a xlink:type="simple" xlink:href="https://www.ukrinform.ua/rubric-polytics/3708413-islandia-za-cas-vijni-nadala-ukraini-ponad-25-miljoniv-dopomogi.html" text:style-name="Internet_20_link" text:visited-style-name="Visited_20_Internet_20_Link">
</text:a>
.</text:p>
      <text:p text:style-name="P4">
<text:span text:style-name="T5">
Foto: Elena Kondratyuk, Facebook</text:span>
</text:p>
      <text:p text:style-name="P4">
News Source: <text:a xlink:type="simple" xlink:href="https://www.ukrinform.ua/rubric-polytics/3708452-vikradenna-ukrainskih-ditej-rosieu-kondratuk-zaklikala-parlament-islandii-rozglanuti-rezoluciu.html" text:style-name="Internet_20_link" text:visited-style-name="Visited_20_Internet_20_Link">
https://www.ukrinform.ua/rubric-polytics/3708452-vikradenna-ukrainskih-ditej-rosieu-kondratuk-zaklikala-parlament-islandii-rozglanuti-rezoluciu.html</text:a>
</text:p>
      <!--NEWS-->
      <text:h text:style-name="P10" text:outline-level="1">
<text:span text:style-name="T4">
Trump's comments on Ukraine have in no way affected Washington's policy - White House</text:span>
</text:h>
      <text:p text:style-name="P4">
Authors: Ukrinform (Person)</text:p>
      <text:p text:style-name="P4">
Publisher: Укринформ (Organization)</text:p>
      <text:p text:style-name="P4">
Published Time: 2023-05-12T19:37:00+03:00</text:p>
      <text:p text:style-name="P4">
Modified Time: 2023-05-12T19:37:00+03:00</text:p>
      <text:p text:style-name="P4">
Description: The statements of US Expature Donald Trump about the war of Russia against Ukraine, which he expressed doubts about the further support of Ukrainians by America, in no way influenced Washington's policy and partner countries in this matter. - Ukrinform.</text:p>
      <text:p text:style-name="P4">
Images: ["<text:a xlink:type="simple" xlink:href="https://static.ukrinform.com/photos/2023_04/thumb_files/630_360_1682353687-989.jpg" text:style-name="Internet_20_link" text:visited-style-name="Visited_20_Internet_20_Link">
630_360_16823...</text:a>
"]</text:p>
      <text:p text:style-name="P4">
Tags: ['Трамп', 'Україна', 'Білий дім']</text:p>
      <text:p text:style-name="P4">
Type: Article</text:p>
      <!--METADATA-->
      <text:p text:style-name="P4">
<draw:frame draw:style-name="fr1" draw:name="Image160" text:anchor-type="as-char" svg:width="6.9236in" svg:height="3.956343in" draw:z-index="0">
<draw:image xlink:href="../Images/yкринформ/2023-05-12T19-37-00-03-00/630_360_1682353687-989.jpg" xlink:type="simple" xlink:show="embed" xlink:actuate="onLoad" draw:mime-type="image/jpeg"/>
</draw:frame>
USA Space President Donald Trump on Russia's War against Ukraine, in which he displayed doubts about the further support of Ukrainians from America, did not influence Washington's policies and partner countries in any way.</text:p>
      <text:p text:style-name="P4">
This was stated on Friday during an online briefing by the Coordinator of the National Security Council John Kirby, reports Ukrinform's own correspondent.</text:p>
      <text:p text:style-name="P4">
"All the signs of what we see every day indicate that international paintings - with some very small exceptions, which we talked about in the places - firmly supports Ukraine and continues to support Ukraine, will be able to protect ourselves," - said Biden administration representative .</text:p>
      <text:p text:style-name="P4">
In this connection, he recalled the meeting of the contact group on defense of Ukraine, which continues to work actively, uniting more than 50 countries.</text:p>
      <text:p text:style-name="P4">
Kirby noted that he did not sees the weakening of the position of the vast majority of countries to continue assistance to Ukraine, in particular, over the last few days after the expression of the expansion <text:a xlink:type="simple" xlink:href="https://www.ukrinform.ua/tag-tramp" text:style-name="Internet_20_link" text:visited-style-name="Visited_20_Internet_20_Link">
</text:a>
.</text:p>
      <text:p text:style-name="P4">
"We will continue to focus on the support of Ukraine, and we continue to see the well -being international support," the White House representative emphasized.</text:p>
      <text:p text:style-name="P4">
<text:span text:style-name="T4">
 Read also: </text:span>
 <text:a xlink:type="simple" xlink:href="https://www.ukrinform.ua/rubric-world/3708258-eksradnik-trampa-vvazae-so-toj-ne-moze-buti-prezidentom.html" text:style-name="Internet_20_link" text:visited-style-name="Visited_20_Internet_20_Link">
<text:span text:style-name="T4">
 Trump </text:span>
</text:a>
According to Ukrinform, on Wednesday former US President Donald Trump, who is running for the post of head of the White House, while speaking to CNN <text:a xlink:type="simple" xlink:href="https://www.ukrinform.ua/rubric-polytics/3707515-prezidentski-peregoni-u-ssa-tramp-vkotre-zaaviv-so-zaversiv-bi-vijnu-v-ukraini-za-dobu.html" text:style-name="Internet_20_link" text:visited-style-name="Visited_20_Internet_20_Link">
</text:a>
In particular, he said that the wars would not have happened if he was President of the US at the same time and boldly stated that he would have planted Putin and Zelensky for the Stil Overgrowth, and the conflict would be completed for 24 hours.</text:p>
      <text:p text:style-name="P4">
In addition, Trump evaded a direct answer to the question whether Bilav supported Biiv to Ukraine if he became president again. However, he said that the United States "distributed so much equipment, so many coats that they do not have them for themselves." In addition, the expression of the former narratives that the European Union should allocate more money for it than the United States.</text:p>
      <text:p text:style-name="P4">
News Source: <text:a xlink:type="simple" xlink:href="https://www.ukrinform.ua/rubric-world/3708454-komentari-trampa-sodo-ukraini-zodnim-cinom-ne-vplinuli-na-politiku-vasingtona-bilij-dim.html" text:style-name="Internet_20_link" text:visited-style-name="Visited_20_Internet_20_Link">
https://www.ukrinform.ua/rubric-world/3708454-komentari-trampa-sodo-ukraini-zodnim-cinom-ne-vplinuli-na-politiku-vasingtona-bilij-dim.html</text:a>
</text:p>
      <!--NEWS-->
      <text:h text:style-name="P10" text:outline-level="1">
<text:span text:style-name="T4">
A $ 1.5 million grant program has started in Ukraine to support export alliances</text:span>
</text:h>
      <text:p text:style-name="P4">
Authors: Ukrinform (Person)</text:p>
      <text:p text:style-name="P4">
Publisher: Укринформ (Organization)</text:p>
      <text:p text:style-name="P4">
Published Time: 2023-05-12T19:39:16+03:00</text:p>
      <text:p text:style-name="P4">
Modified Time: 2023-05-12T19:39:16+03:00</text:p>
      <text:p text:style-name="P4">
Description: The USAID Competitive Economy of Ukraine announces a grant program to create and support the activities of enterprise associations into export alliances with a total funding of $ 1.5 million. - Ukrinform.</text:p>
      <text:p text:style-name="P4">
Images: ["<text:a xlink:type="simple" xlink:href="https://static.ukrinform.com/photos/2018_09/thumb_files/630_360_1536925236-1223.jpg" text:style-name="Internet_20_link" text:visited-style-name="Visited_20_Internet_20_Link">
630_360_15369...</text:a>
"]</text:p>
      <text:p text:style-name="P4">
Tags: ['Бізнес', 'Експорт', 'Мінекономіки', 'Грант']</text:p>
      <text:p text:style-name="P4">
Type: Article</text:p>
      <!--METADATA-->
      <text:p text:style-name="P4">
<draw:frame draw:style-name="fr1" draw:name="Image161" text:anchor-type="as-char" svg:width="6.9236in" svg:height="3.956343in" draw:z-index="0">
<draw:image xlink:href="../Images/yкринформ/2023-05-12T19-39-16-03-00/630_360_1536925236-1223.jpg" xlink:type="simple" xlink:show="embed" xlink:actuate="onLoad" draw:mime-type="image/jpeg"/>
</draw:frame>
The Competitive Economy of Ukraine program announces a grant program for creating and supporting the activities of enterprise associations into export alliances with a total amount of financing of $ 1.5 million.</text:p>
      <text:p text:style-name="P4">
About it reports Ukrinform with reference to the press service <text:a xlink:type="simple" xlink:href="https://www.me.gov.ua/News/Detail" text:style-name="Internet_20_link" text:visited-style-name="Visited_20_Internet_20_Link">
</text:a>
.</text:p>
      <text:p text:style-name="P4">
“In the conditions of blocking Ukrainian exports and reducing demand for the domestic market, the program of creation and support of the activities of enterprise associations of businesses should help ours <text:a xlink:type="simple" xlink:href="https://www.ukrinform.ua/tag-biznes" text:style-name="Internet_20_link" text:visited-style-name="Visited_20_Internet_20_Link">
</text:a>
To master foreign markets. The growth of domestic production, by its turn, should be the key to further restoration of the Ukrainian economy, ”the first Viceremier -Minister -Minister of Economy Yulia Sviridenko said.</text:p>
      <text:p text:style-name="P4">
The grant program aims to support businesses that seek to jointly spend their products in international markets. The initiative is intended to increase the internationalization of Ukrainian business, to increase exports of hazardous goods in international markets.</text:p>
      <text:p text:style-name="P4">
<text:span text:style-name="T4">
 Read also: </text:span>
 <text:a xlink:type="simple" xlink:href="https://www.ukrinform.ua/rubric-economy/3687066-u-mezah-programi-erobota-vidali-vze-25-milarda-grantiv-smigal.html" text:style-name="Internet_20_link" text:visited-style-name="Visited_20_Internet_20_Link">
</text:a>
It provides for the provision of about 15 grants with a volume of $ 35 thousand. up to 150 thousand. Dol. Applications will be accepted on September 30, 2023 inclusive. Reception and review of applications will be in stages with the following deadlines: June 30; September 30, 2023.</text:p>
      <text:p text:style-name="P4">
Priority industries for grant support are information technologies, engineering, production, as well as creative industries and services. At the same time, the program is open to applications to support other sectors that are selected by selection criteria.</text:p>
      <text:p text:style-name="P4">
Detailed information on submission of the application, the necessary documents of the selection of selection can be found <text:a xlink:type="simple" xlink:href="https://www.prostir.ua/" text:style-name="Internet_20_link" text:visited-style-name="Visited_20_Internet_20_Link">
</text:a>
.</text:p>
      <text:p text:style-name="P4">
As it was reported, the Government of Ukraine has announced the plan of launching the Ukraine Development Fund to create opportunities for state and private investors to take the participation in the future reconstruction of the Ukrainian economy.</text:p>
      <text:p text:style-name="P4">
News Source: <text:a xlink:type="simple" xlink:href="https://www.ukrinform.ua/rubric-economy/3708455-v-ukraini-startuvala-grantova-programa-na-15-miljona-dla-pidtrimki-eksportnih-alansiv.html" text:style-name="Internet_20_link" text:visited-style-name="Visited_20_Internet_20_Link">
https://www.ukrinform.ua/rubric-economy/3708455-v-ukraini-startuvala-grantova-programa-na-15-miljona-dla-pidtrimki-eksportnih-alansiv.html</text:a>
</text:p>
      <!--NEWS-->
      <text:h text:style-name="P10" text:outline-level="1">
<text:span text:style-name="T4">
Musk announced the name of the new Twitter CEO</text:span>
</text:h>
      <text:p text:style-name="P4">
Authors: Ukrinform (Person)</text:p>
      <text:p text:style-name="P4">
Publisher: Укринформ (Organization)</text:p>
      <text:p text:style-name="P4">
Published Time: 2023-05-12T19:56:00+03:00</text:p>
      <text:p text:style-name="P4">
Modified Time: 2023-05-12T19:56:00+03:00</text:p>
      <text:p text:style-name="P4">
Description: Billionaire Ilon Musk has introduced the new CEO of the Twitter social network, which he possesses, Linda Jakarino. - Ukrinform.</text:p>
      <text:p text:style-name="P4">
Images: ["<text:a xlink:type="simple" xlink:href="https://static.ukrinform.com/photos/2022_04/thumb_files/630_360_1650916274-487.jpg" text:style-name="Internet_20_link" text:visited-style-name="Visited_20_Internet_20_Link">
630_360_16509...</text:a>
"]</text:p>
      <text:p text:style-name="P4">
Tags: ['Ілон Маск', 'Технології', 'Twitter']</text:p>
      <text:p text:style-name="P4">
Type: Article</text:p>
      <!--METADATA-->
      <text:p text:style-name="P4">
<draw:frame draw:style-name="fr1" draw:name="Image162" text:anchor-type="as-char" svg:width="6.9236in" svg:height="3.956343in" draw:z-index="0">
<draw:image xlink:href="../Images/yкринформ/2023-05-12T19-56-00-03-00/630_360_1650916274-487.jpg" xlink:type="simple" xlink:show="embed" xlink:actuate="onLoad" draw:mime-type="image/jpeg"/>
</draw:frame>
A billionaire Musk has introduced the new CEO of the Twitter social network, which he widespread, Linda Yakarino.</text:p>
      <text:p text:style-name="P4">
Musk reported this in <text:a xlink:type="simple" xlink:href="http://twitter.com/elonmusk/status/1657050349608501249" text:style-name="Internet_20_link" text:visited-style-name="Visited_20_Internet_20_Link">
</text:a>
, reports Ukrinform.</text:p>
      <text:p text:style-name="P4">
“I am glad to greet Lindo as Karino as a new Twitter Director General!It will be first and foremost on business operations, and I am on product design and new technologies, ”he wrote.</text:p>
      <text:p text:style-name="P4">
Earlier, for more than 10 years, he was the head of the advertising and partnership department of the NBCUNIVERSAL Media Corporation.</text:p>
      <text:p text:style-name="P4">
On the eve of Musk <text:a xlink:type="simple" xlink:href="https://www.ukrinform.ua/rubric-technology/3708032-mask-znajsov-generalnogo-direktora-dla-tvittera.html" text:style-name="Internet_20_link" text:visited-style-name="Visited_20_Internet_20_Link">
</text:a>
that he found the new generation director of the social network. The new CEO will hold a position in Twitterinc., Which has recently changed its name to X Corp. about one and a half months.</text:p>
      <text:p text:style-name="P4">
<text:span text:style-name="T4">
 Read also: </text:span>
 <text:a xlink:type="simple" xlink:href="https://www.ukrinform.ua/rubric-technology/3706491-tvitter-vidalatime-akaunti-aki-buli-neaktivni-rokami.html" text:style-name="Internet_20_link" text:visited-style-name="Visited_20_Internet_20_Link">
</text:a>
As reported, <text:a xlink:type="simple" xlink:href="https://www.ukrinform.ru/tag-ilon-mask" text:style-name="Internet_20_link" text:visited-style-name="Visited_20_Internet_20_Link">
</text:a>
purchased Twitter October last year.</text:p>
      <text:p text:style-name="P4">
News Source: <text:a xlink:type="simple" xlink:href="https://www.ukrinform.ua/rubric-technology/3708470-mask-ogolosiv-ima-novogo-gendirektora-twitter.html" text:style-name="Internet_20_link" text:visited-style-name="Visited_20_Internet_20_Link">
https://www.ukrinform.ua/rubric-technology/3708470-mask-ogolosiv-ima-novogo-gendirektora-twitter.html</text:a>
</text:p>
      <!--NEWS-->
      <text:h text:style-name="P10" text:outline-level="1">
<text:span text:style-name="T4">
In Kiev, the issue of chaplaincy in hospitals was discussed</text:span>
</text:h>
      <text:p text:style-name="P4">
Authors: Ukrinform (Person)</text:p>
      <text:p text:style-name="P4">
Publisher: Укринформ (Organization)</text:p>
      <text:p text:style-name="P4">
Published Time: 2023-05-12T20:10:05+03:00</text:p>
      <text:p text:style-name="P4">
Modified Time: 2023-05-12T20:10:05+03:00</text:p>
      <text:p text:style-name="P4">
Description: In Ukrinform there was a round table on the implementation of a medical chaplain in medical institutions of Ukraine, as was done in one time with military chaplains in military hospitals. - Ukrinform.</text:p>
      <text:p text:style-name="P4">
Images: ["<text:a xlink:type="simple" xlink:href="https://static.ukrinform.com/photos/2020_03/thumb_files/630_360_1585148141-990.jpg" text:style-name="Internet_20_link" text:visited-style-name="Visited_20_Internet_20_Link">
630_360_15851...</text:a>
", "<text:a xlink:type="simple" xlink:href="https://static.ukrinform.com/photos/2020_10/1602072853-996.jpg" text:style-name="Internet_20_link" text:visited-style-name="Visited_20_Internet_20_Link">
1602072853-99...</text:a>
"]</text:p>
      <text:p text:style-name="P4">
Tags: ['Церква', 'Капелан', 'Медицина', 'Релігія', 'Лікарня', 'Священник']</text:p>
      <text:p text:style-name="P4">
Type: Article</text:p>
      <!--METADATA-->
      <text:p text:style-name="P4">
<draw:frame draw:style-name="fr1" draw:name="Image163" text:anchor-type="as-char" svg:width="6.9236in" svg:height="3.956343in" draw:z-index="0">
<draw:image xlink:href="../Images/yкринформ/2023-05-12T20-10-05-03-00/630_360_1585148141-990.jpg" xlink:type="simple" xlink:show="embed" xlink:actuate="onLoad" draw:mime-type="image/jpeg"/>
</draw:frame>
Uchkinform took place a round table on the introduction of a medical cape in medical institutions of Ukraine, as it was done in one time by the Wedding Chaplains in military hospitals.</text:p>
      <text:p text:style-name="P4">
The head of the Department of Medical Persons, the Department of the Ministry of Health of Ukraine, Honorary President of the Association of Health Care of Ukraine, Sergey Ubogov, told about the introduction of the occupation of the chaplain in the health care system in Krugelform in Ukrinform.</text:p>
      <text:p text:style-name="P4">
<draw:frame draw:style-name="fr1" draw:name="Image164" text:anchor-type="as-char" svg:width="6.9236in" svg:height="4.622144in" draw:z-index="0">
<draw:image xlink:href="../Images/yкринформ/2023-05-12T20-10-05-03-00/1602072853-996.jpg" xlink:type="simple" xlink:show="embed" xlink:actuate="onLoad" draw:mime-type="image/jpeg"/>
</draw:frame>
"At the level of the Chaplain Association, the Ethical Code has been approved <text:a xlink:type="simple" xlink:href="https://www.ukrinform.ua/tag-kapelan" text:style-name="Internet_20_link" text:visited-style-name="Visited_20_Internet_20_Link">
</text:a>
In the health care system, the chaplainted classifier was established to identify the main directions of chaplaincy. In the future, it is planned for each service in this classifier to create a standard for providing this service, " - said Uzubhov.</text:p>
      <text:p text:style-name="P4">
He noted that the issue of chaplaincy also requires legislative, incorrect settlement. So, according to him, now the classifier is entered the profession of chaplain and assistant chaplain. Chaplains are in the list in health care facilities.</text:p>
      <text:p text:style-name="P4">
According to him, the Ministry of Health, on its part, expressed the support of this trend, the yakaz of the Ministry, who introduces chaplains into groups of professionals with higher education education working in the health care system.</text:p>
      <text:p text:style-name="P4">
"A separate group is a psychological support and spiritual care professionals. This group includes clinical psychologists, psychotherapists and chaplains in the Health System. The same order approved the qualifications The quality requirements that should be education have been determined. It has been determined that education should be Boggogolovskaya, not lower than a bachelor's level and such a requirement as the passage of a cycle of specialization in the specialty clinical pastoralism, " - said Ubogov.</text:p>
      <text:p text:style-name="P4">
<text:span text:style-name="T4">
 Read also: </text:span>
 <text:a xlink:type="simple" xlink:href="https://www.ukrinform.ua/rubric-regions/3696673-aponskij-zurnalist-takasi-ozaki-u-kapelanskomu-bataljoni-mariupol-prijnav-hresenna.html" text:style-name="Internet_20_link" text:visited-style-name="Visited_20_Internet_20_Link">
<text:span text:style-name="T4">
 chaplain </text:span>
</text:a>
Thus, as the expert noted, the profession was introduced, and the expection "clinical pastoralism".</text:p>
      <text:p text:style-name="P4">
Also, he said, as soon as such a profession was determined, the process of employment of chaplains for work was immediately acted.In general, more than ten -cape plains work in hospitals, without military hospitals. In particular, in the Lviv region, Ivano-Frankivsk region, Triakapelans work in Kiev. There is a request for medical chaplains in Sumy, Vinnytsia region.</text:p>
      <text:p text:style-name="P4">
<text:span text:style-name="T4">
 Read also: </text:span>
 <text:a xlink:type="simple" xlink:href="https://www.ukrinform.ua/rubric-kyiv/3690267-u-sofii-kiivskij-vidbuvsa-persij-vipusk-vijskovih-kapelaniv.html" text:style-name="Internet_20_link" text:visited-style-name="Visited_20_Internet_20_Link">
<text:span text:style-name="T4">
 chaplain </text:span>
</text:a>
As Ubogov added, a number of documents regarding the level of education in health care and preparation requirements, regulations on chaplaincy in the field of health care are still being developed, as well as there is a projection of the Law on introduction of the Law on Health Care on Vochor Chaplaincy Activities health.</text:p>
      <text:p text:style-name="P4">
The National Qualifications Agency also registered applications for the development of professional standards of Kaplan and his assistant in health care.</text:p>
      <text:p text:style-name="P4">
However, according to experts, there is still a discussion on how to adjust the payment of such services.</text:p>
      <text:p text:style-name="P4">
<text:span text:style-name="T4">
 Read also: </text:span>
 <text:a xlink:type="simple" xlink:href="https://www.ukrinform.ua/rubric-ato/3683445-epifanij-i-naev-obgovorili-rol-kapelaniv-u-vijsku.html" text:style-name="Internet_20_link" text:visited-style-name="Visited_20_Internet_20_Link">
<text:span text:style-name="T4">
 chaplain </text:span>
</text:a>
Separately, as he emphasized on the round table of the head of the palliative and hospice medical medical of the National Health of Ukraine named after PL. Shupika, Doctoral Medical Sciences, Professor Anatoly Tsarenko, remains open to the issue of immedical training for clergymen who will work in hospitals.</text:p>
      <text:p text:style-name="P4">
"The priest should understand the patient's condition, especially for terminal stadiums when the patient dies or learns about the incurableness of his illness and the inevitability of premature death. He not only asks the priest about it, but also a doctor, a nurse. Here, both the priest and the health worker should be psychologists, and To understand what a condition is, if it is depression - then cedepression, if it is an euphoria caused by medicines - then it is euphoria, " - said Kizrenko.</text:p>
      <text:p text:style-name="P4">
Therefore, he said, there are questions of development of training programs for sacred services on these issues. He cited the example of the experience of other countries that have such a specialty as a Christian nurse who has both medical education and primary theological.</text:p>
      <text:p text:style-name="P4">
"Why not conduct such nurses, who, in addition to medical monitoring, can talk and pray with a patient soothing. In 26 countries there are such Christian nurses," Tsarenko said.</text:p>
      <text:p text:style-name="P4">
<text:span text:style-name="T4">
 Read also: </text:span>
 <text:a xlink:type="simple" xlink:href="https://www.ukrinform.ua/rubric-society/3678751-u-zsu-ne-isnue-posadi-golovnogo-rabina-sluzba-vijskovogo-kapelanstva.html" text:style-name="Internet_20_link" text:visited-style-name="Visited_20_Internet_20_Link">
<text:span text:style-name="T4">
 chaplain </text:span>
</text:a>
</text:p>
      <text:p text:style-name="P4">
News Source: <text:a xlink:type="simple" xlink:href="https://www.ukrinform.ua/rubric-society/3708474-u-kievi-obgovorili-pitanna-vprovadzenna-kapelanstva-u-likarnah.html" text:style-name="Internet_20_link" text:visited-style-name="Visited_20_Internet_20_Link">
https://www.ukrinform.ua/rubric-society/3708474-u-kievi-obgovorili-pitanna-vprovadzenna-kapelanstva-u-likarnah.html</text:a>
</text:p>
      <!--NEWS-->
      <text:h text:style-name="P10" text:outline-level="1">
<text:span text:style-name="T4">
One of the world's largest alcohol producers goes from the Russian market</text:span>
</text:h>
      <text:p text:style-name="P4">
Authors: Ukrinform (Person)</text:p>
      <text:p text:style-name="P4">
Publisher: Укринформ (Organization)</text:p>
      <text:p text:style-name="P4">
Published Time: 2023-05-12T20:12:00+03:00</text:p>
      <text:p text:style-name="P4">
Modified Time: 2023-05-12T20:12:00+03:00</text:p>
      <text:p text:style-name="P4">
Description: The second largest worldwide alcohol producer, the French company Pernod Ricard has announced the full exit from the Russian market today. - Ukrinform.</text:p>
      <text:p text:style-name="P4">
Images: ["<text:a xlink:type="simple" xlink:href="https://static.ukrinform.com/photos/2023_05/thumb_files/630_360_1683911108-668.jpg" text:style-name="Internet_20_link" text:visited-style-name="Visited_20_Internet_20_Link">
630_360_16839...</text:a>
"]</text:p>
      <text:p text:style-name="P4">
Tags: ['Алкоголь', 'росія', 'Ринок', 'Pernod Ricard']</text:p>
      <text:p text:style-name="P4">
Type: Article</text:p>
      <!--METADATA-->
      <text:p text:style-name="P4">
<draw:frame draw:style-name="fr1" draw:name="Image165" text:anchor-type="as-char" svg:width="6.9236in" svg:height="3.956343in" draw:z-index="0">
<draw:image xlink:href="../Images/yкринформ/2023-05-12T20-12-00-03-00/630_360_1683911108-668.jpg" xlink:type="simple" xlink:show="embed" xlink:actuate="onLoad" draw:mime-type="image/jpeg"/>
</draw:frame>
The second largest worldwide alcohol producer, the French company Pernod Ricards, has announced the full exit from the Russian market.</text:p>
      <text:p text:style-name="P4">
As Ukrinform reports, it reports <text:a xlink:type="simple" xlink:href="https://www.marketwatch.com/story/pernod-ricard-to-cease-russian-operations-809bc35" text:style-name="Internet_20_link" text:visited-style-name="Visited_20_Internet_20_Link">
</text:a>
.</text:p>
      <text:p text:style-name="P4">
Pernod Ricard stated that it will stop all operations in Russia, became a western company that announced the exit from the country of the after -scale invasion of Russian troops into Ukraine.</text:p>
      <text:p text:style-name="P4">
Pernod Ricard - owner of Absolut, Chivas Regal, Jameson, Havana Club, Beefeter, Olmeca, Martell, Malibu, Mumm and Perrier Jouet. Also Pernod Ricard will be a herewan cognac factory(Armenian cognac "Ararat")a gum company of wines and alcoholic beverages - GWS(Toamada and Starbilisi brands).</text:p>
      <text:p text:style-name="P4">
<text:span text:style-name="T4">
Читайте також:</text:span>
 <text:a xlink:type="simple" xlink:href="https://www.ukrinform.ua/rubric-economy/3697587-virobnik-gorilki-absolut-pripinae-eksport-u-rosiu.html" text:style-name="Internet_20_link" text:visited-style-name="Visited_20_Internet_20_Link">
 <text:span text:style-name="T4">
Виробник</text:span>
 <text:span text:style-name="T4">
горілки</text:span>
 <text:span text:style-name="T4">
Absolut</text:span>
 <text:span text:style-name="T4">
припиняє</text:span>
<text:span text:style-name="T4">
експорт</text:span>
 <text:span text:style-name="T4">
росію</text:span>
 </text:a>
The French company has stated today that it would cease its portfolio of birth to be over the coming months, which became another step after termination of the company <text:a xlink:type="simple" xlink:href="https://www.ukrinform.ua/tag-eksport" text:style-name="Internet_20_link" text:visited-style-name="Visited_20_Internet_20_Link">
</text:a>
International Brando of Russia in late April.</text:p>
      <text:p text:style-name="P4">
"We evaluate how to adapt our local branch against the background of these decisions, fully adhering to all local legal rules," the company said.</text:p>
      <text:p text:style-name="P4">
<text:span text:style-name="T4">
 Read also: </text:span>
 <text:a xlink:type="simple" xlink:href="https://www.ukrinform.ua/rubric-economy/3703150-posol-ukraini-zaklikae-bajkotuvati-viski-jameson-pisla-vidnovlenna-torgivli-v-rf.html" text:style-name="Internet_20_link" text:visited-style-name="Visited_20_Internet_20_Link">
<text:span text:style-name="T4">
 Ambassador </text:span>
 <text:span text:style-name="T4">
 of Ukraine </text:span>
 <text:span text:style-name="T4">
 </text:span>
 calls <text:span text:style-name="T4">
 </text:span>
 to boycott <text:span text:style-name="T4">
<text:span text:style-name="T5">
* whiskey </text:span>
* </text:span>
 jameson <text:span text:style-name="T4">
 </text:span>
 <text:span text:style-name="T4">
 after </text:span>
 <text:span text:style-name="T4">
 Recovery </text:span>
 <text:span text:style-name="T4">
 </text:span>
 <text:span text:style-name="T4">
 </text:span>
 <text:span text:style-name="T4">
 Trade </text:span>
</text:a>
It was reported that from March 2022 to withdraw from the Russian market declared foreign companies.</text:p>
      <text:p text:style-name="P4">
<text:span text:style-name="T5">
Foto: EPA</text:span>
</text:p>
      <text:p text:style-name="P4">
News Source: <text:a xlink:type="simple" xlink:href="https://www.ukrinform.ua/rubric-economy/3708475-odin-z-najbilsih-u-sviti-virobnikiv-alkogolu-jde-z-rinku-rf.html" text:style-name="Internet_20_link" text:visited-style-name="Visited_20_Internet_20_Link">
https://www.ukrinform.ua/rubric-economy/3708475-odin-z-najbilsih-u-sviti-virobnikiv-alkogolu-jde-z-rinku-rf.html</text:a>
</text:p>
      <!--NEWS-->
      <text:h text:style-name="P10" text:outline-level="1">
<text:span text:style-name="T4">
In Konotop, a Malevich memorial plaque will be installed</text:span>
</text:h>
      <text:p text:style-name="P4">
Authors: Ukrinform (Person)</text:p>
      <text:p text:style-name="P4">
Publisher: Укринформ (Organization)</text:p>
      <text:p text:style-name="P4">
Published Time: 2023-05-12T20:21:11+03:00</text:p>
      <text:p text:style-name="P4">
Modified Time: 2023-05-12T20:21:11+03:00</text:p>
      <text:p text:style-name="P4">
Description: In Konotop of Sumy region, a memorial plaque will be installed by a prominent avant-garde artist Casimir Malevich. - Ukrinform.</text:p>
      <text:p text:style-name="P4">
Images: ["<text:a xlink:type="simple" xlink:href="https://static.ukrinform.com/photos/2016_01/thumb_files/630_360_1451998468-5987.jpeg" text:style-name="Internet_20_link" text:visited-style-name="Visited_20_Internet_20_Link">
630_360_14519...</text:a>
", "<text:a xlink:type="simple" xlink:href="https://static.ukrinform.com/photos/2023_05/1683911722-210.jpg" text:style-name="Internet_20_link" text:visited-style-name="Visited_20_Internet_20_Link">
1683911722-21...</text:a>
"]</text:p>
      <text:p text:style-name="P4">
Tags: ['Конотоп', 'Сумщина', 'Художник', 'Малевич', 'Меморіальна дошка']</text:p>
      <text:p text:style-name="P4">
Type: Article</text:p>
      <!--METADATA-->
      <text:p text:style-name="P4">
<draw:frame draw:style-name="fr1" draw:name="Image166" text:anchor-type="as-char" svg:width="6.9236in" svg:height="3.956343in" draw:z-index="0">
<draw:image xlink:href="../Images/yкринформ/2023-05-12T20-21-11-03-00/630_360_1451998468-5987.jpeg" xlink:type="simple" xlink:show="embed" xlink:actuate="onLoad" draw:mime-type="image/jpeg"/>
</draw:frame>
A memorial plaque will be installed by a prominent avant-garde artist Casimir Malevich.</text:p>
      <text:p text:style-name="P4">
This was reported by the City Council in <text:a xlink:type="simple" xlink:href="https://www.facebook.com/permalink.php" text:style-name="Internet_20_link" text:visited-style-name="Visited_20_Internet_20_Link">
</text:a>
, reports Ukrinform.</text:p>
      <text:p text:style-name="P4">
<draw:frame draw:style-name="fr1" draw:name="Image167" text:anchor-type="as-char" svg:width="6.9236in" svg:height="2.878423in" draw:z-index="0">
<draw:image xlink:href="../Images/yкринформ/2023-05-12T20-21-11-03-00/1683911722-210.jpg" xlink:type="simple" xlink:show="embed" xlink:actuate="onLoad" draw:mime-type="image/jpeg"/>
</draw:frame>
As it is noted, to install a memorial plaque is planned on the house of Chervona Kalina, 20, where young Malevich created and sold his first cycle: "Lunar Night", "Buslik".</text:p>
      <text:p text:style-name="P4">
The board will be made of transparent glass and in color.</text:p>
      <text:p text:style-name="P4">
The City Council has published three projects, of which citizens should choose one. Konotopets can express their opinion in comments under the fast on Facebook.</text:p>
      <text:p text:style-name="P4">
<text:span text:style-name="T4">
 Read also: </text:span>
 <text:a xlink:type="simple" xlink:href="https://www.ukrinform.ua/rubric-culture/3706424-stucnij-intelekt-uaviv-ak-bi-zobrazili-palaucij-kreml-vidomi-mitci.html" text:style-name="Internet_20_link" text:visited-style-name="Visited_20_Internet_20_Link">
<text:span text:style-name="T4">
 Kremlin </text:span>
 <text:span text:style-name="T4">
 burns </text:span>
</text:a>
Voting will last until May 17.</text:p>
      <text:p text:style-name="P4">
It is known that the Konotop family of Malevich arrived in 1894 and lived here. The artist himself in his memoirs emphasized that it was in Konotop as a Stapler.</text:p>
      <text:p text:style-name="P4">
As reported, <text:a xlink:type="simple" xlink:href="https://www.ukrinform.ua/rubric-culture/3677407-amsterdamskij-muzej-stedelik-viznav-malevica-ukrainskim-hudoznikom.html" text:style-name="Internet_20_link" text:visited-style-name="Visited_20_Internet_20_Link">
</text:a>
in Amsterdam acknowledged <text:a xlink:type="simple" xlink:href="https://www.ukrinform.ua/tag-hudoznik" text:style-name="Internet_20_link" text:visited-style-name="Visited_20_Internet_20_Link">
</text:a>
Kazimir Malevich is a Ukrainian artist.</text:p>
      <text:p text:style-name="P4">
News Source: <text:a xlink:type="simple" xlink:href="https://www.ukrinform.ua/rubric-culture/3708480-u-konotopi-vstanovlat-memorialnu-dosku-malevicu.html" text:style-name="Internet_20_link" text:visited-style-name="Visited_20_Internet_20_Link">
https://www.ukrinform.ua/rubric-culture/3708480-u-konotopi-vstanovlat-memorialnu-dosku-malevicu.html</text:a>
</text:p>
      <!--NEWS-->
      <text:h text:style-name="P10" text:outline-level="1">
<text:span text:style-name="T4">
In the Ivano-Frankivsk region will recreate the craft yard of Ancient Halych</text:span>
</text:h>
      <text:p text:style-name="P4">
Authors: Ukrinform (Person)</text:p>
      <text:p text:style-name="P4">
Publisher: Укринформ (Organization)</text:p>
      <text:p text:style-name="P4">
Published Time: 2023-05-12T20:27:28+03:00</text:p>
      <text:p text:style-name="P4">
Modified Time: 2023-05-12T20:27:28+03:00</text:p>
      <text:p text:style-name="P4">
Description: Researchers and reconstructors from all over Ukraine will reproduce the ancient craft court in the village of Ivano-Frankivsk Oblast in the territory of the Ancient Halych National Reserve "Ancient Halych". - Ukrinform.</text:p>
      <text:p text:style-name="P4">
Images: ["<text:a xlink:type="simple" xlink:href="https://static.ukrinform.com/photos/2023_05/thumb_files/630_360_1683912001-4845.jpeg" text:style-name="Internet_20_link" text:visited-style-name="Visited_20_Internet_20_Link">
630_360_16839...</text:a>
", "<text:a xlink:type="simple" xlink:href="https://static.ukrinform.com/photos/2023_05/thumb_files/630_360_1683912000-5652.jpeg" text:style-name="Internet_20_link" text:visited-style-name="Visited_20_Internet_20_Link">
630_360_16839...</text:a>
", "<text:a xlink:type="simple" xlink:href="https://static.ukrinform.com/photos/2023_05/thumb_files/630_360_1683912001-6924.jpeg" text:style-name="Internet_20_link" text:visited-style-name="Visited_20_Internet_20_Link">
630_360_16839...</text:a>
", "<text:a xlink:type="simple" xlink:href="https://static.ukrinform.com/photos/2023_05/thumb_files/630_360_1683912001-9462.jpeg" text:style-name="Internet_20_link" text:visited-style-name="Visited_20_Internet_20_Link">
630_360_16839...</text:a>
", "<text:a xlink:type="simple" xlink:href="https://static.ukrinform.com/photos/2023_05/thumb_files/630_360_1683912001-5701.jpeg" text:style-name="Internet_20_link" text:visited-style-name="Visited_20_Internet_20_Link">
630_360_16839...</text:a>
", "<text:a xlink:type="simple" xlink:href="https://static.ukrinform.com/photos/2023_05/thumb_files/630_360_1683912001-5003.jpeg" text:style-name="Internet_20_link" text:visited-style-name="Visited_20_Internet_20_Link">
630_360_16839...</text:a>
", "<text:a xlink:type="simple" xlink:href="https://static.ukrinform.com/photos/2023_05/thumb_files/630_360_1683912001-2873.jpeg" text:style-name="Internet_20_link" text:visited-style-name="Visited_20_Internet_20_Link">
630_360_16839...</text:a>
", "<text:a xlink:type="simple" xlink:href="https://static.ukrinform.com/photos/2023_05/thumb_files/630_360_1683912002-6938.jpeg" text:style-name="Internet_20_link" text:visited-style-name="Visited_20_Internet_20_Link">
630_360_16839...</text:a>
"]</text:p>
      <text:p text:style-name="P4">
Tags: ['Культурна спадщина', 'МКІП ', 'Заповідник «Давній Галич»']</text:p>
      <text:p text:style-name="P4">
Type: Article</text:p>
      <!--METADATA-->
      <text:p text:style-name="P4">
<draw:frame draw:style-name="fr1" draw:name="Image168" text:anchor-type="as-char" svg:width="6.9236in" svg:height="3.956343in" draw:z-index="0">
<draw:image xlink:href="../Images/yкринформ/2023-05-12T20-27-28-03-00/630_360_1683912001-4845.jpeg" xlink:type="simple" xlink:show="embed" xlink:actuate="onLoad" draw:mime-type="image/jpeg"/>
</draw:frame>
Researchers and reconstructors from all over Ukraine have reproduced the ancient craft yard in the Selykrylos of Ivano-Frankivsk Oblast in the territory of the National Reserve "Ancient Halych".</text:p>
      <text:p text:style-name="P4">
As Ukrinform reports, this has reported <text:a xlink:type="simple" xlink:href="https://mkip.gov.ua/news/9134.html" text:style-name="Internet_20_link" text:visited-style-name="Visited_20_Internet_20_Link">
</text:a>
.</text:p>
      <text:p text:style-name="P4">
The event will take place on May 20-21 on the occasion of the 1125th anniversary of the city of Halych and the international day of museums.</text:p>
      <text:p text:style-name="P4">
Experts will recreate the camp of the Middle Ages with different locations where crafts, military affairs and a life -long life life will be presented. Visitor will feel part of the princely city, try to recreate the ability of ancestors.</text:p>
      <text:p text:style-name="P4">
The purpose of the event is to attract public attention to <text:a xlink:type="simple" xlink:href="https://www.ukrinform.ua/tag-kultura" text:style-name="Internet_20_link" text:visited-style-name="Visited_20_Internet_20_Link">
</text:a>
the heritage of Ukraine and the involvement of the width of the indifferent to its preservation and popularization.</text:p>
      <text:p text:style-name="P4">
<draw:frame draw:style-name="fr1" draw:name="Image169" text:anchor-type="as-char" svg:width="6.9236in" svg:height="3.956343in" draw:z-index="0">
<draw:image xlink:href="../Images/yкринформ/2023-05-12T20-27-28-03-00/630_360_1683912000-5652.jpeg" xlink:type="simple" xlink:show="embed" xlink:actuate="onLoad" draw:mime-type="image/jpeg"/>
</draw:frame>
Naiivano-Frankivsk will reproduce the craft yard of Ancient Halych / Photo: MKIP <text:a xlink:type="simple" xlink:href="https://static.ukrinform.com/photos/2023_05/1683912000-5652.jpeg" text:style-name="Internet_20_link" text:visited-style-name="Visited_20_Internet_20_Link">
<draw:frame draw:style-name="fr1" draw:name="Image170" text:anchor-type="as-char" svg:width="6.9236in" svg:height="3.956343in" draw:z-index="0">
<draw:image xlink:href="../Images/yкринформ/2023-05-12T20-27-28-03-00/630_360_1683912000-5652.jpeg" xlink:type="simple" xlink:show="embed" xlink:actuate="onLoad" draw:mime-type="image/jpeg"/>
</draw:frame>
</text:a>
 <text:a xlink:type="simple" xlink:href="https://static.ukrinform.com/photos/2023_05/1683912001-6924.jpeg" text:style-name="Internet_20_link" text:visited-style-name="Visited_20_Internet_20_Link">
<draw:frame draw:style-name="fr1" draw:name="Image171" text:anchor-type="as-char" svg:width="6.9236in" svg:height="3.956343in" draw:z-index="0">
<draw:image xlink:href="../Images/yкринформ/2023-05-12T20-27-28-03-00/630_360_1683912001-6924.jpeg" xlink:type="simple" xlink:show="embed" xlink:actuate="onLoad" draw:mime-type="image/jpeg"/>
</draw:frame>
</text:a>
 <text:a xlink:type="simple" xlink:href="https://static.ukrinform.com/photos/2023_05/1683912001-9462.jpeg" text:style-name="Internet_20_link" text:visited-style-name="Visited_20_Internet_20_Link">
<draw:frame draw:style-name="fr1" draw:name="Image172" text:anchor-type="as-char" svg:width="6.9236in" svg:height="3.956343in" draw:z-index="0">
<draw:image xlink:href="../Images/yкринформ/2023-05-12T20-27-28-03-00/630_360_1683912001-9462.jpeg" xlink:type="simple" xlink:show="embed" xlink:actuate="onLoad" draw:mime-type="image/jpeg"/>
</draw:frame>
</text:a>
 <text:a xlink:type="simple" xlink:href="https://static.ukrinform.com/photos/2023_05/1683912001-4845.jpeg" text:style-name="Internet_20_link" text:visited-style-name="Visited_20_Internet_20_Link">
<draw:frame draw:style-name="fr1" draw:name="Image173" text:anchor-type="as-char" svg:width="6.9236in" svg:height="3.956343in" draw:z-index="0">
<draw:image xlink:href="../Images/yкринформ/2023-05-12T20-27-28-03-00/630_360_1683912001-4845.jpeg" xlink:type="simple" xlink:show="embed" xlink:actuate="onLoad" draw:mime-type="image/jpeg"/>
</draw:frame>
</text:a>
 <text:a xlink:type="simple" xlink:href="https://static.ukrinform.com/photos/2023_05/1683912001-5701.jpeg" text:style-name="Internet_20_link" text:visited-style-name="Visited_20_Internet_20_Link">
<draw:frame draw:style-name="fr1" draw:name="Image174" text:anchor-type="as-char" svg:width="6.9236in" svg:height="3.956343in" draw:z-index="0">
<draw:image xlink:href="../Images/yкринформ/2023-05-12T20-27-28-03-00/630_360_1683912001-5701.jpeg" xlink:type="simple" xlink:show="embed" xlink:actuate="onLoad" draw:mime-type="image/jpeg"/>
</draw:frame>
</text:a>
 <text:a xlink:type="simple" xlink:href="https://static.ukrinform.com/photos/2023_05/1683912001-5003.jpeg" text:style-name="Internet_20_link" text:visited-style-name="Visited_20_Internet_20_Link">
<draw:frame draw:style-name="fr1" draw:name="Image175" text:anchor-type="as-char" svg:width="6.9236in" svg:height="3.956343in" draw:z-index="0">
<draw:image xlink:href="../Images/yкринформ/2023-05-12T20-27-28-03-00/630_360_1683912001-5003.jpeg" xlink:type="simple" xlink:show="embed" xlink:actuate="onLoad" draw:mime-type="image/jpeg"/>
</draw:frame>
</text:a>
 <text:a xlink:type="simple" xlink:href="https://static.ukrinform.com/photos/2023_05/1683912001-2873.jpeg" text:style-name="Internet_20_link" text:visited-style-name="Visited_20_Internet_20_Link">
<draw:frame draw:style-name="fr1" draw:name="Image176" text:anchor-type="as-char" svg:width="6.9236in" svg:height="3.956343in" draw:z-index="0">
<draw:image xlink:href="../Images/yкринформ/2023-05-12T20-27-28-03-00/630_360_1683912001-2873.jpeg" xlink:type="simple" xlink:show="embed" xlink:actuate="onLoad" draw:mime-type="image/jpeg"/>
</draw:frame>
</text:a>
 <text:a xlink:type="simple" xlink:href="https://static.ukrinform.com/photos/2023_05/1683912002-6938.jpeg" text:style-name="Internet_20_link" text:visited-style-name="Visited_20_Internet_20_Link">
<draw:frame draw:style-name="fr1" draw:name="Image177" text:anchor-type="as-char" svg:width="6.9236in" svg:height="3.956343in" draw:z-index="0">
<draw:image xlink:href="../Images/yкринформ/2023-05-12T20-27-28-03-00/630_360_1683912002-6938.jpeg" xlink:type="simple" xlink:show="embed" xlink:actuate="onLoad" draw:mime-type="image/jpeg"/>
</draw:frame>
</text:a>
According to the co-organizer of Yarema Ivantsev, it is "a new format of popular science events, which are very time work. "As reported by Ukrinform, to the Day of Remembrance of the Victims of Genocide of the Crimean Tatar Narod <text:a xlink:type="simple" xlink:href="https://www.ukrinform.ua/rubric-crimea/3708189-u-mezah-proektu-krim-insij-poglad-vidbudetsa-14-vistavok.html" text:style-name="Internet_20_link" text:visited-style-name="Visited_20_Internet_20_Link">
</text:a>
 .</text:p>
      <text:p text:style-name="P4">
News Source: <text:a xlink:type="simple" xlink:href="https://www.ukrinform.ua/rubric-culture/3708483-na-ivanofrankivsini-vidtvorat-remisnicij-dvir-davnogo-galica.html" text:style-name="Internet_20_link" text:visited-style-name="Visited_20_Internet_20_Link">
https://www.ukrinform.ua/rubric-culture/3708483-na-ivanofrankivsini-vidtvorat-remisnicij-dvir-davnogo-galica.html</text:a>
</text:p>
      <!--NEWS-->
      <text:h text:style-name="P10" text:outline-level="1">
<text:span text:style-name="T4">
Russia convened an informal meeting of the UN Security Council for discussion of "oppression" of the UOC -MP in Ukraine</text:span>
</text:h>
      <text:p text:style-name="P4">
Authors: Ukrinform (Person)</text:p>
      <text:p text:style-name="P4">
Publisher: Укринформ (Organization)</text:p>
      <text:p text:style-name="P4">
Published Time: 2023-05-12T20:28:32+03:00</text:p>
      <text:p text:style-name="P4">
Modified Time: 2023-05-12T20:28:32+03:00</text:p>
      <text:p text:style-name="P4">
Description: The Russian Federation convened on Monday an informal meeting of the UN Security Council in the format of Arrians to discuss the "Situation of Freedom of Religion in Ukraine" and "Pursuing" of the Russian Church. - Ukrinform.</text:p>
      <text:p text:style-name="P4">
Images: ["<text:a xlink:type="simple" xlink:href="https://static.ukrinform.com/photos/2015_10/thumb_files/630_360_1445002358-2357.jpg" text:style-name="Internet_20_link" text:visited-style-name="Visited_20_Internet_20_Link">
630_360_14450...</text:a>
"]</text:p>
      <text:p text:style-name="P4">
Tags: ['Україна', 'УПЦ МП', 'росія', 'Радбез ООН']</text:p>
      <text:p text:style-name="P4">
Type: Article</text:p>
      <!--METADATA-->
      <text:p text:style-name="P4">
<draw:frame draw:style-name="fr1" draw:name="Image178" text:anchor-type="as-char" svg:width="6.9236in" svg:height="3.956343in" draw:z-index="0">
<draw:image xlink:href="../Images/yкринформ/2023-05-12T20-28-32-03-00/630_360_1445002358-2357.jpg" xlink:type="simple" xlink:show="embed" xlink:actuate="onLoad" draw:mime-type="image/jpeg"/>
</draw:frame>
The Russian Federation convened on Monday an informal meeting of the UN Security Council informed Aria to discuss the "situation with freedom of religion in Ukraine" and "persecution" of the Russian Church.</text:p>
      <text:p text:style-name="P4">
According to Ukrinform's own correspondent, Moscow has invited to participate in an online online person close to the leader of the Wagner Group Yevgenaphozhin, which many countries have recognized as a terrorist organization.</text:p>
      <text:p text:style-name="P4">
Among the "speakers", as stated in the conceptual note of the Russian delegation at the UN, distributed to members of the RB, is the director of the Non -governmental Organization "Fund for the fight against injustice"(MP)Andriypavlenko, bishop of the UOC(MP)Gideon.</text:p>
      <text:p text:style-name="P4">
The event is not broadcast on official resources <text:a xlink:type="simple" xlink:href="https://www.ukrinform.ua/tag-oon" text:style-name="Internet_20_link" text:visited-style-name="Visited_20_Internet_20_Link">
</text:a>
. The day before, Russia stated that it did not intend to seek the approval of the Vibration from the members of the Security Council, taking into account the expected prohibition "from Britain and other Western delegations".</text:p>
      <text:p text:style-name="P4">
Ukraine does not participate in the Russian event.</text:p>
      <text:p text:style-name="P4">
According to the permanent representative of Ukraine at the UN Sergey Kislytsya, the Minister of Foreign Affairs of the Russian Federation Sergey Lavrov instructed the post-deputy Vasilyunbenzi to strengthen the "media presence of the Prigoginsky Propaganda".</text:p>
      <text:p text:style-name="P4">
In <text:a xlink:type="simple" xlink:href="https://twitter.com/SergiyKyslytsya/status/1657023172305211395" text:style-name="Internet_20_link" text:visited-style-name="Visited_20_Internet_20_Link">
</text:a>
Kyslytsyn recalculated that on May 9, in his address on social networks, "Prigogine mentioned" happy grandfather ", who" thinks he is good "but" grandfather "is" full of mu ** com "(Obviously, Prigogine was referring to Russian President Vladimir Putin - ed.).</text:p>
      <text:p text:style-name="P4">
«Це, однак, не завадило лаврову і Ко просувати пригожинських бойовиків уРадбезі ООН, – зазначив постпред. – У п'ятницю вранці посланець путіна привівна засідання Ради Безпеки у форматі Аррії колишніх арештантів, підібраних іособисто доглянутих пригожиним».</text:p>
      <text:p text:style-name="P4">
Кислиця нагадав, що Гедеон Харон свого часу вважався «настоятелем» «МАФ-церкви», незаконно побудованої в історичній зоні біля Десятинної церкви вКиєві і був депортований з України у 2019 році. «Тепер молиться «за російськуармію», – зазначив постпред.</text:p>
      <text:p text:style-name="P4">
Міра Терада (By 2017 - Oksana Vovk)He was imprisoned in the United States for laundering, but concluded an agreement with an investigation to avoid accusations of storage. "Now she is a personal propagandist Prigogine and the chairman of the so -called" Fighting Fund ", created by the leader of" Wagner ", awarded the Order of the LNR," Kyslytsy explained.<text:span text:style-name="T4">
 Read also: </text:span>
 <text:a xlink:type="simple" xlink:href="https://www.ukrinform.ua/rubric-polytics/3703190-kislica-poasniv-comu-radbez-oon-ne-zablokuvav-rosijske-golovuvanna.html" text:style-name="Internet_20_link" text:visited-style-name="Visited_20_Internet_20_Link">
<text:span text:style-name="T4">
 Radbez </text:span>
 <text:span text:style-name="T4">
 </text:span>
 UN **</text:a>
As reported <text:a xlink:type="simple" xlink:href="https://www.ukrinform.ua/rubric-polytics/3656368-tvorec-formuli-arrii-zasudiv-rosiu-za-ii-vikoristanna-dla-vipravdanna-agresii.html" text:style-name="Internet_20_link" text:visited-style-name="Visited_20_Internet_20_Link">
</text:a>
, the initiator of the UN Security Council Members by Aryriya Formula, the diplomat of Diego, Diego Arriya condemned Russia for the use of this format to widespread lies and justify aggression against Ukraine.</text:p>
      <text:p text:style-name="P4">
News Source: <text:a xlink:type="simple" xlink:href="https://www.ukrinform.ua/rubric-world/3708485-rosia-sklikala-neformalnu-zustric-radbezu-oon-dla-obgovorenna-utiskiv-upc-mp-v-ukraini.html" text:style-name="Internet_20_link" text:visited-style-name="Visited_20_Internet_20_Link">
https://www.ukrinform.ua/rubric-world/3708485-rosia-sklikala-neformalnu-zustric-radbezu-oon-dla-obgovorenna-utiskiv-upc-mp-v-ukraini.html</text:a>
</text:p>
      <!--NEWS-->
      <text:h text:style-name="P10" text:outline-level="1">
<text:span text:style-name="T4">
In the Congress of Ukrainians Canada, they urge to deport Russian "diplomats"</text:span>
</text:h>
      <text:p text:style-name="P4">
Authors: Ukrinform (Person)</text:p>
      <text:p text:style-name="P4">
Publisher: Укринформ (Organization)</text:p>
      <text:p text:style-name="P4">
Published Time: 2023-05-12T20:29:00+03:00</text:p>
      <text:p text:style-name="P4">
Modified Time: 2023-05-12T20:29:00+03:00</text:p>
      <text:p text:style-name="P4">
Description: The Russian diplomats accredited in Canada are engaged in harmful activities and should be declared by Non Grata Persons. - Ukrinform.</text:p>
      <text:p text:style-name="P4">
Images: ["<text:a xlink:type="simple" xlink:href="https://static.ukrinform.com/photos/2018_03/thumb_files/630_360_1521096779-2693.jpg" text:style-name="Internet_20_link" text:visited-style-name="Visited_20_Internet_20_Link">
630_360_15210...</text:a>
"]</text:p>
      <text:p text:style-name="P4">
Tags: ['Діаспора', 'Канада', 'росія', 'Війна з росією']</text:p>
      <text:p text:style-name="P4">
Type: Article</text:p>
      <!--METADATA-->
      <text:p text:style-name="P4">
<draw:frame draw:style-name="fr1" draw:name="Image179" text:anchor-type="as-char" svg:width="6.9236in" svg:height="3.956343in" draw:z-index="0">
<draw:image xlink:href="../Images/yкринформ/2023-05-12T20-29-00-03-00/630_360_1521096779-2693.jpg" xlink:type="simple" xlink:show="embed" xlink:actuate="onLoad" draw:mime-type="image/jpeg"/>
</draw:frame>
Russian diplomats accredited in Canada are engaged in harmful activities to be declared to be announced by Non Grate.</text:p>
      <text:p text:style-name="P4">
This opinion was expressed by the correspondent of Ukrinform by the president of the Congress of Ukrainian Channel Alexander Khichiy.</text:p>
      <text:p text:style-name="P4">
"More than 80 so -called Russian" diplomats "are accredited in Canada, which is much more than our close allies as Germany and the United Kingdom. They are, despite two consecutive reports of the Parliamentary Committee on Question Safety and Intelligence, that they are foreign harmful agents, ”Khichi said.</text:p>
      <text:p text:style-name="P4">
Her opinion was supported by the Executive Director of the Congress of Ukrainians of Canada Igormikhalchyshyn. “From the beginning of the Russian full-scale invasion of Ukraine in 20122, NATO and EU allies have sent more than 600 diplomats, a rebellious blow to Russian intelligence and destabilization. Canada has not sent any Russian diplomat since 2018. These so -called plants are clearly involved in espionage and destabilization of Canadian social. It is unclear why our government refuses to take steps for their expels for the sake of protecting Canadians, ”Mikhalchyshyn said.</text:p>
      <text:p text:style-name="P4">
As reported by Ukrinform, this week Canada <text:a xlink:type="simple" xlink:href="https://www.ukrinform.ua/rubric-world/3706562-kanada-ogolosila-personou-non-grata-spivrobitnika-dipmisii-kitau.html" text:style-name="Internet_20_link" text:visited-style-name="Visited_20_Internet_20_Link">
</text:a>
Non Grata Persus Piplomatic Mission of China, who tried to obtain information for Beijing to lure the Canadian deputy.</text:p>
      <text:p text:style-name="P4">
In response, China <text:a xlink:type="simple" xlink:href="https://www.ukrinform.ua/rubric-world/3706599-kitaj-visilae-z-kraini-kanadskogo-konsula.html" text:style-name="Internet_20_link" text:visited-style-name="Visited_20_Internet_20_Link">
</text:a>
The "unwanted person" of the Canadian Audience General of Canadian Consulate in Shanghai and demanded that he leave the territory of the PRC for three days.</text:p>
      <text:p text:style-name="P4">
News Source: <text:a xlink:type="simple" xlink:href="https://www.ukrinform.ua/rubric-diaspora/3708486-u-kongresi-ukrainciv-kanadi-zaklikaut-deportuvati-rosijskih-diplomativ.html" text:style-name="Internet_20_link" text:visited-style-name="Visited_20_Internet_20_Link">
https://www.ukrinform.ua/rubric-diaspora/3708486-u-kongresi-ukrainciv-kanadi-zaklikaut-deportuvati-rosijskih-diplomativ.html</text:a>
</text:p>
      <!--NEWS-->
      <text:h text:style-name="P10" text:outline-level="1">
<text:span text:style-name="T4">
The United States has not changed policies to provide Ukraine with long -range missiles - Kirby</text:span>
</text:h>
      <text:p text:style-name="P4">
Authors: Ukrinform (Person)</text:p>
      <text:p text:style-name="P4">
Publisher: Укринформ (Organization)</text:p>
      <text:p text:style-name="P4">
Published Time: 2023-05-12T20:31:12+03:00</text:p>
      <text:p text:style-name="P4">
Modified Time: 2023-05-12T20:31:12+03:00</text:p>
      <text:p text:style-name="P4">
Description: </text:p>
      <text:p text:style-name="P4">
Після Офіційного Оголошення Британською Стороною Про Надання Українським Силам Ракет Storm Shadow, Офіційний Вашингтон Наразі Зберігає Свої Підходи Щодо Уникнення Передачі Зсу Американських Далекобійних Ракет. — Укрінформ.: </text:p>
      <text:p text:style-name="P4">
Images: ["<text:a xlink:type="simple" xlink:href="https://static.ukrinform.com/photos/2015_10/thumb_files/630_360_1444909744-5988.jpg" text:style-name="Internet_20_link" text:visited-style-name="Visited_20_Internet_20_Link">
630_360_14449...</text:a>
"]</text:p>
      <text:p text:style-name="P4">
Tags: ['Ракета', 'США', 'Україна', 'Війна з росією']</text:p>
      <text:p text:style-name="P4">
Type: Article</text:p>
      <!--METADATA-->
      <text:p text:style-name="P4">
<draw:frame draw:style-name="fr1" draw:name="Image180" text:anchor-type="as-char" svg:width="6.9236in" svg:height="3.956343in" draw:z-index="0">
<draw:image xlink:href="../Images/yкринформ/2023-05-12T20-31-12-03-00/630_360_1444909744-5988.jpg" xlink:type="simple" xlink:show="embed" xlink:actuate="onLoad" draw:mime-type="image/jpeg"/>
</draw:frame>
The posterity announcement by the British side to provide the Ukrainian forces of the Rapestrm Shadow, the official Washington is currently keeping its approaches to avoiding the transmission of the Armed Forces of the Armed Forces of US long -range missiles.</text:p>
      <text:p text:style-name="P4">
This position was expressed on Friday during an online briefing by the Coordinator of the White House Radin Security John Kirby, Ukrinform correspondent reports.</text:p>
      <text:p text:style-name="P4">
“As for any other changes(In the approaches of Washington - ed.)Large-range systems, our policy and our decisions have changed in this plane, ”said the representative of Biden administration.</text:p>
      <text:p text:style-name="P4">
<text:span text:style-name="T4">
 Read also: </text:span>
 <text:a xlink:type="simple" xlink:href="https://www.ukrinform.ua/rubric-ato/3707699-u-pentagoni-poasnili-comu-ne-peredaut-ukraini-f16.html" text:style-name="Internet_20_link" text:visited-style-name="Visited_20_Internet_20_Link">
</text:a>
He emphasized that the United States focuses on another military -argument that Ukraine asks. And now, according to him, the great emphasis on providing Ukrainians with air defense, including Patriot systems.</text:p>
      <text:p text:style-name="P4">
"They help Ukraine withstand these missile strokes," the White House representative said.</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Storm </text:span>
</text:a>
At the same time, he expressed "deep gratitude" to other countries, in particular, <text:a xlink:type="simple" xlink:href="https://www.ukrinform.ua/tag-britania" text:style-name="Internet_20_link" text:visited-style-name="Visited_20_Internet_20_Link">
</text:a>
For help to Ukrainians. Kirbippipped that the British since the very beginning of the full -scale war of the Russian Federation were together with Ukrainians and supported the country's ability to self -defense.</text:p>
      <text:p text:style-name="P4">
As reported by Ukrinform, on Thursday, the Minister of Defense of the United Kingdom Ben Vollesa confirmed that <text:a xlink:type="simple" xlink:href="https://www.ukrinform.ua/rubric-ato/3707788-ministr-oboroni-britanii-pidtverdiv-peredacu-ukraini-raket-storm-shadow.html" text:style-name="Internet_20_link" text:visited-style-name="Visited_20_Internet_20_Link">
</text:a>
 .</text:p>
      <text:p text:style-name="P4">
News Source: <text:a xlink:type="simple" xlink:href="https://www.ukrinform.ua/rubric-ato/3708487-ssa-poki-ne-zminili-politiki-sodo-nadanna-ukraini-dalekobijnih-raket-kirbi.html" text:style-name="Internet_20_link" text:visited-style-name="Visited_20_Internet_20_Link">
https://www.ukrinform.ua/rubric-ato/3708487-ssa-poki-ne-zminili-politiki-sodo-nadanna-ukraini-dalekobijnih-raket-kirbi.html</text:a>
</text:p>
      <!--NEWS-->
      <text:h text:style-name="P10" text:outline-level="1">
<text:span text:style-name="T4">
The Kiev Opera has announced the cycle "Music for Adults"</text:span>
</text:h>
      <text:p text:style-name="P4">
Authors: Ukrinform (Person)</text:p>
      <text:p text:style-name="P4">
Publisher: Укринформ (Organization)</text:p>
      <text:p text:style-name="P4">
Published Time: 2023-05-12T20:40:00+03:00</text:p>
      <text:p text:style-name="P4">
Modified Time: 2023-05-12T20:40:00+03:00</text:p>
      <text:p text:style-name="P4">
Description: During May 24-28, the Kiev Opera will show three operas and three ballets within the program "Week in the Kiev Opera, or Music for Adults". - Ukrinform.</text:p>
      <text:p text:style-name="P4">
Images: ["<text:a xlink:type="simple" xlink:href="https://static.ukrinform.com/photos/2023_05/thumb_files/630_360_1683912612-512.jpg" text:style-name="Internet_20_link" text:visited-style-name="Visited_20_Internet_20_Link">
630_360_16839...</text:a>
", "<text:a xlink:type="simple" xlink:href="https://static.ukrinform.com/photos/2023_05/1683820394-684.jpg" text:style-name="Internet_20_link" text:visited-style-name="Visited_20_Internet_20_Link">
1683820394-68...</text:a>
"]</text:p>
      <text:p text:style-name="P4">
Tags: ['Музика', 'Опера', 'Театр', 'Вистава', 'Київ']</text:p>
      <text:p text:style-name="P4">
Type: Article</text:p>
      <!--METADATA-->
      <text:p text:style-name="P4">
<draw:frame draw:style-name="fr1" draw:name="Image181" text:anchor-type="as-char" svg:width="6.9236in" svg:height="3.956343in" draw:z-index="0">
<draw:image xlink:href="../Images/yкринформ/2023-05-12T20-40-00-03-00/630_360_1683912612-512.jpg" xlink:type="simple" xlink:show="embed" xlink:actuate="onLoad" draw:mime-type="image/jpeg"/>
</draw:frame>
During May 24-28, the Kiev Opera will show three operas and three ballets within the program "Week in the Kiev Opera, or Music for Adults".</text:p>
      <text:p text:style-name="P4">
About it the director - artistic director of the Kiev Municipal Academic Theater of Opera and Ballet for Children and Youth(Kiev Opera)Petro Kachanov reported in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p>
      <text:p text:style-name="P4">
<draw:frame draw:style-name="fr1" draw:name="Image182" text:anchor-type="as-char" svg:width="6.9236in" svg:height="3.846444in" draw:z-index="0">
<draw:image xlink:href="../Images/yкринформ/2023-05-12T20-40-00-03-00/1683820394-684.jpg" xlink:type="simple" xlink:show="embed" xlink:actuate="onLoad" draw:mime-type="image/jpeg"/>
</draw:frame>
Far next to the neighborhood is a unique ballet, the production of ballet master Artemashoshin. We put it before the war. It is in fact a reflection of the history of the "hundred years of loneliness". But on stage, in the ballet several generated their lives in 40 minutes, ”Kachanov said.</text:p>
      <text:p text:style-name="P4">
<text:span text:style-name="T4">
 Read also: </text:span>
 <text:a xlink:type="simple" xlink:href="https://www.ukrinform.ua/rubric-culture/3689464-lubov-do-spravedlivosti-cim-aktualna-vistava-z-natalieu-sumskou-v-roli-milarderki.html" text:style-name="Internet_20_link" text:visited-style-name="Visited_20_Internet_20_Link">
</text:a>
According to him, in <text:a xlink:type="simple" xlink:href="https://www.ukrinform.ua/tag-teatr" text:style-name="Internet_20_link" text:visited-style-name="Visited_20_Internet_20_Link">
</text:a>
will take place by showing <text:span text:style-name="T4">
 "Romeo and Julieta" </text:span>
 Hun, <text:span text:style-name="T4">
 "Marriage Bill, or Happiness in a day" </text:span>
 Rossini, <text:span text:style-name="T4">
 Bohemia </text:span>
 Puccini, as well as Stankovich's ballet Ballet - <text:span text:style-name="T4">
 "Far next to the tango style" </text:span>
.</text:p>
      <text:p text:style-name="P4">
As reported by Ukrinform, in the Kiev Opera(Kyiv Municipal Academic Opera and Ballet Theater for Children and Youth)From 17 to 19 May, concerts of the Aviator band and singers Viktor Pavlik and Mariaburmak will be awarded.</text:p>
      <text:p text:style-name="P4">
_ First photo from kyivoperatt.com.ua_</text:p>
      <text:p text:style-name="P4">
News Source: <text:a xlink:type="simple" xlink:href="https://www.ukrinform.ua/rubric-culture/3708489-kiivska-opera-anonsuvala-cikl-muzika-dla-doroslih.html" text:style-name="Internet_20_link" text:visited-style-name="Visited_20_Internet_20_Link">
https://www.ukrinform.ua/rubric-culture/3708489-kiivska-opera-anonsuvala-cikl-muzika-dla-doroslih.html</text:a>
</text:p>
      <!--NEWS-->
      <text:h text:style-name="P10" text:outline-level="1">
<text:span text:style-name="T4">
Crimean political prisoner Timur Yalkabov is 25 kilograms and needs treatment - wife</text:span>
</text:h>
      <text:p text:style-name="P4">
Authors: Ukrinform (Person)</text:p>
      <text:p text:style-name="P4">
Publisher: Укринформ (Organization)</text:p>
      <text:p text:style-name="P4">
Published Time: 2023-05-12T20:50:00+03:00</text:p>
      <text:p text:style-name="P4">
Modified Time: 2023-05-12T20:50:00+03:00</text:p>
      <text:p text:style-name="P4">
Description: The Crimean political prisoner of the Kremlin Timur Yalkabov, which is kept in the Russian colony, is lost for 25 kilograms and needs treatment. - Ukrinform.</text:p>
      <text:p text:style-name="P4">
Images: ["<text:a xlink:type="simple" xlink:href="https://static.ukrinform.com/photos/2023_05/thumb_files/630_360_1683913518-159.jpg" text:style-name="Internet_20_link" text:visited-style-name="Visited_20_Internet_20_Link">
630_360_16839...</text:a>
"]</text:p>
      <text:p text:style-name="P4">
Tags: ['Кримські татари', 'Окупація Криму', "Політв'язні Кремля", 'росія']</text:p>
      <text:p text:style-name="P4">
Type: Article</text:p>
      <!--METADATA-->
      <text:p text:style-name="P4">
<draw:frame draw:style-name="fr1" draw:name="Image183" text:anchor-type="as-char" svg:width="6.9236in" svg:height="3.956343in" draw:z-index="0">
<draw:image xlink:href="../Images/yкринформ/2023-05-12T20-50-00-03-00/630_360_1683913518-159.jpg" xlink:type="simple" xlink:show="embed" xlink:actuate="onLoad" draw:mime-type="image/jpeg"/>
</draw:frame>
The Crimean Police of the Kremlin Timur Yalkabov, which is kept in the Russian colony, is 25 kilograms and needs treatment.</text:p>
      <text:p text:style-name="P4">
About it to the public association <text:a xlink:type="simple" xlink:href="https://crimean-solidarity.org/news/2023/05/11/polituznik-s-astmoj-timur-yalkabov-nuzhdaetsya-v-lechenii-i-poxudel-na--kilogrammov-2577" text:style-name="Internet_20_link" text:visited-style-name="Visited_20_Internet_20_Link">
</text:a>
Aliyalkabov's political prisoner reported, Ukrinform reports.</text:p>
      <text:p text:style-name="P4">
According to her, <text:a xlink:type="simple" xlink:href="https://www.ukrinform.ua/tag-krimski-tatari" text:style-name="Internet_20_link" text:visited-style-name="Visited_20_Internet_20_Link">
</text:a>
Returned the Dimitra -Dimitrovgrad(Ulyanovsk region, Russia)After three months he was in a penitentiary for three months. The man has a strong knees, he suffers from chronic asthma and needs treatment.</text:p>
      <text:p text:style-name="P4">
"Psoriasis began to disturb heavily, 25 pounds," Aliyaalkabova says.</text:p>
      <text:p text:style-name="P4">
She appealed to the Commissioner for Human Rights in the Ulyanovsk region with a Polish prison administration.</text:p>
      <text:p text:style-name="P4">
<text:span text:style-name="T4">
 Read also: </text:span>
 <text:a xlink:type="simple" xlink:href="https://www.ukrinform.ua/rubric-crimea/3698245-peresliduvanna-krimskih-tatar-lubinec-pidtrimav-vimogi-komisara-radi-evropi.html" text:style-name="Internet_20_link" text:visited-style-name="Visited_20_Internet_20_Link">
</text:a>
During the inspection, the fact of the physical force of Dyalkabov was established.</text:p>
      <text:p text:style-name="P4">
As it was reported, in March 2022 the Southern District Court in Rostov-on-Don <text:a xlink:type="simple" xlink:href="https://www.ukrinform.ua/rubric-crimea/3436756-ukrainca-alkabova-u-rosii-zasudili-do-17-rokiv-vaznici.html" text:style-name="Internet_20_link" text:visited-style-name="Visited_20_Internet_20_Link">
</text:a>
Up to 17 years in prison, a strict regime on charges of terrorism.</text:p>
      <text:p text:style-name="P4">
_ Photo: Crimean solidarity_</text:p>
      <text:p text:style-name="P4">
News Source: <text:a xlink:type="simple" xlink:href="https://www.ukrinform.ua/rubric-crimea/3708494-krimskij-politvazen-timur-alkabov-shud-na-25-kilogramiv-i-potrebue-likuvanna-druzina.html" text:style-name="Internet_20_link" text:visited-style-name="Visited_20_Internet_20_Link">
https://www.ukrinform.ua/rubric-crimea/3708494-krimskij-politvazen-timur-alkabov-shud-na-25-kilogramiv-i-potrebue-likuvanna-druzina.html</text:a>
</text:p>
      <!--NEWS-->
      <text:h text:style-name="P10" text:outline-level="1">
<text:span text:style-name="T4">
Belgium provides Ukraine with € 92 million due to taxation of frozen assets of the Russian Federation</text:span>
</text:h>
      <text:p text:style-name="P4">
Authors: Ukrinform (Person)</text:p>
      <text:p text:style-name="P4">
Publisher: Укринформ (Organization)</text:p>
      <text:p text:style-name="P4">
Published Time: 2023-05-12T20:50:35+03:00</text:p>
      <text:p text:style-name="P4">
Modified Time: 2023-05-12T20:50:35+03:00</text:p>
      <text:p text:style-name="P4">
Description: Belgium has approved a new financial assistance package for Ukraine in the amount of EUR 92 million, which were generated by taxing frozen Russian assets. - Ukrinform.</text:p>
      <text:p text:style-name="P4">
Images: ["<text:a xlink:type="simple" xlink:href="https://static.ukrinform.com/photos/2022_12/thumb_files/630_360_1670334139-681.jpg" text:style-name="Internet_20_link" text:visited-style-name="Visited_20_Internet_20_Link">
630_360_16703...</text:a>
"]</text:p>
      <text:p text:style-name="P4">
Tags: ['Бельгія', 'Україна', 'Гроші', 'росія']</text:p>
      <text:p text:style-name="P4">
Type: Article</text:p>
      <!--METADATA-->
      <text:p text:style-name="P4">
<draw:frame draw:style-name="fr1" draw:name="Image184" text:anchor-type="as-char" svg:width="6.9236in" svg:height="3.956343in" draw:z-index="0">
<draw:image xlink:href="../Images/yкринформ/2023-05-12T20-50-35-03-00/630_360_1670334139-681.jpg" xlink:type="simple" xlink:show="embed" xlink:actuate="onLoad" draw:mime-type="image/jpeg"/>
</draw:frame>
Belgium has focused on a new financial assistance package for Ukraine in the amount of 92 million euro, which was generated by the taxation of frozen Russian assets.</text:p>
      <text:p text:style-name="P4">
According to Ukrinform, such information is published today <text:a xlink:type="simple" xlink:href="http://www.premier.be/en/new-support-package-ukraine" text:style-name="Internet_20_link" text:visited-style-name="Visited_20_Internet_20_Link">
</text:a>
Prime Minister Alexander de Kroo.</text:p>
      <text:p text:style-name="P4">
“Today the cabinet has approved a new package of assistance for Ukraine and its people in preparation for counter -offensive against <text:a xlink:type="simple" xlink:href="https://www.ukrinform.ua/tag-rosia" text:style-name="Internet_20_link" text:visited-style-name="Visited_20_Internet_20_Link">
</text:a>
.The total financial assistance is 92 million euros, which formed additional tax revenues from Russian assets posted in Belgium, ”the message reads.</text:p>
      <text:p text:style-name="P4">
As it is noted, 46 million euros from this amount will be aimed at supporting the Ukrainian and increased diplomatic presence of Belgium in Ukraine.</text:p>
      <text:p text:style-name="P4">
Much of the package in the amount of € 24 million will be aimed at providing additional humanitarian aid, in coordination with the UN, to cover the basic needs of the population, such as education, health care and food safety of the cover cities of the country and in the war zones.</text:p>
      <text:p text:style-name="P4">
The amount of 8 million euros will be directed to the restoration of Ukraine by the EIB and the World Bank, in addition to the amounts that have already been invested in the Zano.</text:p>
      <text:p text:style-name="P4">
Additional investments are planned for the reform and strengthening of the Belgian Diplomatic Network in Ukraine and throughout the region, as well as for improving the security of Ukraine's strategic infrastructure, including its nuclear stations, Tudlya supporting the efforts of the International Criminal Court in the investigation of Russian military assets in Ukraine.</text:p>
      <text:p text:style-name="P4">
“From the beginning of this war, Belgium has been on the side of Ukraine. I am confirmed again(President)Volodymyr Zelensky last week, when we met Vagaaz to discuss the needs of the country. The success of the Ukrainian counter -offensive is essential for the end of the war. The additional help that Belgium has been aloved today will help in these efforts, ”said Belgium Minister Belgium.</text:p>
      <text:p text:style-name="P4">
<text:span text:style-name="T4">
 Read also: </text:span>
 <text:a xlink:type="simple" xlink:href="https://www.ukrinform.ua/rubric-economy/3708209-svitovij-bank-nadav-ukraini-132-miljoni-na-agrarnij-sektor.html" text:style-name="Internet_20_link" text:visited-style-name="Visited_20_Internet_20_Link">
<text:span text:style-name="T4">
 World </text:span>
 <text:span text:style-name="T4">
 Bank </text:span>
</text:a>
As it was reported, since the beginning of the Russian invasion of Ukraine, Belgium provides consistent assistance to Ukraine, including the supply of weapons, ammunition, as well as humanitarian assistance and equipment to meet the priority needs of Ukraine.</text:p>
      <text:p text:style-name="P4">
News Source: <text:a xlink:type="simple" xlink:href="https://www.ukrinform.ua/rubric-economy/3708495-belgia-nadae-ukraini-92-miljoni-za-rahunok-opodatkuvanna-zamorozenih-aktiviv-rf.html" text:style-name="Internet_20_link" text:visited-style-name="Visited_20_Internet_20_Link">
https://www.ukrinform.ua/rubric-economy/3708495-belgia-nadae-ukraini-92-miljoni-za-rahunok-opodatkuvanna-zamorozenih-aktiviv-rf.html</text:a>
</text:p>
      <!--NEWS-->
      <text:h text:style-name="P10" text:outline-level="1">
<text:span text:style-name="T4">
A digital action of solidarity in Eurovision united Ukrainians and British</text:span>
</text:h>
      <text:p text:style-name="P4">
Authors: Ukrinform (Person)</text:p>
      <text:p text:style-name="P4">
Publisher: Укринформ (Organization)</text:p>
      <text:p text:style-name="P4">
Published Time: 2023-05-12T20:51:00+03:00</text:p>
      <text:p text:style-name="P4">
Modified Time: 2023-05-12T20:51:00+03:00</text:p>
      <text:p text:style-name="P4">
Description: As part of the Eurovision 2023, a digital action of solidarity of Ukrainians and Britons continues, which has been joined by well -known singers, athletes, Ukrainian and British shows and various organizations. - Ukrinform.</text:p>
      <text:p text:style-name="P4">
Images: ["<text:a xlink:type="simple" xlink:href="https://static.ukrinform.com/photos/2023_05/thumb_files/630_360_1683913710-597.jpg" text:style-name="Internet_20_link" text:visited-style-name="Visited_20_Internet_20_Link">
630_360_16839...</text:a>
", "<text:a xlink:type="simple" xlink:href="https://static.ukrinform.com/photos/2023_05/1683913974-931.jpg" text:style-name="Internet_20_link" text:visited-style-name="Visited_20_Internet_20_Link">
1683913974-93...</text:a>
", "<text:a xlink:type="simple" xlink:href="https://static.ukrinform.com/photos/2023_05/1683913974-723.jpg" text:style-name="Internet_20_link" text:visited-style-name="Visited_20_Internet_20_Link">
1683913974-72...</text:a>
", "<text:a xlink:type="simple" xlink:href="https://static.ukrinform.com/photos/2023_05/1683913974-201.jpg" text:style-name="Internet_20_link" text:visited-style-name="Visited_20_Internet_20_Link">
1683913974-20...</text:a>
", "<text:a xlink:type="simple" xlink:href="https://static.ukrinform.com/photos/2023_05/1683913974-511.jpg" text:style-name="Internet_20_link" text:visited-style-name="Visited_20_Internet_20_Link">
1683913974-51...</text:a>
", "<text:a xlink:type="simple" xlink:href="https://static.ukrinform.com/photos/2023_05/1683913973-501.jpg" text:style-name="Internet_20_link" text:visited-style-name="Visited_20_Internet_20_Link">
1683913973-50...</text:a>
", "<text:a xlink:type="simple" xlink:href="https://static.ukrinform.com/photos/2023_05/1683913973-571.jpg" text:style-name="Internet_20_link" text:visited-style-name="Visited_20_Internet_20_Link">
1683913973-57...</text:a>
"]</text:p>
      <text:p text:style-name="P4">
Tags: ['Британія', 'Євробачення', 'Instagram', 'Україна']</text:p>
      <text:p text:style-name="P4">
Type: Article</text:p>
      <!--METADATA-->
      <text:p text:style-name="P4">
<draw:frame draw:style-name="fr1" draw:name="Image185" text:anchor-type="as-char" svg:width="6.9236in" svg:height="3.956343in" draw:z-index="0">
<draw:image xlink:href="../Images/yкринформ/2023-05-12T20-51-00-03-00/630_360_1683913710-597.jpg" xlink:type="simple" xlink:show="embed" xlink:actuate="onLoad" draw:mime-type="image/jpeg"/>
</draw:frame>
In the framework of 2023, a digital action of solidarity of Ukrainians and Britons continues, and well -known singers, athletes, Ukrainian and British stars and various organizations.</text:p>
      <text:p text:style-name="P4">
According to Ukrinform organizers of the action, it is possible to join it in <text:a xlink:type="simple" xlink:href="https://www.instagram.com/p/CsJnsxTo_K2/" text:style-name="Internet_20_link" text:visited-style-name="Visited_20_Internet_20_Link">
</text:a>
Ukraine.ua, the Ministry of Foreign Affairs of Ukraine develops in conjunction with Brand Ukraine.</text:p>
      <text:p text:style-name="P4">
“Since the beginning of full-scale aggression of Russia, the United Kingdom and Ukraine have been standing in the protection of global values and diversity. This rockwalka Britain accepts <text:a xlink:type="simple" xlink:href="https://www.ukrinform.ua/tag-evrobacenna" text:style-name="Internet_20_link" text:visited-style-name="Visited_20_Internet_20_Link">
</text:a>
Ukraine, and from Reykjavik to Tel Aviv, the Embassy of the United States and Ukraine worked together to prepare for Eurovision. Mandic music on the eve of the Liverpool celebrations. Join the wave and create a joint publication with your British friends, ”the message goes.</text:p>
      <text:p text:style-name="P4">
<draw:frame draw:style-name="fr1" draw:name="Image186" text:anchor-type="as-char" svg:width="6.9236in" svg:height="4.615733in" draw:z-index="0">
<draw:image xlink:href="../Images/yкринформ/2023-05-12T20-51-00-03-00/1683913974-931.jpg" xlink:type="simple" xlink:show="embed" xlink:actuate="onLoad" draw:mime-type="image/jpeg"/>
</draw:frame>
</text:p>
      <text:p text:style-name="P4">
<draw:frame draw:style-name="fr1" draw:name="Image187" text:anchor-type="as-char" svg:width="6.9236in" svg:height="4.604743in" draw:z-index="0">
<draw:image xlink:href="../Images/yкринформ/2023-05-12T20-51-00-03-00/1683913974-723.jpg" xlink:type="simple" xlink:show="embed" xlink:actuate="onLoad" draw:mime-type="image/jpeg"/>
</draw:frame>
<draw:frame draw:style-name="fr1" draw:name="Image188" text:anchor-type="as-char" svg:width="6.9236in" svg:height="4.604743in" draw:z-index="0">
<draw:image xlink:href="../Images/yкринформ/2023-05-12T20-51-00-03-00/1683913974-201.jpg" xlink:type="simple" xlink:show="embed" xlink:actuate="onLoad" draw:mime-type="image/jpeg"/>
</draw:frame>
<draw:frame draw:style-name="fr1" draw:name="Image189" text:anchor-type="as-char" svg:width="6.9236in" svg:height="4.615733in" draw:z-index="0">
<draw:image xlink:href="../Images/yкринформ/2023-05-12T20-51-00-03-00/1683913974-511.jpg" xlink:type="simple" xlink:show="embed" xlink:actuate="onLoad" draw:mime-type="image/jpeg"/>
</draw:frame>
<draw:frame draw:style-name="fr1" draw:name="Image190" text:anchor-type="as-char" svg:width="6.9236in" svg:height="4.615733in" draw:z-index="0">
<draw:image xlink:href="../Images/yкринформ/2023-05-12T20-51-00-03-00/1683913973-501.jpg" xlink:type="simple" xlink:show="embed" xlink:actuate="onLoad" draw:mime-type="image/jpeg"/>
</draw:frame>
<draw:frame draw:style-name="fr1" draw:name="Image191" text:anchor-type="as-char" svg:width="6.9236in" svg:height="4.604743in" draw:z-index="0">
<draw:image xlink:href="../Images/yкринформ/2023-05-12T20-51-00-03-00/1683913973-571.jpg" xlink:type="simple" xlink:show="embed" xlink:actuate="onLoad" draw:mime-type="image/jpeg"/>
</draw:frame>
In particular, singers Jamala and Birdy, the Ministry of Culture and Information Policy of Ukraine and the Department for Culture, Mediaand Sport UK, National Opera of Ukraine and Royal Opera House, Odessa Museum and Walker Art Gallery have joined the campaign.</text:p>
      <text:p text:style-name="P4">
<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vision </text:span>
</text:a>
As reported <text:a xlink:type="simple" xlink:href="https://www.ukrinform.ua/rubric-culture/3706972-u-liverpuli-startuvav-persij-pivfinal-evrobacenna-2023.html" text:style-name="Internet_20_link" text:visited-style-name="Visited_20_Internet_20_Link">
</text:a>
, On May 9, the 67-and-Evening Competition "Eurovision-2023" started. The first semifinals of the competition were the representatives of the following countries: Croatia, Moldova, Switzerland, Finland, Czech Republic, Israel, Portugal, Sweden, Serbia and Norway._Фото: Foreign &amp; Development Office / Instagram _</text:p>
      <text:p text:style-name="P4">
News Source: <text:a xlink:type="simple" xlink:href="https://www.ukrinform.ua/rubric-culture/3708496-cifrova-akcia-solidarnosti-v-ramkah-evrobacenna-obednala-ukrainciv-ta-britanciv.html" text:style-name="Internet_20_link" text:visited-style-name="Visited_20_Internet_20_Link">
https://www.ukrinform.ua/rubric-culture/3708496-cifrova-akcia-solidarnosti-v-ramkah-evrobacenna-obednala-ukrainciv-ta-britanciv.html</text:a>
</text:p>
      <!--NEWS-->
      <text:h text:style-name="P10" text:outline-level="1">
<text:span text:style-name="T4">
Four countries and 1500 kilometers: May 24 starts all -Ukrainian veteran cycling</text:span>
</text:h>
      <text:p text:style-name="P4">
Authors: Ukrinform (Person)</text:p>
      <text:p text:style-name="P4">
Publisher: Укринформ (Organization)</text:p>
      <text:p text:style-name="P4">
Published Time: 2023-05-12T20:56:00+03:00</text:p>
      <text:p text:style-name="P4">
Modified Time: 2023-05-12T20:56:00+03:00</text:p>
      <text:p text:style-name="P4">
Description: </text:p>
      <text:p text:style-name="P4">
Міністерство У Справах Ветеранів Організовує Всеукраїнський Ветеранський Велопробіг “Шануємо Пам’Ять Захисників України”. — Укрінформ.: </text:p>
      <text:p text:style-name="P4">
Images: ["<text:a xlink:type="simple" xlink:href="https://static.ukrinform.com/photos/2023_05/thumb_files/630_360_1683914041-543.jpeg" text:style-name="Internet_20_link" text:visited-style-name="Visited_20_Internet_20_Link">
630_360_16839...</text:a>
"]</text:p>
      <text:p text:style-name="P4">
Tags: ['Ветерани війни', 'Міністерство у справах ветеранів', 'Велопробіг']</text:p>
      <text:p text:style-name="P4">
Type: Article</text:p>
      <!--METADATA-->
      <text:p text:style-name="P4">
<draw:frame draw:style-name="fr1" draw:name="Image192" text:anchor-type="as-char" svg:width="6.9236in" svg:height="3.956343in" draw:z-index="0">
<draw:image xlink:href="../Images/yкринформ/2023-05-12T20-56-00-03-00/630_360_1683914041-543.jpeg" xlink:type="simple" xlink:show="embed" xlink:actuate="onLoad" draw:mime-type="image/jpeg"/>
</draw:frame>
The Ministry of Veterans Affairs is organized by the All -Ukrainian Veteransky Robbery “We respect the memory of the defenders of Ukraine”.</text:p>
      <text:p text:style-name="P4">
About it reports <text:a xlink:type="simple" xlink:href="https://mva.gov.ua/ua/news/minveteraniv-organizovuye-vseukrayinskij-veteranskij-veloprobig-shanuyemo-pamyat-zahisnikiv-ukrayini" text:style-name="Internet_20_link" text:visited-style-name="Visited_20_Internet_20_Link">
</text:a>
, reports Ukrinform.</text:p>
      <text:p text:style-name="P4">
"Veterans plans to overcome more than 1500 km in Ukraine, Slovakia, the Czech Republic, Germany by traveling along the Uzhgorod-Darmstadt route.(Slovakia). The nitro(Slovakia), Bratislava(Slovakia), Brno(Czech Republic). Prague(Czech Republic). Weiden(Germany), Würzburg(Germany), Darmstadt( <text:a xlink:type="simple" xlink:href="https://www.ukrinform.ua/tag-nimeccina" text:style-name="Internet_20_link" text:visited-style-name="Visited_20_Internet_20_Link">
 </text:a>
 )", -goes in the message.</text:p>
      <text:p text:style-name="P4">
It is noted that on the way from Uzhgorod to Darmstadt, it is planned to hold a meeting with representatives of local departments and the public, with Ukrainians who are abroad, holding a foot exhibit on Ukrainian defenders and defenders.</text:p>
      <text:p text:style-name="P4">
<text:span text:style-name="T4">
 Read also: </text:span>
 <text:a xlink:type="simple" xlink:href="https://www.ukrinform.ua/rubric-society/3693428-u-veteraniv-zavlatsa-pomicniki-v-ukraini-zapuskaut-pilotnij-proekt.html" text:style-name="Internet_20_link" text:visited-style-name="Visited_20_Internet_20_Link">
</text:a>
The event is aimed at supporting war veterans, promoting sports rehabilitation and a healthy lifestyle among the veterans community.</text:p>
      <text:p text:style-name="P4">
The bicycle race will be held from May 24 to June 2, 2023.</text:p>
      <text:p text:style-name="P4">
As reported by Ukrinform, <text:a xlink:type="simple" xlink:href="https://www.ukrinform.ua/rubric-sports/3702996-u-lvovi-provedeno-vidbir-u-nacionalnu-zbirnu-invictus-games.html" text:style-name="Internet_20_link" text:visited-style-name="Visited_20_Internet_20_Link">
</text:a>
 .</text:p>
      <text:p text:style-name="P4">
News Source: <text:a xlink:type="simple" xlink:href="https://www.ukrinform.ua/rubric-society/3708497-cotiri-kraini-i-1500-kilometriv-z-24-travna-startue-vseukrainskij-veteranskij-veloprobig.html" text:style-name="Internet_20_link" text:visited-style-name="Visited_20_Internet_20_Link">
https://www.ukrinform.ua/rubric-society/3708497-cotiri-kraini-i-1500-kilometriv-z-24-travna-startue-vseukrainskij-veteranskij-veloprobig.html</text:a>
</text:p>
      <!--NEWS-->
      <text:h text:style-name="P10" text:outline-level="1">
<text:span text:style-name="T4">
Yarmolenko Duble has completed the "silver" season in the UAE Championship</text:span>
</text:h>
      <text:p text:style-name="P4">
Authors: Ukrinform (Person)</text:p>
      <text:p text:style-name="P4">
Publisher: Укринформ (Organization)</text:p>
      <text:p text:style-name="P4">
Published Time: 2023-05-12T20:58:00+03:00</text:p>
      <text:p text:style-name="P4">
Modified Time: 2023-05-12T20:58:00+03:00</text:p>
      <text:p text:style-name="P4">
Description: In the last round of the Joint Arab Emirates (UAE) championship (UAE), the 20122/33 Al-Ain of the Ukrainian national team captain Andriy Yarmolenko, who trains Ukrainian specialist, Conetus Rebrov, received Al-Batayh. - Ukrinform.</text:p>
      <text:p text:style-name="P4">
Images: ["<text:a xlink:type="simple" xlink:href="https://static.ukrinform.com/photos/2023_05/thumb_files/630_360_1683914277-712.jpg" text:style-name="Internet_20_link" text:visited-style-name="Visited_20_Internet_20_Link">
630_360_16839...</text:a>
"]</text:p>
      <text:p text:style-name="P4">
Tags: ['Ярмоленко', 'Футбол', 'ОАЕ']</text:p>
      <text:p text:style-name="P4">
Type: Article</text:p>
      <!--METADATA-->
      <text:p text:style-name="P4">
<draw:frame draw:style-name="fr1" draw:name="Image193" text:anchor-type="as-char" svg:width="6.9236in" svg:height="3.956343in" draw:z-index="0">
<draw:image xlink:href="../Images/yкринформ/2023-05-12T20-58-00-03-00/630_360_1683914277-712.jpg" xlink:type="simple" xlink:show="embed" xlink:actuate="onLoad" draw:mime-type="image/jpeg"/>
</draw:frame>
The last round of the United Arab Emirate Championship(UAE)From the Football Support-2022/23 "Al-Ain" the captain of the national team of Ukraine Andriy Yarmolenko, which is worked by Ukrainian specialist Sergey Rebrov, received "Al-Batayh".</text:p>
      <text:p text:style-name="P4">
As reports <text:a xlink:type="simple" xlink:href="https://uaf.ua/article/48228" text:style-name="Internet_20_link" text:visited-style-name="Visited_20_Internet_20_Link">
</text:a>
Ukrainian Football Association(Waf), the Ukrainian football player came out in the starting lineup and distinguished himself with two -sized balls. In the end, Rebrov replaced Yarmolenko in the 83rd minute of the meeting, which ended with the victory of Al-Yina with a score of 5: 2, reports Ukrinform.</text:p>
      <text:p text:style-name="P4">
<text:span text:style-name="T4">
 Read also: </text:span>
 <text:a xlink:type="simple" xlink:href="https://www.ukrinform.ua/rubric-sports/3702261-penalti-armolenka-ne-dopomogli-alajnu-rebrova-vijti-u-final-kubka-prezidenta-oae.html" text:style-name="Internet_20_link" text:visited-style-name="Visited_20_Internet_20_Link">
<text:span text:style-name="T4">
 Yarmolenka </text:span>
</text:a>
Having scored 54 points, Al-Ain finished in the second step in the standings of the tube.</text:p>
      <text:p text:style-name="P4">
Photo: uaf.ua.</text:p>
      <text:p text:style-name="P4">
News Source: <text:a xlink:type="simple" xlink:href="https://www.ukrinform.ua/rubric-sports/3708498-armolenko-dublem-zaversiv-sribnij-sezon-u-cempionati-oae.html" text:style-name="Internet_20_link" text:visited-style-name="Visited_20_Internet_20_Link">
https://www.ukrinform.ua/rubric-sports/3708498-armolenko-dublem-zaversiv-sribnij-sezon-u-cempionati-oae.html</text:a>
</text:p>
      <!--NEWS-->
      <text:h text:style-name="P10" text:outline-level="1">
<text:span text:style-name="T4">
Czech President estimates the chances of Ukraine's counter -offensive as good</text:span>
</text:h>
      <text:p text:style-name="P4">
Authors: Ukrinform (Person)</text:p>
      <text:p text:style-name="P4">
Publisher: Укринформ (Organization)</text:p>
      <text:p text:style-name="P4">
Published Time: 2023-05-12T21:06:00+03:00</text:p>
      <text:p text:style-name="P4">
Modified Time: 2023-05-12T21:06:00+03:00</text:p>
      <text:p text:style-name="P4">
Description: The Czech President, NATO Exgeneral Petr Pavel, estimates the chances of Ukraine's counter -offensive to return the territories occupied by Russia as good. - Ukrinform.</text:p>
      <text:p text:style-name="P4">
Images: ["<text:a xlink:type="simple" xlink:href="https://static.ukrinform.com/photos/2023_02/thumb_files/630_360_1677401487-268.jpg" text:style-name="Internet_20_link" text:visited-style-name="Visited_20_Internet_20_Link">
630_360_16774...</text:a>
"]</text:p>
      <text:p text:style-name="P4">
Tags: ['Чехія', 'Війна з росією', 'Контрнаступ', 'Петр Павел']</text:p>
      <text:p text:style-name="P4">
Type: Article</text:p>
      <!--METADATA-->
      <text:p text:style-name="P4">
<draw:frame draw:style-name="fr1" draw:name="Image194" text:anchor-type="as-char" svg:width="6.9236in" svg:height="3.956343in" draw:z-index="0">
<draw:image xlink:href="../Images/yкринформ/2023-05-12T21-06-00-03-00/630_360_1677401487-268.jpg" xlink:type="simple" xlink:show="embed" xlink:actuate="onLoad" draw:mime-type="image/jpeg"/>
</draw:frame>
Presidential, NATO Exgeneral Petr Pavel estimates the chances of Ukraine's counter -offensive to return the territories occupied by Russia as good.</text:p>
      <text:p text:style-name="P4">
He stated this in an interview <text:a xlink:type="simple" xlink:href="https://www.reuters.com/world/europe/czech-president-gives-ukraines-offensive-high-chance-success-2023-05-12/" text:style-name="Internet_20_link" text:visited-style-name="Visited_20_Internet_20_Link">
</text:a>
, reports Ukrinform.</text:p>
      <text:p text:style-name="P4">
“Of course, there is a great hope that the Ukrainian counter -offensive will be successful because <text:a xlink:type="simple" xlink:href="https://www.ukrinform.ua/tag-ukraina" text:style-name="Internet_20_link" text:visited-style-name="Visited_20_Internet_20_Link">
</text:a>
Motivated, well -prepared, its experienced and, of course, are not exposed to such deficiency as Russian Army, ”Pavel said.</text:p>
      <text:p text:style-name="P4">
But, he acknowledged, if Russia is using its prepared defense well, they will be sacrificed.</text:p>
      <text:p text:style-name="P4">
According to the President, the Russian army had serious problems in the shape and technical support and combat spirit, but the collapse is not worth defense, because</text:p>
      <text:p text:style-name="P4">
Russia managed to prepare relatively high quality and deep defense in several borders.</text:p>
      <text:p text:style-name="P4">
The former Commander-in-Chief of the Czech Army, as well as the Chief Military Advisor to the NATO General Secretary in 2015-2018, believes that Ukraine will eventually hold Western fighters, but it will not be possible to transfer them in time for the commercial offensive. Urgent needs are ammunition, he added.</text:p>
      <text:p text:style-name="P4">
It was not possible to predict what territory Ukraine will be able to take away, because it is the ding scenarios of the offensive, and not always goes according to desires and plans.</text:p>
      <text:p text:style-name="P4">
The Czech leader noted that Ukraine needs the support of partners to access Donato and the European Union, but expressed the opinion that this process will be difficult and long -lasting in both cases, although negotiations on accession to the EU have all the chances to take a chance this year.</text:p>
      <text:p text:style-name="P4">
<text:span text:style-name="T4">
 Read also: </text:span>
 <text:a xlink:type="simple" xlink:href="https://www.ukrinform.ua/rubric-ato/3707406-cehia-peredast-ukraini-dvi-sistemi-ppo-kub-iz-raketami.html" text:style-name="Internet_20_link" text:visited-style-name="Visited_20_Internet_20_Link">
</text:a>
Pavel also touched China's question in an interview. He said that the actions of China during the war in Ukraine showed that the PRC was not a constructive player, because he did not invalid the war in Ukraine in Ukraine and did not call for the withdrawal of Russian troops.</text:p>
      <text:p text:style-name="P4">
The President of the Czech Republic is convinced that the European Union and other democracies need a single and realistic position on this state, one voice, so every other EU countries cannot play on equal to Beijing on their own. Babil, China will use bilateral contacts as a chance of splitting European countries or to tear Europe away from the United States.</text:p>
      <text:p text:style-name="P4">
Earlier, Paul said that Ukraine has only one chance for a large contrast.</text:p>
      <text:p text:style-name="P4">
<text:span text:style-name="T5">
Foto: čtk / Šulová kateřina</text:span>
</text:p>
      <text:p text:style-name="P4">
News Source: <text:a xlink:type="simple" xlink:href="https://www.ukrinform.ua/rubric-ato/3708501-prezident-cehii-ocinue-sansi-kontrnastupu-ukraini-ak-dobri.html" text:style-name="Internet_20_link" text:visited-style-name="Visited_20_Internet_20_Link">
https://www.ukrinform.ua/rubric-ato/3708501-prezident-cehii-ocinue-sansi-kontrnastupu-ukraini-ak-dobri.html</text:a>
</text:p>
      <!--NEWS-->
      <text:h text:style-name="P10" text:outline-level="1">
<text:span text:style-name="T4">
Kim called the biggest problem for the business of Mykolaiv region</text:span>
</text:h>
      <text:p text:style-name="P4">
Authors: Ukrinform (Person)</text:p>
      <text:p text:style-name="P4">
Publisher: Укринформ (Organization)</text:p>
      <text:p text:style-name="P4">
Published Time: 2023-05-12T21:06:08+03:00</text:p>
      <text:p text:style-name="P4">
Modified Time: 2023-05-12T21:06:08+03:00</text:p>
      <text:p text:style-name="P4">
Description: The biggest problem of business in Mykolaiv region is that ports, which were 30-40 percent of the region's economy. - Ukrinform.</text:p>
      <text:p text:style-name="P4">
Images: ["<text:a xlink:type="simple" xlink:href="https://static.ukrinform.com/photos/2022_08/thumb_files/630_360_1661863347-457.jpg" text:style-name="Internet_20_link" text:visited-style-name="Visited_20_Internet_20_Link">
630_360_16618...</text:a>
"]</text:p>
      <text:p text:style-name="P4">
Tags: ['Бізнес', 'Миколаївщина', 'Порт', 'зерновий коридор', 'Єдині новини']</text:p>
      <text:p text:style-name="P4">
Type: Article</text:p>
      <!--METADATA-->
      <text:p text:style-name="P4">
<draw:frame draw:style-name="fr1" draw:name="Image195" text:anchor-type="as-char" svg:width="6.9236in" svg:height="3.956343in" draw:z-index="0">
<draw:image xlink:href="../Images/yкринформ/2023-05-12T21-06-08-03-00/630_360_1661863347-457.jpg" xlink:type="simple" xlink:show="embed" xlink:actuate="onLoad" draw:mime-type="image/jpeg"/>
</draw:frame>
The largest business in Mykolaiv region is that ports do not work, the work of which has set 30-40 percent of the region's economy.</text:p>
      <text:p text:style-name="P4">
This was reported by the head of the Nikolaev regional military administration of Kim in Telelorphone <text:a xlink:type="simple" xlink:href="https://www.facebook.com/watch/" text:style-name="Internet_20_link" text:visited-style-name="Visited_20_Internet_20_Link">
</text:a>
", reports Ukrinform.</text:p>
      <text:p text:style-name="P4">
“The biggest business problem on <text:a xlink:type="simple" xlink:href="https://www.ukrinform.ua/tag-mikolaivsina" text:style-name="Internet_20_link" text:visited-style-name="Visited_20_Internet_20_Link">
</text:a>
It is that ports do not work that they are not attached to the so -called "grain agreement". And their work was 30-40 percent of the economy -region, ”Kim said.</text:p>
      <text:p text:style-name="P4">
<text:span text:style-name="T4">
 Read also: </text:span>
 <text:a xlink:type="simple" xlink:href="https://www.ukrinform.ua/rubric-economy/3698923-posol-ukraini-u-tureccini-skazav-vid-cogo-zalezit-rozsirenna-zernovoi-ugodi-na-porti-mikolaeva.html" text:style-name="Internet_20_link" text:visited-style-name="Visited_20_Internet_20_Link">
<text:span text:style-name="T4">
 Ambassador </text:span>
 <text:span text:style-name="T4">
 Ukraine </text:span>
 <text:span text:style-name="T4">
 </text:span>
 Turkey <text:span text:style-name="T4">
 </text:span>
 <text:span text:style-name="T4">
 </text:span>
 <text:span text:style-name="T4">
 </text:span>
 <text:span text:style-name="T4">
 on </text:span>
<text:span text:style-name="T5">
 Why </text:span>
<text:span text:style-name="T5">
 </text:span>
<text:span text:style-name="T5">
 depends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grain </text:span>
<text:span text:style-name="T5">
 </text:span>
<text:span text:style-name="T5">
 transactions </text:span>
<text:span text:style-name="T5">
 </text:span>
<text:span text:style-name="T5">
 ports </text:span>
<text:span text:style-name="T4">
* Nikolaev </text:span>
</text:a>
As reported, according to the mayor Olnesandra Senkevich, Businessmikolaev lost about 90 percent of his potential since the beginning of the war.</text:p>
      <text:p text:style-name="P4">
News Source: <text:a xlink:type="simple" xlink:href="https://www.ukrinform.ua/rubric-regions/3708500-kim-nazvav-najbilsu-problemu-dla-biznesu-mikolaivsini.html" text:style-name="Internet_20_link" text:visited-style-name="Visited_20_Internet_20_Link">
https://www.ukrinform.ua/rubric-regions/3708500-kim-nazvav-najbilsu-problemu-dla-biznesu-mikolaivsini.html</text:a>
</text:p>
      <!--NEWS-->
      <text:h text:style-name="P10" text:outline-level="1">
<text:span text:style-name="T4">
The Russians released on the border of Chernihiv region more than 20 mines</text:span>
</text:h>
      <text:p text:style-name="P4">
Authors: Ukrinform (Person)</text:p>
      <text:p text:style-name="P4">
Publisher: Укринформ (Organization)</text:p>
      <text:p text:style-name="P4">
Published Time: 2023-05-12T21:18:00+03:00</text:p>
      <text:p text:style-name="P4">
Modified Time: 2023-05-12T21:18:00+03:00</text:p>
      <text:p text:style-name="P4">
Description: On May 12, Russian troops struck mortar strikes on the border of the Chernihiv region, having a total of 24 hit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Чернігівщина', 'Війна з росією']</text:p>
      <text:p text:style-name="P4">
Type: Article</text:p>
      <!--METADATA-->
      <text:p text:style-name="P4">
<draw:frame draw:style-name="fr1" draw:name="Image196" text:anchor-type="as-char" svg:width="6.9236in" svg:height="3.956343in" draw:z-index="0">
<draw:image xlink:href="../Images/yкринформ/2023-05-12T21-18-00-03-00/630_360_1667124180-530.jpg" xlink:type="simple" xlink:show="embed" xlink:actuate="onLoad" draw:mime-type="image/jpeg"/>
</draw:frame>
On May 12, the Ruskivska struck mortar blows in the border of Chernyhiv region, having made a total of 24 hits.</text:p>
      <text:p text:style-name="P4">
As reported by Ukrinform, the operational command "North" reported in <text:a xlink:type="simple" xlink:href="https://t.me/ok_pivnich1/2576" text:style-name="Internet_20_link" text:visited-style-name="Visited_20_Internet_20_Link">
</text:a>
.</text:p>
      <text:p text:style-name="P4">
In particular, from 12:10 to 13:40, 20 [] took place in the area of Karpovichi village <text:a xlink:type="simple" xlink:href="https://www.ukrinform.ua/tag-obstril" text:style-name="Internet_20_link" text:visited-style-name="Visited_20_Internet_20_Link">
</text:a>
, probably from mortars120 mm caliber.</text:p>
      <text:p text:style-name="P4">
From 2:20 pm to 14:31, four hits were recorded in the area of Medvedivka village, probably with the same weapons.</text:p>
      <text:p text:style-name="P4">
In both cases, information about losses among the local population or damage to the civilian infrastructure was not received.</text:p>
      <text:p text:style-name="P4">
<text:span text:style-name="T4">
 Read also: </text:span>
 <text:a xlink:type="simple" xlink:href="https://www.ukrinform.ua/rubric-ato/3708468-vorog-iz-vazkoi-artilerii-obstrilav-nikopol-poskodzeni-budinki-cerkva-i-gazogoni.html" text:style-name="Internet_20_link" text:visited-style-name="Visited_20_Internet_20_Link">
<text:span text:style-name="T4">
 firing </text:span>
</text:a>
As reported by Ukrinform, on May 11 in the evening, Russian invaders hit the staff in the village of Arkhipivka, Chernihiv region, injuring two locals.</text:p>
      <text:p text:style-name="P4">
News Source: <text:a xlink:type="simple" xlink:href="https://www.ukrinform.ua/rubric-ato/3708503-rosiani-vipustili-po-prikordonnu-cernigivsini-ponad-20-min.html" text:style-name="Internet_20_link" text:visited-style-name="Visited_20_Internet_20_Link">
https://www.ukrinform.ua/rubric-ato/3708503-rosiani-vipustili-po-prikordonnu-cernigivsini-ponad-20-min.html</text:a>
</text:p>
      <!--NEWS-->
      <text:h text:style-name="P10" text:outline-level="1">
<text:span text:style-name="T4">
Zelensky has imposed sanctions on companies related to Medvedchuk</text:span>
</text:h>
      <text:p text:style-name="P4">
Authors: Ukrinform (Person)</text:p>
      <text:p text:style-name="P4">
Publisher: Укринформ (Organization)</text:p>
      <text:p text:style-name="P4">
Published Time: 2023-05-12T21:24:00+03:00</text:p>
      <text:p text:style-name="P4">
Modified Time: 2023-05-12T21:24:00+03:00</text:p>
      <text:p text:style-name="P4">
Description: President of Ukraine Volodymyr Zelensky introduced another package of sanctions, which introduces restrictive measures for the property of Russian companies and the property of related Ukrainian economic entities. Sanctions have also been imposed on companies related to Medvedchuk. - Ukrinform.</text:p>
      <text:p text:style-name="P4">
Images: ["<text:a xlink:type="simple" xlink:href="https://static.ukrinform.com/photos/2022_09/thumb_files/630_360_1663862325-924.jpg" text:style-name="Internet_20_link" text:visited-style-name="Visited_20_Internet_20_Link">
630_360_16638...</text:a>
"]</text:p>
      <text:p text:style-name="P4">
Tags: ['Антиросійські санкції', 'Медведчук', 'Санкції', 'Україна', 'Зеленський']</text:p>
      <text:p text:style-name="P4">
Type: Article</text:p>
      <!--METADATA-->
      <text:p text:style-name="P4">
<draw:frame draw:style-name="fr1" draw:name="Image197" text:anchor-type="as-char" svg:width="6.9236in" svg:height="3.956343in" draw:z-index="0">
<draw:image xlink:href="../Images/yкринформ/2023-05-12T21-24-00-03-00/630_360_1663862325-924.jpg" xlink:type="simple" xlink:show="embed" xlink:actuate="onLoad" draw:mime-type="image/jpeg"/>
</draw:frame>
President of Ukraine Volodymyr Zelensky, by his decree, introduced another package of sanctions, which introduces restrictive measures for the property of Russian companies of tavlasability of related Ukrainian economic entities. Sanctions have been introduced for companies related to Medvedchuk.</text:p>
      <text:p text:style-name="P4">
According to Ukrinform, the President reported in <text:a xlink:type="simple" xlink:href="https://t.me/V_Zelenskiy_official/6212" text:style-name="Internet_20_link" text:visited-style-name="Visited_20_Internet_20_Link">
</text:a>
.</text:p>
      <text:p text:style-name="P4">
“Another sanction package for today. The decree imposed restrictive property of the property of Russian companies in Ukraine and the property of related Ukrainian economic entities. Under their control, there were sometimes critical infrastructure and key strategic enterprises. Today we are risks. <text:span text:style-name="T4">
 <text:a xlink:type="simple" xlink:href="https://www.ukrinform.ua/tag-sankcii" text:style-name="Internet_20_link" text:visited-style-name="Visited_20_Internet_20_Link">
</text:a>
</text:span>
 Also introduced with respect to companies related to Medvedchuk and other sub -persons, founders, executives, beneficiaries of pro -Russian companies, which will be held by significant assets in the territory of Ukraine, ”the Head of State said.</text:p>
      <text:p text:style-name="P4">
<text:span text:style-name="T4">
 Read also: </text:span>
 <text:span text:style-name="T4">
 <text:a xlink:type="simple" xlink:href="https://www.ukrinform.ua/rubric-economy/3707763-ukrtransnafta-pererahuvala-do-budzetu-ponad-10-miljoniv-za-upravlinna-trubou-medvedcuka.html" text:style-name="Internet_20_link" text:visited-style-name="Visited_20_Internet_20_Link">
</text:a>
</text:span>
</text:p>
      <text:p text:style-name="P4">
As reported by Ukrinform, today the President of Ukraine _ <text:span text:style-name="T4">
 <text:a xlink:type="simple" xlink:href="https://www.ukrinform.ua/rubric-economy/3708388-zelenskij-zaprovadiv-sankcii-proti-41-osobi-so-dopomagala-rf-kontroluvati-zaporizstal.html" text:style-name="Internet_20_link" text:visited-style-name="Visited_20_Internet_20_Link">
</text:a>
</text:span>
 _ that block the Russian influence on political and economic processes in Ukraine.</text:p>
      <text:p text:style-name="P4">
News Source: <text:a xlink:type="simple" xlink:href="https://www.ukrinform.ua/rubric-economy/3708505-zelenskij-zaprovadiv-sankcii-sodo-kompanij-povazanih-z-medvedcukom.html" text:style-name="Internet_20_link" text:visited-style-name="Visited_20_Internet_20_Link">
https://www.ukrinform.ua/rubric-economy/3708505-zelenskij-zaprovadiv-sankcii-sodo-kompanij-povazanih-z-medvedcukom.html</text:a>
</text:p>
      <!--NEWS-->
      <text:h text:style-name="P10" text:outline-level="1">
<text:span text:style-name="T4">
Tsurenko will confront the first "racket" of the world in the third circle of WTA tournament in Rome</text:span>
</text:h>
      <text:p text:style-name="P4">
Authors: Ukrinform (Person)</text:p>
      <text:p text:style-name="P4">
Publisher: Укринформ (Organization)</text:p>
      <text:p text:style-name="P4">
Published Time: 2023-05-12T21:31:25+03:00</text:p>
      <text:p text:style-name="P4">
Modified Time: 2023-05-12T21:31:25+03:00</text:p>
      <text:p text:style-name="P4">
Description: Lesya Turenko, Ukrainian, continues to perform at the prestigious soil tournament of the Women's Tennis Association (WTA) - Internazionali BNL D'Italia - in Rome (Italy) with a prize fund of $ 3.5 million - Ukrinform.</text:p>
      <text:p text:style-name="P4">
Images: ["<text:a xlink:type="simple" xlink:href="https://static.ukrinform.com/photos/2023_05/thumb_files/630_360_1683915282-815.jpg" text:style-name="Internet_20_link" text:visited-style-name="Visited_20_Internet_20_Link">
630_360_16839...</text:a>
"]</text:p>
      <text:p text:style-name="P4">
Tags: None</text:p>
      <text:p text:style-name="P4">
Type: Article</text:p>
      <!--METADATA-->
      <text:p text:style-name="P4">
<draw:frame draw:style-name="fr1" draw:name="Image198" text:anchor-type="as-char" svg:width="6.9236in" svg:height="3.956343in" draw:z-index="0">
<draw:image xlink:href="../Images/yкринформ/2023-05-12T21-31-25-03-00/630_360_1683915282-815.jpg" xlink:type="simple" xlink:show="embed" xlink:actuate="onLoad" draw:mime-type="image/jpeg"/>
</draw:frame>
Ukrainian Tsurenko continues the performance at the prestigious soil tournament of the Women's Tenisa Association(WTA)- International BNL of Italy - π(Italy)With a $ 3.5 million for $ 3.5 million.</text:p>
      <text:p text:style-name="P4">
In the second round of the competition, Turenko defeated the 28th "sowing" issue of American Bernardi pen - 6: 4, 6: 4, reports Ukrinform.</text:p>
      <text:p text:style-name="P4">
The tennis players were spent on the court for 1 hour 40 minutes.</text:p>
      <text:p text:style-name="P4">
Tsurenko, a ticket to the 1/8 finals, is playing with the first "racket" of the world Iga in Poland, which in turn defeated Russian Anastasia Pavlyuchenko - 6: 0.6: 0.</text:p>
      <text:p text:style-name="P4">
<text:span text:style-name="T4">
 Read also: </text:span>
 <text:a xlink:type="simple" xlink:href="https://www.ukrinform.ua/rubric-sports/3707397-curenko-obigrala-svitolinu-na-turniri-u-rimi.html" text:style-name="Internet_20_link" text:visited-style-name="Visited_20_Internet_20_Link">
<text:span text:style-name="T4">
 Tsurenko </text:span>
</text:a>
The tournament in Rome will last until May 21.</text:p>
      <text:p text:style-name="P4">
Last year, the Internazionali bnl d'italia won Schwontek.</text:p>
      <text:p text:style-name="P4">
Photo: Getty Images.</text:p>
      <text:p text:style-name="P4">
News Source: <text:a xlink:type="simple" xlink:href="https://www.ukrinform.ua/rubric-sports/3708507-curenko-protistoatime-persij-raketci-svitu-u-tretomu-koli-turniru-wta-u-rimi.html" text:style-name="Internet_20_link" text:visited-style-name="Visited_20_Internet_20_Link">
https://www.ukrinform.ua/rubric-sports/3708507-curenko-protistoatime-persij-raketci-svitu-u-tretomu-koli-turniru-wta-u-rimi.html</text:a>
</text:p>
      <!--NEWS-->
      <text:h text:style-name="P10" text:outline-level="1">
<text:span text:style-name="T4">
Sergey Babkin wrote a song in honor of 127 Terroborons brigade from Kharkiv region</text:span>
</text:h>
      <text:p text:style-name="P4">
Authors: Ukrinform (Person)</text:p>
      <text:p text:style-name="P4">
Publisher: Укринформ (Organization)</text:p>
      <text:p text:style-name="P4">
Published Time: 2023-05-12T21:38:00+03:00</text:p>
      <text:p text:style-name="P4">
Modified Time: 2023-05-12T21:38:00+03:00</text:p>
      <text:p text:style-name="P4">
Description: Ukrainian musician Sergey Babkin wrote a song in honor of the 127th Terroboron Brigade from Kharkiv region. - Ukrinform.</text:p>
      <text:p text:style-name="P4">
Images: ["<text:a xlink:type="simple" xlink:href="https://static.ukrinform.com/photos/2017_10/thumb_files/630_360_1507384762-6672.jpg" text:style-name="Internet_20_link" text:visited-style-name="Visited_20_Internet_20_Link">
630_360_15073...</text:a>
"]</text:p>
      <text:p text:style-name="P4">
Tags: ['Харківщина', 'Пісня', 'Сергій Бабкін', 'Тероборона']</text:p>
      <text:p text:style-name="P4">
Type: Article</text:p>
      <!--METADATA-->
      <text:p text:style-name="P4">
<draw:frame draw:style-name="fr1" draw:name="Image199" text:anchor-type="as-char" svg:width="6.9236in" svg:height="3.956343in" draw:z-index="0">
<draw:image xlink:href="../Images/yкринформ/2023-05-12T21-38-00-03-00/630_360_1507384762-6672.jpg" xlink:type="simple" xlink:show="embed" xlink:actuate="onLoad" draw:mime-type="image/jpeg"/>
</draw:frame>
Ukrainian musician Sergey Babkin wrote a song in honor of the 127th brigadteroborobok from Kharkiv region.</text:p>
      <text:p text:style-name="P4">
The brigade reported this in <text:a xlink:type="simple" xlink:href="https://t.me/kharkiv_127_brigada_tro/2860" text:style-name="Internet_20_link" text:visited-style-name="Visited_20_Internet_20_Link">
</text:a>
, reports Ukrinform.</text:p>
      <text:p text:style-name="P4">
“Sergey Babkin wrote <text:a xlink:type="simple" xlink:href="https://www.ukrinform.ua/tag-muzika" text:style-name="Internet_20_link" text:visited-style-name="Visited_20_Internet_20_Link">
</text:a>
In honor of the 127th-Cormoned Brigade of the Forces of the TRA of the Armed Forces. The song is a hymn to boys and girls who are defending the country, ”the message reads.</text:p>
      <text:p text:style-name="P4">
Nowadays, the 127th brigade executes command orders on its sections in the city-fortress of Bakhmut.</text:p>
      <text:p text:style-name="P4">
You can listen to the composition on all music sites: Spotify, Apple Music, iTunes, Store Deezer, YouTube.</text:p>
      <text:p text:style-name="P4">
“Every listening is a donat for a brigade. Even microdonoms are able to get the great needs of the Ukrainian military, ”Terroboronivtsi said.</text:p>
      <text:p text:style-name="P4">
<text:span text:style-name="T4">
 Read also: </text:span>
 <text:a xlink:type="simple" xlink:href="https://www.ukrinform.ua/rubric-culture/3707464-imagine-dragons-vipustili-klip-akij-znali-v-ukraini.html" text:style-name="Internet_20_link" text:visited-style-name="Visited_20_Internet_20_Link">
<text:span text:style-name="T4">
 clip </text:span>
</text:a>
As it was reported, Maria Burmaka presented a video for the song "Love Steel", which is devoted to the dramatic history of love and marriage of the defenders of "Azovstal": spokes of the regiment "Azov" Valery Kprilnko and warrior Andriysubbotin.</text:p>
      <text:p text:style-name="P4">
News Source: <text:a xlink:type="simple" xlink:href="https://www.ukrinform.ua/rubric-culture/3708509-sergij-babkin-napisav-pisnu-na-cest-127oi-brigadi-tro-z-harkivsini.html" text:style-name="Internet_20_link" text:visited-style-name="Visited_20_Internet_20_Link">
https://www.ukrinform.ua/rubric-culture/3708509-sergij-babkin-napisav-pisnu-na-cest-127oi-brigadi-tro-z-harkivsini.html</text:a>
</text:p>
      <!--NEWS-->
      <text:h text:style-name="P10" text:outline-level="1">
<text:span text:style-name="T4">
Borrel considers the formula of Zelensky the only way to a fair and sustainable peace</text:span>
</text:h>
      <text:p text:style-name="P4">
Authors: Ukrinform (Person)</text:p>
      <text:p text:style-name="P4">
Publisher: Укринформ (Organization)</text:p>
      <text:p text:style-name="P4">
Published Time: 2023-05-12T21:41:00+03:00</text:p>
      <text:p text:style-name="P4">
Modified Time: 2023-05-12T21:41:00+03:00</text:p>
      <text:p text:style-name="P4">
Description: The European Union will continue to support Ukraine as much as it will be necessary, and is considering the peaceful formula of President of Ukraine Vladimir Zelensky as the only framework document that opens the way to a just and sustained peac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Зеленський', 'Боррель', 'Війна з росією', 'Формула миру']</text:p>
      <text:p text:style-name="P4">
Type: Article</text:p>
      <!--METADATA-->
      <text:p text:style-name="P4">
<draw:frame draw:style-name="fr1" draw:name="Image200" text:anchor-type="as-char" svg:width="6.9236in" svg:height="3.956343in" draw:z-index="0">
<draw:image xlink:href="../Images/yкринформ/2023-05-12T21-41-00-03-00/630_360_1667561515-584.jpg" xlink:type="simple" xlink:show="embed" xlink:actuate="onLoad" draw:mime-type="image/jpeg"/>
</draw:frame>
The European Union will continue to support Ukraine as much as it will be necessary, and considers the peaceful formula of the President of Ukraine Volodymyrazellensky as the only framework document that opens the way to a fair and sustainable peace.</text:p>
      <text:p text:style-name="P4">
About it today in Sweden, in the picturesque Steninge Castle, where there was a non -formal meeting of foreign ministers of the EU countries, during the preparation, the EU representative Josepborrell stated during the meeting, Ukrinform correspondent reports.</text:p>
      <text:p text:style-name="P4">
“Many people say they want peace. We also want it. Ukrainians want the most of the peace. But we will not capitulate. We don't want <text:a xlink:type="simple" xlink:href="https://www.ukrinform.ua/tag-ukraina" text:style-name="Internet_20_link" text:visited-style-name="Visited_20_Internet_20_Link">
</text:a>
became the second Belarus. That is why it is a single document that gives a wide range to achieve a fair and stable imprisp in Ukraine today, just now, just a single document for us today. Tomorrow we will continue discussing this with the Minister of Foreign Affairs(Ukraine - ed.)Culling, ”said the high representative of the EU.</text:p>
      <text:p text:style-name="P4">
He noted that it is always worth remembering the main thing: in this war there is an aggressor, Russia, and there is Ukraine that is a victim of aggression. Russia does not want to stop the invasion, but Ukraine cannot stop fighting. Ukrainians simply cannot stop because they want to exist further and preserve their existence as a sovereign.</text:p>
      <text:p text:style-name="P4">
“It is clear that Putin does not intend to give up his goals to conquer Ukraine, he will continue to attack and destroy it. The ministers today have presented the importance of continuing Ukraine's support. This is and remains our retardant - to provide Ukraine with the help and means that it can defend and achieve the necessary stability for the task of defeat Russia, ” - said the Zhezep Borrel.</text:p>
      <text:p text:style-name="P4">
He recalled that over the past 15 months, the EU has provided a military worker worth about 15 billion euros to Ukraine, and it is already obvious that it will be even more. The EU was quick to provide Ukraine with immediate assistance, and it is time to look in the medium term.</text:p>
      <text:p text:style-name="P4">
"We need to weigh how to transform tools that have been worked out to respond to immediate threats, such as ammunition and military equipment, and turn them into long -term obligations that will give Ukraine confidence and allow it to provide it with humanitarian, financial assistance." The high representative of the EU noted.He stressed that Ukraine's entry into the European Union is a main commitment on the part of the Member States, the implementation of which should ensure Ukraine stability and prosperity. But before this happens, the EU will require practical and specific assistance to Ukraine.</text:p>
      <text:p text:style-name="P4">
“I want to send a clear message for Putin. There will be no totally. We will continue to support Ukraine as much as it needs, and as long as it will be necessary, ”added Josep Borrel.</text:p>
      <text:p text:style-name="P4">
As reported by Ukrinform, the informal meeting of foreign ministers of EU countries took place today, during which European government officials considering the most important issues of foreign policy, including the support of Ukraine and determining the strategy of relations between the EU and China.</text:p>
      <text:p text:style-name="P4">
News Source: <text:a xlink:type="simple" xlink:href="https://www.ukrinform.ua/rubric-ato/3708513-borrel-vvazae-formulu-zelenskogo-edinim-slahom-do-spravedlivogo-ta-stijkogo-miru.html" text:style-name="Internet_20_link" text:visited-style-name="Visited_20_Internet_20_Link">
https://www.ukrinform.ua/rubric-ato/3708513-borrel-vvazae-formulu-zelenskogo-edinim-slahom-do-spravedlivogo-ta-stijkogo-miru.html</text:a>
</text:p>
      <!--NEWS-->
      <text:h text:style-name="P10" text:outline-level="1">
<text:span text:style-name="T4">
G7 leaders will discuss Ukraine's support and prosecution to the answer - White House</text:span>
</text:h>
      <text:p text:style-name="P4">
Authors: Ukrinform (Person)</text:p>
      <text:p text:style-name="P4">
Publisher: Укринформ (Organization)</text:p>
      <text:p text:style-name="P4">
Published Time: 2023-05-12T21:47:00+03:00</text:p>
      <text:p text:style-name="P4">
Modified Time: 2023-05-12T21:47:00+03:00</text:p>
      <text:p text:style-name="P4">
Description: Issues related to the response of the international community to the Russian Federation against Ukraine, holding the Kremlin to justice, increasing food security will be one of the main G7 leaders in Japan in Japan. - Ukrinform.</text:p>
      <text:p text:style-name="P4">
Images: ["<text:a xlink:type="simple" xlink:href="https://static.ukrinform.com/photos/2022_06/thumb_files/630_360_1655161475-475.jpg" text:style-name="Internet_20_link" text:visited-style-name="Visited_20_Internet_20_Link">
630_360_16551...</text:a>
"]</text:p>
      <text:p text:style-name="P4">
Tags: ['Україна', 'Велика сімка', 'Війна з росією']</text:p>
      <text:p text:style-name="P4">
Type: Article</text:p>
      <!--METADATA-->
      <text:p text:style-name="P4">
<draw:frame draw:style-name="fr1" draw:name="Image201" text:anchor-type="as-char" svg:width="6.9236in" svg:height="3.956343in" draw:z-index="0">
<draw:image xlink:href="../Images/yкринформ/2023-05-12T21-47-00-03-00/630_360_1655161475-475.jpg" xlink:type="simple" xlink:show="embed" xlink:actuate="onLoad" draw:mime-type="image/jpeg"/>
</draw:frame>
Issues related to the response of the international community to the Russian Federation against Ukraine, holding the Kremlin accountable, strengthening food security will become one of the main G7 leaders in Japan in Japan.</text:p>
      <text:p text:style-name="P4">
This was stated on Friday by official representatives of the Presidential Administration, Ukrinform correspondent reports.</text:p>
      <text:p text:style-name="P4">
“It is expected that the President and G7 leaders will discuss a number of most relevant global issues, including adamant support for Ukraine by <text:span text:style-name="T4">
 [] <text:a xlink:type="simple" xlink:href="https://www.ukrinform.ua/tag-velika-simka" text:style-name="Internet_20_link" text:visited-style-name="Visited_20_Internet_20_Link">
</text:a>
</text:span>
, resolution of both the food and climatic crisis, providing inclusive and sustainable economic growth and continuing the transition to pure energy from us and our partners all over the world, ”said Baiden Karin Jean Jean Priest.</text:p>
      <text:p text:style-name="P4">
<text:span text:style-name="T4">
 Read also: </text:span>
 <text:span text:style-name="T4">
 <text:a xlink:type="simple" xlink:href="https://www.ukrinform.ua/rubric-polytics/3708396-ukraina-ocikue-so-lideri-es-u-cervni-viznacatsa-z-pocatkom-peregovoriv-pro-vstup.html" text:style-name="Internet_20_link" text:visited-style-name="Visited_20_Internet_20_Link">
</text:a>
</text:span>
</text:p>
      <text:p text:style-name="P4">
She promised that the White House would report in more detail the plans of the Seven Group Meeters.</text:p>
      <text:p text:style-name="P4">
At the same time, US National Security Council Coordinator Johnkirby also confirmed that the situation in Ukraine would be one of the topics of discussions at the Summit of Leaders in Japan.</text:p>
      <text:p text:style-name="P4">
<text:span text:style-name="T4">
 Read also: </text:span>
 <text:span text:style-name="T4">
 <text:a xlink:type="simple" xlink:href="https://www.ukrinform.ua/rubric-world/3708454-komentari-trampa-sodo-ukraini-zodnim-cinom-ne-vplinuli-na-politiku-vasingtona-bilij-dim.html" text:style-name="Internet_20_link" text:visited-style-name="Visited_20_Internet_20_Link">
</text:a>
</text:span>
</text:p>
      <text:p text:style-name="P4">
According to him, the agenda will cover a wide range of issues, "including what is happening in Ukraine, including efforts to bring Putin to justice and, including further efforts of assistance to Ukraine in self -defense."</text:p>
      <text:p text:style-name="P4">
<text:span text:style-name="T4">
 Read also: </text:span>
 <text:span text:style-name="T4">
 <text:a xlink:type="simple" xlink:href="https://www.ukrinform.ua/rubric-ato/3708487-ssa-poki-ne-zminili-politiki-sodo-nadanna-ukraini-dalekobijnih-raket-kirbi.html" text:style-name="Internet_20_link" text:visited-style-name="Visited_20_Internet_20_Link">
</text:a>
</text:span>
</text:p>
      <text:p text:style-name="P4">
According to Ukrinform, the summit of the G7 leaders should take place in the period from May 19 on May 21 in the Japanese city of Hiroshima.</text:p>
      <text:p text:style-name="P4">
News Source: <text:a xlink:type="simple" xlink:href="https://www.ukrinform.ua/rubric-polytics/3708511-lideri-g7-obgovorat-pidtrimku-ukraini-ta-pritagnenna-rf-do-vidpovidi-bilij-dim.html" text:style-name="Internet_20_link" text:visited-style-name="Visited_20_Internet_20_Link">
https://www.ukrinform.ua/rubric-polytics/3708511-lideri-g7-obgovorat-pidtrimku-ukraini-ta-pritagnenna-rf-do-vidpovidi-bilij-dim.html</text:a>
</text:p>
      <!--NEWS-->
      <text:h text:style-name="P10" text:outline-level="1">
<text:span text:style-name="T4">
Ukraine and Britain will strengthen cooperation for a faster energy transition - Ministry of Energy</text:span>
</text:h>
      <text:p text:style-name="P4">
Authors: Ukrinform (Person)</text:p>
      <text:p text:style-name="P4">
Publisher: Укринформ (Organization)</text:p>
      <text:p text:style-name="P4">
Published Time: 2023-05-12T21:55:00+03:00</text:p>
      <text:p text:style-name="P4">
Modified Time: 2023-05-12T21:55:00+03:00</text:p>
      <text:p text:style-name="P4">
Description: Ukraine and the United Kingdom will increase cooperation aimed at accelerating the energy transition. - Ukrinform.</text:p>
      <text:p text:style-name="P4">
Images: ["<text:a xlink:type="simple" xlink:href="https://static.ukrinform.com/photos/2022_12/thumb_files/630_360_1671201375-954.jpg" text:style-name="Internet_20_link" text:visited-style-name="Visited_20_Internet_20_Link">
630_360_16712...</text:a>
"]</text:p>
      <text:p text:style-name="P4">
Tags: ['Британія', 'Економіка', 'Енергетика', 'Україна']</text:p>
      <text:p text:style-name="P4">
Type: Article</text:p>
      <!--METADATA-->
      <text:p text:style-name="P4">
<draw:frame draw:style-name="fr1" draw:name="Image202" text:anchor-type="as-char" svg:width="6.9236in" svg:height="3.956343in" draw:z-index="0">
<draw:image xlink:href="../Images/yкринформ/2023-05-12T21-55-00-03-00/630_360_1671201375-954.jpg" xlink:type="simple" xlink:show="embed" xlink:actuate="onLoad" draw:mime-type="image/jpeg"/>
</draw:frame>
Tavelika Britain will increase cooperation aimed at accelerating the energy transition.</text:p>
      <text:p text:style-name="P4">
The Ministry of Energy of Ukraine reported this in <text:a xlink:type="simple" xlink:href="https://www.facebook.com/minenergoUkraine/posts/pfbid02scpsYWtL8NTF1a7Hot8pH6jspdFveJyfusDcRE49XuudMDNWma8uAuGLbjpGSPhZl" text:style-name="Internet_20_link" text:visited-style-name="Visited_20_Internet_20_Link">
</text:a>
, reports Ukrinform.</text:p>
      <text:p text:style-name="P4">
As it is noted, Deputy Minister of Energy Yaroslav Demchenkov Provivonline-meeting with representatives of the Ministry of Energy Security(Net Zero)Great Britain and the British Poland.</text:p>
      <text:p text:style-name="P4">
The parties discussed the expansion of partnerships between the countries in the field of green -energy, in particular within the current tool - the coordination group to help the energy sector of Ukraine G7+.</text:p>
      <text:p text:style-name="P4">
"Electricity will be the most efficient energy for the economy without emissions. Our country is a clean nuclear and renewable energy," Demchenko said.</text:p>
      <text:p text:style-name="P4">
<text:span text:style-name="T4">
 Read also: </text:span>
 <text:span text:style-name="T4">
 <text:a xlink:type="simple" xlink:href="https://www.ukrinform.ua/rubric-economy/3707982-energetiki-cernigivsini-otrimali-vid-partneriv-majze-260-t-obladnanna.html" text:style-name="Internet_20_link" text:visited-style-name="Visited_20_Internet_20_Link">
</text:a>
</text:span>
</text:p>
      <text:p text:style-name="P4">
According to him, green transformation can be successful in the case of attracting apparent volumes of private capital, so it is important to actively discuss the plans for the restoration and reform of the sector. Powerful state support, availability of funding, guarantees and technologies are also required.</text:p>
      <text:p text:style-name="P4">
Among other things, the participants of the meeting discussed plans to increase the established power of wind and solar generation, the implementation of projects for the production of lined hydrogen and the localization of the necessary equipment in Ukraine.</text:p>
      <text:p text:style-name="P4">
In particular, it is planned that by 2050 Ukraine will increase the share of renewable generation in the total energy Mixum to 50%.</text:p>
      <text:p text:style-name="P4">
“By 2050, most of the world's electricity will be produced by removed sources, and Ukraine will be no exception. The modern transformed energy system is the key to achieving our climate goals and transformations of Ukraine in the energy hub of Europe, ”the Deputy Minister stressed.</text:p>
      <text:p text:style-name="P4">
<text:span text:style-name="T4">
 Read also: </text:span>
 <text:span text:style-name="T4">
 <text:a xlink:type="simple" xlink:href="https://www.ukrinform.ua/rubric-economy/3703959-litva-nadala-ukraini-vze-922-tonni-obladnanna-dla-vidnovlenna-energoobektiv.html" text:style-name="Internet_20_link" text:visited-style-name="Visited_20_Internet_20_Link">
</text:a>
</text:span>
</text:p>
      <text:p text:style-name="P4">
According to Demchenko, an increase in the proportion of renewable energy sources to develop other sectors of the economy.</text:p>
      <text:p text:style-name="P4">
News Source: <text:a xlink:type="simple" xlink:href="https://www.ukrinform.ua/rubric-economy/3708514-ukraina-ta-britania-posilat-spivpracu-dla-svidsogo-energeticnogo-perehodu-minenergo.html" text:style-name="Internet_20_link" text:visited-style-name="Visited_20_Internet_20_Link">
https://www.ukrinform.ua/rubric-economy/3708514-ukraina-ta-britania-posilat-spivpracu-dla-svidsogo-energeticnogo-perehodu-minenergo.html</text:a>
</text:p>
      <!--NEWS-->
      <text:h text:style-name="P10" text:outline-level="1">
<text:span text:style-name="T4">
The Executive Director of Europol visited Kyiv</text:span>
</text:h>
      <text:p text:style-name="P4">
Authors: Ukrinform (Person)</text:p>
      <text:p text:style-name="P4">
Publisher: Укринформ (Organization)</text:p>
      <text:p text:style-name="P4">
Published Time: 2023-05-12T21:58:00+03:00</text:p>
      <text:p text:style-name="P4">
Modified Time: 2023-05-12T21:58:00+03:00</text:p>
      <text:p text:style-name="P4">
Description: EUROPE CATRIN de Bolle's executive director visited Kiev this week. - Ukrinform.</text:p>
      <text:p text:style-name="P4">
Images: ["<text:a xlink:type="simple" xlink:href="https://static.ukrinform.com/photos/2023_05/thumb_files/630_360_1683917405-690.jpg" text:style-name="Internet_20_link" text:visited-style-name="Visited_20_Internet_20_Link">
630_360_16839...</text:a>
", "<text:a xlink:type="simple" xlink:href="https://static.ukrinform.com/photos/2023_05/1683917404-565.jpg" text:style-name="Internet_20_link" text:visited-style-name="Visited_20_Internet_20_Link">
1683917404-56...</text:a>
", "<text:a xlink:type="simple" xlink:href="https://static.ukrinform.com/photos/2023_05/1683917404-184.jpg" text:style-name="Internet_20_link" text:visited-style-name="Visited_20_Internet_20_Link">
1683917404-18...</text:a>
"]</text:p>
      <text:p text:style-name="P4">
Tags: ['Європол', 'Візит', 'Київ']</text:p>
      <text:p text:style-name="P4">
Type: Article</text:p>
      <!--METADATA-->
      <text:p text:style-name="P4">
<draw:frame draw:style-name="fr1" draw:name="Image203" text:anchor-type="as-char" svg:width="6.9236in" svg:height="3.956343in" draw:z-index="0">
<draw:image xlink:href="../Images/yкринформ/2023-05-12T21-58-00-03-00/630_360_1683917405-690.jpg" xlink:type="simple" xlink:show="embed" xlink:actuate="onLoad" draw:mime-type="image/jpeg"/>
</draw:frame>
The Europol Director Catherine de Bolle visited Kiev this week.</text:p>
      <text:p text:style-name="P4">
About it reports Ukrinform with reference to <text:a xlink:type="simple" xlink:href="https://www.europol.europa.eu/media-press/newsroom/news/europol-executive-director-visits-kyiv-ukraine-may-2023" text:style-name="Internet_20_link" text:visited-style-name="Visited_20_Internet_20_Link">
</text:a>
.</text:p>
      <text:p text:style-name="P4">
"CEO <text:a xlink:type="simple" xlink:href="https://www.ukrinform.ua/tag-evropol" text:style-name="Internet_20_link" text:visited-style-name="Visited_20_Internet_20_Link">
 </text:a>
Katrin de Bolleleviced Kiev this week with the Eucosar on Ilvyuyhasson, to confirm the solidarity of Europol with the Ukrainian authorities in the conditions of conflict, ”the message reads.</text:p>
      <text:p text:style-name="P4">
<draw:frame draw:style-name="fr1" draw:name="Image204" text:anchor-type="as-char" svg:width="6.9236in" svg:height="4.602912in" draw:z-index="0">
<draw:image xlink:href="../Images/yкринформ/2023-05-12T21-58-00-03-00/1683917404-565.jpg" xlink:type="simple" xlink:show="embed" xlink:actuate="onLoad" draw:mime-type="image/jpeg"/>
</draw:frame>
It is noted that during her visit, the Executive Director of Europol, Catherine Debolyle, met with ministers, parliamentarians and partners with law enforcement bars to discuss how Europol can increase their support for Ukrainian power in court prosecution of war crimes and counteract current criminal threats.</text:p>
      <text:p text:style-name="P4">
<draw:frame draw:style-name="fr1" draw:name="Image205" text:anchor-type="as-char" svg:width="6.9236in" svg:height="3.89773in" draw:z-index="0">
<draw:image xlink:href="../Images/yкринформ/2023-05-12T21-58-00-03-00/1683917404-184.jpg" xlink:type="simple" xlink:show="embed" xlink:actuate="onLoad" draw:mime-type="image/jpeg"/>
</draw:frame>
The members of the delegation also visited the conflict sites to personally observe the evidence and gathering the evidence, as well as met with colleagues from the Border Service of Ukraine, the Immigration Service, the National Anti -Corruption Bureau and the State Bureau of Investigation.</text:p>
      <text:p text:style-name="P4">
Particular attention was paid to the investigation of war crimes. A specialized team of Europol, which is engaged in this area, Analysis Projectcore International Crimes, supports the Ukrainian authorities, providing an analysis to coordinate intelligence. This team intensifies cooperation with the Ukrainian authorities as well as with key partners such as the European International Criminal Court(MKS).</text:p>
      <text:p text:style-name="P4">
Виконавчий директор також високо оцінює співпрацю між Європолом та українськоювладою у сфері щодо торгівлі зброєю, причому всі сторони налаштовані запобігтинезаконним потокам зброї до Європи. Також було обіцяно постійну підтримку щодоборотьби з торгівлею людьми за допомогою спеціалізованих аналітиків, якістежать за особами, які знаходяться в групі ризику, і активними злочиннимимережами.</text:p>
      <text:p text:style-name="P4">
<text:span text:style-name="T4">
 Read also: </text:span>
 <text:a xlink:type="simple" xlink:href="https://www.ukrinform.ua/rubric-polytics/3705011-kostin-zustrivsa-z-vikonavcim-direktorom-evropolu-govorili-pro-robotu-jit.html" text:style-name="Internet_20_link" text:visited-style-name="Visited_20_Internet_20_Link">
<text:span text:style-name="T4">
 Europol </text:span>
</text:a>
Speaking after returning to the Europol headquarters in the Netherlands, where she was Bollezazazaasasasasasasaskoasasasasasasaskoasasasasasasasaskoasasasasasasasaskoasasasasasasasaskoasasasasasasaskoasasasasasasasaskoasasasasasasaskoasasasasasasaskoasasasasasasaskoasasasasasasasasko. Professionalism Isamovidation of men and women in Ukrainian law enforcement agencies, crazy, is an example for all of us. I am confident in the prompt readiness of Yevropol to support our Ukrainian colleagues in connection with the war crimes committed during this tragic war. We are fully involved in the support of the law enforcement agencies of Ukraine on a long -term basis. ”</text:p>
      <text:p text:style-name="P4">
As reported by Ukrinform, the International Criminal Court and the Europol on April 25, 20123 concluded a work agreement on strengthening cooperation.</text:p>
      <text:p text:style-name="P4">
<text:span text:style-name="T5">
Foto: www.europol.europa.eu</text:span>
</text:p>
      <text:p text:style-name="P4">
News Source: <text:a xlink:type="simple" xlink:href="https://www.ukrinform.ua/rubric-polytics/3708515-vikonavca-direktorka-evropolu-vidvidala-kiiv.html" text:style-name="Internet_20_link" text:visited-style-name="Visited_20_Internet_20_Link">
https://www.ukrinform.ua/rubric-polytics/3708515-vikonavca-direktorka-evropolu-vidvidala-kiiv.html</text:a>
</text:p>
      <!--NEWS-->
      <text:h text:style-name="P10" text:outline-level="1">
<text:span text:style-name="T4">
The military leadership of Ukraine was preparing for the invasion of the Russian Federation - Zaluzhny</text:span>
</text:h>
      <text:p text:style-name="P4">
Authors: Ukrinform (Person)</text:p>
      <text:p text:style-name="P4">
Publisher: Укринформ (Organization)</text:p>
      <text:p text:style-name="P4">
Published Time: 2023-05-12T22:05:00+03:00</text:p>
      <text:p text:style-name="P4">
Modified Time: 2023-05-12T22:05:00+03:00</text:p>
      <text:p text:style-name="P4">
Description: The Ukrainian military leadership was preparing for the invasion of Russia, working various options for counteraction, which allowed to carry out a set of measures to preserve the air defense. - Ukrinform.</text:p>
      <text:p text:style-name="P4">
Images: ["<text:a xlink:type="simple" xlink:href="https://static.ukrinform.com/photos/2023_02/thumb_files/630_360_1676531523-210.png" text:style-name="Internet_20_link" text:visited-style-name="Visited_20_Internet_20_Link">
630_360_16765...</text:a>
"]</text:p>
      <text:p text:style-name="P4">
Tags: ['Україна', 'Валерій Залужний', 'Війна з росією', 'ППО']</text:p>
      <text:p text:style-name="P4">
Type: Article</text:p>
      <!--METADATA-->
      <text:p text:style-name="P4">
<draw:frame draw:style-name="fr1" draw:name="Image206" text:anchor-type="as-char" svg:width="6.9236in" svg:height="3.956343in" draw:z-index="0">
<draw:image xlink:href="../Images/yкринформ/2023-05-12T22-05-00-03-00/630_360_1676531523-210.png" xlink:type="simple" xlink:show="embed" xlink:actuate="onLoad" draw:mime-type="image/png"/>
</draw:frame>
The Ukrainian government leadership was preparing for the invasion of Russia, working on differential counteraction, which allowed to carry out a set of measures for the preservation of air defense.</text:p>
      <text:p text:style-name="P4">
The Commander -in -Chief of the Armed Forces of Ukraine Valery Zaluzhny said Vinterv Special Project Dmitry Komarov "<text:a xlink:type="simple" xlink:href="https://www.youtube.com/watch" text:style-name="Internet_20_link" text:visited-style-name="Visited_20_Internet_20_Link">
</text:a>
», Reports Ukrinform.</text:p>
      <text:p text:style-name="P4">
“I analyzed all possible actions in my head, sometimes it became very, very difficult, but the general staff, including the commander, made me and my team, including the commander, to look for an option of acting in such conditions when it is so that it prevails <text:a xlink:type="simple" xlink:href="https://www.ukrinform.ua/tag-rosia" text:style-name="Internet_20_link" text:visited-style-name="Visited_20_Internet_20_Link">
 </text:a>
When it is in all directions, and it will be quite powerful and quite rapid. Somewhere in February, apparently, we have already exhausted all the possibilities from our imagination that could be done, ”Zaluzhny said.</text:p>
      <text:p text:style-name="P4">
<text:span text:style-name="T4">
 Read also: </text:span>
 <text:span text:style-name="T4">
 <text:a xlink:type="simple" xlink:href="https://www.ukrinform.ua/rubric-ato/3707166-zaluznij-ne-poihav-na-zustric-vijskovogo-komitetu-nato-cerez-situaciu-na-fronti.html" text:style-name="Internet_20_link" text:visited-style-name="Visited_20_Internet_20_Link">
</text:a>
</text:span>
</text:p>
      <text:p text:style-name="P4">
According to him, various Varants were worked, then a test was checked by a decision, and if they came to the conclusion that something was not effective, we had to work out other options. A huge set of measures was carried out.</text:p>
      <text:p text:style-name="P4">
"This allowed us to completely change the configuration of air defense, which is why it is still preserved," the Armed Forces chief commander of the Armed Forces said.</text:p>
      <text:p text:style-name="P4">
He promised to tell more about it later, when it can already be done.</text:p>
      <text:p text:style-name="P4">
News Source: <text:a xlink:type="simple" xlink:href="https://www.ukrinform.ua/rubric-ato/3708517-vijskove-kerivnictvo-ukraini-gotuvalosa-do-vtorgnenna-rf-zaluznij.html" text:style-name="Internet_20_link" text:visited-style-name="Visited_20_Internet_20_Link">
https://www.ukrinform.ua/rubric-ato/3708517-vijskove-kerivnictvo-ukraini-gotuvalosa-do-vtorgnenna-rf-zaluznij.html</text:a>
</text:p>
      <!--NEWS-->
      <text:h text:style-name="P10" text:outline-level="1">
<text:span text:style-name="T4">
IAEA plans to submit an agreement on this month</text:span>
</text:h>
      <text:p text:style-name="P4">
Authors: Ukrinform (Person)</text:p>
      <text:p text:style-name="P4">
Publisher: Укринформ (Organization)</text:p>
      <text:p text:style-name="P4">
Published Time: 2023-05-12T22:13:00+03:00</text:p>
      <text:p text:style-name="P4">
Modified Time: 2023-05-12T22:13:00+03:00</text:p>
      <text:p text:style-name="P4">
Description: The head of the Iera Raphael Marianne Grossi plans to submit an agreement with the Russian Federation and Ukraine to protect the ZPPP at the UN Security Council this month. - Ukrinform.</text:p>
      <text:p text:style-name="P4">
Images: ["<text:a xlink:type="simple" xlink:href="https://static.ukrinform.com/photos/2019_06/thumb_files/630_360_1559378026-653.jpg" text:style-name="Internet_20_link" text:visited-style-name="Visited_20_Internet_20_Link">
630_360_15593...</text:a>
"]</text:p>
      <text:p text:style-name="P4">
Tags: ['Економіка', 'МАГАТЕ', 'Окупація', 'Запорізька АЕС', 'Війна з росією']</text:p>
      <text:p text:style-name="P4">
Type: Article</text:p>
      <!--METADATA-->
      <text:p text:style-name="P4">
<draw:frame draw:style-name="fr1" draw:name="Image207" text:anchor-type="as-char" svg:width="6.9236in" svg:height="3.956343in" draw:z-index="0">
<draw:image xlink:href="../Images/yкринформ/2023-05-12T22-13-00-03-00/630_360_1559378026-653.jpg" xlink:type="simple" xlink:show="embed" xlink:actuate="onLoad" draw:mime-type="image/jpeg"/>
</draw:frame>
The head of Raphael Marianne Grossi plans to submit an agreement with the Russian Federation and Ukraine on the defense of the ZPPU at the UN Security Council this month.</text:p>
      <text:p text:style-name="P4">
As Ukrinform reports, it reports <text:a xlink:type="simple" xlink:href="https://www.reuters.com/world/europe/iaea-chief-aims-present-zaporizhzhia-deal-un-this-month-diplomats-2023-05-12/" text:style-name="Internet_20_link" text:visited-style-name="Visited_20_Internet_20_Link">
</text:a>
.</text:p>
      <text:p text:style-name="P4">
Grossi has been trying to achieve an agreement for a few months to reduce a catastrophic accident as a result of hostilities near the object, in particular the establishment of a power plant, which has been occupied by Russian troops for more than a year.</text:p>
      <text:p text:style-name="P4">
"It looks promising," the agency quotes one of the diplomats to reach the agreement.</text:p>
      <text:p text:style-name="P4">
<text:span text:style-name="T4">
 Read also: </text:span>
 <text:span text:style-name="T4">
 <text:a xlink:type="simple" xlink:href="https://www.ukrinform.ua/rubric-ato/3705788-magate-situacia-navkolo-zaes-stae-neperedbacuvanou-i-potencijno-nebezpecnou.html" text:style-name="Internet_20_link" text:visited-style-name="Visited_20_Internet_20_Link">
</text:a>
</text:span>
</text:p>
      <text:p text:style-name="P4">
Other sources of Reuters have reported that Ukraine, which has been the anti -this plan for a long time, now supports it, while Moscow's position is less clear.</text:p>
      <text:p text:style-name="P4">
"The plan is that(To present it to the Security Council - ed.)This month, but the exact date is not yet defined, " - said the source of Reuters, adding that the gamus maintains a connection with the Switzerland, which is presiding on the Security Council on a monthly basis, with a presentation.</text:p>
      <text:p text:style-name="P4">
<text:span text:style-name="T4">
 Read also: </text:span>
 <text:span text:style-name="T4">
 <text:a xlink:type="simple" xlink:href="https://www.ukrinform.ua/rubric-economy/3703092-na-zaes-projsla-rotacia-misii-magate.html" text:style-name="Internet_20_link" text:visited-style-name="Visited_20_Internet_20_Link">
</text:a>
</text:span>
</text:p>
      <text:p text:style-name="P4">
Diplomats on anonymity reported that Grossi intends to publish such "principles" for the protection of the ZPP, which at that time should receive support of Moscow and Ukraine.</text:p>
      <text:p text:style-name="P4">
<text:span text:style-name="T4">
 Read also: </text:span>
 <text:span text:style-name="T4">
 <text:a xlink:type="simple" xlink:href="https://www.ukrinform.ua/rubric-economy/3707977-energoatom-gotuetsa-svidko-zminiti-personal-zaes-pisla-deokupacii.html" text:style-name="Internet_20_link" text:visited-style-name="Visited_20_Internet_20_Link">
</text:a>
</text:span>
</text:p>
      <text:p text:style-name="P4">
As reported by Ukrinform, on May 6 CEO <text:span text:style-name="T4">
 <text:a xlink:type="simple" xlink:href="https://www.ukrinform.ua/tag-magate" text:style-name="Internet_20_link" text:visited-style-name="Visited_20_Internet_20_Link">
</text:a>
</text:span>
 Raphael Marian Grosssey said that the experts of the International Atomic Energy Agency, attended by Zaporizhzhya AAZ, received information that the evacuation of residents was from Energodar, where the majority of the staff lived.</text:p>
      <text:p text:style-name="P4">
News Source: <text:a xlink:type="simple" xlink:href="https://www.ukrinform.ua/rubric-economy/3708516-magate-planue-predstaviti-ugodu-sodo-zaes-cogo-misaca.html" text:style-name="Internet_20_link" text:visited-style-name="Visited_20_Internet_20_Link">
https://www.ukrinform.ua/rubric-economy/3708516-magate-planue-predstaviti-ugodu-sodo-zaes-cogo-misaca.html</text:a>
</text:p>
      <!--NEWS-->
      <text:h text:style-name="P10" text:outline-level="1">
<text:span text:style-name="T4">
Zaluzhny told how he responds to Ukrainian losses</text:span>
</text:h>
      <text:p text:style-name="P4">
Authors: Ukrinform (Person)</text:p>
      <text:p text:style-name="P4">
Publisher: Укринформ (Organization)</text:p>
      <text:p text:style-name="P4">
Published Time: 2023-05-12T22:17:00+03:00</text:p>
      <text:p text:style-name="P4">
Modified Time: 2023-05-12T22:17:00+03:00</text:p>
      <text:p text:style-name="P4">
Description: The Commander -in -Chief of the Armed Forces of Ukraine Valery Zaluzhny, despite the absence of emotions from the outside, is painfully experiencing Ukrainian losses in the war -in -law of the war and can not yet remove the names of the dead from the phone. - Ukrinform.</text:p>
      <text:p text:style-name="P4">
Images: ["<text:a xlink:type="simple" xlink:href="https://static.ukrinform.com/photos/2023_01/thumb_files/630_360_1673282797-219.jpeg" text:style-name="Internet_20_link" text:visited-style-name="Visited_20_Internet_20_Link">
630_360_16732...</text:a>
"]</text:p>
      <text:p text:style-name="P4">
Tags: ['ЗСУ', 'Валерій Залужний', 'Війна з росією']</text:p>
      <text:p text:style-name="P4">
Type: Article</text:p>
      <!--METADATA-->
      <text:p text:style-name="P4">
<draw:frame draw:style-name="fr1" draw:name="Image208" text:anchor-type="as-char" svg:width="6.9236in" svg:height="3.956343in" draw:z-index="0">
<draw:image xlink:href="../Images/yкринформ/2023-05-12T22-17-00-03-00/630_360_1673282797-219.jpeg" xlink:type="simple" xlink:show="embed" xlink:actuate="onLoad" draw:mime-type="image/jpeg"/>
</draw:frame>
The Commander -in -Chief of the Armed Forces of Ukraine Valery Zaluzhny, despite the absence of emotions from the outside, is painfully experiencing Ukrainian losses in the unleashed Russia of the and Poski war can not remove the names of the dead from the phone.</text:p>
      <text:p text:style-name="P4">
He told about it in an interview with Dmitry Komarov in the special project "Year. Based on the General ”, which was broadcast on the air of 1+1, Ukrinform reports.</text:p>
      <text:p text:style-name="P4">
“I am, above all, a normal person with a completely normal heart and that the emotion on the face and behavior is not given, let's say so, human pain, it does not mean puppy. In fact, the heart feels it very, very painful, ”the Armed Forces headed by the Armed Forces, said</text:p>
      <text:p text:style-name="P4">
<text:span text:style-name="T4">
 Read also: </text:span>
 <text:span text:style-name="T4">
 <text:a xlink:type="simple" xlink:href="https://www.ukrinform.ua/rubric-ato/3708105-ukrainski-vijskovi-cogo-tizna-ne-vtratili-zodnoi-pozicii-u-bahmuti-malar.html" text:style-name="Internet_20_link" text:visited-style-name="Visited_20_Internet_20_Link">
</text:a>
</text:span>
</text:p>
      <text:p text:style-name="P4">
Zaluzhny shared that he returns to the phone book, where he sees very multi -cutters of people who are gone, but cannot remove these numbers.</text:p>
      <text:p text:style-name="P4">
“I am not ready for it yet. Once upon a time, I will probably do it to remove a person from the phone forever, but it will not be possible to remove from memory and my heart. This is very difficult, ”he said.</text:p>
      <text:p text:style-name="P4">
<text:span text:style-name="T4">
 Read also: </text:span>
 <text:span text:style-name="T4">
 <text:a xlink:type="simple" xlink:href="https://www.ukrinform.ua/rubric-ato/3707166-zaluznij-ne-poihav-na-zustric-vijskovogo-komitetu-nato-cerez-situaciu-na-fronti.html" text:style-name="Internet_20_link" text:visited-style-name="Visited_20_Internet_20_Link">
</text:a>
</text:span>
</text:p>
      <text:p text:style-name="P4">
Asked if he had to cry, the commander -in -chief replied: “Being a commander, I do not want to admit to some weaknesses there, but I am a man. Once I cried when my mom was looking for her son. He was a pilot -solont that flew to Mariupol. At the moment, as long as I was with her, I had hope that he was still alive and everything would be fine. I was told one moment that he had died, he was gone. "</text:p>
      <text:p text:style-name="P4">
<text:span text:style-name="T4">
 <text:a xlink:type="simple" xlink:href="https://www.ukrinform.ua/tag-valerij-zaluznij" text:style-name="Internet_20_link" text:visited-style-name="Visited_20_Internet_20_Link">
</text:a>
</text:span>
 He noted that when he had to talk to his mother about the death of the military, he "lacked the strength".</text:p>
      <text:p text:style-name="P4">
News Source: <text:a xlink:type="simple" xlink:href="https://www.ukrinform.ua/rubric-ato/3708519-zaluznij-rozpoviv-ak-reague-na-ukrainski-vtrati.html" text:style-name="Internet_20_link" text:visited-style-name="Visited_20_Internet_20_Link">
https://www.ukrinform.ua/rubric-ato/3708519-zaluznij-rozpoviv-ak-reague-na-ukrainski-vtrati.html</text:a>
</text:p>
      <!--NEWS-->
      <text:h text:style-name="P10" text:outline-level="1">
<text:span text:style-name="T4">
In order to continue normal relations with the EU, China has to persuade the Russian Federation to withdraw from Ukraine - Borrel</text:span>
</text:h>
      <text:p text:style-name="P4">
Authors: Ukrinform (Person)</text:p>
      <text:p text:style-name="P4">
Publisher: Укринформ (Organization)</text:p>
      <text:p text:style-name="P4">
Published Time: 2023-05-12T22:21:00+03:00</text:p>
      <text:p text:style-name="P4">
Modified Time: 2023-05-12T22:21:00+03:00</text:p>
      <text:p text:style-name="P4">
Description: Relations between the EU and China will never develop normally unless China realizes its responsibility as a permanent member of the UN RB, and does not persuade Russia to stop the war and remove its troops from Ukrain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Китай', 'Боррель', 'Війна з росією']</text:p>
      <text:p text:style-name="P4">
Type: Article</text:p>
      <!--METADATA-->
      <text:p text:style-name="P4">
<draw:frame draw:style-name="fr1" draw:name="Image209" text:anchor-type="as-char" svg:width="6.9236in" svg:height="3.956343in" draw:z-index="0">
<draw:image xlink:href="../Images/yкринформ/2023-05-12T22-21-00-03-00/630_360_1667561515-584.jpg" xlink:type="simple" xlink:show="embed" xlink:actuate="onLoad" draw:mime-type="image/jpeg"/>
</draw:frame>
Relations between the EU and China will never develop normally if China does not realize the responsibility as a permanent member of the UN Security Council, and does not convince Russia to stop and withdraw its troops from Ukraine.</text:p>
      <text:p text:style-name="P4">
About it today in Sweden, in the castle of Steninge, where the informal meeting of foreign ministers of the EU countries took place, at the press conference as a result, the high representative of the EU Zozep Borrel said, reports correspondent.</text:p>
      <text:p text:style-name="P4">
“Relations between the European Union and China will never develop noorically unless China pushes Russia to withdraw from Ukraine. We urge how to influence Russia as a permanent member of the UN Security Council, so that this war may be performed and play a constructive role in achieving the right peace for Ukraine, ”Bortel stressed.</text:p>
      <text:p text:style-name="P4">
<text:span text:style-name="T4">
 Read also: </text:span>
 <text:span text:style-name="T4">
 <text:a xlink:type="simple" xlink:href="https://www.ukrinform.ua/rubric-ato/3708513-borrel-vvazae-formulu-zelenskogo-edinim-slahom-do-spravedlivogo-ta-stijkogo-miru.html" text:style-name="Internet_20_link" text:visited-style-name="Visited_20_Internet_20_Link">
</text:a>
</text:span>
</text:p>
      <text:p text:style-name="P4">
He also reported that he presented to the European Ministers the conceptual document on "retelling" relations between the EU and China, which sends the view of the whole complex of relations.</text:p>
      <text:p text:style-name="P4">
In particular, it is about eliminating the imbalance of trade, the prevention of EU dependence on China in certain technological spheres, discussing existing differences, such as human rights, as well as solving the problem of security, including the situation in the Taiwanese Strait and in Ukraine.</text:p>
      <text:p text:style-name="P4">
<text:span text:style-name="T4">
 Read also: </text:span>
 <text:span text:style-name="T4">
 <text:a xlink:type="simple" xlink:href="https://www.ukrinform.ua/rubric-polytics/3707999-kitaj-vze-vtrativ-mozlivist-buti-poserednikom-u-rozvazanij-rosieu-vijni-borrel.html" text:style-name="Internet_20_link" text:visited-style-name="Visited_20_Internet_20_Link">
</text:a>
</text:span>
</text:p>
      <text:p text:style-name="P4">
The document presented today by the EU Foreign Ministers for the refinement and further elaboration will be presented to the leaders of the EU countries for elaboration during the European Summit in June this year.</text:p>
      <text:p text:style-name="P4">
As reported by Ukrinform, today in Sweden there was an informal meeting of foreign ministers of the EU countries, during which European government officials considering the most important issues of foreign policy, including the support of Ukraine and determining the strategy of relations between the EU and <text:span text:style-name="T4">
 [] <text:a xlink:type="simple" xlink:href="https://www.ukrinform.ua/tag-kitaj" text:style-name="Internet_20_link" text:visited-style-name="Visited_20_Internet_20_Link">
</text:a>
 </text:span>
 .</text:p>
      <text:p text:style-name="P4">
News Source: <text:a xlink:type="simple" xlink:href="https://www.ukrinform.ua/rubric-polytics/3708521-dla-prodovzenna-normalnih-stosunkiv-z-es-kitaj-mae-perekonati-rf-vijti-z-ukraini-borrel.html" text:style-name="Internet_20_link" text:visited-style-name="Visited_20_Internet_20_Link">
https://www.ukrinform.ua/rubric-polytics/3708521-dla-prodovzenna-normalnih-stosunkiv-z-es-kitaj-mae-perekonati-rf-vijti-z-ukraini-borrel.html</text:a>
</text:p>
      <!--NEWS-->
      <text:h text:style-name="P10" text:outline-level="1">
<text:span text:style-name="T4">
A volunteer who came under Russian shelling during the evacuation of people died in Kharkiv</text:span>
</text:h>
      <text:p text:style-name="P4">
Authors: Ukrinform (Person)</text:p>
      <text:p text:style-name="P4">
Publisher: Укринформ (Organization)</text:p>
      <text:p text:style-name="P4">
Published Time: 2023-05-12T22:22:00+03:00</text:p>
      <text:p text:style-name="P4">
Modified Time: 2023-05-12T22:22:00+03:00</text:p>
      <text:p text:style-name="P4">
Description: Volunteer Yevgeny Sanin died in Kharkiv, who came under Russian shelling, evacuating people from the war zone, doctors fought for his lifetime. - Ukrinform.</text:p>
      <text:p text:style-name="P4">
Images: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Tags: ['Обстріл', 'Волонтери', 'Харків', 'Війна з росією']</text:p>
      <text:p text:style-name="P4">
Type: Article</text:p>
      <!--METADATA-->
      <text:p text:style-name="P4">
<draw:frame draw:style-name="fr1" draw:name="Image210" text:anchor-type="as-char" svg:width="6.9236in" svg:height="3.956343in" draw:z-index="0">
<draw:image xlink:href="../Images/yкринформ/2023-05-12T22-22-00-03-00/630_360_1617451420-842.jpg" xlink:type="simple" xlink:show="embed" xlink:actuate="onLoad" draw:mime-type="image/jpeg"/>
</draw:frame>
In Kharkiv Impomer Volunteer Yevgeny Sanin, who came under Russian shelling, evacuating people from the war zone, doctors fought for his lifetime.</text:p>
      <text:p text:style-name="P4">
This was reported on social networks by Sanina's friends, Ukrinform reports.</text:p>
      <text:p text:style-name="P4">
“A terrible loss ... this morning. We believed to the last. We hoped that you will stand, you are out of place ...(https://www.facebook.com/yuliya.litvishko/posts/pfbid02mvTw8DAyyRXzoaSLGgUNna6bkeubUh9uLUabJqdgDMDpgVg4r7yMMRB6ZU1gfTEHl).</text:p>
      <text:p text:style-name="P4">
<draw:frame draw:style-name="fr1" draw:name="Image211" text:anchor-type="as-char" svg:width="6.9236in" svg:height="6.9236in" draw:z-index="0">
<draw:image xlink:href="../Images/yкринформ/2023-05-12T22-22-00-03-00/1683919277-490.jpg" xlink:type="simple" xlink:show="embed" xlink:actuate="onLoad" draw:mime-type="image/jpeg"/>
</draw:frame>
Sanina is buried on May 14 at the Walk of Glory of the Cemetery # 18 in Kharkiv.</text:p>
      <text:p text:style-name="P4">
As <text:a xlink:type="simple" xlink:href="https://youtu.be/r_EhSqJ175I" text:style-name="Internet_20_link" text:visited-style-name="Visited_20_Internet_20_Link">
 </text:a>
, April 13 Evacuation Group of Organizing Eventroom fell under Russian <text:a xlink:type="simple" xlink:href="https://www.ukrinform.ua/tag-obstril" text:style-name="Internet_20_link" text:visited-style-name="Visited_20_Internet_20_Link">
</text:a>
In the Kupyansky district of Kharkiv region. The invaders kissed the first car in which Yevgeny Sanin was, the volunteer was seriously injured.</text:p>
      <text:p text:style-name="P4">
Yevgeny Sanin - Kharkiv Rieltor, from February 24, 2022 began volunterites, in particular, participated in the evacuation of the inhabitants of temporarily occupied raunts of Kharkiv region through the Pechenezh dam. Last summer, this path was called "expensive life", it was perhaps the only opportunity to get the territory controlled on controlled Ukraine.</text:p>
      <text:p text:style-name="P4">
News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The purpose of the Russian Federation at the beginning of the invasion was to destroy Ukrainian statehood - Zaluzhny</text:span>
</text:h>
      <text:p text:style-name="P4">
Authors: Ukrinform (Person)</text:p>
      <text:p text:style-name="P4">
Publisher: Укринформ (Organization)</text:p>
      <text:p text:style-name="P4">
Published Time: 2023-05-12T22:26:00+03:00</text:p>
      <text:p text:style-name="P4">
Modified Time: 2023-05-12T22:26:00+03:00</text:p>
      <text:p text:style-name="P4">
Description: The purpose of the Russian army is to kill Ukrainians. If we do not destroy the enemy now, we will be destroyed. - Ukrinform.</text:p>
      <text:p text:style-name="P4">
Images: ["<text:a xlink:type="simple" xlink:href="https://static.ukrinform.com/photos/2023_02/thumb_files/630_360_1676531390-589.jpg" text:style-name="Internet_20_link" text:visited-style-name="Visited_20_Internet_20_Link">
630_360_16765...</text:a>
"]</text:p>
      <text:p text:style-name="P4">
Tags: ['Україна', 'Вбивство', 'Валерій Залужний', 'Війна з росією']</text:p>
      <text:p text:style-name="P4">
Type: Article</text:p>
      <!--METADATA-->
      <text:p text:style-name="P4">
<draw:frame draw:style-name="fr1" draw:name="Image212" text:anchor-type="as-char" svg:width="6.9236in" svg:height="3.956343in" draw:z-index="0">
<draw:image xlink:href="../Images/yкринформ/2023-05-12T22-26-00-03-00/630_360_1676531390-589.jpg" xlink:type="simple" xlink:show="embed" xlink:actuate="onLoad" draw:mime-type="image/jpeg"/>
</draw:frame>
The Metro -Army is to kill Ukrainians. If we do not destroy the enemy now, we will be destroyed.</text:p>
      <text:p text:style-name="P4">
At this, the commander -in -chief of the Armed Forces of Ukraine Valery Zaluzhny emphasized the Winterv Special Project Dmitry Komarov "<text:a xlink:type="simple" xlink:href="http://www.youtube.com/watch" text:style-name="Internet_20_link" text:visited-style-name="Visited_20_Internet_20_Link">
</text:a>
», Reports Ukrinform.</text:p>
      <text:p text:style-name="P4">
He expressed the opinion that the strategic goal <text:a xlink:type="simple" xlink:href="https://www.ukrinform.ua/tag-rosia" text:style-name="Internet_20_link" text:visited-style-name="Visited_20_Internet_20_Link">
</text:a>
At the beginning of the invasion of Ukraine, it was to destroy Ukrainian. “They hoped that they would come in organized columns, people would meet them with bread and salt, and the Ukrainian state has become. But the Ukrainians began resistance, Ukrainians began to defend themselves. Today, they come here from the Russian Federation to consciously kill Ukrainian. The essence of this war is that if we are not destroying the enemy now, we will be destroyed, because they have come consciously, ” - said Zamaluzhny.</text:p>
      <text:p text:style-name="P4">
The Commander -in -Chief of the Armed Forces emphasized that the Russians go to kill Ukrainians, after all, that they carry "crazy" losses on the battlefield in Ukraine. Zaluzhny emphasized that this is their goal.</text:p>
      <text:p text:style-name="P4">
<text:span text:style-name="T4">
 Read also: </text:span>
 <text:a xlink:type="simple" xlink:href="https://www.ukrinform.ua/rubric-ato/3708517-vijskove-kerivnictvo-ukraini-gotuvalosa-do-vtorgnenna-rf-zaluznij.html" text:style-name="Internet_20_link" text:visited-style-name="Visited_20_Internet_20_Link">
<text:span text:style-name="T4">
 Zaluzhni </text:span>
</text:a>
"It is strange that this happens in the 21st century, when science is developed, when there are still grandparents who have experienced it all during the Second World War ... Nevertheless, they consciously go to kill Ukrainians," he added.</text:p>
      <text:p text:style-name="P4">
As it was reported, the Defense Forces of Ukraine from February 24, 2022 to May 12, 2023 <text:a xlink:type="simple" xlink:href="https://www.ukrinform.ua/rubric-ato/3708073-sili-oboroni-znisili-197-670-rosijskih-zagarbnikiv.html" text:style-name="Internet_20_link" text:visited-style-name="Visited_20_Internet_20_Link">
</text:a>
 .</text:p>
      <text:p text:style-name="P4">
News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The enemy fired at the Sumy region border communities five times a day</text:span>
</text:h>
      <text:p text:style-name="P4">
Authors: Ukrinform (Person)</text:p>
      <text:p text:style-name="P4">
Publisher: Укринформ (Organization)</text:p>
      <text:p text:style-name="P4">
Published Time: 2023-05-12T22:31:00+03:00</text:p>
      <text:p text:style-name="P4">
Modified Time: 2023-05-12T22:31:00+03:00</text:p>
      <text:p text:style-name="P4">
Description: The Russian army on Friday, May 12, fired at the border settlements of Sumy region five times, causing a total of 87 explosions.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13" text:anchor-type="as-char" svg:width="6.9236in" svg:height="3.956343in" draw:z-index="0">
<draw:image xlink:href="../Images/yкринформ/2023-05-12T22-31-00-03-00/630_360_1640330796-210.jpeg" xlink:type="simple" xlink:show="embed" xlink:actuate="onLoad" draw:mime-type="image/jpeg"/>
</draw:frame>
Russian Army on Friday, May 12, fired at the border inhabitants of Sumy region five times, causing a total of 87 explosions.</text:p>
      <text:p text:style-name="P4">
According to Ukrinform, the Sumy Regional Military Administration reported in <text:a xlink:type="simple" xlink:href="https://t.me/Sumy_news_ODA/16157" text:style-name="Internet_20_link" text:visited-style-name="Visited_20_Internet_20_Link">
</text:a>
.</text:p>
      <text:p text:style-name="P4">
In particular, in the Krasnopil community, the invaders struck a mortar stroke - 16 <text:span text:style-name="T4">
 <text:a xlink:type="simple" xlink:href="https://www.ukrinform.ua/tag-vibuh" text:style-name="Internet_20_link" text:visited-style-name="Visited_20_Internet_20_Link">
</text:a>
</text:span>
. The hostile fire was harmed two private homes in the village of Slavgorod.</text:p>
      <text:p text:style-name="P4">
The enemy fired the Belopil community from grenade launchers, resulting in 56 explosions. More than five mines were thrown into the territory of the same community.</text:p>
      <text:p text:style-name="P4">
The Grand Daper Stroke from the Russians was also suffered by the Velikopysar community - ten explosions were recorded.</text:p>
      <text:p text:style-name="P4">
<text:span text:style-name="T4">
 Read also: </text:span>
 <text:span text:style-name="T4">
 <text:a xlink:type="simple" xlink:href="https://www.ukrinform.ua/rubric-ato/3708503-rosiani-vipustili-po-prikordonnu-cernigivsini-ponad-20-min.html" text:style-name="Internet_20_link" text:visited-style-name="Visited_20_Internet_20_Link">
</text:a>
</text:span>
</text:p>
      <text:p text:style-name="P4">
As reported by Ukrinform, on May 11, Russian troops attacked cut -off weapons 17 times border communities of Sumy region.</text:p>
      <text:p text:style-name="P4">
News Source: <text:a xlink:type="simple" xlink:href="https://www.ukrinform.ua/rubric-ato/3708520-vorog-za-dobu-pat-raziv-obstrilav-prikordonni-gromadi-sumsini.html" text:style-name="Internet_20_link" text:visited-style-name="Visited_20_Internet_20_Link">
https://www.ukrinform.ua/rubric-ato/3708520-vorog-za-dobu-pat-raziv-obstrilav-prikordonni-gromadi-sumsini.html</text:a>
</text:p>
      <!--NEWS-->
      <text:h text:style-name="P10" text:outline-level="1">
<text:span text:style-name="T4">
The International Federation of weightlifting will not interfere with the speeches of Russians and Belarus</text:span>
</text:h>
      <text:p text:style-name="P4">
Authors: Ukrinform (Person)</text:p>
      <text:p text:style-name="P4">
Publisher: Укринформ (Organization)</text:p>
      <text:p text:style-name="P4">
Published Time: 2023-05-12T22:34:00+03:00</text:p>
      <text:p text:style-name="P4">
Modified Time: 2023-05-12T22:34:00+03:00</text:p>
      <text:p text:style-name="P4">
Description: The International Athletics Federation (IWF) has allowed to compete with athletes from Russia and Belarus in neutral status in competitions. - Ukrinform.</text:p>
      <text:p text:style-name="P4">
Images: ["<text:a xlink:type="simple" xlink:href="https://static.ukrinform.com/photos/2023_05/thumb_files/630_360_1683919724-718.jpeg" text:style-name="Internet_20_link" text:visited-style-name="Visited_20_Internet_20_Link">
630_360_16839...</text:a>
"]</text:p>
      <text:p text:style-name="P4">
Tags: ['Важка атлетика']</text:p>
      <text:p text:style-name="P4">
Type: Article</text:p>
      <!--METADATA-->
      <text:p text:style-name="P4">
<draw:frame draw:style-name="fr1" draw:name="Image214" text:anchor-type="as-char" svg:width="6.9236in" svg:height="3.956343in" draw:z-index="0">
<draw:image xlink:href="../Images/yкринформ/2023-05-12T22-34-00-03-00/630_360_1683919724-718.jpeg" xlink:type="simple" xlink:show="embed" xlink:actuate="onLoad" draw:mime-type="image/jpeg"/>
</draw:frame>
International Federation of weightlifting(IWF)Allowed to compete Athletes from Russia Belarus in neutral status in competitions.</text:p>
      <text:p text:style-name="P4">
According to official <text:a xlink:type="simple" xlink:href="https://iwf.sport/2023/05/12/iwf-press-release-executive-board-meeting/" text:style-name="Internet_20_link" text:visited-style-name="Visited_20_Internet_20_Link">
</text:a>
The organization, the corresponding decision was made by a NAONLINE meeting of the Executive Committee of the Federation, Ukrinform reports.</text:p>
      <text:p text:style-name="P4">
It is noted that the return of weightlifters from Russia and Belarus will be overcome by the recommendations of the International Olympic Committee(Mok)on object neutrality. Before allowing the weightlifters to be competitive, each of them will provoke an "independent agency".</text:p>
      <text:p text:style-name="P4">
<text:span text:style-name="T4">
 Read also: </text:span>
 <text:a xlink:type="simple" xlink:href="https://www.ukrinform.ua/rubric-sports/3704726-miznarodna-vazkoatleticna-federacia-zaboronit-sportsmenam-vihoditi-na-podiumi-z-derzavnimi-praporami.html" text:style-name="Internet_20_link" text:visited-style-name="Visited_20_Internet_20_Link">
</text:a>
The admission of Russians and Belarus means that they can claim the nearest tournament of the Grand Prix series that will pass in Cuba(June 8-18).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Social.</text:p>
      <text:p text:style-name="P4">
If the Russians and Belarusians missed the Cuba competition, they would have lost their chance to proceed at the 2024 Olympics according to the selection rules. They will also be able to compete with the World Cup of 2023(September, Saudi Arabia).</text:p>
      <text:p text:style-name="P4">
News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The International Federation of weightlifting will not interfere with the speeches of Russians and Belarus</text:span>
</text:h>
      <text:p text:style-name="P4">
Authors: Ukrinform (Person)</text:p>
      <text:p text:style-name="P4">
Publisher: Укринформ (Organization)</text:p>
      <text:p text:style-name="P4">
Published Time: 2023-05-12T22:34:00+03:00</text:p>
      <text:p text:style-name="P4">
Modified Time: 2023-05-12T22:34:00+03:00</text:p>
      <text:p text:style-name="P4">
Description: The International Athletics Federation (IWF) has allowed to compete with athletes from Russia and Belarus in neutral status in competitions. - Ukrinform.</text:p>
      <text:p text:style-name="P4">
Images: ["<text:a xlink:type="simple" xlink:href="https://static.ukrinform.com/photos/2023_05/thumb_files/630_360_1683919724-718.jpeg" text:style-name="Internet_20_link" text:visited-style-name="Visited_20_Internet_20_Link">
630_360_16839...</text:a>
"]</text:p>
      <text:p text:style-name="P4">
Tags: ['Важка атлетика']</text:p>
      <text:p text:style-name="P4">
Type: Article</text:p>
      <!--METADATA-->
      <text:p text:style-name="P4">
<draw:frame draw:style-name="fr1" draw:name="Image215" text:anchor-type="as-char" svg:width="6.9236in" svg:height="3.956343in" draw:z-index="0">
<draw:image xlink:href="../Images/yкринформ/2023-05-12T22-34-00-03-00/630_360_1683919724-718.jpeg" xlink:type="simple" xlink:show="embed" xlink:actuate="onLoad" draw:mime-type="image/jpeg"/>
</draw:frame>
International Federation of weightlifting(IWF)Allowed to compete Athletes from Russia Belarus in neutral status in competitions.</text:p>
      <text:p text:style-name="P4">
According to official <text:a xlink:type="simple" xlink:href="https://iwf.sport/2023/05/12/iwf-press-release-executive-board-meeting/" text:style-name="Internet_20_link" text:visited-style-name="Visited_20_Internet_20_Link">
</text:a>
The organization, the corresponding decision was made by a NAONLINE meeting of the Executive Committee of the Federation, Ukrinform reports.</text:p>
      <text:p text:style-name="P4">
It is noted that the return of weightlifters from Russia and Belarus will be overcome by the recommendations of the International Olympic Committee(Mok)on object neutrality. Before allowing the weightlifters to be competitive, each of them will provoke an "independent agency".</text:p>
      <text:p text:style-name="P4">
<text:span text:style-name="T4">
 Read also: </text:span>
 <text:a xlink:type="simple" xlink:href="https://www.ukrinform.ua/rubric-sports/3704726-miznarodna-vazkoatleticna-federacia-zaboronit-sportsmenam-vihoditi-na-podiumi-z-derzavnimi-praporami.html" text:style-name="Internet_20_link" text:visited-style-name="Visited_20_Internet_20_Link">
</text:a>
The admission of Russians and Belarus means that they can claim the nearest tournament of the Grand Prix series that will pass in Cuba(June 8-18).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Social.</text:p>
      <text:p text:style-name="P4">
If the Russians and Belarusians missed the Cuba competition, they would have lost their chance to proceed at the 2024 Olympics according to the selection rules. They will also be able to compete with the World Cup of 2023(September, Saudi Arabia).</text:p>
      <text:p text:style-name="P4">
News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Russia planned a full -scale offensive on Ukraine - the Commander -in -Chief of the Armed Forces in detail</text:span>
</text:h>
      <text:p text:style-name="P4">
Authors: Ukrinform (Person)</text:p>
      <text:p text:style-name="P4">
Publisher: Укринформ (Organization)</text:p>
      <text:p text:style-name="P4">
Published Time: 2023-05-12T22:35:00+03:00</text:p>
      <text:p text:style-name="P4">
Modified Time: 2023-05-12T22:35:00+03:00</text:p>
      <text:p text:style-name="P4">
Description: The Commander -in -Chief of the Armed Forces of Ukraine Valery Zaluzhny is convinced that the Russian Federation planned a full -scale offensive operation in the Ukrainian state in detail. - Ukrinform.</text:p>
      <text:p text:style-name="P4">
Images: ["<text:a xlink:type="simple" xlink:href="https://static.ukrinform.com/photos/2022_06/thumb_files/630_360_1655868088-457.jpg" text:style-name="Internet_20_link" text:visited-style-name="Visited_20_Internet_20_Link">
630_360_16558...</text:a>
"]</text:p>
      <text:p text:style-name="P4">
Tags: ['ЗСУ', 'Агресія РФ', 'Валерій Залужний', 'Війна з росією']</text:p>
      <text:p text:style-name="P4">
Type: Article</text:p>
      <!--METADATA-->
      <text:p text:style-name="P4">
<draw:frame draw:style-name="fr1" draw:name="Image216" text:anchor-type="as-char" svg:width="6.9236in" svg:height="3.956343in" draw:z-index="0">
<draw:image xlink:href="../Images/yкринформ/2023-05-12T22-35-00-03-00/630_360_1655868088-457.jpg" xlink:type="simple" xlink:show="embed" xlink:actuate="onLoad" draw:mime-type="image/jpeg"/>
</draw:frame>
The Commander -in -Chief of the Armed Forces of Ukraine Valery Zaluzhny is convinced that the Russian Federation planned in detail a full -scale offensive operation of the Ukrainian State.</text:p>
      <text:p text:style-name="P4">
He told about it in an interview with Dmitry Komarov in the special project "Year. Behind the scenes, ”Ukrinform reports.</text:p>
      <text:p text:style-name="P4">
“The Russian Federation is a country where military science, I think, developed, is highly and high and high. Accordingly, when approaching such a matter of full -scale aggression against Ukraine, preparing for it, these measures were prepared for it comprehensively. Believe me, I am in this. This operation was planned and in detail, ”said the Armed Forces Commander.</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Zaluzhny said that the grouping of Russian troops, which were preparing for the conduction, changed several times. According to him, the enemy of teaching, analyzed the result, and when he understood that this option was not suitable, there was a replacement.</text:p>
      <text:p text:style-name="P4">
"It confused us, and gave them the opportunity to get the result," the head of the commander added.</text:p>
      <text:p text:style-name="P4">
<text:span text:style-name="T4">
 Read also: </text:span>
 <text:span text:style-name="T4">
 <text:a xlink:type="simple" xlink:href="https://www.ukrinform.ua/rubric-ato/3708501-prezident-cehii-ocinue-sansi-kontrnastupu-ukraini-ak-dobri.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Russia planned a full -scale offensive on Ukraine - the Commander -in -Chief of the Armed Forces in detail</text:span>
</text:h>
      <text:p text:style-name="P4">
Authors: Ukrinform (Person)</text:p>
      <text:p text:style-name="P4">
Publisher: Укринформ (Organization)</text:p>
      <text:p text:style-name="P4">
Published Time: 2023-05-12T22:35:00+03:00</text:p>
      <text:p text:style-name="P4">
Modified Time: 2023-05-12T22:35:00+03:00</text:p>
      <text:p text:style-name="P4">
Description: The Commander -in -Chief of the Armed Forces of Ukraine Valery Zaluzhny is convinced that the Russian Federation planned a full -scale offensive operation in the Ukrainian state in detail. - Ukrinform.</text:p>
      <text:p text:style-name="P4">
Images: ["<text:a xlink:type="simple" xlink:href="https://static.ukrinform.com/photos/2022_06/thumb_files/630_360_1655868088-457.jpg" text:style-name="Internet_20_link" text:visited-style-name="Visited_20_Internet_20_Link">
630_360_16558...</text:a>
"]</text:p>
      <text:p text:style-name="P4">
Tags: ['ЗСУ', 'Агресія РФ', 'Валерій Залужний', 'Війна з росією']</text:p>
      <text:p text:style-name="P4">
Type: Article</text:p>
      <!--METADATA-->
      <text:p text:style-name="P4">
<draw:frame draw:style-name="fr1" draw:name="Image217" text:anchor-type="as-char" svg:width="6.9236in" svg:height="3.956343in" draw:z-index="0">
<draw:image xlink:href="../Images/yкринформ/2023-05-12T22-35-00-03-00/630_360_1655868088-457.jpg" xlink:type="simple" xlink:show="embed" xlink:actuate="onLoad" draw:mime-type="image/jpeg"/>
</draw:frame>
The Commander -in -Chief of the Armed Forces of Ukraine Valery Zaluzhny is convinced that the Russian Federation planned in detail a full -scale offensive operation of the Ukrainian State.</text:p>
      <text:p text:style-name="P4">
He told about it in an interview with Dmitry Komarov in the special project "Year. Behind the scenes, ”Ukrinform reports.</text:p>
      <text:p text:style-name="P4">
“The Russian Federation is a country where military science, I think, developed, is highly and high and high. Accordingly, when approaching such a matter of full -scale aggression against Ukraine, preparing for it, these measures were prepared for it comprehensively. Believe me, I am in this. This operation was planned and in detail, ”said the Armed Forces Commander.</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Zaluzhny said that the grouping of Russian troops, which were preparing for the conduction, changed several times. According to him, the enemy of teaching, analyzed the result, and when he understood that this option was not suitable, there was a replacement.</text:p>
      <text:p text:style-name="P4">
"It confused us, and gave them the opportunity to get the result," the head of the commander added.</text:p>
      <text:p text:style-name="P4">
<text:span text:style-name="T4">
 Read also: </text:span>
 <text:span text:style-name="T4">
 <text:a xlink:type="simple" xlink:href="https://www.ukrinform.ua/rubric-ato/3708501-prezident-cehii-ocinue-sansi-kontrnastupu-ukraini-ak-dobri.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Work on 11th EU Sanctions Against Russia "well advanced" - Swedish Foreign Ministry</text:span>
</text:h>
      <text:p text:style-name="P4">
Authors: Ukrinform (Person)</text:p>
      <text:p text:style-name="P4">
Publisher: Укринформ (Organization)</text:p>
      <text:p text:style-name="P4">
Published Time: 2023-05-12T22:39:00+03:00</text:p>
      <text:p text:style-name="P4">
Modified Time: 2023-05-12T22:39:00+03:00</text:p>
      <text:p text:style-name="P4">
Description: The European Union remains adamant in support of Ukraine and is well-moving in the preparation of the next, 11th package of sanctions against Russia, which should increase pressure on the aggressor country and push it until the war is over. - Ukrinform.</text:p>
      <text:p text:style-name="P4">
Images: ["<text:a xlink:type="simple" xlink:href="https://static.ukrinform.com/photos/2020_06/thumb_files/630_360_1591893289-695.jpg" text:style-name="Internet_20_link" text:visited-style-name="Visited_20_Internet_20_Link">
630_360_15918...</text:a>
"]</text:p>
      <text:p text:style-name="P4">
Tags: ['Антиросійські санкції', 'Євросоюз', 'Агресія РФ']</text:p>
      <text:p text:style-name="P4">
Type: Article</text:p>
      <!--METADATA-->
      <text:p text:style-name="P4">
<draw:frame draw:style-name="fr1" draw:name="Image218" text:anchor-type="as-char" svg:width="6.9236in" svg:height="3.956343in" draw:z-index="0">
<draw:image xlink:href="../Images/yкринформ/2023-05-12T22-39-00-03-00/630_360_1591893289-695.jpg" xlink:type="simple" xlink:show="embed" xlink:actuate="onLoad" draw:mime-type="image/jpeg"/>
</draw:frame>
The European Union remains adamant in support of Ukraine and is well-proven in the preparation of the next, 11th package of sanctions against Russia, which have to increase the pressure on the aggressor country and push it to the end.</text:p>
      <text:p text:style-name="P4">
This was where the EU foreign ministers, which took place in the scenery of Steninge, said this during a press conference after the first day of the non -formal sitting ministers of the EU countries, which took place in the picturesque Swench, the Minister of Foreign Affairs of Sweden, the EU Sweden, the Ukrinform correspondent reports.</text:p>
      <text:p text:style-name="P4">
"We have come out of this meeting with a sense of even more unity of the Fundamental Issues, which the EU is faced ... The priority of our heading in the EU is to increase security in Europe, and this can be done by a single way by supporting Ukraine. It is not about crisis management - it is about the real struggle for dignity and for the protection of the world -based rules, which is based on the rules, not only in the interests of Europe, but also such a world, ”the Swedish government officer emphasized.</text:p>
      <text:p text:style-name="P4">
<text:span text:style-name="T4">
 Read also: </text:span>
 <text:span text:style-name="T4">
 <text:a xlink:type="simple" xlink:href="https://www.ukrinform.ua/rubric-world/3708440-obhid-sankcij-proti-rosii-matime-naslidki-berbok.html" text:style-name="Internet_20_link" text:visited-style-name="Visited_20_Internet_20_Link">
</text:a>
</text:span>
</text:p>
      <text:p text:style-name="P4">
He noted that the EU's support obligations remain adamant. At the same time, the ministers have discussed the need to increase pressure on Russia.</text:p>
      <text:p text:style-name="P4">
“Working on the 11th package <text:span text:style-name="T4">
 <text:a xlink:type="simple" xlink:href="https://www.ukrinform.ua/tag-antirossijskie-sankcii" text:style-name="Internet_20_link" text:visited-style-name="Visited_20_Internet_20_Link">
</text:a>
</text:span>
 Already well advanced forward as presidency in the EU, we are doing our best to promote the unity of the EU around this question. Tomorrow we will have an informal constipation between EU foreign ministers and the Minister of Foreign Affairs of Ukraine Dmitry Kuleba. It will be a valuable opportunity to listen to the views of the Minister of Harness on all relevant issues, including support from the EU, the development of the current situation on the ground, as well as how to put on Russia in the future of additional sanctions, and ensuring its responsibility(for the crime of Ukraine - ed.)”, - said Bolstrom.</text:p>
      <text:p text:style-name="P4">
<text:span text:style-name="T4">
 Read also: </text:span>
 <text:span text:style-name="T4">
 <text:a xlink:type="simple" xlink:href="https://www.ukrinform.ua/rubric-polytics/3708422-zelenskij-sogodni-sankcijnij-den-zatverdili-pat-paketiv.html" text:style-name="Internet_20_link" text:visited-style-name="Visited_20_Internet_20_Link">
</text:a>
</text:span>
</text:p>
      <text:p text:style-name="P4">
As reported by Ukrinform, the informal meeting of foreign ministers of the EU countries has taken place today, during which European government officials considering the most important issues of foreign policy, including the support of Ukraine and determining the strategy of relations between the EU and China.</text:p>
      <text:p text:style-name="P4">
News Source: <text:a xlink:type="simple" xlink:href="https://www.ukrinform.ua/rubric-economy/3708527-robota-nad-11m-paketom-sankcij-es-proti-rosii-dobre-prosunulasa-vpered-mzs-svecii.html" text:style-name="Internet_20_link" text:visited-style-name="Visited_20_Internet_20_Link">
https://www.ukrinform.ua/rubric-economy/3708527-robota-nad-11m-paketom-sankcij-es-proti-rosii-dobre-prosunulasa-vpered-mzs-svecii.html</text:a>
</text:p>
      <!--NEWS-->
      <text:h text:style-name="P10" text:outline-level="1">
<text:span text:style-name="T4">
Zaluzhny told about the first minutes of a large -scale invasion of the Russian Federation into Ukraine</text:span>
</text:h>
      <text:p text:style-name="P4">
Authors: Ukrinform (Person)</text:p>
      <text:p text:style-name="P4">
Publisher: Укринформ (Organization)</text:p>
      <text:p text:style-name="P4">
Published Time: 2023-05-12T22:44:00+03:00</text:p>
      <text:p text:style-name="P4">
Modified Time: 2023-05-12T22:44:00+03:00</text:p>
      <text:p text:style-name="P4">
Description: In the first minutes of the beginning of a large-scale invasion of the Russian Federation in Ukraine on February 24, 2022, the Commander-in-Chief of the Armed Forces Valery Zaluzhny called commander of all troops, and also received a telephone bell from a "not very pleasant person" with apology from abroad. - Ukrinform.</text:p>
      <text:p text:style-name="P4">
Images: ["<text:a xlink:type="simple" xlink:href="https://static.ukrinform.com/photos/2022_04/thumb_files/630_360_1650958347-815.jpeg" text:style-name="Internet_20_link" text:visited-style-name="Visited_20_Internet_20_Link">
630_360_16509...</text:a>
"]</text:p>
      <text:p text:style-name="P4">
Tags: ['ЗСУ', 'Агресія РФ', 'Валерій Залужний', 'Війна з росією']</text:p>
      <text:p text:style-name="P4">
Type: Article</text:p>
      <!--METADATA-->
      <text:p text:style-name="P4">
<draw:frame draw:style-name="fr1" draw:name="Image219" text:anchor-type="as-char" svg:width="6.9236in" svg:height="3.956343in" draw:z-index="0">
<draw:image xlink:href="../Images/yкринформ/2023-05-12T22-44-00-03-00/630_360_1650958347-815.jpeg" xlink:type="simple" xlink:show="embed" xlink:actuate="onLoad" draw:mime-type="image/jpeg"/>
</draw:frame>
In the first minutes of the beginning of a large-scale invasion of the Russian Federation in Ukraine on February 24, 2022, the head of the Armed Forces of the Armed Forces Valery Zaluzhny called the commander of all Rivivsk, and also received a telephone bell from "not very pleasant human" from abroad.</text:p>
      <text:p text:style-name="P4">
According to Ukrinform, the Commander -in -Chief of the Armed Forces of Ukraine Valeryzaluzhny said in an interview with Dmitry Komarov's special project "Year. Behind the scenes ”, as it is on the air of the nationwide TEMACHPON“ Single News ”, answering the questions of what were the first steps on February 24, 2022.</text:p>
      <text:p text:style-name="P4">
“I will disappoint you if you are waiting for the great pathos. Understand the military, because for us the war went. This day was remembered by literally such two interesting moments: the first moment is that literally, when it all started, I called every commander who was responsible for a particular area. Or I told him what started, and Vinmen - "I understood." Or the commander reported to me that some actions were already working out what he was performing. And I said - hold on, you know what to do. The mere moment that I remembered when I was literally at 5 am. He was calling from abroad and this person apologized to me. And I remembered it. The usual commander work began, ordinary commanders' weekdays at night, ”Zaluzhny said.</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He refused to tell details about the phone bell and about the person who apologized.</text:p>
      <text:p text:style-name="P4">
The commander -in -chief also noted that it is not necessary to treat the armed forces of the Russian Federation and to underestimate the enemy.</text:p>
      <text:p text:style-name="P4">
“It is not necessary to treat the activities of the Armed Forces of the Silrosian Federation. However, they have caused us a significant harm to do it. Our people die daily. But at the same time, it was possible to analyze and anticipate their future procedure and to prepare for this, ”Zaluzhny emphasized.</text:p>
      <text:p text:style-name="P4">
<text:span text:style-name="T4">
 Read also: </text:span>
 <text:span text:style-name="T4">
 <text:a xlink:type="simple" xlink:href="https://www.ukrinform.ua/rubric-ato/3708519-zaluznij-rozpoviv-ak-reague-na-ukrainski-vtrati.html" text:style-name="Internet_20_link" text:visited-style-name="Visited_20_Internet_20_Link">
</text:a>
 </text:span>
</text:p>
      <text:p text:style-name="P4">
“This all the complex of the exercises we conducted, this whole complex of ideas we considered, prompted us of the idea that we have a single variant who can work in this situation, and this option was that we had in The shortest time to cause maximum losses to the enemy, to release blood from him in order for him to abandon the further action of the agreed territory of Ukraine. And it worked. We were forced to extract the enemy, to delay the owners, to delay his reserves and simply smoke it, ” - said Zazluzhny.</text:p>
      <text:p text:style-name="P4">
<text:span text:style-name="T4">
 Read also: </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Answering the question why the enemy destroys everything in its path, why the tactics of Russian and Ukrainian military, commander -in -chief, are obvious: “The answer is obvious here: because they are invaders, they go to make our homes to kill our women, to kill children, to make children This land has never been fertile. That's the tactic they use. Worse is that I know that they have the opportunity to do so. We have a little more tactic and a slightly different strategy. It is no point in spending ammunition in the ammunition in order to cut our own infrastructure. We count every wake, every mine and every human life, so we try to act like that. Avons act like a horde. "</text:p>
      <text:p text:style-name="P4">
<text:span text:style-name="T4">
 Read also: </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As reported, on February 24, 2022, the Russian Federation launched a new stage <text:span text:style-name="T4">
 <text:a xlink:type="simple" xlink:href="https://www.ukrinform.ua/tag-vijna-z-rosieu" text:style-name="Internet_20_link" text:visited-style-name="Visited_20_Internet_20_Link">
</text:a>
</text:span>
 Against Ukraine is a full -scale invasion. According to the General Staff of the Armed Forces, during the year the forces of Ukraine's defense have suffered significant losses of the aggressor, destroying almost 146 thousand Russian ash.</text:p>
      <text:p text:style-name="P4">
News Source: <text:a xlink:type="simple" xlink:href="https://www.ukrinform.ua/rubric-ato/3708530-zaluznij-rozpoviv-pro-persi-hvilini-sirokomasstabnogo-vtorgnenna-rf-v-ukrainu.html" text:style-name="Internet_20_link" text:visited-style-name="Visited_20_Internet_20_Link">
https://www.ukrinform.ua/rubric-ato/3708530-zaluznij-rozpoviv-pro-persi-hvilini-sirokomasstabnogo-vtorgnenna-rf-v-ukrainu.html</text:a>
</text:p>
      <!--NEWS-->
      <text:h text:style-name="P10" text:outline-level="1">
<text:span text:style-name="T4">
Fedorov reported a loud explosion in Melitopol</text:span>
</text:h>
      <text:p text:style-name="P4">
Authors: Ukrinform (Person)</text:p>
      <text:p text:style-name="P4">
Publisher: Укринформ (Organization)</text:p>
      <text:p text:style-name="P4">
Published Time: 2023-05-12T22:47:00+03:00</text:p>
      <text:p text:style-name="P4">
Modified Time: 2023-05-12T22:47:00+03:00</text:p>
      <text:p text:style-name="P4">
Description: An explosion was raised in the temporarily occupied Melitopol. In some areas, light, water and communication have disappeared. - Ukrinform.</text:p>
      <text:p text:style-name="P4">
Images: ["<text:a xlink:type="simple" xlink:href="https://static.ukrinform.com/photos/2022_12/thumb_files/630_360_1670715012-546.jpg" text:style-name="Internet_20_link" text:visited-style-name="Visited_20_Internet_20_Link">
630_360_16707...</text:a>
"]</text:p>
      <text:p text:style-name="P4">
Tags: ['Мелітополь', 'Окупація', 'Вибух', 'Війна з росією']</text:p>
      <text:p text:style-name="P4">
Type: Article</text:p>
      <!--METADATA-->
      <text:p text:style-name="P4">
<draw:frame draw:style-name="fr1" draw:name="Image220" text:anchor-type="as-char" svg:width="6.9236in" svg:height="3.956343in" draw:z-index="0">
<draw:image xlink:href="../Images/yкринформ/2023-05-12T22-47-00-03-00/630_360_1670715012-546.jpg" xlink:type="simple" xlink:show="embed" xlink:actuate="onLoad" draw:mime-type="image/jpeg"/>
</draw:frame>
The explosion was erected by the occupied Melitopol. In some areas, light, water and ligaments have disappeared.</text:p>
      <text:p text:style-name="P4">
About it in the telegram <text:a xlink:type="simple" xlink:href="https://t.me/ivan_fedorov_melitopol/1959" text:style-name="Internet_20_link" text:visited-style-name="Visited_20_Internet_20_Link">
</text:a>
Melitopol city chairman Ivan Fedorov, reports Ukrinform.</text:p>
      <text:p text:style-name="P4">
"There is a loud explosion in Melitopol. It is so powerful that there was no light, water and connection in the eastern and northernia of the city and even surrounding villages," he wrote.</text:p>
      <text:p text:style-name="P4">
<text:span text:style-name="T4">
 Read also: </text:span>
 <text:span text:style-name="T4">
 <text:a xlink:type="simple" xlink:href="https://www.ukrinform.ua/rubric-regions/3708417-u-melitopoli-bila-pidizdu-pidirvali-kolaboranta.html" text:style-name="Internet_20_link" text:visited-style-name="Visited_20_Internet_20_Link">
</text:a>
</text:span>
</text:p>
      <text:p text:style-name="P4">
The explosion details are currently being clarified.</text:p>
      <text:p text:style-name="P4">
Earlier it was reported that in Melitopol in the morning an urn exploded near the entrance building, where the so -called "Acting Deputy Minister" lived in Zaporizhzhya region. The "official" came out of the entrance, was undermined and hospitalized to the medical institution.</text:p>
      <text:p text:style-name="P4">
News Source: <text:a xlink:type="simple" xlink:href="https://www.ukrinform.ua/rubric-regions/3708531-fedorov-povidomiv-pro-gucnij-vibuh-u-melitopoli.html" text:style-name="Internet_20_link" text:visited-style-name="Visited_20_Internet_20_Link">
https://www.ukrinform.ua/rubric-regions/3708531-fedorov-povidomiv-pro-gucnij-vibuh-u-melitopoli.html</text:a>
</text:p>
      <!--NEWS-->
      <text:h text:style-name="P10" text:outline-level="1">
<text:span text:style-name="T4">
Zaluzhny: If I find a representative of the "Soviet Army" in the Ukrainian - I will not be a long</text:span>
</text:h>
      <text:p text:style-name="P4">
Authors: Ukrinform (Person)</text:p>
      <text:p text:style-name="P4">
Publisher: Укринформ (Organization)</text:p>
      <text:p text:style-name="P4">
Published Time: 2023-05-12T22:49:00+03:00</text:p>
      <text:p text:style-name="P4">
Modified Time: 2023-05-12T22:49:00+03:00</text:p>
      <text:p text:style-name="P4">
Description: The Commander -in -Chief of the Armed Forces of Ukraine Valery Zaluzhny is still actively eradicating the Soviet approaches in the Ukrainian army to make it more modern. - Ukrinform.</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221" text:anchor-type="as-char" svg:width="6.9236in" svg:height="3.956343in" draw:z-index="0">
<draw:image xlink:href="../Images/yкринформ/2023-05-12T22-49-00-03-00/630_360_1667842072-780.jpg" xlink:type="simple" xlink:show="embed" xlink:actuate="onLoad" draw:mime-type="image/jpeg"/>
</draw:frame>
The Commander -in -Chief of the Armed Forces of Ukraine Valery Zaluzhny is still actively the Soviet approaches in the Ukrainian army to make it more modern.</text:p>
      <text:p text:style-name="P4">
He said this in an interview with Dmitry Komarov's special pro -projection "<text:a xlink:type="simple" xlink:href="https://www.youtube.com/watch" text:style-name="Internet_20_link" text:visited-style-name="Visited_20_Internet_20_Link">
</text:a>
», Reports Ukrinform.</text:p>
      <text:p text:style-name="P4">
“I will say so, this Soviet <text:a xlink:type="simple" xlink:href="https://www.ukrinform.ua/tag-armia" text:style-name="Internet_20_link" text:visited-style-name="Visited_20_Internet_20_Link">
</text:a>
She lived for the Armed Forces of Ukraine for a long time. And there is an echo somewhere. It was not fully existent. Now, when there are heavy battles, when multi -processes are connected to each other, it is difficult to do, but my subordinates know if I find a representative of the Soviet Army somewhere in any position, I will not understand long, ”Zaluzhny said.</text:p>
      <text:p text:style-name="P4">
According to him, now it happens when the soldiers who are on the front line have the opportunity to communicate with the commander -in -chief, for example, the need to make fire damage at one point or another. "Cases such as one of the examples," Zaluzhny said.</text:p>
      <text:p text:style-name="P4">
At the same time, he compared the Russian army with the tsarist, where warriors are not very appreciated. "This is the feudal army where such a attitude persists. This is, at least, what we miber in the field of battle, by intercepting, ”he added.</text:p>
      <text:p text:style-name="P4">
The Commander -in -Chief of the Armed Forces of Ukraine is convinced that forgive the enemy this war is unfortunate, because it is not guilty of children. Thoughts about this in the same stimulate the Ukrainian forces of defense to fight the most and destroy the efficiency on our earth.</text:p>
      <text:p text:style-name="P4">
<text:span text:style-name="T4">
 Read also: </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At the same time, answering the question of the presenter, he suggested that the Russians had caused the main mistake - believed that Ukrainians were similar to them. For some reason, the management of the Ukrainian aggressor thought that when they came with the war, they would be here to work with bread and salt, but our people were always freedom-loving Tasmilima, while "Russians think that Ukrainians are the same as they are, the fascists or neo-Nazis, allettes But most of them are like them. "</text:p>
      <text:p text:style-name="P4">
News Source: <text:a xlink:type="simple" xlink:href="https://www.ukrinform.ua/rubric-ato/3708532-zaluznij-akso-znajdu-predstavnika-radanskoi-armii-v-ukrainskij-dovgo-rozbiratisa-ne-budu.html" text:style-name="Internet_20_link" text:visited-style-name="Visited_20_Internet_20_Link">
https://www.ukrinform.ua/rubric-ato/3708532-zaluznij-akso-znajdu-predstavnika-radanskoi-armii-v-ukrainskij-dovgo-rozbiratisa-ne-budu.html</text:a>
</text:p>
      <!--NEWS-->
      <text:h text:style-name="P10" text:outline-level="1">
<text:span text:style-name="T4">
In Kharkiv region, a farm worker who was tortured during the occupation was killed through shelling</text:span>
</text:h>
      <text:p text:style-name="P4">
Authors: Ukrinform (Person)</text:p>
      <text:p text:style-name="P4">
Publisher: Укринформ (Organization)</text:p>
      <text:p text:style-name="P4">
Published Time: 2023-05-12T22:50:00+03:00</text:p>
      <text:p text:style-name="P4">
Modified Time: 2023-05-12T22:50:00+03:00</text:p>
      <text:p text:style-name="P4">
Description: In the Izyum district in Kharkiv region, on May 12, a hostile shelling was killed by a farm worker Maxim Romanenko, who was tortured by the Russian military during the temporary occupation of his community last year.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Обстріл', 'Загибель', 'Харківщина', 'Війна з росією']</text:p>
      <text:p text:style-name="P4">
Type: Article</text:p>
      <!--METADATA-->
      <text:p text:style-name="P4">
<draw:frame draw:style-name="fr1" draw:name="Image222" text:anchor-type="as-char" svg:width="6.9236in" svg:height="3.956343in" draw:z-index="0">
<draw:image xlink:href="../Images/yкринформ/2023-05-12T22-50-00-03-00/630_360_1617451171-445.jpg" xlink:type="simple" xlink:show="embed" xlink:actuate="onLoad" draw:mime-type="image/jpeg"/>
</draw:frame>
The Kharkiv region in Kharkiv region on May 12, as a result of a hostile shelling, a farm worker Maxim Romanenko, who was tortured by the Russian military during the temporary occupation of his community last year.</text:p>
      <text:p text:style-name="P4">
This was reported in <text:a xlink:type="simple" xlink:href="https://t.me/borova_gromada/2189" text:style-name="Internet_20_link" text:visited-style-name="Visited_20_Internet_20_Link">
</text:a>
Boriv settlement, Ukrinform reports.</text:p>
      <text:p text:style-name="P4">
“Today, Russian invaders fired at the village. Cherneshchina Boriv community. Unfortunately, as a result of shelling <text:a xlink:type="simple" xlink:href="https://www.ukrinform.ua/tag-zagibel" text:style-name="Internet_20_link" text:visited-style-name="Visited_20_Internet_20_Link">
</text:a>
Ferma worker Maxim Romanchenko. The dead was 36 years old, he worked as a quarry at a local enterprise. During the occupation of the Boriv public, the Russian soldiers were kidnapped, interrogated and tortured, accusing the Assumption of work with the Armed Forces, ”the message reads.</text:p>
      <text:p text:style-name="P4">
According to local authorities, then the occupiers stole the documents of Romanenko in their IPSO to create a fake "news": they published a photocolovik with a accompanying text that, as if, Ukrainian military volunteers are captured.</text:p>
      <text:p text:style-name="P4">
<text:span text:style-name="T4">
 Read also: </text:span>
 <text:a xlink:type="simple" xlink:href="https://www.ukrinform.ua/rubric-regions/3708523-u-harkovi-pomer-volonter-akij-potrapiv-pid-rosijskij-obstril-u-hodi-evakuacii-ludej.html" text:style-name="Internet_20_link" text:visited-style-name="Visited_20_Internet_20_Link">
<text:span text:style-name="T4">
 Volunteer </text:span>
</text:a>
“Maxim managed to survive and return home then, but unfortunately, the today's aggressor took his life forever. Maxim Romanchenko has a child, a civilian wife, a young child, ”the village council reported.</text:p>
      <text:p text:style-name="P4">
As it was reported, the settlements of the Boriv community of the Russian Federation began to consolidate since April 2022, the community was released during the counter -offensive of the Armed Forces of Ukraine in early October.</text:p>
      <text:p text:style-name="P4">
News Source: <text:a xlink:type="simple" xlink:href="https://www.ukrinform.ua/rubric-regions/3708529-na-harkivsini-cerez-obstril-zaginuv-pracivnik-fermi-akogo-rosiani-katuvali-pid-cas-okupacii.html" text:style-name="Internet_20_link" text:visited-style-name="Visited_20_Internet_20_Link">
https://www.ukrinform.ua/rubric-regions/3708529-na-harkivsini-cerez-obstril-zaginuv-pracivnik-fermi-akogo-rosiani-katuvali-pid-cas-okupacii.html</text:a>
</text:p>
      <!--NEWS-->
      <text:h text:style-name="P10" text:outline-level="1">
<text:span text:style-name="T4">
Zaluzhny about flooding Moscow: Be sure to get to the rest, the question of time</text:span>
</text:h>
      <text:p text:style-name="P4">
Authors: Ukrinform (Person)</text:p>
      <text:p text:style-name="P4">
Publisher: Укринформ (Organization)</text:p>
      <text:p text:style-name="P4">
Published Time: 2023-05-12T22:52:00+03:00</text:p>
      <text:p text:style-name="P4">
Modified Time: 2023-05-12T22:52:00+03:00</text:p>
      <text:p text:style-name="P4">
Description: Ukraine had a minor chance of sunk for Moscow's cruiser and has not lost it, and will continue to eliminate the elimination of the Russian Fleet. - Ukrinform.</text:p>
      <text:p text:style-name="P4">
Images: ["<text:a xlink:type="simple" xlink:href="https://static.ukrinform.com/photos/2022_04/thumb_files/630_360_1650622145-892.jpg" text:style-name="Internet_20_link" text:visited-style-name="Visited_20_Internet_20_Link">
630_360_16506...</text:a>
"]</text:p>
      <text:p text:style-name="P4">
Tags: ['ЗСУ', 'Агресія РФ', 'Валерій Залужний', 'Війна з росією', 'Крейсер «Москва» ']</text:p>
      <text:p text:style-name="P4">
Type: Article</text:p>
      <!--METADATA-->
      <text:p text:style-name="P4">
<draw:frame draw:style-name="fr1" draw:name="Image223" text:anchor-type="as-char" svg:width="6.9236in" svg:height="3.956343in" draw:z-index="0">
<draw:image xlink:href="../Images/yкринформ/2023-05-12T22-52-00-03-00/630_360_1650622145-892.jpg" xlink:type="simple" xlink:show="embed" xlink:actuate="onLoad" draw:mime-type="image/jpeg"/>
</draw:frame>
Ukrainian has a minor chance to sink the cruiser "Moscow" and has not lost it, and will also continue to work on the elimination of the Russian Fleet.</text:p>
      <text:p text:style-name="P4">
The commander -in -chief of the Armed Forces of Ukraine Valery Zaluzhny Winterv Dmitry Komarov in the Special Profession "Year. Voice-over. General ”, as it was on air of TV channel“ 1+1 ”, reports Ukrinform.</text:p>
      <text:p text:style-name="P4">
“We were interested in military declines, and in the future, completely deprivation of the Black Sea Fleet of the Russian Federation of any activity in the Black Sea. For this we had some opportunities and we had, let us say, so, a rather little chance of using these opportunities to use. The sinking of the cruiser "Moscow", of course, has strategic importance to us, because it was still a carriage of winged missiles. But, answering the question of whether we fully mounted their plans, I want to say that so far, we are going to work. We will definitely get to ... "Essena" and to "Samom" and to the way, the question of time, " - said Zaluzhny.</text:p>
      <text:p text:style-name="P4">
<text:span text:style-name="T4">
 Read also: </text:span>
 <text:span text:style-name="T4">
 <text:a xlink:type="simple" xlink:href="https://www.ukrinform.ua/rubric-ato/3706774-zbitta-kindzala-zsu-vidpravili-v-nokaut-rosijski-tehniku-i-propagandu.html" text:style-name="Internet_20_link" text:visited-style-name="Visited_20_Internet_20_Link">
</text:a>
</text:span>
</text:p>
      <text:p text:style-name="P4">
According to him, the military did their work, which they had to do, and for Ukrainian Moscow's drowning, it really was important to raise the spirit.</text:p>
      <text:p text:style-name="P4">
"Moscow cruiser" is like huge columns that moved towards the Kiev region: the inadvertent resistance, the inability that the second army of the world could be affected or destroy The troughs into the immediate area of the lesion, the skewers had to take this chance. They are such that this chance was not allowed. In parallel with this there are some more and somewhat normal, we will leave the chips that stories, ”the Commander -in -Chief of the Armed Forces added.</text:p>
      <text:p text:style-name="P4">
<text:span text:style-name="T4">
 Read also: </text:span>
 <text:span text:style-name="T4">
 <text:a xlink:type="simple" xlink:href="https://www.ukrinform.ua/rubric-kyiv/3695530-u-kievi-pokazali-ulamki-raketi-neptun-aka-urazila-krejser-moskva.html" text:style-name="Internet_20_link" text:visited-style-name="Visited_20_Internet_20_Link">
</text:a>
</text:span>
</text:p>
      <text:p text:style-name="P4">
Recall: the flagship of the Black Sea Fleet of Russian Navy Missile <text:span text:style-name="T4">
 <text:a xlink:type="simple" xlink:href="https://www.ukrinform.ua/tag-krejser-moskva" text:style-name="Internet_20_link" text:visited-style-name="Visited_20_Internet_20_Link">
</text:a>
</text:span>
 He drove on April 14, 2022 after a blow to the Ukrainian defense forces.</text:p>
      <text:p text:style-name="P4">
News Source: <text:a xlink:type="simple" xlink:href="https://www.ukrinform.ua/rubric-ato/3708533-zaluznij-po-zatoplenna-moskvi-obovazkovo-doberemosa-i-do-resti-pitanna-casu.html" text:style-name="Internet_20_link" text:visited-style-name="Visited_20_Internet_20_Link">
https://www.ukrinform.ua/rubric-ato/3708533-zaluznij-po-zatoplenna-moskvi-obovazkovo-doberemosa-i-do-resti-pitanna-casu.html</text:a>
</text:p>
      <!--NEWS-->
      <text:h text:style-name="P10" text:outline-level="1">
<text:span text:style-name="T4">
Illegal "sentences" of Russia by Ukrainian captives is not an obstacle to exchange - coordination</text:span>
</text:h>
      <text:p text:style-name="P4">
Authors: Ukrinform (Person)</text:p>
      <text:p text:style-name="P4">
Publisher: Укринформ (Organization)</text:p>
      <text:p text:style-name="P4">
Published Time: 2023-05-12T22:53:00+03:00</text:p>
      <text:p text:style-name="P4">
Modified Time: 2023-05-12T22:53:00+03:00</text:p>
      <text:p text:style-name="P4">
Description: The Coordination Headquarters on the management of prisoners of war assured close Ukrainian defenders who are in hostile captivity, who are illegal "sentences" that the Russian Federation makes Ukrainian captives is not an obstacle to exchange.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224" text:anchor-type="as-char" svg:width="6.9236in" svg:height="3.956343in" draw:z-index="0">
<draw:image xlink:href="../Images/yкринформ/2023-05-12T22-53-00-03-00/630_360_1680170436-658.jpg" xlink:type="simple" xlink:show="embed" xlink:actuate="onLoad" draw:mime-type="image/jpeg"/>
</draw:frame>
The Vokoordination Headquarters on the Defense of Prisoners of Pursuing Confidential Ukrainian Defenders, who are in hostile captivity, everyday "sentences", which the Russian Federation makes Ukrainian captives is not an obstacle to exchange.</text:p>
      <text:p text:style-name="P4">
According to Ukrinform, the coordination reports in <text:a xlink:type="simple" xlink:href="https://t.me/Koord_shtab/1040" text:style-name="Internet_20_link" text:visited-style-name="Visited_20_Internet_20_Link">
</text:a>
The Coordination Headquarters met with the families of servicemen of the 24-sections assault battalion "Aydar".</text:p>
      <text:p text:style-name="P4">
The coordination staff representative assured the loved ones that the National Information Bureau accounted for all the missing persons of defenders and defenders. All <text:a xlink:type="simple" xlink:href="https://www.ukrinform.ua/tag-vijskovi" text:style-name="Internet_20_link" text:visited-style-name="Visited_20_Internet_20_Link">
</text:a>
, which are in the enemy militia, are fed for exchange.</text:p>
      <text:p text:style-name="P4">
“We find all the defenders until the DNA coincides or find. Until we consider a person alive and look for him in captivity, ”he said.</text:p>
      <text:p text:style-name="P4">
The staff specialist once again reminded that Ukraine is trying first and foremost to pick up herbs, sick and women.</text:p>
      <text:p text:style-name="P4">
<text:span text:style-name="T4">
 Read also: </text:span>
 <text:a xlink:type="simple" xlink:href="https://www.ukrinform.ua/rubric-society/3706693-u-koordstabi-zaklikali-rodiciv-vijskovih-dopomagati-zi-zborom-informacii-dla-obminu-polonenimi.html" text:style-name="Internet_20_link" text:visited-style-name="Visited_20_Internet_20_Link">
<text:span text:style-name="T4">
 Coordination </text:span>
</text:a>
The relatives were also interested in whether the return of the "sentences" that is illegal to Ukrainian defenders in Russia.</text:p>
      <text:p text:style-name="P4">
“We also have the prisoners of prisoners and those under investigation. Therefore, there is no obstacle to exchange, ”the headquarters representative emphasized.</text:p>
      <text:p text:style-name="P4">
As reported by Ukrinform, the coordination headquarters on the behavior of the Warriors does not confirm captivity, but collects and accounting information that is inadvertent from various sources, including from relatives of prisoners and missing non -Ukrainian defenders.</text:p>
      <text:p text:style-name="P4">
News Source: <text:a xlink:type="simple" xlink:href="https://www.ukrinform.ua/rubric-ato/3708282-nezakonni-viroki-rosii-ukrainskim-polonenim-ne-e-pereskodou-dla-obminiv-koordstab.html" text:style-name="Internet_20_link" text:visited-style-name="Visited_20_Internet_20_Link">
https://www.ukrinform.ua/rubric-ato/3708282-nezakonni-viroki-rosii-ukrainskim-polonenim-ne-e-pereskodou-dla-obminiv-koordstab.html</text:a>
</text:p>
      <!--NEWS-->
      <text:h text:style-name="P10" text:outline-level="1">
<text:span text:style-name="T4">
Without the responsibility of the Russian Federation for the crimes of sustainable peace will not be - the Prime Minister of Estonia</text:span>
</text:h>
      <text:p text:style-name="P4">
Authors: Ukrinform (Person)</text:p>
      <text:p text:style-name="P4">
Publisher: Укринформ (Organization)</text:p>
      <text:p text:style-name="P4">
Published Time: 2023-05-12T22:55:00+03:00</text:p>
      <text:p text:style-name="P4">
Modified Time: 2023-05-12T22:55:00+03:00</text:p>
      <text:p text:style-name="P4">
Description: Without the responsibility of the Russian Federation for its crimes, constant peace is impossible. - Ukrinform.</text:p>
      <text:p text:style-name="P4">
Images: ["<text:a xlink:type="simple" xlink:href="https://static.ukrinform.com/photos/2023_05/thumb_files/630_360_1683920241-324.jpg" text:style-name="Internet_20_link" text:visited-style-name="Visited_20_Internet_20_Link">
630_360_16839...</text:a>
"]</text:p>
      <text:p text:style-name="P4">
Tags: ['Естонія', 'Україна', 'Воєнні злочини', 'Війна з росією']</text:p>
      <text:p text:style-name="P4">
Type: Article</text:p>
      <!--METADATA-->
      <text:p text:style-name="P4">
<draw:frame draw:style-name="fr1" draw:name="Image225" text:anchor-type="as-char" svg:width="6.9236in" svg:height="3.956343in" draw:z-index="0">
<draw:image xlink:href="../Images/yкринформ/2023-05-12T22-55-00-03-00/630_360_1683920241-324.jpg" xlink:type="simple" xlink:show="embed" xlink:actuate="onLoad" draw:mime-type="image/jpeg"/>
</draw:frame>
The irresponsibility of the Russian Federation for its crimes is a sustainable peace.</text:p>
      <text:p text:style-name="P4">
This opinion was expressed by the Prime Minister of Estonia Kai Callas during the opening of Lennart Mary's 16-Nonart, Ukrinform reports with reference to the correspondent <text:a xlink:type="simple" xlink:href="https://armyinform.com.ua/2023/05/12/ne-bude-stalogo-myru-bez-vidpovidalnosti-rosiyi-za-skoyeni-zlochyny-kaya-kallas/" text:style-name="Internet_20_link" text:visited-style-name="Visited_20_Internet_20_Link">
</text:a>
In Tallinn.</text:p>
      <text:p text:style-name="P4">
“There is no responsibility for <text:a xlink:type="simple" xlink:href="https://www.ukrinform.ua/tag-rosia" text:style-name="Internet_20_link" text:visited-style-name="Visited_20_Internet_20_Link">
</text:a>
was started with respect to their neighbors. Therefore, in the short term, we must create an international tribunal for Russia's crimes. It should not be forgotten that there are also criminal offices of the Russian Federation, ”Callas stressed.</text:p>
      <text:p text:style-name="P4">
The head of the Estonian government emphasized the importance of combating crime. As she noted, for small states, similar to the Baltic countries, the war is destruction, while for empires - glory.</text:p>
      <text:p text:style-name="P4">
“For a while, I studied the history of tribunals in Nuremberg and Tokyo. Only during the Sevnurnberg did the Germans find out about the crimes of the Nazis. That is why not only is responsibility now, but also to the future, ”the prime minister said.</text:p>
      <text:p text:style-name="P4">
<text:span text:style-name="T4">
 Read also: </text:span>
 <text:a xlink:type="simple" xlink:href="https://www.ukrinform.ua/rubric-world/3706721-na-kordoni-estonii-ta-rf-zavivsa-plakat-putin-vijskovij-zlocinec.html" text:style-name="Internet_20_link" text:visited-style-name="Visited_20_Internet_20_Link">
<text:span text:style-name="T4">
 Estonia </text:span>
</text:a>
As reported by Ukrinform, in early May, President Vladimir Zelensky asserted that Ukraine does not want to agree to no hybrid courts for Russia and <text:a xlink:type="simple" xlink:href="https://www.ukrinform.ua/rubric-polytics/3704632-zelenskij-ukraina-pracuvatime-nad-stvorennam-okremogo-miznarodnogo-tribunalu-a-ne-gibridnogo.html" text:style-name="Internet_20_link" text:visited-style-name="Visited_20_Internet_20_Link">
</text:a>
.</text:p>
      <text:p text:style-name="P4">
<text:span text:style-name="T5">
Foto: armyinform.com.ua</text:span>
</text:p>
      <text:p text:style-name="P4">
News Source: <text:a xlink:type="simple" xlink:href="https://www.ukrinform.ua/rubric-polytics/3708528-bez-vidpovidalnosti-rosii-za-skoeni-zlocini-stalogo-miru-ne-bude-premerka-estonii.html" text:style-name="Internet_20_link" text:visited-style-name="Visited_20_Internet_20_Link">
https://www.ukrinform.ua/rubric-polytics/3708528-bez-vidpovidalnosti-rosii-za-skoeni-zlocini-stalogo-miru-ne-bude-premerka-estonii.html</text:a>
</text:p>
      <!--NEWS-->
      <text:h text:style-name="P10" text:outline-level="1">
<text:span text:style-name="T4">
Zaluzhny says he did not look at the rapid destruction of Ukraine</text:span>
</text:h>
      <text:p text:style-name="P4">
Authors: Ukrinform (Person)</text:p>
      <text:p text:style-name="P4">
Publisher: Укринформ (Organization)</text:p>
      <text:p text:style-name="P4">
Published Time: 2023-05-12T22:58:00+03:00</text:p>
      <text:p text:style-name="P4">
Modified Time: 2023-05-12T22:58:00+03:00</text:p>
      <text:p text:style-name="P4">
Description: The commander -in -chief of the Armed Forces of Ukraine Valery Zaluzhny said that he did not review the forecasts of so -called experts on the rapid destruction of the Ukrainian state at the beginning of a full -scale Russian invasion. - Ukrinform.</text:p>
      <text:p text:style-name="P4">
Images: ["<text:a xlink:type="simple" xlink:href="https://static.ukrinform.com/photos/2022_07/thumb_files/630_360_1658169148-738.jpg" text:style-name="Internet_20_link" text:visited-style-name="Visited_20_Internet_20_Link">
630_360_16581...</text:a>
"]</text:p>
      <text:p text:style-name="P4">
Tags: ['Україна', 'Прогноз', 'Валерій Залужний', 'Війна з росією']</text:p>
      <text:p text:style-name="P4">
Type: Article</text:p>
      <!--METADATA-->
      <text:p text:style-name="P4">
<draw:frame draw:style-name="fr1" draw:name="Image226" text:anchor-type="as-char" svg:width="6.9236in" svg:height="3.956343in" draw:z-index="0">
<draw:image xlink:href="../Images/yкринформ/2023-05-12T22-58-00-03-00/630_360_1658169148-738.jpg" xlink:type="simple" xlink:show="embed" xlink:actuate="onLoad" draw:mime-type="image/jpeg"/>
</draw:frame>
The commander -in -chief of the Armed Forces of Ukraine Valery Zaluzhny said that he was unspent to forecasts the so -called experts on the rapid destruction of the Ukrainian state at the beginning of a full -scale Russian invasion.</text:p>
      <text:p text:style-name="P4">
He said this in an interview with Dmitry Komarov in the special pro -projection "<text:a xlink:type="simple" xlink:href="https://www.youtube.com/watch" text:style-name="Internet_20_link" text:visited-style-name="Visited_20_Internet_20_Link">
</text:a>
», Reports Ukrinform.</text:p>
      <text:p text:style-name="P4">
“I do not overload my brain with such a variety of moments. I know what I needed to do. And I knew if I did not do it, it could be different. Therefore, my team and my commanders worked to give it to do it, ” - said the Commander -in -Chief of the Armed Forces, responding to a reaction to the reaction to the predictions of so -called experts who gave <text:span text:style-name="T4">
 [] <text:a xlink:type="simple" xlink:href="https://www.ukrinform.ua/tag-ukraina" text:style-name="Internet_20_link" text:visited-style-name="Visited_20_Internet_20_Link">
</text:a>
</text:span>
 On the existence of a conditional 96 hours.</text:p>
      <text:p text:style-name="P4">
<text:span text:style-name="T4">
 Read also: </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34-zaluznij-kaze-so-ne-peregladav-prognoziv-svidkogo-znisenna-ukraini.html" text:style-name="Internet_20_link" text:visited-style-name="Visited_20_Internet_20_Link">
https://www.ukrinform.ua/rubric-ato/3708534-zaluznij-kaze-so-ne-peregladav-prognoziv-svidkogo-znisenna-ukraini.html</text:a>
</text:p>
      <!--NEWS-->
      <text:h text:style-name="P10" text:outline-level="1">
<text:span text:style-name="T4">
Berinchik refused to defend the title leaving the EBU belt vacant</text:span>
</text:h>
      <text:p text:style-name="P4">
Authors: Ukrinform (Person)</text:p>
      <text:p text:style-name="P4">
Publisher: Укринформ (Organization)</text:p>
      <text:p text:style-name="P4">
Published Time: 2023-05-12T23:03:00+03:00</text:p>
      <text:p text:style-name="P4">
Modified Time: 2023-05-12T23:03:00+03:00</text:p>
      <text:p text:style-name="P4">
Description: The WBO International Champion Denis Berinchyk (17-0, 9 KOs) left a vacant belt of the European Boxing Union (EBU), which belongs to it. - Ukrinform.</text:p>
      <text:p text:style-name="P4">
Images: ["<text:a xlink:type="simple" xlink:href="https://static.ukrinform.com/photos/2023_05/thumb_files/630_360_1683922034-856.jpg" text:style-name="Internet_20_link" text:visited-style-name="Visited_20_Internet_20_Link">
630_360_16839...</text:a>
"]</text:p>
      <text:p text:style-name="P4">
Tags: ['Бокс']</text:p>
      <text:p text:style-name="P4">
Type: Article</text:p>
      <!--METADATA-->
      <text:p text:style-name="P4">
<draw:frame draw:style-name="fr1" draw:name="Image227" text:anchor-type="as-char" svg:width="6.9236in" svg:height="3.956343in" draw:z-index="0">
<draw:image xlink:href="../Images/yкринформ/2023-05-12T23-03-00-03-00/630_360_1683922034-856.jpg" xlink:type="simple" xlink:show="embed" xlink:actuate="onLoad" draw:mime-type="image/jpeg"/>
</draw:frame>
Championship boxing organization(WBO International)In the light Vazuzukra Denis Berinchyk(17-0, 9 Ko)left the vacant belt of the European Bocal Union(EBU)that belongs to him.</text:p>
      <text:p text:style-name="P4">
As <text:a xlink:type="simple" xlink:href="https://www.boxingscene.com/euro-news-hamadouche-retires-marco-huck-injured-zeuge-returns-more--174491" text:style-name="Internet_20_link" text:visited-style-name="Visited_20_Internet_20_Link">
 </text:a>
Boxing Scene, Berinchik had Vitaly on June 24 to protect the title(42-0-1, 16 Who), however, the Ukrainian refused to meet in the ring with a 46-year-old man and released his belt, Ukrinform reports.</text:p>
      <text:p text:style-name="P4">
Now Marsyl will look for a new opponent with whom he argues with the EBU title.</text:p>
      <text:p text:style-name="P4">
<text:span text:style-name="T4">
 Read also: </text:span>
 <text:a xlink:type="simple" xlink:href="https://www.ukrinform.ua/rubric-sports/3694013-berincik-majze-ves-gonorar-vid-bou-z-mendi-a-viddav-na-zsu.html" text:style-name="Internet_20_link" text:visited-style-name="Visited_20_Internet_20_Link">
<text:span text:style-name="T4">
 Berinchik </text:span>
</text:a>
It should be reminded that in his last battle in December 2022, Berinchik received a winner unanimous decision of judges over Frenchman Ivan Mendi, obtained by EBU.</text:p>
      <text:p text:style-name="P4">
Photo: Getty Images.</text:p>
      <text:p text:style-name="P4">
News Source: <text:a xlink:type="simple" xlink:href="https://www.ukrinform.ua/rubric-sports/3708537-berincik-vidmovivsa-zahisati-titul-zalisivsi-poas-ebu-vakantnim.html" text:style-name="Internet_20_link" text:visited-style-name="Visited_20_Internet_20_Link">
https://www.ukrinform.ua/rubric-sports/3708537-berincik-vidmovivsa-zahisati-titul-zalisivsi-poas-ebu-vakantnim.html</text:a>
</text:p>
      <!--NEWS-->
      <text:h text:style-name="P10" text:outline-level="1">
<text:span text:style-name="T4">
In Odessa, a military hospital commander was exposed in corruption</text:span>
</text:h>
      <text:p text:style-name="P4">
Authors: Ukrinform (Person)</text:p>
      <text:p text:style-name="P4">
Publisher: Укринформ (Organization)</text:p>
      <text:p text:style-name="P4">
Published Time: 2023-05-12T23:08:00+03:00</text:p>
      <text:p text:style-name="P4">
Modified Time: 2023-05-12T23:08:00+03:00</text:p>
      <text:p text:style-name="P4">
Description: In Odessa, law enforcement officers exposed one of the commanders of a military hospital, who promised to help the military with a disability certificate for a bribe. - Ukrinform.</text:p>
      <text:p text:style-name="P4">
Images: ["<text:a xlink:type="simple" xlink:href="https://static.ukrinform.com/photos/2023_05/thumb_files/630_360_1683901426-321.jpg" text:style-name="Internet_20_link" text:visited-style-name="Visited_20_Internet_20_Link">
630_360_16839...</text:a>
", "<text:a xlink:type="simple" xlink:href="https://static.ukrinform.com/photos/2023_05/1683901426-408.jpg" text:style-name="Internet_20_link" text:visited-style-name="Visited_20_Internet_20_Link">
1683901426-40...</text:a>
", "<text:a xlink:type="simple" xlink:href="https://static.ukrinform.com/photos/2023_05/1683901425-913.jpg" text:style-name="Internet_20_link" text:visited-style-name="Visited_20_Internet_20_Link">
1683901425-91...</text:a>
", "<text:a xlink:type="simple" xlink:href="https://static.ukrinform.com/photos/2023_05/1683901426-195.jpg" text:style-name="Internet_20_link" text:visited-style-name="Visited_20_Internet_20_Link">
1683901426-19...</text:a>
"]</text:p>
      <text:p text:style-name="P4">
Tags: ['Арешт', 'Хабар', 'Одеса', 'Ухилянти', 'ВЛК']</text:p>
      <text:p text:style-name="P4">
Type: Article</text:p>
      <!--METADATA-->
      <text:p text:style-name="P4">
<draw:frame draw:style-name="fr1" draw:name="Image228" text:anchor-type="as-char" svg:width="6.9236in" svg:height="3.956343in" draw:z-index="0">
<draw:image xlink:href="../Images/yкринформ/2023-05-12T23-08-00-03-00/630_360_1683901426-321.jpg" xlink:type="simple" xlink:show="embed" xlink:actuate="onLoad" draw:mime-type="image/jpeg"/>
</draw:frame>
Odessa law enforcement officers exposed to corruption of one of the commanders of a military hospital, who for a bribe promised to help the military receive a certificate of disability.</text:p>
      <text:p text:style-name="P4">
About this <text:a xlink:type="simple" xlink:href="https://od.npu.gov.ua/news/prosyv-z-cholovika-5000-dolariv-ssha-za-dopomohu-v-otrymanni-invalidnosti-v-odesi-pravookhorontsi-vykryly-na-koruptsii-odnoho-iz-komandyriv-viiskovoho-hospitalia" text:style-name="Internet_20_link" text:visited-style-name="Visited_20_Internet_20_Link">
 </text:a>
in the SUNP of the Odessa region, reports Ukrinform.</text:p>
      <text:p text:style-name="P4">
According to the investigation, a military man who had health problems and wanted a Puzzan-Medical Commission(VLK)To obtain the status of a person with disabilities, he addressed one of the commanders of the military hospital.</text:p>
      <text:p text:style-name="P4">
<draw:frame draw:style-name="fr1" draw:name="Image229" text:anchor-type="as-char" svg:width="6.9236in" svg:height="9.231467in" draw:z-index="0">
<draw:image xlink:href="../Images/yкринформ/2023-05-12T23-08-00-03-00/1683901426-408.jpg" xlink:type="simple" xlink:show="embed" xlink:actuate="onLoad" draw:mime-type="image/jpeg"/>
</draw:frame>
"He, not being competent and not contacting specialists, immediately declared that his diagnosis and illness" do not reach "to make a group of disability, but for a cash remuneration of $ 5,000, he could help in solving this issue," <text:a xlink:type="simple" xlink:href="https://www.ukrinform.ua/tag-policia" text:style-name="Internet_20_link" text:visited-style-name="Visited_20_Internet_20_Link">
</text:a>
 .</text:p>
      <text:p text:style-name="P4">
<draw:frame draw:style-name="fr1" draw:name="Image230" text:anchor-type="as-char" svg:width="6.9236in" svg:height="9.231467in" draw:z-index="0">
<draw:image xlink:href="../Images/yкринформ/2023-05-12T23-08-00-03-00/1683901425-913.jpg" xlink:type="simple" xlink:show="embed" xlink:actuate="onLoad" draw:mime-type="image/jpeg"/>
</draw:frame>
The military appealed to law enforcement agencies. The commander was detained immediately with a bribe.</text:p>
      <text:p text:style-name="P4">
<draw:frame draw:style-name="fr1" draw:name="Image231" text:anchor-type="as-char" svg:width="6.9236in" svg:height="9.231467in" draw:z-index="0">
<draw:image xlink:href="../Images/yкринформ/2023-05-12T23-08-00-03-00/1683901426-195.jpg" xlink:type="simple" xlink:show="embed" xlink:actuate="onLoad" draw:mime-type="image/jpeg"/>
</draw:frame>
“The issue of notifying a man of suspicion of obtaining right benefits for himself or a third party is currently resolved for influencing the decision -making person authorized to perform the functions of the state or local government, combined with the demanding of such benefit. Such actions, in accordance with Part 3 of Art. 369-2 of the Criminal Code, are punishable by imprisonment for a term of three to eighty with confiscation of property, ”the police added.</text:p>
      <text:p text:style-name="P4">
<text:span text:style-name="T4">
 Read also: </text:span>
 <text:a xlink:type="simple" xlink:href="https://www.ukrinform.ua/rubric-regions/3690450-na-odesini-perekrili-kanal-vteci-uhilantiv-do-moldovi.html" text:style-name="Internet_20_link" text:visited-style-name="Visited_20_Internet_20_Link">
<text:span text:style-name="T4">
 Assassinations </text:span>
</text:a>
As it was reported, in Odessa during a bribe <text:a xlink:type="simple" xlink:href="https://www.ukrinform.ua/rubric-regions/3706453-v-odesi-vikrili-u-habari-komandira-viddilenna-vijskovoi-castini.html" text:style-name="Internet_20_link" text:visited-style-name="Visited_20_Internet_20_Link">
</text:a>
, who seemed to be a staffing center.</text:p>
      <text:p text:style-name="P4">
<text:span text:style-name="T5">
Foto: SUNP of the Odessa region</text:span>
</text:p>
      <text:p text:style-name="P4">
News Source: <text:a xlink:type="simple" xlink:href="https://www.ukrinform.ua/rubric-regions/3708384-v-odesi-na-korupcii-vikrili-komandira-vijskovogo-gospitala.html" text:style-name="Internet_20_link" text:visited-style-name="Visited_20_Internet_20_Link">
https://www.ukrinform.ua/rubric-regions/3708384-v-odesi-na-korupcii-vikrili-komandira-vijskovogo-gospitala.html</text:a>
</text:p>
      <!--NEWS-->
      <text:h text:style-name="P10" text:outline-level="1">
<text:span text:style-name="T4">
Zaluzhni called Gerasimov a strong, insidious and unpredictable enemy</text:span>
</text:h>
      <text:p text:style-name="P4">
Authors: Ukrinform (Person)</text:p>
      <text:p text:style-name="P4">
Publisher: Укринформ (Organization)</text:p>
      <text:p text:style-name="P4">
Published Time: 2023-05-12T23:14:00+03:00</text:p>
      <text:p text:style-name="P4">
Modified Time: 2023-05-12T23:14:00+03:00</text:p>
      <text:p text:style-name="P4">
Description: The Commander -in -Chief of the Armed Forces of Ukraine Valery Zaluzhny is interested in the works and in general the course of the opinion of the Chief of General Staff of the Russian Federation General Valery Gerasimov, because he considers him a strong, insidious and unpredictable enemy, who deserves respect. - Ukrinform.</text:p>
      <text:p text:style-name="P4">
Images: ["<text:a xlink:type="simple" xlink:href="https://static.ukrinform.com/photos/2022_02/thumb_files/630_360_1645726479-236.jpg" text:style-name="Internet_20_link" text:visited-style-name="Visited_20_Internet_20_Link">
630_360_16457...</text:a>
"]</text:p>
      <text:p text:style-name="P4">
Tags: ['Герасимов', 'Російські військові', 'Валерій Залужний', 'Війна з росією']</text:p>
      <text:p text:style-name="P4">
Type: Article</text:p>
      <!--METADATA-->
      <text:p text:style-name="P4">
<draw:frame draw:style-name="fr1" draw:name="Image232" text:anchor-type="as-char" svg:width="6.9236in" svg:height="3.956343in" draw:z-index="0">
<draw:image xlink:href="../Images/yкринформ/2023-05-12T23-14-00-03-00/630_360_1645726479-236.jpg" xlink:type="simple" xlink:show="embed" xlink:actuate="onLoad" draw:mime-type="image/jpeg"/>
</draw:frame>
The Commander -in -Chief of the Armed Forces of Ukraine Valery Zaluzhuzhny is interested in the work of the head of the General General Staff of General ValeriaGerasimov, because he considers him a strong, insidious and unpredictable enemy, who deserves respect.</text:p>
      <text:p text:style-name="P4">
This was said in an interview with Dmitry Komarov's special pro -prosekt "<text:a xlink:type="simple" xlink:href="https://www.youtube.com/watch" text:style-name="Internet_20_link" text:visited-style-name="Visited_20_Internet_20_Link">
</text:a>
», Reports Ukrinform.</text:p>
      <text:p text:style-name="P4">
“There is one person in Russia, the commander I read constantly. Now he is not republished, but I am interested in his opinion as <text:a xlink:type="simple" xlink:href="https://www.ukrinform.ua/tag-rosijski-vijskovi" text:style-name="Internet_20_link" text:visited-style-name="Visited_20_Internet_20_Link">
</text:a>
. This is General Gerasimov. He is strong, insidious, unpredictable. In short, it is a strong enemy that we, the military, must be considered for the sake of winning, ”Zaluzhny said.</text:p>
      <text:p text:style-name="P4">
At the same time, he determined that he was not very interested in what Putin's presentrosion says or writes.</text:p>
      <text:p text:style-name="P4">
The Commander -in -Chief of the Armed Forces of Ukraine determined what he appreciates when he values positively, but at the same time added: "I just do my job and little, no feelings and emotions."</text:p>
      <text:p text:style-name="P4">
<text:span text:style-name="T4">
 Read also: </text:span>
 <text:a xlink:type="simple" xlink:href="https://www.ukrinform.ua/rubric-ato/3708534-zaluznij-kaze-so-ne-peregladav-prognoziv-svidkogo-znisenna-ukraini.html" text:style-name="Internet_20_link" text:visited-style-name="Visited_20_Internet_20_Link">
<text:span text:style-name="T4">
 Zaluzhni </text:span>
</text:a>
As it was reported, the representative of the Main Directorate of Intelligence of the Ministry of Defense Andriyyusov recently stated that public disputes between the Minister of Defense Sergei Shoig, the head of the General Staff Valery Gerasimov and the head of the Vagner Nagner, Eugene Prigogin, testify that they <text:a xlink:type="simple" xlink:href="https://www.ukrinform.ua/rubric-ato/3707359-sojgu-gerasimov-i-prigozin-vze-viznacaut-miz-sobou-vinnih-u-porazci-gur.html" text:style-name="Internet_20_link" text:visited-style-name="Visited_20_Internet_20_Link">
</text:a>
 .</text:p>
      <text:p text:style-name="P4">
News Source: <text:a xlink:type="simple" xlink:href="https://www.ukrinform.ua/rubric-ato/3708536-zaluznij-nazvav-gerasimova-silnim-pidstupnim-ta-neperedbacuvanim-vorogom.html" text:style-name="Internet_20_link" text:visited-style-name="Visited_20_Internet_20_Link">
https://www.ukrinform.ua/rubric-ato/3708536-zaluznij-nazvav-gerasimova-silnim-pidstupnim-ta-neperedbacuvanim-vorogom.html</text:a>
</text:p>
      <!--NEWS-->
      <text:h text:style-name="P10" text:outline-level="1">
<text:span text:style-name="T4">
The EU made an error with excessive dependence on Russia and will not repeat it with China - Borrel</text:span>
</text:h>
      <text:p text:style-name="P4">
Authors: Ukrinform (Person)</text:p>
      <text:p text:style-name="P4">
Publisher: Укринформ (Organization)</text:p>
      <text:p text:style-name="P4">
Published Time: 2023-05-12T23:17:00+03:00</text:p>
      <text:p text:style-name="P4">
Modified Time: 2023-05-12T23:17:00+03:00</text:p>
      <text:p text:style-name="P4">
Description: The European Union concluded from the situation due to the excessive dependence of its economy on Russian energy resources, and does not intend to allow new dependencies, in particular, and relations with China. - Ukrinform.</text:p>
      <text:p text:style-name="P4">
Images: ["<text:a xlink:type="simple" xlink:href="https://static.ukrinform.com/photos/2023_02/thumb_files/630_360_1675345931-700.jpeg" text:style-name="Internet_20_link" text:visited-style-name="Visited_20_Internet_20_Link">
630_360_16753...</text:a>
"]</text:p>
      <text:p text:style-name="P4">
Tags: ['Євросоюз', 'Боррель', 'Війна з росією']</text:p>
      <text:p text:style-name="P4">
Type: Article</text:p>
      <!--METADATA-->
      <text:p text:style-name="P4">
<draw:frame draw:style-name="fr1" draw:name="Image233" text:anchor-type="as-char" svg:width="6.9236in" svg:height="3.956343in" draw:z-index="0">
<draw:image xlink:href="../Images/yкринформ/2023-05-12T23-17-00-03-00/630_360_1675345931-700.jpeg" xlink:type="simple" xlink:show="embed" xlink:actuate="onLoad" draw:mime-type="image/jpeg"/>
</draw:frame>
The European Union has concluded from the situation due to the excessive dependence of its economy on Russian energy resources, and does not intend to build new dependencies, in particular, and relations with China.</text:p>
      <text:p text:style-name="P4">
About it today in Sweden, in the picturesque Steninge Castle, where there was a non -formal meeting of foreign ministers of the EU countries, during the preparation, the EU representative Josepborrell stated during the meeting, Ukrinform correspondent reports.</text:p>
      <text:p text:style-name="P4">
“When the addiction is too big, it creates risks. A typical example of this depends on Russian <text:a xlink:type="simple" xlink:href="https://www.ukrinform.ua/tag-gaz" text:style-name="Internet_20_link" text:visited-style-name="Visited_20_Internet_20_Link">
</text:a>
. This is a barkoricized addiction. We made a strategic mistake when we allowed this dependence to grow to such large volumes, ”said the high representative of the EU.</text:p>
      <text:p text:style-name="P4">
He noted that today the EU is dependent on China on digital transformation, and this dependence is more than the one that the EU has allowed in the sphere of supplies of hydrocarbonates. which is more than the one we had in the field of hydrocarbonates. This applies to a wide range - from solar panels and critical raw materials to specific technologies.</text:p>
      <text:p text:style-name="P4">
“When it comes to possible restrictive measures(Against Chinese companies - ed.), we want to prevent sanctions from missing, and it is possible to prevent Russia's possibility so that it does not receive double -use materials that can feed its wars of war. It's something that has value for everyone, ”Josep Borrel added.</text:p>
      <text:p text:style-name="P4">
<text:span text:style-name="T4">
 Read also: </text:span>
 <text:a xlink:type="simple" xlink:href="https://www.ukrinform.ua/rubric-polytics/3708521-dla-prodovzenna-normalnih-stosunkiv-z-es-kitaj-mae-perekonati-rf-vijti-z-ukraini-borrel.html" text:style-name="Internet_20_link" text:visited-style-name="Visited_20_Internet_20_Link">
<text:span text:style-name="T4">
 Borrel </text:span>
</text:a>
As reported by Ukrinform, the informal meeting of foreign ministers of the EU countries has taken place today, during which European government officials considering the most important issues of foreign policy, including the support of Ukraine and determining the strategy of relations between the EU and China.</text:p>
      <text:p text:style-name="P4">
News Source: <text:a xlink:type="simple" xlink:href="https://www.ukrinform.ua/rubric-world/3708538-es-dopustiv-pomilku-iz-nadmirnou-zaleznistu-vid-rosii-i-ne-povtorit-ii-z-kitaem-borrel.html" text:style-name="Internet_20_link" text:visited-style-name="Visited_20_Internet_20_Link">
https://www.ukrinform.ua/rubric-world/3708538-es-dopustiv-pomilku-iz-nadmirnou-zaleznistu-vid-rosii-i-ne-povtorit-ii-z-kitaem-borrel.html</text:a>
</text:p>
      <!--NEWS-->
      <text:h text:style-name="P10" text:outline-level="1">
<text:span text:style-name="T4">
The family has almost never seen me since 2014 - Commander -in -Chief of the Armed Forces</text:span>
</text:h>
      <text:p text:style-name="P4">
Authors: Ukrinform (Person)</text:p>
      <text:p text:style-name="P4">
Publisher: Укринформ (Organization)</text:p>
      <text:p text:style-name="P4">
Published Time: 2023-05-12T23:20:00+03:00</text:p>
      <text:p text:style-name="P4">
Modified Time: 2023-05-12T23:20:00+03:00</text:p>
      <text:p text:style-name="P4">
Description: The commander-in-chief of the Armed Forces of Ukraine Valery Zaluzhny said that through military service the family has almost seen it since 2014, that is, from the beginning of the Russian-Ukrainian war. - Ukrinform.</text:p>
      <text:p text:style-name="P4">
Images: ["<text:a xlink:type="simple" xlink:href="https://static.ukrinform.com/photos/2022_01/thumb_files/630_360_1642423928-188.jpg" text:style-name="Internet_20_link" text:visited-style-name="Visited_20_Internet_20_Link">
630_360_16424...</text:a>
"]</text:p>
      <text:p text:style-name="P4">
Tags: ['ЗСУ', 'Валерій Залужний', 'Війна з росією']</text:p>
      <text:p text:style-name="P4">
Type: Article</text:p>
      <!--METADATA-->
      <text:p text:style-name="P4">
<draw:frame draw:style-name="fr1" draw:name="Image234" text:anchor-type="as-char" svg:width="6.9236in" svg:height="3.956343in" draw:z-index="0">
<draw:image xlink:href="../Images/yкринформ/2023-05-12T23-20-00-03-00/630_360_1642423928-188.jpg" xlink:type="simple" xlink:show="embed" xlink:actuate="onLoad" draw:mime-type="image/jpeg"/>
</draw:frame>
Commander-in-Chief of the Armed Forces of Ukraine Valery Zaluzhny said that the family has almost seen it since 2014, that is, from the beginning of the Russian-Ukrainian war.</text:p>
      <text:p text:style-name="P4">
In this case, he shared in an interview with Dmitry Komarov in the special pro -projection "<text:a xlink:type="simple" xlink:href="https://www.youtube.com/watch" text:style-name="Internet_20_link" text:visited-style-name="Visited_20_Internet_20_Link">
</text:a>
», Reports Ukrinform.</text:p>
      <text:p text:style-name="P4">
“I have not seen me since 2014. He told the Commander -in -Chief of Armored Forces <text:a xlink:type="simple" xlink:href="https://www.ukrinform.ua/tag-ssa" text:style-name="Internet_20_link" text:visited-style-name="Visited_20_Internet_20_Link">
</text:a>
about this. In July 2014, I went. He returned in three months for two weeks, then went again. He came in 9 months ... They didn't see me. And they are used to it, to say, ”said the Commander -in -Chief of the Armed Forces.</text:p>
      <text:p text:style-name="P4">
<text:span text:style-name="T4">
 Read also: </text:span>
 <text:a xlink:type="simple" xlink:href="https://www.ukrinform.ua/rubric-ato/3708519-zaluznij-rozpoviv-ak-reague-na-ukrainski-vtrati.html" text:style-name="Internet_20_link" text:visited-style-name="Visited_20_Internet_20_Link">
<text:span text:style-name="T4">
 Zaluzhni </text:span>
</text:a>
As it was reported, the Russian Federation launched an invasion of Ukraine in 2014. Then the aggressor managed to capture Crimea, as well as part of the Donetsk Ilugansk regions, including regional centers. On February 24, 2022, Rosya laid a new stage of the war against Ukraine - a full -scale offensive.</text:p>
      <text:p text:style-name="P4">
News Source: <text:a xlink:type="simple" xlink:href="https://www.ukrinform.ua/rubric-ato/3708539-rodina-majze-ne-bacila-mene-z-2014-roku-golovnokomanduvac-zsu.html" text:style-name="Internet_20_link" text:visited-style-name="Visited_20_Internet_20_Link">
https://www.ukrinform.ua/rubric-ato/3708539-rodina-majze-ne-bacila-mene-z-2014-roku-golovnokomanduvac-zsu.html</text:a>
</text:p>
      <!--NEWS-->
      <text:h text:style-name="P10" text:outline-level="1">
<text:span text:style-name="T4">
Baltic countries consider accelerating the disconnection plan from the Russian power grid</text:span>
</text:h>
      <text:p text:style-name="P4">
Authors: Ukrinform (Person)</text:p>
      <text:p text:style-name="P4">
Publisher: Укринформ (Organization)</text:p>
      <text:p text:style-name="P4">
Published Time: 2023-05-12T23:22:00+03:00</text:p>
      <text:p text:style-name="P4">
Modified Time: 2023-05-12T23:22:00+03:00</text:p>
      <text:p text:style-name="P4">
Description: The Prime Ministers of Estonia, Latvia and Lithuania have stated on Friday that they are considering the acceleration of the plan for disconnecting the electricity of the Baltic region from the Russian power system. - Ukrinform.</text:p>
      <text:p text:style-name="P4">
Images: ["<text:a xlink:type="simple" xlink:href="https://static.ukrinform.com/photos/2016_10/thumb_files/630_360_1476968470-9364.jpg" text:style-name="Internet_20_link" text:visited-style-name="Visited_20_Internet_20_Link">
630_360_14769...</text:a>
"]</text:p>
      <text:p text:style-name="P4">
Tags: ['Економіка', 'Енергетика', 'Країни Балтії', '#stoprussia']</text:p>
      <text:p text:style-name="P4">
Type: Article</text:p>
      <!--METADATA-->
      <text:p text:style-name="P4">
<draw:frame draw:style-name="fr1" draw:name="Image235" text:anchor-type="as-char" svg:width="6.9236in" svg:height="3.956343in" draw:z-index="0">
<draw:image xlink:href="../Images/yкринформ/2023-05-12T23-22-00-03-00/630_360_1476968470-9364.jpg" xlink:type="simple" xlink:show="embed" xlink:actuate="onLoad" draw:mime-type="image/jpeg"/>
</draw:frame>
The Prime Ministers of Estonia, Latvia and Lithuania have stated on Friday that they are considering the adhesion of the plan of disconnecting the electricity of the Baltic region of the Russian flea system.</text:p>
      <text:p text:style-name="P4">
About it reports <text:a xlink:type="simple" xlink:href="https://www.theguardian.com/world/live/2023/may/12/russia-ukraine-war-live-moscow-denies-wagner-claims-of-bakhmut-breakthrough-by-ukraine#top-of-blog" text:style-name="Internet_20_link" text:visited-style-name="Visited_20_Internet_20_Link">
</text:a>
, reports Ukrinform.</text:p>
      <text:p text:style-name="P4">
"Today we have agreed to continue discussions about acceleration as we will continue all our research," said Estonia Prime Minister Kai Kai Callas a joint press conference with her Latvian and Lithuanian colleagues Karinsh and Ingrid Shimonite.</text:p>
      <text:p text:style-name="P4">
“Technical research, especially production capacity and <text:span text:style-name="T4">
 <text:a xlink:type="simple" xlink:href="https://www.ukrinform.ua/tag-energetika" text:style-name="Internet_20_link" text:visited-style-name="Visited_20_Internet_20_Link">
</text:a>
</text:span>
 Crisis, will allow us to clarify and accurate terms of this process, ”Callas added.</text:p>
      <text:p text:style-name="P4">
As reported by Ukrinform, in March last year the Baltic countries concluded an agreement on the detachment from the Russian power supply network, with further synchronization of the Baltic countries with the European network earlier in 2025.</text:p>
      <text:p text:style-name="P4">
<text:span text:style-name="T4">
 Read also: </text:span>
 <text:span text:style-name="T4">
 <text:a xlink:type="simple" xlink:href="https://www.ukrinform.ua/rubric-world/3700915-rf-spodivaetsa-vidnoviti-vpliv-na-kraini-baltii-opriludneni-strategicni-plani-do-2030-roku.html" text:style-name="Internet_20_link" text:visited-style-name="Visited_20_Internet_20_Link">
</text:a>
</text:span>
</text:p>
      <text:p text:style-name="P4">
Last month, Lithuania was completely disconnected from the Russian electricity network in history in history, which lasted 10 hours, the power supply was at the expense of local power plants, as well as imports from Poland and Sweden.</text:p>
      <text:p text:style-name="P4">
News Source: <text:a xlink:type="simple" xlink:href="https://www.ukrinform.ua/rubric-economy/3708247-kraini-baltii-rozgladaut-priskorenna-planu-vidklucenna-vid-energomerezi-rf.html" text:style-name="Internet_20_link" text:visited-style-name="Visited_20_Internet_20_Link">
https://www.ukrinform.ua/rubric-economy/3708247-kraini-baltii-rozgladaut-priskorenna-planu-vidklucenna-vid-energomerezi-rf.html</text:a>
</text:p>
      <!--NEWS-->
      <text:h text:style-name="P10" text:outline-level="1">
<text:span text:style-name="T4">
Zaluzhny: The invaders made a big mistake by placing on a snake garrison</text:span>
</text:h>
      <text:p text:style-name="P4">
Authors: Ukrinform (Person)</text:p>
      <text:p text:style-name="P4">
Publisher: Укринформ (Organization)</text:p>
      <text:p text:style-name="P4">
Published Time: 2023-05-12T23:26:00+03:00</text:p>
      <text:p text:style-name="P4">
Modified Time: 2023-05-12T23:26:00+03:00</text:p>
      <text:p text:style-name="P4">
Description: Snake Island is not strategic as a defense knot at this time, however, hostile to the Russian occupation could be threatened with other territory of Ukraine and complicated the work of Ukrainian aviation during the Russian occupation. - Ukrinform.</text:p>
      <text:p text:style-name="P4">
Images: ["<text:a xlink:type="simple" xlink:href="https://static.ukrinform.com/photos/2021_08/thumb_files/630_360_1628521055-220.jpeg" text:style-name="Internet_20_link" text:visited-style-name="Visited_20_Internet_20_Link">
630_360_16285...</text:a>
"]</text:p>
      <text:p text:style-name="P4">
Tags: ['Валерій Залужний', 'Острів Зміїний', 'Війна з росією']</text:p>
      <text:p text:style-name="P4">
Type: Article</text:p>
      <!--METADATA-->
      <text:p text:style-name="P4">
<draw:frame draw:style-name="fr1" draw:name="Image236" text:anchor-type="as-char" svg:width="6.9236in" svg:height="3.956343in" draw:z-index="0">
<draw:image xlink:href="../Images/yкринформ/2023-05-12T23-26-00-03-00/630_360_1628521055-220.jpeg" xlink:type="simple" xlink:show="embed" xlink:actuate="onLoad" draw:mime-type="image/jpeg"/>
</draw:frame>
Ostrovsmithic is currently not strategic as a defense knot, however, a hostile weapons of the other territory of Ukraine and complicate the work of Ukrainian aviation during the Russian occupation.</text:p>
      <text:p text:style-name="P4">
The commander -in -chief of the Armed Forces of Ukraine Valery Zaluzhny Winterv Dmitry Komarov in the Special Profession "Year. Voice-over. General ”, as it was on air of TV channel“ 1+1 ”, reports Ukrinform.</text:p>
      <text:p text:style-name="P4">
“Does he have(Snake - ed.)Strategic importance as a defense knot? I say that today - no. Therefore, the Russians made a very huge mistake, when people were trapped there, guns were brought there, the missiles were drawn there that they were organizing a military garrison there and it would exist there. The garrison of this garrison has existed. But to do so that there were no opponents, it was our task. Why? Because the means of air defense, which the Russians tweezed, they seriously blocked the territory of Ukraine. The rockets have settled to a considerable territory, which complicated our aviation, ”Zaluzhny said.</text:p>
      <text:p text:style-name="P4">
<text:span text:style-name="T4">
 Read also: </text:span>
 <text:span text:style-name="T4">
 <text:a xlink:type="simple" xlink:href="https://www.ukrinform.ua/rubric-ato/3708533-zaluznij-po-zatoplenna-moskvi-obovazkovo-doberemosa-i-do-resti-pitanna-casu.html" text:style-name="Internet_20_link" text:visited-style-name="Visited_20_Internet_20_Link">
</text:a>
</text:span>
</text:p>
      <text:p text:style-name="P4">
As reported, <text:span text:style-name="T4">
 <text:a xlink:type="simple" xlink:href="https://www.ukrinform.ua/tag-ostriv-zmiinij" text:style-name="Internet_20_link" text:visited-style-name="Visited_20_Internet_20_Link">
</text:a>
</text:span>
 It was captured by Russian invaders on the first day of a full -scale invasion of Ukraine on February 24, 2022.</text:p>
      <text:p text:style-name="P4">
On June 30, 2022, the enemy left the island as a result of the Defense Forces of Ukraine.</text:p>
      <text:p text:style-name="P4">
News Source: <text:a xlink:type="simple" xlink:href="https://www.ukrinform.ua/rubric-ato/3708542-zagarbniki-zrobili-veliku-pomilku-rozmistivsi-na-zmiinomu-garnizon-zaluznij.html" text:style-name="Internet_20_link" text:visited-style-name="Visited_20_Internet_20_Link">
https://www.ukrinform.ua/rubric-ato/3708542-zagarbniki-zrobili-veliku-pomilku-rozmistivsi-na-zmiinomu-garnizon-zaluznij.html</text:a>
</text:p>
      <!--NEWS-->
      <text:h text:style-name="P10" text:outline-level="1">
<text:span text:style-name="T4">
The SBU detained two Kramatorsk residents who cited Russian rockets at the Armed Forces locations</text:span>
</text:h>
      <text:p text:style-name="P4">
Authors: Ukrinform (Person)</text:p>
      <text:p text:style-name="P4">
Publisher: Укринформ (Organization)</text:p>
      <text:p text:style-name="P4">
Published Time: 2023-05-12T23:33:00+03:00</text:p>
      <text:p text:style-name="P4">
Modified Time: 2023-05-12T23:33:00+03:00</text:p>
      <text:p text:style-name="P4">
Description: The Security Service, during counter -pride, detained two residents of Kramatorsk, who transferred to the occupants of the Defense Forces location. - Ukrinform.</text:p>
      <text:p text:style-name="P4">
Images: ["<text:a xlink:type="simple" xlink:href="https://static.ukrinform.com/photos/2023_05/thumb_files/630_360_1683888100-961.jpeg" text:style-name="Internet_20_link" text:visited-style-name="Visited_20_Internet_20_Link">
630_360_16838...</text:a>
", "<text:a xlink:type="simple" xlink:href="https://static.ukrinform.com/photos/2023_05/1683888100-903.jpeg" text:style-name="Internet_20_link" text:visited-style-name="Visited_20_Internet_20_Link">
1683888100-90...</text:a>
", "<text:a xlink:type="simple" xlink:href="https://static.ukrinform.com/photos/2023_05/1683888101-287.jpeg" text:style-name="Internet_20_link" text:visited-style-name="Visited_20_Internet_20_Link">
1683888101-28...</text:a>
", "<text:a xlink:type="simple" xlink:href="https://static.ukrinform.com/photos/2023_05/1683888101-625.jpeg" text:style-name="Internet_20_link" text:visited-style-name="Visited_20_Internet_20_Link">
1683888101-62...</text:a>
"]</text:p>
      <text:p text:style-name="P4">
Tags: ['Бахмут', 'Краматорськ', 'СБУ', 'Шпигун', 'Затримання', 'Війна з росією']</text:p>
      <text:p text:style-name="P4">
Type: Article</text:p>
      <!--METADATA-->
      <text:p text:style-name="P4">
<draw:frame draw:style-name="fr1" draw:name="Image237" text:anchor-type="as-char" svg:width="6.9236in" svg:height="3.956343in" draw:z-index="0">
<draw:image xlink:href="../Images/yкринформ/2023-05-12T23-33-00-03-00/630_360_1683888100-961.jpeg" xlink:type="simple" xlink:show="embed" xlink:actuate="onLoad" draw:mime-type="image/jpeg"/>
</draw:frame>
During counter -deversionary measures in the front -line areas of the Donetsk region, the service was detained by two residents of Kramatorsk, who transferred the occupation of defense forces.</text:p>
      <text:p text:style-name="P4">
About it reports the SBU in <text:a xlink:type="simple" xlink:href="https://t.me/SBUkr/8294" text:style-name="Internet_20_link" text:visited-style-name="Visited_20_Internet_20_Link">
</text:a>
 <text:a xlink:type="simple" xlink:href="https://t.me/SBUkr/8294" text:style-name="Internet_20_link" text:visited-style-name="Visited_20_Internet_20_Link">
</text:a>
, reports Ukrinform.</text:p>
      <text:p text:style-name="P4">
<draw:frame draw:style-name="fr1" draw:name="Image238" text:anchor-type="as-char" svg:width="6.6625in" svg:height="10.0in" draw:z-index="0">
<draw:image xlink:href="../Images/yкринформ/2023-05-12T23-33-00-03-00/1683888100-903.jpeg" xlink:type="simple" xlink:show="embed" xlink:actuate="onLoad" draw:mime-type="image/jpeg"/>
</draw:frame>
"They paid special attention to the places and routes of movement of the units of the Armed Forces and the State Border Service in the Bakhmut direction.</text:p>
      <text:p text:style-name="P4">
<draw:frame draw:style-name="fr1" draw:name="Image239" text:anchor-type="as-char" svg:width="6.6625in" svg:height="10.0in" draw:z-index="0">
<draw:image xlink:href="../Images/yкринформ/2023-05-12T23-33-00-03-00/1683888101-287.jpeg" xlink:type="simple" xlink:show="embed" xlink:actuate="onLoad" draw:mime-type="image/jpeg"/>
</draw:frame>
According to the investigation, one of the malefactors collected the intelligence and handed them to the community who administrated the pro -Russian group in the telegram and was "named" with the occupation fighter <text:a xlink:type="simple" xlink:href="https://www.ukrinform.ua/tag-rosijski-vijskovi" text:style-name="Internet_20_link" text:visited-style-name="Visited_20_Internet_20_Link">
</text:a>
on the Eastern Front.</text:p>
      <text:p text:style-name="P4">
<draw:frame draw:style-name="fr1" draw:name="Image240" text:anchor-type="as-char" svg:width="6.6625in" svg:height="10.0in" draw:z-index="0">
<draw:image xlink:href="../Images/yкринформ/2023-05-12T23-33-00-03-00/1683888101-625.jpeg" xlink:type="simple" xlink:show="embed" xlink:actuate="onLoad" draw:mime-type="image/jpeg"/>
</draw:frame>
Intelligence was needed by invaders for the preparation of sight rocket launchers in the Kramatorsk district, the special service stressed.</text:p>
      <text:p text:style-name="P4">
<text:span text:style-name="T4">
 Read also: </text:span>
 <text:a xlink:type="simple" xlink:href="https://www.ukrinform.ua/rubric-regions/3708072-sbu-zibrala-dokazi-proti-glavi-lisicanska-i-se-sistoh-okupacijnih-nacalnikiv-u-lnr.html" text:style-name="Internet_20_link" text:visited-style-name="Visited_20_Internet_20_Link">
<text:span text:style-name="T4">
 SBU </text:span>
</text:a>
During the searches at the residence of the defendants, the mobile phones, which they used to communicate with the aggressor through the messenger, were found.</text:p>
      <text:p text:style-name="P4">
Investigators of the SBU reported one of the detainees of suspicion under Part 2 of Art. 114-2 Criminal Code of Ukraine(dissemination of information about moving, motion or disassembling the Armed Forces if possible their identification on the terrain committed).</text:p>
      <text:p text:style-name="P4">
Дії адміністратора прокремлівської інтернет-групи кваліфіковано за ч. 7 ст.111-1 Кримінального кодексу України (Collaboration).</text:p>
      <text:p text:style-name="P4">
<text:span text:style-name="T4">
Читайте також:</text:span>
 <text:a xlink:type="simple" xlink:href="https://www.ukrinform.ua/rubric-regions/3707621-sbu-zatrimala-koriguvalnika-rosijskogo-raketnogo-udaru-po-bagatopoverhivci-v-mikolaevi.html" text:style-name="Internet_20_link" text:visited-style-name="Visited_20_Internet_20_Link">
 <text:span text:style-name="T4">
СБУ</text:span>
 </text:a>
Both are now in custody.</text:p>
      <text:p text:style-name="P4">
Investigation is ongoing to establish all the circumstances of the crime and prosecute.</text:p>
      <text:p text:style-name="P4">
As it was reported, the SBU has formed a evidence base for seven collaborators, which are building management positions in hostile "administrations" in Luhansk region.</text:p>
      <text:p text:style-name="P4">
<text:span text:style-name="T5">
Foto: SBU</text:span>
</text:p>
      <text:p text:style-name="P4">
News Source: <text:a xlink:type="simple" xlink:href="https://www.ukrinform.ua/rubric-ato/3708244-sbu-zatrimala-dvoh-ziteliv-kramatorska-aki-navodili-rosijski-raketi-na-lokacii-zsu.html" text:style-name="Internet_20_link" text:visited-style-name="Visited_20_Internet_20_Link">
https://www.ukrinform.ua/rubric-ato/3708244-sbu-zatrimala-dvoh-ziteliv-kramatorska-aki-navodili-rosijski-raketi-na-lokacii-zsu.html</text:a>
</text:p>
      <!--NEWS-->
      <text:h text:style-name="P10" text:outline-level="1">
<text:span text:style-name="T4">
Work on creating a perfect Ukrainian army despite the war continues</text:span>
</text:h>
      <text:p text:style-name="P4">
Authors: Ukrinform (Person)</text:p>
      <text:p text:style-name="P4">
Publisher: Укринформ (Organization)</text:p>
      <text:p text:style-name="P4">
Published Time: 2023-05-12T23:37:00+03:00</text:p>
      <text:p text:style-name="P4">
Modified Time: 2023-05-12T23:37:00+03:00</text:p>
      <text:p text:style-name="P4">
Description: The Commander -in -Chief of the Armed Forces Valery Zaluzhny clearly imagines what the perfect Ukrainian army should be and work on its creation is already underway, despite the war. - Ukrinform.</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241" text:anchor-type="as-char" svg:width="6.9236in" svg:height="3.956343in" draw:z-index="0">
<draw:image xlink:href="../Images/yкринформ/2023-05-12T23-37-00-03-00/630_360_1667842072-780.jpg" xlink:type="simple" xlink:show="embed" xlink:actuate="onLoad" draw:mime-type="image/jpeg"/>
</draw:frame>
The Commander -in -Chief of the Armed Forces Valery Zaluzhny clearly imagines what the perfect Ukrainian army should be and work on its creation is already underway, despite the war.</text:p>
      <text:p text:style-name="P4">
According to Ukrinform, he said this in an interview with Dmitry Komarov's special project <text:a xlink:type="simple" xlink:href="https://www.youtube.com/watch" text:style-name="Internet_20_link" text:visited-style-name="Visited_20_Internet_20_Link">
</text:a>
When answering the question of what the perfect Ukrainian army should be.</text:p>
      <text:p text:style-name="P4">
“I have such a vision and it is processed, and now we have even begun to look at these options, including at the Ioboron National Security Committee. Believe me, our partners help us to evaluate the risks, to build up to usual capabilities. It's all for me - the picture is clearly clear how it should be. And yet such a feature that in parallel with how we are fighting significantly <text:a xlink:type="simple" xlink:href="https://www.ukrinform.ua/tag-rosia" text:style-name="Internet_20_link" text:visited-style-name="Visited_20_Internet_20_Link">
</text:a>
, it is necessary to work on this question, because it is very difficult to change the legislation, to change the functionality of the other structure. This is a huge job and it should be done now. Such a personal opinion, ”Zaluzhny said.</text:p>
      <text:p text:style-name="P4">
The commander -in -chief also noted that today the main issue is the issue of resources, because it depends on the situation on the battlefield.</text:p>
      <text:p text:style-name="P4">
“We are helped by the whole civilized Western world. It helps us to keep the balance, to give us strength so that we can first protect ourselves, ”Zaluzhny said.</text:p>
      <text:p text:style-name="P4">
<text:span text:style-name="T4">
 Read also: </text:span>
 <text:a xlink:type="simple" xlink:href="https://www.ukrinform.ua/rubric-ato/3708532-zaluznij-akso-znajdu-predstavnika-radanskoi-armii-v-ukrainskij-dovgo-rozbiratisa-ne-budu.html" text:style-name="Internet_20_link" text:visited-style-name="Visited_20_Internet_20_Link">
<text:span text:style-name="T4">
 Zaluzhni </text:span>
</text:a>
As reported <text:a xlink:type="simple" xlink:href="https://www.ukrinform.ua/rubric-ato/3705640-zaluznij-poinformuvav-milli-pro-pidgotovku-armii-do-zvilnenna-ukrainskih-teritorij.html" text:style-name="Internet_20_link" text:visited-style-name="Visited_20_Internet_20_Link">
</text:a>
, Commander -in -Chief Valery Zaluzhny informed the Chairman of the Unified Committee of US Headquarters General Mark Millie, the army trimming before the liberation of the Ukrainian territories.</text:p>
      <text:p text:style-name="P4">
News Source: <text:a xlink:type="simple" xlink:href="https://www.ukrinform.ua/rubric-ato/3708541-robota-nad-stvorennam-idealnoi-ukrainskoi-armii-trivae-popri-vijnu-zaluznij.html" text:style-name="Internet_20_link" text:visited-style-name="Visited_20_Internet_20_Link">
https://www.ukrinform.ua/rubric-ato/3708541-robota-nad-stvorennam-idealnoi-ukrainskoi-armii-trivae-popri-vijnu-zaluznij.html</text:a>
</text:p>
      <!--NEWS-->
      <text:h text:style-name="P10" text:outline-level="1">
<text:span text:style-name="T4">
In the UN is expected to renew the ceasefire negotiations in Sudan</text:span>
</text:h>
      <text:p text:style-name="P4">
Authors: Ukrinform (Person)</text:p>
      <text:p text:style-name="P4">
Publisher: Укринформ (Organization)</text:p>
      <text:p text:style-name="P4">
Published Time: 2023-05-12T23:43:00+03:00</text:p>
      <text:p text:style-name="P4">
Modified Time: 2023-05-12T23:43:00+03:00</text:p>
      <text:p text:style-name="P4">
Description: The UN High-ranking Representative stated on Friday that the ceasefire negotiations in Sudan would be restored in the coming day or two, and described the change in the position of warring parties, which can make them more prone to any future agreement.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ООН', 'Переговори', 'Судан']</text:p>
      <text:p text:style-name="P4">
Type: Article</text:p>
      <!--METADATA-->
      <text:p text:style-name="P4">
<draw:frame draw:style-name="fr1" draw:name="Image242" text:anchor-type="as-char" svg:width="6.9236in" svg:height="3.956343in" draw:z-index="0">
<draw:image xlink:href="../Images/yкринформ/2023-05-12T23-43-00-03-00/630_360_1681626756-721.jpg" xlink:type="simple" xlink:show="embed" xlink:actuate="onLoad" draw:mime-type="image/jpeg"/>
</draw:frame>
A high-ranking UN representative stated on Friday that the negotiations of fire in Sudan would be restored in the coming day or two, and described the change in the entry of the warring parties, which could make them more likely to comply with any future agreement.</text:p>
      <text:p text:style-name="P4">
As Ukrinform reports, it reports <text:a xlink:type="simple" xlink:href="https://www.reuters.com/world/africa/un-envoy-expects-quick-resumption-sudan-ceasefire-talks-2023-05-12/" text:style-name="Internet_20_link" text:visited-style-name="Visited_20_Internet_20_Link">
</text:a>
.</text:p>
      <text:p text:style-name="P4">
Late on Thursday night, Sudan military groups signed a limited consignment for the protection of civilian population and the provision of humanitarian assistance to shelter negotiations in Saudi Arabia, but the commitment to peace was not renovated, and on Friday the fighting continued.</text:p>
      <text:p text:style-name="P4">
UN Special Representative in <text:a xlink:type="simple" xlink:href="https://www.ukrinform.ua/tag-sudan" text:style-name="Internet_20_link" text:visited-style-name="Visited_20_Internet_20_Link">
</text:a>
Volkerpertes stated that he after that he spoke with one of the parties and was assured of their willingness to continue negotiations. The UN expects that the ceasefire interpretation will begin again in the next two days. This should not take a long time.</text:p>
      <text:p text:style-name="P4">
<text:span text:style-name="T4">
 Read also: </text:span>
 <text:span text:style-name="T4">
 <text:a xlink:type="simple" xlink:href="https://www.ukrinform.ua/rubric-world/3706992-u-sudani-kilkist-bizenciv-zrosla-do-700-tisac-oon.html" text:style-name="Internet_20_link" text:visited-style-name="Visited_20_Internet_20_Link">
</text:a>
</text:span>
</text:p>
      <text:p text:style-name="P4">
"Both sides realized that even if they defeat it, it will not be an ambulance. And that a long, long war can harm the whole country, and there will be not much win. You can lose the country, even if you win," he said.</text:p>
      <text:p text:style-name="P4">
As reported by Ukrinform, _ <text:span text:style-name="T4">
 <text:a xlink:type="simple" xlink:href="https://www.ukrinform.ua/rubric-world/3708098-storoni-konfliktu-v-sudani-pogodilisa-zahisati-civilne-naselenna.html" text:style-name="Internet_20_link" text:visited-style-name="Visited_20_Internet_20_Link">
</text:a>
</text:span>
 _ have committed themselves to defend the civilian population of Irukh of humanitarian aid, but did not agree to cease fire.</text:p>
      <text:p text:style-name="P4">
<text:span text:style-name="T5">
Foto: AA</text:span>
</text:p>
      <text:p text:style-name="P4">
News Source: <text:a xlink:type="simple" xlink:href="https://www.ukrinform.ua/rubric-world/3708397-v-oon-ocikuut-na-svidke-ponovlenna-peregovoriv-pro-pripinenna-vognu-u-sudani.html" text:style-name="Internet_20_link" text:visited-style-name="Visited_20_Internet_20_Link">
https://www.ukrinform.ua/rubric-world/3708397-v-oon-ocikuut-na-svidke-ponovlenna-peregovoriv-pro-pripinenna-vognu-u-sudani.html</text:a>
</text:p>
      <!--NEWS-->
      <text:h text:style-name="P10" text:outline-level="1">
<text:span text:style-name="T4">
Zaluzhny: Victory of Ukraine is unambiguously liberation of all occupied territories</text:span>
</text:h>
      <text:p text:style-name="P4">
Authors: Ukrinform (Person)</text:p>
      <text:p text:style-name="P4">
Publisher: Укринформ (Organization)</text:p>
      <text:p text:style-name="P4">
Published Time: 2023-05-12T23:47:00+03:00</text:p>
      <text:p text:style-name="P4">
Modified Time: 2023-05-12T23:47:00+03:00</text:p>
      <text:p text:style-name="P4">
Description: The victory of Ukraine is unambiguously the release of the entire occupied territory of Ukraine. - Ukrinform.</text:p>
      <text:p text:style-name="P4">
Images: ["<text:a xlink:type="simple" xlink:href="https://static.ukrinform.com/photos/2022_08/thumb_files/630_360_1659877197-816.jpeg" text:style-name="Internet_20_link" text:visited-style-name="Visited_20_Internet_20_Link">
630_360_16598...</text:a>
"]</text:p>
      <text:p text:style-name="P4">
Tags: ['Агресія РФ', 'Валерій Залужний', 'Війна з росією']</text:p>
      <text:p text:style-name="P4">
Type: Article</text:p>
      <!--METADATA-->
      <text:p text:style-name="P4">
<draw:frame draw:style-name="fr1" draw:name="Image243" text:anchor-type="as-char" svg:width="6.9236in" svg:height="3.956343in" draw:z-index="0">
<draw:image xlink:href="../Images/yкринформ/2023-05-12T23-47-00-03-00/630_360_1659877197-816.jpeg" xlink:type="simple" xlink:show="embed" xlink:actuate="onLoad" draw:mime-type="image/jpeg"/>
</draw:frame>
The victory of Ukraine is unambiguously liberation of the entire occupied territory of Ukraine.</text:p>
      <text:p text:style-name="P4">
The Commander -in -Chief of the Armed Forces of Ukraine Valery Zaluzhny said this in <text:a xlink:type="simple" xlink:href="https://www.youtube.com/watch" text:style-name="Internet_20_link" text:visited-style-name="Visited_20_Internet_20_Link">
</text:a>
Dmitry Komarov's special prosecut "Year. Behind the scenes, ”Ukrinform reports.</text:p>
      <text:p text:style-name="P4">
“Our victory is unambiguous - the liberation of the entire occupied territory of Ukraine. The entire territory must be released. But this is not enough. Ukraine, as a state, has to do everything that happens and begins on February 24. It is a military institution that will never be rebuilt that will never allow Russian people to repeat everything, ”he said.</text:p>
      <text:p text:style-name="P4">
<text:span text:style-name="T4">
 Read also: </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The Commander -in -Chief of the Armed Forces noted that victory is not only a release, but a powerful state -capable army. And world history knows the states that show others that it is better not to touch them. "The state of Ukraine should have such a state." At the clarifying question, Zaluzhny noted that he was about Israel.</text:p>
      <text:p text:style-name="P4">
He also assured that Ukraine knows that it is needed to liberate from Russian ashes of Crimea, Donetsk region, Luhansk region, but emphasizes a large amount of work that is not quickly done.</text:p>
      <text:p text:style-name="P4">
“We know that it is necessary to liberate Crimea that is needed to liberate the Donetsk region, the Luhansk region. But this is a very large volume that will not be done quickly, ”Zaluzhny said.</text:p>
      <text:p text:style-name="P4">
<text:span text:style-name="T4">
 Read also: </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To the clarifying question, whether Ukraine will return Crimea, Donetsk, Luhansk, the Commander -in -Chief of the Armed Forces of Ukraine replied: "Of course, necessarily!".</text:p>
      <text:p text:style-name="P4">
He added that it was about returning home, about the reconstruction of schools in the leaflets.</text:p>
      <text:p text:style-name="P4">
"Therefore, we will do it, for them," - emphasized <text:span text:style-name="T4">
 <text:a xlink:type="simple" xlink:href="https://www.ukrinform.ua/tag-valerij-zaluznij" text:style-name="Internet_20_link" text:visited-style-name="Visited_20_Internet_20_Link">
</text:a>
</text:span>
.</text:p>
      <text:p text:style-name="P4">
According to him, this war can be compared to the first and second world worlds, so large -scale. As of today, the front line for the Armed Forces is 3 thousand 750 km.<text:span text:style-name="T4">
 Read also: </text:span>
 <text:span text:style-name="T4">
 <text:a xlink:type="simple" xlink:href="https://www.ukrinform.ua/rubric-ato/3708534-zaluznij-kaze-so-ne-peregladav-prognoziv-svidkogo-znisenna-ukraini.html" text:style-name="Internet_20_link" text:visited-style-name="Visited_20_Internet_20_Link">
</text:a>
</text:span>
</text:p>
      <text:p text:style-name="P4">
Zaluzhny emphasized that our resistance has struck the whole world "now any conversation with Western partners begins with the fact that they are leaning towards the courage of the Igeroism of our soldiers, and ends with words-glory to Ukraine. Glory to heroes".</text:p>
      <text:p text:style-name="P4">
Answering questions about increasing the rating of the Ukrainian army, which was in the world in 25 place, and now 15, Zaluzhny noted that any ratings are negative. And the professionalism of our army is evaluated very high.</text:p>
      <text:p text:style-name="P4">
<text:span text:style-name="T4">
 Read also: </text:span>
 <text:span text:style-name="T4">
 <text:a xlink:type="simple" xlink:href="https://www.ukrinform.ua/rubric-ato/3708541-robota-nad-stvorennam-idealnoi-ukrainskoi-armii-trivae-popri-vijnu-zaluznij.html" text:style-name="Internet_20_link" text:visited-style-name="Visited_20_Internet_20_Link">
</text:a>
</text:span>
</text:p>
      <text:p text:style-name="P4">
As reported by Ukrinform, on February 24, 2022, the Russian Federation began the launch stage of the eight -year war against Ukraine - a full -scale offensive.</text:p>
      <text:p text:style-name="P4">
News Source: <text:a xlink:type="simple" xlink:href="https://www.ukrinform.ua/rubric-ato/3708543-zaluznij-peremoga-ukraini-ce-odnoznacno-zvilnenna-vsih-okupovanih-teritorij.html" text:style-name="Internet_20_link" text:visited-style-name="Visited_20_Internet_20_Link">
https://www.ukrinform.ua/rubric-ato/3708543-zaluznij-peremoga-ukraini-ce-odnoznacno-zvilnenna-vsih-okupovanih-teritorij.html</text:a>
</text:p>
      <!--NEWS-->
      <text:h text:style-name="P10" text:outline-level="1">
<text:span text:style-name="T4">
During the "cotton" in Lugansk, a deputy of the Russian Duma was wounded - the media</text:span>
</text:h>
      <text:p text:style-name="P4">
Authors: Ukrinform (Person)</text:p>
      <text:p text:style-name="P4">
Publisher: Укринформ (Organization)</text:p>
      <text:p text:style-name="P4">
Published Time: 2023-05-12T23:54:00+03:00</text:p>
      <text:p text:style-name="P4">
Modified Time: 2023-05-12T23:54:00+03:00</text:p>
      <text:p text:style-name="P4">
Description: After the explosions in Lugansk, a deputy of the Putin Party "One Russia" Viktor Vodolatsky was woun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епутат', 'Вибух', 'Луганськ', 'Держдума РФ', 'Війна з росією']</text:p>
      <text:p text:style-name="P4">
Type: Article</text:p>
      <!--METADATA-->
      <text:p text:style-name="P4">
<draw:frame draw:style-name="fr1" draw:name="Image244" text:anchor-type="as-char" svg:width="6.9236in" svg:height="3.956343in" draw:z-index="0">
<draw:image xlink:href="../Images/yкринформ/2023-05-12T23-54-00-03-00/630_360_1669987737-966.jpg" xlink:type="simple" xlink:show="embed" xlink:actuate="onLoad" draw:mime-type="image/jpeg"/>
</draw:frame>
Post -explosives in Lugansk were injured by a deputy of the Putin Party "One Russia" by Viktor Vodolatsky.</text:p>
      <text:p text:style-name="P4">
Ukrinform reports with reference to <text:a xlink:type="simple" xlink:href="https://www.kommersant.ru/doc/5985124" text:style-name="Internet_20_link" text:visited-style-name="Visited_20_Internet_20_Link">
</text:a>
.</text:p>
      <text:p text:style-name="P4">
"According to additional information, as a result of rocket attack, Lugansk was wounded by six children and a deputy of the State Duma of the Russian Federation Viktor Volodatsky," -he will be in the message.</text:p>
      <text:p text:style-name="P4">
<text:span text:style-name="T4">
 Read also: </text:span>
 <text:span text:style-name="T4">
 <text:a xlink:type="simple" xlink:href="https://www.ukrinform.ua/rubric-regions/3708531-fedorov-povidomiv-pro-gucnij-vibuh-u-melitopoli.html" text:style-name="Internet_20_link" text:visited-style-name="Visited_20_Internet_20_Link">
</text:a>
</text:span>
</text:p>
      <text:p text:style-name="P4">
Vodolatsky a few days before the start of a full -scale invasion, he was temporarily occupied by Lugansk.</text:p>
      <text:p text:style-name="P4">
As the agency reported earlier, today in the temporarily occupied Lugansk _ <text:span text:style-name="T4">
 <text:a xlink:type="simple" xlink:href="https://www.ukrinform.ua/rubric-ato/3708447-u-lugansku-prolunali-vibuhi-zmi-povidomlaut-pro-raketnij-udar-po-naftoshovisu.html" text:style-name="Internet_20_link" text:visited-style-name="Visited_20_Internet_20_Link">
</text:a>
</text:span>
 _</text:p>
      <text:p text:style-name="P4">
News Source: <text:a xlink:type="simple" xlink:href="https://www.ukrinform.ua/rubric-regions/3708546-pid-cas-bavovni-u-lugansku-buv-poranenij-deputat-rosijskoi-dumi-zmi.html" text:style-name="Internet_20_link" text:visited-style-name="Visited_20_Internet_20_Link">
https://www.ukrinform.ua/rubric-regions/3708546-pid-cas-bavovni-u-lugansku-buv-poranenij-deputat-rosijskoi-dumi-zmi.html</text:a>
</text:p>
      <!--NEWS-->
      <text:h text:style-name="P10" text:outline-level="1">
<text:span text:style-name="T4">
Hockey World Cup began with the victories of Sweden, Canada, the Czech Republic and the United States</text:span>
</text:h>
      <text:p text:style-name="P4">
Authors: Ukrinform (Person)</text:p>
      <text:p text:style-name="P4">
Publisher: Укринформ (Organization)</text:p>
      <text:p text:style-name="P4">
Published Time: 2023-05-12T23:59:00+03:00</text:p>
      <text:p text:style-name="P4">
Modified Time: 2023-05-12T23:59:00+03:00</text:p>
      <text:p text:style-name="P4">
Description: The first game day ended at the World Hockey Championships in Tampere (Finland) and Riga (Latvia). - Ukrinform.</text:p>
      <text:p text:style-name="P4">
Images: ["<text:a xlink:type="simple" xlink:href="https://static.ukrinform.com/photos/2023_05/thumb_files/630_360_1683924894-664.jpg" text:style-name="Internet_20_link" text:visited-style-name="Visited_20_Internet_20_Link">
630_360_16839...</text:a>
"]</text:p>
      <text:p text:style-name="P4">
Tags: ['Чемпіонат світу', 'хокей']</text:p>
      <text:p text:style-name="P4">
Type: Article</text:p>
      <!--METADATA-->
      <text:p text:style-name="P4">
<draw:frame draw:style-name="fr1" draw:name="Image245" text:anchor-type="as-char" svg:width="6.9236in" svg:height="3.956343in" draw:z-index="0">
<draw:image xlink:href="../Images/yкринформ/2023-05-12T23-59-00-03-00/630_360_1683924894-664.jpg" xlink:type="simple" xlink:show="embed" xlink:actuate="onLoad" draw:mime-type="image/jpeg"/>
</draw:frame>
Hockey worldwide in Tampere(Finland)and Riga(Latvia)The first game day is over.</text:p>
      <text:p text:style-name="P4">
Sweden's national team opened the tournament with a victory over the German team with a score of 1: 0(0:0, 0:0, 1:0), reports Ukrinform.</text:p>
      <text:p text:style-name="P4">
In other starting matches of the world championship, Canada defeated Latvia - 6: 0(2:0, 2:0, 2:0), The Czech Republic beat Slovakia - 3: 2(3:2, 0:0, 0:0), and the national team was a volitional victory over the Finland team - 4: 1(0:1, 1:0, 3:0).</text:p>
      <text:p text:style-name="P4">
<text:span text:style-name="T4">
Читайте також:</text:span>
 <text:span text:style-name="T4">
<text:a xlink:type="simple" xlink:href="https://www.ukrinform.ua/rubric-sports/3705446-velika-britania-ta-polsa-probilisa-v-elitu-cempionatu-svitu-z-hokeu.html" text:style-name="Internet_20_link" text:visited-style-name="Visited_20_Internet_20_Link">
 </text:a>
</text:span>
</text:p>
      <text:p text:style-name="P4">
The World Hockey Championship will last until May 28.</text:p>
      <text:p text:style-name="P4">
<text:span text:style-name="T5">
Foto: app</text:span>
</text:p>
      <text:p text:style-name="P4">
News Source: <text:a xlink:type="simple" xlink:href="https://www.ukrinform.ua/rubric-sports/3708544-cempionat-svitu-z-hokeu-rozpocavsa-peremogami-svecii-kanadi-cehii-ta-ssa.html" text:style-name="Internet_20_link" text:visited-style-name="Visited_20_Internet_20_Link">
https://www.ukrinform.ua/rubric-sports/3708544-cempionat-svitu-z-hokeu-rozpocavsa-peremogami-svecii-kanadi-cehii-ta-ssa.html</text:a>
</text:p>
      <!--NEWS-->
      <text:h text:style-name="P10" text:outline-level="1">
<text:span text:style-name="T4">
Has a leadership position during the occupation of Kharkiv region - law enforcement officers exposed a local resident</text:span>
</text:h>
      <text:p text:style-name="P4">
Author: ['АРМІЯINFORM']</text:p>
      <text:p text:style-name="P4">
Time: 2023-05-12T39:00:00-04:00</text:p>
      <text:p text:style-name="P4">
Description: For the proprietary Kerivnitvva of the Okrugskoye prosecutors of the Kharkivs, the war with Ukraine 2022, the war with Ukrain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246" text:anchor-type="as-char" svg:width="6.9236in" svg:height="7.856567in" draw:z-index="0">
<draw:image xlink:href="../Images/AРМІЯINFORM/2023-05-12T39-00-00-04-00/346668770_254896403730302_3012902011103222876_n.jpg" xlink:type="simple" xlink:show="embed" xlink:actuate="onLoad" draw:mime-type="image/jpeg"/>
</draw:frame>
Under the procedural leadership of the Izium District Prosecutor's Office of the Kharkiv region, the woman was informed of suspicion of collaborative activity(Part 5 of Article 111-1 of the Criminal Code of Ukraine).</text:p>
      <text:p text:style-name="P4">
Про це<text:a xlink:type="simple" xlink:href="https://www.facebook.com/pgo.gov.ua/posts/pfbid02TZ7vRx6PtK7GLmrPW7uHFAog4XmhyekCyC91Rm2A18LtXQR8Ygm1W6ZVyWLXuGfPl" text:style-name="Internet_20_link" text:visited-style-name="Visited_20_Internet_20_Link">
повідомляє</text:a>
Office of the Prosecutor General of Ukraine.</text:p>
      <text:p text:style-name="P4">
According to the investigation, during the occupation of the city of Izum, a local resident voluntarily worked to work for a new "power". She embraced the pseudo -office of the "chief of work and the socialist of the UGA of the Izumsky District."</text:p>
      <text:p text:style-name="P4">
The woman participated in meetings in the occupation administration, provided the acceptance of workers to work at the occupying power, was engaged in the organization of the work of the administrative building "Center for Social Protection of the Population".</text:p>
      <text:p text:style-name="P4">
At the request of the prosecutor's office, the suspect was selected a preventive measure in the form of detention without the right to make bail.</text:p>
      <text:p text:style-name="P4">
Pre -trial investigation - National Police of Ukraine, operational support - 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NEWS-->
      <text:h text:style-name="P10" text:outline-level="1">
<text:span text:style-name="T4">
The Center for Combating Misinformation reported the detection of hostile manipulations per day</text:span>
</text:h>
      <text:p text:style-name="P4">
Author: ['АРМІЯINFORM']</text:p>
      <text:p text:style-name="P4">
Time: 2023-05-12T40:00:00-04:00</text:p>
      <text:p text:style-name="P4">
Description: The Center for the Wizin -Format Movidomiv about the Tse on his Storinzi at Facebook. CP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6452544_601964885198101_7994264688016012829_n.jpg" text:style-name="Internet_20_link" text:visited-style-name="Visited_20_Internet_20_Link">
346452544_601964885198101_7994264688016012829_n.jpg</text:a>
']</text:p>
      <text:p text:style-name="P4">
Tags: ['STOPRUSSIA', 'АГРЕСІЯ РФ']</text:p>
      <text:p text:style-name="P4">
Category: News</text:p>
      <!--METADATA-->
      <text:p text:style-name="P4">
<draw:frame draw:style-name="fr1" draw:name="Image247" text:anchor-type="as-char" svg:width="6.9236in" svg:height="6.9236in" draw:z-index="0">
<draw:image xlink:href="../Images/AРМІЯINFORM/2023-05-12T40-00-00-04-00/346452544_601964885198101_7994264688016012829_n.jpg" xlink:type="simple" xlink:show="embed" xlink:actuate="onLoad" draw:mime-type="image/jpeg"/>
</draw:frame>
Center for Combating Misinformation <text:a xlink:type="simple" xlink:href="https://www.facebook.com/protydiyadezinformatsiyi.cpd/posts/pfbid0354Vfyf8Y9jS9rp1opDhcHdEaHs8DK2ZhmAmvbxrC1KDdtqsTTEM39fhJoUSEZyKRl" text:style-name="Internet_20_link" text:visited-style-name="Visited_20_Internet_20_Link">
reported</text:a>
About it on your Facebook page.</text:p>
      <text:p text:style-name="P4">
The CPD discovered:</text:p>
      <text:p text:style-name="P4">
🔶 Mandpulation</text:p>
      <text:p text:style-name="P4">
❌ TG-hostile TG channels with reference to the Polish edition of Rzeczpospolita wrote: "Soon Ukraine may not only have to be satisfied with the moderate guarantees of safety, but also to rest territorial losses."</text:p>
      <text:p text:style-name="P4">
🔶 misinformation</text:p>
      <text:p text:style-name="P4">
❌ The American edition of The National Interest has condemned the Patriotssh air defense: “Ukraine's protection against air attack also prevents negotiations, creating a false impression that the air threat can be softened. in the long run. "</text:p>
      <text:p text:style-name="P4">
🔶 Manipulation</text:p>
      <text:p text:style-name="P4">
❌ Brazilian journalist Pepe Escobar wrote on his Twitter page: “… Flags of the USSR and Russia are forbidden in the EU. This means that on May 8, 1945, it did not happen in fact. German tanks - with Iron Crosses - Naproian lands returned. They announce Barbarossa 2.0.</text:p>
      <text:p text:style-name="P4">
News Source: <text:a xlink:type="simple" xlink:href="https://armyinform.com.ua/2023/05/12/czpd-povidomyv-pro-vyyavlennya-vorozhyh-manipulyaczij-za-dobu/" text:style-name="Internet_20_link" text:visited-style-name="Visited_20_Internet_20_Link">
https://armyinform.com.ua/2023/05/12/czpd-povidomyv-pro-vyyavlennya-vorozhyh-manipulyaczij-za-dobu/</text:a>
</text:p>
      <!--NEWS-->
      <text:h text:style-name="P10" text:outline-level="1">
<text:span text:style-name="T4">
As a BOZENA-5 demining complex cleans Slobozhanshchina from explosive objects</text:span>
</text:h>
      <text:p text:style-name="P4">
Author: ['АРМІЯINFORM']</text:p>
      <text:p text:style-name="P4">
Time: 2023-05-12T41:00:00-04:00</text:p>
      <text:p text:style-name="P4">
Description: Zapyaki Machini Roseminovannia Bozena-5 at the Bagatoh settlements of Kharkivshchina Bul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Thanks to the mine of the Bozena-5 demining in many settlements, Kharkiv region has renewed electricity. It is used precisely on the grounds that are used for immediate demining, for example, areas where there are lines of electric programs. Thus, the combat calculation of this machine has already cleared from the GNP the preducified territories of the communities of Slobozhanshchina 215,639 km of transmission lines.</text:p>
      <text:p text:style-name="P4">
About it <text:a xlink:type="simple" xlink:href="https://www.facebook.com/watch/" text:style-name="Internet_20_link" text:visited-style-name="Visited_20_Internet_20_Link">
reports</text:a>
Command of Forces of Support of the Armed Forces of Ukraine.</text:p>
      <text:p text:style-name="P4">
A representative of the Department of Engineering Forces Department of Supporting Armed Forces of Ukraine spoke about the experience of using the BOZENA-5 mine-5 demining machine, which was used for Ukraine by the Slovak company Way Industry.</text:p>
      <ul>
        <li>
This machine saves the lives of the sappers, they do not go first, but actually pick up. It is effective and fast, and if you speak from the context of mine, it justifies itself, - said the representative of the Command of Support.</li>
      </ul>
      <text:p text:style-name="P4">
Background: The machine is intended for demining potentially contaminated with a hazardous objects. It can be used to cleanse protintanka and anti -personnel mine fields.</text:p>
      <text:p text:style-name="P4">
Any demining means is a powerful contribution to the process of purifying terminals, because it is remote-rooted, and the speed of passage reaches 9 kilometers per hour. The complex is accompanied by a demining group of 5 people, 2 of them with metal detectors to fully monitor the situation, 2 collect the stakes, and the commander who controls the process.</text:p>
      <ul>
        <li>
It should be understood that no mechanized tool gives a guarantee that there will be no explosive object. That is why any demining is followed by a group of sappers, which chooses these remains from the soil. That is, the main merit of Bozena-5 is that it makes it impossible for the undermining of a proof object, although it leaves the explosives in the soil. It also plays a role in which type of working organ is used: chain or fighter. In the latter, rigid fighting structures that bring mine or any other GNP into action or break up our places, which represent the remains of an explosive substance,-said support representative of support forces.</li>
      </ul>
      <text:p text:style-name="P4">
Problems with these samples of equipment are still insufficient base for post -warranty service.</text:p>
      <text:p text:style-name="P4">
News Source: <text:a xlink:type="simple" xlink:href="https://armyinform.com.ua/2023/05/12/yak-kompleks-rozminuvannya-bozena-5-ochyshhuye-slobozhanshhynu-vid-vybuhonebezpechnyh-predmetiv/" text:style-name="Internet_20_link" text:visited-style-name="Visited_20_Internet_20_Link">
https://armyinform.com.ua/2023/05/12/yak-kompleks-rozminuvannya-bozena-5-ochyshhuye-slobozhanshhynu-vid-vybuhonebezpechnyh-predmetiv/</text:a>
</text:p>
      <!--NEWS-->
      <text:h text:style-name="P10" text:outline-level="1">
<text:span text:style-name="T4">
As a result of the shelling of the Toretsk army of the Russian Federation, 9 citizens were injured</text:span>
</text:h>
      <text:p text:style-name="P4">
Author: ['АРМІЯINFORM']</text:p>
      <text:p text:style-name="P4">
Time: 2023-05-12T42:00:00-04:00</text:p>
      <text:p text:style-name="P4">
Description: For the proprietary Kerivnitvva, Donetsko's prosecutor's office of Rozdochatovo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5/345623634_970448174126141_8809982151552904889_n-1.jpg" text:style-name="Internet_20_link" text:visited-style-name="Visited_20_Internet_20_Link">
345623634_970448174126141_8809982151552904889_n-1.jpg</text:a>
', '<text:a xlink:type="simple" xlink:href="https://armyinform.com.ua/wp-content/uploads/2023/05/346451542_585683637000971_730505468187483239_n-150x150.jpg" text:style-name="Internet_20_link" text:visited-style-name="Visited_20_Internet_20_Link">
346451542_585683637000971_730505468187483239_n-150x150.jpg</text:a>
', '<text:a xlink:type="simple" xlink:href="https://armyinform.com.ua/wp-content/uploads/2023/05/346469873_178725125123991_8633795702394735889_n-150x150.jpg" text:style-name="Internet_20_link" text:visited-style-name="Visited_20_Internet_20_Link">
346469873_178725125123991_8633795702394735889_n-150x150.jpg</text:a>
', '<text:a xlink:type="simple" xlink:href="https://armyinform.com.ua/wp-content/uploads/2023/05/346598325_934640547687728_1489023917800267378_n-150x150.jpg" text:style-name="Internet_20_link" text:visited-style-name="Visited_20_Internet_20_Link">
346598325_934640547687728_1489023917800267378_n-150x150.jpg</text:a>
']</text:p>
      <text:p text:style-name="P4">
Tags: ['STOPRUSSIA', 'АГРЕСІЯ РФ']</text:p>
      <text:p text:style-name="P4">
Category: News</text:p>
      <!--METADATA-->
      <text:p text:style-name="P4">
<draw:frame draw:style-name="fr1" draw:name="Image248" text:anchor-type="as-char" svg:width="6.9236in" svg:height="5.1927in" draw:z-index="0">
<draw:image xlink:href="../Images/AРМІЯINFORM/2023-05-12T42-00-00-04-00/345623634_970448174126141_8809982151552904889_n-1.jpg" xlink:type="simple" xlink:show="embed" xlink:actuate="onLoad" draw:mime-type="image/jpeg"/>
</draw:frame>
Under the procedural leadership of the Donetsk Regional Prosecutor's Office, a criminal investigation into criminal proceedings on violation of the laws of war(Part 1 of Art. 438 of the Criminal Code of Ukraine).</text:p>
      <text:p text:style-name="P4">
Про це<text:a xlink:type="simple" xlink:href="https://www.facebook.com/pgo.gov.ua/posts/pfbid02qixdaALrWVAHitRUPnRFMBJqHxk2sC6bevRFJogVrHJUNh8eohNBrRT7C1c9RFwjl" text:style-name="Internet_20_link" text:visited-style-name="Visited_20_Internet_20_Link">
повідомляє</text:a>
Office of the Prosecutor General of Ukraine.</text:p>
      <text:p text:style-name="P4">
According to the investigation, on May 11, 2023, the troops of the Russian Federation, at about 1:00 pm, arlived in Toretsk, resulting in a 65-year-old resident.</text:p>
      <text:p text:style-name="P4">
Two hours later, the Russian army fired at this settlement again.This time it is likely to be from the jet system of the tornado.</text:p>
      <text:p text:style-name="P4">
The shells of the invaders were kissed on the residential quarter. Five men and three women were injured in varying degrees. Among the victims are the whole - parents and their son.</text:p>
      <text:p text:style-name="P4">
Houses, outbuildings, garages and a car were also damaged.</text:p>
      <text:p text:style-name="P4">
Prosecutors continue to take all possible and proper measures to document the war crimes committed by representatives of the Armed Forces of the Russian Federation.</text:p>
      <text:p text:style-name="P4">
<text:a xlink:type="simple" xlink:href="https://armyinform.com.ua/wp-content/uploads/2023/05/346451542_585683637000971_730505468187483239_n.jpg" text:style-name="Internet_20_link" text:visited-style-name="Visited_20_Internet_20_Link">
!(Images/AРМІЯINFORM/2023-05-12T42-00-00-04-00/346451542_585683637000971_730505468187483239_n-150x150.jpg)</text:a>
</text:p>
      <text:p text:style-name="P4">
<text:a xlink:type="simple" xlink:href="https://armyinform.com.ua/wp-content/uploads/2023/05/346469873_178725125123991_8633795702394735889_n.jpg" text:style-name="Internet_20_link" text:visited-style-name="Visited_20_Internet_20_Link">
<draw:frame draw:style-name="fr1" draw:name="Image249" text:anchor-type="as-char" svg:width="6.9236in" svg:height="6.9236in" draw:z-index="0">
<draw:image xlink:href="../Images/AРМІЯINFORM/2023-05-12T42-00-00-04-00/346469873_178725125123991_8633795702394735889_n-150x150.jpg" xlink:type="simple" xlink:show="embed" xlink:actuate="onLoad" draw:mime-type="image/jpeg"/>
</draw:frame>
</text:a>
</text:p>
      <text:p text:style-name="P4">
<text:a xlink:type="simple" xlink:href="https://armyinform.com.ua/wp-content/uploads/2023/05/346598325_934640547687728_1489023917800267378_n.jpg" text:style-name="Internet_20_link" text:visited-style-name="Visited_20_Internet_20_Link">
<draw:frame draw:style-name="fr1" draw:name="Image250" text:anchor-type="as-char" svg:width="6.9236in" svg:height="6.9236in" draw:z-index="0">
<draw:image xlink:href="../Images/AРМІЯINFORM/2023-05-12T42-00-00-04-00/346598325_934640547687728_1489023917800267378_n-150x150.jpg" xlink:type="simple" xlink:show="embed" xlink:actuate="onLoad" draw:mime-type="image/jpeg"/>
</draw:frame>
</text:a>
</text:p>
      <text:p text:style-name="P4">
News Source: <text:a xlink:type="simple" xlink:href="https://armyinform.com.ua/2023/05/12/vnaslidok-obstrilu-toreczka-armiyeyu-rf-zaznaly-poranen-9-gromadyan/" text:style-name="Internet_20_link" text:visited-style-name="Visited_20_Internet_20_Link">
https://armyinform.com.ua/2023/05/12/vnaslidok-obstrilu-toreczka-armiyeyu-rf-zaznaly-poranen-9-gromadyan/</text:a>
</text:p>
      <!--NEWS-->
      <text:h text:style-name="P10" text:outline-level="1">
<text:span text:style-name="T4">
Center for Mine Activities received international certificates "IMAS EOD LEVEL 2"</text:span>
</text:h>
      <text:p text:style-name="P4">
Author: ['АРМІЯINFORM']</text:p>
      <text:p text:style-name="P4">
Time: 2023-05-12T43:00:00-04:00</text:p>
      <text:p text:style-name="P4">
Description: About the central center of the Office DIYALONOSTI: “The Center for Office DIYLOSTI VITA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6467173_1299410574003420_6677570610558893458_n.jpg" text:style-name="Internet_20_link" text:visited-style-name="Visited_20_Internet_20_Link">
346467173_1299410574003420_6677570610558893458_n.jpg</text:a>
']</text:p>
      <text:p text:style-name="P4">
Tags: ['STOPRUSSIA', 'АГРЕСІЯ РФ']</text:p>
      <text:p text:style-name="P4">
Category: News</text:p>
      <!--METADATA-->
      <text:p text:style-name="P4">
<draw:frame draw:style-name="fr1" draw:name="Image251" text:anchor-type="as-char" svg:width="6.9236in" svg:height="5.1927in" draw:z-index="0">
<draw:image xlink:href="../Images/AРМІЯINFORM/2023-05-12T43-00-00-04-00/346467173_1299410574003420_6677570610558893458_n.jpg" xlink:type="simple" xlink:show="embed" xlink:actuate="onLoad" draw:mime-type="image/jpeg"/>
</draw:frame>
About it <text:a xlink:type="simple" xlink:href="https://www.facebook.com/permalink.php" text:style-name="Internet_20_link" text:visited-style-name="Visited_20_Internet_20_Link">
reports</text:a>
Mine Activities Center:</text:p>
      <text:p text:style-name="P4">
“The Mine Activities Center welcomes its employees who are currently completing a training course that lasted from March 20 to May 11, 2023 and received international certificates - specialists in the disposal Erw Training Establishment, Peya, Republic of Kosovo.</text:p>
      <text:p text:style-name="P4">
The purpose of the course is to provide knowledge and skills necessary to perform the duties of field operator for the search and destruction(HMA)According to international standards of mine activity(You have).</text:p>
      <text:p text:style-name="P4">
ЦПМД висловлює подяку благодійній організації Mriya Aid за сприяння ворганізації даного курсу, а також керівництву та персоналу навчального центруMAT Kosovo — EOD &amp; ERW Training Establishment за отриманий безцінний досвід танавики, що безперечно допоможуть звільнити Українські землі від забрудненнявибухонебезпечними предметами та наблизити нашу Перемогу».</text:p>
      <text:p text:style-name="P4">
News Source: <text:a xlink:type="simple" xlink:href="https://armyinform.com.ua/2023/05/12/cpivrobitnyky-czentru-protyminnoyi-diyalnosti-otrymaly-sertyfikaty-u-navchalnomu-czentri-mat-kosovo/" text:style-name="Internet_20_link" text:visited-style-name="Visited_20_Internet_20_Link">
https://armyinform.com.ua/2023/05/12/cpivrobitnyky-czentru-protyminnoyi-diyalnosti-otrymaly-sertyfikaty-u-navchalnomu-czentri-mat-kosovo/</text:a>
</text:p>
      <!--NEWS-->
      <text:h text:style-name="P10" text:outline-level="1">
<text:span text:style-name="T4">
The Ukrainian delegation in PACE initiates a resolution on the ban on Rashism in Europe</text:span>
</text:h>
      <text:p text:style-name="P4">
Author: ['АРМІЯINFORM']</text:p>
      <text:p text:style-name="P4">
Time: 2023-05-12T44:00:00-04:00</text:p>
      <text:p text:style-name="P4">
Description: About Tsdomovy, the head of the Komitet Zwan Zovnishnoi Paul -Tikhika is the Mijparmenti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3/parye.jpg" text:style-name="Internet_20_link" text:visited-style-name="Visited_20_Internet_20_Link">
parye.jpg</text:a>
']</text:p>
      <text:p text:style-name="P4">
Tags: ['STOPRUSSIA', 'АГРЕСІЯ РФ']</text:p>
      <text:p text:style-name="P4">
Category: News</text:p>
      <!--METADATA-->
      <text:p text:style-name="P4">
<draw:frame draw:style-name="fr1" draw:name="Image252" text:anchor-type="as-char" svg:width="6.9236in" svg:height="4.425334in" draw:z-index="0">
<draw:image xlink:href="../Images/AРМІЯINFORM/2023-05-12T44-00-00-04-00/parye.jpg" xlink:type="simple" xlink:show="embed" xlink:actuate="onLoad" draw:mime-type="image/jpeg"/>
</draw:frame>
Illustrative photo</text:p>
      <text:p text:style-name="P4">
About it <text:a xlink:type="simple" xlink:href="https://www.facebook.com/verkhovna.rada.ukraine/posts/pfbid0qoSPjhBn1FZP8ZxYHMgij2rkWevQkZb2W3zQVHssXHUbX2HED4siVX8Vx7R1QdeLl" text:style-name="Internet_20_link" text:visited-style-name="Visited_20_Internet_20_Link">
reported</text:a>
Chairman of the Committee on Foreign Policy and Inter -Parliamentary Workers Alexander Merezhko:</text:p>
      <text:p text:style-name="P4">
“He registered in the PACE proposal of a resolution on condemnation of ideology and practicing in Europe. I am very grateful to the colleagues who supported this proposal. To build the text of the relevant resolution and eventually in the countries of democracy, Rashism was prohibited. ”</text:p>
      <text:p text:style-name="P4">
Source: <text:a xlink:type="simple" xlink:href="https://www.facebook.com/verkhovna.rada.ukraine/posts/pfbid0qoSPjhBn1FZP8ZxYHMgij2rkWevQkZb2W3zQVHssXHUbX2HED4siVX8Vx7R1QdeLl" text:style-name="Internet_20_link" text:visited-style-name="Visited_20_Internet_20_Link">
Verkhovna Rada of Ukraine</text:a>
</text:p>
      <text:p text:style-name="P4">
News Source: <text:a xlink:type="simple" xlink:href="https://armyinform.com.ua/2023/05/12/ukrayinska-delegacziya-v-parye-inicziyuye-rezolyucziyu-pro-zaboronu-rashyzmu-v-yevropi/" text:style-name="Internet_20_link" text:visited-style-name="Visited_20_Internet_20_Link">
https://armyinform.com.ua/2023/05/12/ukrayinska-delegacziya-v-parye-inicziyuye-rezolyucziyu-pro-zaboronu-rashyzmu-v-yevropi/</text:a>
</text:p>
      <!--NEWS-->
      <text:h text:style-name="P10" text:outline-level="1">
<text:span text:style-name="T4">
Aviation of Defense Forces has struck 14 beats in the enemy's concentration areas</text:span>
</text:h>
      <text:p text:style-name="P4">
Author: ['АРМІЯINFORM']</text:p>
      <text:p text:style-name="P4">
Time: 2023-05-12T45: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253" text:anchor-type="as-char" svg:width="6.9236in" svg:height="4.49457in" draw:z-index="0">
<draw:image xlink:href="../Images/AРМІЯINFORM/2023-05-12T45-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Hjts1biJ8ahVxmigBzAG2c9QowjLMfns6b4x5pwX3SL2WSoxwZ5DLtdEhuzbc7gl" text:style-name="Internet_20_link" text:visited-style-name="Visited_20_Internet_20_Link">
reports</text:a>
The General Staff of the Armed Forces.</text:p>
      <text:p text:style-name="P4">
Aviation of defense forces per day has struck 14 beats in the areas of concentration of personal staff and enemy military equipment. In addition, 9 -year UAVs of different types were destroyed. And the departments of rocket troops and artillery struck 11 utilities, 19 areas of concentration of live force, 1 composition of ammunition, 1 warehouse of fuel and lubricants, 9 artillery units at fire deployment, 1 means of air defense and 2 more important goals of the enemy.</text:p>
      <text:p text:style-name="P4">
News Source: <text:a xlink:type="simple" xlink:href="https://armyinform.com.ua/2023/05/12/aviacziya-syl-oborony-zavdala-14-udariv-po-rajonah-zoseredzhennya-voroga-2/" text:style-name="Internet_20_link" text:visited-style-name="Visited_20_Internet_20_Link">
https://armyinform.com.ua/2023/05/12/aviacziya-syl-oborony-zavdala-14-udariv-po-rajonah-zoseredzhennya-voroga-2/</text:a>
</text:p>
      <!--NEWS-->
      <text:h text:style-name="P10" text:outline-level="1">
<text:span text:style-name="T4">
In the Volyn and Polissya directions of signs of formation of offensive groups of the enemy was not revealed</text:span>
</text:h>
      <text:p text:style-name="P4">
Author: ['АРМІЯINFORM']</text:p>
      <text:p text:style-name="P4">
Time: 2023-05-12T46:00:00-04:00</text:p>
      <text:p text:style-name="P4">
Description: About Tse at Facebook, the General Staff of the ZSU. Rosіyska federals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160448-uk.png" text:style-name="Internet_20_link" text:visited-style-name="Visited_20_Internet_20_Link">
160448-uk.png</text:a>
']</text:p>
      <text:p text:style-name="P4">
Tags: ['STOPRUSSIA', 'АГРЕСІЯ РФ']</text:p>
      <text:p text:style-name="P4">
Category: News</text:p>
      <!--METADATA-->
      <text:p text:style-name="P4">
<draw:frame draw:style-name="fr1" draw:name="Image254" text:anchor-type="as-char" svg:width="6.9236in" svg:height="3.865677in" draw:z-index="0">
<draw:image xlink:href="../Images/AРМІЯINFORM/2023-05-12T46-00-00-04-00/160448-uk.png" xlink:type="simple" xlink:show="embed" xlink:actuate="onLoad" draw:mime-type="image/png"/>
</draw:frame>
Illustrative Photo <text:span text:style-name="T4">
 🔥 Situation on Russian invasion </text:span>
</text:p>
      <text:p text:style-name="P4">
About it on Facebook <text:a xlink:type="simple" xlink:href="https://www.facebook.com/GeneralStaff.ua/posts/pfbid02Hjts1biJ8ahVxmigBzAG2c9QowjLMfns6b4x5pwX3SL2WSoxwZ5DLtdEhuzbc7gl" text:style-name="Internet_20_link" text:visited-style-name="Visited_20_Internet_20_Link">
reports</text:a>
The General Staff of the Armed Forces.</text:p>
      <text:p text:style-name="P4">
The Russian Federation continues to use the territory and material and technical base of the Republic of Belarus to prepare and combat the units of the Armed Forces of the Russian Federation, formed by resolving. Then these units are involved in the fighting of the Ukrainian Storetorium.</text:p>
      <text:p text:style-name="P4">
News Source: <text:a xlink:type="simple" xlink:href="https://armyinform.com.ua/2023/05/12/na-volynskomu-ta-poliskomu-napryamkah-oznak-formuvannya-nastupalnyh-ugrupovan-voroga-ne-vyyavleno/" text:style-name="Internet_20_link" text:visited-style-name="Visited_20_Internet_20_Link">
https://armyinform.com.ua/2023/05/12/na-volynskomu-ta-poliskomu-napryamkah-oznak-formuvannya-nastupalnyh-ugrupovan-voroga-ne-vyyavleno/</text:a>
</text:p>
      <!--NEWS-->
      <text:h text:style-name="P10" text:outline-level="1">
<text:span text:style-name="T4">
The CPD reported the main narrative that the last day was promoted by Roszmi</text:span>
</text:h>
      <text:p text:style-name="P4">
Author: ['АРМІЯINFORM']</text:p>
      <text:p text:style-name="P4">
Time: 2023-05-12T47:00:00-04:00</text:p>
      <text:p text:style-name="P4">
Description: About Tse at Facebook, the Center for the Ophy -Format. “Lipovius General Rozovow,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5/346643460_625606239116344_7369623526330509232_n.jpg" text:style-name="Internet_20_link" text:visited-style-name="Visited_20_Internet_20_Link">
346643460_625606239116344_7369623526330509232_n.jpg</text:a>
']</text:p>
      <text:p text:style-name="P4">
Tags: ['STOPRUSSIA', 'АГРЕСІЯ РФ']</text:p>
      <text:p text:style-name="P4">
Category: News</text:p>
      <!--METADATA-->
      <text:p text:style-name="P4">
<draw:frame draw:style-name="fr1" draw:name="Image255" text:anchor-type="as-char" svg:width="6.9236in" svg:height="6.9236in" draw:z-index="0">
<draw:image xlink:href="../Images/AРМІЯINFORM/2023-05-12T47-00-00-04-00/346643460_625606239116344_7369623526330509232_n.jpg" xlink:type="simple" xlink:show="embed" xlink:actuate="onLoad" draw:mime-type="image/jpeg"/>
</draw:frame>
About it on Facebook <text:a xlink:type="simple" xlink:href="https://www.facebook.com/protydiyadezinformatsiyi.cpd/posts/pfbid0GueWxXMv9zsJVmAHHqCdnvSdtqrexGm1gujgc9mAEAocqVi5o6Mn1kYwoxWa7KNol" text:style-name="Internet_20_link" text:visited-style-name="Visited_20_Internet_20_Link">
reports</text:a>
Center for combating misinformation.</text:p>
      <text:p text:style-name="P4">
"The lime general said that some of the drones were allegedly" destroyed ", and the part -" neutralized, planted. "</text:p>
      <text:p text:style-name="P4">
In addition, the Lipovy military said that Ukraine first used Dron -American Development with a maximum radius of up to 800 km.</text:p>
      <text:p text:style-name="P4">
This statement gained great resonance among the pro -Kremlin media, but not having approved, the military subsequently began to baptize from his words, saying that the information was not verified.</text:p>
      <text:p text:style-name="P4">
Such narratives are needed by the Armed Forces of the Russian Federation to show the Russians "victory" on the polyb, but such fakes did not believe even the zombary population of the Russian Federation, " - said in the report.</text:p>
      <text:p text:style-name="P4">
News Source: <text:a xlink:type="simple" xlink:href="https://armyinform.com.ua/2023/05/12/czpd-informuye-pro-osnovnyj-naratyv-shho-za-dobu-prosuvaly-roszmi-3/" text:style-name="Internet_20_link" text:visited-style-name="Visited_20_Internet_20_Link">
https://armyinform.com.ua/2023/05/12/czpd-informuye-pro-osnovnyj-naratyv-shho-za-dobu-prosuvaly-roszmi-3/</text:a>
</text:p>
      <!--NEWS-->
      <text:h text:style-name="P10" text:outline-level="1">
<text:span text:style-name="T4">
44 enemy attacks were reflected in Donetsk region a day</text:span>
</text:h>
      <text:p text:style-name="P4">
Author: ['АРМІЯINFORM']</text:p>
      <text:p text:style-name="P4">
Time: 2023-05-12T48: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56" text:anchor-type="as-char" svg:width="6.9236in" svg:height="4.615733in" draw:z-index="0">
<draw:image xlink:href="../Images/AРМІЯINFORM/2023-05-12T48-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Hjts1biJ8ahVxmigBzAG2c9QowjLMfns6b4x5pwX3SL2WSoxwZ5DLtdEhuzbc7gl" text:style-name="Internet_20_link" text:visited-style-name="Visited_20_Internet_20_Link">
reports</text:a>
The General Staff of the Armed Forces.</text:p>
      <text:p text:style-name="P4">
The enemy continues to focus on the main efforts on the Liman, Bakhmut, Avdiiv and Mariinsky directions - 44 attacks are reflected. The most fierce battles continue for Bakhmut and Marinka.</text:p>
      <text:p text:style-name="P4">
News Source: <text:a xlink:type="simple" xlink:href="https://armyinform.com.ua/2023/05/12/na-donechchyni-za-dobu-vidbyto-44-ataky-voroga/" text:style-name="Internet_20_link" text:visited-style-name="Visited_20_Internet_20_Link">
https://armyinform.com.ua/2023/05/12/na-donechchyni-za-dobu-vidbyto-44-ataky-voroga/</text:a>
</text:p>
      <!--NEWS-->
      <text:h text:style-name="P10" text:outline-level="1">
<text:span text:style-name="T4">
Enemy Loss per day: 750 invaders were eliminated, 5 tanks and 15 artisystems were destroyed</text:span>
</text:h>
      <text:p text:style-name="P4">
Author: ['АРМІЯINFORM']</text:p>
      <text:p text:style-name="P4">
Time: 2023-05-12T49:00:00-04:00</text:p>
      <text:p text:style-name="P4">
Description: Zagalni Boyov, take the enemy on 02/24/22 to 05/1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d8c37fd-3f86-461a-8e70-ada8fa4878bd-scaled.jpg" text:style-name="Internet_20_link" text:visited-style-name="Visited_20_Internet_20_Link">
fd8c37fd-3f86-461a-8e70-ada8fa4878bd-scaled.jpg</text:a>
']</text:p>
      <text:p text:style-name="P4">
Tags: ['STOPRUSSIA', 'АГРЕСІЯ РФ', 'ВТОРГНЕННЯ РФ', 'ВТРАТИ ВОРОГА', 'ГШ ЗСУ']</text:p>
      <text:p text:style-name="P4">
Category: News</text:p>
      <!--METADATA-->
      <text:p text:style-name="P4">
<draw:frame draw:style-name="fr1" draw:name="Image257" text:anchor-type="as-char" svg:width="6.9236in" svg:height="6.975527in" draw:z-index="0">
<draw:image xlink:href="../Images/AРМІЯINFORM/2023-05-12T49-00-00-04-00/fd8c37fd-3f86-461a-8e70-ada8fa4878bd-scaled.jpg" xlink:type="simple" xlink:show="embed" xlink:actuate="onLoad" draw:mime-type="image/jpeg"/>
</draw:frame>
The total fighting loss of the enemy from 24.02.22 to 12.05.23 will be orientated:</text:p>
      <text:p text:style-name="P4">
<text:span text:style-name="T4">
<text:span text:style-name="T5">
 Personnel - </text:span>
* 197670(+750)persons eliminated</text:span>
<text:span text:style-name="T5">
 tanks - </text:span>
<text:span text:style-name="T5">
 3745(+5)</text:span>
<text:span text:style-name="T4">
 combat armored vehicles - </text:span>
 7295(+8)<text:span text:style-name="T4">
<text:span text:style-name="T5">
 Artillery Systems - </text:span>
<text:span text:style-name="T5">
 3068(+15)</text:span>
 </text:span>
 RSZV - <text:span text:style-name="T4">
 559(+2)</text:span>
<text:span text:style-name="T5">
 air defense means - </text:span>
<text:span text:style-name="T5">
 312(+2)</text:span>
<text:span text:style-name="T4">
 aircraft - </text:span>
 308(0)<text:span text:style-name="T4">
<text:span text:style-name="T5">
 helicopters - </text:span>
* 294(0)</text:span>
<text:span text:style-name="T5">
 UAV Operative Tactical Level-</text:span>
<text:span text:style-name="T5">
 2636(+9)</text:span>
<text:span text:style-name="T4">
 Winged missiles - </text:span>
 970(0)<text:span text:style-name="T4">
<text:span text:style-name="T5">
 ships / boats - </text:span>
* 18(0)</text:span>
<text:span text:style-name="T5">
 Automobile equipment and tanks - </text:span>
<text:span text:style-name="T5">
 5996(+12)</text:span>
<text:span text:style-name="T4">
 Special equipment - </text:span>
 393(+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2.05.23.</text:p>
      <text:p text:style-name="P4">
News Source: <text:a xlink:type="simple" xlink:href="https://armyinform.com.ua/2023/05/12/vtraty-voroga-za-dobu-likvidovano-750-okupantiv-znyshheno-5-tankiv-i-15-artsystem/" text:style-name="Internet_20_link" text:visited-style-name="Visited_20_Internet_20_Link">
https://armyinform.com.ua/2023/05/12/vtraty-voroga-za-dobu-likvidovano-750-okupantiv-znyshheno-5-tankiv-i-15-artsystem/</text:a>
</text:p>
      <!--NEWS-->
      <text:h text:style-name="P10" text:outline-level="1">
<text:span text:style-name="T4">
Russia launched a wide campaign to force Ukraine to negotiate - Alexey Danilov</text:span>
</text:h>
      <text:p text:style-name="P4">
Author: ['АРМІЯINFORM']</text:p>
      <text:p text:style-name="P4">
Time: 2023-05-12T50:00:00-04:00</text:p>
      <text:p text:style-name="P4">
Description: PIDSISTRYANE Rosiysky dictator with a decree on prizes on VIISKOVI Zborori Rosiyan, Yak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ОЛЕКСІЙ ДАНІЛОВ', 'РНБО']</text:p>
      <text:p text:style-name="P4">
Category: News</text:p>
      <!--METADATA-->
      <text:p text:style-name="P4">
<draw:frame draw:style-name="fr1" draw:name="Image258" text:anchor-type="as-char" svg:width="6.9236in" svg:height="3.894525in" draw:z-index="0">
<draw:image xlink:href="../ConvertedIMGs/AРМІЯINFORM/2023-05-12T50-00-00-04-00/124169412_728e27f1-5076-4016-ae2e-9fb07e605c88.jpg.png" xlink:type="simple" xlink:show="embed" xlink:actuate="onLoad" draw:mime-type="image/png"/>
</draw:frame>
The signing of the Russian dictator by Putin's decree on calling for military assemblies in stock is a component of the information campaign to make Ukraine to negotiate.</text:p>
      <text:p text:style-name="P4">
About it <text:a xlink:type="simple" xlink:href="https://www.rnbo.gov.ua/ua/Diialnist/6319.html" text:style-name="Internet_20_link" text:visited-style-name="Visited_20_Internet_20_Link">
stated</text:a>
Secretary of the Radinational Security and Defense of Ukraine Alexey Danilov.</text:p>
      <text:p text:style-name="P4">
According to him, Russia is injection of the situation because it seeks to set up Ukraine as soon as possible at the negotiation table. To do this, the aggressor country launched a large campaign.</text:p>
      <text:p text:style-name="P4">
Commenting on the latest statements of the leader of PEC "Wagner" Prigogine about the removal of hisboyevik from Bakhmut due to lack of ammunition, Alexei Danilov noted that their true reason is the inability of the "Wagnerists" to take this small district center, since the armed forces defend Bakhmut and do not leave them.</text:p>
      <text:p text:style-name="P4">
"In the territory of Russia there is an intraspecific struggle, and then they will be able to find out the relationship," the NSDC Secretary of Ukraine summarized.</text:p>
      <text:p text:style-name="P4">
News Source: <text:a xlink:type="simple" xlink:href="https://armyinform.com.ua/2023/05/12/rosiya-rozgornula-shyroku-kampaniyu-shhob-zmusyty-ukrayinu-do-peregovoriv-oleksij-danilov/" text:style-name="Internet_20_link" text:visited-style-name="Visited_20_Internet_20_Link">
https://armyinform.com.ua/2023/05/12/rosiya-rozgornula-shyroku-kampaniyu-shhob-zmusyty-ukrayinu-do-peregovoriv-oleksij-danilov/</text:a>
</text:p>
      <!--NEWS-->
      <text:h text:style-name="P10" text:outline-level="1">
<text:span text:style-name="T4">
In the Bakhmut direction our defenders advanced by 2 km - Anna Malyar</text:span>
</text:h>
      <text:p text:style-name="P4">
Author: ['АРМІЯINFORM']</text:p>
      <text:p text:style-name="P4">
Time: 2023-05-12T51:00:00-04:00</text:p>
      <text:p text:style-name="P4">
Description: The situation is real to the TIZHNI: the column did not have a real realization of its plan, Vin Ponіs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СЬКИЙ НАПРЯМОК', 'ВТОРГНЕННЯ РФ', 'ГАННА МАЛЯР']</text:p>
      <text:p text:style-name="P4">
Category: News</text:p>
      <!--METADATA-->
      <text:p text:style-name="P4">
<draw:frame draw:style-name="fr1" draw:name="Image259" text:anchor-type="as-char" svg:width="6.9236in" svg:height="4.609964in" draw:z-index="0">
<draw:image xlink:href="../Images/AРМІЯINFORM/2023-05-12T51-00-00-04-00/bahmut-2.jpg" xlink:type="simple" xlink:show="embed" xlink:actuate="onLoad" draw:mime-type="image/jpeg"/>
</draw:frame>
The real situation during the week is as follows: the enemy failed to realize his plans, he suffered great losses of living power. At the same time, our defenders advanced the Bakhmut direction forward 2 kilometers.</text:p>
      <text:p text:style-name="P4">
About it <text:a xlink:type="simple" xlink:href="https://t.me/annamaliar/723" text:style-name="Internet_20_link" text:visited-style-name="Visited_20_Internet_20_Link">
reported</text:a>
Deputy Minister of Defense of Ukraine Anna Malyar, noting that no position in Bakhmut has been lost this week.</text:p>
      <text:p text:style-name="P4">
“During the week, Bakhmut and the events associated with it remained the leading theme and the media. Analysis of messages shows that for the Cemisto enemy is important. Almost sacred, ”she notes.</text:p>
      <text:p text:style-name="P4">
Anna Malyar emphasizes that, covering information about the fighting in Bakhmut, he will enemy herself, tells about alleged success and invents the plots about the military team of defense forces of Ukraine.</text:p>
      <text:p text:style-name="P4">
"At the same time, the enemy gives false information about the lack of weapons, which is likely to justify the real situation," the Deputy Ministry of Defense of Ukraine sums up.</text:p>
      <text:p text:style-name="P4">
News Source: <text:a xlink:type="simple" xlink:href="https://armyinform.com.ua/2023/05/12/na-bahmutskomu-napryamku-nashi-oboronczi-prosunulys-vpered-na-2-km-ganna-malyar/" text:style-name="Internet_20_link" text:visited-style-name="Visited_20_Internet_20_Link">
https://armyinform.com.ua/2023/05/12/na-bahmutskomu-napryamku-nashi-oboronczi-prosunulys-vpered-na-2-km-ganna-malyar/</text:a>
</text:p>
      <!--NEWS-->
      <text:h text:style-name="P10" text:outline-level="1">
<text:span text:style-name="T4">
In Ukraine a moment of silence</text:span>
</text:h>
      <text:p text:style-name="P4">
Author: ['АРМІЯINFORM']</text:p>
      <text:p text:style-name="P4">
Time: 2023-05-12T5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60" text:anchor-type="as-char" svg:width="6.9236in" svg:height="3.895992in" draw:z-index="0">
<draw:image xlink:href="../Images/AРМІЯINFORM/2023-05-12T52-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2/v-ukrayini-hvylyna-movchannya-2/" text:style-name="Internet_20_link" text:visited-style-name="Visited_20_Internet_20_Link">
https://armyinform.com.ua/2023/05/12/v-ukrayini-hvylyna-movchannya-2/</text:a>
</text:p>
      <!--NEWS-->
      <text:h text:style-name="P10" text:outline-level="1">
<text:span text:style-name="T4">
Alexei Reznikov thanked the Canadian and Latvian colleagues for their assistance in Ukrainian officers' training</text:span>
</text:h>
      <text:p text:style-name="P4">
Author: ['АРМІЯINFORM']</text:p>
      <text:p text:style-name="P4">
Time: 2023-05-12T53:00:00-04:00</text:p>
      <text:p text:style-name="P4">
Description: Mainstro defense of Ukraine Oleksiy Reznikov, pacing the Minir defending Canadi Ananda Ananda T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reznikov-10.jpg" text:style-name="Internet_20_link" text:visited-style-name="Visited_20_Internet_20_Link">
reznikov-10.jpg</text:a>
']</text:p>
      <text:p text:style-name="P4">
Tags: ['ВІЙСЬКОВІ НАВЧАННЯ', 'КАНАДА', 'ЛАТВІЯ', 'ОЛЕКСІЙ РЕЗНІКОВ', 'ОФІЦІЙНО']</text:p>
      <text:p text:style-name="P4">
Category: News</text:p>
      <!--METADATA-->
      <text:p text:style-name="P4">
<draw:frame draw:style-name="fr1" draw:name="Image261" text:anchor-type="as-char" svg:width="6.9236in" svg:height="4.615733in" draw:z-index="0">
<draw:image xlink:href="../Images/AРМІЯINFORM/2023-05-12T53-00-00-04-00/reznikov-10.jpg" xlink:type="simple" xlink:show="embed" xlink:actuate="onLoad" draw:mime-type="image/jpeg"/>
</draw:frame>
Minister of Defense of Ukraine Alexei Reznikov</text:p>
      <text:p text:style-name="P4">
The Minister of Defense of Ukraine Oleksiy Reznikov thanked the Defense Minister of Canadianita Anand and the head of the Latvian defense department Inar Murnyetsece of the Ambitious Project on Training of Brave Ukrainian Youth In Latvia.</text:p>
      <text:p text:style-name="P4">
About it the head of the Ukrainian Defense Ministry <text:a xlink:type="simple" xlink:href="https://twitter.com/oleksiireznikov/status/1656661075864227845" text:style-name="Internet_20_link" text:visited-style-name="Visited_20_Internet_20_Link">
wrote</text:a>
Utwitter.</text:p>
      <text:p text:style-name="P4">
“I believe that Canadian and Latvian instructors will do their best to help our soldiers learn to fight and win. Education is a guarantee. I am deeply grateful to the Canadian and Latvian peoples who support these difficult times. We will celebrate the victory together, ”Oleksiresnikov said.</text:p>
      <text:p text:style-name="P4">
Recall Canada and Latvia together <text:a xlink:type="simple" xlink:href="https://armyinform.com.ua/2023/05/11/kanadski-ta-latvijski-vijskovosluzhbovczi-navchatymut-ukrayinskyh-molodshyh-oficzeriv-u-latviyi/" text:style-name="Internet_20_link" text:visited-style-name="Visited_20_Internet_20_Link">
will teach</text:a>
Ukrainian servicemen in Latvia. The program, which starts on May 15, 2023, will allow to carry out the necessary training for the development of the leadership of the junior officer for the Armed Forces of Ukraine within the framework of the UNIFIER operation.</text:p>
      <text:p text:style-name="P4">
News Source: <text:a xlink:type="simple" xlink:href="https://armyinform.com.ua/2023/05/12/oleksij-reznikov-podyakuvav-kanadskij-ta-latvijskij-kolegam-za-dopomogu-v-navchanni-ukrayinskyh-oficzeriv/" text:style-name="Internet_20_link" text:visited-style-name="Visited_20_Internet_20_Link">
https://armyinform.com.ua/2023/05/12/oleksij-reznikov-podyakuvav-kanadskij-ta-latvijskij-kolegam-za-dopomogu-v-navchanni-ukrayinskyh-oficzeriv/</text:a>
</text:p>
      <!--NEWS-->
      <text:h text:style-name="P10" text:outline-level="1">
<text:span text:style-name="T4">
South Korea supports the Ukrainian "formula of peace"</text:span>
</text:h>
      <text:p text:style-name="P4">
Author: ['АРМІЯINFORM']</text:p>
      <text:p text:style-name="P4">
Time: 2023-05-12T54:00:00-04:00</text:p>
      <text:p text:style-name="P4">
Description: Minist of the law enforcement reports of Ukrainian Dmitro Kuleba Vodimiv, PIVDENNA Korea Pіdrim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v3dl3cwaacaeta-e1683870272244.jpg" text:style-name="Internet_20_link" text:visited-style-name="Visited_20_Internet_20_Link">
fv3dl3cwaacaeta-e1683870272244.jpg</text:a>
']</text:p>
      <text:p text:style-name="P4">
Tags: ['ДМИТРО КУЛЕБА', 'ПІВДЕННА КОРЕЯ', 'ФОРМУЛА МИРУ']</text:p>
      <text:p text:style-name="P4">
Category: News</text:p>
      <!--METADATA-->
      <text:p text:style-name="P4">
<draw:frame draw:style-name="fr1" draw:name="Image262" text:anchor-type="as-char" svg:width="6.9236in" svg:height="4.384947in" draw:z-index="0">
<draw:image xlink:href="../Images/AРМІЯINFORM/2023-05-12T54-00-00-04-00/fv3dl3cwaacaeta-e1683870272244.jpg" xlink:type="simple" xlink:show="embed" xlink:actuate="onLoad" draw:mime-type="image/jpeg"/>
</draw:frame>
Foreign Minister of Ukraine Dmytro Kuleba reported that South Korea advocates the Ukrainian "<text:a xlink:type="simple" xlink:href="https://armyinform.com.ua/2023/02/24/yak-formula-myru-prezydenta-ukrayiny-stala-fundamentom-rezolyucziyi-genasambleyi-oon/" text:style-name="Internet_20_link" text:visited-style-name="Visited_20_Internet_20_Link">
formula of peace</text:a>
»About the end of the war.</text:p>
      <text:p text:style-name="P4">
He [wrote] about it(https://twitter.com/DmytroKuleba/status/1656723888351375362)Obliga Twitter.</text:p>
      <text:p text:style-name="P4">
“A significant meeting with my Korean colleague Pak Gin, who told me that the Republic of Korea was supporting the Formula of Peace President of Ukraine Volodymyrazellensky. We discussed Korea's participation in the restoration of Ukraine and greeting the intensity of bilateral contacts between our countries, ”the post reads.</text:p>
      <text:p text:style-name="P4">
Earlier South Korea <text:a xlink:type="simple" xlink:href="https://armyinform.com.ua/2023/04/21/pivdenna-koreya-vydilyaye-230-miljoniv-dopomogy-ukrayini/" text:style-name="Internet_20_link" text:visited-style-name="Visited_20_Internet_20_Link">
Harded</text:a>
$ 230 million assistance to Ukraine and <text:a xlink:type="simple" xlink:href="https://armyinform.com.ua/2023/04/24/pivdenna-koreya-rozshyryuye-obmezhennya-na-eksport-ponad-740-tovariv-do-rf-ta-bilorusi/" text:style-name="Internet_20_link" text:visited-style-name="Visited_20_Internet_20_Link">
expanded</text:a>
Restriction of NAXport more than 740 goods to the Russian Federation and Belarus.</text:p>
      <text:p text:style-name="P4">
News Source: <text:a xlink:type="simple" xlink:href="https://armyinform.com.ua/2023/05/12/pivdenna-koreya-pidtrymuye-ukrayinsku-formulu-myru/" text:style-name="Internet_20_link" text:visited-style-name="Visited_20_Internet_20_Link">
https://armyinform.com.ua/2023/05/12/pivdenna-koreya-pidtrymuye-ukrayinsku-formulu-myru/</text:a>
</text:p>
      <!--NEWS-->
      <text:h text:style-name="P10" text:outline-level="1">
<text:span text:style-name="T4">
In Makiyivka, the bodies of the dead occupiers lie that no one takes away - GUR</text:span>
</text:h>
      <text:p text:style-name="P4">
Author: ['АРМІЯINFORM']</text:p>
      <text:p text:style-name="P4">
Time: 2023-05-12T55:00:00-04:00</text:p>
      <text:p text:style-name="P4">
Description: VIISKOVOVOVOVEV RF ROZMOVI ROZMOVID ROZPOVIDA TO TOME TO THE PROPRAG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АГРЕСІЯ РФ', 'ВТОРГНЕННЯ РФ', 'ГУР МОУ']</text:p>
      <text:p text:style-name="P4">
Category: News</text:p>
      <!--METADATA-->
      <text:p text:style-name="P4">
In a telephone conversation, a serviceman of the Russian Federation tells about the losses of and free of charge only dead.</text:p>
      <text:p text:style-name="P4">
About it <text:a xlink:type="simple" xlink:href="https://gur.gov.ua/content/skazaly-do-kontsa-voiny-lybo-vy-zdes-sdokhnyte.html" text:style-name="Internet_20_link" text:visited-style-name="Visited_20_Internet_20_Link">
reports</text:a>
Main Directorate of Intelligence of the Ministry of Defense of Ukraine.</text:p>
      <text:p text:style-name="P4">
The occupier specifies that during his participation in the fighting, his "little time was not unbroken": "Corrome one 200, three - 300, in me, the brown broke there, it disarmed there, noses."</text:p>
      <text:p text:style-name="P4">
In addition, the occupier tells that in Makiivka there are the bodies of the dead, which no one takes away: "just broat and everything, they will leave and get."</text:p>
      <text:p text:style-name="P4">
News Source: <text:a xlink:type="simple" xlink:href="https://armyinform.com.ua/2023/05/12/u-makiyivczi-lezhat-tila-zagyblyh-okupantiv-yaki-nihto-ne-zabyraye-gur/" text:style-name="Internet_20_link" text:visited-style-name="Visited_20_Internet_20_Link">
https://armyinform.com.ua/2023/05/12/u-makiyivczi-lezhat-tila-zagyblyh-okupantiv-yaki-nihto-ne-zabyraye-gur/</text:a>
</text:p>
      <!--NEWS-->
      <text:h text:style-name="P10" text:outline-level="1">
<text:span text:style-name="T4">
The knockout of the "dagger" rocket was a shock for the Russians - Alexei Danilov</text:span>
</text:h>
      <text:p text:style-name="P4">
Author: ['АРМІЯINFORM']</text:p>
      <text:p text:style-name="P4">
Time: 2023-05-12T56:00:00-04:00</text:p>
      <text:p text:style-name="P4">
Description: Zbetti by the Ukrainian Vіsyskovsi missiles “Kingal” to the Vikoristanni air defense systems Patriot was a shock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danilov.jpg" text:style-name="Internet_20_link" text:visited-style-name="Visited_20_Internet_20_Link">
danilov.jpg</text:a>
']</text:p>
      <text:p text:style-name="P4">
Tags: ['ЗБИТТЯ КИНДЖАЛА', 'ЗРК PATRIOT', 'ОЛЕКСІЙ ДАНІЛОВ', 'СЕКРЕТАР РНБО УКРАЇНИ']</text:p>
      <text:p text:style-name="P4">
Category: News</text:p>
      <!--METADATA-->
      <text:p text:style-name="P4">
<draw:frame draw:style-name="fr1" draw:name="Image263" text:anchor-type="as-char" svg:width="6.9236in" svg:height="3.894525in" draw:z-index="0">
<draw:image xlink:href="../Images/AРМІЯINFORM/2023-05-12T56-00-00-04-00/danilov.jpg" xlink:type="simple" xlink:show="embed" xlink:actuate="onLoad" draw:mime-type="image/jpeg"/>
</draw:frame>
The knocking of Ukrainian military missiles with the use of Patriotsta was shock for the Russians because they considered it impossible.</text:p>
      <text:p text:style-name="P4">
This was stated by NSDC Secretary Alexei Danilov, <text:a xlink:type="simple" xlink:href="https://www.rnbo.gov.ua/ua/Diialnist/6320.html" text:style-name="Internet_20_link" text:visited-style-name="Visited_20_Internet_20_Link">
reports</text:a>
The apparatus of the radinational safety and defense of Ukraine.</text:p>
      <text:p text:style-name="P4">
He emphasized that the provision of Patriot became possible primarily because of the efforts of the president of Ukraine Vladimir Zelensky, emphasizing that these air defense systems were founded in our country after meeting the head of state with US President Josephombiden in Washington.</text:p>
      <text:p text:style-name="P4">
Answering questions about the prospects of supplying Ukraine the F-16 aircraft, the NSDC Secretary of Ukraine said: "Believe me, they will definitely be." Nadcim, he said, the President of Ukraine and Ukrainian diplomats work.</text:p>
      <text:p text:style-name="P4">
"We will capture these planes very quickly, and our yas pilots will have the advantage of Unebi over Russian abomination," he said.</text:p>
      <text:p text:style-name="P4">
News Source: <text:a xlink:type="simple" xlink:href="https://armyinform.com.ua/2023/05/12/zbyttya-rakety-kyndzhal-stalo-shokom-dlya-rosiyan-oleksij-danilov/" text:style-name="Internet_20_link" text:visited-style-name="Visited_20_Internet_20_Link">
https://armyinform.com.ua/2023/05/12/zbyttya-rakety-kyndzhal-stalo-shokom-dlya-rosiyan-oleksij-danilov/</text:a>
</text:p>
      <!--NEWS-->
      <text:h text:style-name="P10" text:outline-level="1">
<text:span text:style-name="T4">
The Russian Federation has hit the managed airbots in Chernihiv: there are victims and damage</text:span>
</text:h>
      <text:p text:style-name="P4">
Author: ['АРМІЯINFORM']</text:p>
      <text:p text:style-name="P4">
Time: 2023-05-12T57:00:00-04:00</text:p>
      <text:p text:style-name="P4">
Description: Rosіyska Avіaatsіya Vechagov took the impact on the banging of Chernigyvsko.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a2bf8b9-3-original.jpg" text:style-name="Internet_20_link" text:visited-style-name="Visited_20_Internet_20_Link">
a2bf8b9-3-original.jpg</text:a>
']</text:p>
      <text:p text:style-name="P4">
Tags: ['ВОРОЖІ ОБСТРІЛИ', 'ОПЕРАТИВНЕ КОМАНДУВАННЯ «ПІВНІЧ»']</text:p>
      <text:p text:style-name="P4">
Category: News</text:p>
      <!--METADATA-->
      <text:p text:style-name="P4">
<draw:frame draw:style-name="fr1" draw:name="Image264" text:anchor-type="as-char" svg:width="6.9236in" svg:height="4.611463in" draw:z-index="0">
<draw:image xlink:href="../Images/AРМІЯINFORM/2023-05-12T57-00-00-04-00/a2bf8b9-3-original.jpg" xlink:type="simple" xlink:show="embed" xlink:actuate="onLoad" draw:mime-type="image/jpeg"/>
</draw:frame>
Russian aircraft once again struck the border of the Chernihiv region.</text:p>
      <text:p text:style-name="P4">
About it <text:a xlink:type="simple" xlink:href="https://t.me/ok_pivnich1/2544" text:style-name="Internet_20_link" text:visited-style-name="Visited_20_Internet_20_Link">
reports</text:a>
Operational Command "North".</text:p>
      <text:p text:style-name="P4">
"At 21:35, one air strike was recorded, probably managed by the Fab-500 Rivne Su-35 aircraft, on the settlement of Arkhipivka,"-said the presentation.</text:p>
      <text:p text:style-name="P4">
Two locals were injured as a result of the impact. There are also three private homes.</text:p>
      <text:p text:style-name="P4">
News Source: <text:a xlink:type="simple" xlink:href="https://armyinform.com.ua/2023/05/12/rf-udaryla-kerovanymy-aviabombamy-po-chernigivshhyni-ye-postrazhdali-ta-poshkodzhennya/" text:style-name="Internet_20_link" text:visited-style-name="Visited_20_Internet_20_Link">
https://armyinform.com.ua/2023/05/12/rf-udaryla-kerovanymy-aviabombamy-po-chernigivshhyni-ye-postrazhdali-ta-poshkodzhennya/</text:a>
</text:p>
      <!--NEWS-->
      <text:h text:style-name="P10" text:outline-level="1">
<text:span text:style-name="T4">
Estonian deputies signed a joint application in support of Ukraine's accession to NATO</text:span>
</text:h>
      <text:p text:style-name="P4">
Author: ['АРМІЯINFORM']</text:p>
      <text:p text:style-name="P4">
Time: 2023-05-12T58:00:00-04:00</text:p>
      <text:p text:style-name="P4">
Description: Penad 90 deputies of the Estoni parliament (Riigikogu) was twisted by the zy with a spioshny announcement, Jacob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nato-1-1.jpg" text:style-name="Internet_20_link" text:visited-style-name="Visited_20_Internet_20_Link">
nato-1-1.jpg</text:a>
']</text:p>
      <text:p text:style-name="P4">
Tags: ['STOPRUSSIA', 'АГРЕСІЯ РФ', 'ВСТУП ДО НАТО', 'ВТОРГНЕННЯ РФ', 'ЕСТОНІЯ']</text:p>
      <text:p text:style-name="P4">
Category: News</text:p>
      <!--METADATA-->
      <text:p text:style-name="P4">
<draw:frame draw:style-name="fr1" draw:name="Image265" text:anchor-type="as-char" svg:width="6.9236in" svg:height="3.894525in" draw:z-index="0">
<draw:image xlink:href="../Images/AРМІЯINFORM/2023-05-12T58-00-00-04-00/nato-1-1.jpg" xlink:type="simple" xlink:show="embed" xlink:actuate="onLoad" draw:mime-type="image/jpeg"/>
</draw:frame>
More than 90 deputies of the Estonian Parliament(Rygicogus)They made a jointly support, which supports Ukraine's request for joining the organization of a policy agreement.</text:p>
      <text:p text:style-name="P4">
About it <text:a xlink:type="simple" xlink:href="https://www.riigikogu.ee/tegevus/eelnoud/eelnou/14a84dad-c888-40bd-8814-f6d16bdd9ff0/riigikogu-avaldus-ukraina-natoliikmesuse-toetuseks" text:style-name="Internet_20_link" text:visited-style-name="Visited_20_Internet_20_Link">
reports</text:a>
Estonia Parliament press service.</text:p>
      <text:p text:style-name="P4">
“Based on the purpose set by the Member States of the Organization(NATO)At the Bucharest Summit in 2008, for Ukraine joined the Alliance, we support the consideration <text:a xlink:type="simple" xlink:href="https://armyinform.com.ua/2022/09/30/de-fakto-my-vzhe-projshly-svij-shlyah-do-nato-volodymyr-zelenskyj/" text:style-name="Internet_20_link" text:visited-style-name="Visited_20_Internet_20_Link">
applications of the Government of Ukraine to NATO, submitted in 2022</text:a>
. Підтримуємоукраїнський народ, який бореться за свободу», — йдеться у заяві депутатів.</text:p>
      <text:p text:style-name="P4">
Естонія разом з іншими країнами Балтії наполягатиме на вступі України до НАТО.</text:p>
      <text:p text:style-name="P4">
Естонські депутати наголошують на необхідності сформулювати на <text:a xlink:type="simple" xlink:href="https://armyinform.com.ua/2022/11/09/nastupnyj-samit-nato-vidbudetsya-vlitku-2023-roku-v-lytvi/" text:style-name="Internet_20_link" text:visited-style-name="Visited_20_Internet_20_Link">
липневомусаміті у Вільнюсі</text:a>
Specific and unambiguous measures to admire Ukraine's integration into NATO and provide Ukraine with an invitation to join the Alliance.</text:p>
      <text:p text:style-name="P4">
"NATO is the only way to ensure the rules of world order, sustainable peace and security of European democratic countries," the signatories said.</text:p>
      <text:p text:style-name="P4">
News Source: <text:a xlink:type="simple" xlink:href="https://armyinform.com.ua/2023/05/12/estonski-deputaty-pidpysaly-spilnu-zayavu-na-pidtrymku-vstupu-ukrayiny-do-nato/" text:style-name="Internet_20_link" text:visited-style-name="Visited_20_Internet_20_Link">
https://armyinform.com.ua/2023/05/12/estonski-deputaty-pidpysaly-spilnu-zayavu-na-pidtrymku-vstupu-ukrayiny-do-nato/</text:a>
</text:p>
      <!--NEWS-->
      <text:h text:style-name="P10" text:outline-level="1">
<text:span text:style-name="T4">
There are 8 enemy ships in the Black Sea, there are no rocket launchers among them - Natalia Humeniuk</text:span>
</text:h>
      <text:p text:style-name="P4">
Author: ['Дмитро Горбунов']</text:p>
      <text:p text:style-name="P4">
Time: 2023-05-12T59:00:00-04:00</text:p>
      <text:p text:style-name="P4">
Description: About the PID Hour Talemarathon “єini News”, the chief of the Obdnnoye was inhabit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rosijskyj-korabel-raketonosij.jpg" text:style-name="Internet_20_link" text:visited-style-name="Visited_20_Internet_20_Link">
rosijskyj-korabel-raketonosij.jpg</text:a>
']</text:p>
      <text:p text:style-name="P4">
Tags: ['ВТОРГНЕННЯ РФ', 'ЄДИНІ НОВИНИ', 'НАТАЛІЯ ГУМЕНЮК', 'РАКЕТНА ЗАГРОЗА']</text:p>
      <text:p text:style-name="P4">
Category: News</text:p>
      <!--METADATA-->
      <text:p text:style-name="P4">
<draw:frame draw:style-name="fr1" draw:name="Image266" text:anchor-type="as-char" svg:width="6.9236in" svg:height="4.615733in" draw:z-index="0">
<draw:image xlink:href="../Images/AРМІЯINFORM/2023-05-12T59-00-00-04-00/rosijskyj-korabel-raketonosij.jpg" xlink:type="simple" xlink:show="embed" xlink:actuate="onLoad" draw:mime-type="image/jpeg"/>
</draw:frame>
Illustrative photo</text:p>
      <text:p text:style-name="P4">
About it during the telemorathon <text:a xlink:type="simple" xlink:href="https://www.youtube.com/watch" text:style-name="Internet_20_link" text:visited-style-name="Visited_20_Internet_20_Link">
"Unin"</text:a>
Natalia Humeniuk reported the Chief Coordinating Press Center of Defense forces of South of Ukraine.</text:p>
      <ul>
        <li>
In the context of counter -battery, powerful work is performed by the soldiers of the Rakket and Artillery. Yes, they only destroyed more than 50 rarses and a minimum of 10 pieces of equipment during the last day. At the same time, the technique that the enemy tries to fire the civilian population was destroying, - she said.</li>
      </ul>
      <text:p text:style-name="P4">
Natalia Humeniuk said that the invaders are very nervous and constantly changing their disconnection to avoid our blows on them.</text:p>
      <ul>
        <li>
Currently, the Russians are trembling not only in the first trenches, but also in the depths of their insufficient defense. This is facilitated by every regular news about providing us with out -of -border partners of modern weapons. However, enemies in war under the conditions of information influence on Ukrainians who are occupied by the occupied territories. The Russians, conducting pseudo -evacuation of local population, the holiday believe that they will soon receive a team of retreat, ”the defender of Ukraine was informed.</li>
      </ul>
      <text:p text:style-name="P4">
According to her, the total number of ships of the Umore waters has decreased significantly.</text:p>
      <ul>
        <li>
The Russian ship group is gradually looked at the ports of the Russian Federation of Crimea. As of today, there are only 8 ships of a non -rise rocket car in the Black Sea, which has not been available for a long time. However, they have greatly intensified their intelligence and periodically launch UAVs. The latter confirms that they were ghosted not only on land but also on the water, - the observant of the united coordination press center of the South Defense Forces.</li>
      </ul>
      <text:p text:style-name="P4">
News Source: <text:a xlink:type="simple" xlink:href="https://armyinform.com.ua/2023/05/12/u-chornomu-mori-perebuvayut-8-vorozhyh-korabliv-raketonosiyiv-sered-nyh-nemaye-nataliya-gumenyuk/" text:style-name="Internet_20_link" text:visited-style-name="Visited_20_Internet_20_Link">
https://armyinform.com.ua/2023/05/12/u-chornomu-mori-perebuvayut-8-vorozhyh-korabliv-raketonosiyiv-sered-nyh-nemaye-nataliya-gumenyuk/</text:a>
</text:p>
      <!--NEWS-->
      <text:h text:style-name="P10" text:outline-level="1">
<text:span text:style-name="T4">
During the day, rescuers went over a hundred times to eliminate the consequences of enemy shelling</text:span>
</text:h>
      <text:p text:style-name="P4">
Author: ['АРМІЯINFORM']</text:p>
      <text:p text:style-name="P4">
Time: 2023-05-12T60:00:00-04:00</text:p>
      <text:p text:style-name="P4">
Description: The last time, 11 injuries, the holding of the Service of Ukraine Zvazvichahi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67" text:anchor-type="as-char" svg:width="6.9236in" svg:height="3.888597in" draw:z-index="0">
<draw:image xlink:href="../Images/AРМІЯINFORM/2023-05-12T60-00-00-04-00/xzvev8dxadlvsx-pozhezha.jpg" xlink:type="simple" xlink:show="embed" xlink:actuate="onLoad" draw:mime-type="image/jpeg"/>
</draw:frame>
Illustrative photo</text:p>
      <text:p text:style-name="P4">
During the last day, <text:span text:style-name="T4">
 May 11, </text:span>
 Divisions of the Civil Service of Ukraine of Uncertain Situations <text:span text:style-name="T4">
 152 departures </text:span>
 to eliminate the consequences of the occupants of settlements and infrastructure. Eliminated16 fires. Psychological assistance was provided 121.</text:p>
      <text:p text:style-name="P4">
This is stated in <text:a xlink:type="simple" xlink:href="https://dsns.gov.ua/uk/news/nadzvicaini-podiyi/operativna-informaciia-dsns-shhodo-naslidkiv-vedennia-boiovix-dii-rosiiskoiu-federacijeiu-154" text:style-name="Internet_20_link" text:visited-style-name="Visited_20_Internet_20_Link">
message</text:a>
SES of Ukraine.</text:p>
      <text:p text:style-name="P4">
Since the beginning of large -scale aggression of Russia, the units of the SES of Ukraine made 93 872 trips to eliminate the consequences of shelling, 14,484 fires have been liquidated, 4047 people were rescued, 213,976 were provided psychological assistance.</text:p>
      <text:p text:style-name="P4">
News Source: <text:a xlink:type="simple" xlink:href="https://armyinform.com.ua/2023/05/12/za-dobu-ryatuvalnyky-ponad-sto-raziv-vyyizhdzhaly-na-likvidacziyu-naslidkiv-vorozhyh-obstriliv/" text:style-name="Internet_20_link" text:visited-style-name="Visited_20_Internet_20_Link">
https://armyinform.com.ua/2023/05/12/za-dobu-ryatuvalnyky-ponad-sto-raziv-vyyizhdzhaly-na-likvidacziyu-naslidkiv-vorozhyh-obstriliv/</text:a>
</text:p>
      <!--NEWS-->
      <text:h text:style-name="P10" text:outline-level="1">
<text:span text:style-name="T4">
The Ministry of Defense will order Ukrainian tanks "Oplot" for the Armed Forces</text:span>
</text:h>
      <text:p text:style-name="P4">
Author: ['АРМІЯINFORM']</text:p>
      <text:p text:style-name="P4">
Time: 2023-05-12T61:00:00-04:00</text:p>
      <text:p text:style-name="P4">
Description: About the PID Hour of Vizita before the Kharkivkoe, by saying the Ministra defense of Ukraine Oleki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ee5626ace31f8e4a402848636d13c9ec144ecc37.jpg" text:style-name="Internet_20_link" text:visited-style-name="Visited_20_Internet_20_Link">
ee5626ace31f8e4a402848636d13c9ec144ecc37.jpg</text:a>
', '<text:a xlink:type="simple" xlink:href="https://armyinform.com.ua/wp-content/uploads/2023/05/ca8e713ca9fc254931ad161e1e50cb98124c8ef7-150x150.jpg" text:style-name="Internet_20_link" text:visited-style-name="Visited_20_Internet_20_Link">
ca8e713ca9fc254931ad161e1e50cb98124c8ef7-150x150.jpg</text:a>
', '<text:a xlink:type="simple" xlink:href="https://armyinform.com.ua/wp-content/uploads/2023/05/b8fd05254a9dfdf7acb38b3cf51d12d682322dfe-150x150.jpg" text:style-name="Internet_20_link" text:visited-style-name="Visited_20_Internet_20_Link">
b8fd05254a9dfdf7acb38b3cf51d12d682322dfe-150x150.jpg</text:a>
', '<text:a xlink:type="simple" xlink:href="https://armyinform.com.ua/wp-content/uploads/2023/05/b94349031e80186649b8bae90754c5144bd4ff43-150x150.jpg" text:style-name="Internet_20_link" text:visited-style-name="Visited_20_Internet_20_Link">
b94349031e80186649b8bae90754c5144bd4ff43-150x150.jpg</text:a>
', '<text:a xlink:type="simple" xlink:href="https://armyinform.com.ua/wp-content/uploads/2023/05/42a635b08ec4ce3a9fae0cdc8d3bdae901dfd702.jpg" text:style-name="Internet_20_link" text:visited-style-name="Visited_20_Internet_20_Link">
42a635b08ec4ce3a9fae0cdc8d3bdae901dfd702.jpg</text:a>
']</text:p>
      <text:p text:style-name="P4">
Tags: ['STOPRUSSIA', 'ОЛЕКСІЙ РЕЗНІКОВ', 'ОФІЦІЙНО', 'ТАНКИ ОПЛОТ', 'УКРОБОРОНПРОМ']</text:p>
      <text:p text:style-name="P4">
Category: News</text:p>
      <!--METADATA-->
      <text:p text:style-name="P4">
<draw:frame draw:style-name="fr1" draw:name="Image268" text:anchor-type="as-char" svg:width="6.9236in" svg:height="4.684969in" draw:z-index="0">
<draw:image xlink:href="../Images/AРМІЯINFORM/2023-05-12T61-00-00-04-00/ee5626ace31f8e4a402848636d13c9ec144ecc37.jpg" xlink:type="simple" xlink:show="embed" xlink:actuate="onLoad" draw:mime-type="image/jpeg"/>
</draw:frame>
The Minister of Defense of Ukraine Oleksiy Reznikov said this during a visit to the Kharkiv region.</text:p>
      <text:p text:style-name="P4">
The trip took place with the Chairman of the Verkhovna Rada of Ukraine on the issue of issue, defense and intelligence Alexander Zaitnevich Identator of the State Concern "Ukroboronprom" Yuri Gusev and with the participation of Kharkiv Regional Military Administration Oleg Synegubov.</text:p>
      <text:p text:style-name="P4">
In particular, during a working visit, the Minister of Defense conducted testing the Oplot Tank.</text:p>
      <text:p text:style-name="P4">
“I am convinced that in the tank coalition in the first rows should be the Ukrainian tank, such as BM" Oplot ". The front must be armor, as the most important value is to preserve the lives of our defenders. So that they can protect us so that they do not lose their health, they have a necessary armored equipment. I love the cuisine and music of different peoples of the world, Alev industry I remain an industrial Ukrainianprotectionist. That is why the decision was assumed that the MOU will order in Ukroboronprom for the Ukrainian army "Oplots", - said the Minister of Defense.</text:p>
      <text:p text:style-name="P4">
<text:a xlink:type="simple" xlink:href="https://armyinform.com.ua/wp-content/uploads/2023/05/ca8e713ca9fc254931ad161e1e50cb98124c8ef7.jpg" text:style-name="Internet_20_link" text:visited-style-name="Visited_20_Internet_20_Link">
!(Images/AРМІЯINFORM/2023-05-12T61-00-00-04-00/ca8e713ca9fc254931ad161e1e50cb98124c8ef7-150x150.jpg)</text:a>
</text:p>
      <text:p text:style-name="P4">
<text:a xlink:type="simple" xlink:href="https://armyinform.com.ua/wp-content/uploads/2023/05/b8fd05254a9dfdf7acb38b3cf51d12d682322dfe.jpg" text:style-name="Internet_20_link" text:visited-style-name="Visited_20_Internet_20_Link">
<draw:frame draw:style-name="fr1" draw:name="Image269" text:anchor-type="as-char" svg:width="6.9236in" svg:height="6.9236in" draw:z-index="0">
<draw:image xlink:href="../Images/AРМІЯINFORM/2023-05-12T61-00-00-04-00/b8fd05254a9dfdf7acb38b3cf51d12d682322dfe-150x150.jpg" xlink:type="simple" xlink:show="embed" xlink:actuate="onLoad" draw:mime-type="image/jpeg"/>
</draw:frame>
</text:a>
</text:p>
      <text:p text:style-name="P4">
<text:a xlink:type="simple" xlink:href="https://armyinform.com.ua/wp-content/uploads/2023/05/b94349031e80186649b8bae90754c5144bd4ff43.jpg" text:style-name="Internet_20_link" text:visited-style-name="Visited_20_Internet_20_Link">
<draw:frame draw:style-name="fr1" draw:name="Image270" text:anchor-type="as-char" svg:width="6.9236in" svg:height="6.9236in" draw:z-index="0">
<draw:image xlink:href="../Images/AРМІЯINFORM/2023-05-12T61-00-00-04-00/b94349031e80186649b8bae90754c5144bd4ff43-150x150.jpg" xlink:type="simple" xlink:show="embed" xlink:actuate="onLoad" draw:mime-type="image/jpeg"/>
</draw:frame>
</text:a>
In addition, within the framework of the visit, Alexei Reznikov awarded the staff of employees of several enterprises of Ukroboronprom for the contribution of Ukraine. He noted that Ukroboronprom is a reliable partner on the way to victory.</text:p>
      <text:p text:style-name="P4">
<draw:frame draw:style-name="fr1" draw:name="Image271" text:anchor-type="as-char" svg:width="6.9236in" svg:height="3.709896in" draw:z-index="0">
<draw:image xlink:href="../Images/AРМІЯINFORM/2023-05-12T61-00-00-04-00/42a635b08ec4ce3a9fae0cdc8d3bdae901dfd702.jpg" xlink:type="simple" xlink:show="embed" xlink:actuate="onLoad" draw:mime-type="image/jpeg"/>
</draw:frame>
There was also a working meeting with the chairman of the Kharkiv Ova. Oleg Synigububovna proclaimed that the Ministry of Defense, the Ministry of Defense of Strategic Industry and Ukroboronprom is very important for the region.</text:p>
      <text:p text:style-name="P4">
“The defenders who are now on the defense line of Kharkiv region will confidently hold their positions and strike the enemy in response. We are helping the most military humanitarian aid and the necessary equipment. We do everything to bring the victory closer, ”Oleg Synigubov said.</text:p>
      <text:p text:style-name="P4">
<text:span text:style-name="T4">
 Source: </text:span>
 <text:a xlink:type="simple" xlink:href="https://www.mil.gov.ua/news/2023/05/12/minoboroni-zamovit-ukrainski-tanki-oplot-dlya-zsu/" text:style-name="Internet_20_link" text:visited-style-name="Visited_20_Internet_20_Link">
__ Ministry of Defense of Ukraine_</text:a>
</text:p>
      <text:p text:style-name="P4">
News Source: <text:a xlink:type="simple" xlink:href="https://armyinform.com.ua/2023/05/12/minoborony-zamovyt-ukrayinski-tanky-oplot-dlya-zsu/" text:style-name="Internet_20_link" text:visited-style-name="Visited_20_Internet_20_Link">
https://armyinform.com.ua/2023/05/12/minoborony-zamovyt-ukrayinski-tanky-oplot-dlya-zsu/</text:a>
</text:p>
      <!--NEWS-->
      <text:h text:style-name="P10" text:outline-level="1">
<text:span text:style-name="T4">
During the day, Russia fired at 161 settlements of Ukraine</text:span>
</text:h>
      <text:p text:style-name="P4">
Author: ['АРМІЯINFORM']</text:p>
      <text:p text:style-name="P4">
Time: 2023-05-12T62: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c9f5fe07-f54a-4675-a65c-85e4a13ba3fb.jpg" text:style-name="Internet_20_link" text:visited-style-name="Visited_20_Internet_20_Link">
c9f5fe07-f54a-4675-a65c-85e4a13ba3fb.jpg</text:a>
']</text:p>
      <text:p text:style-name="P4">
Tags: ['STOPRUSSIA', 'АГРЕСІЯ РФ', 'ВІЙНА', 'ВТОРГНЕННЯ РФ', 'НАСЛІДКИ ВОРОЖИХ ОБСТРІЛІВ']</text:p>
      <text:p text:style-name="P4">
Category: News</text:p>
      <!--METADATA-->
      <text:p text:style-name="P4">
<draw:frame draw:style-name="fr1" draw:name="Image272" text:anchor-type="as-char" svg:width="6.9236in" svg:height="4.811902in" draw:z-index="0">
<draw:image xlink:href="../Images/AРМІЯINFORM/2023-05-12T62-00-00-04-00/c9f5fe07-f54a-4675-a65c-85e4a13ba3fb.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legram <text:a xlink:type="simple" xlink:href="https://t.me/militarymediacenter/1910" text:style-name="Internet_20_link" text:visited-style-name="Visited_20_Internet_20_Link">
informs</text:a>
MilitaryMedia Center.</text:p>
      <text:p text:style-name="P4">
The shelling was made from different types of weapons(mortars, tanks, artillery, RSZV, SCR, UAV, tactical aviation).</text:p>
      <text:p text:style-name="P4">
«Здійснено обстріли 161 населений пункт, підтверджено ураження 179 об’єктівінфраструктури», — повідомляє Military Media Center.</text:p>
      <text:p text:style-name="P4">
Є загиблі та поранені серед цивільного населення, кількість жертв уточнюється.</text:p>
      <text:p text:style-name="P4">
News Source: <text:a xlink:type="simple" xlink:href="https://armyinform.com.ua/2023/05/12/za-dobu-rosiya-obstrilyala-161-naselenyj-punkt-ukrayiny/" text:style-name="Internet_20_link" text:visited-style-name="Visited_20_Internet_20_Link">
https://armyinform.com.ua/2023/05/12/za-dobu-rosiya-obstrilyala-161-naselenyj-punkt-ukrayiny/</text:a>
</text:p>
      <!--NEWS-->
      <text:h text:style-name="P10" text:outline-level="1">
<text:span text:style-name="T4">
What is happening in the east now - Anna painter's explanation</text:span>
</text:h>
      <text:p text:style-name="P4">
Author: ['АРМІЯINFORM']</text:p>
      <text:p text:style-name="P4">
Time: 2023-05-12T63:00:00-04:00</text:p>
      <text:p text:style-name="P4">
Description: The intercessor of the defense of the defense of Ukraine Ganna Malel arrogant from Telegram-channel, the Vorozh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АГРЕСІЯ РФ', 'ВТОРГНЕННЯ РФ', 'ГАННА МАЛЯР']</text:p>
      <text:p text:style-name="P4">
Category: News</text:p>
      <!--METADATA-->
      <text:p text:style-name="P4">
<draw:frame draw:style-name="fr1" draw:name="Image273" text:anchor-type="as-char" svg:width="6.9236in" svg:height="4.615733in" draw:z-index="0">
<draw:image xlink:href="../Images/AРМІЯINFORM/2023-05-12T63-00-00-04-00/photo_2022-12-15_12-35-57.jpg" xlink:type="simple" xlink:show="embed" xlink:actuate="onLoad" draw:mime-type="image/jpeg"/>
</draw:frame>
Deputy Minister of Defense Anna Malyar. Photo by Dmitry Yurchenko.</text:p>
      <text:p text:style-name="P4">
Deputy Minister of Defense of Ukraine Anna Malyar <text:a xlink:type="simple" xlink:href="https://t.me/annamaliar/724" text:style-name="Internet_20_link" text:visited-style-name="Visited_20_Internet_20_Link">
noted</text:a>
In the telegram-channel, enemy troops are canned in the east in several directions, and Ukrainian defenders carry out an defense.</text:p>
      <text:p text:style-name="P4">
“Defensive measures include not only the true sense of defense, but also countercursions. Despite the fact that the enemy is strong, our defenders do not give him an inviting him and sometimes reject him and powerfully destroy him, ”Anna Malyar reported, adding that such a situation in the East is ongoing several months.</text:p>
      <text:p text:style-name="P4">
News Source: <text:a xlink:type="simple" xlink:href="https://armyinform.com.ua/2023/05/12/shho-zaraz-vidbuvayetsya-na-shodi-poyasnennya-ganny-malyar/" text:style-name="Internet_20_link" text:visited-style-name="Visited_20_Internet_20_Link">
https://armyinform.com.ua/2023/05/12/shho-zaraz-vidbuvayetsya-na-shodi-poyasnennya-ganny-malyar/</text:a>
</text:p>
      <!--NEWS-->
      <text:h text:style-name="P10" text:outline-level="1">
<text:span text:style-name="T4">
The coordination headquarters discussed the search for dead in the liberated territories of Kharkiv region</text:span>
</text:h>
      <text:p text:style-name="P4">
Author: ['АРМІЯINFORM']</text:p>
      <text:p text:style-name="P4">
Time: 2023-05-12T64:00:00-04:00</text:p>
      <text:p text:style-name="P4">
Description: At the coordinating headquarters, Zustinich Zustinch was nyskovo service of Smre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9c9af115-91bd-4c0a-9670-003e28be5d24.jpg" text:style-name="Internet_20_link" text:visited-style-name="Visited_20_Internet_20_Link">
9c9af115-91bd-4c0a-9670-003e28be5d24.jpg</text:a>
']</text:p>
      <text:p text:style-name="P4">
Tags: ['ЗАГИБЛІ ВОЇНИ', 'КООРДИНАЦІЙНИЙ ШТАБ З ПИТАНЬ ПОВОДЖЕННЯ З ВІЙСЬКОВОПОЛОНЕНИМИ', 'ХАРКІВЩИНА']</text:p>
      <text:p text:style-name="P4">
Category: News</text:p>
      <!--METADATA-->
      <text:p text:style-name="P4">
<draw:frame draw:style-name="fr1" draw:name="Image274" text:anchor-type="as-char" svg:width="6.9236in" svg:height="4.373407in" draw:z-index="0">
<draw:image xlink:href="../Images/AРМІЯINFORM/2023-05-12T64-00-00-04-00/9c9af115-91bd-4c0a-9670-003e28be5d24.jpg" xlink:type="simple" xlink:show="embed" xlink:actuate="onLoad" draw:mime-type="image/jpeg"/>
</draw:frame>
The coordination headquarters met with families of servicemen of the individual mechanized brigade named after the Black Zaporozhians, during which the search for the dead defenders in the liberated territories of Kharkiv region was discussed.</text:p>
      <text:p text:style-name="P4">
About it <text:a xlink:type="simple" xlink:href="https://t.me/Koord_shtab/1038" text:style-name="Internet_20_link" text:visited-style-name="Visited_20_Internet_20_Link">
reports</text:a>
Coordinating headquarters of inquiries for the treatment of prisoners of war.</text:p>
      <text:p text:style-name="P4">
“In some areas, search work is still ongoing. Their completion depends, ”said Ivan Angelin, an adviser to the Commissioner for Persons missing in special circumstances.</text:p>
      <text:p text:style-name="P4">
The staff representative explained that in the military units a person is accounted for as a person, when the body of the defender is not found and there are no corresponding certificates of brothers.</text:p>
      <text:p text:style-name="P4">
The person is considered missing until his location is settled, or the DNA of the relatives with the dead will not occur - freezing in time.</text:p>
      <text:p text:style-name="P4">
News Source: <text:a xlink:type="simple" xlink:href="https://armyinform.com.ua/2023/05/12/u-koordynaczijnomu-shtabi-obgovoryly-poshuk-zagyblyh-na-zvilnenyh-terytoriyah-harkivshhyny/" text:style-name="Internet_20_link" text:visited-style-name="Visited_20_Internet_20_Link">
https://armyinform.com.ua/2023/05/12/u-koordynaczijnomu-shtabi-obgovoryly-poshuk-zagyblyh-na-zvilnenyh-terytoriyah-harkivshhyny/</text:a>
</text:p>
      <!--NEWS-->
      <text:h text:style-name="P10" text:outline-level="1">
<text:span text:style-name="T4">
British Defense Defense confirmed the arrival of all British Challenger 2 tanks to Ukraine</text:span>
</text:h>
      <text:p text:style-name="P4">
Author: ['АРМІЯINFORM']</text:p>
      <text:p text:style-name="P4">
Time: 2023-05-12T65:00:00-04:00</text:p>
      <text:p text:style-name="P4">
Description: Great British was transmitted by Ukrainian Usi Obitsyan tanks Challenger 2. About Tse PID Hour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hallenger2.jpg" text:style-name="Internet_20_link" text:visited-style-name="Visited_20_Internet_20_Link">
challenger2.jpg</text:a>
', '<text:a xlink:type="simple" xlink:href="https://armyinform.com.ua/wp-content/uploads/2023/05/chellenger2-info2-1536x1132-2.jpg" text:style-name="Internet_20_link" text:visited-style-name="Visited_20_Internet_20_Link">
chellenger2-info2-1536x1132-2.jpg</text:a>
']</text:p>
      <text:p text:style-name="P4">
Tags: ['CHALLENGER 2', 'БЕН ВОЛЛЕС', 'БРИТАНІЯ', 'ДОПОМОГА ПАРТНЕРІВ', 'СВІТ ПІДТРИМУЄ УКРАЇНУ']</text:p>
      <text:p text:style-name="P4">
Category: News</text:p>
      <!--METADATA-->
      <text:p text:style-name="P4">
<draw:frame draw:style-name="fr1" draw:name="Image275" text:anchor-type="as-char" svg:width="6.9236in" svg:height="3.894525in" draw:z-index="0">
<draw:image xlink:href="../Images/AРМІЯINFORM/2023-05-12T65-00-00-04-00/challenger2.jpg" xlink:type="simple" xlink:show="embed" xlink:actuate="onLoad" draw:mime-type="image/jpeg"/>
</draw:frame>
The United Kingdom has handed over all the promised tanks to Ukraine <text:a xlink:type="simple" xlink:href="https://armyinform.com.ua/2023/01/23/tank-challenger-2-brytanskyj-kremeznyj-panczyrnyk-shho-kydaye-vyklyk/" text:style-name="Internet_20_link" text:visited-style-name="Visited_20_Internet_20_Link">
Challenger 2</text:a>
.</text:p>
      <text:p text:style-name="P4">
Про це під час виступу в британському парламенті<text:a xlink:type="simple" xlink:href="https://youtu.be/jkrS_UEPgKw" text:style-name="Internet_20_link" text:visited-style-name="Visited_20_Internet_20_Link">
повідомив</text:a>
Defense Minister Ben Volles.</text:p>
      <text:p text:style-name="P4">
“I know that all our tanks have arrived in the country, as well as many spare parts, multi -bronze. On them <text:a xlink:type="simple" xlink:href="https://armyinform.com.ua/2023/04/10/u-minoborony-velykoyi-brytaniyi-pokazaly-yak-vijskovi-zsu-navchalysya-na-tankah-challenger-2/" text:style-name="Internet_20_link" text:visited-style-name="Visited_20_Internet_20_Link">
conducted the preparation of tape</text:a>
as <text:a xlink:type="simple" xlink:href="https://armyinform.com.ua/2023/03/27/ukrayinski-vijskovi-u-velykij-brytaniyi-zavershyly-navchannya-na-tankah-challenger-2/" text:style-name="Internet_20_link" text:visited-style-name="Visited_20_Internet_20_Link">
here</text:a>
, and then in Ukraine. And I know that Ukrainian troops use them, ”Benwolles said.</text:p>
      <text:p text:style-name="P4">
<draw:frame draw:style-name="fr1" draw:name="Image276" text:anchor-type="as-char" svg:width="6.9236in" svg:height="5.100385in" draw:z-index="0">
<draw:image xlink:href="../Images/AРМІЯINFORM/2023-05-12T65-00-00-04-00/chellenger2-info2-1536x1132-2.jpg" xlink:type="simple" xlink:show="embed" xlink:actuate="onLoad" draw:mime-type="image/jpeg"/>
</draw:frame>
Recall that the United Kingdom <text:a xlink:type="simple" xlink:href="https://armyinform.com.ua/2023/04/18/velyka-brytaniya-podaruvala-zsu-eskadron-z-14-potuzhnyh-tankiv-challenger-2/" text:style-name="Internet_20_link" text:visited-style-name="Visited_20_Internet_20_Link">
gave</text:a>
Ukrainian armed forces of Ukraine with 14 powerful challenger tanks 2. In addition, Britain <text:a xlink:type="simple" xlink:href="https://armyinform.com.ua/2023/04/26/brytaniya-peredala-ukrayini-tysyachi-snaryadiv-do-tankiv-challenger-2-zokrema-zi-zbidnenym-uranom/" text:style-name="Internet_20_link" text:visited-style-name="Visited_20_Internet_20_Link">
transferred</text:a>
Thousands of shells to the Challenger 2 tanks in Ukraine, in particular with a depleted Uranus.</text:p>
      <text:p text:style-name="P4">
In January 2023 to the UK <text:a xlink:type="simple" xlink:href="https://armyinform.com.ua/2023/01/29/ukrayinski-tankisty-prybuly-na-navchannya-do-velykoyi-brytaniyi/" text:style-name="Internet_20_link" text:visited-style-name="Visited_20_Internet_20_Link">
arrived</text:a>
The first group of Ukrainian tankers for learning on Challenger Tanks 2. At the same time, the United Kingdom <text:a xlink:type="simple" xlink:href="https://armyinform.com.ua/2023/01/17/velyka-brytaniya-peredast-ukrayini-novyj-paket-voyennoyi-dopomogy-tanky-challenger-2-sau-as90-ta-btr-bulldog/" text:style-name="Internet_20_link" text:visited-style-name="Visited_20_Internet_20_Link">
passed</text:a>
Ukraine is the most significant military aid package: In addition to tankschallenger 2, official London handed over to Kiev <text:a xlink:type="simple" xlink:href="https://armyinform.com.ua/2022/06/17/sau-as-90-na-shho-zdatna-brytanska-samohidka-horobre-sercze/" text:style-name="Internet_20_link" text:visited-style-name="Visited_20_Internet_20_Link">
Sauas90</text:a>
and <text:a xlink:type="simple" xlink:href="https://armyinform.com.ua/2023/02/15/btr-fv430-mk3-bulldog-brytanskyj-bijczivskyj-pes-militaryst-iz-serczem-vid-rolls-royce/" text:style-name="Internet_20_link" text:visited-style-name="Visited_20_Internet_20_Link">
BTRBULDOG</text:a>
.</text:p>
      <text:p text:style-name="P4">
<text:span text:style-name="T5">
Підготував Віталій Литвин</text:span>
</text:p>
      <text:p text:style-name="P4">
News Source: <text:a xlink:type="simple" xlink:href="https://armyinform.com.ua/2023/05/12/minoborony-brytaniyi-pidtverdylo-prybuttya-do-ukrayiny-vsih-brytanskyh-tankiv-challenger-2/" text:style-name="Internet_20_link" text:visited-style-name="Visited_20_Internet_20_Link">
https://armyinform.com.ua/2023/05/12/minoborony-brytaniyi-pidtverdylo-prybuttya-do-ukrayiny-vsih-brytanskyh-tankiv-challenger-2/</text:a>
</text:p>
      <!--NEWS-->
      <text:h text:style-name="P10" text:outline-level="1">
<text:span text:style-name="T4">
More than 200 explosive items and one airbomble were disposed of</text:span>
</text:h>
      <text:p text:style-name="P4">
Author: ['АРМІЯINFORM']</text:p>
      <text:p text:style-name="P4">
Time: 2023-05-12T66:00:00-04:00</text:p>
      <text:p text:style-name="P4">
Description: Lent out, 11 injuries, pirotechnic, the holding of Ukrainian services ... War with Ukraine 2022, war with Ukraine Latest news today,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5/eb8f4466-702f-48d5-b669-7f1482e0f7d4.jpg" text:style-name="Internet_20_link" text:visited-style-name="Visited_20_Internet_20_Link">
eb8f4466-702f-48d5-b669-7f1482e0f7d4.jpg</text:a>
']</text:p>
      <text:p text:style-name="P4">
Tags: ['STOPRUSSIA', 'АГРЕСІЯ РФ', 'ВІЙНА', 'ВТОРГНЕННЯ РФ', 'ДСНС УКРАЇНИ', 'РОЗМІНУВАННЯ']</text:p>
      <text:p text:style-name="P4">
Category: News</text:p>
      <!--METADATA-->
      <text:p text:style-name="P4">
<draw:frame draw:style-name="fr1" draw:name="Image277" text:anchor-type="as-char" svg:width="6.9236in" svg:height="3.89908in" draw:z-index="0">
<draw:image xlink:href="../Images/AРМІЯINFORM/2023-05-12T66-00-00-04-00/medium.jpg" xlink:type="simple" xlink:show="embed" xlink:actuate="onLoad" draw:mime-type="image/jpeg"/>
</draw:frame>
Illustrative photo</text:p>
      <text:p text:style-name="P4">
During the last day, <text:span text:style-name="T4">
 May 11 </text:span>
, pyrotechnic units of the State Service of Ukraine for Emergency Situations <text:span text:style-name="T4">
 110 times </text:span>
 were involved in the execution of demining.</text:p>
      <text:p text:style-name="P4">
About it _ <text:a xlink:type="simple" xlink:href="https://dsns.gov.ua/uk/news/nadzvicaini-podiyi/informaciia-shhodo-diialnosti-pirotexnicnix-pidrozdiliv-dsns-113" text:style-name="Internet_20_link" text:visited-style-name="Visited_20_Internet_20_Link">
reports</text:a>
_ SESU Ukraine.</text:p>
      <text:p text:style-name="P4">
Pyrotechnical units found, seized and disposed of <text:span text:style-name="T4">
 267 </text:span>
<text:span text:style-name="T4">
 explosive </text:span>
 <text:span text:style-name="T4">
 items, including 1 aviation bomb. </text:span>
 examined(cleared)area of area <text:span text:style-name="T4">
 79 hectares </text:span>
.</text:p>
      <text:p text:style-name="P4">
Most often pyrotechnic units worked: in Kharkiv region 17 882 times, Kyiv region - 7668, Donetsk region - 5194, Mykolaiv region - 4858, Kherson region - 4733, Chernihiv - 4591, Sumy - 1975, Cherkasy region - 1103.</text:p>
      <text:p text:style-name="P4">
Background: from the beginning of large -scale aggression of the Russian Federation of Ukrainian Federation of Ukraine, pyrotechnic units of the SES of Ukraine were involved 54 533 times before the execution of tasks for mine. 358 649 explosive subjects, including 2223 aviation bombs, were disposed of. Examined(cleared)area 85 031 hectares.</text:p>
      <text:p text:style-name="P4">
A total of 174 thousand square meters remain. km of potentially dangerous territories, measuring 30% of the total area of the state.</text:p>
      <text:p text:style-name="P4">
<draw:frame draw:style-name="fr1" draw:name="Image278" text:anchor-type="as-char" svg:width="6.9236in" svg:height="5.804039in" draw:z-index="0">
<draw:image xlink:href="../Images/AРМІЯINFORM/2023-05-12T66-00-00-04-00/eb8f4466-702f-48d5-b669-7f1482e0f7d4.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2/za-dobu-pirotehniky-dsns-zneshkodyly-ponad-200-vybuhonebezpechnyh-predmetiv-ta-odnu-aviabombu/" text:style-name="Internet_20_link" text:visited-style-name="Visited_20_Internet_20_Link">
https://armyinform.com.ua/2023/05/12/za-dobu-pirotehniky-dsns-zneshkodyly-ponad-200-vybuhonebezpechnyh-predmetiv-ta-odnu-aviabombu/</text:a>
</text:p>
      <!--NEWS-->
      <text:h text:style-name="P10" text:outline-level="1">
<text:span text:style-name="T4">
Volodymyr Zelenskyy noted the awards of 117 servicemen, of which - 80 posthumously</text:span>
</text:h>
      <text:p text:style-name="P4">
Author: ['АРМІЯINFORM']</text:p>
      <text:p text:style-name="P4">
Time: 2023-05-12T67:00:00-04:00</text:p>
      <text:p text:style-name="P4">
Description: President of Ukraine Volodymyr Zelensky Vidniy of the Nagorods of 117 Zakhisnikiv ... War with Ukraine 2022, War with Ukraine Latest News Today, News War with Ukraine 2022 Last today, will there be a war between Ukraine and Russia and when, Ukraine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1623257317-6507.jpeg" text:style-name="Internet_20_link" text:visited-style-name="Visited_20_Internet_20_Link">
1623257317-6507.jpeg</text:a>
']</text:p>
      <text:p text:style-name="P4">
Tags: ['НАГОРОДЖЕННЯ ВІЙСЬКОВОСЛУЖБОВЦІВ', 'УКАЗ ПРЕЗИДЕНТА УКРАЇНИ']</text:p>
      <text:p text:style-name="P4">
Category: News</text:p>
      <!--METADATA-->
      <text:p text:style-name="P4">
<draw:frame draw:style-name="fr1" draw:name="Image279" text:anchor-type="as-char" svg:width="6.9236in" svg:height="4.615733in" draw:z-index="0">
<draw:image xlink:href="../Images/AРМІЯINFORM/2023-05-12T67-00-00-04-00/1623257317-6507.jpeg" xlink:type="simple" xlink:show="embed" xlink:actuate="onLoad" draw:mime-type="image/jpeg"/>
</draw:frame>
President of Ukraine Volodymyr Zelensky celebrated the state awards of 117 defenders of Ukraine. 80 servicemen were awarded posthumously.</text:p>
      <text:p text:style-name="P4">
This is stated in the decree <text:a xlink:type="simple" xlink:href="https://www.president.gov.ua/documents/2702023-46701" text:style-name="Internet_20_link" text:visited-style-name="Visited_20_Internet_20_Link">
No. 270/2023,</text:a>
Presidential at the office of the President of Ukraine.</text:p>
      <text:p text:style-name="P4">
The awards were awarded "for personal courage, revealed in the protection of state -sevotory and territorial integrity of Ukraine, selfless fulfillment of a military duty."</text:p>
      <text:p text:style-name="P4">
<text:span text:style-name="T4">
 To award the Order of Bohdan Khmelnitsky III degree </text:span>
</text:p>
      <text:p text:style-name="P4">
Bilika Alexander Nikolaevich(posthumously)- Senior Lieutenant</text:p>
      <text:p text:style-name="P4">
Cossack Ruslan Alexandrovich(posthumously)- Senior Lieutenant</text:p>
      <text:p text:style-name="P4">
Taras Igorovich's garden(posthumously)- Senior Lieutenant</text:p>
      <text:p text:style-name="P4">
Yatsyana Yana Vladimirovich - Colonel</text:p>
      <text:p text:style-name="P4">
<text:span text:style-name="T4">
 reward the Order </text:span>
 <text:span text:style-name="T4">
 "</text:span>
 <text:span text:style-name="T4">
 for courage </text:span>
 <text:span text:style-name="T4">
" </text:span>
 <text:span text:style-name="T4">
 </text:span>
 II degree **</text:p>
      <text:p text:style-name="P4">
Anton Fedorovich's stratum(posthumously)- Soldier</text:p>
      <text:p text:style-name="P4">
Tymoshenko Sergey Vladimirovich(posthumously)- Chief Sergeant</text:p>
      <text:p text:style-name="P4">
Dmitry Tkachenko(posthumously)- Senior Lieutenant</text:p>
      <text:p text:style-name="P4">
Dmitry Khazov(posthumously)- Chief Sergeant</text:p>
      <text:p text:style-name="P4">
<text:span text:style-name="T4">
 reward the Order </text:span>
 <text:span text:style-name="T4">
 "</text:span>
 <text:span text:style-name="T4">
 for courage </text:span>
 <text:span text:style-name="T4">
" </text:span>
 <text:span text:style-name="T4">
 </text:span>
 III degree **</text:p>
      <text:p text:style-name="P4">
Andronuk Vladimir Vyacheslavovich(posthumously)- Soldier</text:p>
      <text:p text:style-name="P4">
Antoshchuk Fyodor Anatolyevich(posthumously)- Senior soldier</text:p>
      <text:p text:style-name="P4">
Babenko Mikhail Yevgenyevich(posthumously)- Chief Sergeant</text:p>
      <text:p text:style-name="P4">
Vladimir Bankovsky-Lieutenant Captain</text:p>
      <text:p text:style-name="P4">
Bernady Andrei Nikolaevich(posthumously)- Lieutenant</text:p>
      <text:p text:style-name="P4">
Bitzan Yuri Viktorovich - Senior Soldier</text:p>
      <text:p text:style-name="P4">
Borovsky Bohdan Vyacheslavovich(posthumously)- Soldier</text:p>
      <text:p text:style-name="P4">
Bohonyuk Igor Yevgenovich(posthumously)- Senior soldier</text:p>
      <text:p text:style-name="P4">
Valery Valery(posthumously)- Soldier</text:p>
      <text:p text:style-name="P4">
Gaidarova Oleg Kimovich(posthumously)- Soldier</text:p>
      <text:p text:style-name="P4">
Vladislav Alexandrovich Gaida(posthumously)- Senior soldier</text:p>
      <text:p text:style-name="P4">
Pumpkin Alexander Leonidovich(posthumously)- Soldier</text:p>
      <text:p text:style-name="P4">
Gerasimov Mykola Vladimirovich(posthumously)- Junior Sergeant</text:p>
      <text:p text:style-name="P4">
Dodovenko Stanislav Anatolyevich(posthumously)- Junior Sergeant</text:p>
      <text:p text:style-name="P4">
Golovatyuk Mykola Viktorovich(posthumously)- Junior Sergeant</text:p>
      <text:p text:style-name="P4">
Gordienko Maxim Leonidovich - Senior Soldier</text:p>
      <text:p text:style-name="P4">
Viktor Viktorovich - a soldier</text:p>
      <text:p text:style-name="P4">
Hrynik Yuri Bogdanovich(posthumously)- Soldier</text:p>
      <text:p text:style-name="P4">
Gryshchenko Ilya Vladimirovich(posthumously)- Soldier</text:p>
      <text:p text:style-name="P4">
Grishchuk Sergey Vladimirovich(posthumously)- Soldier</text:p>
      <text:p text:style-name="P4">
Gudim Oleg Alexandrovich(posthumously)- Junior Sergeant</text:p>
      <text:p text:style-name="P4">
Zhuruk Sergey Anatolyevich(posthumously)- Junior Sergeant</text:p>
      <text:p text:style-name="P4">
Ivanov Viktor Vladimirovich(posthumously)- SoldierKarpenko Sergey Anatoliyovich(posthumously)- Soldier</text:p>
      <text:p text:style-name="P4">
Cathoshev Maxim Alekseevich(posthumously)- Soldier</text:p>
      <text:p text:style-name="P4">
Alexander Kernitsky(posthumously)- Soldier</text:p>
      <text:p text:style-name="P4">
Bogdan Nikolaevich(posthumously)- Junior Sergeant</text:p>
      <text:p text:style-name="P4">
Alexander Kovalchuk(posthumously)- Soldier</text:p>
      <text:p text:style-name="P4">
Roman Viktorovich's chariot - Sergeant</text:p>
      <text:p text:style-name="P4">
Kolomian Anton Vasilyevich(posthumously)- Soldier</text:p>
      <text:p text:style-name="P4">
Kolomoyts Andrei Igorovich(posthumously)- Soldier</text:p>
      <text:p text:style-name="P4">
The rocker of Andrei Petrovich(posthumously)- Soldier</text:p>
      <text:p text:style-name="P4">
Kravchinsky Andriy Stepanovich(posthumously)- Sergeant</text:p>
      <text:p text:style-name="P4">
Sergei Nikolaevich - a soldier</text:p>
      <text:p text:style-name="P4">
Kuchera Valentin Leonidovich(posthumously)-headquarters</text:p>
      <text:p text:style-name="P4">
Lyshoe Nikolai Vladimirovich(posthumously)- Sergeant</text:p>
      <text:p text:style-name="P4">
Lobova Edward Anatolyevich(posthumously)- Senior soldier</text:p>
      <text:p text:style-name="P4">
Oleksandr Nikolaevich Lozinsky(posthumously)- Sergeant</text:p>
      <text:p text:style-name="P4">
Zakhar Lalyuk(posthumously)- Senior soldier</text:p>
      <text:p text:style-name="P4">
Lyashuk Daniel Alexandrovich(posthumously)- Soldier</text:p>
      <text:p text:style-name="P4">
Painter Sergey Nikolaevich(posthumously)- Senior soldier</text:p>
      <text:p text:style-name="P4">
Mamelina Vitaliy Valeryevich(posthumously)- Junior Sergeant</text:p>
      <text:p text:style-name="P4">
Dmitry Dmitrovich's duty(posthumously)- Soldier</text:p>
      <text:p text:style-name="P4">
Frost Sergiy Mikhailovich(posthumously)- Captain</text:p>
      <text:p text:style-name="P4">
Nazarenko Sergey(posthumously)- Soldier</text:p>
      <text:p text:style-name="P4">
Nebysha Sergei Vasilyevich(posthumously)- Soldier</text:p>
      <text:p text:style-name="P4">
Nikiforov Oleg Vladimirovich(posthumously)- Soldier</text:p>
      <text:p text:style-name="P4">
Ovcharenko Sergey(posthumously)- Senior soldier</text:p>
      <text:p text:style-name="P4">
Oliynyk Vladimir Alexandrovich(posthumously)- Soldier</text:p>
      <text:p text:style-name="P4">
Alexander Petrenko(posthumously)- Soldier</text:p>
      <text:p text:style-name="P4">
Pttkov Sergey Nikolaevich(posthumously)- Soldier</text:p>
      <text:p text:style-name="P4">
Pinchuk Sergey Andreevich(posthumously)- Soldier</text:p>
      <text:p text:style-name="P4">
Potushansky Artem Nikolaevich(posthumously)- Senior soldier</text:p>
      <text:p text:style-name="P4">
Maxim Vladimirovich Pulinets(posthumously)- Senior soldier</text:p>
      <text:p text:style-name="P4">
Rabushina Gleb Nikolaevich(posthumously)- Soldier</text:p>
      <text:p text:style-name="P4">
Savenko Sergey Petrovich(posthumously)- Soldier</text:p>
      <text:p text:style-name="P4">
Sadchikova Vitaliy Grigorovich(posthumously)- Senior soldier</text:p>
      <text:p text:style-name="P4">
Vitaliy Ivanovich's Sapliky - Soldier</text:p>
      <text:p text:style-name="P4">
Sklyarov Sergey Petrovich(posthumously)- Chief Sergeant</text:p>
      <text:p text:style-name="P4">
Centurion Yuri Valeryevich(posthumously)- Soldier</text:p>
      <text:p text:style-name="P4">
Steblyuk Pavel Vladimirovich(posthumously)- Junior Sergeant</text:p>
      <text:p text:style-name="P4">
Stepanova Dmitry Vasilyevich(posthumously)- Sergeant</text:p>
      <text:p text:style-name="P4">
Andrei Tarashchany(posthumously)- Sergeant</text:p>
      <text:p text:style-name="P4">
Terzi Karen Igorovich(posthumously)- Soldier</text:p>
      <text:p text:style-name="P4">
Tikhonenko Artem Vasilyevich(posthumously)- Soldier</text:p>
      <text:p text:style-name="P4">
Vladimir Tishakova(posthumously)- Soldier</text:p>
      <text:p text:style-name="P4">
Tolopka Stepan Yaroslavovich(posthumously)- Senior soldier</text:p>
      <text:p text:style-name="P4">
Alexander Trusova(posthumously)- Senior soldierFedorchuk Yevgeny Alexandrovich(posthumously)- Junior Sergeant</text:p>
      <text:p text:style-name="P4">
Fairik Alexander Sergeyevich(posthumously)- Senior soldier</text:p>
      <text:p text:style-name="P4">
Chebanov Sergey Vadimovich(posthumously)- Senior soldier</text:p>
      <text:p text:style-name="P4">
Chistyakov Oleg Valeriyovych(posthumously)- Sergeant</text:p>
      <text:p text:style-name="P4">
Shilkina Roman Sergeyevich(posthumously)- Soldier</text:p>
      <text:p text:style-name="P4">
Yuri Nikolaevich's skin</text:p>
      <text:p text:style-name="P4">
Spakov Sergey Vladimirovich(posthumously)- Senior Sergeant</text:p>
      <text:p text:style-name="P4">
Sergey Alexandrovich(posthumously)- Senior soldier</text:p>
      <text:p text:style-name="P4">
Shcherbakova Dmitry Alexandrovich(posthumously)- Senior soldier</text:p>
      <text:p text:style-name="P4">
Yurchenko Andriy Alexandrovich(posthumously)- Soldier</text:p>
      <text:p text:style-name="P4">
Yusubova Ruslan Ilhamovich(posthumously)- Soldier</text:p>
      <text:p text:style-name="P4">
<text:span text:style-name="T4">
 Reward Order of Princess Olga III degree </text:span>
</text:p>
      <text:p text:style-name="P4">
Parkhomenko Lyudmila Anatoliivna - Senior Sergeant</text:p>
      <text:p text:style-name="P4">
<text:span text:style-name="T4">
 Reward Medal </text:span>
 <text:span text:style-name="T4">
 "</text:span>
 <text:span text:style-name="T4">
 for military service to Ukraine </text:span>
 <text:span text:style-name="T4">
" </text:span>
 **</text:p>
      <text:p text:style-name="P4">
Gayarzhi Alexander Illich - Lieutenant Medical Service</text:p>
      <text:p text:style-name="P4">
Datsyuk Vasily Vladimirovich - Senior Soldier</text:p>
      <text:p text:style-name="P4">
Kebanyuk Dmitry Vladimirovich - Senior Soldier</text:p>
      <text:p text:style-name="P4">
Yuri Olegovich - Junior Sergeant</text:p>
      <text:p text:style-name="P4">
Kravtsov Viktor Mikhailovich - Soldier</text:p>
      <text:p text:style-name="P4">
Litovchenko Viktor Petrovich - Captain</text:p>
      <text:p text:style-name="P4">
Litovchenko Vladislav Anatolyevich - junior sergeant</text:p>
      <text:p text:style-name="P4">
Merzlikina Sergey Nikolaevich-headquarters</text:p>
      <text:p text:style-name="P4">
Mishekina Sergiy Vladimirovich - soldier</text:p>
      <text:p text:style-name="P4">
Naumova Konstantin Sergeyevich - Senior Soldier</text:p>
      <text:p text:style-name="P4">
Potapova Igor Viktorovich - Lieutenant Colonel of Medical Service</text:p>
      <text:p text:style-name="P4">
Prosvirnina Anton Valeryevich - Soldier</text:p>
      <text:p text:style-name="P4">
Sayenko Alexei Nikolaevich - Senior Sergeant</text:p>
      <text:p text:style-name="P4">
Satyuk Igor Bogdanovich - soldier</text:p>
      <text:p text:style-name="P4">
Selivanov Andriy Andreevich - Junior Lieutenant of Medical Service</text:p>
      <text:p text:style-name="P4">
Silkina Sergey Alexandrovich - Lieutenant of Medical Service</text:p>
      <text:p text:style-name="P4">
Sosnitsky Alexander Valentinovich - junior lieutenant.</text:p>
      <text:p text:style-name="P4">
Ternopil Dmitry Yaroslavovich - Sergeant</text:p>
      <text:p text:style-name="P4">
Kharchenko Roman Viktorovich - Soldier</text:p>
      <text:p text:style-name="P4">
Pavel Yevgenyevich - Soldier</text:p>
      <text:p text:style-name="P4">
Shevchenko Alexander Alexandrovich - Senior Sergeant</text:p>
      <text:p text:style-name="P4">
Andrei Shilov Ivanovich - Junior Sergeant</text:p>
      <text:p text:style-name="P4">
Andrei Viktorovich - Senior Sergeant</text:p>
      <text:p text:style-name="P4">
<text:span text:style-name="T4">
 reward the medal </text:span>
 <text:span text:style-name="T4">
 "</text:span>
 <text:span text:style-name="T4">
 </text:span>
 Defender of the Fatherland <text:span text:style-name="T4">
 </text:span>
" <text:span text:style-name="T4">
 </text:span>
</text:p>
      <text:p text:style-name="P4">
Vladimir Valentinovich - Soldier</text:p>
      <text:p text:style-name="P4">
Alexander Dmitrovich Greek - Senior Soldier</text:p>
      <text:p text:style-name="P4">
Chuika Alexander Nikolaevich - Senior Soldier</text:p>
      <text:p text:style-name="P4">
Valentin Nikolaevich - Senior Soldier.</text:p>
      <text:p text:style-name="P4">
News Source: <text:a xlink:type="simple" xlink:href="https://armyinform.com.ua/2023/05/12/volodymyr-zelenskyj-vidznachyv-nagorodamy-117-vijskovosluzhbovcziv-iz-nyh-80-posmertno/" text:style-name="Internet_20_link" text:visited-style-name="Visited_20_Internet_20_Link">
https://armyinform.com.ua/2023/05/12/volodymyr-zelenskyj-vidznachyv-nagorodamy-117-vijskovosluzhbovcziv-iz-nyh-80-posmertno/</text:a>
</text:p>
      <!--NEWS-->
      <text:h text:style-name="P10" text:outline-level="1">
<text:span text:style-name="T4">
At the meeting, the commanders of the commander reported about the course of fighting in their areas of the front</text:span>
</text:h>
      <text:p text:style-name="P4">
Author: ['АРМІЯINFORM']</text:p>
      <text:p text:style-name="P4">
Time: 2023-05-12T68:00:00-04:00</text:p>
      <text:p text:style-name="P4">
Description: President Volodymyr Zelensky Proviv Chergov Supreme Supreme Headquarter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2/zelenskyj.jpg" text:style-name="Internet_20_link" text:visited-style-name="Visited_20_Internet_20_Link">
zelenskyj.jpg</text:a>
']</text:p>
      <text:p text:style-name="P4">
Tags: ['STOPRUSSIA', 'АГРЕСІЯ РФ', 'ВТОРГНЕННЯ РФ', 'СТАВКА ВЕРХОВНОГО ГОЛОВНОКОМАНДУВАЧА']</text:p>
      <text:p text:style-name="P4">
Category: News</text:p>
      <!--METADATA-->
      <text:p text:style-name="P4">
<draw:frame draw:style-name="fr1" draw:name="Image280" text:anchor-type="as-char" svg:width="6.9236in" svg:height="4.61393in" draw:z-index="0">
<draw:image xlink:href="../Images/AРМІЯINFORM/2023-05-12T68-00-00-04-00/zelenskyj.jpg" xlink:type="simple" xlink:show="embed" xlink:actuate="onLoad" draw:mime-type="image/jpeg"/>
</draw:frame>
President Volodymyr Zelenskyy held a regular meeting of the High Chief Commander. Commanders of operational-strategic groups of the military were distributed about the course of hostilities.</text:p>
      <text:p text:style-name="P4">
About it <text:a xlink:type="simple" xlink:href="https://t.me/V_Zelenskiy_official/6198" text:style-name="Internet_20_link" text:visited-style-name="Visited_20_Internet_20_Link">
reports</text:a>
President of Ukraine Zelensky.</text:p>
      <text:p text:style-name="P4">
"Rate. They heard a report by General Sirsky, whose units of the superintendent were enemy and even rejected him back in some directions. Reporting General Tarnavsky on the current situation in the Tavriya. Odessa, North - also under control.</text:p>
      <text:p text:style-name="P4">
They identified their priority needs and got acquainted with the pace of staffing and ammunition with new crews.</text:p>
      <text:p text:style-name="P4">
There were important reports of Glavcom General Valery Zaluzhny, Minister of Defense Reflection Reznikov, the General Staff of the Armed Forces and Stratroum Minister Alexander Kamyshyn, ”the Head of State suggested.</text:p>
      <text:p text:style-name="P4">
The President of Ukraine stated that they have also verified all long -term mammary and missile contracts.</text:p>
      <text:p text:style-name="P4">
News Source: <text:a xlink:type="simple" xlink:href="https://armyinform.com.ua/2023/05/12/na-zasidanni-stavky-komanduvachi-osuv-dopovily-pro-perebig-bojovyh-dij-na-svoyih-dilyankah-frontu/" text:style-name="Internet_20_link" text:visited-style-name="Visited_20_Internet_20_Link">
https://armyinform.com.ua/2023/05/12/na-zasidanni-stavky-komanduvachi-osuv-dopovily-pro-perebig-bojovyh-dij-na-svoyih-dilyankah-frontu/</text:a>
</text:p>
      <!--NEWS-->
      <text:h text:style-name="P10" text:outline-level="1">
<text:span text:style-name="T4">
Office of the Prosecutor General of Ukraine: More than 86 thousand military crimes are documented</text:span>
</text:h>
      <text:p text:style-name="P4">
Author: ['АРМІЯINFORM']</text:p>
      <text:p text:style-name="P4">
Time: 2023-05-12T6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2052023ua.jpg" text:style-name="Internet_20_link" text:visited-style-name="Visited_20_Internet_20_Link">
warcrime-12052023ua.jpg</text:a>
', '<text:a xlink:type="simple" xlink:href="https://armyinform.com.ua/wp-content/uploads/2023/05/warcrime-12052023en.jpg" text:style-name="Internet_20_link" text:visited-style-name="Visited_20_Internet_20_Link">
warcrime-12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1" text:anchor-type="as-char" svg:width="6.9236in" svg:height="4.448413in" draw:z-index="0">
<draw:image xlink:href="../Images/AРМІЯINFORM/2023-05-12T69-00-00-04-00/warcrime-12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12 </text:span>
 <text:span text:style-name="T4">
 May </text:span>
 ** Registered:</text:p>
      <ul>
        <li>
86 237 Military Crimes, * 17 123 Crimes against National Security of Ukraine.</li>
      </ul>
      <text:p text:style-name="P4">
In addition, according to the official data of juvenile prosecutors, <text:span text:style-name="T4">
 1448 children have become </text:span>
 as a result of Russian aggression, including:</text:p>
      <ul>
        <li>
480 - children were killed, * 96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2" text:anchor-type="as-char" svg:width="6.9236in" svg:height="4.448413in" draw:z-index="0">
<draw:image xlink:href="../Images/AРМІЯINFORM/2023-05-12T69-00-00-04-00/warcrime-12052023en.jpg" xlink:type="simple" xlink:show="embed" xlink:actuate="onLoad" draw:mime-type="image/jpeg"/>
</draw:frame>
</text:p>
      <text:p text:style-name="P4">
News Source: <text:a xlink:type="simple" xlink:href="https://armyinform.com.ua/2023/05/12/ofis-genprokurora-ukrayiny-zadokumentovano-ponad-86-tysyachi-voyennyh-zlochyniv/" text:style-name="Internet_20_link" text:visited-style-name="Visited_20_Internet_20_Link">
https://armyinform.com.ua/2023/05/12/ofis-genprokurora-ukrayiny-zadokumentovano-ponad-86-tysyachi-voyennyh-zlochyniv/</text:a>
</text:p>
      <!--NEWS-->
      <text:h text:style-name="P10" text:outline-level="1">
<text:span text:style-name="T4">
The invaders destroyed and damaged about half a thousand temples and sacred buildings of Ukraine</text:span>
</text:h>
      <text:p text:style-name="P4">
Author: ['Володимир Загребельний']</text:p>
      <text:p text:style-name="P4">
Time: 2023-05-12T70:00:00-04:00</text:p>
      <text:p text:style-name="P4">
Description: The meal of the National-INIONAL DELIARY “Kiyvo-Pecherka Lavra” was Vistavka, the war with Ukraine 2022, the war with Ukraine is the latest news today, the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47.jpg" text:style-name="Internet_20_link" text:visited-style-name="Visited_20_Internet_20_Link">
golovna-47.jpg</text:a>
', '<text:a xlink:type="simple" xlink:href="https://armyinform.com.ua/wp-content/uploads/2023/05/lavra_001-150x150.jpg" text:style-name="Internet_20_link" text:visited-style-name="Visited_20_Internet_20_Link">
lavra_001-150x150.jpg</text:a>
', '<text:a xlink:type="simple" xlink:href="https://armyinform.com.ua/wp-content/uploads/2023/05/lavra_002-150x150.jpg" text:style-name="Internet_20_link" text:visited-style-name="Visited_20_Internet_20_Link">
lavra_002-150x150.jpg</text:a>
', '<text:a xlink:type="simple" xlink:href="https://armyinform.com.ua/wp-content/uploads/2023/05/lavra_003-150x150.jpg" text:style-name="Internet_20_link" text:visited-style-name="Visited_20_Internet_20_Link">
lavra_003-150x150.jpg</text:a>
', '<text:a xlink:type="simple" xlink:href="https://armyinform.com.ua/wp-content/uploads/2023/05/lavra_004.jpg" text:style-name="Internet_20_link" text:visited-style-name="Visited_20_Internet_20_Link">
lavra_004.jpg</text:a>
', '<text:a xlink:type="simple" xlink:href="https://armyinform.com.ua/wp-content/uploads/2023/05/lavra_005-150x150.jpg" text:style-name="Internet_20_link" text:visited-style-name="Visited_20_Internet_20_Link">
lavra_005-150x150.jpg</text:a>
', '<text:a xlink:type="simple" xlink:href="https://armyinform.com.ua/wp-content/uploads/2023/05/lavra_006-150x150.jpg" text:style-name="Internet_20_link" text:visited-style-name="Visited_20_Internet_20_Link">
lavra_006-150x150.jpg</text:a>
', '<text:a xlink:type="simple" xlink:href="https://armyinform.com.ua/wp-content/uploads/2023/05/lavra_007-150x150.jpg" text:style-name="Internet_20_link" text:visited-style-name="Visited_20_Internet_20_Link">
lavra_007-150x150.jpg</text:a>
', '<text:a xlink:type="simple" xlink:href="https://armyinform.com.ua/wp-content/uploads/2023/05/lavra_008-150x150.jpg" text:style-name="Internet_20_link" text:visited-style-name="Visited_20_Internet_20_Link">
lavra_008-150x150.jpg</text:a>
']</text:p>
      <text:p text:style-name="P4">
Tags: ['НАЦІОНАЛЬНИЙ ЗАПОВІДНИК «КИЄВО-ПЕЧЕРСЬКА ЛАВРА»', 'НАЦІОНАЛЬНИЙ МЕМОРІАЛЬНИЙ КОМПЛЕКС ГЕРОЇВ НЕБЕСНОЇ СОТНІ — МУЗЕЙ РЕВОЛЮЦІЇ ГІДНОСТІ', 'НАЦІОНАЛЬНИЙ МУЗЕЙ ІСТОРІЇ УКРАЇНИ У ДРУГІЙ СВІТОВІЙ ВІЙНІ']</text:p>
      <text:p text:style-name="P4">
Category: News</text:p>
      <!--METADATA-->
      <text:p text:style-name="P4">
<draw:frame draw:style-name="fr1" draw:name="Image283" text:anchor-type="as-char" svg:width="6.9236in" svg:height="4.615733in" draw:z-index="0">
<draw:image xlink:href="../Images/AРМІЯINFORM/2023-05-12T70-00-00-04-00/golovna-47.jpg" xlink:type="simple" xlink:show="embed" xlink:actuate="onLoad" draw:mime-type="image/jpeg"/>
</draw:frame>
The exhibition was opened in the Refectory House of the National Reserve "Kyiv-Pechersk Lavra"-"... but will be revived in glory and power." She tells the temples of Ukraine, mutilated as a result of a large -scale Russian attack.</text:p>
      <text:p text:style-name="P4">
During the large-scale aggression of the Russian Federation, the Russian occupied, spat, or damaged about half a thousand temples and sacred-structures in Ukraine, much of which has historical and cultural and is a monument of architecture and art. Purposefully praisysmatically the invaders destroy Ukrainian temples, which are the material integration of the spirituality of our people.</text:p>
      <text:p text:style-name="P4">
<text:a xlink:type="simple" xlink:href="https://armyinform.com.ua/wp-content/uploads/2023/05/lavra_001.jpg" text:style-name="Internet_20_link" text:visited-style-name="Visited_20_Internet_20_Link">
!(Images/AРМІЯINFORM/2023-05-12T70-00-00-04-00/lavra_001-150x150.jpg)</text:a>
</text:p>
      <text:p text:style-name="P4">
<text:a xlink:type="simple" xlink:href="https://armyinform.com.ua/wp-content/uploads/2023/05/lavra_002.jpg" text:style-name="Internet_20_link" text:visited-style-name="Visited_20_Internet_20_Link">
<draw:frame draw:style-name="fr1" draw:name="Image284" text:anchor-type="as-char" svg:width="6.9236in" svg:height="6.9236in" draw:z-index="0">
<draw:image xlink:href="../Images/AРМІЯINFORM/2023-05-12T70-00-00-04-00/lavra_002-150x150.jpg" xlink:type="simple" xlink:show="embed" xlink:actuate="onLoad" draw:mime-type="image/jpeg"/>
</draw:frame>
</text:a>
</text:p>
      <text:p text:style-name="P4">
<text:a xlink:type="simple" xlink:href="https://armyinform.com.ua/wp-content/uploads/2023/05/lavra_003.jpg" text:style-name="Internet_20_link" text:visited-style-name="Visited_20_Internet_20_Link">
<draw:frame draw:style-name="fr1" draw:name="Image285" text:anchor-type="as-char" svg:width="6.9236in" svg:height="6.9236in" draw:z-index="0">
<draw:image xlink:href="../Images/AРМІЯINFORM/2023-05-12T70-00-00-04-00/lavra_003-150x150.jpg" xlink:type="simple" xlink:show="embed" xlink:actuate="onLoad" draw:mime-type="image/jpeg"/>
</draw:frame>
</text:a>
The opening of the exhibition was attended by: the head of the Orthodox Church of Ukraine, the glory of Metropolitan of Kyiv and all Ukraine Epiphanius, Minister of Culture of and Information Policy Alexander Tkachenko, Acting Director of the Director of the National Reserve "Kyiv-Pechersk Lavra" Maxim Ostapenko, Director General of the National Museum of Revolution(Happy)Igor Poshivaylo and the chief custodian of the Fundship Museum of History of Ukraine in the Second World War Oksana Yankovenko.</text:p>
      <text:p text:style-name="P4">
<draw:frame draw:style-name="fr1" draw:name="Image286" text:anchor-type="as-char" svg:width="6.9236in" svg:height="4.615733in" draw:z-index="0">
<draw:image xlink:href="../Images/AРМІЯINFORM/2023-05-12T70-00-00-04-00/lavra_004.jpg" xlink:type="simple" xlink:show="embed" xlink:actuate="onLoad" draw:mime-type="image/jpeg"/>
</draw:frame>
Turning to the audience, the head of the PCU His Beatitude Metropolitan of Kyiv Ivsia of Ukraine Epiphanius noted that the Russian evil, which caused the destruction of Ukrainian temples, would certainly be punished. After all, the good and the truth are always overwhelmed.The exposition consists of 39 photos of damaged or destroyed temples of various adequies, which are mainly in the de -industrial territory of Ukraine. In addition, there are photos of churches from temporarily occupied territories and places where active fighting is underway.</text:p>
      <text:p text:style-name="P4">
The second part of the exposition consists of objects that museums brought the expeditions to be released from the occupiers of settlements. In particular, the Great House presents mutilated icons, church bells with traces of redemptions, elements of iconostasis and many other exhibits. Each of the subjects of ESVA is a unique and at the same time a tragic story.</text:p>
      <text:p text:style-name="P4">
In addition, in the Refectory Chamber, objects from the Cathedral of the Kyiv-Pechersk Lavra destroyed in the time of the World War I was placed in the time of the World War I.</text:p>
      <text:p text:style-name="P4">
The third part of the exhibition is interactive, since none of the museum premises can not accommodate objects from destroyed religious structures and information material.</text:p>
      <text:p text:style-name="P4">
<text:a xlink:type="simple" xlink:href="https://armyinform.com.ua/wp-content/uploads/2023/05/lavra_005.jpg" text:style-name="Internet_20_link" text:visited-style-name="Visited_20_Internet_20_Link">
!(Images/AРМІЯINFORM/2023-05-12T70-00-00-04-00/lavra_005-150x150.jpg)</text:a>
</text:p>
      <text:p text:style-name="P4">
<text:a xlink:type="simple" xlink:href="https://armyinform.com.ua/wp-content/uploads/2023/05/lavra_006.jpg" text:style-name="Internet_20_link" text:visited-style-name="Visited_20_Internet_20_Link">
<draw:frame draw:style-name="fr1" draw:name="Image287" text:anchor-type="as-char" svg:width="6.9236in" svg:height="6.9236in" draw:z-index="0">
<draw:image xlink:href="../Images/AРМІЯINFORM/2023-05-12T70-00-00-04-00/lavra_006-150x150.jpg" xlink:type="simple" xlink:show="embed" xlink:actuate="onLoad" draw:mime-type="image/jpeg"/>
</draw:frame>
</text:a>
</text:p>
      <text:p text:style-name="P4">
<text:a xlink:type="simple" xlink:href="https://armyinform.com.ua/wp-content/uploads/2023/05/lavra_007.jpg" text:style-name="Internet_20_link" text:visited-style-name="Visited_20_Internet_20_Link">
<draw:frame draw:style-name="fr1" draw:name="Image288" text:anchor-type="as-char" svg:width="6.9236in" svg:height="6.9236in" draw:z-index="0">
<draw:image xlink:href="../Images/AРМІЯINFORM/2023-05-12T70-00-00-04-00/lavra_007-150x150.jpg" xlink:type="simple" xlink:show="embed" xlink:actuate="onLoad" draw:mime-type="image/jpeg"/>
</draw:frame>
</text:a>
</text:p>
      <text:p text:style-name="P4">
<text:a xlink:type="simple" xlink:href="https://armyinform.com.ua/wp-content/uploads/2023/05/lavra_008.jpg" text:style-name="Internet_20_link" text:visited-style-name="Visited_20_Internet_20_Link">
<draw:frame draw:style-name="fr1" draw:name="Image289" text:anchor-type="as-char" svg:width="6.9236in" svg:height="6.9236in" draw:z-index="0">
<draw:image xlink:href="../Images/AРМІЯINFORM/2023-05-12T70-00-00-04-00/lavra_008-150x150.jpg" xlink:type="simple" xlink:show="embed" xlink:actuate="onLoad" draw:mime-type="image/jpeg"/>
</draw:frame>
</text:a>
“The enemy, shooting in our temples, shoots God, despite religion. 100 of these structures are completely destroyed. We will undoubtedly rebuild everything, but for us, for us, the evil that the Russian aggressor is creating with the temples of Ukraine. I am to be a real embodiment of the European slogan "Never again." It was before the war, and even to make them better, ”said the Minister of Culture and Information Policy of Ukraine Oleksandr Tkachenko during the opening of the exhibition.</text:p>
      <text:p text:style-name="P4">
The exposition is organized by the joint efforts of the National Reserve "Kyiv-Pechersk Lavra", the National Museum of History of Ukraine in the Second World War, the National Memorial Complex of Heavenly Hundred Heroes-the Museum of Revolution of Libra(Happy)and with the participation of the Orthodox Church of Ukraine.</text:p>
      <text:p text:style-name="P4">
The exhibition will last throughout the year.</text:p>
      <text:p text:style-name="P4">
News Source: <text:a xlink:type="simple" xlink:href="https://armyinform.com.ua/2023/05/12/okupanty-zrujnuvaly-ta-poshkodyly-blyzko-piv-tysyachi-hramiv-ta-sakralnyh-sporud-ukrayiny/" text:style-name="Internet_20_link" text:visited-style-name="Visited_20_Internet_20_Link">
https://armyinform.com.ua/2023/05/12/okupanty-zrujnuvaly-ta-poshkodyly-blyzko-piv-tysyachi-hramiv-ta-sakralnyh-sporud-ukrayiny/</text:a>
</text:p>
      <!--NEWS-->
      <text:h text:style-name="P10" text:outline-level="1">
<text:span text:style-name="T4">
Yanukovych and Putin divide one underpin: Oleg Smal presented an exhibition of cartoons</text:span>
</text:h>
      <text:p text:style-name="P4">
Author: ['Яна Задубінна']</text:p>
      <text:p text:style-name="P4">
Time: 2023-05-12T71:00:00-04:00</text:p>
      <text:p text:style-name="P4">
Description: In Kiwi in the MuniCiPalniy Gallerae of the Misetztv District Kapolitovka district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olovna-48.jpg" text:style-name="Internet_20_link" text:visited-style-name="Visited_20_Internet_20_Link">
golovna-48.jpg</text:a>
', '<text:a xlink:type="simple" xlink:href="https://armyinform.com.ua/wp-content/uploads/2023/05/foto1-2-150x150.jpg" text:style-name="Internet_20_link" text:visited-style-name="Visited_20_Internet_20_Link">
foto1-2-150x150.jpg</text:a>
', '<text:a xlink:type="simple" xlink:href="https://armyinform.com.ua/wp-content/uploads/2023/05/foto2-1-150x150.jpg" text:style-name="Internet_20_link" text:visited-style-name="Visited_20_Internet_20_Link">
foto2-1-150x150.jpg</text:a>
', '<text:a xlink:type="simple" xlink:href="https://armyinform.com.ua/wp-content/uploads/2023/05/oleg_smal_.jpg" text:style-name="Internet_20_link" text:visited-style-name="Visited_20_Internet_20_Link">
oleg_smal_.jpg</text:a>
', '<text:a xlink:type="simple" xlink:href="https://armyinform.com.ua/wp-content/uploads/2023/05/pavlo_lypa.jpg" text:style-name="Internet_20_link" text:visited-style-name="Visited_20_Internet_20_Link">
pavlo_lypa.jpg</text:a>
', '<text:a xlink:type="simple" xlink:href="https://armyinform.com.ua/wp-content/uploads/2023/05/foto_4-150x150.jpg" text:style-name="Internet_20_link" text:visited-style-name="Visited_20_Internet_20_Link">
foto_4-150x150.jpg</text:a>
', '<text:a xlink:type="simple" xlink:href="https://armyinform.com.ua/wp-content/uploads/2023/05/foto_5-150x150.jpg" text:style-name="Internet_20_link" text:visited-style-name="Visited_20_Internet_20_Link">
foto_5-150x150.jpg</text:a>
']</text:p>
      <text:p text:style-name="P4">
Tags: ['ВТОРГНЕННЯ РФ', 'МИСТЕЦТВО']</text:p>
      <text:p text:style-name="P4">
Category: News</text:p>
      <!--METADATA-->
      <text:p text:style-name="P4">
<draw:frame draw:style-name="fr1" draw:name="Image290" text:anchor-type="as-char" svg:width="6.9236in" svg:height="5.1927in" draw:z-index="0">
<draw:image xlink:href="../Images/AРМІЯINFORM/2023-05-12T71-00-00-04-00/golovna-48.jpg" xlink:type="simple" xlink:show="embed" xlink:actuate="onLoad" draw:mime-type="image/jpeg"/>
</draw:frame>
In Kiev, at the Municipal Art Gallery of the Desnyanskiy district, the capital of the Ukrainian cartoonist Oleg Smal presented an unplanned exhibition of works.</text:p>
      <text:p text:style-name="P4">
<text:a xlink:type="simple" xlink:href="https://armyinform.com.ua/wp-content/uploads/2023/05/foto1-2.jpg" text:style-name="Internet_20_link" text:visited-style-name="Visited_20_Internet_20_Link">
!(Images/AРМІЯINFORM/2023-05-12T71-00-00-04-00/foto1-2-150x150.jpg)</text:a>
</text:p>
      <text:p text:style-name="P4">
<text:a xlink:type="simple" xlink:href="https://armyinform.com.ua/wp-content/uploads/2023/05/foto2-1.jpg" text:style-name="Internet_20_link" text:visited-style-name="Visited_20_Internet_20_Link">
<draw:frame draw:style-name="fr1" draw:name="Image291" text:anchor-type="as-char" svg:width="6.9236in" svg:height="6.9236in" draw:z-index="0">
<draw:image xlink:href="../Images/AРМІЯINFORM/2023-05-12T71-00-00-04-00/foto2-1-150x150.jpg" xlink:type="simple" xlink:show="embed" xlink:actuate="onLoad" draw:mime-type="image/jpeg"/>
</draw:frame>
</text:a>
The exposition presented cartoons dedicated to Russian-Ukrainian, at which the author ridiculed the inadmissibility of politicians and speakers of the Russian Federation. The robot Smolia is a response to their criminal statements and actions. But despite this, the author is hesitant whether it is advisable to joke during the war.</text:p>
      <text:p text:style-name="P4">
<draw:frame draw:style-name="fr1" draw:name="Image292" text:anchor-type="as-char" svg:width="6.9236in" svg:height="5.1927in" draw:z-index="0">
<draw:image xlink:href="../Images/AРМІЯINFORM/2023-05-12T71-00-00-04-00/oleg_smal_.jpg" xlink:type="simple" xlink:show="embed" xlink:actuate="onLoad" draw:mime-type="image/jpeg"/>
</draw:frame>
- I always call the caricature a "defect in the psyche", because few people dreamed of sore time for the country. Agree that it is not quite normal to accept everything that happens around, with laughter. But, as for me, it is the joke at the most difficult moments to stay in their mind, - the cricarist.</text:p>
      <text:p text:style-name="P4">
Also, during a creative meeting, the co -author of the project "Art in the Country of War" Pavel Lipa demonstrated <text:a xlink:type="simple" xlink:href="https://www.youtube.com/watch" text:style-name="Internet_20_link" text:visited-style-name="Visited_20_Internet_20_Link">
documentary picture</text:a>
dedicated to the cartoonist Oleg Smol.  <draw:frame draw:style-name="fr1" draw:name="Image293" text:anchor-type="as-char" svg:width="6.9236in" svg:height="5.1927in" draw:z-index="0">
<draw:image xlink:href="../Images/AРМІЯINFORM/2023-05-12T71-00-00-04-00/pavlo_lypa.jpg" xlink:type="simple" xlink:show="embed" xlink:actuate="onLoad" draw:mime-type="image/jpeg"/>
</draw:frame>
- The war was able to focus on political satire. He managed to connect Ukrainian cartoonists to confront Russian propaganda. It inspired this to devote one of the series to him. I want to show my own film, what art is capable of in times of war and whether personal creativity can exist in society, which has completely become on military rails, - said Pavel Lipa.</text:p>
      <text:p text:style-name="P4">
The cycle of documentaries "Art in the Country of War" is a joint pro -DOCNOTEFILMS and Babylon'13 about Ukrainian artists who remained in the country during a large -scale invasion and continue to create.</text:p>
      <text:p text:style-name="P4">
<text:a xlink:type="simple" xlink:href="https://armyinform.com.ua/wp-content/uploads/2023/05/foto_4.jpg" text:style-name="Internet_20_link" text:visited-style-name="Visited_20_Internet_20_Link">
!(Images/AРМІЯINFORM/2023-05-12T71-00-00-04-00/foto_4-150x150.jpg)</text:a>
</text:p>
      <text:p text:style-name="P4">
<text:a xlink:type="simple" xlink:href="https://armyinform.com.ua/wp-content/uploads/2023/05/foto_5.jpg" text:style-name="Internet_20_link" text:visited-style-name="Visited_20_Internet_20_Link">
<draw:frame draw:style-name="fr1" draw:name="Image294" text:anchor-type="as-char" svg:width="6.9236in" svg:height="6.9236in" draw:z-index="0">
<draw:image xlink:href="../Images/AРМІЯINFORM/2023-05-12T71-00-00-04-00/foto_5-150x150.jpg" xlink:type="simple" xlink:show="embed" xlink:actuate="onLoad" draw:mime-type="image/jpeg"/>
</draw:frame>
</text:a>
</text:p>
      <text:p text:style-name="P4">
<text:span text:style-name="T5">
Photo author</text:span>
</text:p>
      <text:p text:style-name="P4">
News Source: <text:a xlink:type="simple" xlink:href="https://armyinform.com.ua/2023/05/12/yanukovych-i-putin-dilyat-odne-spidnye-oleg-smal-prezentuvav-vystavku-karykatur/" text:style-name="Internet_20_link" text:visited-style-name="Visited_20_Internet_20_Link">
https://armyinform.com.ua/2023/05/12/yanukovych-i-putin-dilyat-odne-spidnye-oleg-smal-prezentuvav-vystavku-karykatur/</text:a>
</text:p>
      <!--NEWS-->
      <text:h text:style-name="P10" text:outline-level="1">
<text:span text:style-name="T4">
How to get a certificate of a family member of a person missing in special circumstances</text:span>
</text:h>
      <text:p text:style-name="P4">
Author: ['АРМІЯINFORM']</text:p>
      <text:p text:style-name="P4">
Time: 2023-05-12T72:00:00-04:00</text:p>
      <text:p text:style-name="P4">
Description: Odrimati, the right of the Old Man, the girlfriend of the Osіb, the Blagic Help, the War with Ukraine 2022, the war with Ukraine is the latest news today, the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2ch.jpg" text:style-name="Internet_20_link" text:visited-style-name="Visited_20_Internet_20_Link">
2ch.jpg</text:a>
']</text:p>
      <text:p text:style-name="P4">
Tags: ['БЕЗВІСТИ ЗНИКЛІ', 'МІНРЕІНТЕГРАЦІЇ']</text:p>
      <text:p text:style-name="P4">
Category: News</text:p>
      <!--METADATA-->
      <text:p text:style-name="P4">
<draw:frame draw:style-name="fr1" draw:name="Image295" text:anchor-type="as-char" svg:width="6.9236in" svg:height="3.11562in" draw:z-index="0">
<draw:image xlink:href="../Images/AРМІЯINFORM/2023-05-12T72-00-00-04-00/2ch.jpg" xlink:type="simple" xlink:show="embed" xlink:actuate="onLoad" draw:mime-type="image/jpeg"/>
</draw:frame>
Parents, spouses and children of persons who have disappeared under special circumstances have the right to obtain certificates.</text:p>
      <text:p text:style-name="P4">
As <text:a xlink:type="simple" xlink:href="https://minre.gov.ua/2023/05/12/yak-otrymaty-posvidchennya-chlena-simyi-osoby-znykloyi-bezvisty-za-osoblyvyh-obstavyn/" text:style-name="Internet_20_link" text:visited-style-name="Visited_20_Internet_20_Link">
reports</text:a>
The Ministry of Independent of Reintegration of Temporarily Occupied Territories of Ukraine, for this it is necessary to write an application to the territorial center of completing Tasotcial Support(TCC and SP)at the place of actual residence.</text:p>
      <text:p text:style-name="P4">
Read also:</text:p>
      <text:p text:style-name="P4">
<text:a xlink:type="simple" xlink:href="https://armyinform.com.ua/2023/04/16/osoblyvosti-nadannya-dokumentiv-rodynam-vijskovosluzhbovcziv-yaki-zagynuly-pomerly-chy-propaly-bezvisty-pid-chas-prohodzhennya-vijskovoyi-sluzhby/" text:style-name="Internet_20_link" text:visited-style-name="Visited_20_Internet_20_Link">
Peculiarities of providing documents to families of servicemen who died, died or missing during the military service</text:a>
To the statement you need to add:</text:p>
      <ul>
        <li>
Passport(Birth Certificate)and the individual tax number of a family member who is issued a certificate; * notifications of the CCC and JV of the disappearance of the person.</li>
      </ul>
      <text:p text:style-name="P4">
The certificate confirms the right of relatives of the missing person to receive social guarantees from the state. In particular, public transportation benefits and housing and communal services.</text:p>
      <text:p text:style-name="P4">
News Source: <text:a xlink:type="simple" xlink:href="https://armyinform.com.ua/2023/05/12/yak-otrymaty-posvidchennya-chlena-simyi-osoby-znykloyi-bezvisty-za-osoblyvyh-obstavyn/" text:style-name="Internet_20_link" text:visited-style-name="Visited_20_Internet_20_Link">
https://armyinform.com.ua/2023/05/12/yak-otrymaty-posvidchennya-chlena-simyi-osoby-znykloyi-bezvisty-za-osoblyvyh-obstavyn/</text:a>
</text:p>
      <!--NEWS-->
      <text:h text:style-name="P10" text:outline-level="1">
<text:span text:style-name="T4">
The Ukrainian Army is the strongest on the continent: the Polish Senate approved a resolution on Ukraine's membership in NATO</text:span>
</text:h>
      <text:p text:style-name="P4">
Author: ['АРМІЯINFORM']</text:p>
      <text:p text:style-name="P4">
Time: 2023-05-12T73:00:00-04:00</text:p>
      <text:p text:style-name="P4">
Description: The Senate Polish one -groomed, praising the resolution of the dick of Ukraine in NATO. Vidpovіdniy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ukraine_polska_nato.jpg" text:style-name="Internet_20_link" text:visited-style-name="Visited_20_Internet_20_Link">
ukraine_polska_nato.jpg</text:a>
']</text:p>
      <text:p text:style-name="P4">
Tags: ['РЕЗОЛЮЦІЯ', 'СЕНАТ РЕСПУБЛІКИ ПОЛЬЩА', 'УКРАЇНА – НАТО']</text:p>
      <text:p text:style-name="P4">
Category: News</text:p>
      <!--METADATA-->
      <text:p text:style-name="P4">
<draw:frame draw:style-name="fr1" draw:name="Image296" text:anchor-type="as-char" svg:width="6.9236in" svg:height="3.894525in" draw:z-index="0">
<draw:image xlink:href="../Images/AРМІЯINFORM/2023-05-12T73-00-00-04-00/ukraine_polska_nato.jpg" xlink:type="simple" xlink:show="embed" xlink:actuate="onLoad" draw:mime-type="image/jpeg"/>
</draw:frame>
The Polish Senate unanimously approved a resolution on Ukraine's membership in NATO.</text:p>
      <text:p text:style-name="P4">
Relevant document <text:a xlink:type="simple" xlink:href="https://av8.senat.pl/10Sen624" text:style-name="Internet_20_link" text:visited-style-name="Visited_20_Internet_20_Link">
has been accepted</text:a>
During May 11, 2023.</text:p>
      <text:p text:style-name="P4">
In <text:a xlink:type="simple" xlink:href="https://www.senat.gov.pl/download/gfx/senat/pl/senatdruki/12776/druk/973.pdf" text:style-name="Internet_20_link" text:visited-style-name="Visited_20_Internet_20_Link">
resolution</text:a>
Senators noted that after a year of terrible large -scale war, Ukraine, in opposition to Russia, protects Europe and is a key link that protects the continent of aggression from the East.</text:p>
      <text:p text:style-name="P4">
“Today, Ukraine has the strongest army on the continent with an extraordinary combat service. The Ukrainian Army is rapidly re -equipped with NATO's TACOSE EMERATIVE Arts and Tactics, developed by decades of the Medical Allies, ”the document stated.</text:p>
      <text:p text:style-name="P4">
Polish senators emphasize that Ukrainian defenders need real support because of closer political and military cooperation with NATO countries.</text:p>
      <text:p text:style-name="P4">
“During [NATO Summit(https://armyinform.com.ua/2022/11/09/nastupnyj-samit-nato-vidbudetsya-vlitku-2023-roku-v-lytvi/)Ukraine has to get a lot more than the previous <text:a xlink:type="simple" xlink:href="https://armyinform.com.ua/2023/05/10/gensek-nato-usi-soyuznyky-zgodni-z-tym-shho-ukrayina-stane-chlenom-alyansu/" text:style-name="Internet_20_link" text:visited-style-name="Visited_20_Internet_20_Link">
Declarations on Open -Severe policy</text:a>
. Вільнюський саміт має стативажливим етапом підготовки України до повноправного членства. Сенат РеспублікиПольща вважає, що вступ України до НАТО має бути політичним рішенням — як увипадку <text:a xlink:type="simple" xlink:href="https://armyinform.com.ua/2023/04/04/sogodni-finlyandiya-stala-31-m-chlenom-nato-oficzijna-zayava-genseka/" text:style-name="Internet_20_link" text:visited-style-name="Visited_20_Internet_20_Link">
Фінляндії</text:a>
and <text:a xlink:type="simple" xlink:href="https://armyinform.com.ua/2023/02/15/finlyandiya-ta-shvecziya-rozglyadayut-sczenariyi-vstupu-do-nato-yak-razom-tak-i-okremo/" text:style-name="Internet_20_link" text:visited-style-name="Visited_20_Internet_20_Link">
Sweden</text:a>
- The result of strategic analysis of challenges and threats outside the eastern border of the Alliance, " - goes to the resolution.</text:p>
      <text:p text:style-name="P4">
It is also noted that Finland and Sweden were invited to join NATO by an exchanging, which has never been used before.</text:p>
      <text:p text:style-name="P4">
“And although Sweden still remains outside the pact structures, the Allies have decided to protect it. The Senate of the Republic of Poland calls on NATO member states to apply an extraordinary procedure to Ukraine, ”the resolution said.</text:p>
      <text:p text:style-name="P4">
We will remind, earlier the northern countries of NATO <text:a xlink:type="simple" xlink:href="https://armyinform.com.ua/2023/05/04/oficzijna-zayava-pivnichni-krayiny-nato-pidtrymuvatymut-ukrayinu-na-shlyahu-do-alyansu/" text:style-name="Internet_20_link" text:visited-style-name="Visited_20_Internet_20_Link">
expressed</text:a>
With the support of Ukraine on the way to the North Atlantic Alliance.In his turn, Lithuanian Foreign Minister Gabrielus Landsbergis <text:a xlink:type="simple" xlink:href="https://armyinform.com.ua/2023/04/25/ya-ne-viryu-shho-v-nato-ye-majbutnye-bez-ukrayiny-ministr-zakordonnyh-sprav-lytvy/" text:style-name="Internet_20_link" text:visited-style-name="Visited_20_Internet_20_Link">
disbelief</text:a>
that Ukraine has a capacious without NATO, as it does not believe that NATO has a future without Ukraine.</text:p>
      <text:p text:style-name="P4">
On the eve of the NATO summit in Vilnius Armyinform began <text:a xlink:type="simple" xlink:href="https://armyinform.com.ua/2023/04/28/armiyainform-rozpochynaye-proyekt-pro-istoriyu-spivpraczi-ukrayina-nato/" text:style-name="Internet_20_link" text:visited-style-name="Visited_20_Internet_20_Link">
project</text:a>
On the history of cooperation Ukraine - NATO.</text:p>
      <text:p text:style-name="P4">
_ Prepared Vitaliy Lytvyn_</text:p>
      <text:p text:style-name="P4">
News Source: <text:a xlink:type="simple" xlink:href="https://armyinform.com.ua/2023/05/12/ukrayinska-armiya-najsylnisha-na-kontynenti-polskyj-senat-uhvalyv-rezolyucziyu-shhodo-chlenstva-ukrayiny-v-nato/" text:style-name="Internet_20_link" text:visited-style-name="Visited_20_Internet_20_Link">
https://armyinform.com.ua/2023/05/12/ukrayinska-armiya-najsylnisha-na-kontynenti-polskyj-senat-uhvalyv-rezolyucziyu-shhodo-chlenstva-ukrayiny-v-nato/</text:a>
</text:p>
      <!--NEWS-->
      <text:h text:style-name="P10" text:outline-level="1">
<text:span text:style-name="T4">
Corrected rocket strikes of the occupiers at the deployment of the Armed Forces - suspected two residents of Kramatorsk</text:span>
</text:h>
      <text:p text:style-name="P4">
Author: ['АРМІЯINFORM']</text:p>
      <text:p text:style-name="P4">
Time: 2023-05-12T74:00:00-04:00</text:p>
      <text:p text:style-name="P4">
Description: The cowls of the Vorog Popplekhniki PPD hour of the counter -persons of the Vyprontovikh Pilog Hour ... The war with Ukraine 2022, the war with Ukraine is the latest news today, the news War with Ukraine 2022 is the last for today, whether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251394d5c78c8ba11d65f73512bddbd-e1683875297786.jpeg" text:style-name="Internet_20_link" text:visited-style-name="Visited_20_Internet_20_Link">
0251394d5c78c8ba11d65f73512bddbd-e1683875297786.jpeg</text:a>
']</text:p>
      <text:p text:style-name="P4">
Tags: ['STOPRUSSIA', 'АГРЕСІЯ РФ', 'ВТОРГНЕННЯ РФ', 'КОЛАБОРАНТИ', 'СБУ']</text:p>
      <text:p text:style-name="P4">
Category: News</text:p>
      <!--METADATA-->
      <text:p text:style-name="P4">
<draw:frame draw:style-name="fr1" draw:name="Image297" text:anchor-type="as-char" svg:width="6.9236in" svg:height="4.956668in" draw:z-index="0">
<draw:image xlink:href="../Images/AРМІЯINFORM/2023-05-12T74-00-00-04-00/0251394d5c78c8ba11d65f73512bddbd-e1683875297786.jpeg" xlink:type="simple" xlink:show="embed" xlink:actuate="onLoad" draw:mime-type="image/jpeg"/>
</draw:frame>
Two more enemy associates were detained during counter -pride -bearing measures in the primeval areas of Donetsk region. The attackers were two residents of Kramatorsk, who passed on to the occupiers of the location of the defense forces in the region.</text:p>
      <text:p text:style-name="P4">
They paid special attention to the bases and routes of movement of units of the Armed Forces and the State Border Guard Service in the Bakhmut direction.</text:p>
      <text:p text:style-name="P4">
According to the investigation, one of them collected the intelligence and passed them to the community, who administrated the pro -Russian group in the telegram and was "in touch" with the occupation group of the Russian Federation on the Eastern Front.</text:p>
      <text:p text:style-name="P4">
Intelligence was needed by invaders for the preparation of sighting rocket launchers in the Kramatorsk district. During searches at the addresses of the figures, mobile phones were found, which they used for communication with the aggressor through the messenger.</text:p>
      <text:p text:style-name="P4">
On the basis of the evidence collected, the SBU investigators were informed by one of the detained proading for dissemination of information about the movement, movement or location of the Armed Forces of the wealth of their identification on the ground, committed in the state of martial law. The other person involved-the administrator of the pro-Kremliv Internet group-qualified as a collaborative activity.</text:p>
      <text:p text:style-name="P4">
They are now in custody. Investigation is ongoing to establish all the crime and prosecution of the perpetrators.</text:p>
      <text:p text:style-name="P4">
<text:span text:style-name="T4">
 Source: </text:span>
 <text:a xlink:type="simple" xlink:href="https://ssu.gov.ua/novyny/sbu-zatrymala-dvokh-vorozhykh-informatoriv-yaki-navodyly-rosiiski-rakety-na-lokatsii-syl-oborony-u-kramatorsku" text:style-name="Internet_20_link" text:visited-style-name="Visited_20_Internet_20_Link">
<text:span text:style-name="T5">
SBU</text:span>
</text:a>
</text:p>
      <text:p text:style-name="P4">
News Source: <text:a xlink:type="simple" xlink:href="https://armyinform.com.ua/2023/05/12/koryguvaly-raketni-udary-okupantiv-po-misczyah-dyslokacziyi-zsu-pidozryuyut-dvoh-meshkancziv-kramatorska/" text:style-name="Internet_20_link" text:visited-style-name="Visited_20_Internet_20_Link">
https://armyinform.com.ua/2023/05/12/koryguvaly-raketni-udary-okupantiv-po-misczyah-dyslokacziyi-zsu-pidozryuyut-dvoh-meshkancziv-kramatorska/</text:a>
</text:p>
      <!--NEWS-->
      <text:h text:style-name="P10" text:outline-level="1">
<text:span text:style-name="T4">
All aviation families today support the fighting of land units - Yuri Ignat</text:span>
</text:h>
      <text:p text:style-name="P4">
Author: ['Олексій Тригуб']</text:p>
      <text:p text:style-name="P4">
Time: 2023-05-12T75: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17-7.jpg" text:style-name="Internet_20_link" text:visited-style-name="Visited_20_Internet_20_Link">
17-7.jpg</text:a>
']</text:p>
      <text:p text:style-name="P4">
Tags: ['ЮРІЙ ІГНАТ']</text:p>
      <text:p text:style-name="P4">
Category: News</text:p>
      <!--METADATA-->
      <text:p text:style-name="P4">
<draw:frame draw:style-name="fr1" draw:name="Image298" text:anchor-type="as-char" svg:width="6.9236in" svg:height="3.63489in" draw:z-index="0">
<draw:image xlink:href="../Images/AРМІЯINFORM/2023-05-12T75-00-00-04-00/17-7.jpg" xlink:type="simple" xlink:show="embed" xlink:actuate="onLoad" draw:mime-type="image/jpeg"/>
</draw:frame>
In the straight <text:a xlink:type="simple" xlink:href="https://www.youtube.com/watch" text:style-name="Internet_20_link" text:visited-style-name="Visited_20_Internet_20_Link">
ether</text:a>
The only news of the "Uniform News" spokesman of the Air Forces of Ukraine Colonel Yuri Ignatius responded to the questions of the presenters on the MiG-29 aircraft, obtained by Ukraine by the Service and Slovakia, as well as their role and place in the confrontation between the Russian aggression.</text:p>
      <ul>
        <li>
Thanks to this assistance, we have three full -blooded crews with this type of fighter arms, - said Yuri Ignat. - Today, all families of tactical aviation - and fighter, and assault and bombard - support both defensive and inusual fighting of our land units. But to gain a prevalence in the air, another type of aircraft is needed - a modern western multifunctional fighter, which we expect to get and re -arry our aviation park. In the meantime, Polish and Slovak migs, of course, help us to resist the enemy and perform combat missions as possible as possible this type of aircraft.</li>
      </ul>
      <text:p text:style-name="P4">
Commenting on the changes in the operational environment, Colonel Yuri Ignat noted that the last day was activated by the enemy exploration UAV along the collision line. The enemy also continues to strike with managed aircraft in frontline areas.</text:p>
      <ul>
        <li>
We see these reconnaissance UAVs. We track. If we find yourself in the area of the defeat of the means of air defense - we will destroy, - the officer assured.</li>
      </ul>
      <text:p text:style-name="P4">
Also, the head of the public relations service for the Command of the Air Force has been forced that the world community needs to constantly strengthen the sanction pressure of the aggressor country in order to make it impossible to produce the means of being able to produce. According to Yuri Ignat, during the fall-winter, the strikes of critical infrastructure of Ukraine, the Muscovites used about 850 winged maritime and air base missiles, significantly reducing their courses. Today, the Russian industry is still producing gangs, but the Kremlin can no longer afford massive missile attacks that have been present last year. The current attacks are ten, twenty rockets. However, such rocket strokes occur periodically, which means that the sanctioning is sufficient and should be strengthened.</text:p>
      <text:p text:style-name="P4">
News Source: <text:a xlink:type="simple" xlink:href="https://armyinform.com.ua/2023/05/12/usi-rody-aviacziyi-sogodni-pidtrymuyut-bojovi-diyi-suhoputnyh-pidrozdiliv-yurij-ignat/" text:style-name="Internet_20_link" text:visited-style-name="Visited_20_Internet_20_Link">
https://armyinform.com.ua/2023/05/12/usi-rody-aviacziyi-sogodni-pidtrymuyut-bojovi-diyi-suhoputnyh-pidrozdiliv-yurij-ignat/</text:a>
</text:p>
      <!--NEWS-->
      <text:h text:style-name="P10" text:outline-level="1">
<text:span text:style-name="T4">
The President of Ukraine has created an expert group that will submit a submission of the title of Hero of Ukraine</text:span>
</text:h>
      <text:p text:style-name="P4">
Author: ['АРМІЯINFORM']</text:p>
      <text:p text:style-name="P4">
Time: 2023-05-12T76:00:00-04:00</text:p>
      <text:p text:style-name="P4">
Description: President of Ukraine Volodymyr Zelensky Zmіni to the statute of Zvannya Hero of Ukraine, Zgіno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geroj-ukrayiny1-e1665826268162.jpg" text:style-name="Internet_20_link" text:visited-style-name="Visited_20_Internet_20_Link">
geroj-ukrayiny1-e1665826268162.jpg</text:a>
']</text:p>
      <text:p text:style-name="P4">
Tags: ['ВОЛОДИМИР ЗЕЛЕНСЬКИЙ', 'ГЕРОЙ УКРАЇНИ', 'ПРЕЗИДЕНТ УКРАЇНИ']</text:p>
      <text:p text:style-name="P4">
Category: News</text:p>
      <!--METADATA-->
      <text:p text:style-name="P4">
<draw:frame draw:style-name="fr1" draw:name="Image299" text:anchor-type="as-char" svg:width="6.9236in" svg:height="4.12142in" draw:z-index="0">
<draw:image xlink:href="../Images/AРМІЯINFORM/2023-05-12T76-00-00-04-00/geroj-ukrayiny1-e1665826268162.jpg" xlink:type="simple" xlink:show="embed" xlink:actuate="onLoad" draw:mime-type="image/jpeg"/>
</draw:frame>
Illustrative photo</text:p>
      <text:p text:style-name="P4">
President of Ukraine Volodymyr Zelensky amended the Statute of the title of hero of Ukraine, according to which preliminary consideration of submissions on the awarding of the highest state title will be carried out by an expert group at the Commission of State Naporoda and Heraldry under the President.</text:p>
      <text:p text:style-name="P4">
As <text:a xlink:type="simple" xlink:href="https://www.president.gov.ua/news/podannya-pro-prisvoyennya-zvannya-geroj-ukrayini-rozglyadati-82825" text:style-name="Internet_20_link" text:visited-style-name="Visited_20_Internet_20_Link">
reports</text:a>
Presidential Office of Ukraine, appropriate <text:a xlink:type="simple" xlink:href="https://www.president.gov.ua/documents/2742023-46737" text:style-name="Internet_20_link" text:visited-style-name="Visited_20_Internet_20_Link">
Decree</text:a>
The head of state signed today, May 12.</text:p>
      <text:p text:style-name="P4">
Volodymyr Zelensky made such a decision that every heroic competent citizens who participated in the defense of Ukraine, the protection of the security of the population of the state, did not remain unattended, was separately considered and was considered at the highest level.</text:p>
      <text:p text:style-name="P4">
“A large number of appeals and electronic petitions regarding the assignment of a hero of Ukraine to our defender indicate that this issue is an issue. Therefore, it was decided to provide a special advisory organ - an expert group. It will include the military leadership of our country, the commander of the troops and the troops, representatives of law enforcement agencies, which will consider each heroic act separately and will submit a submission of state awards. Each and each of our heroes, who selfless Ukraine has self -defined from Russian invaders, who liberated our land of the efficiency and sacrificed for the sake of our freedom with their health or life, should be honored. We need to know the names of all our heroes, ”the Validimir Zelensky.</text:p>
      <text:p text:style-name="P4">
According to the Presidential Decree, at the commission of state awards and heraldry of the President of Ukraine, an expert group is formed, which is formed by the representatives of the Ministry of Defense of Ukraine, the apparatus of the Commander-in-Chief of Ukraine, the General Staff Of Ukraine, State Border Service of Ukraine, State Emergency Service of Ukraine, Security Service of Ukraine, Foreign Intelligence Service of Ukraine, State Special Service of Communications and Information Protection of Ukraine, State Security Service of Ukraine, Presidential Office of Ukraine.</text:p>
      <text:p text:style-name="P4">
News Source: <text:a xlink:type="simple" xlink:href="https://armyinform.com.ua/2023/05/12/prezydent-ukrayiny-stvoryv-ekspertnu-grupu-yaka-vnosytyme-podannya-pro-prysvoyennya-zvannya-geroj-ukrayiny/" text:style-name="Internet_20_link" text:visited-style-name="Visited_20_Internet_20_Link">
https://armyinform.com.ua/2023/05/12/prezydent-ukrayiny-stvoryv-ekspertnu-grupu-yaka-vnosytyme-podannya-pro-prysvoyennya-zvannya-geroj-ukrayiny/</text:a>
</text:p>
      <!--NEWS-->
      <text:h text:style-name="P10" text:outline-level="1">
<text:span text:style-name="T4">
"Long Hand" is what is needed today for the Defense Forces of Ukraine - Yuri Ignat</text:span>
</text:h>
      <text:p text:style-name="P4">
Author: ['Олексій Тригуб']</text:p>
      <text:p text:style-name="P4">
Time: 2023-05-12T77:00:00-04:00</text:p>
      <text:p text:style-name="P4">
Description: Kosumentychi at the direct Efirin Telemarafon “єini Novy” numbered Pubblekatsi from Zakhidn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foto-3-6.jpg" text:style-name="Internet_20_link" text:visited-style-name="Visited_20_Internet_20_Link">
foto-3-6.jpg</text:a>
']</text:p>
      <text:p text:style-name="P4">
Tags: ['ВТОРГНЕННЯ РФ', 'ЄДИНІ НОВИНИ', 'ОЗБРОЄННЯ', 'ППО ЗСУ', 'ЮРІЙ ІГНАТ']</text:p>
      <text:p text:style-name="P4">
Category: News</text:p>
      <!--METADATA-->
      <text:p text:style-name="P4">
<draw:frame draw:style-name="fr1" draw:name="Image300" text:anchor-type="as-char" svg:width="6.9236in" svg:height="5.1927in" draw:z-index="0">
<draw:image xlink:href="../Images/AРМІЯINFORM/2023-05-12T77-00-00-04-00/foto-3-6.jpg" xlink:type="simple" xlink:show="embed" xlink:actuate="onLoad" draw:mime-type="image/jpeg"/>
</draw:frame>
StormShadow, або SCALP-EG(Від фр. Long -range autonomous cruise system - General Employment)Commenting in a straight line <text:a xlink:type="simple" xlink:href="https://www.youtube.com/watch" text:style-name="Internet_20_link" text:visited-style-name="Visited_20_Internet_20_Link">
ether</text:a>
Numerous publications in the Western media information and hysterics in Russian publications in the provision of Ukrainian winged winged Storm Shadow, a spokesman for the Armed Forces of Ukraine, Colonel Yurignat advised to wait for the moment when they will receive and use the aggressor.</text:p>
      <ul>
        <li>
A long hand is what our defense forces need today, - says Yurignat. - It is necessary to get the logistics routes of the enemy, to destroy its object by the temporarily occupied territory. So, if we really give us a fairy -tale weapons of both air and ground base, it will be a great step on the way to our victory. So far, we do not accelerate the event and provide the enemy with any information about what we already need to get.</li>
      </ul>
      <text:p text:style-name="P4">
Answering questions about the effectiveness of the Ukrainian anti -air defense, the air forces spokesman noted that it has increased much in comparison on the start of the large -scale invasion of the aggressor. To date, Ukrainian air defense knocks 75-80, 90, and sometimes even 100 percent. However, Colonel Yuri Ignat emphasizes, this applies to the means of the impression that we can beat. After all, there are types of missiles that are still difficult to sweep the more aging defense, there are managed aviation bombs, the beat of which is simply a phenomenal success of Ukrainian anti -aircraft anti -aircraft, because it is almost impossible. So, Colonel Yuri Ignat states, the effectiveness of Ukrainian air defense combat work has increased, but we need to continue to grow in order for the percentage of beating enemy goals, and the Ukrainians were greater.</text:p>
      <text:p text:style-name="P4">
News Source: <text:a xlink:type="simple" xlink:href="https://armyinform.com.ua/2023/05/12/dovga-ruka-cze-te-shho-neobhidno-sogodni-sylam-oborony-ukrayiny-yurij-ignat/" text:style-name="Internet_20_link" text:visited-style-name="Visited_20_Internet_20_Link">
https://armyinform.com.ua/2023/05/12/dovga-ruka-cze-te-shho-neobhidno-sogodni-sylam-oborony-ukrayiny-yurij-ignat/</text:a>
</text:p>
      <!--NEWS-->
      <text:h text:style-name="P10" text:outline-level="1">
<text:span text:style-name="T4">
Our defensive operation is successful, the enemy is depleted and bleed - Sergey Cherevaty</text:span>
</text:h>
      <text:p text:style-name="P4">
Author: ['Олексій Тригуб']</text:p>
      <text:p text:style-name="P4">
Time: 2023-05-12T78:00:00-04:00</text:p>
      <text:p text:style-name="P4">
Description: PID Hour of direct inclusion at the telemarathon "єini novel" River is a screenshot ugrapan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bahmut1.jpg" text:style-name="Internet_20_link" text:visited-style-name="Visited_20_Internet_20_Link">
bahmut1.jpg</text:a>
']</text:p>
      <text:p text:style-name="P4">
Tags: ['БАХМУТ', 'ВТОРГНЕННЯ РФ', 'ЄДИНІ НОВИНИ', 'КОНТРНАСТУП', 'СЕРГІЙ ЧЕРЕВАТИЙ']</text:p>
      <text:p text:style-name="P4">
Category: News</text:p>
      <!--METADATA-->
      <text:p text:style-name="P4">
<draw:frame draw:style-name="fr1" draw:name="Image301" text:anchor-type="as-char" svg:width="6.9236in" svg:height="3.894525in" draw:z-index="0">
<draw:image xlink:href="../Images/AРМІЯINFORM/2023-05-12T78-00-00-04-00/bahmut1.jpg" xlink:type="simple" xlink:show="embed" xlink:actuate="onLoad" draw:mime-type="image/jpeg"/>
</draw:frame>
Illustrative photo</text:p>
      <text:p text:style-name="P4">
During direct inclusion in <text:a xlink:type="simple" xlink:href="https://www.youtube.com/watch" text:style-name="Internet_20_link" text:visited-style-name="Visited_20_Internet_20_Link">
Telelorphone</text:a>
The "only news" of the spokesman for the Eastern Grouping of the Armed Forces of Ukraine Colonel Sergeychycheriev confirmed that there are all signs of exhaustion of the enemy at the Bakhmut Napryamka.</text:p>
      <ul>
        <li>
Only during the last day there were 40 battles here, which resulted in 190 invaders, 244 were injured and another 15 were captured. There are also three tanks, infantry fighting car, three Msta-B howitzers and 5 navigations of the bulletin,-the officer states. - This indicates that our defense operation continues successfully, the enemy is depleted and bleed. No Dedeline Wagner performed, Bakhmut is not passionate about.</li>
      </ul>
      <text:p text:style-name="P4">
According to Sergiy Cherevatov, the enemy does not help that the units of the terrorist and criminal group "Wagner" are replaced by parts of regular Rosarmia troops, motor-shot-rifle units. After all, they are mostly completed mobilized, which have extremely low motivation, and the successes of the units of the Siloboron of Ukraine of confidence and motivation are not added to them.</text:p>
      <ul>
        <li>
As a result of successful fighting in different directions of the enemy, it is broken down and a distance of 250 meters to 1.5 kilometers - Bakhmut holds, the other defenders destroy the enemy and in places marry it, - summed up Sergey.</li>
      </ul>
      <text:p text:style-name="P4">
News Source: <text:a xlink:type="simple" xlink:href="https://armyinform.com.ua/2023/05/12/nasha-oboronna-operacziya-vidbuvayetsya-uspishno-vorog-vysnazhuyetsya-ta-znekrovlyuyetsya-sergij-cherevatyj/" text:style-name="Internet_20_link" text:visited-style-name="Visited_20_Internet_20_Link">
https://armyinform.com.ua/2023/05/12/nasha-oboronna-operacziya-vidbuvayetsya-uspishno-vorog-vysnazhuyetsya-ta-znekrovlyuyetsya-sergij-cherevatyj/</text:a>
</text:p>
      <!--NEWS-->
      <text:h text:style-name="P10" text:outline-level="1">
<text:span text:style-name="T4">
TRI has completed the unique training course "Capital School"</text:span>
</text:h>
      <text:p text:style-name="P4">
Author: ['АРМІЯINFORM']</text:p>
      <text:p text:style-name="P4">
Time: 2023-05-12T79:00:00-04:00</text:p>
      <text:p text:style-name="P4">
Description: Shchel 97 OFITERIV TERICHIENCAL defense of the ZSU completed the unnecessary fortu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033838_141078552200072_7673058897944308105_n.jpg" text:style-name="Internet_20_link" text:visited-style-name="Visited_20_Internet_20_Link">
346033838_141078552200072_7673058897944308105_n.jpg</text:a>
']</text:p>
      <text:p text:style-name="P4">
Tags: ['КОМАНДУВАННЯ СИЛ ТЕРОБОРОНИ ЗСУ', 'КУРСИ', 'КУРСИ КАПІТАНІВ']</text:p>
      <text:p text:style-name="P4">
Category: News</text:p>
      <!--METADATA-->
      <text:p text:style-name="P4">
<draw:frame draw:style-name="fr1" draw:name="Image302" text:anchor-type="as-char" svg:width="6.9236in" svg:height="4.806132in" draw:z-index="0">
<draw:image xlink:href="../Images/AРМІЯINFORM/2023-05-12T79-00-00-04-00/346033838_141078552200072_7673058897944308105_n.jpg" xlink:type="simple" xlink:show="embed" xlink:actuate="onLoad" draw:mime-type="image/jpeg"/>
</draw:frame>
Another 97 officers of the Armed Forces of the Armed Forces of Ukraine completed the unique training course "Vyshkil Captains".</text:p>
      <text:p text:style-name="P4">
About it <text:a xlink:type="simple" xlink:href="https://www.facebook.com/TerritorialDefenseForces/posts/pfbid02QW6FmtwvgJ91RpFmQ6Rit3s4zsPQWYbsw2CELik8ksiiPCq4sfH8RDsgE2yMdUJfl" text:style-name="Internet_20_link" text:visited-style-name="Visited_20_Internet_20_Link">
reports</text:a>
The press service of the Armed Forces of the Armed Forces.</text:p>
      <text:p text:style-name="P4">
The course for the commanders of the Armed Forces forces of the Armed Forces took place for the third time.</text:p>
      <text:p text:style-name="P4">
"For eight weeks, the commander of the mouth, platoons and officers of the battalions of the territorial defense of the Armed Forces from all regions of Ukraine studied the procedure for the planning of combat, the military process of decision -making, shared combat experienced experienced their leadership skills," the report said.</text:p>
      <text:p text:style-name="P4">
The course is developed on the basis of the standards of planning of the performance of combat missions of the NATO Ukraine, taking into account the latest experience of fighting in the Russian-Ukrainian war. Training instructors have a combat experience in the UK.</text:p>
      <text:p text:style-name="P4">
“When you return to the battalions, remember: the result of the war depends on you. From your honesty, learning, leadership qualities. From how well you will unite people and bring them into battle. From how you can motivate them with your own example. Use your skills and knowledge on the polyb, ”said Major-General Igortzur, commander of the Armed Forces of the Armed Forces of Ukraine.</text:p>
      <text:p text:style-name="P4">
In total, 240 TRI officers have completed training at the Training of Captains.</text:p>
      <text:p text:style-name="P4">
It is known that December 11, 2022 <text:a xlink:type="simple" xlink:href="https://armyinform.com.ua/2022/12/11/vidbuvsya-pershyj-vypusk-oficzerskyh-kursiv-vyshkil-kapitaniv-syl-terytorialnoyi-oborony-zsu/" text:style-name="Internet_20_link" text:visited-style-name="Visited_20_Internet_20_Link">
took place</text:a>
The first issue of the officers of "Vyshkil captains" of the Armed Forces forces. Then 60 officers passed the training.</text:p>
      <text:p text:style-name="P4">
News Source: <text:a xlink:type="simple" xlink:href="https://armyinform.com.ua/2023/05/12/u-tro-zavershyvsya-unikalnyj-navchalnyj-kurs-vyshkil-kapitaniv/" text:style-name="Internet_20_link" text:visited-style-name="Visited_20_Internet_20_Link">
https://armyinform.com.ua/2023/05/12/u-tro-zavershyvsya-unikalnyj-navchalnyj-kurs-vyshkil-kapitaniv/</text:a>
</text:p>
      <!--NEWS-->
      <text:h text:style-name="P10" text:outline-level="1">
<text:span text:style-name="T4">
In Simferopol, Russians destroy the Cathedral of the Orthodox Church of Ukraine</text:span>
</text:h>
      <text:p text:style-name="P4">
Author: ['Олексій Мазепа']</text:p>
      <text:p text:style-name="P4">
Time: 2023-05-12T80:00:00-04:00</text:p>
      <text:p text:style-name="P4">
Description: At the Timchasovo perpeter, AR CRIM “SIVIVICS” TA, Pet the 11th injury 2023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6099984_1431070804344721_3238767825527732493_n.jpg" text:style-name="Internet_20_link" text:visited-style-name="Visited_20_Internet_20_Link">
346099984_1431070804344721_3238767825527732493_n.jpg</text:a>
']</text:p>
      <text:p text:style-name="P4">
Tags: ['STOPRUSSIA', 'АГРЕСІЯ РФ', 'АР КРИМ', 'ВТОРГНЕННЯ РФ', 'ДЕОКУПАЦІЯ КРИМУ', 'ТАМІЛА ТАШЕВА']</text:p>
      <text:p text:style-name="P4">
Category: News</text:p>
      <!--METADATA-->
      <text:p text:style-name="P4">
<draw:frame draw:style-name="fr1" draw:name="Image303" text:anchor-type="as-char" svg:width="6.9236in" svg:height="4.804633in" draw:z-index="0">
<draw:image xlink:href="../Images/AРМІЯINFORM/2023-05-12T80-00-00-04-00/346099984_1431070804344721_3238767825527732493_n.jpg" xlink:type="simple" xlink:show="embed" xlink:actuate="onLoad" draw:mime-type="image/jpeg"/>
</draw:frame>
In the temporarily occupied territory of the Crimea "Security" and "Prizes" on May 11, 20123, the forced eviction of the Cathedral of St. Breakhrivna Apostle Vladimir and Olga began. The territory of the occupiers was surrounded, not allowed to Soborunyko, and did not even show any occupation "documents" reference such actions. The invaders expelled all the parishioners, break the locks of the Thadver Temple, the property is described and taken away.</text:p>
      <text:p text:style-name="P4">
As <text:a xlink:type="simple" xlink:href="https://www.facebook.com/100064921021431/posts/620543290119700/" text:style-name="Internet_20_link" text:visited-style-name="Visited_20_Internet_20_Link">
noted</text:a>
The President of Ukraine in the Autonomous Republic of Crimea is not an accident, but a systemic Zaylochin, which is committed by occupation administrations since 2014, to cease the functioning of the Ukrainian Orthodox Church of Ukraine of the Kyiv Patriarchate in the territory of the temporarily occupied Crimea. In 2017, the security forces were seized part of the premises of the cathedral and transferred it to the occupation administration.</text:p>
      <text:p text:style-name="P4">
Read also:</text:p>
      <text:p text:style-name="P4">
<text:a xlink:type="simple" xlink:href="https://armyinform.com.ua/2023/05/12/okupanty-zrujnuvaly-ta-poshkodyly-blyzko-piv-tysyachi-hramiv-ta-sakralnyh-sporud-ukrayiny/" text:style-name="Internet_20_link" text:visited-style-name="Visited_20_Internet_20_Link">
The invaders destroyed and damaged about half a thousand temples and sacred consultants of Ukraine</text:a>
- In 2019, the occupation courts made a criminal decision that the premises of the Factor would be completely taken into the property of the invaders. Of course, there are no "documents" with the basis for forced eviction of the cathedral.</text:p>
      <text:p text:style-name="P4">
Representatives of the so -called state -owned occupied Crimea and occupation bailiffs take part in this crime. The security forces break the doors of the Ukrainian Church, steal the property of the cathedral.</text:p>
      <text:p text:style-name="P4">
Once again, it is a systematic offense that the invaders commit the entire occupation period.</text:p>
      <text:p text:style-name="P4">
Back in 2020, the European Court of Human Rights appealed to the Russian leadership by the RFI to provide information about the oppression of the Orthodox Church of Ukraine in the occupied Crimin. Of course, the occupiers did not recognize any of their crime, - said the permanent representative of the President of Ukraine in the Autonomous Republic of Ukraine in the Army of Ukraine.</text:p>
      <text:p text:style-name="P4">
Representation condemns the next crime of the occupiers against the seizure of the Central Council and demands that the systematic violations of the right of union of the parishioners of the Orthodox Church of Ukraine!We draw the attention of the law enforcement agencies and the prosecutor's office of the Crimea and the city of Sevastopol.</text:p>
      <text:p text:style-name="P4">
News Source: <text:a xlink:type="simple" xlink:href="https://armyinform.com.ua/2023/05/12/u-simferopoli-rosiyany-nyshhat-kafedralnyj-sobor-pravoslavnoyi-czerkvy-ukrayiny/" text:style-name="Internet_20_link" text:visited-style-name="Visited_20_Internet_20_Link">
https://armyinform.com.ua/2023/05/12/u-simferopoli-rosiyany-nyshhat-kafedralnyj-sobor-pravoslavnoyi-czerkvy-ukrayiny/</text:a>
</text:p>
      <!--NEWS-->
      <text:h text:style-name="P10" text:outline-level="1">
<text:span text:style-name="T4">
Coordination Staff does not confirm captivity but collects and accounts for information</text:span>
</text:h>
      <text:p text:style-name="P4">
Author: ['АРМІЯINFORM']</text:p>
      <text:p text:style-name="P4">
Time: 2023-05-12T81:00:00-04:00</text:p>
      <text:p text:style-name="P4">
Description: At the coordinating headquarters of the online-priest, the Rodinas of the Rodin Kremo brigad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ksh3-4.jpg" text:style-name="Internet_20_link" text:visited-style-name="Visited_20_Internet_20_Link">
ksh3-4.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4" text:anchor-type="as-char" svg:width="6.9236in" svg:height="4.823441in" draw:z-index="0">
<draw:image xlink:href="../Images/AРМІЯINFORM/2023-05-12T81-00-00-04-00/ksh3-4.jpg" xlink:type="simple" xlink:show="embed" xlink:actuate="onLoad" draw:mime-type="image/jpeg"/>
</draw:frame>
The coordination headquarters took place an online meeting with the association of families of a separate educational order of public order named after Petro Kalnyshevsky National Guard of Ukraine. Representatives of the Coordination Staff and the Main Directorate of the National Guard of Ukraine communicated with relatives of the captives of the National Guard.</text:p>
      <text:p text:style-name="P4">
About it <text:a xlink:type="simple" xlink:href="https://t.me/Koord_shtab/1039" text:style-name="Internet_20_link" text:visited-style-name="Visited_20_Internet_20_Link">
reports</text:a>
Coordinating headquarters of inquiries for the treatment of prisoners of war.</text:p>
      <text:p text:style-name="P4">
According to the headquarters, to establish and officially confirm the location of the missing person in the territory of the aggressor country and in the temporarily occupied Ukrainian territories is difficult, it is not difficult to give such information. The corresponding mandate for the visits of the locality has the International Committee of the Red Cross, but its representatives are not disclosing the information what places of maintenance of prisoners of war they have received. However, important information is reported by the defenders returned from captivity. They can also be learned about the conditions of detention and the state of health of captive servicemen.</text:p>
      <text:p text:style-name="P4">
It should be noted that the location of a prisoner of war may change: it can be moved to another place of detention.</text:p>
      <text:p text:style-name="P4">
Separately stopped on the issue of confirmation of the captivity of the serviceman. The representative of the headquarters drew attention to the fact that the coordination headquarters did not confirm the Polon, but collects and accounting for information coming from various sources, in particular, from relatives of prisoners and missing defenders. Only the Ministry of Defense of the Russian Federation through the Red Cross International Committee can be officially confirmed</text:p>
      <text:p text:style-name="P4">
News Source: <text:a xlink:type="simple" xlink:href="https://armyinform.com.ua/2023/05/12/koordynaczijnyj-shtab-ne-pidtverdzhuye-polon-a-zbyraye-j-oblikovuye-vidomosti/" text:style-name="Internet_20_link" text:visited-style-name="Visited_20_Internet_20_Link">
https://armyinform.com.ua/2023/05/12/koordynaczijnyj-shtab-ne-pidtverdzhuye-polon-a-zbyraye-j-oblikovuye-vidomosti/</text:a>
</text:p>
      <!--NEWS-->
      <text:h text:style-name="P10" text:outline-level="1">
<text:span text:style-name="T4">
In Kiev presented a manual with a dog for dogs</text:span>
</text:h>
      <text:p text:style-name="P4">
Author: ['Яна Задубінна']</text:p>
      <text:p text:style-name="P4">
Time: 2023-05-12T82:00:00-04:00</text:p>
      <text:p text:style-name="P4">
Description: Gromadska Organiza "Petro I Mazepa" spiyl Iz with zoosachisers by the veterinarians, Shch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golovna_u.jpg" text:style-name="Internet_20_link" text:visited-style-name="Visited_20_Internet_20_Link">
golovna_u.jpg</text:a>
', '<text:a xlink:type="simple" xlink:href="https://armyinform.com.ua/wp-content/uploads/2023/05/foto1_u.jpg" text:style-name="Internet_20_link" text:visited-style-name="Visited_20_Internet_20_Link">
foto1_u.jpg</text:a>
', '<text:a xlink:type="simple" xlink:href="https://armyinform.com.ua/wp-content/uploads/2023/05/shkurko_zoya.jpg" text:style-name="Internet_20_link" text:visited-style-name="Visited_20_Internet_20_Link">
shkurko_zoya.jpg</text:a>
', '<text:a xlink:type="simple" xlink:href="https://armyinform.com.ua/wp-content/uploads/2023/05/bruzhyna.jpg" text:style-name="Internet_20_link" text:visited-style-name="Visited_20_Internet_20_Link">
bruzhyna.jpg</text:a>
', '<text:a xlink:type="simple" xlink:href="https://armyinform.com.ua/wp-content/uploads/2023/05/chumakov.jpg" text:style-name="Internet_20_link" text:visited-style-name="Visited_20_Internet_20_Link">
chumakov.jpg</text:a>
', '<text:a xlink:type="simple" xlink:href="https://armyinform.com.ua/wp-content/uploads/2023/05/foto_2u-150x150.jpg" text:style-name="Internet_20_link" text:visited-style-name="Visited_20_Internet_20_Link">
foto_2u-150x150.jpg</text:a>
', '<text:a xlink:type="simple" xlink:href="https://armyinform.com.ua/wp-content/uploads/2023/05/foto3_u-150x150.jpg" text:style-name="Internet_20_link" text:visited-style-name="Visited_20_Internet_20_Link">
foto3_u-150x150.jpg</text:a>
']</text:p>
      <text:p text:style-name="P4">
Tags: []</text:p>
      <text:p text:style-name="P4">
Category: News</text:p>
      <!--METADATA-->
      <text:p text:style-name="P4">
<draw:frame draw:style-name="fr1" draw:name="Image305" text:anchor-type="as-char" svg:width="6.9236in" svg:height="4.615733in" draw:z-index="0">
<draw:image xlink:href="../Images/AРМІЯINFORM/2023-05-12T82-00-00-04-00/golovna_u.jpg" xlink:type="simple" xlink:show="embed" xlink:actuate="onLoad" draw:mime-type="image/jpeg"/>
</draw:frame>
Petro and Mazepa NGO together with the zoos of taidearinarians working in the area of hostilities started a project to help service dogs - a four -legged defender, whose activities are directed to support the canine services, veterinary hospitals of Ukraine.</text:p>
      <text:p text:style-name="P4">
<draw:frame draw:style-name="fr1" draw:name="Image306" text:anchor-type="as-char" svg:width="6.9236in" svg:height="4.615733in" draw:z-index="0">
<draw:image xlink:href="../Images/AРМІЯINFORM/2023-05-12T82-00-00-04-00/foto1_u.jpg" xlink:type="simple" xlink:show="embed" xlink:actuate="onLoad" draw:mime-type="image/jpeg"/>
</draw:frame>
The first practical step of implementation of the project is the translation and publication of the guide "Recommendations for tactical assistance to dogs Canine/K9 Tactical Combatcasualty Guidelines", from the specialized group K9 of the committee to assist the Tactical Combat Casuality Committee(cTCCC)US Army. The electronic version of which can be found <text:a xlink:type="simple" xlink:href="https://drive.google.com/drive/folders/1kPrxcIAh6XGEfHpWG8H_z8XLLRLhOxPp" text:style-name="Internet_20_link" text:visited-style-name="Visited_20_Internet_20_Link">
by link</text:a>
.</text:p>
      <text:p text:style-name="P4">
<draw:frame draw:style-name="fr1" draw:name="Image307" text:anchor-type="as-char" svg:width="6.9236in" svg:height="3.888755in" draw:z-index="0">
<draw:image xlink:href="../Images/AРМІЯINFORM/2023-05-12T82-00-00-04-00/shkurko_zoya.jpg" xlink:type="simple" xlink:show="embed" xlink:actuate="onLoad" draw:mime-type="image/jpeg"/>
</draw:frame>
Zoyashkurko</text:p>
      <ul>
        <li>
A dog on the front is a fighting companion, a continuation of the hands of a movie engineer, his sorting and rival. That is why the humanistic duty of a person has made maximum effort to save the life of an animal with which it will be side by side. We see with our own eyes what the unhappiness brings the war, so we can be able to provide first aid both for ourselves and those who were harvested, - said the head of the public organization "Peter and Mazepa" Tamodorator of the event Zoya Shkurko.</li>
      </ul>
      <text:p text:style-name="P4">
Service dogs provide demining, searching for people under rubble, performing functions for the protection, search and disposal of DRG, helping the wounded and performing many other functions. In addition, on the front animals is an important factor in reducing the psychological load on our protection.</text:p>
      <text:p text:style-name="P4">
Petro Bruzhina, the head of the Kennel Department of the Command of Supporting Forces of Support forces of Ukraine, said that during a large -scale invasion of RFZPZAC, 25 four -legged defenders.</text:p>
      <text:p text:style-name="P4">
<draw:frame draw:style-name="fr1" draw:name="Image308" text:anchor-type="as-char" svg:width="6.9236in" svg:height="4.615733in" draw:z-index="0">
<draw:image xlink:href="../Images/AРМІЯINFORM/2023-05-12T82-00-00-04-00/bruzhyna.jpg" xlink:type="simple" xlink:show="embed" xlink:actuate="onLoad" draw:mime-type="image/jpeg"/>
</draw:frame>
Petro session</text:p>
      <ul>
        <li>
This is the initial alphabet for the canological calculations of the Armed Forces of Ukraine. Fortunately, our service dogs have not been injured during the demining of the deocal areas. But in total, 25 service dogs were killed during the large -scale invasion of the river, in particular, from arrivals during the security bases, warehouses, arsenals, - said Colonel Petro Bruzhina.</li>
      </ul>
      <text:p text:style-name="P4">
<draw:frame draw:style-name="fr1" draw:name="Image309" text:anchor-type="as-char" svg:width="6.9236in" svg:height="4.615733in" draw:z-index="0">
<draw:image xlink:href="../Images/AРМІЯINFORM/2023-05-12T82-00-00-04-00/chumakov.jpg" xlink:type="simple" xlink:show="embed" xlink:actuate="onLoad" draw:mime-type="image/jpeg"/>
</draw:frame>
Kirilochumakov</text:p>
      <ul>
        <li>
My mission is the rescue of the lives of four -legged defenders. I remember how we first came to Bucha for the first time, with the fear of constant shelling, my colleagues were even wearing robe. But still they mastered themselves and conducted a successful direotomy, and now Frosy continues service.</li>
      </ul>
      <text:p text:style-name="P4">
<text:a xlink:type="simple" xlink:href="https://armyinform.com.ua/wp-content/uploads/2023/05/foto_2u.jpg" text:style-name="Internet_20_link" text:visited-style-name="Visited_20_Internet_20_Link">
!(Images/AРМІЯINFORM/2023-05-12T82-00-00-04-00/foto_2u-150x150.jpg)</text:a>
</text:p>
      <text:p text:style-name="P4">
<text:a xlink:type="simple" xlink:href="https://armyinform.com.ua/wp-content/uploads/2023/05/foto3_u.jpg" text:style-name="Internet_20_link" text:visited-style-name="Visited_20_Internet_20_Link">
<draw:frame draw:style-name="fr1" draw:name="Image310" text:anchor-type="as-char" svg:width="6.9236in" svg:height="6.9236in" draw:z-index="0">
<draw:image xlink:href="../Images/AРМІЯINFORM/2023-05-12T82-00-00-04-00/foto3_u-150x150.jpg" xlink:type="simple" xlink:show="embed" xlink:actuate="onLoad" draw:mime-type="image/jpeg"/>
</draw:frame>
</text:a>
This is just the first step that has put into life the project "Four Lap Defender", and the Ivolonsers do not plan to stop. Currently, their plans to open a rehabilitation center for animals, where injured service dogs could be coampled after injury.</text:p>
      <text:p text:style-name="P4">
<text:span text:style-name="T5">
Foto Victor Dehtyar</text:span>
</text:p>
      <text:p text:style-name="P4">
News Source: <text:a xlink:type="simple" xlink:href="https://armyinform.com.ua/2023/05/12/u-kyyevi-prezentuvaly-posibnyk-z-takmedu-dlya-sobak/" text:style-name="Internet_20_link" text:visited-style-name="Visited_20_Internet_20_Link">
https://armyinform.com.ua/2023/05/12/u-kyyevi-prezentuvaly-posibnyk-z-takmedu-dlya-sobak/</text:a>
</text:p>
      <!--NEWS-->
      <text:h text:style-name="P10" text:outline-level="1">
<text:span text:style-name="T4">
Andriy Yusov about the conflict between the leaders of the invaders: looking for a guilty</text:span>
</text:h>
      <text:p text:style-name="P4">
Author: ['АРМІЯINFORM']</text:p>
      <text:p text:style-name="P4">
Time: 2023-05-12T83:00:00-04:00</text:p>
      <text:p text:style-name="P4">
Description: Publichni conflіkti sovereign so -called PVK “Vaґner” prihinimi by the defense of defens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20230512-1.jpg" text:style-name="Internet_20_link" text:visited-style-name="Visited_20_Internet_20_Link">
20230512-1.jpg</text:a>
']</text:p>
      <text:p text:style-name="P4">
Tags: ['АГРЕСІЯ РФ', 'АНДРІЙ ЮСОВ', 'ВТОРГНЕННЯ РФ', 'ГУР МОУ']</text:p>
      <text:p text:style-name="P4">
Category: News</text:p>
      <!--METADATA-->
      <text:p text:style-name="P4">
<draw:frame draw:style-name="fr1" draw:name="Image311" text:anchor-type="as-char" svg:width="6.9236in" svg:height="3.894525in" draw:z-index="0">
<draw:image xlink:href="../Images/AРМІЯINFORM/2023-05-12T83-00-00-04-00/20230512-1.jpg" xlink:type="simple" xlink:show="embed" xlink:actuate="onLoad" draw:mime-type="image/jpeg"/>
</draw:frame>
Public conflicts between the owner of the so-called Vagner PEC with a replacement of the defense of the aggressor state of the Shoing State and the head of the General Staff of the RFGEASIM army testify to their fear of responsibility for the inevitable geopolitical misery of Muscovy.</text:p>
      <text:p text:style-name="P4">
Andriy Yusov said this <text:a xlink:type="simple" xlink:href="https://gur.gov.ua/content/shukaiut-vynnoho-andrii-iusov-pro-konflikt-mizh-vatazhkamy-okupantiv.html" text:style-name="Internet_20_link" text:visited-style-name="Visited_20_Internet_20_Link">
reports</text:a>
Main Department of Intelligence of the Ministry of Defense of Ukraine.</text:p>
      <text:p text:style-name="P4">
According to a representative of the military intelligence of Ukraine, the odious leaders of the Russian -healing forces are now in stress and Banthesia, which is caused by the determination of their future after the removal of Russian dictator Putinate of the final defeat of Russia in the war.</text:p>
      <text:p text:style-name="P4">
“No one of this trinity wants to take responsibility, which is why they have been searched for the extreme. Now Shoggy, Gerasimov and Prigozhin are determined who will be guilty, ”Andrei Yusov summed up.</text:p>
      <text:p text:style-name="P4">
News Source: <text:a xlink:type="simple" xlink:href="https://armyinform.com.ua/2023/05/12/andrij-yusov-pro-konflikt-mizh-vatazhkamy-okupantiv-shukayut-vynnogo/" text:style-name="Internet_20_link" text:visited-style-name="Visited_20_Internet_20_Link">
https://armyinform.com.ua/2023/05/12/andrij-yusov-pro-konflikt-mizh-vatazhkamy-okupantiv-shukayut-vynnogo/</text:a>
</text:p>
      <!--NEWS-->
      <text:h text:style-name="P10" text:outline-level="1">
<text:span text:style-name="T4">
At the Ukrainian Pentigration Championships, the Army won eight medals</text:span>
</text:h>
      <text:p text:style-name="P4">
Author: ['АРМІЯINFORM']</text:p>
      <text:p text:style-name="P4">
Time: 2023-05-12T84:00:00-04:00</text:p>
      <text:p text:style-name="P4">
Description: At the bases of the Central Sports Club of ZSU ended the Zmagannya of the Counci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5652742_758939465768628_1671519185310574132_n.jpg" text:style-name="Internet_20_link" text:visited-style-name="Visited_20_Internet_20_Link">
345652742_758939465768628_1671519185310574132_n.jpg</text:a>
', '<text:a xlink:type="simple" xlink:href="https://armyinform.com.ua/wp-content/uploads/2023/05/345632510_710480514165859_1038452711370588564_n-150x150.jpg" text:style-name="Internet_20_link" text:visited-style-name="Visited_20_Internet_20_Link">
345632510_710480514165859_1038452711370588564_n-150x150.jpg</text:a>
', '<text:a xlink:type="simple" xlink:href="https://armyinform.com.ua/wp-content/uploads/2023/05/346654655_972555973914122_3742185473866038585_n-150x150.jpg" text:style-name="Internet_20_link" text:visited-style-name="Visited_20_Internet_20_Link">
346654655_972555973914122_3742185473866038585_n-150x150.jpg</text:a>
']</text:p>
      <text:p text:style-name="P4">
Tags: ['АРМІЙСЬКИЙ СПОРТ', 'П’ЯТИБОРСТВО', 'ЦСК ЗСУ']</text:p>
      <text:p text:style-name="P4">
Category: News</text:p>
      <!--METADATA-->
      <text:p text:style-name="P4">
<draw:frame draw:style-name="fr1" draw:name="Image312" text:anchor-type="as-char" svg:width="6.9236in" svg:height="4.468922in" draw:z-index="0">
<draw:image xlink:href="../Images/AРМІЯINFORM/2023-05-12T84-00-00-04-00/345652742_758939465768628_1671519185310574132_n.jpg" xlink:type="simple" xlink:show="embed" xlink:actuate="onLoad" draw:mime-type="image/jpeg"/>
</draw:frame>
Contemporary Pyatlonia competitions have been completed at the Central Sports Club of the Armed Forces. Army athletes have won eight medals of different grades.</text:p>
      <text:p text:style-name="P4">
About it <text:a xlink:type="simple" xlink:href="https://www.facebook.com/CSKA1992/posts/pfbid0VfmJE1CZigWZ9HWY4wYem42eF6NFiEk8safYRp8hkaDDbsCMjy5z2WutEoSYMyWol" text:style-name="Internet_20_link" text:visited-style-name="Visited_20_Internet_20_Link">
reports</text:a>
The Central Sports Club of the Armed Forces.</text:p>
      <text:p text:style-name="P4">
In <text:span text:style-name="T4">
 Individual competitions </text:span>
 Valery Permikin became the champion, Anastasiachizhiv and Alexander Trumki - Vice -Employions, Irina Khokhlova became a bronze -building.</text:p>
      <text:p text:style-name="P4">
<text:a xlink:type="simple" xlink:href="https://armyinform.com.ua/wp-content/uploads/2023/05/345632510_710480514165859_1038452711370588564_n.jpg" text:style-name="Internet_20_link" text:visited-style-name="Visited_20_Internet_20_Link">
!(Images/AРМІЯINFORM/2023-05-12T84-00-00-04-00/345632510_710480514165859_1038452711370588564_n-150x150.jpg)</text:a>
</text:p>
      <text:p text:style-name="P4">
<text:a xlink:type="simple" xlink:href="https://armyinform.com.ua/wp-content/uploads/2023/05/346654655_972555973914122_3742185473866038585_n.jpg" text:style-name="Internet_20_link" text:visited-style-name="Visited_20_Internet_20_Link">
<draw:frame draw:style-name="fr1" draw:name="Image313" text:anchor-type="as-char" svg:width="6.9236in" svg:height="6.9236in" draw:z-index="0">
<draw:image xlink:href="../Images/AРМІЯINFORM/2023-05-12T84-00-00-04-00/346654655_972555973914122_3742185473866038585_n-150x150.jpg" xlink:type="simple" xlink:show="embed" xlink:actuate="onLoad" draw:mime-type="image/jpeg"/>
</draw:frame>
</text:a>
Two gold medals have in <text:span text:style-name="T4">
 team competitions </text:span>
 women(Anastasia Chizhova, Valery Permykin, Irina Boychenyuk)and men(Alexander Lick).</text:p>
      <text:p text:style-name="P4">
«Срібло» у командних змаганнях здобув Максим Агарушев. Армійка Ірина Хохлова —«бронзу».</text:p>
      <text:p text:style-name="P4">
News Source: <text:a xlink:type="simple" xlink:href="https://armyinform.com.ua/2023/05/12/na-chempionati-ukrayiny-z-suchasnogo-pyatyborstva-armijczi-zdobuly-visim-medalej/" text:style-name="Internet_20_link" text:visited-style-name="Visited_20_Internet_20_Link">
https://armyinform.com.ua/2023/05/12/na-chempionati-ukrayiny-z-suchasnogo-pyatyborstva-armijczi-zdobuly-visim-medalej/</text:a>
</text:p>
      <!--NEWS-->
      <text:h text:style-name="P10" text:outline-level="1">
<text:span text:style-name="T4">
Now Ukraine is stronger than at any other time of confrontation of this empire-President of Ukraine</text:span>
</text:h>
      <text:p text:style-name="P4">
Author: ['АРМІЯINFORM']</text:p>
      <text:p text:style-name="P4">
Time: 2023-05-12T85:00:00-04:00</text:p>
      <text:p text:style-name="P4">
Description: President of Ukraine Volodymyr Zelensky Vyzha, Scho Ozd Ukraina MITSNISHA, NIZH WHO IS WHO IS WHO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5400095964066334525_y.jpg" text:style-name="Internet_20_link" text:visited-style-name="Visited_20_Internet_20_Link">
photo_5400095964066334525_y.jpg</text:a>
', '<text:a xlink:type="simple" xlink:href="https://armyinform.com.ua/wp-content/uploads/2023/05/photo_5400095964066334521_y-150x150.jpg" text:style-name="Internet_20_link" text:visited-style-name="Visited_20_Internet_20_Link">
photo_5400095964066334521_y-150x150.jpg</text:a>
', '<text:a xlink:type="simple" xlink:href="https://armyinform.com.ua/wp-content/uploads/2023/05/photo_5400095964066334523_y-150x150.jpg" text:style-name="Internet_20_link" text:visited-style-name="Visited_20_Internet_20_Link">
photo_5400095964066334523_y-150x150.jpg</text:a>
', '<text:a xlink:type="simple" xlink:href="https://armyinform.com.ua/wp-content/uploads/2023/05/photo_5400095964066334520_y-150x150.jpg" text:style-name="Internet_20_link" text:visited-style-name="Visited_20_Internet_20_Link">
photo_5400095964066334520_y-150x150.jpg</text:a>
', '<text:a xlink:type="simple" xlink:href="https://armyinform.com.ua/wp-content/uploads/2023/05/photo_5400095964066334524_y-150x150.jpg" text:style-name="Internet_20_link" text:visited-style-name="Visited_20_Internet_20_Link">
photo_5400095964066334524_y-150x150.jpg</text:a>
']</text:p>
      <text:p text:style-name="P4">
Tags: ['ВІЙНА', 'ВОЛОДИМИР ЗЕЛЕНСЬКИЙ', 'ПРЕЗИДЕНТ УКРАЇНИ']</text:p>
      <text:p text:style-name="P4">
Category: News</text:p>
      <!--METADATA-->
      <text:p text:style-name="P4">
<draw:frame draw:style-name="fr1" draw:name="Image314" text:anchor-type="as-char" svg:width="6.9236in" svg:height="4.615733in" draw:z-index="0">
<draw:image xlink:href="../Images/AРМІЯINFORM/2023-05-12T85-00-00-04-00/photo_5400095964066334525_y.jpg" xlink:type="simple" xlink:show="embed" xlink:actuate="onLoad" draw:mime-type="image/jpeg"/>
</draw:frame>
President of Ukraine Volodymyr Zelensky believes that Ukraine is now stronger than any other time of confrontation between the Russian Empire.</text:p>
      <text:p text:style-name="P4">
The head of state [wrote] about it(https://t.me/V_Zelenskiy_official/6207)I can have a telegram.</text:p>
      <text:p text:style-name="P4">
"Our path ahead is not easy, it is also complicated as the way last year. But now Ukraine is much stronger than last year or in any other year of this year with the freedom and independence of our country. Our time is the time to win!” - says his post.</text:p>
      <text:p text:style-name="P4">
<text:a xlink:type="simple" xlink:href="https://armyinform.com.ua/wp-content/uploads/2023/05/photo_5400095964066334521_y.jpg" text:style-name="Internet_20_link" text:visited-style-name="Visited_20_Internet_20_Link">
!(Images/AРМІЯINFORM/2023-05-12T85-00-00-04-00/photo_5400095964066334521_y-150x150.jpg)</text:a>
</text:p>
      <text:p text:style-name="P4">
<text:a xlink:type="simple" xlink:href="https://armyinform.com.ua/wp-content/uploads/2023/05/photo_5400095964066334523_y.jpg" text:style-name="Internet_20_link" text:visited-style-name="Visited_20_Internet_20_Link">
<draw:frame draw:style-name="fr1" draw:name="Image315" text:anchor-type="as-char" svg:width="6.9236in" svg:height="6.9236in" draw:z-index="0">
<draw:image xlink:href="../Images/AРМІЯINFORM/2023-05-12T85-00-00-04-00/photo_5400095964066334523_y-150x150.jpg" xlink:type="simple" xlink:show="embed" xlink:actuate="onLoad" draw:mime-type="image/jpeg"/>
</draw:frame>
</text:a>
</text:p>
      <text:p text:style-name="P4">
<text:a xlink:type="simple" xlink:href="https://armyinform.com.ua/wp-content/uploads/2023/05/photo_5400095964066334520_y.jpg" text:style-name="Internet_20_link" text:visited-style-name="Visited_20_Internet_20_Link">
<draw:frame draw:style-name="fr1" draw:name="Image316" text:anchor-type="as-char" svg:width="6.9236in" svg:height="6.9236in" draw:z-index="0">
<draw:image xlink:href="../Images/AРМІЯINFORM/2023-05-12T85-00-00-04-00/photo_5400095964066334520_y-150x150.jpg" xlink:type="simple" xlink:show="embed" xlink:actuate="onLoad" draw:mime-type="image/jpeg"/>
</draw:frame>
</text:a>
</text:p>
      <text:p text:style-name="P4">
<text:a xlink:type="simple" xlink:href="https://armyinform.com.ua/wp-content/uploads/2023/05/photo_5400095964066334524_y.jpg" text:style-name="Internet_20_link" text:visited-style-name="Visited_20_Internet_20_Link">
<draw:frame draw:style-name="fr1" draw:name="Image317" text:anchor-type="as-char" svg:width="6.9236in" svg:height="6.9236in" draw:z-index="0">
<draw:image xlink:href="../Images/AРМІЯINFORM/2023-05-12T85-00-00-04-00/photo_5400095964066334524_y-150x150.jpg" xlink:type="simple" xlink:show="embed" xlink:actuate="onLoad" draw:mime-type="image/jpeg"/>
</draw:frame>
</text:a>
</text:p>
      <text:p text:style-name="P4">
News Source: <text:a xlink:type="simple" xlink:href="https://armyinform.com.ua/2023/05/12/zaraz-ukrayina-micznisha-nizh-u-bud-yakyj-inshyj-chas-protystoyannya-czij-imperiyi-prezydent-ukrayiny/" text:style-name="Internet_20_link" text:visited-style-name="Visited_20_Internet_20_Link">
https://armyinform.com.ua/2023/05/12/zaraz-ukrayina-micznisha-nizh-u-bud-yakyj-inshyj-chas-protystoyannya-czij-imperiyi-prezydent-ukrayiny/</text:a>
</text:p>
      <!--NEWS-->
      <text:h text:style-name="P10" text:outline-level="1">
<text:span text:style-name="T4">
Let's honor the mothers of our fallen heroes: Ukraine starts a flash mob to Mother's Day</text:span>
</text:h>
      <text:p text:style-name="P4">
Author: ['Ольга Мосьондз']</text:p>
      <text:p text:style-name="P4">
Time: 2023-05-12T86:00:00-04:00</text:p>
      <text:p text:style-name="P4">
Description: Mabut, considerable at the svіtі bilsh Lyubvyachi, ANIZH MOM. Ї Lyubov - Bezkorysliva ... War with Ukraine 2022, War with Ukraine latest news today, News War with Ukraine 2022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5/1-60.jpg" text:style-name="Internet_20_link" text:visited-style-name="Visited_20_Internet_20_Link">
1-60.jpg</text:a>
', '<text:a xlink:type="simple" xlink:href="https://armyinform.com.ua/wp-content/uploads/2023/05/343794155_772632071058197_3890242935472486317_n-150x150.jpg" text:style-name="Internet_20_link" text:visited-style-name="Visited_20_Internet_20_Link">
343794155_772632071058197_3890242935472486317_n-150x150.jpg</text:a>
', '<text:a xlink:type="simple" xlink:href="https://armyinform.com.ua/wp-content/uploads/2023/05/343774157_973904394044356_7980298738323787338_n-150x150.jpg" text:style-name="Internet_20_link" text:visited-style-name="Visited_20_Internet_20_Link">
343774157_973904394044356_7980298738323787338_n-150x150.jpg</text:a>
', '<text:a xlink:type="simple" xlink:href="https://armyinform.com.ua/wp-content/uploads/2023/05/343601051_201321662709098_6353634285005232668_n-150x150.jpg" text:style-name="Internet_20_link" text:visited-style-name="Visited_20_Internet_20_Link">
343601051_201321662709098_6353634285005232668_n-150x150.jpg</text:a>
', '<text:a xlink:type="simple" xlink:href="https://armyinform.com.ua/wp-content/uploads/2023/05/343575319_1421277385294794_2163897600079882693_n-150x150.jpg" text:style-name="Internet_20_link" text:visited-style-name="Visited_20_Internet_20_Link">
343575319_1421277385294794_2163897600079882693_n-150x150.jpg</text:a>
']</text:p>
      <text:p text:style-name="P4">
Tags: ['STOPRUSSIA', 'АГРЕСІЯ РФ', 'ВТОРГНЕННЯ РФ', 'ДЕНЬ МАТЕРІ']</text:p>
      <text:p text:style-name="P4">
Category: News</text:p>
      <!--METADATA-->
      <text:p text:style-name="P4">
<draw:frame draw:style-name="fr1" draw:name="Image318" text:anchor-type="as-char" svg:width="6.9236in" svg:height="5.561959in" draw:z-index="0">
<draw:image xlink:href="../Images/AРМІЯINFORM/2023-05-12T86-00-00-04-00/1-60.jpg" xlink:type="simple" xlink:show="embed" xlink:actuate="onLoad" draw:mime-type="image/jpeg"/>
</draw:frame>
Apparently, there is no more loving person in the world than mom. Her love is inseparable and boundless, because there is no more joy for the mother than her baby's happiness. Unfortunately, the Russian war against Ukraine took many sons and daughters of Ukrainian mothers and only the memory of their children, honor and gratitude to the deed - to protect Ukraine for the sake of the will and freedom of others - everything that can be warmed up with their wounded and shallow soul.</text:p>
      <text:p text:style-name="P4">
To Mother's Day, which is celebrated annually on the second Sunday of May(This year, 14th), All -Ukrainian NGO "Unification of Wives and Mother of ATO Participants" launches an online flash mob thanks and support for mothers of the deprived defenders of Ukraine: "Let's honor the mothers of our heroes!" But they ask everyone who wants and indifferent.</text:p>
      <text:p text:style-name="P4">
<text:a xlink:type="simple" xlink:href="https://armyinform.com.ua/wp-content/uploads/2023/05/343794155_772632071058197_3890242935472486317_n.jpg" text:style-name="Internet_20_link" text:visited-style-name="Visited_20_Internet_20_Link">
!(Images/AРМІЯINFORM/2023-05-12T86-00-00-04-00/343794155_772632071058197_3890242935472486317_n-150x150.jpg)</text:a>
</text:p>
      <text:p text:style-name="P4">
<text:a xlink:type="simple" xlink:href="https://armyinform.com.ua/wp-content/uploads/2023/05/343774157_973904394044356_7980298738323787338_n.jpg" text:style-name="Internet_20_link" text:visited-style-name="Visited_20_Internet_20_Link">
<draw:frame draw:style-name="fr1" draw:name="Image319" text:anchor-type="as-char" svg:width="6.9236in" svg:height="6.9236in" draw:z-index="0">
<draw:image xlink:href="../Images/AРМІЯINFORM/2023-05-12T86-00-00-04-00/343774157_973904394044356_7980298738323787338_n-150x150.jpg" xlink:type="simple" xlink:show="embed" xlink:actuate="onLoad" draw:mime-type="image/jpeg"/>
</draw:frame>
</text:a>
- On the eve of Mother's Day, you really want to honor and support mothers of dead heroes. Anyone can join and take part in the memory relay ray of the dead defenders. To do this, you just need to place a few -way words addressed to the mothers of the defenders on their social network page. It will help these incredible women who have brought up real Ukrainian heroes to feel that we are grateful to them for their work, and their sons and daughters for the struggle of us and Ukraine. It is so important for mothers that the memory of their children lives as an independent Ukraine lives. Because for her freedom, their children are more valuable - their lives, - said the organizers of the relay memory.</text:p>
      <text:p text:style-name="P4">
<text:span text:style-name="T4">
 To join the action you need: </text:span>
</text:p>
      <ol>
        <li>
          <text:p text:style-name="P4">
To place a few sincere words of gratitude to the mothers on the Facebook page on your Facebook page;</text:p>
        </li>
        <li>
          <text:p text:style-name="P4">
Put a hashtag #tell us;</text:p>
        </li>
        <li>
          <text:p text:style-name="P4">
Tell your friends about the action and offer to join it.</text:p>
        </li>
        <li>
          <text:p text:style-name="P4">
According to the hashtags we will be able to find your words of support, collect them in the "Piggy Bank of Honor" and show on our page the mothers of fallen heroes. So, let's support moms who raised the defenders who gave their lives for Ukraine, - the organizers urge.</text:p>
        </li>
      </ol>
      <text:p text:style-name="P4">
<text:a xlink:type="simple" xlink:href="https://armyinform.com.ua/wp-content/uploads/2023/05/343601051_201321662709098_6353634285005232668_n.jpg" text:style-name="Internet_20_link" text:visited-style-name="Visited_20_Internet_20_Link">
<draw:frame draw:style-name="fr1" draw:name="Image320" text:anchor-type="as-char" svg:width="6.9236in" svg:height="6.9236in" draw:z-index="0">
<draw:image xlink:href="../Images/AРМІЯINFORM/2023-05-12T86-00-00-04-00/343601051_201321662709098_6353634285005232668_n-150x150.jpg" xlink:type="simple" xlink:show="embed" xlink:actuate="onLoad" draw:mime-type="image/jpeg"/>
</draw:frame>
</text:a>
</text:p>
      <text:p text:style-name="P4">
<text:a xlink:type="simple" xlink:href="https://armyinform.com.ua/wp-content/uploads/2023/05/343575319_1421277385294794_2163897600079882693_n.jpg" text:style-name="Internet_20_link" text:visited-style-name="Visited_20_Internet_20_Link">
<draw:frame draw:style-name="fr1" draw:name="Image321" text:anchor-type="as-char" svg:width="6.9236in" svg:height="6.9236in" draw:z-index="0">
<draw:image xlink:href="../Images/AРМІЯINFORM/2023-05-12T86-00-00-04-00/343575319_1421277385294794_2163897600079882693_n-150x150.jpg" xlink:type="simple" xlink:show="embed" xlink:actuate="onLoad" draw:mime-type="image/jpeg"/>
</draw:frame>
</text:a>
The purpose of the organization is to unite women from families of military personnel, family soldiers for the sake of solving common problems, protecting their own rights and development of active, nationally-conscious civil society, capable of controlling the actions of power and actively influence the development of Ukraine as Mirna, sovereign, democratic state.</text:p>
      <text:p text:style-name="P4">
Also, the organization's activities are aimed at interaction and formation of systemic Isebic support for women affected by the Russian War.</text:p>
      <text:p text:style-name="P4">
In 2022, "Unification of Wives and Mothers of Fighters of ATO participants" focused on the help and support of families of military and families of the dead. Also, people who were forced to leave their home, Ukrainians who were affected by a large -scale war. About 3000 people were engulfed by humanitarian aid. Almost 1000 consultations with psychologists were organized, more than 50 group assistance in Rivne - Rivne.</text:p>
      <text:p text:style-name="P4">
News Source: <text:a xlink:type="simple" xlink:href="https://armyinform.com.ua/2023/05/12/vshanujmo-materiv-nashyh-poleglyh-geroyiv-v-ukrayini-startuye-fleshmob-do-dnya-materi/" text:style-name="Internet_20_link" text:visited-style-name="Visited_20_Internet_20_Link">
https://armyinform.com.ua/2023/05/12/vshanujmo-materiv-nashyh-poleglyh-geroyiv-v-ukrayini-startuye-fleshmob-do-dnya-materi/</text:a>
</text:p>
      <!--NEWS-->
      <text:h text:style-name="P10" text:outline-level="1">
<text:span text:style-name="T4">
Defense Minister and Nursing Commander of the Armed Forces presented awards to doctors on the occasion of International Nurse Day</text:span>
</text:h>
      <text:p text:style-name="P4">
Author: ['Валентина Вілюра']</text:p>
      <text:p text:style-name="P4">
Time: 2023-05-12T87:00:00-04:00</text:p>
      <text:p text:style-name="P4">
Description: Zyuzer's Minostra, the defense of the Ukrainian, the defense of the Ukrainian Oleksiy Reznikov T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4060441ce940bd3055f23215a7dc6f9f1ccb8604.jpg" text:style-name="Internet_20_link" text:visited-style-name="Visited_20_Internet_20_Link">
4060441ce940bd3055f23215a7dc6f9f1ccb8604.jpg</text:a>
', '<text:a xlink:type="simple" xlink:href="https://armyinform.com.ua/wp-content/uploads/2023/05/e5644e9701b8ded4d8d12c874a4fedf866c36db4-150x150.jpg" text:style-name="Internet_20_link" text:visited-style-name="Visited_20_Internet_20_Link">
e5644e9701b8ded4d8d12c874a4fedf866c36db4-150x150.jpg</text:a>
', '<text:a xlink:type="simple" xlink:href="https://armyinform.com.ua/wp-content/uploads/2023/05/c0469f0a23333864c548a56310aba99704f4cbab-150x150.jpg" text:style-name="Internet_20_link" text:visited-style-name="Visited_20_Internet_20_Link">
c0469f0a23333864c548a56310aba99704f4cbab-150x150.jpg</text:a>
', '<text:a xlink:type="simple" xlink:href="https://armyinform.com.ua/wp-content/uploads/2023/05/d8af9e255a718a8980df27f440a398b13ddf0e0f-150x150.jpg" text:style-name="Internet_20_link" text:visited-style-name="Visited_20_Internet_20_Link">
d8af9e255a718a8980df27f440a398b13ddf0e0f-150x150.jpg</text:a>
', '<text:a xlink:type="simple" xlink:href="https://armyinform.com.ua/wp-content/uploads/2023/05/583a9d266f5242e0befc029829f5820181d909cf-150x150.jpg" text:style-name="Internet_20_link" text:visited-style-name="Visited_20_Internet_20_Link">
583a9d266f5242e0befc029829f5820181d909cf-150x150.jpg</text:a>
']</text:p>
      <text:p text:style-name="P4">
Tags: ['КОМАНДУВАННЯ МЕДИЧНИХ СИЛ ЗБРОЙНИХ СИЛ УКРАЇНИ', 'МІНІСТР ОБОРОНИ УКРАЇНИ', 'ОЛЕКСІЙ РЕЗНІКОВ', 'ТЕТЯНА ОСТАЩЕНКО']</text:p>
      <text:p text:style-name="P4">
Category: News</text:p>
      <!--METADATA-->
      <text:p text:style-name="P4">
<draw:frame draw:style-name="fr1" draw:name="Image322" text:anchor-type="as-char" svg:width="6.9236in" svg:height="4.621503in" draw:z-index="0">
<draw:image xlink:href="../Images/AРМІЯINFORM/2023-05-12T87-00-00-04-00/4060441ce940bd3055f23215a7dc6f9f1ccb8604.jpg" xlink:type="simple" xlink:show="embed" xlink:actuate="onLoad" draw:mime-type="image/jpeg"/>
</draw:frame>
On the occasion of International Nurse Day, Minister of Defense of Ukraine Oleksiresnikov and Commander of the Medical Forces of the Armed Forces of Ukraine Tatiana Ostashchenko, General of the Maromedic Service, celebrated awards with more than 50 military servants and employees of the Armed Forces of Ukraine.</text:p>
      <text:p text:style-name="P4">
Welcoming the audience, Alexei Reznikov emphasized that the profession of physician was very close.</text:p>
      <ul>
        <li>
It is something for me for me, because my mother is a doctor. I am happy today, to personally congratulate you from the Ministry of Defense and all Ukrainians. I do not know how much energy you give to your patients every day. Thank you sincerely!- said the Minister of Defense of Ukraine.</li>
      </ul>
      <text:p text:style-name="P4">
<text:a xlink:type="simple" xlink:href="https://armyinform.com.ua/wp-content/uploads/2023/05/e5644e9701b8ded4d8d12c874a4fedf866c36db4.jpg" text:style-name="Internet_20_link" text:visited-style-name="Visited_20_Internet_20_Link">
!(Images/AРМІЯINFORM/2023-05-12T87-00-00-04-00/e5644e9701b8ded4d8d12c874a4fedf866c36db4-150x150.jpg)</text:a>
</text:p>
      <text:p text:style-name="P4">
<text:a xlink:type="simple" xlink:href="https://armyinform.com.ua/wp-content/uploads/2023/05/c0469f0a23333864c548a56310aba99704f4cbab.jpg" text:style-name="Internet_20_link" text:visited-style-name="Visited_20_Internet_20_Link">
<draw:frame draw:style-name="fr1" draw:name="Image323" text:anchor-type="as-char" svg:width="6.9236in" svg:height="6.9236in" draw:z-index="0">
<draw:image xlink:href="../Images/AРМІЯINFORM/2023-05-12T87-00-00-04-00/c0469f0a23333864c548a56310aba99704f4cbab-150x150.jpg" xlink:type="simple" xlink:show="embed" xlink:actuate="onLoad" draw:mime-type="image/jpeg"/>
</draw:frame>
</text:a>
Major General of Medical Service Tatiana Ostashchenko added that the promotion of the Institute of Nurses and Nurses is extremely important. According to her, the first hospital, where mostly women were assisted, was founded by Princess Olga. And in its modern form, nursing originated during the First World War. - Nurses and medicines are people who work directly with the patient. I will always say that when you ask the wounded or the sick, what was the name of the tobbading doctor, the names are usually not remembered. And what is the name of the nurse as much as possible - everyone remembers. You are really the best, I congratulate you on the holiday!Patience, inspiration and victory!- wished the commander of the medical forces of the Armed Forces.</text:p>
      <text:p text:style-name="P4">
Alexei Reznikov and Tatiana Ostashchenko thanked the nurses and brothers of the daily work to save and preserve the life and health of the military personnel approaching our victory.</text:p>
      <text:p text:style-name="P4">
<text:a xlink:type="simple" xlink:href="https://armyinform.com.ua/wp-content/uploads/2023/05/d8af9e255a718a8980df27f440a398b13ddf0e0f.jpg" text:style-name="Internet_20_link" text:visited-style-name="Visited_20_Internet_20_Link">
!(Images/AРМІЯINFORM/2023-05-12T87-00-00-04-00/d8af9e255a718a8980df27f440a398b13ddf0e0f-150x150.jpg)</text:a>
</text:p>
      <text:p text:style-name="P4">
<text:a xlink:type="simple" xlink:href="https://armyinform.com.ua/wp-content/uploads/2023/05/583a9d266f5242e0befc029829f5820181d909cf.jpg" text:style-name="Internet_20_link" text:visited-style-name="Visited_20_Internet_20_Link">
<draw:frame draw:style-name="fr1" draw:name="Image324" text:anchor-type="as-char" svg:width="6.9236in" svg:height="6.9236in" draw:z-index="0">
<draw:image xlink:href="../Images/AРМІЯINFORM/2023-05-12T87-00-00-04-00/583a9d266f5242e0befc029829f5820181d909cf-150x150.jpg" xlink:type="simple" xlink:show="embed" xlink:actuate="onLoad" draw:mime-type="image/jpeg"/>
</draw:frame>
</text:a>
</text:p>
      <text:p text:style-name="P4">
News Source: <text:a xlink:type="simple" xlink:href="https://armyinform.com.ua/2023/05/12/ministr-oborony-ta-komanduvachka-medychnyh-syl-zsu-vruchyly-nagorody-medykam-z-nagody-mizhnarodnogo-dnya-medychnoyi-sestry/" text:style-name="Internet_20_link" text:visited-style-name="Visited_20_Internet_20_Link">
https://armyinform.com.ua/2023/05/12/ministr-oborony-ta-komanduvachka-medychnyh-syl-zsu-vruchyly-nagorody-medykam-z-nagody-mizhnarodnogo-dnya-medychnoyi-sestry/</text:a>
</text:p>
      <!--NEWS-->
      <text:h text:style-name="P10" text:outline-level="1">
<text:span text:style-name="T4">
The XIV International Nursing Congress took place in Kiev</text:span>
</text:h>
      <text:p text:style-name="P4">
Author: ['Світлана Кирган']</text:p>
      <text:p text:style-name="P4">
Time: 2023-05-12T88:00:00-04:00</text:p>
      <text:p text:style-name="P4">
Description: 12 Herbalist on the Ministry of Education Day of Medican Sister Willed the XIV Miracity Congr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ostashhenkokong_result.jpg" text:style-name="Internet_20_link" text:visited-style-name="Visited_20_Internet_20_Link">
ostashhenkokong_result.jpg</text:a>
', '<text:a xlink:type="simple" xlink:href="https://armyinform.com.ua/wp-content/uploads/2023/05/ostashhenkokong_result_1.jpg" text:style-name="Internet_20_link" text:visited-style-name="Visited_20_Internet_20_Link">
ostashhenkokong_result_1.jpg</text:a>
', '<text:a xlink:type="simple" xlink:href="https://armyinform.com.ua/wp-content/uploads/2023/05/ostashhenkokong_result_2.jpg" text:style-name="Internet_20_link" text:visited-style-name="Visited_20_Internet_20_Link">
ostashhenkokong_result_2.jpg</text:a>
', '<text:a xlink:type="simple" xlink:href="https://armyinform.com.ua/wp-content/uploads/2023/05/ostashhenkokong_result_3.jpg" text:style-name="Internet_20_link" text:visited-style-name="Visited_20_Internet_20_Link">
ostashhenkokong_result_3.jpg</text:a>
', '<text:a xlink:type="simple" xlink:href="https://armyinform.com.ua/wp-content/uploads/2023/05/ostashhenkokong_result_4-150x150.jpg" text:style-name="Internet_20_link" text:visited-style-name="Visited_20_Internet_20_Link">
ostashhenkokong_result_4-150x150.jpg</text:a>
', '<text:a xlink:type="simple" xlink:href="https://armyinform.com.ua/wp-content/uploads/2023/05/ostashhenkokong_result_6-150x150.jpg" text:style-name="Internet_20_link" text:visited-style-name="Visited_20_Internet_20_Link">
ostashhenkokong_result_6-150x150.jpg</text:a>
', '<text:a xlink:type="simple" xlink:href="https://armyinform.com.ua/wp-content/uploads/2023/05/ostashhenkokong_result_5.jpg" text:style-name="Internet_20_link" text:visited-style-name="Visited_20_Internet_20_Link">
ostashhenkokong_result_5.jpg</text:a>
']</text:p>
      <text:p text:style-name="P4">
Tags: ['STOPRUSSIA', 'АГРЕСІЯ РФ', 'ВТОРГНЕННЯ РФ', 'МЕДСЕСТРИ']</text:p>
      <text:p text:style-name="P4">
Category: News</text:p>
      <!--METADATA-->
      <text:p text:style-name="P4">
<draw:frame draw:style-name="fr1" draw:name="Image325" text:anchor-type="as-char" svg:width="6.9236in" svg:height="4.750326in" draw:z-index="0">
<draw:image xlink:href="../Images/AРМІЯINFORM/2023-05-12T88-00-00-04-00/ostashhenkokong_result.jpg" xlink:type="simple" xlink:show="embed" xlink:actuate="onLoad" draw:mime-type="image/jpeg"/>
</draw:frame>
On May 12, the XIV International Nursing Day was held in International Nursing Congress "Nursing 2023: Way to Victory". Not only nursing experts, but also their foreign colleagues from the United States, Data, Belgium, Poland and the Czech Republic, spoke during the event. There was also a panel in the participation of nursing leaders, in particular the Presidential Council of Nursing Sipriano.</text:p>
      <text:p text:style-name="P4">
The solemn opening of the Congress began with the greeting word of the Commander-by-Commander of the Armed Forces of Ukraine, Major-General of Medical Service Tatyanostashchenko.</text:p>
      <text:p text:style-name="P4">
<draw:frame draw:style-name="fr1" draw:name="Image326" text:anchor-type="as-char" svg:width="6.9236in" svg:height="4.448413in" draw:z-index="0">
<draw:image xlink:href="../Images/AРМІЯINFORM/2023-05-12T88-00-00-04-00/ostashhenkokong_result_1.jpg" xlink:type="simple" xlink:show="embed" xlink:actuate="onLoad" draw:mime-type="image/jpeg"/>
</draw:frame>
- It is very symbolic that this year's International Congress is happening itself today - on the day of the nurse. Therefore, first of all, I want to congratulate you on the Tsystya, wishing endurance and patience. We face human pain, suffering, injuries, blood every day. If you ask the wounded how the pumpkin who treated him, he mostly does not remember the name, but he always remembers the name. Therefore, not only the doctor understands the role and place of the nurse, but also the patient. Nurse or Medbrat - the same person who works with the patient, their role and place, especially during the war, it is impossible to overestimate, - said Tatiana Ostashchenko.</text:p>
      <text:p text:style-name="P4">
<draw:frame draw:style-name="fr1" draw:name="Image327" text:anchor-type="as-char" svg:width="6.9236in" svg:height="4.246475in" draw:z-index="0">
<draw:image xlink:href="../Images/AРМІЯINFORM/2023-05-12T88-00-00-04-00/ostashhenkokong_result_2.jpg" xlink:type="simple" xlink:show="embed" xlink:actuate="onLoad" draw:mime-type="image/jpeg"/>
</draw:frame>
She also expressed her hopes that Ukraine would join the International Nursing Council and take a worthy place in this organization.</text:p>
      <ul>
        <li>
Despite the fact that there are many talks around NATO Taiuro integration now ... Believe me, now the whole world is learning on the example of Ukraine. You are medestles and medical violets, do a feat every day, when you rise and go to a dope, - said the commander of the medical forces.</li>
      </ul>
      <text:p text:style-name="P4">
Many important topics have been discussed, in particular, the specifics and features of the work of the average medical personnel during a large -scale invasion of the Russian Federation, psychological stability in the conditions of war and its factors, the evolution of nursing aid, work during occupation and medical business in the pandemic.</text:p>
      <text:p text:style-name="P4">
The President of the International Council of Nursing Pamela Sipriano expressed her fitness to all medical workers of the world and emphasized the importance of supporting Ukraine and its medical sphere.</text:p>
      <text:p text:style-name="P4">
<draw:frame draw:style-name="fr1" draw:name="Image328" text:anchor-type="as-char" svg:width="6.9236in" svg:height="3.588733in" draw:z-index="0">
<draw:image xlink:href="../Images/AРМІЯINFORM/2023-05-12T88-00-00-04-00/ostashhenkokong_result_3.jpg" xlink:type="simple" xlink:show="embed" xlink:actuate="onLoad" draw:mime-type="image/jpeg"/>
</draw:frame>
</text:p>
      <text:p text:style-name="P4">
<text:a xlink:type="simple" xlink:href="https://armyinform.com.ua/wp-content/uploads/2023/05/ostashhenkokong_result_4.jpg" text:style-name="Internet_20_link" text:visited-style-name="Visited_20_Internet_20_Link">
<draw:frame draw:style-name="fr1" draw:name="Image329" text:anchor-type="as-char" svg:width="6.9236in" svg:height="6.9236in" draw:z-index="0">
<draw:image xlink:href="../Images/AРМІЯINFORM/2023-05-12T88-00-00-04-00/ostashhenkokong_result_4-150x150.jpg" xlink:type="simple" xlink:show="embed" xlink:actuate="onLoad" draw:mime-type="image/jpeg"/>
</draw:frame>
</text:a>
</text:p>
      <text:p text:style-name="P4">
<text:a xlink:type="simple" xlink:href="https://armyinform.com.ua/wp-content/uploads/2023/05/ostashhenkokong_result_6.jpg" text:style-name="Internet_20_link" text:visited-style-name="Visited_20_Internet_20_Link">
<draw:frame draw:style-name="fr1" draw:name="Image330" text:anchor-type="as-char" svg:width="6.9236in" svg:height="6.9236in" draw:z-index="0">
<draw:image xlink:href="../Images/AРМІЯINFORM/2023-05-12T88-00-00-04-00/ostashhenkokong_result_6-150x150.jpg" xlink:type="simple" xlink:show="embed" xlink:actuate="onLoad" draw:mime-type="image/jpeg"/>
</draw:frame>
</text:a>
She devoted a separate block of her report to the topic of the coronavirus pandemic that he had influenced every medical worker around the world. Panipamela Sipriano noted that it is now very important to fight the coronavirus and the final exit from the pandemic.</text:p>
      <text:p text:style-name="P4">
The Congress also hosted a award ceremony of the Best Sister of Ukraine 2022. Nurses and medical violets received statuettes in view of guardian angels.</text:p>
      <text:p text:style-name="P4">
Among the awarded - Natalia Kudelina, a nurse of the Irpin Central City Hospital, who spent 18 horrible days in occupation, during which she prevented medical care and fought for the life of each patient.</text:p>
      <text:p text:style-name="P4">
<draw:frame draw:style-name="fr1" draw:name="Image331" text:anchor-type="as-char" svg:width="6.9236in" svg:height="4.845914in" draw:z-index="0">
<draw:image xlink:href="../Images/AРМІЯINFORM/2023-05-12T88-00-00-04-00/ostashhenkokong_result_5.jpg" xlink:type="simple" xlink:show="embed" xlink:actuate="onLoad" draw:mime-type="image/jpeg"/>
</draw:frame>
The Congress was organized by the Scientific and Practical Medical Center of Pediatric Cardiology and Cardiac Surgery of the Ministry of Health heart".</text:p>
      <text:p text:style-name="P4">
News Source: <text:a xlink:type="simple" xlink:href="https://armyinform.com.ua/2023/05/12/u-kyyevi-vidbuvsya-xiv-mizhnarodnyj-kongres-medychnyh-sester/" text:style-name="Internet_20_link" text:visited-style-name="Visited_20_Internet_20_Link">
https://armyinform.com.ua/2023/05/12/u-kyyevi-vidbuvsya-xiv-mizhnarodnyj-kongres-medychnyh-sester/</text:a>
</text:p>
      <!--NEWS-->
      <text:h text:style-name="P10" text:outline-level="1">
<text:span text:style-name="T4">
Ukrainian defenders repelled numerous enemy attacks in the Marinka area</text:span>
</text:h>
      <text:p text:style-name="P4">
Author: ['АРМІЯINFORM']</text:p>
      <text:p text:style-name="P4">
Time: 2023-05-12T89: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vidbyly-ataky.jpg" text:style-name="Internet_20_link" text:visited-style-name="Visited_20_Internet_20_Link">
vidbyly-atak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332" text:anchor-type="as-char" svg:width="6.9236in" svg:height="4.170843in" draw:z-index="0">
<draw:image xlink:href="../Images/AРМІЯINFORM/2023-05-12T89-00-00-04-00/vidbyly-ataky.jpg" xlink:type="simple" xlink:show="embed" xlink:actuate="onLoad" draw:mime-type="image/jpeg"/>
</draw:frame>
Illustrative Photo <text:span text:style-name="T4">
 🔥 Situation on Russian invasion </text:span>
</text:p>
      <text:p text:style-name="P4">
The enemy continues to focus on the main efforts on the Lyman, Bakhmut, Avdiiv and Mariinsky directions. In total, 36 attacks in these areas of the front have made 36 attacks, and Bakhmut and Marinka are drawn at the epicenter of the fighting.</text:p>
      <text:p text:style-name="P4">
About it on Facebook <text:a xlink:type="simple" xlink:href="https://www.facebook.com/GeneralStaff.ua/posts/pfbid0cRwMsnTFVUBaRsx8zuS5iGWVtS6WCpgBQr9mgSBAMGEbAtXfU8iJmhQKeTFP9Foal" text:style-name="Internet_20_link" text:visited-style-name="Visited_20_Internet_20_Link">
reports</text:a>
The General Staff of the Armed Forces.</text:p>
      <text:p text:style-name="P4">
“In the Bakhmut direction, the enemy continues to lead. There are no free battles in Bakhmut. In addition, during the day the enemy conducted unsuccessful successive actions in the direction of the settlements Orikhovo-Vasylivka, Grigorivka Tastupochka. In the Mariinsky direction, the units of the Defense Forces reflected the enemy's numerous attacks in the city of Marinka. At the same time, hostile shelling, St. George, Maksimilyanivka, Marinka and Victory of Donetsk region, ”the message goes.</text:p>
      <text:p text:style-name="P4">
News Source: <text:a xlink:type="simple" xlink:href="https://armyinform.com.ua/2023/05/12/ukrayinski-zahysnyky-vidbyly-chyslenni-vorozhi-ataky-v-rajoni-maryinky/" text:style-name="Internet_20_link" text:visited-style-name="Visited_20_Internet_20_Link">
https://armyinform.com.ua/2023/05/12/ukrayinski-zahysnyky-vidbyly-chyslenni-vorozhi-ataky-v-rajoni-maryinky/</text:a>
</text:p>
      <!--NEWS-->
      <text:h text:style-name="P10" text:outline-level="1">
<text:span text:style-name="T4">
Representatives of the Joint Forces Command congratulated the Ohmatdit health workers' holiday</text:span>
</text:h>
      <text:p text:style-name="P4">
Author: ['АРМІЯINFORM']</text:p>
      <text:p text:style-name="P4">
Time: 2023-05-12T90:00:00-04:00</text:p>
      <text:p text:style-name="P4">
Description: With the world of the Mijeznoye Day of Medican Sister, the commanders of the command of the OS с СС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653414_914216956353532_6332310742871849558_n.jpg" text:style-name="Internet_20_link" text:visited-style-name="Visited_20_Internet_20_Link">
345653414_914216956353532_6332310742871849558_n.jpg</text:a>
', '<text:a xlink:type="simple" xlink:href="https://armyinform.com.ua/wp-content/uploads/2023/05/345639782_599085768857754_7933219638745506712_n-150x150.jpg" text:style-name="Internet_20_link" text:visited-style-name="Visited_20_Internet_20_Link">
345639782_599085768857754_7933219638745506712_n-150x150.jpg</text:a>
', '<text:a xlink:type="simple" xlink:href="https://armyinform.com.ua/wp-content/uploads/2023/05/345646009_1363370170901066_5728703466038879602_n-150x150.jpg" text:style-name="Internet_20_link" text:visited-style-name="Visited_20_Internet_20_Link">
345646009_1363370170901066_5728703466038879602_n-150x150.jpg</text:a>
', '<text:a xlink:type="simple" xlink:href="https://armyinform.com.ua/wp-content/uploads/2023/05/345634425_1129658291759195_1510046705643278827_n-150x150.jpg" text:style-name="Internet_20_link" text:visited-style-name="Visited_20_Internet_20_Link">
345634425_1129658291759195_1510046705643278827_n-150x150.jpg</text:a>
']</text:p>
      <text:p text:style-name="P4">
Tags: ['КОМАНДУВАННЯ ОБ’ЄДНАНИХ СИЛ ЗС УКРАЇНИ', 'ОХМАТДИТ']</text:p>
      <text:p text:style-name="P4">
Category: News</text:p>
      <!--METADATA-->
      <text:p text:style-name="P4">
<draw:frame draw:style-name="fr1" draw:name="Image333" text:anchor-type="as-char" svg:width="6.9236in" svg:height="4.684969in" draw:z-index="0">
<draw:image xlink:href="../Images/AРМІЯINFORM/2023-05-12T90-00-00-04-00/345653414_914216956353532_6332310742871849558_n.jpg" xlink:type="simple" xlink:show="embed" xlink:actuate="onLoad" draw:mime-type="image/jpeg"/>
</draw:frame>
On the occasion of the International Nurse Day, representatives of the Command of the Unified Forces of the Armed Forces of Ukraine on behalf of the commander of Lieutenant General Sergiyev was greeted on the professional holiday of health workers of the National Pedagogical Specialized Hospital "OHMATDIT".</text:p>
      <text:p text:style-name="P4">
This is stated in <text:a xlink:type="simple" xlink:href="https://www.facebook.com/JointForcesCommandAFU/posts/pfbid02LyYJM4gx1ALYX9HKvYErj617HNh5QgYqg8jEWWnvrA7f65Bznz7Uh2onRTPpCZk4l" text:style-name="Internet_20_link" text:visited-style-name="Visited_20_Internet_20_Link">
message</text:a>
Command of the Joint Forces of the Armed Forces of Ukraine on Facebook.</text:p>
      <text:p text:style-name="P4">
Read also:</text:p>
      <text:p text:style-name="P4">
.(https://armyinform.com.ua/2023/05/12/ministr-oborony-ta-komanduvachka-medychnyh-syl-zsu-vruchyly-nagorody-medykam-z-nagody-mizhnarodnogo-dnya-medychnoyi-sestry/)During the festivities, the head of the Center for Moral and Psychological Support, the Colonel Yevgeny Kovalenko handed over a greeting address and thanked the medical sakes for their work, awarding with honors</text:p>
      <ul>
        <li>
Let the good and attention you bring to little patients daily return to you a hundred, - said in greetings. - On your shoulders is always a giving responsibility, a lot of difficult and painstaking work. But your chosen business helps to fight difficulties, returns to children a healthy health.</li>
      </ul>
      <text:p text:style-name="P4">
<text:a xlink:type="simple" xlink:href="https://armyinform.com.ua/wp-content/uploads/2023/05/345639782_599085768857754_7933219638745506712_n.jpg" text:style-name="Internet_20_link" text:visited-style-name="Visited_20_Internet_20_Link">
!(Images/AРМІЯINFORM/2023-05-12T90-00-00-04-00/345639782_599085768857754_7933219638745506712_n-150x150.jpg)</text:a>
</text:p>
      <text:p text:style-name="P4">
<text:a xlink:type="simple" xlink:href="https://armyinform.com.ua/wp-content/uploads/2023/05/345646009_1363370170901066_5728703466038879602_n.jpg" text:style-name="Internet_20_link" text:visited-style-name="Visited_20_Internet_20_Link">
<draw:frame draw:style-name="fr1" draw:name="Image334" text:anchor-type="as-char" svg:width="6.9236in" svg:height="6.9236in" draw:z-index="0">
<draw:image xlink:href="../Images/AРМІЯINFORM/2023-05-12T90-00-00-04-00/345646009_1363370170901066_5728703466038879602_n-150x150.jpg" xlink:type="simple" xlink:show="embed" xlink:actuate="onLoad" draw:mime-type="image/jpeg"/>
</draw:frame>
</text:a>
</text:p>
      <text:p text:style-name="P4">
<text:a xlink:type="simple" xlink:href="https://armyinform.com.ua/wp-content/uploads/2023/05/345634425_1129658291759195_1510046705643278827_n.jpg" text:style-name="Internet_20_link" text:visited-style-name="Visited_20_Internet_20_Link">
<draw:frame draw:style-name="fr1" draw:name="Image335" text:anchor-type="as-char" svg:width="6.9236in" svg:height="6.9236in" draw:z-index="0">
<draw:image xlink:href="../Images/AРМІЯINFORM/2023-05-12T90-00-00-04-00/345634425_1129658291759195_1510046705643278827_n-150x150.jpg" xlink:type="simple" xlink:show="embed" xlink:actuate="onLoad" draw:mime-type="image/jpeg"/>
</draw:frame>
</text:a>
</text:p>
      <text:p text:style-name="P4">
News Source: <text:a xlink:type="simple" xlink:href="https://armyinform.com.ua/2023/05/12/predstavnyky-komanduvannya-ob%ca%bcyednanyh-syl-pryvitaly-zi-svyatom-medpraczivnykiv-ohmatdytu/" text:style-name="Internet_20_link" text:visited-style-name="Visited_20_Internet_20_Link">
https://armyinform.com.ua/2023/05/12/predstavnyky-komanduvannya-ob%ca%bcyednanyh-syl-pryvitaly-zi-svyatom-medpraczivnykiv-ohmatdytu/</text:a>
</text:p>
      <!--NEWS-->
      <text:h text:style-name="P10" text:outline-level="1">
<text:span text:style-name="T4">
The enemy forms new combat brigades from unmotivated workers</text:span>
</text:h>
      <text:p text:style-name="P4">
Author: ['АРМІЯINFORM']</text:p>
      <text:p text:style-name="P4">
Time: 2023-05-12T91:00:00-04:00</text:p>
      <text:p text:style-name="P4">
Description: OKRIM DOSKOVOVANNY PIDRODROVLIV, SCO was embedded in the living forces, the enemy is such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ДУТА ВЕЛИЧ РОСАРМІЇ', 'ОПЕРАТИВНА ІНФОРМАЦІЯ']</text:p>
      <text:p text:style-name="P4">
Category: News</text:p>
      <!--METADATA-->
      <text:p text:style-name="P4">
<draw:frame draw:style-name="fr1" draw:name="Image336" text:anchor-type="as-char" svg:width="6.9236in" svg:height="4.33302in" draw:z-index="0">
<draw:image xlink:href="../Images/AРМІЯINFORM/2023-05-12T91-00-00-04-00/okupanty-strilby.jpg" xlink:type="simple" xlink:show="embed" xlink:actuate="onLoad" draw:mime-type="image/jpeg"/>
</draw:frame>
Illustrative Photo <text:span text:style-name="T4">
 🔥 Situation on Russian invasion </text:span>
</text:p>
      <text:p text:style-name="P4">
In addition to the completion of units that have suffered losses in live power, the enemy also forms new parts.</text:p>
      <text:p text:style-name="P4">
About it on Facebook <text:a xlink:type="simple" xlink:href="https://www.facebook.com/GeneralStaff.ua/posts/pfbid0cRwMsnTFVUBaRsx8zuS5iGWVtS6WCpgBQr9mgSBAMGEbAtXfU8iJmhQKeTFP9Foal" text:style-name="Internet_20_link" text:visited-style-name="Visited_20_Internet_20_Link">
reports</text:a>
The General Staff of the Armed Forces.</text:p>
      <text:p text:style-name="P4">
In the Stavropol region, on the funds of the Southern Military District, a separate motorized rifle brigade, which should strengthen the Occupationivska, operating in the territory of Ukraine. The overwhelming majority of persons who have signed a contract have no motivation to participate in hostilities, while the invaders will make money.</text:p>
      <text:p text:style-name="P4">
News Source: <text:a xlink:type="simple" xlink:href="https://armyinform.com.ua/2023/05/12/protyvnyk-formuye-novi-chastyny-z-nevmotyvovanyh-do-bojovyh-dij-zarobitchat/" text:style-name="Internet_20_link" text:visited-style-name="Visited_20_Internet_20_Link">
https://armyinform.com.ua/2023/05/12/protyvnyk-formuye-novi-chastyny-z-nevmotyvovanyh-do-bojovyh-dij-zarobitchat/</text:a>
</text:p>
      <!--NEWS-->
      <text:h text:style-name="P10" text:outline-level="1">
<text:span text:style-name="T4">
Today we have a sanction day: Five packages have been approved - Volodymyr Zelenskyy</text:span>
</text:h>
      <text:p text:style-name="P4">
Author: ['АРМІЯINFORM']</text:p>
      <text:p text:style-name="P4">
Time: 2023-05-12T92:00:00-04:00</text:p>
      <text:p text:style-name="P4">
Description: https://youtu.be/bn-lz5zrebi is healthy, Shanovna Ukrainian!The war with Ukraine 2022, the war with Ukraine is the latest news today, the war with Ukraine 2022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p>
      <text:p text:style-name="P4">
Tags: ['ВІДЕОЗВЕРНЕННЯ ПРЕЗИДЕНТА УКРАЇНИ', 'ВОЛОДИМИР ЗЕЛЕНСЬКИЙ']</text:p>
      <text:p text:style-name="P4">
Category: News</text:p>
      <!--METADATA-->
      <text:p text:style-name="P4">
<text:span text:style-name="T4">
 _ I wish health, dear Ukrainians!_ </text:span>
</text:p>
      <text:p text:style-name="P4">
Today we have a sanction day. Five sanction packages were approved, which were carefully prepared in the NSDC, the Cabinet of Ministers, the Office, and our special services.</text:p>
      <text:p text:style-name="P4">
The first is a package concerning Zaporizhstal. We block the impact on this terrorist company, which existed thanks to various false and offshore persons. The part controlled by Russia through one of the systemic banks will be confirmed and operated for Ukraine and Ukrainians.</text:p>
      <text:p text:style-name="P4">
We will not leave any connection of the terrorist state in Ukraine, which it can be useful against our country, against our economy or against our people.</text:p>
      <text:p text:style-name="P4">
In addition, sanctions packages have been approved that continue our course in the insulation and blocking of the Russian military industry.</text:p>
      <text:p text:style-name="P4">
Hundreds of natural and legal persons of the terrorist state and the target for global isolation. We are very active in working with partners so that everyone who actually produces this aggression, who gives weapons, ammunition, technician technology into the hands of terrorists - that they are all crushed with the world.</text:p>
      <text:p text:style-name="P4">
I thank everyone who helps Ukraine to press on Russia for this war, as well as to block the efforts of the terrorist state to bypass sanctions. I am sure that it is to be one of the most serious crimes against international law in the international peace - an attempt to bypass sanctions imposed to limit the resources of aggression, or to assist in these efforts.</text:p>
      <text:p text:style-name="P4">
He held a rate meeting today. There were important reports of commander -in -chief. I will particularly note the report of General Syrsky Tageneral Tageneral - commanders of Khortytsia and Tavriya, respectively. The report of Zaluzhny, Minister of Defense Reznikov, Minister of Defense of Reznikov, Minister of Defense Kamyshin.</text:p>
      <text:p text:style-name="P4">
What is important to understand now? The invaders are already internally ready for defeat.</text:p>
      <text:p text:style-name="P4">
They have already lost this war in their thoughts. We need to press on them daily so that their feelings of defeat turn into their escape, their mistakes, their losses.</text:p>
      <text:p text:style-name="P4">
I thank everyone and everyone who destroys the enemy!Thank you to everyone who, despite any way, returns our land to Ukraine!We are preparing to add to you, warriors, even more arms, even more opportunities to overcome the aggressor and restore peace.</text:p>
      <text:p text:style-name="P4">
He spoke with Britain Prime Minister Sunak today. I thank you, Rishi, the support of support and the steps that allow you to understand the world that the kingdom will always be the leader.To guarantee: who would not be the aggressor against the free world, he finishes the same shame as the Kremlin.</text:p>
      <text:p text:style-name="P4">
Glory to all our soldiers, who are now in battle, in combat posts and in combat operations!I thank everyone who trains our fighters!I thank everyone who treats Ukrainian soldiers after injuries!</text:p>
      <text:p text:style-name="P4">
<text:span text:style-name="T4">
<text:span text:style-name="T5">
Glory to Ukraine!</text:span>
</text:span>
</text:p>
      <text:p text:style-name="P4">
<text:span text:style-name="T4">
 Source: </text:span>
 <text:a xlink:type="simple" xlink:href="https://www.president.gov.ua/news/namagannya-obijti-sankciyi-maye-viznachatisya-yak-odin-iz-na-82833" text:style-name="Internet_20_link" text:visited-style-name="Visited_20_Internet_20_Link">
<text:span text:style-name="T5">
offary website President of Ukraine</text:span>
</text:a>
</text:p>
      <text:p text:style-name="P4">
News Source: <text:a xlink:type="simple" xlink:href="https://armyinform.com.ua/2023/05/12/namagannya-obijty-sankcziyi-maye-vyznachatysya-yak-odyn-iz-najtyazhchyh-zlochyniv-proty-mizhnarodnogo-prava-ta-myru-prezydent-ukrayiny/" text:style-name="Internet_20_link" text:visited-style-name="Visited_20_Internet_20_Link">
https://armyinform.com.ua/2023/05/12/namagannya-obijty-sankcziyi-maye-vyznachatysya-yak-odyn-iz-najtyazhchyh-zlochyniv-proty-mizhnarodnogo-prava-ta-myru-prezydent-ukrayiny/</text:a>
</text:p>
      <!--NEWS-->
      <text:h text:style-name="P10" text:outline-level="1">
<text:span text:style-name="T4">
In the south, the enemy tries to disperse as much as possible - Natalia Humeniuk</text:span>
</text:h>
      <text:p text:style-name="P4">
Author: ['Олексій Тригуб']</text:p>
      <text:p text:style-name="P4">
Time: 2023-05-12T93:00:00-04:00</text:p>
      <text:p text:style-name="P4">
Description: At the PIVDENT LIGHT IN THE VOROG, we’ll make a maximum of pink, we are preparing a bou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STOPRUSSIA', 'АГРЕСІЯ РФ', 'ВТОРГНЕННЯ РФ', 'НАТАЛІЯ ГУМЕНЮК']</text:p>
      <text:p text:style-name="P4">
Category: News</text:p>
      <!--METADATA-->
      <text:p text:style-name="P4">
<draw:frame draw:style-name="fr1" draw:name="Image337" text:anchor-type="as-char" svg:width="6.9236in" svg:height="4.206087in" draw:z-index="0">
<draw:image xlink:href="../Images/AРМІЯINFORM/2023-05-12T93-00-00-04-00/2-nataliya-gumenyuk-e1672058964734.jpg" xlink:type="simple" xlink:show="embed" xlink:actuate="onLoad" draw:mime-type="image/jpeg"/>
</draw:frame>
Natalia Humeniuk</text:p>
      <text:p text:style-name="P4">
In the southern direction, the enemy tries to disperse as much as possible to restrain Ukraine's defense forces. About it on a live broadcast <text:a xlink:type="simple" xlink:href="https://www.youtube.com/watch" text:style-name="Internet_20_link" text:visited-style-name="Visited_20_Internet_20_Link">
Telelorphone</text:a>
The only news was told by the Head of the Unified Coordination Press Center of Defense forces of South Ukraine captain Natalia Humeniuk 1st rank.</text:p>
      <ul>
        <li>
They try to create multilayered defense to avoid lesions, - says the military journalist.</li>
      </ul>
      <text:p text:style-name="P4">
Regarding information on the temporarily occupied Crimea, Natalia Humeniuk speaks propaneics among the invaders and Russians who illegally moved to the peninsula, atheper try to leave it as soon as possible.</text:p>
      <ul>
        <li>
Carefully prepared. Transport directions are overloaded. Operations with immobilization are maximized and accelerated. This for its part leads to the fact that this real estate loses in price, - said Natalia Humeniuk. - They said that the season would be, but not at all the one they ordered.</li>
      </ul>
      <text:p text:style-name="P4">
News Source: <text:a xlink:type="simple" xlink:href="https://armyinform.com.ua/2023/05/12/na-pivdni-vorog-namagayetsya-maksymalno-rozoseredytysya-nataliya-gumenyuk/" text:style-name="Internet_20_link" text:visited-style-name="Visited_20_Internet_20_Link">
https://armyinform.com.ua/2023/05/12/na-pivdni-vorog-namagayetsya-maksymalno-rozoseredytysya-nataliya-gumenyuk/</text:a>
</text:p>
      <!--NEWS-->
      <text:h text:style-name="P10" text:outline-level="1">
<text:span text:style-name="T4">
Aviation of Defense forces of this day has struck 4 strikes on Russian positions and technique</text:span>
</text:h>
      <text:p text:style-name="P4">
Author: ['АРМІЯINFORM']</text:p>
      <text:p text:style-name="P4">
Time: 2023-05-12T94:00:00-04:00</text:p>
      <text:p text:style-name="P4">
Description: Avіaatsіya defense forces for Dob took 4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ІЙНА', 'ВТОРГНЕННЯ РФ', 'ГШ ЗСУ', 'ОПЕРАТИВНА ІНФОРМАЦІЯ', 'ХРОНІКА ОБОРОНИ']</text:p>
      <text:p text:style-name="P4">
Category: News</text:p>
      <!--METADATA-->
      <text:p text:style-name="P4">
<draw:frame draw:style-name="fr1" draw:name="Image338" text:anchor-type="as-char" svg:width="6.9236in" svg:height="4.501139in" draw:z-index="0">
<draw:image xlink:href="../Images/AРМІЯINFORM/2023-05-12T94-00-00-04-00/war-1.jpg" xlink:type="simple" xlink:show="embed" xlink:actuate="onLoad" draw:mime-type="image/jpeg"/>
</draw:frame>
Illustrative Photo <text:span text:style-name="T4">
 🔥 Situation on Russian invasion </text:span>
</text:p>
      <text:p text:style-name="P4">
The aviation of the Defense Forces per day struck 4 strikes in the areas of concentration of personnel and enemy military equipment.</text:p>
      <text:p text:style-name="P4">
About it on Facebook <text:a xlink:type="simple" xlink:href="https://www.facebook.com/GeneralStaff.ua/posts/pfbid0cRwMsnTFVUBaRsx8zuS5iGWVtS6WCpgBQr9mgSBAMGEbAtXfU8iJmhQKeTFP9Foal" text:style-name="Internet_20_link" text:visited-style-name="Visited_20_Internet_20_Link">
reports</text:a>
The General Staff of the Armed Forces.</text:p>
      <text:p text:style-name="P4">
Units of missile troops and artillery, for their part, were struck by 3 districts of living force, 3 artillery units at fire positions, and ashotrate the station of electronic struggle of the invaders.</text:p>
      <text:p text:style-name="P4">
News Source: <text:a xlink:type="simple" xlink:href="https://armyinform.com.ua/2023/05/12/aviacziya-syl-oborony-cziyeyi-doby-zavdala-4-udary-po-rosijskyh-pozycziyah-ta-tehniczi/" text:style-name="Internet_20_link" text:visited-style-name="Visited_20_Internet_20_Link">
https://armyinform.com.ua/2023/05/12/aviacziya-syl-oborony-cziyeyi-doby-zavdala-4-udary-po-rosijskyh-pozycziyah-ta-tehniczi/</text:a>
</text:p>
      <!--NEWS-->
      <text:h text:style-name="P10" text:outline-level="1">
<text:span text:style-name="T4">
There will be no sustainable peace without Russia's responsibility for committing crimes - Kai Callas</text:span>
</text:h>
      <text:p text:style-name="P4">
Author: ['Єгор Брайлян']</text:p>
      <text:p text:style-name="P4">
Time: 2023-05-12T95:00:00-04:00</text:p>
      <text:p text:style-name="P4">
Description: The prem and miinistanist Kallas PID Hour Vidkritte 16-Ye Conference stated about CE ... War with Ukraine 2022, War with Ukraine Latest News today, War with Ukraine 2022 Last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52892021236_7786638a0f_k.jpg" text:style-name="Internet_20_link" text:visited-style-name="Visited_20_Internet_20_Link">
52892021236_7786638a0f_k.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39" text:anchor-type="as-char" svg:width="6.9236in" svg:height="4.615733in" draw:z-index="0">
<draw:image xlink:href="../Images/AРМІЯINFORM/2023-05-12T95-00-00-04-00/52892021236_7786638a0f_k.jpg" xlink:type="simple" xlink:show="embed" xlink:actuate="onLoad" draw:mime-type="image/jpeg"/>
</draw:frame>
This was stated by Estonia Prime Minister Kai Callas during the opening of Lennart Mary's 16-conference, correspondent Armyinfor from Tallinn reports.</text:p>
      <text:p text:style-name="P4">
"There is no responsibility for making Russia about its neighbors. So, in a short perspective, we must create an international tribunal against Russia. It should not be forgotten that there is also a crime of the Russian leadership. In fact, it is very important to deal with the crime of aggression.</text:p>
      <text:p text:style-name="P4">
For small states, such as the Baltic countries, the war is always destruction, and for imperials it is a glory.</text:p>
      <text:p text:style-name="P4">
For a while, I studied the history of tribunals in Nuremberg and Tokyo. Only during the Sevnurnberg did the Germans find out about the crimes of the Nazis. Therefore, not only responsibility is important, but also to the future, ”Kai Callas noted.</text:p>
      <text:p text:style-name="P4">
Lennart Mary Conference has been held annually in Estonia since 2007. Its organizer is the International Defense and Security Center(ICDS). Подія названа начесть міністра закордонних справ (1990–1992)and President of Estonia(1992–2001).</text:p>
      <text:p text:style-name="P4">
<text:span text:style-name="T5">
Фото</text:span>
 <text:span text:style-name="T5">
Lennart</text:span>
 <text:span text:style-name="T5">
Meri</text:span>
 <text:span text:style-name="T5">
Conference</text:span>
</text:p>
      <text:p text:style-name="P4">
News Source: <text:a xlink:type="simple" xlink:href="https://armyinform.com.ua/2023/05/12/ne-bude-stalogo-myru-bez-vidpovidalnosti-rosiyi-za-skoyeni-zlochyny-kaya-kallas/" text:style-name="Internet_20_link" text:visited-style-name="Visited_20_Internet_20_Link">
https://armyinform.com.ua/2023/05/12/ne-bude-stalogo-myru-bez-vidpovidalnosti-rosiyi-za-skoyeni-zlochyny-kaya-kallas/</text:a>
</text:p>
      <!--NEWS-->
      <text:h text:style-name="P10" text:outline-level="1">
<text:span text:style-name="T4">
Black Sea Grain Initiative: A week Ukrainian ports left 18 vessels</text:span>
</text:h>
      <text:p text:style-name="P4">
Author: ['АРМІЯINFORM']</text:p>
      <text:p text:style-name="P4">
Time: 2023-05-12T96:00:00-04:00</text:p>
      <text:p text:style-name="P4">
Description: For Past Pastyliye, the framework of the Chornomorsko Grain Initivativa 18 was lef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2-10-23_12-46-27-e1676627665311-960x540-1.jpg" text:style-name="Internet_20_link" text:visited-style-name="Visited_20_Internet_20_Link">
photo_2022-10-23_12-46-27-e1676627665311-960x540-1.jpg</text:a>
']</text:p>
      <text:p text:style-name="P4">
Tags: ['ВІЙНА', 'ВМС ЗС УКРАЇНИ']</text:p>
      <text:p text:style-name="P4">
Category: News</text:p>
      <!--METADATA-->
      <text:p text:style-name="P4">
<draw:frame draw:style-name="fr1" draw:name="Image340" text:anchor-type="as-char" svg:width="6.9236in" svg:height="3.894525in" draw:z-index="0">
<draw:image xlink:href="../Images/AРМІЯINFORM/2023-05-12T96-00-00-04-00/photo_2022-10-23_12-46-27-e1676627665311-960x540-1.jpg" xlink:type="simple" xlink:show="embed" xlink:actuate="onLoad" draw:mime-type="image/jpeg"/>
</draw:frame>
Last week, Ukrainian ports, with more than half a million tons of grain and other foods, were wandered under the Black Sea Grain Initiative.</text:p>
      <text:p text:style-name="P4">
About it <text:a xlink:type="simple" xlink:href="https://fb.watch/ktZieEEJtC/"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71 ships, 40 of them moved from the Bosphorus Strait; * To the Black Sea - 158 ships, 4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12/chornomorska-zernova-inicziatyva-za-tyzhden-ukrayinski-porty-pokynulo-18-suden/" text:style-name="Internet_20_link" text:visited-style-name="Visited_20_Internet_20_Link">
https://armyinform.com.ua/2023/05/12/chornomorska-zernova-inicziatyva-za-tyzhden-ukrayinski-porty-pokynulo-18-suden/</text:a>
</text:p>
      <!--NEWS-->
      <text:h text:style-name="P10" text:outline-level="1">
<text:span text:style-name="T4">
Ukraine tries first and foremost to pick up seriously wounded, sick and women - coordinating headquarters</text:span>
</text:h>
      <text:p text:style-name="P4">
Author: ['АРМІЯINFORM']</text:p>
      <text:p text:style-name="P4">
Time: 2023-05-12T97:00:00-04:00</text:p>
      <text:p text:style-name="P4">
Description: At the coordinating headquarters, Zustinich Zustinov was nyskovo service of Smremo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17475a3c-271f-4b48-9c6a-2d46e2aad3d7.jpg" text:style-name="Internet_20_link" text:visited-style-name="Visited_20_Internet_20_Link">
17475a3c-271f-4b48-9c6a-2d46e2aad3d7.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41" text:anchor-type="as-char" svg:width="6.9236in" svg:height="4.615733in" draw:z-index="0">
<draw:image xlink:href="../Images/AРМІЯINFORM/2023-05-12T97-00-00-04-00/17475a3c-271f-4b48-9c6a-2d46e2aad3d7.jpg" xlink:type="simple" xlink:show="embed" xlink:actuate="onLoad" draw:mime-type="image/jpeg"/>
</draw:frame>
The coordination headquarters met with families of servicemen of a separate assault battalion "Aydar". The representative of the coordination staff has been loved that the National Information Bureau accounts for all the missing disadvantages of defenders and defenders. All defenders in the enemy militia are fed for exchange.</text:p>
      <text:p text:style-name="P4">
About it <text:a xlink:type="simple" xlink:href="https://t.me/Koord_shtab/1042" text:style-name="Internet_20_link" text:visited-style-name="Visited_20_Internet_20_Link">
reports</text:a>
Coordinating headquarters of inquiries for the treatment of prisoners of war.</text:p>
      <text:p text:style-name="P4">
“We find all the defenders until the DNA coincides or finds it. Until we consider a man alive and look for him in captivity, ”he said.</text:p>
      <text:p text:style-name="P4">
The staff specialist once again reminded that Ukraine is trying first and foremost to pick up herbs, sick and women.</text:p>
      <text:p text:style-name="P4">
The relatives were also interested in whether the "sentences", which are illegal to our defenders, complicated.</text:p>
      <text:p text:style-name="P4">
“We also have their prisoners and those under investigation. Therefore, there is no obstacle to exchange, ”the headquarters representative emphasized.</text:p>
      <text:p text:style-name="P4">
News Source: <text:a xlink:type="simple" xlink:href="https://armyinform.com.ua/2023/05/12/ukrayina-namagayetsya-peredusim-zabraty-vazhkoporanenyh-hvoryh-i-zhinok-koordynaczijnyj-shtab/" text:style-name="Internet_20_link" text:visited-style-name="Visited_20_Internet_20_Link">
https://armyinform.com.ua/2023/05/12/ukrayina-namagayetsya-peredusim-zabraty-vazhkoporanenyh-hvoryh-i-zhinok-koordynaczijnyj-shtab/</text:a>
</text:p>
      <!--NEWS-->
      <text:h text:style-name="P10" text:outline-level="1">
<text:span text:style-name="T4">
With our help and weapons, Ukraine can win in the war - Indrek Kannik</text:span>
</text:h>
      <text:p text:style-name="P4">
Author: ['Єгор Брайлян']</text:p>
      <text:p text:style-name="P4">
Time: 2023-05-12T98:00:00-04:00</text:p>
      <text:p text:style-name="P4">
Description: About the announcement of the director of the Ministry of Defense of the Defense of the Defense of the Bezpeki Indrek Cannik PID Hou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2892664653_7c3fd627e1_k.jpg" text:style-name="Internet_20_link" text:visited-style-name="Visited_20_Internet_20_Link">
52892664653_7c3fd627e1_k.jpg</text:a>
']</text:p>
      <text:p text:style-name="P4">
Tags: ['STOPRUSSIA', 'АГРЕСІЯ РФ', 'ВТОРГНЕННЯ РФ', 'ГШ ЗСУ', 'ДОПОМОГА ПАРТНЕРІВ', 'СВІТ ПІДТРИМУЄ УКРАЇНУ']</text:p>
      <text:p text:style-name="P4">
Category: News</text:p>
      <!--METADATA-->
      <text:p text:style-name="P4">
<draw:frame draw:style-name="fr1" draw:name="Image342" text:anchor-type="as-char" svg:width="6.9236in" svg:height="4.615733in" draw:z-index="0">
<draw:image xlink:href="../Images/AРМІЯINFORM/2023-05-12T98-00-00-04-00/52892664653_7c3fd627e1_k.jpg" xlink:type="simple" xlink:show="embed" xlink:actuate="onLoad" draw:mime-type="image/jpeg"/>
</draw:frame>
This was stated by the Director of the International Defense and Security Center Indrek Kannik during the opening word at the opening of the 16th Lennart Mary Conference, the Army of Tallinn reports.</text:p>
      <text:p text:style-name="P4">
Indrek Kannik compared Ukraine a year ago and now, noting about the strategic outrage of Russians to destroy Ukrainian statehood.</text:p>
      <text:p text:style-name="P4">
“When we met a year ago at the 15th Lennart Mary Conference, large-scale Russian aggression against Ukraine was still quite early. Mennis three months from its beginning. But even then, there were already signs that the Russian reached its main purpose - the destruction of Ukrainian statehood. The situation was quite unstable. Although Ukrainians were able to repel Russia's attack from the same time, it was possible that Russia would regroup and return.</text:p>
      <text:p text:style-name="P4">
A year later, Ukraine liberated territories on the western bank of the Dnieper and most Kharkiv region. I am optimistic enough that Ukraine will free up more this summer. The situation is much better than it was a year ago. But it's not where we would like to be, ”said Indrek Kannik.</text:p>
      <text:p text:style-name="P4">
The slogan of the conference was the quote of the Italian writer Dante Alighieri "Incipitvita Nova"(So the new life begins). В цьому аспекті на думкуІндрека Канніка, варто покарати росію через загарбницьку війну, щоб більше небуло воєн у Європі.</text:p>
      <text:p text:style-name="P4">
«Ми маємо зробити все, щоб зробити нове життя кращим, ніж нинішнє. Ми нехочемо війни на нашому континенті. Попереднє життя призвело нас до війни.</text:p>
      <text:p text:style-name="P4">
росія зараз, мабуть, найбільш слабка за останні 20 років. Давайте будьмочесними – ми маємо взяти перевагу в цій ситуації. росія розпочала загарбницькувійну. Вона вбила невинних людей, зруйнувала міста та села, знищилаінфраструктуру та пам’ятки культури.</text:p>
      <text:p text:style-name="P4">
Нам не потрібно принижувати росію. Але ми маємо покарати її за те, що вонавчинила – як карають злочинців. Кримінальні режими теж. Найкращим покараннямбуде швидка та чітка поразка росії та звільнення всіх українських територій.Цей результат так само в наших руках, як і в руках України», - відзначивІндрек Каннік.</text:p>
      <text:p text:style-name="P4">
За його словами, нині головним завданням є надання всебічної підтримки Українізадля якнайшвидшої перемоги. Адже російсько-українська війна впливає не лишена Європу, але й решту світу.</text:p>
      <text:p text:style-name="P4">
«З нашою допомогою, з нашою зброєю, Україна зможе виграти в цій війні. Післявійни, безпека України та наша безпека має бути гарантована українськимчленством у ЄС і НАТО, разом з іншими націями, які цього прагнуть.</text:p>
      <text:p text:style-name="P4">
We will remind, on May 12 in the capital of Estonia, Tallinna began its work 16-conference Lennart Mary-an annual event, where they discuss issues of international security. The correspondent of the Armyinforms exclusively reports the main discussions that are happening there. The Lennart Mary Conference is the International Defense and Security Center and the European Foundation for Lennart Mary.</text:p>
      <text:p text:style-name="P4">
<text:span text:style-name="T5">
Foto</text:span>
 <text:span text:style-name="T5">
lennart</text:span>
 <text:span text:style-name="T5">
meri</text:span>
 <text:span text:style-name="T5">
conference</text:span>
</text:p>
      <text:p text:style-name="P4">
News Source: <text:a xlink:type="simple" xlink:href="https://armyinform.com.ua/2023/05/12/z-nashoyu-dopomogoyu-ta-zbroyeyu-ukrayina-mozhe-peremogty-u-vijni-indrek-kannik/" text:style-name="Internet_20_link" text:visited-style-name="Visited_20_Internet_20_Link">
https://armyinform.com.ua/2023/05/12/z-nashoyu-dopomogoyu-ta-zbroyeyu-ukrayina-mozhe-peremogty-u-vijni-indrek-kannik/</text:a>
</text:p>
      <!--NEWS-->
      <text:h text:style-name="P10" text:outline-level="1">
<text:span text:style-name="T4">
15 years in prison received a traitor who was spying on the positions of the Armed Forces of Ukraine</text:span>
</text:h>
      <text:p text:style-name="P4">
Author: ['АРМІЯINFORM']</text:p>
      <text:p text:style-name="P4">
Time: 2023-05-12T99:00:00-04:00</text:p>
      <text:p text:style-name="P4">
Description: Gorodyaki SBU 15 ROKIV TURMI, having rejected the TARKENT, Yakiy, spying on the positions of reactiv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СЛУЖБА БЕЗПЕКИ УКРАЇНИ']</text:p>
      <text:p text:style-name="P4">
Category: News</text:p>
      <!--METADATA-->
      <text:p text:style-name="P4">
<draw:frame draw:style-name="fr1" draw:name="Image343" text:anchor-type="as-char" svg:width="6.9236in" svg:height="3.952222in" draw:z-index="0">
<draw:image xlink:href="../ConvertedIMGs/AРМІЯINFORM/2023-05-12T99-00-00-04-00/i75_articleimage_203629.png" xlink:type="simple" xlink:show="embed" xlink:actuate="onLoad" draw:mime-type="image/png"/>
</draw:frame>
Illustrative photo</text:p>
      <text:p text:style-name="P4">
Thanks to the SBU for 15 years of prison received a traitor who was spying on the positions of the reactive artillery of the Armed Forces in Kharkiv region, <text:a xlink:type="simple" xlink:href="https://t.me/SBUkr/8300" text:style-name="Internet_20_link" text:visited-style-name="Visited_20_Internet_20_Link">
referred</text:a>
Verification of the Ukrainian Special Service.</text:p>
      <text:p text:style-name="P4">
The Security Service gathered unquestionable evidence of the guilt of another Russian agent, who passed on to the occupiers of the location of the defense forces in Kharkiv region. The obtained coordinates were used by the invaders to prepare sighting rocket-artillery strikes.</text:p>
      <text:p text:style-name="P4">
The SBU staff detained the attacker during the counterintelligence measures of the Uharkiv at the end of March last year. According to the Ukrainian Secret Service, the court appointed him 15 years in prison.</text:p>
      <text:p text:style-name="P4">
According to the investigation, the criminal is a resident of Luhansk region, who at the beginning of the broad -scale aggression on his own initiative went to two Russian -navals with the call sign "Yasha" and "Urals".</text:p>
      <text:p text:style-name="P4">
During the remote "communication", he offered the invaders his assistance to enter Ukraine. To collect the intelligence traitor "in the dark" used some acquaintances. In addition, he attracted his wife to processing media files with Ukrainian objects. All the information obtained by the attacker is sent to the leader through the messenger telegrams in the form of Google Card.</text:p>
      <text:p text:style-name="P4">
On the basis of the evidence collected by investigators of the SBU, the court found him guilty of state -owned state(Part 2 of Art. 111 of the Criminal Code of Ukraine).</text:p>
      <text:p text:style-name="P4">
News Source: <text:a xlink:type="simple" xlink:href="https://armyinform.com.ua/2023/05/12/15-rokiv-tyurmy-otrymav-zradnyk-yakyj-shpyguvav-za-pozycziyamy-zs-ukrayiny/" text:style-name="Internet_20_link" text:visited-style-name="Visited_20_Internet_20_Link">
https://armyinform.com.ua/2023/05/12/15-rokiv-tyurmy-otrymav-zradnyk-yakyj-shpyguvav-za-pozycziyamy-zs-ukrayiny/</text:a>
</text:p>
      <!--NEWS-->
      <text:h text:style-name="P10" text:outline-level="1">
<text:span text:style-name="T4">
Slovak President will sue the expression that called her a "American agent"</text:span>
</text:h>
      <text:p text:style-name="P4">
Authors: Ukrinform (Person)</text:p>
      <text:p text:style-name="P4">
Publisher: Укринформ (Organization)</text:p>
      <text:p text:style-name="P4">
Published Time: 2023-05-13T-32:21:00+03:00</text:p>
      <text:p text:style-name="P4">
Modified Time: 2023-05-13T00:21:00+03:00</text:p>
      <text:p text:style-name="P4">
Description: Slovak President Zuzan Chapotova intends to sue the opposition leader and former Prime Minister Robert Fitzo for his comments. - Ukrinform.</text:p>
      <text:p text:style-name="P4">
Images: ["<text:a xlink:type="simple" xlink:href="https://static.ukrinform.com/photos/2019_03/thumb_files/630_360_1552844334-606.jpg" text:style-name="Internet_20_link" text:visited-style-name="Visited_20_Internet_20_Link">
630_360_15528...</text:a>
"]</text:p>
      <text:p text:style-name="P4">
Tags: ['Суд', 'Словаччина', 'Чапутова']</text:p>
      <text:p text:style-name="P4">
Type: Article</text:p>
      <!--METADATA-->
      <text:p text:style-name="P4">
<draw:frame draw:style-name="fr1" draw:name="Image344" text:anchor-type="as-char" svg:width="6.9236in" svg:height="3.956343in" draw:z-index="0">
<draw:image xlink:href="../Images/yкринформ/2023-05-13T-32-21-00-03-00/630_360_1552844334-606.jpg" xlink:type="simple" xlink:show="embed" xlink:actuate="onLoad" draw:mime-type="image/jpeg"/>
</draw:frame>
Slovak President Zuzan Chapotova intends to sue the leadership and former Prime Minister Robert Fitzo for his comments on his own.</text:p>
      <text:p text:style-name="P4">
As Ukrinform reports, it reports <text:a xlink:type="simple" xlink:href="https://www.euractiv.com/section/politics/news/slovak-president-caputova-to-sue-former-pm-fico/" text:style-name="Internet_20_link" text:visited-style-name="Visited_20_Internet_20_Link">
</text:a>
.</text:p>
      <text:p text:style-name="P4">
It is noted that Fitzo, the chairman of the Smer-SD party, repeatedly called Chaputova "American agent" and, commenting on her decision to appoint a new temporary government, stated that it "appoints the Soros Government", referring to the American Billioder-Filant, George Soros.</text:p>
      <text:p text:style-name="P4">
The official refused to apologize for his comments, even after which and her family began to get threats. Police are currently investigating four criminal proceedings related to dangerous threats to the presidential address.</text:p>
      <text:p text:style-name="P4">
"Turning someone into a target with the help of hated lies is already costly human lives in <text:span text:style-name="T4">
 <text:a xlink:type="simple" xlink:href="https://www.ukrinform.ua/tag-slovaccina" text:style-name="Internet_20_link" text:visited-style-name="Visited_20_Internet_20_Link">
</text:a>
</text:span>
 ", wrote Chapotov on social networks.</text:p>
      <text:p text:style-name="P4">
<text:span text:style-name="T4">
 Read also: </text:span>
 <text:span text:style-name="T4">
 <text:a xlink:type="simple" xlink:href="https://www.ukrinform.ua/rubric-polytics/3702166-caputova-perekonana-so-novij-urad-slovaccini-rozumitime-riznicu-miz-agresorom-i-zertvou-vijni.html" text:style-name="Internet_20_link" text:visited-style-name="Visited_20_Internet_20_Link">
</text:a>
</text:span>
</text:p>
      <text:p text:style-name="P4">
Chapotova had previously sued Smer-Sdlubosz, the deputy chairman of the Smer-Sdlubosz Party, known for the proliferation of Russian propaganda and conspiracy theories. He won the Head of State with a "traitor", "American agent" and "objects of the foreign state". Last year, she won the case in court.</text:p>
      <text:p text:style-name="P4">
The Fitzo Party is currently leading in polls on the eve of the early Parliamentary elections appointed for September.</text:p>
      <text:p text:style-name="P4">
According to Ukrinform, the deputy _ <text:span text:style-name="T4">
 <text:a xlink:type="simple" xlink:href="https://www.ukrinform.ua/rubric-world/3706030-urad-slovaccini-do-viboriv-ocoluvatime-zastupnik-golovi-nacbanku.html" text:style-name="Internet_20_link" text:visited-style-name="Visited_20_Internet_20_Link">
</text:a>
</text:span>
 _ after Prime Minister Edward Heger went out to be a few months before the early parliamentary elections in the country.</text:p>
      <text:p text:style-name="P4">
<text:span text:style-name="T5">
Foto: MaroŠ HERC, NOVY čas</text:span>
</text:p>
      <text:p text:style-name="P4">
News Source: <text:a xlink:type="simple" xlink:href="https://www.ukrinform.ua/rubric-world/3708287-prezidentka-slovaccini-podast-do-sudu-na-ekspremera-akij-nazivav-ii-amerikanskim-agentom.html" text:style-name="Internet_20_link" text:visited-style-name="Visited_20_Internet_20_Link">
https://www.ukrinform.ua/rubric-world/3708287-prezidentka-slovaccini-podast-do-sudu-na-ekspremera-akij-nazivav-ii-amerikanskim-agentom.html</text:a>
</text:p>
      <!--NEWS-->
      <text:h text:style-name="P10" text:outline-level="1">
<text:span text:style-name="T4">
Podolyak about the visit of a representative of the PRC: let's explain again - no compromise at the expense of territories</text:span>
</text:h>
      <text:p text:style-name="P4">
Authors: Ukrinform (Person)</text:p>
      <text:p text:style-name="P4">
Publisher: Укринформ (Organization)</text:p>
      <text:p text:style-name="P4">
Published Time: 2023-05-13T-34:13:00+03:00</text:p>
      <text:p text:style-name="P4">
Modified Time: 2023-05-13T00:13:00+03:00</text:p>
      <text:p text:style-name="P4">
Description: The plan of peaceful settlement from China contains the right position, but the only possible Ukrainian formula of peace. - Ukrinform.</text:p>
      <text:p text:style-name="P4">
Images: ["<text:a xlink:type="simple" xlink:href="https://static.ukrinform.com/photos/2023_01/thumb_files/630_360_1674754520-912.jpg" text:style-name="Internet_20_link" text:visited-style-name="Visited_20_Internet_20_Link">
630_360_16747...</text:a>
"]</text:p>
      <text:p text:style-name="P4">
Tags: ['Китай', 'Україна', 'Подоляк', 'Війна з росією', 'Єдині новини']</text:p>
      <text:p text:style-name="P4">
Type: Article</text:p>
      <!--METADATA-->
      <text:p text:style-name="P4">
<draw:frame draw:style-name="fr1" draw:name="Image345" text:anchor-type="as-char" svg:width="6.9236in" svg:height="3.956343in" draw:z-index="0">
<draw:image xlink:href="../Images/yкринформ/2023-05-13T-34-13-00-03-00/630_360_1674754520-912.jpg" xlink:type="simple" xlink:show="embed" xlink:actuate="onLoad" draw:mime-type="image/jpeg"/>
</draw:frame>
Planir settlement from China contains the right positions, but the only possible is the Ukrainian formula of peace.</text:p>
      <text:p text:style-name="P4">
This was announced on the national telephone by the adviser to the head of the office of the office of the president Mikhail Podolyak, reports Ukrinform with reference to <text:a xlink:type="simple" xlink:href="https://www.radiosvoboda.org/a/news-podoliak-kyiv-predstavnyk-kytaiu-kompromisy-za-rahunok-terytorii/32409456.html" text:style-name="Internet_20_link" text:visited-style-name="Visited_20_Internet_20_Link">
</text:a>
.</text:p>
      <text:p text:style-name="P4">
“There is a formula proposed by China 12 steps. There are enough correct positions. For example: sovereignty and territorial integrity are the basis for any settlement. Right. And then the first point of our formula of peace proposed by President Zelensky is clearly recorded:(Russian - ed.)They went beyond the borders of the 91st year - and then the concept of sovereignty, non -interference in Ukraine's foreign and domestic policy on the Russian Federation returned. Second: then the territorial integrity of Ukraine comes into force, ”Podolyak said.</text:p>
      <text:p text:style-name="P4">
<text:span text:style-name="T4">
 Read also: </text:span>
 <text:span text:style-name="T4">
 <text:a xlink:type="simple" xlink:href="https://www.ukrinform.ua/rubric-polytics/3708521-dla-prodovzenna-normalnih-stosunkiv-z-es-kitaj-mae-perekonati-rf-vijti-z-ukraini-borrel.html" text:style-name="Internet_20_link" text:visited-style-name="Visited_20_Internet_20_Link">
</text:a>
</text:span>
</text:p>
      <text:p text:style-name="P4">
According to the adviser to the chairman of the OP, any country can join the discussion, but Kiev will insist on fixing the Ukrainian formula of peace as a man.</text:p>
      <text:p text:style-name="P4">
Podolyak expressed the opinion that <text:span text:style-name="T4">
 <text:a xlink:type="simple" xlink:href="https://www.ukrinform.ua/tag-kitaj" text:style-name="Internet_20_link" text:visited-style-name="Visited_20_Internet_20_Link">
</text:a>
</text:span>
 It is currently a slightly different position than during the previous year: if there was a "pro -Russian neutrality" earlier, it "demonstrates the absence of a lot to Russia."</text:p>
      <text:p text:style-name="P4">
“They speak rhetorical words to support a strategic partnership with the Russian Federation, but we see a more active political position in the global sense. And it was a bubazano to explain(China - ed.)Once again: everything can be, all positions can be interrupted with regard to nuclear, food security, but we come out of the key - territory. No compromise at the expense of territories, ”the adviser to the Goloop emphasized.</text:p>
      <text:p text:style-name="P4">
<text:span text:style-name="T4">
 Read also: </text:span>
 <text:span text:style-name="T4">
 <text:a xlink:type="simple" xlink:href="https://www.ukrinform.ua/rubric-polytics/3708184-specpredstavnik-kitau-vidvidae-ukrainu-ta-rosiu.html" text:style-name="Internet_20_link" text:visited-style-name="Visited_20_Internet_20_Link">
</text:a>
</text:span>
</text:p>
      <text:p text:style-name="P4">
Recall: Special Representative of the Government of Eurasia Lee Huai, May 15, will start its mission and visit Ukraine, Poland, France, Germany and Russia to discuss the ways of political regulation of the "crisis of the Sov Ukraine".</text:p>
      <text:p text:style-name="P4">
News Source: <text:a xlink:type="simple" xlink:href="https://www.ukrinform.ua/rubric-polytics/3708547-podolak-pro-vizit-predstavnika-knr-poasnimo-se-raz-zodnogo-kompromisu-za-rahunok-teritorij.html" text:style-name="Internet_20_link" text:visited-style-name="Visited_20_Internet_20_Link">
https://www.ukrinform.ua/rubric-polytics/3708547-podolak-pro-vizit-predstavnika-knr-poasnimo-se-raz-zodnogo-kompromisu-za-rahunok-teritorij.html</text:a>
</text:p>
      <!--NEWS-->
      <text:h text:style-name="P10" text:outline-level="1">
<text:span text:style-name="T4">
Podolyak about the visit of a representative of the PRC: let's explain again - no compromise at the expense of territories</text:span>
</text:h>
      <text:p text:style-name="P4">
Authors: Ukrinform (Person)</text:p>
      <text:p text:style-name="P4">
Publisher: Укринформ (Organization)</text:p>
      <text:p text:style-name="P4">
Published Time: 2023-05-13T00:13:00+03:00</text:p>
      <text:p text:style-name="P4">
Modified Time: 2023-05-13T00:13:00+03:00</text:p>
      <text:p text:style-name="P4">
Description: The plan of peaceful settlement from China contains the right position, but the only possible Ukrainian formula of peace. - Ukrinform.</text:p>
      <text:p text:style-name="P4">
Images: ["<text:a xlink:type="simple" xlink:href="https://static.ukrinform.com/photos/2023_01/thumb_files/630_360_1674754520-912.jpg" text:style-name="Internet_20_link" text:visited-style-name="Visited_20_Internet_20_Link">
630_360_16747...</text:a>
"]</text:p>
      <text:p text:style-name="P4">
Tags: ['Китай', 'Україна', 'Подоляк', 'Війна з росією', 'Єдині новини']</text:p>
      <text:p text:style-name="P4">
Type: Article</text:p>
      <!--METADATA-->
      <text:p text:style-name="P4">
<draw:frame draw:style-name="fr1" draw:name="Image346" text:anchor-type="as-char" svg:width="6.9236in" svg:height="3.956343in" draw:z-index="0">
<draw:image xlink:href="../Images/yкринформ/2023-05-13T00-13-00-03-00/630_360_1674754520-912.jpg" xlink:type="simple" xlink:show="embed" xlink:actuate="onLoad" draw:mime-type="image/jpeg"/>
</draw:frame>
Planir settlement from China contains the right positions, but the only possible is the Ukrainian formula of peace.</text:p>
      <text:p text:style-name="P4">
This was announced on the national telephone by the adviser to the head of the office of the office of the president Mikhail Podolyak, reports Ukrinform with reference to <text:a xlink:type="simple" xlink:href="https://www.radiosvoboda.org/a/news-podoliak-kyiv-predstavnyk-kytaiu-kompromisy-za-rahunok-terytorii/32409456.html" text:style-name="Internet_20_link" text:visited-style-name="Visited_20_Internet_20_Link">
</text:a>
.</text:p>
      <text:p text:style-name="P4">
“There is a formula proposed by China 12 steps. There are enough correct positions. For example: sovereignty and territorial integrity are the basis for any settlement. Right. And then the first point of our formula of peace proposed by President Zelensky is clearly recorded:(Russian - ed.)They went beyond the borders of the 91st year - and then the concept of sovereignty, non -interference in Ukraine's foreign and domestic policy on the Russian Federation returned. Second: then the territorial integrity of Ukraine comes into force, ”Podolyak said.</text:p>
      <text:p text:style-name="P4">
<text:span text:style-name="T4">
 Read also: </text:span>
 <text:span text:style-name="T4">
 <text:a xlink:type="simple" xlink:href="https://www.ukrinform.ua/rubric-polytics/3708521-dla-prodovzenna-normalnih-stosunkiv-z-es-kitaj-mae-perekonati-rf-vijti-z-ukraini-borrel.html" text:style-name="Internet_20_link" text:visited-style-name="Visited_20_Internet_20_Link">
</text:a>
</text:span>
</text:p>
      <text:p text:style-name="P4">
According to the adviser to the chairman of the OP, any country can join the discussion, but Kiev will insist on fixing the Ukrainian formula of peace as a man.</text:p>
      <text:p text:style-name="P4">
Podolyak expressed the opinion that <text:span text:style-name="T4">
 <text:a xlink:type="simple" xlink:href="https://www.ukrinform.ua/tag-kitaj" text:style-name="Internet_20_link" text:visited-style-name="Visited_20_Internet_20_Link">
</text:a>
</text:span>
 It is currently a slightly different position than during the previous year: if there was a "pro -Russian neutrality" earlier, it "demonstrates the absence of a lot to Russia."</text:p>
      <text:p text:style-name="P4">
“They speak rhetorical words to support a strategic partnership with the Russian Federation, but we see a more active political position in the global sense. And it was a bubazano to explain(China - ed.)Once again: everything can be, all positions can be interrupted with regard to nuclear, food security, but we come out of the key - territory. No compromise at the expense of territories, ”the adviser to the Goloop emphasized.</text:p>
      <text:p text:style-name="P4">
<text:span text:style-name="T4">
 Read also: </text:span>
 <text:span text:style-name="T4">
 <text:a xlink:type="simple" xlink:href="https://www.ukrinform.ua/rubric-polytics/3708184-specpredstavnik-kitau-vidvidae-ukrainu-ta-rosiu.html" text:style-name="Internet_20_link" text:visited-style-name="Visited_20_Internet_20_Link">
</text:a>
</text:span>
</text:p>
      <text:p text:style-name="P4">
Recall: Special Representative of the Government of Eurasia Lee Huai, May 15, will start its mission and visit Ukraine, Poland, France, Germany and Russia to discuss the ways of political regulation of the "crisis of the Sov Ukraine".</text:p>
      <text:p text:style-name="P4">
News Source: <text:a xlink:type="simple" xlink:href="https://www.ukrinform.ua/rubric-polytics/3708547-podolak-pro-vizit-predstavnika-knr-poasnimo-se-raz-zodnogo-kompromisu-za-rahunok-teritorij.html" text:style-name="Internet_20_link" text:visited-style-name="Visited_20_Internet_20_Link">
https://www.ukrinform.ua/rubric-polytics/3708547-podolak-pro-vizit-predstavnika-knr-poasnimo-se-raz-zodnogo-kompromisu-za-rahunok-teritorij.html</text:a>
</text:p>
      <!--NEWS-->
      <text:h text:style-name="P10" text:outline-level="1">
<text:span text:style-name="T4">
Slovak President will sue the expression that called her a "American agent"</text:span>
</text:h>
      <text:p text:style-name="P4">
Authors: Ukrinform (Person)</text:p>
      <text:p text:style-name="P4">
Publisher: Укринформ (Organization)</text:p>
      <text:p text:style-name="P4">
Published Time: 2023-05-13T00:21:00+03:00</text:p>
      <text:p text:style-name="P4">
Modified Time: 2023-05-13T00:21:00+03:00</text:p>
      <text:p text:style-name="P4">
Description: Slovak President Zuzan Chapotova intends to sue the opposition leader and former Prime Minister Robert Fitzo for his comments. - Ukrinform.</text:p>
      <text:p text:style-name="P4">
Images: ["<text:a xlink:type="simple" xlink:href="https://static.ukrinform.com/photos/2019_03/thumb_files/630_360_1552844334-606.jpg" text:style-name="Internet_20_link" text:visited-style-name="Visited_20_Internet_20_Link">
630_360_15528...</text:a>
"]</text:p>
      <text:p text:style-name="P4">
Tags: ['Суд', 'Словаччина', 'Чапутова']</text:p>
      <text:p text:style-name="P4">
Type: Article</text:p>
      <!--METADATA-->
      <text:p text:style-name="P4">
<draw:frame draw:style-name="fr1" draw:name="Image347" text:anchor-type="as-char" svg:width="6.9236in" svg:height="3.956343in" draw:z-index="0">
<draw:image xlink:href="../Images/yкринформ/2023-05-13T00-21-00-03-00/630_360_1552844334-606.jpg" xlink:type="simple" xlink:show="embed" xlink:actuate="onLoad" draw:mime-type="image/jpeg"/>
</draw:frame>
Slovak President Zuzan Chapotova intends to sue the leadership and former Prime Minister Robert Fitzo for his comments on his own.</text:p>
      <text:p text:style-name="P4">
As Ukrinform reports, it reports <text:a xlink:type="simple" xlink:href="https://www.euractiv.com/section/politics/news/slovak-president-caputova-to-sue-former-pm-fico/" text:style-name="Internet_20_link" text:visited-style-name="Visited_20_Internet_20_Link">
</text:a>
.</text:p>
      <text:p text:style-name="P4">
It is noted that Fitzo, the chairman of the Smer-SD party, repeatedly called Chaputova "American agent" and, commenting on her decision to appoint a new temporary government, stated that it "appoints the Soros Government", referring to the American Billioder-Filant, George Soros.</text:p>
      <text:p text:style-name="P4">
The official refused to apologize for his comments, even after which and her family began to get threats. Police are currently investigating four criminal proceedings related to dangerous threats to the presidential address.</text:p>
      <text:p text:style-name="P4">
"Turning someone into a target with the help of hated lies is already costly human lives in <text:span text:style-name="T4">
 <text:a xlink:type="simple" xlink:href="https://www.ukrinform.ua/tag-slovaccina" text:style-name="Internet_20_link" text:visited-style-name="Visited_20_Internet_20_Link">
</text:a>
</text:span>
 ", wrote Chapotov on social networks.</text:p>
      <text:p text:style-name="P4">
<text:span text:style-name="T4">
 Read also: </text:span>
 <text:span text:style-name="T4">
 <text:a xlink:type="simple" xlink:href="https://www.ukrinform.ua/rubric-polytics/3702166-caputova-perekonana-so-novij-urad-slovaccini-rozumitime-riznicu-miz-agresorom-i-zertvou-vijni.html" text:style-name="Internet_20_link" text:visited-style-name="Visited_20_Internet_20_Link">
</text:a>
</text:span>
</text:p>
      <text:p text:style-name="P4">
Chapotova had previously sued Smer-Sdlubosz, the deputy chairman of the Smer-Sdlubosz Party, known for the proliferation of Russian propaganda and conspiracy theories. He won the Head of State with a "traitor", "American agent" and "objects of the foreign state". Last year, she won the case in court.</text:p>
      <text:p text:style-name="P4">
The Fitzo Party is currently leading in polls on the eve of the early Parliamentary elections appointed for September.</text:p>
      <text:p text:style-name="P4">
According to Ukrinform, the deputy _ <text:span text:style-name="T4">
 <text:a xlink:type="simple" xlink:href="https://www.ukrinform.ua/rubric-world/3706030-urad-slovaccini-do-viboriv-ocoluvatime-zastupnik-golovi-nacbanku.html" text:style-name="Internet_20_link" text:visited-style-name="Visited_20_Internet_20_Link">
</text:a>
</text:span>
 _ after Prime Minister Edward Heger went out to be a few months before the early parliamentary elections in the country.</text:p>
      <text:p text:style-name="P4">
<text:span text:style-name="T5">
Foto: MaroŠ HERC, NOVY čas</text:span>
</text:p>
      <text:p text:style-name="P4">
News Source: <text:a xlink:type="simple" xlink:href="https://www.ukrinform.ua/rubric-world/3708287-prezidentka-slovaccini-podast-do-sudu-na-ekspremera-akij-nazivav-ii-amerikanskim-agentom.html" text:style-name="Internet_20_link" text:visited-style-name="Visited_20_Internet_20_Link">
https://www.ukrinform.ua/rubric-world/3708287-prezidentka-slovaccini-podast-do-sudu-na-ekspremera-akij-nazivav-ii-amerikanskim-agentom.html</text:a>
</text:p>
      <!--NEWS-->
      <text:h text:style-name="P10" text:outline-level="1">
<text:span text:style-name="T4">
Short. War. Day 443. Videoodigest</text:span>
</text:h>
      <text:p text:style-name="P4">
Author: ['АРМІЯINFORM']</text:p>
      <text:p text:style-name="P4">
Time: 2023-05-13T98: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ТОРГНЕННЯ РФ', 'ГШ ЗСУ']</text:p>
      <text:p text:style-name="P4">
Category: News</text:p>
      <!--METADATA-->
      <text:p text:style-name="P4">
News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丹尼斯·安蒂波夫（Denis Antipov</text:span>
</text:h>
      <text:p text:style-name="P4">
Author: ['АРМІЯINFORM']</text:p>
      <text:p text:style-name="P4">
Time: 2023-05-13T99:00:00-04:00</text:p>
      <text:p text:style-name="P4">
Description: 圣米基拉岛教堂的比利亚，猕猴桃的Askold Mogili，旅行的Vidkrito ...与乌克兰2022年的战争，与乌克兰与乌克兰的最新新闻，今天与乌克兰2022年的新闻战争，今天将在乌克兰和俄罗斯和俄罗斯和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Images: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Tags: ['МІНІСТЕРСТВО У СПРАВАХ ВЕТЕРАНІВ УКРАЇНИ']</text:p>
      <text:p text:style-name="P4">
Category: News</text:p>
      <!--METADATA-->
      <text:p text:style-name="P4">
<draw:frame draw:style-name="fr1" draw:name="Image348" text:anchor-type="as-char" svg:width="6.9236in" svg:height="4.615733in" draw:z-index="0">
<draw:image xlink:href="../Images/AРМІЯINFORM/2023-05-13T99-00-00-04-00/bo1a9746-scaled.jpg" xlink:type="simple" xlink:show="embed" xlink:actuate="onLoad" draw:mime-type="image/jpeg"/>
</draw:frame>
在圣尼古拉斯教堂附近，在基辅的奥斯沃德墓上，丹尼斯·安塔尼斯·安蒂波夫 - 乌克兰后卫的纪念牌匾，95旅的中尉，韩国语言专家KNU的老师，积极参与了尊严革命的参与者，退伍军人和志愿者俄罗斯 - 乌克兰人。 去年，他在伊祖姆(Izyum)地区哈尔基夫地区Dovgenke村附近去世，将他的祖国从入侵者中解放出来。</text:p>
      <text:p text:style-name="P4">
这在[消息]中说明了(https://mva.gov.ua/ua/news/pershij-zastupnik-ministra-oleksandr-porhun-vzyav-uchast-u-vidkritti-memorialnoyi-doshki-ukrayinskomu-zahisniku-denisu-antipovu)乌克兰退伍军人部。</text:p>
      <text:p text:style-name="P4">
该活动由乌克兰乌克兰Oleksandrphun的第一副部长，乌克兰Vitaliy Deynega国防部副部长，大韩民国共和国的非凡IM注册大使在乌克兰·金·洪(Ukraine Kim Hung)中。</text:p>
      <text:p text:style-name="P4">
<draw:frame draw:style-name="fr1" draw:name="Image349" text:anchor-type="as-char" svg:width="6.9236in" svg:height="4.615733in" draw:z-index="0">
<draw:image xlink:href="../Images/AРМІЯINFORM/2023-05-13T99-00-00-04-00/bo1a9735-scaled.jpg" xlink:type="simple" xlink:show="embed" xlink:actuate="onLoad" draw:mime-type="image/jpeg"/>
</draw:frame>
“乌克兰志愿者是爱国主义和对本地土地的热爱的真正典范。 2014年，成千上万的和平职业的男人和女人被带到了武器击退俄罗斯侵略者。 其中之一是丹尼斯·安蒂波夫(Denis Antipov) - 真正的英雄，是乌克兰国家的颜色。 多亏了这样的士兵，我们站了起来，并在俄罗斯全面入侵的最后几天。 我感谢真正的权力，意志，尊严，对乌克兰的信仰和我们的胜利。</text:p>
      <text:p text:style-name="P4">
战争前的丹尼斯·安蒂波夫(Denis Antipov)是韩国人的专业研究员和翻译人员，曾在东方塔尔 - 东部的远东语言和文学系助理，又是语言学科学研究所，曾担任上文。</text:p>
      <text:p text:style-name="P4">
<draw:frame draw:style-name="fr1" draw:name="Image350" text:anchor-type="as-char" svg:width="6.9236in" svg:height="4.615733in" draw:z-index="0">
<draw:image xlink:href="../Images/AРМІЯINFORM/2023-05-13T99-00-00-04-00/bo1a9729-scaled.jpg" xlink:type="simple" xlink:show="embed" xlink:actuate="onLoad" draw:mime-type="image/jpeg"/>
</draw:frame>
随着2014年Russo-Ikrainian战争的开始，他去了军事部门。 他在Avdiivsky工业区和其他地方的Donetsk机场，Navitlodar Arc附近进行了空中情报。 2016年，他从一个营的战争指挥官那里返回。在俄罗斯大规模侵略之后，丹尼斯·安蒂普夫(Denis Antipov)返回第95个正确的空降突击大队的队伍。 在医院接受治疗期间，他反复受伤，接受了外国电视频道的采访，并告诉乌克兰发生了什么。</text:p>
      <text:p text:style-name="P4">
他们于2022年5月18日在基辅的丹尼斯·安蒂普夫(Denis Antipov)告别，在阿斯克(Askold)的坟墓上的圣尼古拉斯教堂(St. Nicholas Wonderworker)教堂。 他被埋葬在Kotimirivano-Frankivsk地区的家庭村。</text:p>
      <text:p text:style-name="P4">
News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